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chivo Narrow" svg:font-family="'Archivo Narrow', 'Arial Narrow', Calibri, 'Trebuchet MS', ArialMT, Arial, sans-serif"/>
    <style:font-face style:name="Mangal1" svg:font-family="Mangal"/>
    <style:font-face style:name="OpenSymbol" svg:font-family="OpenSymbol"/>
    <style:font-face style:name="Times New Roman1" svg:font-family="'Times New Roman', serif"/>
    <style:font-face style:name="Verdana" svg:font-family="Verdana, Arial, Helvetica, sans-serif"/>
    <style:font-face style:name="arial1" svg:font-family="arial, helvetica, clean, sans-serif"/>
    <style:font-face style:name="arial" svg:font-family="arial, helvetica,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5in" table:align="left"/>
    </style:style>
    <style:style style:name="Table1.A" style:family="table-column">
      <style:table-column-properties style:column-width="0.6188in"/>
    </style:style>
    <style:style style:name="Table1.B" style:family="table-column">
      <style:table-column-properties style:column-width="1.0063in"/>
    </style:style>
    <style:style style:name="Table1.A1" style:family="table-cell">
      <style:table-cell-properties style:vertical-align="middle"/>
    </style:style>
    <style:style style:name="P1" style:family="paragraph" style:parent-style-name="Standard">
      <style:paragraph-properties fo:margin-top="0in" fo:margin-bottom="0.1965in" fo:text-align="end" style:justify-single-word="false"/>
      <style:text-properties fo:color="#aa6644" fo:font-size="10pt" fo:background-color="#ccdce6"/>
    </style:style>
    <style:style style:name="P2" style:family="paragraph" style:parent-style-name="Text_20_body">
      <style:text-properties fo:color="#642a8f" style:text-line-through-style="none" style:text-underline-style="none" style:text-blinking="false"/>
    </style:style>
    <style:style style:name="P3" style:family="paragraph" style:parent-style-name="Text_20_body">
      <style:paragraph-properties fo:text-align="end" style:justify-single-word="false"/>
    </style:style>
    <style:style style:name="P4" style:family="paragraph" style:parent-style-name="Text_20_body">
      <style:paragraph-properties style:line-height-at-least="0.2189in" fo:text-align="start" style:justify-single-word="false"/>
    </style:style>
    <style:style style:name="P5" style:family="paragraph" style:parent-style-name="Text_20_body">
      <style:paragraph-properties style:line-height-at-least="0.1772in" fo:text-align="start" style:justify-single-word="false"/>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line-height-at-least="0.2189in" fo:text-align="start" style:justify-single-word="false"/>
      <style:text-properties fo:font-variant="normal" fo:text-transform="none" fo:color="#000000" style:font-name="Times New Roman1" fo:font-size="12pt" fo:letter-spacing="normal" fo:font-style="normal" fo:font-weight="normal"/>
    </style:style>
    <style:style style:name="P8" style:family="paragraph" style:parent-style-name="Text_20_body">
      <style:paragraph-properties fo:margin-top="0in" fo:margin-bottom="0in" fo:line-height="186%"/>
      <style:text-properties fo:font-variant="normal" fo:text-transform="none" fo:color="#000000" style:font-name="Archivo Narrow" fo:font-size="12.75pt" fo:letter-spacing="normal" fo:font-style="normal" fo:font-weight="normal"/>
    </style:style>
    <style:style style:name="P9" style:family="paragraph" style:parent-style-name="Text_20_body">
      <style:paragraph-properties fo:margin-top="0in" fo:margin-bottom="0in" fo:line-height="186%" fo:text-align="end" style:justify-single-word="false"/>
      <style:text-properties fo:font-variant="normal" fo:text-transform="none" fo:color="#000000" style:font-name="Archivo Narrow" fo:font-size="12.75pt" fo:letter-spacing="normal" fo:font-style="normal" fo:font-weight="normal"/>
    </style:style>
    <style:style style:name="P10" style:family="paragraph" style:parent-style-name="Text_20_body">
      <style:paragraph-properties fo:margin-top="0in" fo:margin-bottom="0in" style:line-height-at-least="0.2189in" fo:text-align="start" style:justify-single-word="false"/>
    </style:style>
    <style:style style:name="P11" style:family="paragraph" style:parent-style-name="Text_20_body">
      <style:paragraph-properties fo:margin-top="0in" fo:margin-bottom="0in" fo:line-height="186%"/>
    </style:style>
    <style:style style:name="P12" style:family="paragraph" style:parent-style-name="Text_20_body">
      <style:paragraph-properties fo:margin-top="0in" fo:margin-bottom="0in" fo:line-height="175%"/>
    </style:style>
    <style:style style:name="P13" style:family="paragraph" style:parent-style-name="Text_20_body">
      <style:paragraph-properties fo:margin-top="0in" fo:margin-bottom="0in" style:line-height-at-least="0.1772in" fo:text-align="start" style:justify-single-word="false" fo:padding="0in" fo:border="none"/>
      <style:text-properties fo:font-variant="normal" fo:text-transform="none" fo:color="#000000" fo:letter-spacing="normal" fo:background-color="#d5d5d5"/>
    </style:style>
    <style:style style:name="P14" style:family="paragraph" style:parent-style-name="Text_20_body" style:list-style-name="L68">
      <style:paragraph-properties fo:margin-top="0in" fo:margin-bottom="0in" style:line-height-at-least="0.1772in" fo:text-align="start" style:justify-single-word="false" fo:padding="0in" fo:border="none"/>
      <style:text-properties fo:font-variant="normal" fo:text-transform="none" fo:color="#000000" style:font-name="arial1" fo:font-size="9.75pt" fo:letter-spacing="normal" fo:font-style="normal" fo:font-weight="normal"/>
    </style:style>
    <style:style style:name="P15" style:family="paragraph" style:parent-style-name="Text_20_body" style:list-style-name="L77">
      <style:paragraph-properties fo:margin-top="0in" fo:margin-bottom="0in" style:line-height-at-least="0.1772in" fo:text-align="start" style:justify-single-word="false" fo:padding="0in" fo:border="none"/>
      <style:text-properties fo:font-variant="normal" fo:text-transform="none" fo:color="#000000" style:font-name="arial1" fo:font-size="9.75pt" fo:letter-spacing="normal" fo:font-style="normal" fo:font-weight="normal"/>
    </style:style>
    <style:style style:name="P16" style:family="paragraph" style:parent-style-name="Text_20_body" style:list-style-name="L78">
      <style:paragraph-properties fo:margin-top="0in" fo:margin-bottom="0in" style:line-height-at-least="0.1772in" fo:text-align="start" style:justify-single-word="false" fo:padding="0in" fo:border="none"/>
      <style:text-properties fo:font-variant="normal" fo:text-transform="none" fo:color="#000000" style:font-name="arial1" fo:font-size="9.75pt" fo:letter-spacing="normal" fo:font-style="normal" fo:font-weight="normal"/>
    </style:style>
    <style:style style:name="P17" style:family="paragraph" style:parent-style-name="Text_20_body" style:list-style-name="L79">
      <style:paragraph-properties fo:margin-top="0in" fo:margin-bottom="0in" style:line-height-at-least="0.1772in" fo:text-align="start" style:justify-single-word="false" fo:padding="0in" fo:border="none"/>
      <style:text-properties fo:font-variant="normal" fo:text-transform="none" fo:color="#000000" style:font-name="arial1" fo:font-size="9.75pt" fo:letter-spacing="normal" fo:font-style="normal" fo:font-weight="normal"/>
    </style:style>
    <style:style style:name="P18" style:family="paragraph" style:parent-style-name="Text_20_body" style:list-style-name="L80">
      <style:paragraph-properties fo:margin-top="0in" fo:margin-bottom="0in" style:line-height-at-least="0.1772in" fo:text-align="start" style:justify-single-word="false" fo:padding="0in" fo:border="none"/>
      <style:text-properties fo:font-variant="normal" fo:text-transform="none" fo:color="#000000" style:font-name="arial1" fo:font-size="9.75pt" fo:letter-spacing="normal" fo:font-style="normal" fo:font-weight="normal"/>
    </style:style>
    <style:style style:name="P19" style:family="paragraph" style:parent-style-name="Text_20_body">
      <style:paragraph-properties fo:margin-top="0in" fo:margin-bottom="0in" fo:line-height="138%" fo:text-align="end" style:justify-single-word="false" fo:padding="0in" fo:border="none"/>
      <style:text-properties fo:font-variant="normal" fo:text-transform="none" fo:color="#000000" style:font-name="arial1" fo:font-size="9.75pt" fo:letter-spacing="normal" fo:font-style="normal" fo:font-weight="normal" fo:background-color="#ffffff"/>
    </style:style>
    <style:style style:name="P20" style:family="paragraph" style:parent-style-name="Text_20_body">
      <style:paragraph-properties fo:margin-top="0in" fo:margin-bottom="0in" style:line-height-at-least="0.1772in" fo:text-align="start" style:justify-single-word="false" fo:padding="0in" fo:border="none"/>
      <style:text-properties fo:font-variant="normal" fo:text-transform="none" fo:color="#000000" style:font-name="arial1" fo:font-size="9.75pt" fo:letter-spacing="normal" fo:font-style="normal" fo:font-weight="normal" fo:background-color="#d5d5d5"/>
    </style:style>
    <style:style style:name="P21" style:family="paragraph" style:parent-style-name="Text_20_body">
      <style:paragraph-properties fo:margin-top="0in" fo:margin-bottom="0in" fo:line-height="137%" fo:text-align="start" style:justify-single-word="false" fo:padding="0in" fo:border="none"/>
      <style:text-properties fo:font-variant="normal" fo:text-transform="none" fo:color="#000000" style:font-name="Times New Roman1" fo:font-size="9.75pt" fo:letter-spacing="normal" fo:font-style="normal" fo:font-weight="normal" fo:background-color="#ffffff"/>
    </style:style>
    <style:style style:name="P22" style:family="paragraph" style:parent-style-name="Text_20_body">
      <style:paragraph-properties fo:margin-top="0in" fo:margin-bottom="0in" fo:line-height="138%" fo:text-align="end" style:justify-single-word="false" fo:padding="0in" fo:border="none"/>
      <style:text-properties fo:font-variant="normal" fo:text-transform="none" style:font-name="arial1" fo:font-style="normal" fo:font-weight="normal" fo:background-color="#ffffff"/>
    </style:style>
    <style:style style:name="P23" style:family="paragraph" style:parent-style-name="Text_20_body" style:list-style-name="L76">
      <style:paragraph-properties fo:margin-top="0in" fo:margin-bottom="0in" fo:padding="0in" fo:border="none"/>
      <style:text-properties style:font-name="arial1"/>
    </style:style>
    <style:style style:name="P24" style:family="paragraph" style:parent-style-name="Text_20_body">
      <style:paragraph-properties fo:margin-top="0in" fo:margin-bottom="0in" fo:line-height="138%" fo:padding="0in" fo:border="none"/>
    </style:style>
    <style:style style:name="P25" style:family="paragraph" style:parent-style-name="Text_20_body">
      <style:paragraph-properties fo:margin-top="0in" fo:margin-bottom="0in" fo:line-height="138%" fo:text-align="start" style:justify-single-word="false" fo:padding="0in" fo:border="none"/>
    </style:style>
    <style:style style:name="P26" style:family="paragraph" style:parent-style-name="Text_20_body">
      <style:paragraph-properties fo:margin-top="0in" fo:margin-bottom="0in" fo:line-height="137%" fo:padding="0in" fo:border="none"/>
    </style:style>
    <style:style style:name="P27" style:family="paragraph" style:parent-style-name="Text_20_body">
      <style:paragraph-properties fo:margin-top="0in" fo:margin-bottom="0in" fo:line-height="137%" fo:text-align="start" style:justify-single-word="false" fo:padding="0in" fo:border="none"/>
    </style:style>
    <style:style style:name="P28" style:family="paragraph" style:parent-style-name="Text_20_body" style:list-style-name="L68">
      <style:paragraph-properties fo:margin-top="0in" fo:margin-bottom="0in" style:line-height-at-least="0.1772in" fo:text-align="start" style:justify-single-word="false" fo:padding="0in" fo:border="none"/>
    </style:style>
    <style:style style:name="P29" style:family="paragraph" style:parent-style-name="Text_20_body" style:list-style-name="L75">
      <style:paragraph-properties fo:margin-top="0in" fo:margin-bottom="0in" style:line-height-at-least="0.1772in" fo:text-align="start" style:justify-single-word="false" fo:padding="0in" fo:border="none"/>
    </style:style>
    <style:style style:name="P30" style:family="paragraph" style:parent-style-name="Text_20_body" style:list-style-name="L77">
      <style:paragraph-properties fo:margin-top="0in" fo:margin-bottom="0in" style:line-height-at-least="0.1772in" fo:text-align="start" style:justify-single-word="false" fo:padding="0in" fo:border="none"/>
    </style:style>
    <style:style style:name="P31" style:family="paragraph" style:parent-style-name="Text_20_body" style:list-style-name="L78">
      <style:paragraph-properties fo:margin-top="0in" fo:margin-bottom="0in" style:line-height-at-least="0.1772in" fo:text-align="start" style:justify-single-word="false" fo:padding="0in" fo:border="none"/>
    </style:style>
    <style:style style:name="P32" style:family="paragraph" style:parent-style-name="Text_20_body" style:list-style-name="L79">
      <style:paragraph-properties fo:margin-top="0in" fo:margin-bottom="0in" style:line-height-at-least="0.1772in" fo:text-align="start" style:justify-single-word="false" fo:padding="0in" fo:border="none"/>
    </style:style>
    <style:style style:name="P33" style:family="paragraph" style:parent-style-name="Text_20_body" style:list-style-name="L80">
      <style:paragraph-properties fo:margin-top="0in" fo:margin-bottom="0in" style:line-height-at-least="0.1772in" fo:text-align="start" style:justify-single-word="false" fo:padding="0in" fo:border="none"/>
    </style:style>
    <style:style style:name="P34" style:family="paragraph" style:parent-style-name="Text_20_body">
      <style:paragraph-properties fo:margin-top="0in" fo:margin-bottom="0in" style:line-height-at-least="0.1665in" fo:text-align="start" style:justify-single-word="false" fo:padding="0in" fo:border="none"/>
    </style:style>
    <style:style style:name="P35" style:family="paragraph" style:parent-style-name="Text_20_body" style:list-style-name="L76">
      <style:paragraph-properties fo:margin-top="0in" fo:margin-bottom="0in" fo:padding="0in" fo:border="none"/>
    </style:style>
    <style:style style:name="P36" style:family="paragraph" style:parent-style-name="Text_20_body">
      <style:paragraph-properties fo:margin-top="0in" fo:margin-bottom="0in" fo:line-height="150%" style:border-line-width="0.0008in 0.0346in 0.0138in" fo:padding="0.0835in" fo:border="0.0492in double #e0ecff"/>
    </style:style>
    <style:style style:name="P37" style:family="paragraph" style:parent-style-name="Text_20_body">
      <style:paragraph-properties fo:margin-top="0in" fo:margin-bottom="0in" fo:line-height="200%" style:border-line-width="0.0008in 0.0346in 0.0138in" fo:padding="0.0835in" fo:border="0.0492in double #e0ecff"/>
    </style:style>
    <style:style style:name="P38" style:family="paragraph" style:parent-style-name="Text_20_body">
      <style:paragraph-properties fo:margin-left="0in" fo:margin-right="0in" fo:margin-top="0in" fo:margin-bottom="0in" style:line-height-at-least="0.1772in" fo:text-align="center" style:justify-single-word="false" fo:text-indent="0in" style:auto-text-indent="false"/>
      <style:text-properties fo:font-variant="normal" fo:text-transform="none" fo:color="#000000" fo:letter-spacing="normal"/>
    </style:style>
    <style:style style:name="P39" style:family="paragraph" style:parent-style-name="Text_20_body">
      <style:paragraph-properties fo:margin-left="0in" fo:margin-right="0in" fo:margin-top="0in" fo:margin-bottom="0in" style:line-height-at-least="0.3126in" fo:text-align="center" style:justify-single-word="false" fo:text-indent="0in" style:auto-text-indent="false"/>
      <style:text-properties fo:font-variant="normal" fo:text-transform="none" fo:color="#000000" fo:letter-spacing="normal"/>
    </style:style>
    <style:style style:name="P40" style:family="paragraph" style:parent-style-name="Text_20_body">
      <style:paragraph-properties fo:margin-left="0in" fo:margin-right="0in" fo:margin-top="0in" fo:margin-bottom="0in" fo:line-height="186%" fo:text-indent="0in" style:auto-text-indent="false"/>
      <style:text-properties fo:font-variant="normal" fo:text-transform="none" fo:color="#000000" style:font-name="Archivo Narrow" fo:font-size="12.75pt" fo:letter-spacing="normal" fo:font-style="normal" fo:font-weight="normal"/>
    </style:style>
    <style:style style:name="P41" style:family="paragraph" style:parent-style-name="Text_20_body">
      <style:paragraph-properties fo:margin-left="0in" fo:margin-right="0in" fo:margin-top="0in" fo:margin-bottom="0in" fo:text-align="center" style:justify-single-word="false" fo:text-indent="0in" style:auto-text-indent="false"/>
    </style:style>
    <style:style style:name="P42" style:family="paragraph" style:parent-style-name="Text_20_body">
      <style:paragraph-properties fo:margin-left="0in" fo:margin-right="0in" fo:margin-top="0in" fo:margin-bottom="0in" fo:line-height="138%" fo:text-align="start" style:justify-single-word="false" fo:text-indent="0in" style:auto-text-indent="false"/>
    </style:style>
    <style:style style:name="P43" style:family="paragraph" style:parent-style-name="Text_20_body">
      <style:paragraph-properties fo:margin-left="0in" fo:margin-right="0in" fo:margin-top="0in" fo:margin-bottom="0in" style:line-height-at-least="0.2189in" fo:text-align="start" style:justify-single-word="false" fo:text-indent="0in" style:auto-text-indent="false"/>
    </style:style>
    <style:style style:name="P44" style:family="paragraph" style:parent-style-name="Text_20_body">
      <style:paragraph-properties fo:margin-left="0in" fo:margin-right="0in" fo:margin-top="0in" fo:margin-bottom="0in" fo:line-height="186%" fo:text-indent="0in" style:auto-text-indent="false"/>
    </style:style>
    <style:style style:name="P45" style:family="paragraph" style:parent-style-name="Text_20_body">
      <style:paragraph-properties fo:margin-left="0in" fo:margin-right="0in" fo:margin-top="0in" fo:margin-bottom="0in" fo:text-indent="0in" style:auto-text-indent="false" fo:padding="0in" fo:border="none"/>
    </style:style>
    <style:style style:name="P46" style:family="paragraph" style:parent-style-name="Text_20_body">
      <style:paragraph-properties fo:margin-left="0in" fo:margin-right="0in" fo:margin-top="0in" fo:margin-bottom="0in" fo:line-height="130%" fo:text-indent="0in" style:auto-text-indent="false" fo:padding="0in" fo:border="none"/>
    </style:style>
    <style:style style:name="P47" style:family="paragraph" style:parent-style-name="Text_20_body" style:list-style-name="L74">
      <style:paragraph-properties fo:margin-left="0in" fo:margin-right="0in" fo:margin-top="0in" fo:margin-bottom="0in" fo:line-height="130%" fo:text-indent="0in" style:auto-text-indent="false" fo:padding="0in" fo:border="none"/>
    </style:style>
    <style:style style:name="P48" style:family="paragraph" style:parent-style-name="Text_20_body">
      <style:paragraph-properties fo:margin-left="0in" fo:margin-right="0in" fo:margin-top="0in" fo:margin-bottom="0in" fo:line-height="138%" fo:text-align="start" style:justify-single-word="false" fo:text-indent="0in" style:auto-text-indent="false" fo:padding="0in" fo:border="none"/>
      <style:text-properties fo:font-variant="normal" fo:text-transform="none" fo:color="#000000" style:font-name="arial1" fo:font-size="9.75pt" fo:letter-spacing="normal" fo:font-style="normal" fo:font-weight="normal" fo:background-color="#ffffff"/>
    </style:style>
    <style:style style:name="P49" style:family="paragraph" style:parent-style-name="Text_20_body">
      <style:paragraph-properties fo:margin-left="0in" fo:margin-right="0in" fo:margin-top="0in" fo:margin-bottom="0in" style:line-height-at-least="0.1772in" fo:text-align="start" style:justify-single-word="false" fo:text-indent="0in" style:auto-text-indent="false" fo:padding="0in" fo:border="none"/>
      <style:text-properties fo:font-variant="normal" fo:text-transform="none" fo:color="#000000" style:font-name="arial1" fo:font-size="9.75pt" fo:letter-spacing="normal" fo:font-style="normal" fo:font-weight="normal" fo:background-color="#d5d5d5"/>
    </style:style>
    <style:style style:name="P50" style:family="paragraph" style:parent-style-name="Text_20_body">
      <style:paragraph-properties fo:margin-left="0in" fo:margin-right="0in" fo:margin-top="0in" fo:margin-bottom="0in" style:line-height-at-least="0.1563in"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51" style:family="paragraph" style:parent-style-name="Text_20_body">
      <style:paragraph-properties fo:margin-left="0in" fo:margin-right="0in" fo:margin-top="0in" fo:margin-bottom="0in" style:line-height-at-least="0.1772in"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52" style:family="paragraph" style:parent-style-name="Text_20_body">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fo:color="#000000" style:font-name="Times New Roman1" fo:font-size="9.75pt" fo:letter-spacing="normal" fo:language="en" fo:country="none" fo:font-style="normal" fo:font-weight="normal" fo:background-color="#ffffff"/>
    </style:style>
    <style:style style:name="P53" style:family="paragraph" style:parent-style-name="Text_20_body">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fo:color="#000000" style:font-name="Times New Roman1" fo:font-size="9.75pt" fo:letter-spacing="normal" fo:font-style="normal" fo:font-weight="normal" fo:background-color="#ffffff" style:font-name-asian="Times New Roman1" style:font-size-asian="9.75pt" style:font-style-asian="normal" style:font-weight-asian="normal" style:font-name-complex="Times New Roman1" style:font-size-complex="9.75pt" style:font-style-complex="normal" style:font-weight-complex="normal"/>
    </style:style>
    <style:style style:name="P54" style:family="paragraph" style:parent-style-name="Text_20_body">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fo:color="#000000" style:font-name="Times New Roman1" fo:font-size="9.75pt" fo:letter-spacing="normal" fo:font-style="normal" fo:font-weight="normal" fo:background-color="#ffffff"/>
    </style:style>
    <style:style style:name="P55" style:family="paragraph" style:parent-style-name="Text_20_body">
      <style:paragraph-properties fo:margin-left="0in" fo:margin-right="0in" fo:margin-top="0in" fo:margin-bottom="0in" fo:line-height="138%" fo:text-indent="0in" style:auto-text-indent="false" fo:padding="0in" fo:border="none"/>
      <style:text-properties fo:font-variant="normal" fo:text-transform="none" style:font-name="arial1" fo:font-style="normal" fo:font-weight="normal" fo:background-color="#ffffff"/>
    </style:style>
    <style:style style:name="P56" style:family="paragraph" style:parent-style-name="Text_20_body">
      <style:paragraph-properties fo:margin-left="0in" fo:margin-right="0in" fo:margin-top="0in" fo:margin-bottom="0in" fo:line-height="137%" fo:text-indent="0in" style:auto-text-indent="false" fo:padding="0in" fo:border="none"/>
      <style:text-properties fo:font-variant="normal" fo:text-transform="none" style:font-name="Times New Roman1" fo:language="en" fo:country="none" fo:font-style="normal" fo:font-weight="normal" fo:background-color="#ffffff"/>
    </style:style>
    <style:style style:name="P57" style:family="paragraph" style:parent-style-name="Text_20_body">
      <style:paragraph-properties fo:margin-left="0in" fo:margin-right="0in" fo:margin-top="0in" fo:margin-bottom="0in" fo:line-height="137%" fo:text-indent="0in" style:auto-text-indent="false" fo:padding="0in" fo:border="none"/>
      <style:text-properties fo:font-variant="normal" fo:text-transform="none" style:font-name="Times New Roman1" fo:font-style="normal" fo:font-weight="normal" fo:background-color="#ffffff"/>
    </style:style>
    <style:style style:name="P58" style:family="paragraph" style:parent-style-name="Text_20_body" style:list-style-name="L70">
      <style:paragraph-properties fo:margin-left="0in" fo:margin-right="0in" fo:margin-top="0in" fo:margin-bottom="0in" style:line-height-at-least="0.1665in" fo:text-align="start" style:justify-single-word="false" fo:text-indent="0in" style:auto-text-indent="false" fo:padding="0in" fo:border="none"/>
      <style:text-properties fo:font-variant="normal" fo:text-transform="none" fo:color="#067a06" fo:letter-spacing="normal" style:text-underline-style="solid" style:text-underline-width="auto" style:text-underline-color="font-color"/>
    </style:style>
    <style:style style:name="P59" style:family="paragraph" style:parent-style-name="Text_20_body">
      <style:paragraph-properties fo:margin-left="0in" fo:margin-right="0in" fo:margin-top="0in" fo:margin-bottom="0in" fo:line-height="138%" fo:text-indent="0in" style:auto-text-indent="false" fo:padding="0in" fo:border="none"/>
    </style:style>
    <style:style style:name="P60" style:family="paragraph" style:parent-style-name="Text_20_body">
      <style:paragraph-properties fo:margin-left="0in" fo:margin-right="0in" fo:margin-top="0in" fo:margin-bottom="0in" fo:line-height="138%" fo:text-align="start" style:justify-single-word="false" fo:text-indent="0in" style:auto-text-indent="false" fo:padding="0in" fo:border="none"/>
    </style:style>
    <style:style style:name="P61" style:family="paragraph" style:parent-style-name="Text_20_body">
      <style:paragraph-properties fo:margin-left="0in" fo:margin-right="0in" fo:margin-top="0in" fo:margin-bottom="0in" fo:line-height="137%" fo:text-indent="0in" style:auto-text-indent="false" fo:padding="0in" fo:border="none"/>
    </style:style>
    <style:style style:name="P62" style:family="paragraph" style:parent-style-name="Text_20_body">
      <style:paragraph-properties fo:margin-left="0in" fo:margin-right="0in" fo:margin-top="0in" fo:margin-bottom="0in" fo:line-height="137%" fo:text-align="start" style:justify-single-word="false" fo:text-indent="0in" style:auto-text-indent="false" fo:padding="0in" fo:border="none"/>
    </style:style>
    <style:style style:name="P63" style:family="paragraph" style:parent-style-name="Text_20_body">
      <style:paragraph-properties fo:margin-left="0in" fo:margin-right="0in" fo:margin-top="0in" fo:margin-bottom="0in" style:line-height-at-least="0.1772in" fo:text-align="start" style:justify-single-word="false" fo:text-indent="0in" style:auto-text-indent="false" fo:padding="0in" fo:border="none"/>
    </style:style>
    <style:style style:name="P64" style:family="paragraph" style:parent-style-name="Text_20_body" style:list-style-name="L75">
      <style:paragraph-properties fo:margin-left="0in" fo:margin-right="0in" fo:margin-top="0in" fo:margin-bottom="0in" style:line-height-at-least="0.1772in" fo:text-align="start" style:justify-single-word="false" fo:text-indent="0in" style:auto-text-indent="false" fo:padding="0in" fo:border="none"/>
    </style:style>
    <style:style style:name="P65" style:family="paragraph" style:parent-style-name="Text_20_body" style:list-style-name="L69">
      <style:paragraph-properties fo:margin-left="0in" fo:margin-right="0in" fo:margin-top="0in" fo:margin-bottom="0in" fo:text-indent="0in" style:auto-text-indent="false" fo:padding="0in" fo:border="none"/>
    </style:style>
    <style:style style:name="P66" style:family="paragraph" style:parent-style-name="Text_20_body">
      <style:paragraph-properties fo:margin-left="0in" fo:margin-right="0in" fo:margin-top="0in" fo:margin-bottom="0in" fo:text-indent="0in" style:auto-text-indent="false" fo:padding="0in" fo:border="none"/>
      <style:text-properties fo:color="#000000" style:font-name="inherit" fo:font-size="8.25pt"/>
    </style:style>
    <style:style style:name="P67" style:family="paragraph" style:parent-style-name="Text_20_body">
      <style:paragraph-properties fo:margin-left="0in" fo:margin-right="0in" fo:margin-top="0in" fo:margin-bottom="0in" fo:text-indent="0in" style:auto-text-indent="false" fo:padding="0in" fo:border="none"/>
      <style:text-properties fo:color="#000000" style:font-name="inherit" fo:font-size="8.25pt" fo:background-color="#ffffff"/>
    </style:style>
    <style:style style:name="P68" style:family="paragraph" style:parent-style-name="Text_20_body" style:list-style-name="L70">
      <style:paragraph-properties fo:margin-left="0in" fo:margin-right="0in" fo:margin-top="0in" fo:margin-bottom="0in" style:line-height-at-least="0.1665in" fo:text-align="start" style:justify-single-word="false" fo:text-indent="0in" style:auto-text-indent="false" fo:padding="0in" fo:border="none"/>
      <style:text-properties fo:color="#000000" style:font-name="inherit" fo:font-size="8.25pt"/>
    </style:style>
    <style:style style:name="P69" style:family="paragraph" style:parent-style-name="Text_20_body">
      <style:paragraph-properties fo:margin-left="0in" fo:margin-right="0in" fo:margin-top="0in" fo:margin-bottom="0in" style:line-height-at-least="0.1665in" fo:text-align="start" style:justify-single-word="false" fo:text-indent="0in" style:auto-text-indent="false" fo:padding="0in" fo:border="none"/>
    </style:style>
    <style:style style:name="P70" style:family="paragraph" style:parent-style-name="Text_20_body" style:list-style-name="L70">
      <style:paragraph-properties fo:margin-left="0in" fo:margin-right="0in" fo:margin-top="0in" fo:margin-bottom="0in" style:line-height-at-least="0.1665in" fo:text-align="start" style:justify-single-word="false" fo:text-indent="0in" style:auto-text-indent="false" fo:padding="0in" fo:border="none"/>
    </style:style>
    <style:style style:name="P71" style:family="paragraph" style:parent-style-name="Text_20_body">
      <style:paragraph-properties fo:margin-left="0in" fo:margin-right="0in" fo:margin-top="0in" fo:margin-bottom="0in" style:line-height-at-least="0.1563in" fo:text-align="start" style:justify-single-word="false" fo:text-indent="0in" style:auto-text-indent="false" fo:padding="0in" fo:border="none"/>
    </style:style>
    <style:style style:name="P72" style:family="paragraph" style:parent-style-name="Text_20_body" style:list-style-name="L74">
      <style:paragraph-properties fo:margin-left="0in" fo:margin-right="0in" fo:margin-top="0in" fo:margin-bottom="0in" fo:text-indent="0in" style:auto-text-indent="false" fo:padding="0in" fo:border="none"/>
    </style:style>
    <style:style style:name="P73" style:family="paragraph" style:parent-style-name="Text_20_body" style:list-style-name="L76">
      <style:paragraph-properties fo:margin-left="0in" fo:margin-right="0in" fo:margin-top="0in" fo:margin-bottom="0in" fo:text-indent="0in" style:auto-text-indent="false" fo:padding="0in" fo:border="none"/>
    </style:style>
    <style:style style:name="P74" style:family="paragraph" style:parent-style-name="Text_20_body">
      <style:paragraph-properties fo:margin-left="0in" fo:margin-right="0in" fo:margin-top="0in" fo:margin-bottom="0in" fo:line-height="137%" fo:text-indent="0in" style:auto-text-indent="false" style:border-line-width="0.0008in 0.0346in 0.0138in" fo:padding="0.0835in" fo:border="0.0492in double #e4e4e4"/>
    </style:style>
    <style:style style:name="P75" style:family="paragraph" style:parent-style-name="Text_20_body">
      <style:paragraph-properties fo:margin-left="0in" fo:margin-right="0in" fo:margin-top="0in" fo:margin-bottom="0in" fo:line-height="137%" fo:text-align="start" style:justify-single-word="false" fo:text-indent="0in" style:auto-text-indent="false" style:border-line-width="0.0008in 0.0346in 0.0138in" fo:padding="0.0835in" fo:border="0.0492in double #e4e4e4"/>
    </style:style>
    <style:style style:name="P76" style:family="paragraph" style:parent-style-name="Text_20_body">
      <style:paragraph-properties fo:margin-left="0in" fo:margin-right="0in" fo:margin-top="0in" fo:margin-bottom="0in" fo:line-height="137%" fo:text-indent="0in" style:auto-text-indent="false" style:border-line-width="0.0008in 0.0346in 0.0138in" fo:padding="0.0835in" fo:border="0.0492in double #e4e4e4"/>
      <style:text-properties fo:font-variant="normal" fo:text-transform="none" style:font-name="Times New Roman1" fo:font-style="normal" fo:font-weight="normal" fo:background-color="#ffffff"/>
    </style:style>
    <style:style style:name="P77" style:family="paragraph" style:parent-style-name="Text_20_body">
      <style:paragraph-properties fo:margin-left="0in" fo:margin-right="0in" fo:margin-top="0in" fo:margin-bottom="0in" fo:line-height="137%" fo:text-align="start" style:justify-single-word="false" fo:text-indent="0in" style:auto-text-indent="false" style:border-line-width="0.0008in 0.0346in 0.0138in" fo:padding="0.0835in" fo:border="0.0492in double #e4e4e4"/>
      <style:text-properties fo:font-variant="normal" fo:text-transform="none" fo:color="#000000" style:font-name="Times New Roman1" fo:font-size="9.75pt" fo:letter-spacing="normal" fo:font-style="normal" fo:font-weight="normal" fo:background-color="#ffffff"/>
    </style:style>
    <style:style style:name="P78" style:family="paragraph" style:parent-style-name="Text_20_body" style:list-style-name="L70">
      <style:paragraph-properties fo:margin-left="0in" fo:margin-right="0in" fo:margin-top="0in" fo:margin-bottom="0in" style:line-height-at-least="0.1457in" fo:text-align="start" style:justify-single-word="false" fo:text-indent="0in" style:auto-text-indent="false" fo:padding-left="0.052in" fo:padding-right="0.052in" fo:padding-top="0.0193in" fo:padding-bottom="0.0193in" fo:border-left="0.0138in solid #b2c1e0" fo:border-right="0.0138in solid #003399" fo:border-top="0.0138in solid #b2c1e0" fo:border-bottom="0.0138in solid #003399"/>
    </style:style>
    <style:style style:name="P79" style:family="paragraph" style:parent-style-name="Text_20_body">
      <style:paragraph-properties fo:margin-left="0in" fo:margin-right="0in" fo:margin-top="0in" fo:margin-bottom="0in" fo:line-height="150%" fo:text-align="center" style:justify-single-word="false" fo:text-indent="0in" style:auto-text-indent="false" style:border-line-width="0.0008in 0.0346in 0.0138in" fo:padding="0.0835in" fo:border="0.0492in double #e0ecff"/>
      <style:text-properties fo:color="#642a8f" style:text-line-through-style="none" style:text-underline-style="none" style:text-blinking="false"/>
    </style:style>
    <style:style style:name="P80" style:family="paragraph" style:parent-style-name="Text_20_body">
      <style:paragraph-properties fo:margin-left="0in" fo:margin-right="0in" fo:margin-top="0in" fo:margin-bottom="0in" fo:line-height="150%" fo:text-align="center" style:justify-single-word="false" fo:text-indent="0in" style:auto-text-indent="false" style:border-line-width="0.0008in 0.0346in 0.0138in" fo:padding="0.0835in" fo:border="0.0492in double #e0ecff"/>
      <style:text-properties fo:font-variant="normal" fo:text-transform="none" fo:color="#000000" style:text-line-through-style="none" style:font-name="Times New Roman1" fo:font-size="12.75pt" fo:letter-spacing="normal" fo:font-style="normal" style:text-underline-style="none" fo:font-weight="normal" style:text-blinking="false" style:font-name-asian="Times New Roman1" style:font-size-asian="12.75pt" style:font-style-asian="normal" style:font-weight-asian="normal" style:font-name-complex="Times New Roman1" style:font-size-complex="12.75pt" style:font-style-complex="normal" style:font-weight-complex="normal"/>
    </style:style>
    <style:style style:name="P81" style:family="paragraph" style:parent-style-name="Text_20_body">
      <style:paragraph-properties fo:margin-left="0in" fo:margin-right="0in" fo:text-indent="0in" style:auto-text-indent="false"/>
    </style:style>
    <style:style style:name="P82" style:family="paragraph" style:parent-style-name="Text_20_body">
      <style:paragraph-properties fo:margin-left="0in" fo:margin-right="0in" style:line-height-at-least="0.2189in" fo:text-align="start" style:justify-single-word="false" fo:text-indent="0in" style:auto-text-indent="false"/>
      <style:text-properties fo:font-variant="normal" fo:text-transform="none" fo:color="#000000" style:font-name="Times New Roman1" fo:font-size="12pt" fo:letter-spacing="normal" fo:font-style="normal" fo:font-weight="normal"/>
    </style:style>
    <style:style style:name="P83" style:family="paragraph" style:parent-style-name="Text_20_body">
      <style:paragraph-properties fo:margin-left="0in" fo:margin-right="0in" style:line-height-at-least="0.2189in" fo:text-align="start" style:justify-single-word="false" fo:text-indent="0in" style:auto-text-indent="false"/>
      <style:text-properties fo:font-variant="normal" fo:text-transform="none" fo:color="#000000" style:font-name="Times New Roman1" fo:font-size="12pt" fo:letter-spacing="normal" fo:language="en" fo:country="none" fo:font-style="normal" fo:font-weight="normal"/>
    </style:style>
    <style:style style:name="P84" style:family="paragraph" style:parent-style-name="Text_20_body">
      <style:paragraph-properties fo:margin-left="0in" fo:margin-right="0in" style:line-height-at-least="0.3126in" fo:text-indent="0in" style:auto-text-indent="false"/>
      <style:text-properties fo:font-variant="normal" fo:text-transform="none" fo:color="#000000" style:font-name="Times New Roman1" fo:font-size="12.75pt" fo:letter-spacing="normal" fo:font-style="normal" fo:font-weight="normal"/>
    </style:style>
    <style:style style:name="P85" style:family="paragraph" style:parent-style-name="Text_20_body">
      <style:paragraph-properties fo:margin-left="0in" fo:margin-right="0in" style:line-height-at-least="0.3126in" fo:text-indent="0in" style:auto-text-indent="false"/>
      <style:text-properties fo:font-variant="normal" fo:text-transform="none" fo:color="#000000" style:font-name="Times New Roman1" fo:font-size="12.75pt" fo:letter-spacing="normal" fo:language="en" fo:country="none" fo:font-style="normal" fo:font-weight="normal"/>
    </style:style>
    <style:style style:name="P86" style:family="paragraph" style:parent-style-name="Text_20_body">
      <style:paragraph-properties fo:margin-left="0in" fo:margin-right="0in" style:line-height-at-least="0.2189in" fo:text-align="start" style:justify-single-word="false" fo:text-indent="0in" style:auto-text-indent="false"/>
    </style:style>
    <style:style style:name="P87" style:family="paragraph" style:parent-style-name="Text_20_body">
      <style:paragraph-properties fo:margin-left="0in" fo:margin-right="0in" fo:line-height="138%" fo:text-align="start" style:justify-single-word="false" fo:text-indent="0in" style:auto-text-indent="false"/>
    </style:style>
    <style:style style:name="P88" style:family="paragraph" style:parent-style-name="Text_20_body">
      <style:paragraph-properties fo:margin-left="0in" fo:margin-right="0in" style:line-height-at-least="0.3126in" fo:text-indent="0in" style:auto-text-indent="false"/>
    </style:style>
    <style:style style:name="P89" style:family="paragraph" style:parent-style-name="Text_20_body">
      <style:paragraph-properties fo:margin-left="0in" fo:margin-right="0in" fo:line-height="186%" fo:text-indent="0in" style:auto-text-indent="false"/>
    </style:style>
    <style:style style:name="P90" style:family="paragraph" style:parent-style-name="Text_20_body">
      <style:paragraph-properties fo:margin-left="0in" fo:margin-right="0in" fo:margin-top="0in" fo:margin-bottom="0.0835in" style:line-height-at-least="0.1772in" fo:text-align="start" style:justify-single-word="false" fo:text-indent="0in" style:auto-text-indent="false" fo:padding="0in" fo:border="none"/>
      <style:text-properties fo:font-variant="normal" fo:text-transform="none" fo:color="#000000" fo:letter-spacing="normal" fo:background-color="#ffffff"/>
    </style:style>
    <style:style style:name="P91" style:family="paragraph" style:parent-style-name="Text_20_body">
      <style:paragraph-properties fo:margin-left="0in" fo:margin-right="0in" fo:line-height="150%" fo:text-align="center" style:justify-single-word="false" fo:text-indent="0in" style:auto-text-indent="false" style:border-line-width="0.0008in 0.0346in 0.0138in" fo:padding="0.0835in" fo:border="0.0492in double #e0ecff"/>
      <style:text-properties fo:color="#642a8f" style:text-line-through-style="none" style:text-underline-style="none" style:text-blinking="false"/>
    </style:style>
    <style:style style:name="P92" style:family="paragraph" style:parent-style-name="Text_20_body">
      <style:paragraph-properties fo:margin-left="0in" fo:margin-right="0.0311in" fo:margin-top="0in" fo:margin-bottom="0in" fo:line-height="137%" fo:text-align="end" style:justify-single-word="false" fo:text-indent="0in" style:auto-text-indent="false" fo:padding="0in" fo:border="none"/>
    </style:style>
    <style:style style:name="P93" style:family="paragraph" style:parent-style-name="Text_20_body">
      <style:paragraph-properties fo:margin-left="0in" fo:margin-right="0.0311in" style:line-height-at-least="0.2189in" fo:text-align="end" style:justify-single-word="false" fo:text-indent="0in" style:auto-text-indent="false" fo:padding="0in" fo:border="none"/>
    </style:style>
    <style:style style:name="P94" style:family="paragraph" style:parent-style-name="Text_20_body">
      <style:paragraph-properties fo:margin-left="0.1354in" fo:margin-right="0.0835in" fo:margin-top="0in" fo:margin-bottom="0in" fo:text-align="end" style:justify-single-word="false" fo:text-indent="0in" style:auto-text-indent="false" fo:padding="0in" fo:border="none"/>
    </style:style>
    <style:style style:name="P95" style:family="paragraph" style:parent-style-name="Text_20_body">
      <style:paragraph-properties fo:margin-left="0.2083in" fo:margin-right="0in" fo:margin-top="0in" fo:margin-bottom="0in" style:line-height-at-least="0.1665in" fo:text-align="start" style:justify-single-word="false" fo:text-indent="0in" style:auto-text-indent="false" fo:padding="0in" fo:border="none"/>
    </style:style>
    <style:style style:name="P96" style:family="paragraph" style:parent-style-name="Text_20_body">
      <style:paragraph-properties fo:margin-left="0.052in" fo:margin-right="0in" fo:margin-top="0in" fo:margin-bottom="0in" style:line-height-at-least="0.1665in" fo:text-align="start" style:justify-single-word="false" fo:text-indent="0in" style:auto-text-indent="false" fo:padding="0in" fo:border="none"/>
    </style:style>
    <style:style style:name="P97" style:family="paragraph" style:parent-style-name="Heading_20_3">
      <style:paragraph-properties fo:margin-left="0in" fo:margin-right="0in" fo:line-height="128%" fo:text-align="start" style:justify-single-word="false" fo:text-indent="0in" style:auto-text-indent="false"/>
      <style:text-properties fo:color="#724128" style:font-name="arial1"/>
    </style:style>
    <style:style style:name="P98" style:family="paragraph" style:parent-style-name="Heading_20_3">
      <style:paragraph-properties fo:margin-left="0in" fo:margin-right="0in" fo:line-height="128%" fo:text-align="start" style:justify-single-word="false" fo:text-indent="0in" style:auto-text-indent="false"/>
      <style:text-properties fo:font-variant="normal" fo:text-transform="none" fo:color="#000000" style:font-name="Times New Roman1" fo:font-size="12pt" fo:letter-spacing="normal" fo:language="en" fo:country="none" fo:font-style="normal" fo:font-weight="normal" style:font-name-asian="Times New Roman1" style:font-size-asian="12pt" style:language-asian="en" style:country-asian="none" style:font-style-asian="normal" style:font-weight-asian="normal" style:font-name-complex="Times New Roman1" style:font-size-complex="12pt" style:language-complex="en" style:country-complex="none" style:font-style-complex="normal" style:font-weight-complex="normal"/>
    </style:style>
    <style:style style:name="P99" style:family="paragraph" style:parent-style-name="Heading_20_3">
      <style:paragraph-properties fo:margin-left="0in" fo:margin-right="0in" fo:margin-top="0in" fo:margin-bottom="0in" style:line-height-at-least="0.3126in" fo:text-indent="0in" style:auto-text-indent="false"/>
      <style:text-properties fo:font-variant="normal" fo:text-transform="none" fo:color="#000000" style:font-name="Times New Roman1" fo:font-size="12.75pt" fo:letter-spacing="normal" fo:font-style="normal" fo:font-weight="normal" style:font-name-asian="Times New Roman1" style:font-size-asian="12.75pt" style:font-style-asian="normal" style:font-weight-asian="normal" style:font-name-complex="Times New Roman1" style:font-size-complex="12.75pt" style:font-style-complex="normal" style:font-weight-complex="normal"/>
    </style:style>
    <style:style style:name="P100" style:family="paragraph" style:parent-style-name="Heading_20_3">
      <style:paragraph-properties fo:margin-left="0in" fo:margin-right="0in" fo:margin-top="0in" fo:margin-bottom="0in" style:line-height-at-least="0.3126in" fo:text-indent="0in" style:auto-text-indent="false"/>
    </style:style>
    <style:style style:name="P101" style:family="paragraph" style:parent-style-name="Heading_20_3">
      <style:paragraph-properties fo:margin-left="0in" fo:margin-right="0in" fo:margin-top="0in" fo:margin-bottom="0in" fo:line-height="128%" fo:text-indent="0in" style:auto-text-indent="false" fo:padding="0in" fo:border="none"/>
      <style:text-properties fo:color="#724128" style:font-name="arial1"/>
    </style:style>
    <style:style style:name="P102" style:family="paragraph" style:parent-style-name="Heading_20_3">
      <style:paragraph-properties fo:margin-left="0in" fo:margin-right="0in" fo:margin-top="0in" fo:margin-bottom="0in" fo:line-height="128%" fo:text-align="start" style:justify-single-word="false" fo:text-indent="0in" style:auto-text-indent="false" fo:padding="0in" fo:border="none"/>
      <style:text-properties fo:color="#724128" style:font-name="arial1"/>
    </style:style>
    <style:style style:name="P103" style:family="paragraph" style:parent-style-name="Heading_20_3">
      <style:paragraph-properties fo:margin-left="0in" fo:margin-right="0in" fo:margin-top="0in" fo:margin-bottom="0in" fo:line-height="128%" fo:text-indent="0in" style:auto-text-indent="false" fo:padding="0in" fo:border="none"/>
      <style:text-properties fo:font-variant="normal" fo:text-transform="none" fo:color="#724128" style:font-name="Times New Roman1" fo:font-style="normal" fo:font-weight="normal" fo:background-color="#ffffff" style:font-name-asian="Times New Roman1" style:font-style-asian="normal" style:font-weight-asian="normal" style:font-name-complex="Times New Roman1" style:font-style-complex="normal" style:font-weight-complex="normal"/>
    </style:style>
    <style:style style:name="P104" style:family="paragraph" style:parent-style-name="Heading_20_3">
      <style:paragraph-properties fo:margin-left="0in" fo:margin-right="0in" fo:margin-top="0in" fo:margin-bottom="0in" fo:line-height="128%" fo:text-indent="0in" style:auto-text-indent="false" fo:padding="0in" fo:border="none"/>
      <style:text-properties fo:font-variant="normal" fo:text-transform="none" fo:color="#724128" style:font-name="Times New Roman1" fo:language="en" fo:country="none" fo:font-style="normal" fo:font-weight="normal" fo:background-color="#ffffff" style:font-name-asian="Times New Roman1" style:language-asian="en" style:country-asian="none" style:font-style-asian="normal" style:font-weight-asian="normal" style:font-name-complex="Times New Roman1" style:language-complex="en" style:country-complex="none" style:font-style-complex="normal" style:font-weight-complex="normal"/>
    </style:style>
    <style:style style:name="P105" style:family="paragraph" style:parent-style-name="Heading_20_3">
      <style:paragraph-properties fo:margin-left="0in" fo:margin-right="0in" fo:margin-top="0in" fo:margin-bottom="0in" style:line-height-at-least="0.1665in" fo:text-align="start" style:justify-single-word="false" fo:text-indent="0in" style:auto-text-indent="false" fo:padding="0in" fo:border="none"/>
      <style:text-properties fo:font-variant="normal" fo:text-transform="none" fo:color="#067a06" style:text-line-through-style="none" style:font-name="inherit" fo:font-size="8.25pt" fo:letter-spacing="normal" fo:font-style="normal" style:text-underline-style="none" fo:font-weight="bold" style:text-blinking="false"/>
    </style:style>
    <style:style style:name="P106" style:family="paragraph" style:parent-style-name="Heading_20_3">
      <style:paragraph-properties fo:margin-left="0in" fo:margin-right="0in" fo:margin-top="0in" fo:margin-bottom="0in" fo:line-height="128%" fo:text-align="start" style:justify-single-word="false" fo:text-indent="0in" style:auto-text-indent="false" fo:padding="0in" fo:border="none"/>
      <style:text-properties fo:font-variant="normal" fo:text-transform="none" fo:color="#000000" style:font-name="Times New Roman1" fo:font-size="9.75pt" fo:letter-spacing="normal" fo:language="en" fo:country="none" fo:font-style="normal" fo:font-weight="normal" fo:background-color="#ffffff" style:font-name-asian="Times New Roman1" style:font-size-asian="9.75pt" style:language-asian="en" style:country-asian="none" style:font-style-asian="normal" style:font-weight-asian="normal" style:font-name-complex="Times New Roman1" style:font-size-complex="9.75pt" style:language-complex="en" style:country-complex="none" style:font-style-complex="normal" style:font-weight-complex="normal"/>
    </style:style>
    <style:style style:name="P107" style:family="paragraph" style:parent-style-name="Heading_20_3">
      <style:paragraph-properties fo:margin-left="0in" fo:margin-right="0in" fo:margin-top="0in" fo:margin-bottom="0in" fo:line-height="128%" fo:text-align="start" style:justify-single-word="false" fo:text-indent="0in" style:auto-text-indent="false" fo:padding="0in" fo:border="none"/>
      <style:text-properties fo:font-variant="normal" fo:text-transform="none" fo:color="#000000" style:font-name="Times New Roman1" fo:font-size="9.75pt" fo:letter-spacing="normal" fo:font-style="normal" fo:font-weight="normal" fo:background-color="#ffffff" style:font-name-asian="Times New Roman1" style:font-size-asian="9.75pt" style:font-style-asian="normal" style:font-weight-asian="normal" style:font-name-complex="Times New Roman1" style:font-size-complex="9.75pt" style:font-style-complex="normal" style:font-weight-complex="normal"/>
    </style:style>
    <style:style style:name="P108" style:family="paragraph" style:parent-style-name="Heading_20_1">
      <style:paragraph-properties fo:margin-left="0in" fo:margin-right="0in" fo:margin-top="0in" fo:margin-bottom="0in" fo:text-indent="0in" style:auto-text-indent="false"/>
    </style:style>
    <style:style style:name="P109" style:family="paragraph" style:parent-style-name="Heading_20_1">
      <style:paragraph-properties fo:margin-left="0in" fo:margin-right="0in" fo:margin-top="0in" fo:margin-bottom="0in" fo:line-height="150%" fo:text-align="start" style:justify-single-word="false" fo:text-indent="0in" style:auto-text-indent="false" fo:padding="0in" fo:border="none"/>
    </style:style>
    <style:style style:name="P110" style:family="paragraph" style:parent-style-name="Heading_20_1" style:list-style-name="L1">
      <style:paragraph-properties fo:margin-left="0in" fo:margin-right="0in" fo:margin-top="0in" fo:margin-bottom="0in" fo:line-height="130%" fo:text-indent="0in" style:auto-text-indent="false" fo:padding="0in" fo:border="none"/>
    </style:style>
    <style:style style:name="P111" style:family="paragraph" style:parent-style-name="Heading_20_1" style:list-style-name="L1">
      <style:paragraph-properties fo:margin-left="0in" fo:margin-right="0in" fo:margin-top="0in" fo:margin-bottom="0in" fo:line-height="130%" fo:text-indent="0in" style:auto-text-indent="false" fo:padding="0in" fo:border="none"/>
      <style:text-properties fo:font-variant="normal" fo:text-transform="none" fo:color="#000000" style:font-name="arial1" fo:letter-spacing="normal" fo:font-style="normal"/>
    </style:style>
    <style:style style:name="P112" style:family="paragraph" style:parent-style-name="Heading_20_1">
      <style:paragraph-properties fo:margin-left="0in" fo:margin-right="0in" fo:margin-top="0in" fo:margin-bottom="0in" fo:line-height="150%" fo:text-indent="0in" style:auto-text-indent="false" fo:padding="0in" fo:border="none"/>
      <style:text-properties fo:font-variant="normal" fo:text-transform="none" fo:color="#000000" style:font-name="arial1" fo:font-style="normal" fo:font-weight="normal" fo:background-color="#ffffff"/>
    </style:style>
    <style:style style:name="P113" style:family="paragraph" style:parent-style-name="Heading_20_1">
      <style:paragraph-properties fo:margin-left="0in" fo:margin-right="0in" fo:margin-top="0in" fo:margin-bottom="0in" fo:line-height="150%" fo:text-align="start" style:justify-single-word="false" fo:text-indent="0in" style:auto-text-indent="false" fo:padding="0in" fo:border="none"/>
      <style:text-properties fo:font-variant="normal" fo:text-transform="none" fo:color="#000000" style:font-name="arial1" fo:font-size="9.75pt" fo:letter-spacing="normal" fo:font-style="normal" fo:font-weight="normal" fo:background-color="#ffffff"/>
    </style:style>
    <style:style style:name="P114" style:family="paragraph" style:parent-style-name="Heading_20_1">
      <style:paragraph-properties fo:margin-left="0in" fo:margin-right="0in" fo:margin-top="0in" fo:margin-bottom="0in" fo:line-height="150%" fo:text-align="start" style:justify-single-word="false" fo:text-indent="-13.1339in" style:auto-text-indent="false" fo:padding="0in" fo:border="none"/>
    </style:style>
    <style:style style:name="P115" style:family="paragraph" style:parent-style-name="Heading_20_1">
      <style:paragraph-properties fo:margin-top="0in" fo:margin-bottom="0in"/>
      <style:text-properties fo:font-variant="normal" fo:text-transform="none" fo:color="#067a06" style:font-name="inherit" fo:font-size="8.25pt" fo:letter-spacing="normal" fo:font-style="normal" fo:font-weight="bold"/>
    </style:style>
    <style:style style:name="P116" style:family="paragraph" style:parent-style-name="Heading_20_4">
      <style:paragraph-properties fo:margin-left="0in" fo:margin-right="0in" fo:margin-top="0in" fo:margin-bottom="0in" style:line-height-at-least="0.1665in" fo:text-align="start" style:justify-single-word="false" fo:text-indent="0in" style:auto-text-indent="false" fo:padding="0in" fo:border="none"/>
      <style:text-properties fo:font-variant="normal" fo:text-transform="none" fo:color="#4e4e4e" style:font-name="inherit" fo:font-size="8.25pt" fo:letter-spacing="normal" fo:font-style="normal" fo:font-weight="bold"/>
    </style:style>
    <style:style style:name="P117" style:family="paragraph" style:parent-style-name="Heading_20_4">
      <style:paragraph-properties fo:margin-left="0in" fo:margin-right="0in" fo:margin-top="0in" fo:margin-bottom="0in" fo:line-height="137%" fo:text-indent="0in" style:auto-text-indent="false" style:border-line-width="0.0008in 0.0346in 0.0138in" fo:padding="0.0835in" fo:border="0.0492in double #e4e4e4"/>
      <style:text-properties fo:color="#59331f" style:font-name="arial1"/>
    </style:style>
    <style:style style:name="P118" style:family="paragraph" style:parent-style-name="Heading_20_4">
      <style:paragraph-properties fo:margin-left="0in" fo:margin-right="0in" fo:margin-top="0in" fo:margin-bottom="0in" fo:line-height="137%" fo:text-align="start" style:justify-single-word="false" fo:text-indent="0in" style:auto-text-indent="false" style:border-line-width="0.0008in 0.0346in 0.0138in" fo:padding="0.0835in" fo:border="0.0492in double #e4e4e4"/>
      <style:text-properties fo:color="#59331f" style:font-name="arial1"/>
    </style:style>
    <style:style style:name="P119" style:family="paragraph" style:parent-style-name="Heading_20_4">
      <style:paragraph-properties fo:margin-left="0in" fo:margin-right="0in" fo:margin-top="0in" fo:margin-bottom="0in" fo:line-height="137%" fo:text-align="start" style:justify-single-word="false" fo:text-indent="0in" style:auto-text-indent="false" style:border-line-width="0.0008in 0.0346in 0.0138in" fo:padding="0.0835in" fo:border="0.0492in double #e4e4e4"/>
      <style:text-properties fo:font-variant="normal" fo:text-transform="none" fo:color="#000000" style:font-name="Times New Roman1" fo:font-size="9.75pt" fo:letter-spacing="normal" fo:font-style="normal" fo:font-weight="normal" fo:background-color="#ffffff" style:font-name-asian="Times New Roman1" style:font-size-asian="9.75pt" style:font-style-asian="normal" style:font-weight-asian="normal" style:font-name-complex="Times New Roman1" style:font-size-complex="9.75pt" style:font-style-complex="normal" style:font-weight-complex="normal"/>
    </style:style>
    <style:style style:name="P120" style:family="paragraph" style:parent-style-name="Heading_20_2">
      <style:paragraph-properties fo:margin-left="0in" fo:margin-right="0in" fo:margin-top="0in" fo:margin-bottom="0in" style:line-height-at-least="0.3126in" fo:text-indent="0in" style:auto-text-indent="false"/>
      <style:text-properties fo:font-variant="normal" fo:text-transform="none" fo:color="#000000" style:font-name="Times New Roman1" fo:font-size="12.75pt" fo:letter-spacing="normal" fo:language="en" fo:country="none" fo:font-style="normal" fo:font-weight="normal"/>
    </style:style>
    <style:style style:name="P121" style:family="paragraph" style:parent-style-name="Heading_20_2">
      <style:paragraph-properties fo:margin-left="0in" fo:margin-right="0in" fo:margin-top="0in" fo:margin-bottom="0in" style:line-height-at-least="0.3126in" fo:text-indent="0in" style:auto-text-indent="false"/>
      <style:text-properties fo:font-variant="normal" fo:text-transform="none" fo:color="#000000" style:font-name="Times New Roman1" fo:font-size="12.75pt" fo:letter-spacing="normal" fo:font-style="normal" fo:font-weight="normal"/>
    </style:style>
    <style:style style:name="P122" style:family="paragraph" style:parent-style-name="Heading_20_2">
      <style:paragraph-properties fo:margin-left="0in" fo:margin-right="0in" fo:margin-top="0in" fo:margin-bottom="0in" fo:line-height="112%" fo:text-indent="0in" style:auto-text-indent="false" fo:padding="0in" fo:border="none"/>
      <style:text-properties fo:font-variant="normal" fo:text-transform="none" fo:color="#985735" style:font-name="arial1" fo:language="en" fo:country="none" fo:font-style="normal" fo:font-weight="normal" fo:background-color="#ffffff"/>
    </style:style>
    <style:style style:name="P123" style:family="paragraph" style:parent-style-name="Heading_20_2">
      <style:paragraph-properties fo:margin-left="0in" fo:margin-right="0in" fo:margin-top="0in" fo:margin-bottom="0in" fo:line-height="112%" fo:text-indent="0in" style:auto-text-indent="false" fo:padding="0in" fo:border="none"/>
      <style:text-properties fo:font-variant="normal" fo:text-transform="none" fo:color="#985735" style:font-name="arial1" fo:font-style="normal" fo:font-weight="normal" fo:background-color="#ffffff"/>
    </style:style>
    <style:style style:name="P124" style:family="paragraph" style:parent-style-name="Heading_20_2">
      <style:paragraph-properties fo:margin-left="0in" fo:margin-right="0in" fo:margin-top="0in" fo:margin-bottom="0in" fo:line-height="112%" fo:text-align="start" style:justify-single-word="false" fo:text-indent="0in" style:auto-text-indent="false" fo:padding="0in" fo:border="none"/>
      <style:text-properties fo:font-variant="normal" fo:text-transform="none" fo:color="#985735" style:font-name="arial1" fo:font-size="12pt" fo:letter-spacing="normal" fo:language="en" fo:country="none" fo:font-style="normal" fo:font-weight="normal"/>
    </style:style>
    <style:style style:name="P125" style:family="paragraph" style:parent-style-name="Heading_20_2">
      <style:paragraph-properties fo:margin-left="0in" fo:margin-right="0in" fo:margin-top="0in" fo:margin-bottom="0in" fo:line-height="112%" fo:text-align="start" style:justify-single-word="false" fo:text-indent="0in" style:auto-text-indent="false" fo:padding="0in" fo:border="none"/>
      <style:text-properties fo:font-variant="normal" fo:text-transform="none" fo:color="#985735" style:font-name="arial1" fo:font-size="12pt" fo:letter-spacing="normal" fo:font-style="normal" fo:font-weight="normal"/>
    </style:style>
    <style:style style:name="P126" style:family="paragraph" style:parent-style-name="Heading_20_2">
      <style:paragraph-properties fo:margin-left="0in" fo:margin-right="0in" fo:margin-top="0in" fo:margin-bottom="0in" fo:line-height="112%" fo:text-align="start" style:justify-single-word="false" fo:text-indent="0in" style:auto-text-indent="false" fo:padding="0in" fo:border="none"/>
      <style:text-properties fo:font-variant="normal" fo:text-transform="none" fo:color="#985735" style:font-name="arial1" fo:font-size="9.75pt" fo:letter-spacing="normal" fo:language="en" fo:country="none" fo:font-style="normal" fo:font-weight="normal" fo:background-color="#ffffff"/>
    </style:style>
    <style:style style:name="P127" style:family="paragraph" style:parent-style-name="Heading_20_2">
      <style:paragraph-properties fo:margin-left="0in" fo:margin-right="0in" fo:margin-top="0in" fo:margin-bottom="0in" fo:line-height="112%" fo:text-align="start" style:justify-single-word="false" fo:text-indent="0in" style:auto-text-indent="false" fo:padding="0in" fo:border="none"/>
      <style:text-properties fo:font-variant="normal" fo:text-transform="none" fo:color="#985735" style:font-name="arial1" fo:font-size="9.75pt" fo:letter-spacing="normal" fo:font-style="normal" fo:font-weight="normal" fo:background-color="#ffffff"/>
    </style:style>
    <style:style style:name="P128" style:family="paragraph" style:parent-style-name="Heading_20_5">
      <style:paragraph-properties fo:margin-left="0in" fo:margin-right="0in" fo:margin-top="0in" fo:margin-bottom="0in" style:line-height-at-least="0.1665in" fo:text-align="start" style:justify-single-word="false" fo:text-indent="0in" style:auto-text-indent="false" fo:padding="0in" fo:border="none"/>
      <style:text-properties fo:font-variant="normal" fo:text-transform="none" fo:color="#4e4e4e" style:font-name="inherit" fo:font-size="8.25pt" fo:letter-spacing="normal" fo:font-style="normal" fo:font-weight="bold"/>
    </style:style>
    <style:style style:name="P129" style:family="paragraph" style:parent-style-name="Table_20_Contents">
      <style:paragraph-properties fo:margin-left="0in" fo:margin-right="0in" fo:margin-top="0in" fo:margin-bottom="0in" fo:text-indent="0in" style:auto-text-indent="false" fo:padding="0in" fo:border="none"/>
      <style:text-properties style:font-name="inherit" fo:font-size="8.25pt" fo:font-weight="normal"/>
    </style:style>
    <style:style style:name="P130" style:family="paragraph" style:parent-style-name="Table_20_Contents">
      <style:paragraph-properties fo:margin-top="0in" fo:margin-bottom="0in" fo:padding="0in" fo:border="none"/>
      <style:text-properties style:font-name="inherit" fo:font-size="8.25pt" fo:font-weight="normal"/>
    </style:style>
    <style:style style:name="P131" style:family="paragraph">
      <style:paragraph-properties fo:text-align="start"/>
      <style:text-properties style:font-name="arial"/>
    </style:style>
    <style:style style:name="P132" style:family="paragraph">
      <style:paragraph-properties fo:text-align="start"/>
      <style:text-properties style:text-line-through-style="none" style:font-name="inherit" fo:font-size="10pt" fo:font-style="normal" style:text-underline-style="none"/>
    </style:style>
    <style:style style:name="T1" style:family="text">
      <style:text-properties style:text-line-through-style="none" style:text-underline-style="none" style:text-blinking="false"/>
    </style:style>
    <style:style style:name="T2" style:family="text">
      <style:text-properties fo:font-size="9.75pt"/>
    </style:style>
    <style:style style:name="T3" style:family="text">
      <style:text-properties fo:color="#000000" style:font-name="inherit" fo:font-size="8.25pt" fo:background-color="#ffffff"/>
    </style:style>
    <style:style style:name="T4" style:family="text">
      <style:text-properties fo:color="#000000" style:font-name="inherit" fo:font-size="8.25pt" fo:background-color="#ffffff" style:font-name-asian="inherit" style:font-size-asian="8.25pt" style:font-name-complex="inherit" style:font-size-complex="8.25pt"/>
    </style:style>
    <style:style style:name="T5" style:family="text">
      <style:text-properties fo:color="#ffffff" style:text-line-through-style="none" style:font-name="arial" fo:font-size="9.75pt" style:text-underline-style="none" fo:font-weight="normal" style:text-blinking="false" fo:background-color="transparent"/>
    </style:style>
    <style:style style:name="T6" style:family="text">
      <style:text-properties fo:color="#ffffff" style:text-line-through-style="none" style:font-name="arial" fo:font-size="15.75pt" style:text-underline-style="none" fo:font-weight="normal" style:text-blinking="false" fo:background-color="#ccdce6"/>
    </style:style>
    <style:style style:name="T7" style:family="text">
      <style:text-properties fo:font-variant="normal" fo:text-transform="none" fo:color="#ffffff" style:text-line-through-style="none" style:font-name="arial" fo:font-size="9.75pt" fo:letter-spacing="normal" fo:font-style="normal" style:text-underline-style="none" fo:font-weight="normal" style:text-blinking="false" fo:background-color="transparent"/>
    </style:style>
    <style:style style:name="T8" style:family="text">
      <style:text-properties fo:font-variant="normal" fo:text-transform="none" fo:color="#ffffff" style:font-name="arial" fo:font-size="9.75pt" fo:letter-spacing="normal" fo:font-style="normal" fo:font-weight="normal"/>
    </style:style>
    <style:style style:name="T9" style:family="text">
      <style:text-properties fo:font-variant="normal" fo:text-transform="none" fo:color="#000000" style:text-line-through-style="none" style:font-name="arial1" fo:font-size="9.75pt" fo:letter-spacing="normal" fo:font-style="normal" style:text-underline-style="none" fo:font-weight="normal" style:text-blinking="false" fo:background-color="transparent" style:font-name-asian="arial1" style:font-size-asian="9.75pt" style:font-style-asian="normal" style:font-weight-asian="normal" style:font-name-complex="arial1" style:font-size-complex="9.75pt" style:font-style-complex="normal" style:font-weight-complex="normal"/>
    </style:style>
    <style:style style:name="T10" style:family="text">
      <style:text-properties fo:font-variant="normal" fo:text-transform="none" fo:color="#000000" style:text-line-through-style="none" style:font-name="arial1" fo:font-size="9.75pt" fo:letter-spacing="normal" fo:font-style="normal" style:text-underline-style="none" fo:font-weight="normal" style:text-blinking="false" fo:background-color="#d5d5d5"/>
    </style:style>
    <style:style style:name="T11" style:family="text">
      <style:text-properties fo:font-variant="normal" fo:text-transform="none" fo:color="#000000" style:font-name="arial1" fo:font-size="12pt" fo:letter-spacing="normal" fo:font-style="normal" fo:font-weight="normal"/>
    </style:style>
    <style:style style:name="T12" style:family="text">
      <style:text-properties fo:font-variant="normal" fo:text-transform="none" fo:color="#000000" style:font-name="arial1" fo:font-size="12pt" fo:letter-spacing="normal" fo:font-style="normal" fo:font-weight="bold"/>
    </style:style>
    <style:style style:name="T13" style:family="text">
      <style:text-properties fo:font-variant="normal" fo:text-transform="none" fo:color="#000000" style:font-name="arial1" fo:font-size="9.75pt" fo:letter-spacing="normal" fo:font-style="normal" fo:font-weight="normal" fo:background-color="#ffffff"/>
    </style:style>
    <style:style style:name="T14" style:family="text">
      <style:text-properties fo:font-variant="normal" fo:text-transform="none" fo:color="#000000" style:font-name="arial1" fo:font-size="9.75pt" fo:letter-spacing="normal" fo:font-style="normal" fo:font-weight="normal" fo:background-color="#d5d5d5"/>
    </style:style>
    <style:style style:name="T15" style:family="text">
      <style:text-properties fo:font-variant="normal" fo:text-transform="none" fo:color="#000000" style:font-name="Times New Roman1" fo:font-size="12pt" fo:letter-spacing="normal" fo:font-style="normal" fo:font-weight="normal"/>
    </style:style>
    <style:style style:name="T16" style:family="text">
      <style:text-properties fo:font-variant="normal" fo:text-transform="none" fo:color="#000000"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fo:font-variant="normal" fo:text-transform="none" fo:color="#000000" style:font-name="Times New Roman1" fo:font-size="12pt" fo:letter-spacing="normal" fo:language="en" fo:country="none" fo:font-style="normal" fo:font-weight="normal"/>
    </style:style>
    <style:style style:name="T18" style:family="text">
      <style:text-properties fo:font-variant="normal" fo:text-transform="none" fo:color="#000000" style:font-name="Times New Roman1" fo:font-size="12pt" fo:letter-spacing="normal" fo:language="en" fo:country="none" fo:font-style="normal" fo:font-weight="normal" style:font-name-asian="Times New Roman1" style:font-size-asian="12pt" style:language-asian="en" style:country-asian="none" style:font-style-asian="normal" style:font-weight-asian="normal" style:font-name-complex="Times New Roman1" style:font-size-complex="12pt" style:language-complex="en" style:country-complex="none" style:font-style-complex="normal" style:font-weight-complex="normal"/>
    </style:style>
    <style:style style:name="T19" style:family="text">
      <style:text-properties fo:font-variant="normal" fo:text-transform="none" fo:color="#000000" style:font-name="Times New Roman1" fo:font-size="12pt" fo:letter-spacing="normal" fo:language="en" fo:country="none" fo:font-style="normal" fo:font-weight="bold" style:font-name-asian="Times New Roman1" style:font-size-asian="12pt" style:language-asian="en" style:country-asian="none" style:font-style-asian="normal" style:font-weight-asian="normal" style:font-name-complex="Times New Roman1" style:font-size-complex="12pt" style:language-complex="en" style:country-complex="none" style:font-style-complex="normal" style:font-weight-complex="normal"/>
    </style:style>
    <style:style style:name="T20" style:family="text">
      <style:text-properties fo:font-variant="normal" fo:text-transform="none" fo:color="#000000" style:font-name="Times New Roman1" fo:font-size="9.75pt" fo:letter-spacing="normal" fo:font-style="normal" fo:font-weight="normal"/>
    </style:style>
    <style:style style:name="T21" style:family="text">
      <style:text-properties fo:font-variant="normal" fo:text-transform="none" fo:color="#000000" style:font-name="Times New Roman1" fo:font-size="9.75pt" fo:letter-spacing="normal" fo:font-style="normal" fo:font-weight="normal" fo:background-color="#ffffff"/>
    </style:style>
    <style:style style:name="T22" style:family="text">
      <style:text-properties fo:font-variant="normal" fo:text-transform="none" fo:color="#000000" style:font-name="Times New Roman1" fo:font-size="9.75pt" fo:letter-spacing="normal" fo:font-style="normal" fo:font-weight="normal" fo:background-color="#ffffff" style:font-name-asian="Times New Roman1" style:font-size-asian="9.75pt" style:font-style-asian="normal" style:font-weight-asian="normal" style:font-name-complex="Times New Roman1" style:font-size-complex="9.75pt" style:font-style-complex="normal" style:font-weight-complex="normal"/>
    </style:style>
    <style:style style:name="T23" style:family="text">
      <style:text-properties fo:font-variant="normal" fo:text-transform="none" fo:color="#000000" style:font-name="Times New Roman1" fo:font-size="9.75pt" fo:letter-spacing="normal" fo:font-style="normal" fo:font-weight="bold" fo:background-color="#ffffff"/>
    </style:style>
    <style:style style:name="T24" style:family="text">
      <style:text-properties fo:font-variant="normal" fo:text-transform="none" fo:color="#000000" style:font-name="Times New Roman1" fo:font-size="9.75pt" fo:letter-spacing="normal" fo:language="en" fo:country="none" fo:font-style="normal" fo:font-weight="normal" fo:background-color="#ffffff"/>
    </style:style>
    <style:style style:name="T25" style:family="text">
      <style:text-properties fo:font-variant="normal" fo:text-transform="none" fo:color="#000000" style:font-name="Times New Roman1" fo:font-size="9.75pt" fo:letter-spacing="normal" fo:language="en" fo:country="none" fo:font-style="normal" fo:font-weight="normal" fo:background-color="#ffffff" style:font-name-asian="Times New Roman1" style:font-size-asian="9.75pt" style:language-asian="en" style:country-asian="none" style:font-style-asian="normal" style:font-weight-asian="normal" style:font-name-complex="Times New Roman1" style:font-size-complex="9.75pt" style:language-complex="en" style:country-complex="none" style:font-style-complex="normal" style:font-weight-complex="normal"/>
    </style:style>
    <style:style style:name="T26" style:family="text">
      <style:text-properties fo:font-variant="normal" fo:text-transform="none" fo:color="#000000" style:font-name="Times New Roman1" fo:font-size="9.75pt" fo:letter-spacing="normal" fo:language="en" fo:country="none" fo:font-style="normal" fo:font-weight="bold" fo:background-color="#ffffff" style:font-name-asian="Times New Roman1" style:font-size-asian="9.75pt" style:language-asian="en" style:country-asian="none" style:font-style-asian="normal" style:font-weight-asian="normal" style:font-name-complex="Times New Roman1" style:font-size-complex="9.75pt" style:language-complex="en" style:country-complex="none" style:font-style-complex="normal" style:font-weight-complex="normal"/>
    </style:style>
    <style:style style:name="T27" style:family="text">
      <style:text-properties fo:font-variant="normal" fo:text-transform="none" fo:color="#000000" style:font-name="Times New Roman1" fo:font-size="12.75pt" fo:letter-spacing="normal" fo:font-style="normal" fo:font-weight="normal"/>
    </style:style>
    <style:style style:name="T28" style:family="text">
      <style:text-properties fo:font-variant="normal" fo:text-transform="none" fo:color="#000000" style:font-name="Times New Roman1" fo:font-size="12.75pt" fo:letter-spacing="normal" fo:font-style="normal" fo:font-weight="normal" style:font-name-asian="Times New Roman1" style:font-size-asian="12.75pt" style:font-style-asian="normal" style:font-weight-asian="normal" style:font-name-complex="Times New Roman1" style:font-size-complex="12.75pt" style:font-style-complex="normal" style:font-weight-complex="normal"/>
    </style:style>
    <style:style style:name="T29" style:family="text">
      <style:text-properties fo:font-variant="normal" fo:text-transform="none" fo:color="#000000" style:font-name="inherit" fo:font-size="8.25pt" fo:letter-spacing="normal" fo:font-style="normal" fo:font-weight="bold"/>
    </style:style>
    <style:style style:name="T30" style:family="text">
      <style:text-properties fo:font-variant="normal" fo:text-transform="none" fo:color="#000000" style:font-name="inherit" fo:font-size="8.25pt" fo:letter-spacing="normal" fo:font-style="normal" fo:font-weight="bold" fo:background-color="#f7f7f7"/>
    </style:style>
    <style:style style:name="T31" style:family="text">
      <style:text-properties fo:font-variant="normal" fo:text-transform="none" fo:color="#000000" style:font-name="inherit" fo:font-size="8.25pt" fo:letter-spacing="normal" fo:font-style="normal" fo:font-weight="normal"/>
    </style:style>
    <style:style style:name="T32" style:family="text">
      <style:text-properties fo:font-variant="normal" fo:text-transform="none" fo:color="#000000" style:font-name="inherit" fo:font-size="8.25pt" fo:letter-spacing="normal" fo:font-style="normal" fo:font-weight="normal" fo:background-color="#f7f7f7"/>
    </style:style>
    <style:style style:name="T33" style:family="text">
      <style:text-properties fo:font-variant="normal" fo:text-transform="none" fo:color="#000000" style:font-name="inherit" fo:font-size="8.25pt" fo:letter-spacing="normal" fo:font-style="italic" fo:font-weight="normal"/>
    </style:style>
    <style:style style:name="T34" style:family="text">
      <style:text-properties fo:font-variant="normal" fo:text-transform="none" fo:color="#000000" style:font-name="Archivo Narrow" fo:font-size="12.75pt" fo:letter-spacing="normal" fo:font-style="normal" fo:font-weight="normal"/>
    </style:style>
    <style:style style:name="T35" style:family="text">
      <style:text-properties fo:font-variant="normal" fo:text-transform="none" fo:color="#000000" style:font-name="Archivo Narrow" fo:font-size="12.75pt" fo:letter-spacing="normal" fo:font-style="normal" fo:font-weight="bold"/>
    </style:style>
    <style:style style:name="T36" style:family="text">
      <style:text-properties fo:font-variant="normal" fo:text-transform="none" fo:color="#000000" style:font-name="Archivo Narrow" fo:font-size="9pt" fo:letter-spacing="normal" fo:font-style="normal" fo:font-weight="normal"/>
    </style:style>
    <style:style style:name="T37" style:family="text">
      <style:text-properties fo:font-variant="normal" fo:text-transform="none" fo:color="#6f6f6f" style:text-line-through-style="none" style:font-name="arial1" fo:font-size="9.75pt" fo:letter-spacing="normal" fo:font-style="normal" style:text-underline-style="none" fo:font-weight="normal" style:text-blinking="false" fo:background-color="#d5d5d5"/>
    </style:style>
    <style:style style:name="T38" style:family="text">
      <style:text-properties fo:font-variant="normal" fo:text-transform="none" fo:color="#6f6f6f" style:font-name="arial1" fo:font-size="9.75pt" fo:letter-spacing="normal" fo:font-style="normal" fo:font-weight="normal" fo:background-color="#d5d5d5"/>
    </style:style>
    <style:style style:name="T39" style:family="text">
      <style:text-properties fo:font-variant="normal" fo:text-transform="none" style:font-name="arial1" fo:font-style="normal" fo:font-weight="normal" fo:background-color="#ffffff"/>
    </style:style>
    <style:style style:name="T40" style:family="text">
      <style:text-properties fo:font-variant="normal" fo:text-transform="none" fo:color="#642a8f" style:font-name="arial1" fo:font-style="normal" fo:font-weight="normal" fo:background-color="#ffffff"/>
    </style:style>
    <style:style style:name="T41" style:family="text">
      <style:text-properties fo:font-variant="normal" fo:text-transform="none" fo:color="#642a8f" style:font-name="arial1" fo:font-size="12pt" fo:letter-spacing="normal" fo:font-style="normal" fo:font-weight="normal"/>
    </style:style>
    <style:style style:name="T42" style:family="text">
      <style:text-properties fo:font-variant="normal" fo:text-transform="none" fo:color="#642a8f" style:font-name="arial1" fo:font-size="9.75pt" fo:letter-spacing="normal" fo:font-style="normal" fo:font-weight="normal" fo:background-color="#ffffff"/>
    </style:style>
    <style:style style:name="T43" style:family="text">
      <style:text-properties fo:font-variant="normal" fo:text-transform="none" fo:color="#642a8f" style:text-line-through-style="none" style:font-name="arial1" fo:font-style="normal" style:text-underline-style="none" fo:font-weight="normal" style:text-blinking="false" fo:background-color="transparent" style:font-name-asian="Times New Roman1" style:font-style-asian="normal" style:font-weight-asian="normal" style:font-name-complex="Times New Roman1" style:font-style-complex="normal" style:font-weight-complex="normal"/>
    </style:style>
    <style:style style:name="T44" style:family="text">
      <style:text-properties fo:font-variant="normal" fo:text-transform="none" fo:color="#642a8f" style:text-line-through-style="none" style:font-name="arial1" fo:font-size="12pt" fo:letter-spacing="normal" fo:font-style="normal" style:text-underline-style="none" fo:font-weight="normal" style:text-blinking="false"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T45" style:family="text">
      <style:text-properties fo:font-variant="normal" fo:text-transform="none" fo:color="#642a8f" style:text-line-through-style="none" style:font-name="arial1" fo:font-size="9.75pt" fo:letter-spacing="normal" fo:font-style="normal" style:text-underline-style="none" fo:font-weight="normal" style:text-blinking="false"/>
    </style:style>
    <style:style style:name="T46" style:family="text">
      <style:text-properties fo:font-variant="normal" fo:text-transform="none" fo:color="#642a8f" style:text-line-through-style="none" style:font-name="arial1" fo:font-size="9.75pt" fo:letter-spacing="normal" fo:font-style="normal" style:text-underline-style="none" fo:font-weight="normal" style:text-blinking="false" fo:background-color="transparent"/>
    </style:style>
    <style:style style:name="T47" style:family="text">
      <style:text-properties fo:font-variant="normal" fo:text-transform="none" fo:color="#642a8f" style:text-line-through-style="none" style:font-name="arial1" fo:font-size="9.75pt" fo:letter-spacing="normal" fo:font-style="normal" style:text-underline-style="none" fo:font-weight="normal" style:text-blinking="false" fo:background-color="transparent" style:font-name-asian="Times New Roman1" style:font-size-asian="9.75pt" style:font-style-asian="normal" style:font-weight-asian="normal" style:font-name-complex="Times New Roman1" style:font-size-complex="9.75pt" style:font-style-complex="normal" style:font-weight-complex="normal"/>
    </style:style>
    <style:style style:name="T48" style:family="text">
      <style:text-properties fo:font-variant="normal" fo:text-transform="none" fo:color="#642a8f" style:text-line-through-style="none" style:font-name="Times New Roman1" fo:font-size="12.75pt" fo:letter-spacing="normal" fo:font-style="normal" style:text-underline-style="none" fo:font-weight="normal" style:text-blinking="false"/>
    </style:style>
    <style:style style:name="T49" style:family="text">
      <style:text-properties fo:font-variant="normal" fo:text-transform="none" fo:color="#642a8f" style:text-line-through-style="none" style:font-name="Times New Roman1" fo:font-size="12.75pt" fo:letter-spacing="normal" fo:font-style="normal" style:text-underline-style="none" fo:font-weight="normal" style:text-blinking="false" style:font-name-asian="Times New Roman1" style:font-size-asian="12.75pt" style:font-style-asian="normal" style:font-weight-asian="normal" style:font-name-complex="Times New Roman1" style:font-size-complex="12.75pt" style:font-style-complex="normal" style:font-weight-complex="normal"/>
    </style:style>
    <style:style style:name="T50" style:family="text">
      <style:text-properties fo:font-variant="normal" fo:text-transform="none" fo:color="#642a8f" style:text-line-through-style="none" style:font-name="Archivo Narrow" fo:font-size="12.75pt" fo:letter-spacing="normal" fo:font-style="normal" style:text-underline-style="none" fo:font-weight="normal" style:text-blinking="false"/>
    </style:style>
    <style:style style:name="T51" style:family="text">
      <style:text-properties fo:font-variant="normal" fo:text-transform="none" fo:color="#642a8f" style:font-name="Times New Roman1" fo:font-style="normal" fo:font-weight="normal" fo:background-color="#ffffff"/>
    </style:style>
    <style:style style:name="T52" style:family="text">
      <style:text-properties fo:font-variant="normal" fo:text-transform="none" fo:color="#642a8f" style:font-name="Times New Roman1" fo:font-style="normal" fo:font-weight="bold" fo:background-color="#ffffff"/>
    </style:style>
    <style:style style:name="T53" style:family="text">
      <style:text-properties fo:font-variant="normal" fo:text-transform="none" fo:color="#642a8f" style:font-name="Times New Roman1" fo:font-style="normal" fo:font-weight="bold" fo:background-color="#ffffff" style:font-name-asian="Times New Roman1" style:font-style-asian="normal" style:font-weight-asian="normal" style:font-name-complex="Times New Roman1" style:font-style-complex="normal" style:font-weight-complex="normal"/>
    </style:style>
    <style:style style:name="T54" style:family="text">
      <style:text-properties fo:font-variant="normal" fo:text-transform="none" fo:color="#642a8f" style:font-name="Times New Roman1" fo:font-size="12pt" fo:letter-spacing="normal" fo:font-style="normal" fo:font-weight="normal"/>
    </style:style>
    <style:style style:name="T55" style:family="text">
      <style:text-properties fo:font-variant="normal" fo:text-transform="none" fo:color="#642a8f"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56" style:family="text">
      <style:text-properties fo:font-variant="normal" fo:text-transform="none" fo:color="#642a8f" style:font-name="Times New Roman1" fo:font-size="9.75pt" fo:letter-spacing="normal" fo:font-style="normal" fo:font-weight="normal" fo:background-color="#ffffff"/>
    </style:style>
    <style:style style:name="T57" style:family="text">
      <style:text-properties fo:font-variant="normal" fo:text-transform="none" fo:color="#642a8f" style:font-name="Times New Roman1" fo:font-size="9.75pt" fo:letter-spacing="normal" fo:font-style="normal" fo:font-weight="normal" fo:background-color="#ffffff" style:font-name-asian="Times New Roman1" style:font-size-asian="9.75pt" style:font-style-asian="normal" style:font-weight-asian="normal" style:font-name-complex="Times New Roman1" style:font-size-complex="9.75pt" style:font-style-complex="normal" style:font-weight-complex="normal"/>
    </style:style>
    <style:style style:name="T58" style:family="text">
      <style:text-properties fo:font-variant="normal" fo:text-transform="none" style:font-name="Times New Roman1" fo:font-style="normal" fo:font-weight="normal" fo:background-color="#ffffff"/>
    </style:style>
    <style:style style:name="T59" style:family="text">
      <style:text-properties fo:font-variant="normal" fo:text-transform="none" style:font-name="Times New Roman1" fo:font-style="normal" fo:font-weight="normal" fo:background-color="#ffffff" style:font-name-asian="Times New Roman1" style:font-style-asian="normal" style:font-weight-asian="normal" style:font-name-complex="Times New Roman1" style:font-style-complex="normal" style:font-weight-complex="normal"/>
    </style:style>
    <style:style style:name="T60" style:family="text">
      <style:text-properties fo:font-variant="normal" fo:text-transform="none" style:font-name="Times New Roman1" fo:font-style="normal" fo:font-weight="bold" fo:background-color="#ffffff"/>
    </style:style>
    <style:style style:name="T61" style:family="text">
      <style:text-properties fo:font-variant="normal" fo:text-transform="none" style:font-name="Times New Roman1" fo:language="en" fo:country="none" fo:font-style="normal" fo:font-weight="normal" fo:background-color="#ffffff"/>
    </style:style>
    <style:style style:name="T62" style:family="text">
      <style:text-properties fo:font-variant="normal" fo:text-transform="none" fo:color="#067a06" style:font-name="inherit" fo:font-size="6.75pt" fo:letter-spacing="normal" fo:font-style="normal" style:text-underline-style="solid" style:text-underline-width="auto" style:text-underline-color="font-color" fo:font-weight="normal"/>
    </style:style>
    <style:style style:name="T63" style:family="text">
      <style:text-properties fo:font-variant="normal" fo:text-transform="none" fo:color="#067a06" style:font-name="inherit" fo:font-size="8.25pt" fo:letter-spacing="normal" fo:font-style="normal" style:text-underline-style="solid" style:text-underline-width="auto" style:text-underline-color="font-color" fo:font-weight="normal"/>
    </style:style>
    <style:style style:name="T64" style:family="text">
      <style:text-properties fo:font-variant="normal" fo:text-transform="none" fo:color="#067a06" style:font-name="inherit" fo:font-size="8.25pt" fo:letter-spacing="normal" fo:font-style="normal" style:text-underline-style="solid" style:text-underline-width="auto" style:text-underline-color="font-color" fo:font-weight="normal" fo:background-color="#f7f7f7"/>
    </style:style>
    <style:style style:name="T65" style:family="text">
      <style:text-properties fo:font-variant="normal" fo:text-transform="none" fo:color="#067a06" style:font-name="inherit" fo:font-size="8.25pt" fo:letter-spacing="normal" fo:font-style="italic" style:text-underline-style="solid" style:text-underline-width="auto" style:text-underline-color="font-color" fo:font-weight="normal"/>
    </style:style>
    <style:style style:name="T66" style:family="text">
      <style:text-properties fo:font-variant="normal" fo:text-transform="none" fo:color="#888888" style:font-name="Times New Roman1" fo:font-size="12.75pt" fo:letter-spacing="normal" fo:font-style="normal" fo:font-weight="bold"/>
    </style:style>
    <style:style style:name="T67" style:family="text">
      <style:text-properties fo:color="#642a8f"/>
    </style:style>
    <style:style style:name="T68" style:family="text">
      <style:text-properties fo:color="#642a8f" style:text-line-through-style="none" style:text-underline-style="none" style:text-blinking="false"/>
    </style:style>
    <style:style style:name="T69" style:family="text">
      <style:text-properties fo:color="#642a8f" style:text-line-through-style="none" style:font-name="arial1" style:text-underline-style="none" style:text-blinking="false"/>
    </style:style>
    <style:style style:name="T70" style:family="text">
      <style:text-properties fo:color="#642a8f" style:text-line-through-style="none" style:font-name="arial1" fo:language="en" fo:country="none" style:text-underline-style="none" style:text-blinking="false" fo:background-color="transparent"/>
    </style:style>
    <style:style style:name="T71" style:family="text">
      <style:text-properties fo:font-weight="bold"/>
    </style:style>
    <style:style style:name="T72" style:family="text">
      <style:text-properties fo:color="#067a06" style:font-name="inherit" fo:font-size="8.25pt" style:text-underline-style="solid" style:text-underline-width="auto" style:text-underline-color="font-color" fo:background-color="#ffffff"/>
    </style:style>
    <style:style style:name="T73" style:family="text">
      <style:text-properties fo:color="#067a06" style:font-name="inherit" fo:font-size="8.25pt" style:text-underline-style="solid" style:text-underline-width="auto" style:text-underline-color="font-color" fo:background-color="#ffffff" style:font-name-asian="inherit" style:font-size-asian="8.25pt" style:font-name-complex="inherit" style:font-size-complex="8.25pt"/>
    </style:style>
    <style:style style:name="T74" style:family="text">
      <style:text-properties fo:color="#067a06" style:text-line-through-style="none" style:font-name="inherit" fo:font-size="8.25pt" style:text-underline-style="none" style:text-blinking="false"/>
    </style:style>
    <style:style style:name="T75" style:family="text">
      <style:text-properties fo:color="#888888"/>
    </style:style>
    <style:style style:name="T76" style:family="text">
      <style:text-properties fo:font-size="9p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0835in" style:wrap="right" style:number-wrapped-paragraphs="no-limit" style:vertical-pos="top" style:vertical-rel="paragraph-content" style:horizontal-pos="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4"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5" style:family="graphic" style:parent-style-name="Frame">
      <style:graphic-properties fo:margin-left="0in" fo:margin-right="0.0937in" fo:margin-top="0in" fo:margin-bottom="0in" style:wrap="right" style:number-wrapped-paragraphs="no-limit" style:vertical-pos="top" style:vertical-rel="paragraph-content" style:horizontal-pos="left" style:horizontal-rel="paragraph" fo:background-color="#ffffff" style:background-transparency="0%" fo:padding="0in" fo:border="none">
        <style:background-image/>
      </style:graphic-properties>
    </style:style>
    <style:style style:name="fr6" style:family="graphic" style:parent-style-name="Graphics">
      <style:graphic-properties fo:margin-left="0in" fo:margin-right="0in" fo:margin-top="0in" fo:margin-bottom="0in" style:vertical-pos="top" style:vertical-rel="baseline" fo:padding="0in" fo:border="0.0008in solid #444444"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835in" fo:margin-top="0in" fo:margin-bottom="0.0835in" style:vertical-pos="top" style:vertical-rel="baseline" fo:padding="0in" fo:border="0.0008in solid #444444"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336699"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0.4909in"/>
      </text:list-level-style-bullet>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www.ncbi.nlm.nih.gov/pmc/" xlink:type="simple"/>
        <form:form form:apply-filter="true" form:control-implementation="ooo:com.sun.star.form.component.Form" office:target-frame="" xlink:href="http://www.ncbi.nlm.nih.gov/pmc/" xlink:type="simple"/>
        <form:form form:apply-filter="true" form:control-implementation="ooo:com.sun.star.form.component.Form" office:target-frame="" xlink:href="http://www.ncbi.nlm.nih.gov/pmc/" xlink:type="simple">
          <form:listbox form:name="resource" form:control-implementation="ooo:com.sun.star.form.component.ListBox" xml:id="control1" form:id="control1" form:dropdown="true" form:bound-column="1">
            <form:properties>
              <form:property form:property-name="DefaultControl" office:value-type="string" office:string-value="com.sun.star.form.control.ListBox"/>
            </form:properties>
            <form:option form:label="All Databases         " form:value="gquery"/>
            <form:option form:label="PubMed         " form:value="pubmed"/>
            <form:option form:label="Protein         " form:value="protein"/>
            <form:option form:label="Nucleotide         " form:value="nuccore"/>
            <form:option form:label="GSS         " form:value="nucgss"/>
            <form:option form:label="EST         " form:value="nucest"/>
            <form:option form:label="Structure         " form:value="structure"/>
            <form:option form:label="Genome         " form:value="genome"/>
            <form:option form:label="Assembly         " form:value="assembly"/>
            <form:option form:label="BioProject         " form:value="bioproject"/>
            <form:option form:label="BioSample         " form:value="biosample"/>
            <form:option form:label="Books         " form:value="books"/>
            <form:option form:label="Conserved Domains         " form:value="cdd"/>
            <form:option form:label="ClinVar         " form:value="clinvar"/>
            <form:option form:label="Clone         " form:value="clone"/>
            <form:option form:label="dbGaP         " form:value="gap"/>
            <form:option form:label="dbVar         " form:value="dbvar"/>
            <form:option form:label="Epigenomics         " form:value="epigenomics"/>
            <form:option form:label="Gene         " form:value="gene"/>
            <form:option form:label="GEO DataSets         " form:value="gds"/>
            <form:option form:label="GEO Profiles         " form:value="geoprofiles"/>
            <form:option form:label="HomoloGene         " form:value="homologene"/>
            <form:option form:label="MedGen         " form:value="medgen"/>
            <form:option form:label="MeSH         " form:value="mesh"/>
            <form:option form:label="NCBI Web Site         " form:value="ncbisearch"/>
            <form:option form:label="NLM Catalog         " form:value="nlmcatalog"/>
            <form:option form:label="OMIM         " form:value="omim"/>
            <form:option form:label="PMC         " form:value="pmc" form:current-selected="true" form:selected="true"/>
            <form:option form:label="PopSet         " form:value="popset"/>
            <form:option form:label="Probe         " form:value="probe"/>
            <form:option form:label="Protein Clusters         " form:value="proteinclusters"/>
            <form:option form:label="PubChem BioAssay         " form:value="pcassay"/>
            <form:option form:label="BioSystems         " form:value="biosystems"/>
            <form:option form:label="PubChem Compound         " form:value="pccompound"/>
            <form:option form:label="PubChem Substance         " form:value="pcsubstance"/>
            <form:option form:label="PubMed Health         " form:value="pubmedhealth"/>
            <form:option form:label="SNP         " form:value="snp"/>
            <form:option form:label="SRA         " form:value="sra"/>
            <form:option form:label="Taxonomy         " form:value="taxonomy"/>
            <form:option form:label="ToolKit         " form:value="toolkit"/>
            <form:option form:label="ToolKitAll         " form:value="toolkitall"/>
            <form:option form:label="ToolKitBook         " form:value="toolkitbook"/>
            <form:option form:label="UniGene         " form:value="unigene"/>
            <form:option form:label="GTR       " form:value="gtr"/>
          </form:listbox>
          <form:text form:name="term" form:control-implementation="ooo:com.sun.star.form.component.TextField" xml:id="control2" form:id="control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85406033891131171" text:style-name="L1">
        <text:list-item>
          <text:h text:style-name="P110" text:outline-level="1"><text:span text:style-name="T7">Vitamin C may have similar beneficial effects to Gemfibrozil on serum high-density lipoprotein-cholesterol in type 2 diabetic patie</text:span><text:a xlink:type="simple" xlink:href="http://www.ncbi.nlm.nih.gov/pmc/journals/"><text:span text:style-name="T46">Journal List</text:span></text:a></text:h>
        </text:list-item>
      </text:list>
      <text:list xml:id="list201830350463632171" text:style-name="L68">
        <text:list-item>
          <text:p text:style-name="P28"><text:a xlink:type="simple" xlink:href="http://www.ncbi.nlm.nih.gov/pmc/journals/2402/"><text:span text:style-name="T45">J Res Pharm Pract</text:span></text:a></text:p>
        </text:list-item>
        <text:list-item>
          <text:p text:style-name="P28"><text:a xlink:type="simple" xlink:href="http://www.ncbi.nlm.nih.gov/pmc/issues/244051/"><text:span text:style-name="T45">v.3(3); Jul-Sep 2014</text:span></text:a></text:p>
        </text:list-item>
        <text:list-item>
          <text:p text:style-name="P14">PMC4199195</text:p>
        </text:list-item>
      </text:list>
      <text:p text:style-name="P38"><draw:frame draw:style-name="fr7" draw:name="graphics5" text:anchor-type="as-char" svg:width="5.2083in" svg:height="0.7811in" draw:z-index="8"><draw:image xlink:href="http://www.ncbi.nlm.nih.gov/corehtml/pmc/pmcgifs/logo-jrpp.gif" xlink:type="simple" xlink:show="embed" xlink:actuate="onLoad"/><svg:title>Logo of jrpp</svg:title></draw:frame></text:p>
      <text:p text:style-name="P48">J Res Pharm Pract. 2014 Jul-Sep; 3(3): 77–82.</text:p>
      <text:p text:style-name="P25"><text:span text:style-name="T13">doi:  </text:span><text:a xlink:type="simple" xlink:href="http://dx.doi.org/10.4103%2F2279-042X.141075" office:target-frame-name="pmc_ext" xlink:show="replace"><text:span text:style-name="T42">10.4103/2279-042X.141075</text:span></text:a></text:p>
      <text:p text:style-name="P19">PMCID: PMC41</text:p>
      <text:list xml:id="list35421172" text:continue-list="list6685406033891131171" text:style-name="L1">
        <text:list-item>
          <text:h text:style-name="P111" text:outline-level="1"><text:span text:style-name="T5">ntsVitamin C may have similar beneficial effects to Gemfibrozil on serum high-density lipoprotein-cholesterol in type 2 diabetic patients</text:span></text:h>
        </text:list-item>
      </text:list>
      <text:p text:style-name="P46"><text:span text:style-name="T7"/></text:p>
      <text:p text:style-name="P42"><text:a xlink:type="simple" xlink:href="http://www.ncbi.nlm.nih.gov/pubmed/?term=Siavash%20M%5Bauth%5D"><text:span text:style-name="T41">Mansour Siavash</text:span></text:a><text:span text:style-name="T11">1 and </text:span><text:a xlink:type="simple" xlink:href="http://www.ncbi.nlm.nih.gov/pubmed/?term=Amini%20M%5Bauth%5D"><text:span text:style-name="T41">Masoud Amini</text:span></text:a><text:span text:style-name="T11">1</text:span></text:p>
      <text:p text:style-name="P42"><text:a xlink:type="simple" xlink:href="http://www.ncbi.nlm.nih.gov/pmc/articles/PMC4199195/#"><text:span text:style-name="T41">Author information ►</text:span></text:a><text:span text:style-name="T11"> </text:span><text:a xlink:type="simple" xlink:href="http://www.ncbi.nlm.nih.gov/pmc/articles/PMC4199195/#"><text:span text:style-name="T41">Article notes ►</text:span></text:a><text:span text:style-name="T11"> </text:span><text:a xlink:type="simple" xlink:href="http://www.ncbi.nlm.nih.gov/pmc/articles/PMC4199195/#"><text:span text:style-name="T41">Copyright and License information ►</text:span></text:a></text:p>
      <text:section text:style-name="Sect1" text:name="__abstractid1120488">
        <text:p text:style-name="P93"><text:a xlink:type="simple" xlink:href="http://www.ncbi.nlm.nih.gov/pmc/articles/PMC4199195/#"><text:span text:style-name="T70">Go to:</text:span></text:a></text:p>
        <text:h text:style-name="P124" text:outline-level="2"><text:bookmark text:name="__abstractid1120488title"/>Abstract</text:h>
        <text:section text:style-name="Sect1" text:name="st1">
          <text:h text:style-name="P97" text:outline-level="3">Objective:</text:h>
          <text:p text:style-name="P83"><text:bookmark text:name="__p1"/>Type 2 diabetes mellitus (DM-T2) is commonly associated with increased triglycerides (TG), low-density lipoprotein cholesterol (LDL-C) and low high-density lipoprotein cholesterol (HDL-C) levels. Fibrates like gemfibrozil are frequently used in diabetic patients to decrease TG and increase HDL-C levels. We compared the efficacy of Vitamin C, an antioxidant vitamin, with gemfibrozil on serum HDL-C in diabetic patients.</text:p>
        </text:section>
        <text:section text:style-name="Sect1" text:name="st2">
          <text:h text:style-name="P98" text:outline-level="3">Methods:</text:h>
          <text:p text:style-name="P83"><text:bookmark text:name="__p2"/>Type 2 diabetic patients, referred to our out-patient clinic were randomly divided into three groups. After 1 month of lifestyle and diet modifications, groups A, B, and C were prescribed 1000 mg Vitamin C, 600 mg gemfibrozil and combination of both, respectively. Before the study initiation and after 6th week of drug prescription, the blood samples were taken and analyzed for total cholesterol (Total-C), HDL-C, TG, fasting blood sugar (FBS), and hemoglobin A1c (HbA1c) levels.</text:p>
        </text:section>
        <text:section text:style-name="Sect1" text:name="st3">
          <text:h text:style-name="P98" text:outline-level="3">Findings:</text:h>
          <text:p text:style-name="P86"><text:bookmark text:name="__p3"/><text:span text:style-name="T17">Sixty-seven patients entered, and 50 patients (18 male, 32 female) finished the study. Overall, serum HDL-C increased significantly from 39.8 to 45.2 mg/dL in the participants (</text:span><text:span text:style-name="Emphasis"><text:span text:style-name="T17">P</text:span></text:span><text:span text:style-name="T17"> = 0.001). HDL-C increased 6.3, 4.4 and 5.0 mg/dL in groups A, B and C, respectively (related significances were 0.017, 0.022 and 0.033, respectively). Significant decrease of serum TG and Total-C occurred in gemfibrozil </text:span><text:soft-page-break/><text:span text:style-name="T17">and combination groups, but not in Vitamin C group. Changes in serum HDL-C between three groups were not significant (</text:span><text:span text:style-name="Emphasis"><text:span text:style-name="T17">P</text:span></text:span><text:span text:style-name="T17"> = 0.963). We found a significant decrease in TG and Total-C in the groups B and C (</text:span><text:span text:style-name="Emphasis"><text:span text:style-name="T17">P</text:span></text:span><text:span text:style-name="T17"> &lt; 0.05), but no significant changes of TG, Total-C, LDL-C, FBS and HbA1c in group A (</text:span><text:span text:style-name="Emphasis"><text:span text:style-name="T17">P</text:span></text:span><text:span text:style-name="T17"> &gt; 0.05).</text:span></text:p>
        </text:section>
        <text:section text:style-name="Sect1" text:name="st4">
          <text:h text:style-name="P98" text:outline-level="3">Conclusion:</text:h>
          <text:p text:style-name="P83"><text:bookmark text:name="__p4"/>The results demonstrated that Vitamin C may have beneficial effects on HDL-C in diabetic patients without significant effects on plasma glucose or other lipid parameters; however, its role for the treatment of low HDL-C patients should be evaluated in larger studies.</text:p>
        </text:section>
        <text:p text:style-name="P10"><text:span text:style-name="Strong_20_Emphasis"><text:span text:style-name="T19">Keywords: </text:span></text:span><text:span text:style-name="T18">Diabetes mellitus, Gemfibrozil, high-density lipoprotein cholesterol, Vitamin C</text:span></text:p>
      </text:section>
      <text:section text:style-name="Sect1" text:name="sec1-1">
        <text:p text:style-name="P93"><text:a xlink:type="simple" xlink:href="http://www.ncbi.nlm.nih.gov/pmc/articles/PMC4199195/#"><text:span text:style-name="T44">Go to:</text:span></text:a></text:p>
        <text:h text:style-name="P125" text:outline-level="2"><text:bookmark text:name="sec1-1title"/>INTRODUCTION</text:h>
        <text:p text:style-name="P86"><text:bookmark text:name="__p5"/><text:span text:style-name="T15">Type 2 diabetes mellitus (DM-T2) is a metabolic disorder of which hyperglycemia is the hallmark; it is also characterized by abnormalities of lipid metabolism.[</text:span><text:bookmark text:name="__tag_408159165"/><text:a xlink:type="simple" xlink:href="http://www.ncbi.nlm.nih.gov/pmc/articles/PMC4199195/#ref1"><text:span text:style-name="T54">1</text:span></text:a><text:span text:style-name="T15">,</text:span><text:bookmark text:name="__tag_408159170"/><text:a xlink:type="simple" xlink:href="http://www.ncbi.nlm.nih.gov/pmc/articles/PMC4199195/#ref2"><text:span text:style-name="T54">2</text:span></text:a><text:span text:style-name="T15">,</text:span><text:bookmark text:name="__tag_408159189"/><text:a xlink:type="simple" xlink:href="http://www.ncbi.nlm.nih.gov/pmc/articles/PMC4199195/#ref3"><text:span text:style-name="T54">3</text:span></text:a><text:span text:style-name="T15">,</text:span><text:bookmark text:name="__tag_408159155"/><text:a xlink:type="simple" xlink:href="http://www.ncbi.nlm.nih.gov/pmc/articles/PMC4199195/#ref4"><text:span text:style-name="T54">4</text:span></text:a><text:span text:style-name="T15">,</text:span><text:bookmark text:name="__tag_408159157"/><text:a xlink:type="simple" xlink:href="http://www.ncbi.nlm.nih.gov/pmc/articles/PMC4199195/#ref5"><text:span text:style-name="T54">5</text:span></text:a><text:span text:style-name="T15">,</text:span><text:bookmark text:name="__tag_408159188"/><text:a xlink:type="simple" xlink:href="http://www.ncbi.nlm.nih.gov/pmc/articles/PMC4199195/#ref6"><text:span text:style-name="T54">6</text:span></text:a><text:span text:style-name="T15">] In addition, generation of free radicals often worsens the complications of DM such as hypertension, atherosclerosis and microcirculatory disorders.[</text:span><text:bookmark text:name="__tag_408159173"/><text:a xlink:type="simple" xlink:href="http://www.ncbi.nlm.nih.gov/pmc/articles/PMC4199195/#ref7"><text:span text:style-name="T54">7</text:span></text:a><text:span text:style-name="T15">,</text:span><text:bookmark text:name="__tag_408159149"/><text:a xlink:type="simple" xlink:href="http://www.ncbi.nlm.nih.gov/pmc/articles/PMC4199195/#ref8"><text:span text:style-name="T54">8</text:span></text:a><text:span text:style-name="T15">] Hypertriglyceridemia often accompanied by low high-density lipoprotein cholesterol (HDL-C) is common in DM-T2 patients that are associated with insulin resistance.[</text:span><text:bookmark text:name="__tag_408159185"/><text:a xlink:type="simple" xlink:href="http://www.ncbi.nlm.nih.gov/pmc/articles/PMC4199195/#ref1"><text:span text:style-name="T54">1</text:span></text:a><text:span text:style-name="T15">]</text:span></text:p>
        <text:p text:style-name="P86"><text:bookmark text:name="__p6"/><text:span text:style-name="T15">Low HDL-C is an independent risk factor for atherosclerotic cardiovascular disease.[</text:span><text:bookmark text:name="__tag_408159179"/><text:a xlink:type="simple" xlink:href="http://www.ncbi.nlm.nih.gov/pmc/articles/PMC4199195/#ref9"><text:span text:style-name="T54">9</text:span></text:a><text:span text:style-name="T15">,</text:span><text:bookmark text:name="__tag_408159160"/><text:a xlink:type="simple" xlink:href="http://www.ncbi.nlm.nih.gov/pmc/articles/PMC4199195/#ref10"><text:span text:style-name="T54">10</text:span></text:a><text:span text:style-name="T15">] HDL-C also exhibits a number of other potentially cardio-protective properties. These include preservation of vascular endothelial function, inhibition of platelet activation, anticoagulant and profibrinolytic activities.[</text:span><text:bookmark text:name="__tag_408159145"/><text:a xlink:type="simple" xlink:href="http://www.ncbi.nlm.nih.gov/pmc/articles/PMC4199195/#ref11"><text:span text:style-name="T54">11</text:span></text:a><text:span text:style-name="T15">] By protection of low-density lipoprotein cholesterol (LDL-C) from oxidation, HDL-associated paraoxonase antioxidant enzyme activity is also cardio-protective,[</text:span><text:bookmark text:name="__tag_408159174"/><text:a xlink:type="simple" xlink:href="http://www.ncbi.nlm.nih.gov/pmc/articles/PMC4199195/#ref12"><text:span text:style-name="T54">12</text:span></text:a><text:span text:style-name="T15">] because it is only oxidized LDL-C that is scavenged by macrophages and incorporated to the atherosclerotic plaques.[</text:span><text:bookmark text:name="__tag_408159180"/><text:a xlink:type="simple" xlink:href="http://www.ncbi.nlm.nih.gov/pmc/articles/PMC4199195/#ref13"><text:span text:style-name="T54">13</text:span></text:a><text:span text:style-name="T15">]</text:span></text:p>
        <text:p text:style-name="P86"><text:bookmark text:name="__p7"/><text:span text:style-name="T15">Gemfibrozil is a widely used fibric acid derivative, which its efficacy in the treatment of diabetic dyslipidemia has been well-established.[</text:span><text:bookmark text:name="__tag_408159175"/><text:a xlink:type="simple" xlink:href="http://www.ncbi.nlm.nih.gov/pmc/articles/PMC4199195/#ref14"><text:span text:style-name="T54">14</text:span></text:a><text:span text:style-name="T15">,</text:span><text:bookmark text:name="__tag_408159193"/><text:a xlink:type="simple" xlink:href="http://www.ncbi.nlm.nih.gov/pmc/articles/PMC4199195/#ref15"><text:span text:style-name="T54">15</text:span></text:a><text:span text:style-name="T15">,</text:span><text:bookmark text:name="__tag_408159166"/><text:a xlink:type="simple" xlink:href="http://www.ncbi.nlm.nih.gov/pmc/articles/PMC4199195/#ref16"><text:span text:style-name="T54">16</text:span></text:a><text:span text:style-name="T15">,</text:span><text:bookmark text:name="__tag_408159146"/><text:a xlink:type="simple" xlink:href="http://www.ncbi.nlm.nih.gov/pmc/articles/PMC4199195/#ref17"><text:span text:style-name="T54">17</text:span></text:a><text:span text:style-name="T15">] Commonly prescribed fibrates are generally well-tolerated. The most frequent side effects include upper gastrointestinal discomfort, nausea, headache, anxiety, and skin rash.[</text:span><text:bookmark text:name="__tag_408159181"/><text:a xlink:type="simple" xlink:href="http://www.ncbi.nlm.nih.gov/pmc/articles/PMC4199195/#ref18"><text:span text:style-name="T54">18</text:span></text:a><text:span text:style-name="T15">,</text:span><text:bookmark text:name="__tag_408159171"/><text:a xlink:type="simple" xlink:href="http://www.ncbi.nlm.nih.gov/pmc/articles/PMC4199195/#ref19"><text:span text:style-name="T54">19</text:span></text:a><text:span text:style-name="T15">] Rhabdomyolysis is an unusual, but serious adverse event in fibrate treatment.[</text:span><text:bookmark text:name="__tag_408159154"/><text:a xlink:type="simple" xlink:href="http://www.ncbi.nlm.nih.gov/pmc/articles/PMC4199195/#ref18"><text:span text:style-name="T54">18</text:span></text:a><text:span text:style-name="T15">,</text:span><text:bookmark text:name="__tag_408159187"/><text:a xlink:type="simple" xlink:href="http://www.ncbi.nlm.nih.gov/pmc/articles/PMC4199195/#ref19"><text:span text:style-name="T54">19</text:span></text:a><text:span text:style-name="T15">] Rhabdomyolysis can injure the skeletal muscle or myocardium and lead to renal failure, infections, disseminated intravascular coagulation, and death.[</text:span><text:bookmark text:name="__tag_408159144"/><text:a xlink:type="simple" xlink:href="http://www.ncbi.nlm.nih.gov/pmc/articles/PMC4199195/#ref20"><text:span text:style-name="T54">20</text:span></text:a><text:span text:style-name="T15">]</text:span></text:p>
        <text:p text:style-name="P86"><text:bookmark text:name="__p8"/><text:span text:style-name="T15">Vitamin C is the major water-soluble antioxidant within the body. The vitamin readily donates electrons to break the chain reaction of lipid peroxidation. The water-soluble properties of Vitamin C allow the scavenging of free radicals before they reach the cellular membrane.[</text:span><text:bookmark text:name="__tag_408159168"/><text:a xlink:type="simple" xlink:href="http://www.ncbi.nlm.nih.gov/pmc/articles/PMC4199195/#ref21"><text:span text:style-name="T54">21</text:span></text:a><text:span text:style-name="T15">,</text:span><text:bookmark text:name="__tag_408159161"/><text:a xlink:type="simple" xlink:href="http://www.ncbi.nlm.nih.gov/pmc/articles/PMC4199195/#ref22"><text:span text:style-name="T54">22</text:span></text:a><text:span text:style-name="T15">,</text:span><text:bookmark text:name="__tag_408159186"/><text:a xlink:type="simple" xlink:href="http://www.ncbi.nlm.nih.gov/pmc/articles/PMC4199195/#ref23"><text:span text:style-name="T54">23</text:span></text:a><text:span text:style-name="T15">] As Vitamin C is a water-soluble vitamin, it is usually considered a safe supplement.[</text:span><text:bookmark text:name="__tag_408159172"/><text:a xlink:type="simple" xlink:href="http://www.ncbi.nlm.nih.gov/pmc/articles/PMC4199195/#ref24"><text:span text:style-name="T54">24</text:span></text:a><text:span text:style-name="T15">]</text:span></text:p>
        <text:p text:style-name="P86"><text:bookmark text:name="__p9"/><text:span text:style-name="T15">The role of Vitamin C on lipid profile has been conflicting in a number of studies.[</text:span><text:bookmark text:name="__tag_408159143"/><text:a xlink:type="simple" xlink:href="http://www.ncbi.nlm.nih.gov/pmc/articles/PMC4199195/#ref12"><text:span text:style-name="T54">12</text:span></text:a><text:span text:style-name="T15">,</text:span><text:bookmark text:name="__tag_408159194"/><text:a xlink:type="simple" xlink:href="http://www.ncbi.nlm.nih.gov/pmc/articles/PMC4199195/#ref25"><text:span text:style-name="T54">25</text:span></text:a><text:span text:style-name="T15">,</text:span><text:bookmark text:name="__tag_408159191"/><text:a xlink:type="simple" xlink:href="http://www.ncbi.nlm.nih.gov/pmc/articles/PMC4199195/#ref26"><text:span text:style-name="T54">26</text:span></text:a><text:span text:style-name="T15">] Some researches had demonstrated the protective role of Vitamin C on HDL-C oxidation.[</text:span><text:bookmark text:name="__tag_408159162"/><text:a xlink:type="simple" xlink:href="http://www.ncbi.nlm.nih.gov/pmc/articles/PMC4199195/#ref27"><text:span text:style-name="T54">27</text:span></text:a><text:span text:style-name="T15">] In some studies, it has been observed that Vitamin C increases serum HDL-C levels. Unlike gemfibrozil, the incremental effects of Vitamin C on serum HDL-C are reported to be free of side effects.[</text:span><text:bookmark text:name="__tag_408159148"/><text:a xlink:type="simple" xlink:href="http://www.ncbi.nlm.nih.gov/pmc/articles/PMC4199195/#ref26"><text:span text:style-name="T54">26</text:span></text:a><text:span text:style-name="T15">,</text:span><text:bookmark text:name="__tag_408159159"/><text:a xlink:type="simple" xlink:href="http://www.ncbi.nlm.nih.gov/pmc/articles/PMC4199195/#ref28"><text:span text:style-name="T54">28</text:span></text:a><text:span text:style-name="T15">,</text:span><text:bookmark text:name="__tag_408159152"/><text:a xlink:type="simple" xlink:href="http://www.ncbi.nlm.nih.gov/pmc/articles/PMC4199195/#ref29"><text:span text:style-name="T54">29</text:span></text:a><text:span text:style-name="T15">,</text:span><text:bookmark text:name="__tag_408159147"/><text:a xlink:type="simple" xlink:href="http://www.ncbi.nlm.nih.gov/pmc/articles/PMC4199195/#ref30"><text:span text:style-name="T54">30</text:span></text:a><text:span text:style-name="T15">,</text:span><text:bookmark text:name="__tag_408159169"/><text:a xlink:type="simple" xlink:href="http://www.ncbi.nlm.nih.gov/pmc/articles/PMC4199195/#ref31"><text:span text:style-name="T54">31</text:span></text:a><text:span text:style-name="T15">] As the efficacy of Vitamin C in comparison to standard anti-hyperlipidemic drugs was unknown, the aim of this research was to compare, for the 1st time, the effects of Vitamin C, </text:span><text:soft-page-break/><text:span text:style-name="T15">gemfibrozil and their combination on serum HDL-C in diabetic patients.</text:span></text:p>
      </text:section>
      <text:section text:style-name="Sect1" text:name="sec1-2">
        <text:p text:style-name="P93"><text:a xlink:type="simple" xlink:href="http://www.ncbi.nlm.nih.gov/pmc/articles/PMC4199195/#"><text:span text:style-name="T44">Go to:</text:span></text:a></text:p>
        <text:h text:style-name="P125" text:outline-level="2"><text:bookmark text:name="sec1-2title"/>METHODS</text:h>
        <text:p text:style-name="P82"><text:bookmark text:name="__p10"/>In this prospective single blind clinical study, type 2 diabetic patients who were referred to us at Isfahan Endocrine and Metabolism Research Center of Isfahan University of Medical Sciences, Isfahan, Iran, were selected based on the following criteria: Age 30-80 years with DM-T2, hemoglobin A1c (HbA1c) &lt;10%, normal renal and liver function, triglycerides (TG) &lt;400 mg/dL and LDL-C &lt;130 mg/dL. Patients with current statin, warfarin or ursodiol therapy, recent (≤4 weeks) anti-hyperlipidemic therapy, positive history of renal or gall stones, pregnancy, previous complications of gemfibrozil and those with serum TG &gt; 400 mg/dL or LDL-C &gt; 130 mg/dL were excluded from the study.</text:p>
        <text:p text:style-name="P86"><text:bookmark text:name="__p11"/><text:span text:style-name="T15">Two hundred and thirty-three patients were referred to our outpatient clinic. Sixty-seven patients participated in the study based on the above-mentioned criteria [</text:span><text:a xlink:type="simple" xlink:href="http://www.ncbi.nlm.nih.gov/pmc/articles/PMC4199195/figure/F1/" office:target-frame-name="figure" xlink:show="replace"><text:span text:style-name="T54">Figure 1</text:span></text:a><text:span text:style-name="T15">]. After an educational course of diet and lifestyle, the study design was explained, and then written consent was obtained from the participants. After 1 month of lifestyle and diet modifications, the blood samples were obtained and analyzed for HDL-C, TG, total cholesterol (Total-C), fasting blood sugar (FBS), and HbA1c. Then the patients were randomly divided into three groups. The first patient selected his group from a box of mixed letters, and the next ones regularly followed him. Groups A, B and C were prescribed 1000 mg Vitamin C, 600 mg gemfibrozil or their combination, respectively. These doses were selected based on the previous studies and are usual therapeutic doses. In each follow-up visit, we evaluated the drug side-effects and the patients’ adherence to the protocol by interview and also by counting remaining drugs. After 6thweeks the final blood samples were obtained and analyzed for the above parameters.</text:span></text:p>
        <text:section text:style-name="Sect1" text:name="F1">
          <text:p text:style-name="P86"><draw:frame draw:style-name="fr1" draw:name="Frame1" text:anchor-type="paragraph" svg:width="1.0417in" draw:z-index="0"><draw:text-box fo:min-height="0.0161in"><text:p text:style-name="P2"><draw:a xlink:type="simple" xlink:href="http://www.ncbi.nlm.nih.gov/pmc/articles/PMC4199195/figure/F1/" office:target-frame-name="figure" xlink:show="replace"><draw:frame draw:style-name="fr6" draw:name="graphics1" text:anchor-type="as-char" svg:width="1.0429in" svg:height="0.939in" draw:z-index="1"><draw:image xlink:href="http://www.ncbi.nlm.nih.gov/pmc/articles/PMC4199195/bin/JRPP-3-77-g001.gif" xlink:type="simple" xlink:show="embed" xlink:actuate="onLoad"/><svg:title>Figure 1</svg:title></draw:frame></draw:a></text:p></draw:text-box></draw:frame></text:p>
          <text:section text:style-name="Sect1" text:name="lgnd_F1">
            <text:p text:style-name="P10"><text:a xlink:type="simple" xlink:href="http://www.ncbi.nlm.nih.gov/pmc/articles/PMC4199195/figure/F1/" office:target-frame-name="figure" xlink:show="replace"><text:span text:style-name="T67">Figure 1</text:span></text:a></text:p>
            <text:p text:style-name="P7">CONSORT diagram of the study</text:p>
          </text:section>
        </text:section>
        <text:p text:style-name="P86"><text:bookmark text:name="__p13"/><text:span text:style-name="T16">Baseline data of the participants and also changes of FBS, TG, Total-C, HDL-C, LDL-C and HbA1c were compared between groups by ANOVA. Paired </text:span><text:span text:style-name="Emphasis"><text:span text:style-name="T16">t</text:span></text:span><text:span text:style-name="T16">-test was used to compare these variables at two steps in each group. Nonparametric variables (like female/male ratio) were compared by appropriate statistical methods like Chi-square. Data were analyzed using SPSS software (SPSS, Inc., Chicago, IL, USA), version 16.</text:span></text:p>
      </text:section>
      <text:section text:style-name="Sect1" text:name="sec1-3">
        <text:p text:style-name="P93"><text:a xlink:type="simple" xlink:href="http://www.ncbi.nlm.nih.gov/pmc/articles/PMC4199195/#"><text:span text:style-name="T44">Go to:</text:span></text:a></text:p>
        <text:h text:style-name="P125" text:outline-level="2"><text:bookmark text:name="sec1-3title"/>RESULTS</text:h>
        <text:p text:style-name="P86"><text:bookmark text:name="__p14"/><text:span text:style-name="T15">During the entrance phase of the study, 233 patients were referred to us for diabetes control. Sixty-seven participated in this study. Seventeen were excluded because of intolerance to gemfibrozil or diet incompliance. Fifty patients (18 male, 32 female) finished the study and were included in the final analysis. Baseline data of the participants are presented in </text:span><text:a xlink:type="simple" xlink:href="http://www.ncbi.nlm.nih.gov/pmc/articles/PMC4199195/table/T1/" office:target-frame-name="true" xlink:show="replace"><text:span text:style-name="T54">Table 1</text:span></text:a><text:span text:style-name="T15">. There was no statistically significant difference of the baseline data of the participants between three groups.</text:span></text:p>
        <text:section text:style-name="Sect1" text:name="T1">
          <text:p text:style-name="P43"><draw:frame draw:style-name="fr1" draw:name="Frame2" text:anchor-type="paragraph" svg:width="1.0417in" draw:z-index="2"><draw:text-box fo:min-height="0.0161in"><text:p text:style-name="P2"><draw:a xlink:type="simple" xlink:href="http://www.ncbi.nlm.nih.gov/pmc/articles/PMC4199195/table/T1/" office:target-frame-name="table" xlink:show="replace"><draw:frame draw:style-name="fr6" draw:name="graphics2" text:anchor-type="as-char" svg:width="1.0429in" svg:height="0.5272in" draw:z-index="3"><draw:image xlink:href="http://www.ncbi.nlm.nih.gov/pmc/articles/PMC4199195/table/T1/?report=thumb" xlink:type="simple" xlink:show="embed" xlink:actuate="onLoad"/><svg:title>Table 1</svg:title></draw:frame></draw:a></text:p></draw:text-box></draw:frame><text:a xlink:type="simple" xlink:href="http://www.ncbi.nlm.nih.gov/pmc/articles/PMC4199195/table/T1/" office:target-frame-name="table" xlink:show="replace"><text:span text:style-name="T67">Table 1</text:span></text:a></text:p>
          <text:p text:style-name="P7">Baseline demographic and clinical data of participants</text:p>
        </text:section>
        <text:p text:style-name="P86"><text:bookmark text:name="__p16"/><text:span text:style-name="T16">High-density lipoprotein cholesterol increased in 36 (72%) patients (80% of group A, 66.7% of group B and 66.7% of group C, </text:span><text:span text:style-name="Emphasis"><text:span text:style-name="T16">P</text:span></text:span><text:span text:style-name="T16"> = 0.589). HDL-C increased 6.3, 4.4 and 5.0 mg/dL in </text:span><text:soft-page-break/><text:span text:style-name="T16">groups A, B and C, respectively (related significances were 0.017, 0.022 and 0.033, respectively). Significant decrease of serum TG and Total-C occurred in gemfibrozil and combination groups, but not in Vitamin C group [</text:span><text:a xlink:type="simple" xlink:href="http://www.ncbi.nlm.nih.gov/pmc/articles/PMC4199195/table/T2/" office:target-frame-name="true" xlink:show="replace"><text:span text:style-name="T55">Table 2</text:span></text:a><text:span text:style-name="T16">].</text:span></text:p>
        <text:section text:style-name="Sect1" text:name="T2">
          <text:p text:style-name="P43"><draw:frame draw:style-name="fr1" draw:name="Frame3" text:anchor-type="paragraph" svg:width="1.0417in" draw:z-index="4"><draw:text-box fo:min-height="0.0161in"><text:p text:style-name="P2"><draw:a xlink:type="simple" xlink:href="http://www.ncbi.nlm.nih.gov/pmc/articles/PMC4199195/table/T2/" office:target-frame-name="table" xlink:show="replace"><draw:frame draw:style-name="fr6" draw:name="graphics3" text:anchor-type="as-char" svg:width="1.0429in" svg:height="0.711in" draw:z-index="5"><draw:image xlink:href="http://www.ncbi.nlm.nih.gov/pmc/articles/PMC4199195/table/T2/?report=thumb" xlink:type="simple" xlink:show="embed" xlink:actuate="onLoad"/><svg:title>Table 2</svg:title></draw:frame></draw:a></text:p></draw:text-box></draw:frame><text:a xlink:type="simple" xlink:href="http://www.ncbi.nlm.nih.gov/pmc/articles/PMC4199195/table/T2/" office:target-frame-name="table" xlink:show="replace"><text:span text:style-name="T67">Table 2</text:span></text:a></text:p>
          <text:p text:style-name="P7">Mean (SD) of measured variables before and after 6 weeks of trial</text:p>
        </text:section>
        <text:p text:style-name="P86"><text:bookmark text:name="__p18"/><text:span text:style-name="T16">Comparison of changes of different variables between three groups using ANOVA is presented in </text:span><text:a xlink:type="simple" xlink:href="http://www.ncbi.nlm.nih.gov/pmc/articles/PMC4199195/table/T3/" office:target-frame-name="true" xlink:show="replace"><text:span text:style-name="T55">Table 3</text:span></text:a><text:span text:style-name="T16">. The change in HDL-C between the three groups was not significant (</text:span><text:span text:style-name="Emphasis"><text:span text:style-name="T16">P</text:span></text:span><text:span text:style-name="T16"> = 0.96). Similarly, we did not observe significant differences between three groups regarding changes in LDL-C and HbA1c (</text:span><text:span text:style-name="Emphasis"><text:span text:style-name="T16">P</text:span></text:span><text:span text:style-name="T16"> &gt; 0.05). In contrast, the changes in serum TG and Total-C between the three groups were significant (</text:span><text:span text:style-name="Emphasis"><text:span text:style-name="T16">P</text:span></text:span><text:span text:style-name="T16"> &lt; 0.05). FBS increased in groups A and B, but decreased in group C (</text:span><text:span text:style-name="Emphasis"><text:span text:style-name="T16">P</text:span></text:span><text:span text:style-name="T16"> = 0.43, 0.136 and 0.159, respectively).</text:span></text:p>
        <text:section text:style-name="Sect1" text:name="T3">
          <text:p text:style-name="P43"><draw:frame draw:style-name="fr1" draw:name="Frame4" text:anchor-type="paragraph" svg:width="1.0417in" draw:z-index="6"><draw:text-box fo:min-height="0.0161in"><text:p text:style-name="P2"><draw:a xlink:type="simple" xlink:href="http://www.ncbi.nlm.nih.gov/pmc/articles/PMC4199195/table/T3/" office:target-frame-name="table" xlink:show="replace"><draw:frame draw:style-name="fr6" draw:name="graphics4" text:anchor-type="as-char" svg:width="1.0429in" svg:height="0.5528in" draw:z-index="7"><draw:image xlink:href="http://www.ncbi.nlm.nih.gov/pmc/articles/PMC4199195/table/T3/?report=thumb" xlink:type="simple" xlink:show="embed" xlink:actuate="onLoad"/><svg:title>Table 3</svg:title></draw:frame></draw:a></text:p></draw:text-box></draw:frame><text:a xlink:type="simple" xlink:href="http://www.ncbi.nlm.nih.gov/pmc/articles/PMC4199195/table/T3/" office:target-frame-name="table" xlink:show="replace"><text:span text:style-name="T67">Table 3</text:span></text:a></text:p>
          <text:p text:style-name="P7">Changes of different variables after trial in three groups</text:p>
        </text:section>
      </text:section>
      <text:section text:style-name="Sect1" text:name="sec1-4">
        <text:p text:style-name="P93"><text:a xlink:type="simple" xlink:href="http://www.ncbi.nlm.nih.gov/pmc/articles/PMC4199195/#"><text:span text:style-name="T44">Go to:</text:span></text:a></text:p>
        <text:h text:style-name="P125" text:outline-level="2"><text:bookmark text:name="sec1-4title"/>DISCUSSION</text:h>
        <text:p text:style-name="P86"><text:bookmark text:name="__p20"/><text:span text:style-name="T15">In the present study, we observed significant increase of serum HDL-C in patients who used Vitamin C, gemfibrozil or their combination by an average of 5.3 mg/dL. This amount of HDL-C increase may have clinical significance.[</text:span><text:bookmark text:name="__tag_408159182"/><text:a xlink:type="simple" xlink:href="http://www.ncbi.nlm.nih.gov/pmc/articles/PMC4199195/#ref10"><text:span text:style-name="T54">10</text:span></text:a><text:span text:style-name="T15">]</text:span></text:p>
        <text:p text:style-name="P86"><text:bookmark text:name="__p21"/><text:span text:style-name="T15">Type 2 diabetes mellitus is commonly associated with dyslipidemia, which further increases the already elevated cardiovascular risk associated with diabetes. The classical dyslipidemia pattern in DM-T2 is increased TG, low HDL-C levels and structural changes in the LDL-C particles.[</text:span><text:bookmark text:name="__tag_408159178"/><text:a xlink:type="simple" xlink:href="http://www.ncbi.nlm.nih.gov/pmc/articles/PMC4199195/#ref32"><text:span text:style-name="T54">32</text:span></text:a><text:span text:style-name="T15">,</text:span><text:bookmark text:name="__tag_408159163"/><text:a xlink:type="simple" xlink:href="http://www.ncbi.nlm.nih.gov/pmc/articles/PMC4199195/#ref33"><text:span text:style-name="T54">33</text:span></text:a><text:span text:style-name="T15">] Thus, anti-hyperlipidemic treatment by drugs such as gemfibrozil is a common practice in diabetic patients with its relevant side effects.[</text:span><text:bookmark text:name="__tag_408159190"/><text:a xlink:type="simple" xlink:href="http://www.ncbi.nlm.nih.gov/pmc/articles/PMC4199195/#ref18"><text:span text:style-name="T54">18</text:span></text:a><text:span text:style-name="T15">] Results from epidemiologic studies have demonstrated that low blood levels of HDL-C are associated with increased risk for heart disease. A substantial body of evidence from major epidemiologic studies has established that this coronary artery disease risk associated with low HDL-C is entirely independent of plasma LDL-C, other lipid parameters (TG, Total-C), and other nonlipid risk factors.[</text:span><text:bookmark text:name="__tag_408159151"/><text:a xlink:type="simple" xlink:href="http://www.ncbi.nlm.nih.gov/pmc/articles/PMC4199195/#ref9"><text:span text:style-name="T54">9</text:span></text:a><text:span text:style-name="T15">] Epidemiologic studies have also shown that every 1-mg/dL increase in HDL-C is associated with a 2% decreased risk of coronary artery disease in men and 3% decreased risk in women.[</text:span><text:bookmark text:name="__tag_408159164"/><text:a xlink:type="simple" xlink:href="http://www.ncbi.nlm.nih.gov/pmc/articles/PMC4199195/#ref10"><text:span text:style-name="T54">10</text:span></text:a><text:span text:style-name="T15">]</text:span></text:p>
        <text:p text:style-name="P86"><text:bookmark text:name="__p22"/><text:span text:style-name="T15">Vitamin C has also been shown to protect HDL-C from lipid oxidation during reverse cholesterol transport process.[</text:span><text:bookmark text:name="__tag_408159156"/><text:a xlink:type="simple" xlink:href="http://www.ncbi.nlm.nih.gov/pmc/articles/PMC4199195/#ref27"><text:span text:style-name="T54">27</text:span></text:a><text:span text:style-name="T15">] Reverse cholesterol transport involves the removal of unesterified cholesterol from extrahepatic cell membranes by HDL-C particles, where it is esterified via lecithin-cholesterol acyltransferase. The cholesterol esters inside the HDL-C lipoproteins are then finally transferred back to the liver for further processing and excretion via the bile. It is known that HDL-C oxidation modifies apolipoprotein A-I structure, which alters the ability of the HDL-C lipoproteins to activate lecithin-cholesterol acyltransferase, therefore inhibiting the esterification and removal of extrahepatic cholesterol.[</text:span><text:bookmark text:name="__tag_408159176"/><text:a xlink:type="simple" xlink:href="http://www.ncbi.nlm.nih.gov/pmc/articles/PMC4199195/#ref34"><text:span text:style-name="T54">34</text:span></text:a><text:span text:style-name="T15">,</text:span><text:bookmark text:name="__tag_408159150"/><text:a xlink:type="simple" xlink:href="http://www.ncbi.nlm.nih.gov/pmc/articles/PMC4199195/#ref35"><text:span text:style-name="T54">35</text:span></text:a><text:span text:style-name="T15">] Vitamin C supplementation has been shown to increase apolipoprotein A-I concentrations significantly and therefore preserve the reverse cholesterol transport process.[</text:span><text:bookmark text:name="__tag_408159167"/><text:a xlink:type="simple" xlink:href="http://www.ncbi.nlm.nih.gov/pmc/articles/PMC4199195/#ref36"><text:span text:style-name="T54">36</text:span></text:a><text:span text:style-name="T15">] On the other hand, gemfibrozil increases serum HDL by decreasing triglyceride. As the mechanisms of Vitamin C and gemfibrozil for increasing HDL are different, it is expected that their combination may have added beneficial effect, a point that was not confirmed in our study. We did not observe any </text:span><text:soft-page-break/><text:span text:style-name="T15">significant change in TG, Total-C, LDL-C, FBS and HbA1c in the group A (</text:span><text:span text:style-name="Emphasis"><text:span text:style-name="T15">P</text:span></text:span><text:span text:style-name="T15"> &gt; 0.05), but TG and Total-C decreased in groups B and C (</text:span><text:span text:style-name="Emphasis"><text:span text:style-name="T15">P</text:span></text:span><text:span text:style-name="T15"> &lt; 0.05).</text:span></text:p>
        <text:p text:style-name="P86"><text:bookmark text:name="__p23"/><text:span text:style-name="T15">As indicated before, the role of Vitamin C on lipid profile has been conflicting in some animal and human studies. In a study by Eteng </text:span><text:span text:style-name="Emphasis"><text:span text:style-name="T15">et al</text:span></text:span><text:span text:style-name="T15">. on Wistar rats, the effect of oral administration of Vitamin C on serum lipids was demonstrated, but there was no effect on serum HDL-C.[</text:span><text:bookmark text:name="__tag_408159177"/><text:a xlink:type="simple" xlink:href="http://www.ncbi.nlm.nih.gov/pmc/articles/PMC4199195/#ref37"><text:span text:style-name="T54">37</text:span></text:a><text:span text:style-name="T15">] Owu </text:span><text:span text:style-name="Emphasis"><text:span text:style-name="T15">et al</text:span></text:span><text:span text:style-name="T15">. observed Vitamin C significantly decreases TG, LDL-C, and Total-C but has no effect on HDL-C in diabetic rats.[</text:span><text:bookmark text:name="__tag_408159184"/><text:a xlink:type="simple" xlink:href="http://www.ncbi.nlm.nih.gov/pmc/articles/PMC4199195/#ref38"><text:span text:style-name="T54">38</text:span></text:a><text:span text:style-name="T15">] Kim </text:span><text:span text:style-name="Emphasis"><text:span text:style-name="T15">et al</text:span></text:span><text:span text:style-name="T15">. reported Vitamin C has no effect on lipid profile.[</text:span><text:bookmark text:name="__tag_408159153"/><text:a xlink:type="simple" xlink:href="http://www.ncbi.nlm.nih.gov/pmc/articles/PMC4199195/#ref39"><text:span text:style-name="T54">39</text:span></text:a><text:span text:style-name="T15">] McRae in a meta-analysis of 13 randomized controlled trials concluded supplementation with at least 500 mg/dL of Vitamin C, for a minimum of 4 weeks, can result in a significant decrease in serum LDL-C and TG concentrations. However, there was a nonsignificant elevation of serum HDL-C.[</text:span><text:bookmark text:name="__tag_408159183"/><text:a xlink:type="simple" xlink:href="http://www.ncbi.nlm.nih.gov/pmc/articles/PMC4199195/#ref40"><text:span text:style-name="T54">40</text:span></text:a><text:span text:style-name="T15">] The important question is “why the results of these studies are so different?” One explanation can be the limitations of different studies regarding control of diet quality and quantity during participation. Even during the trial phase of one study the quality and quantity of the food does not remain constant. Another explanation is the frequent intervening factors that can affect the results.[</text:span><text:bookmark text:name="__tag_408159192"/><text:a xlink:type="simple" xlink:href="http://www.ncbi.nlm.nih.gov/pmc/articles/PMC4199195/#ref41"><text:span text:style-name="T54">41</text:span></text:a><text:span text:style-name="T15">,</text:span><text:bookmark text:name="__tag_408159158"/><text:a xlink:type="simple" xlink:href="http://www.ncbi.nlm.nih.gov/pmc/articles/PMC4199195/#ref41"><text:span text:style-name="T54">41</text:span></text:a><text:span text:style-name="T15">] Fixing the role of these conflicting items and controlling them are a difficult clinical practice.</text:span></text:p>
        <text:p text:style-name="P82"><text:bookmark text:name="__p24"/>Our study had some limitations: First, it included a relatively short period of 6 weeks, so the effects of long-term Vitamin C supplementation on plasma lipoproteins were not investigated. Second, the study evaluated serum HDL-C concentration, not long-term cardiovascular mortality, which could be a better clinical outcome.</text:p>
        <text:p text:style-name="P82"><text:bookmark text:name="__p25"/>We found that Vitamin C supplementation had similar incremental effects to gemfibrozil on plasma HDL-C, but adding it to gemfibrozil did not produced additional benefit. We suggest larger randomized trials for the evaluation of Vitamin C effects on long-term cardiovascular mortality and morbidity.</text:p>
      </text:section>
      <text:section text:style-name="Sect1" text:name="sec1-5">
        <text:p text:style-name="P93"><text:a xlink:type="simple" xlink:href="http://www.ncbi.nlm.nih.gov/pmc/articles/PMC4199195/#"><text:span text:style-name="T44">Go to:</text:span></text:a></text:p>
        <text:h text:style-name="P125" text:outline-level="2"><text:bookmark text:name="sec1-5title"/>AUTHORS’ CONTRIBUTION</text:h>
        <text:p text:style-name="P82"><text:bookmark text:name="__p26"/>Mansour Siavash: Study idea, design and conduct, Masoud Amini: Supervisor.</text:p>
      </text:section>
      <text:section text:style-name="Sect1" text:name="__fn-groupid613990">
        <text:p text:style-name="P93"><text:a xlink:type="simple" xlink:href="http://www.ncbi.nlm.nih.gov/pmc/articles/PMC4199195/#"><text:span text:style-name="T44">Go to:</text:span></text:a></text:p>
        <text:h text:style-name="P125" text:outline-level="2"><text:bookmark text:name="__fn-groupid613990title"/>Footnotes</text:h>
        <text:p text:style-name="P87"><text:bookmark text:name="__fnid613991"/><text:bookmark text:name="__p27"/><text:span text:style-name="Strong_20_Emphasis"><text:span text:style-name="T12">Source of Support:</text:span></text:span><text:span text:style-name="T11"> Nil</text:span></text:p>
        <text:p text:style-name="P87"><text:bookmark text:name="__fnid614002"/><text:bookmark text:name="__p28"/><text:span text:style-name="Strong_20_Emphasis"><text:span text:style-name="T12">Conflict of Interest:</text:span></text:span><text:span text:style-name="T11"> None declared.</text:span></text:p>
      </text:section>
      <text:section text:style-name="Sect1" text:name="__ref-listid614013">
        <text:p text:style-name="P93"><text:a xlink:type="simple" xlink:href="http://www.ncbi.nlm.nih.gov/pmc/articles/PMC4199195/#"><text:span text:style-name="T44">Go to:</text:span></text:a></text:p>
        <text:h text:style-name="P125" text:outline-level="2"><text:bookmark text:name="__ref-listid614013title"/>REFERENCES</text:h>
        <text:section text:style-name="Sect1" text:name="reference-list">
          <text:p text:style-name="P4"/>
          <text:section text:style-name="Sect1" text:name="ref1">
            <text:p text:style-name="P86">1. Betteridge DJ. Diabetic dyslipidemia. Am J Med. 1994;96:25S–31. [<text:a xlink:type="simple" xlink:href="http://www.ncbi.nlm.nih.gov/pubmed/8017462" office:target-frame-name="pmc_ext" xlink:show="replace"><text:span text:style-name="T67">PubMed</text:span></text:a>]</text:p>
          </text:section>
          <text:section text:style-name="Sect1" text:name="ref2">
            <text:p text:style-name="P86">2. Howard BV, Howard WJ. Dyslipidemia in non-insulin-dependent diabetes mellitus. Endocr Rev. 1994;15:263–74. [<text:a xlink:type="simple" xlink:href="http://www.ncbi.nlm.nih.gov/pubmed/8076581" office:target-frame-name="pmc_ext" xlink:show="replace"><text:span text:style-name="T67">PubMed</text:span></text:a>]</text:p>
          </text:section>
          <text:section text:style-name="Sect1" text:name="ref3">
            <text:p text:style-name="P86">3. Howard BV. Lipoprotein metabolism in diabetes. Curr Opin Lipidol. 1994;5:216–20.[<text:a xlink:type="simple" xlink:href="http://www.ncbi.nlm.nih.gov/pubmed/7952916" office:target-frame-name="pmc_ext" xlink:show="replace"><text:span text:style-name="T67">PubMed</text:span></text:a>]</text:p>
          </text:section>
          <text:section text:style-name="Sect1" text:name="ref4">
            <text:p text:style-name="P86">4. Tomkin GH, Owens D. Insulin and lipoprotein metabolism with special reference to the diabetic <text:soft-page-break/>state. Diabetes Metab Rev. 1994;10:225–52. [<text:a xlink:type="simple" xlink:href="http://www.ncbi.nlm.nih.gov/pubmed/7835171" office:target-frame-name="pmc_ext" xlink:show="replace"><text:span text:style-name="T67">PubMed</text:span></text:a>]</text:p>
          </text:section>
          <text:section text:style-name="Sect1" text:name="ref5">
            <text:p text:style-name="P86">5. Laakso M. Dyslipidemia, morbidity, and mortality in non-insulin-dependent diabetes mellitus. Lipoproteins and coronary heart disease in non-insulin-dependent diabetes mellitus. J Diabetes Complications. 1997;11:137–41. [<text:a xlink:type="simple" xlink:href="http://www.ncbi.nlm.nih.gov/pubmed/9101400" office:target-frame-name="pmc_ext" xlink:show="replace"><text:span text:style-name="T67">PubMed</text:span></text:a>]</text:p>
          </text:section>
          <text:section text:style-name="Sect1" text:name="ref6">
            <text:p text:style-name="P86">6. Laakso M. Lipid disorders in type 2 diabetes. Endocrinol Nutr. 2009;56(Suppl 4):43–5.[<text:a xlink:type="simple" xlink:href="http://www.ncbi.nlm.nih.gov/pubmed/20629231" office:target-frame-name="pmc_ext" xlink:show="replace"><text:span text:style-name="T67">PubMed</text:span></text:a>]</text:p>
          </text:section>
          <text:section text:style-name="Sect1" text:name="ref7">
            <text:p text:style-name="P86">7. Caballero AE, Arora S, Saouaf R, Lim SC, Smakowski P, Park JY, et al. Microvascular and macrovascular reactivity is reduced in subjects at risk for type 2 diabetes. Diabetes.1999;48:1856–62. [<text:a xlink:type="simple" xlink:href="http://www.ncbi.nlm.nih.gov/pubmed/10480619" office:target-frame-name="pmc_ext" xlink:show="replace"><text:span text:style-name="T67">PubMed</text:span></text:a>]</text:p>
          </text:section>
          <text:section text:style-name="Sect1" text:name="ref8">
            <text:p text:style-name="P86">8. Sowers JR, Lester MA. Diabetes and cardiovascular disease. Diabetes Care. 1999;22(Suppl 3):C14–20. [<text:a xlink:type="simple" xlink:href="http://www.ncbi.nlm.nih.gov/pubmed/10189558" office:target-frame-name="pmc_ext" xlink:show="replace"><text:span text:style-name="T67">PubMed</text:span></text:a>]</text:p>
          </text:section>
          <text:section text:style-name="Sect1" text:name="ref9">
            <text:p text:style-name="P86">9. Franceschini G. Epidemiologic evidence for high-density lipoprotein cholesterol as a risk factor for coronary artery disease. Am J Cardiol. 2001;88(12A):9N–13. [<text:a xlink:type="simple" xlink:href="http://www.ncbi.nlm.nih.gov/pubmed/11788124" office:target-frame-name="pmc_ext" xlink:show="replace"><text:span text:style-name="T67">PubMed</text:span></text:a>]</text:p>
          </text:section>
          <text:section text:style-name="Sect1" text:name="ref10">
            <text:p text:style-name="P86">10. Maron DJ. The epidemiology of low levels of high-density lipoprotein cholesterol in patients with and without coronary artery disease. Am J Cardiol. 2000;86:11L–14. [<text:a xlink:type="simple" xlink:href="http://www.ncbi.nlm.nih.gov/pubmed/11374848" office:target-frame-name="pmc_ext" xlink:show="replace"><text:span text:style-name="T67">PubMed</text:span></text:a>]</text:p>
          </text:section>
          <text:section text:style-name="Sect1" text:name="ref11">
            <text:p text:style-name="P86">11. Nofer JR, Kehrel B, Fobker M, Levkau B, Assmann G, von Eckardstein A. HDL and arteriosclerosis: Beyond reverse cholesterol transport. Atherosclerosis. 2002;161:1–16.[<text:a xlink:type="simple" xlink:href="http://www.ncbi.nlm.nih.gov/pubmed/11882312" office:target-frame-name="pmc_ext" xlink:show="replace"><text:span text:style-name="T67">PubMed</text:span></text:a>]</text:p>
          </text:section>
          <text:section text:style-name="Sect1" text:name="ref12">
            <text:p text:style-name="P86">12. Calla MS, Lynch SM. Vitamin C preserves the cardio-protective paraoxonase activity of high-density lipoprotein during oxidant stress. Arch Biochem Biophys. 2006;452:129–37.[<text:a xlink:type="simple" xlink:href="http://www.ncbi.nlm.nih.gov/pubmed/16854368" office:target-frame-name="pmc_ext" xlink:show="replace"><text:span text:style-name="T67">PubMed</text:span></text:a>]</text:p>
          </text:section>
          <text:section text:style-name="Sect1" text:name="ref13">
            <text:p text:style-name="P86">13. Kita T, Ishii K, Yokode M, Kume N, Nagano Y, Arai H, et al. The role of oxidized low density lipoprotein in the pathogenesis of atherosclerosis. Eur Heart J. 1990;11(Suppl E):122–7.[<text:a xlink:type="simple" xlink:href="http://www.ncbi.nlm.nih.gov/pubmed/2226520" office:target-frame-name="pmc_ext" xlink:show="replace"><text:span text:style-name="T67">PubMed</text:span></text:a>]</text:p>
          </text:section>
          <text:section text:style-name="Sect1" text:name="ref14">
            <text:p text:style-name="P86">14. Garg A, Grundy SM. Management of dyslipidemia in NIDDM. Diabetes Care.1990;13:153–69. [<text:a xlink:type="simple" xlink:href="http://www.ncbi.nlm.nih.gov/pubmed/2190770" office:target-frame-name="pmc_ext" xlink:show="replace"><text:span text:style-name="T67">PubMed</text:span></text:a>]</text:p>
          </text:section>
          <text:section text:style-name="Sect1" text:name="ref15">
            <text:p text:style-name="P86">15. Garg A, Grundy SM. Gemfibrozil alone and in combination with lovastatin for treatment of hypertriglyceridemia in NIDDM. Diabetes. 1989;38:364–72. [<text:a xlink:type="simple" xlink:href="http://www.ncbi.nlm.nih.gov/pubmed/2917701" office:target-frame-name="pmc_ext" xlink:show="replace"><text:span text:style-name="T67">PubMed</text:span></text:a>]</text:p>
          </text:section>
          <text:section text:style-name="Sect1" text:name="ref16">
            <text:p text:style-name="P86">16. Tong N, Liang J. The effect of gemfibrozil on serum apo C II and C III in diabetic hyperlipidemia. Hua Xi Yi Ke Da Xue Xue Bao. 1991;22:409–11. [<text:a xlink:type="simple" xlink:href="http://www.ncbi.nlm.nih.gov/pubmed/1814823" office:target-frame-name="pmc_ext" xlink:show="replace"><text:span text:style-name="T67">PubMed</text:span></text:a>]</text:p>
          </text:section>
          <text:section text:style-name="Sect1" text:name="ref17">
            <text:p text:style-name="P86">17. Goldberg R, La Belle P, Zupkis R, Ronca P. Comparison of the effects of lovastatin and gemfibrozil on lipids and glucose control in non-insulin-dependent diabetes mellitus. Am J Cardiol. 1990;66:16B–21. [<text:a xlink:type="simple" xlink:href="http://www.ncbi.nlm.nih.gov/pubmed/2206032" office:target-frame-name="pmc_ext" xlink:show="replace"><text:span text:style-name="T67">PubMed</text:span></text:a>]</text:p>
          </text:section>
          <text:section text:style-name="Sect1" text:name="ref18">
            <text:p text:style-name="P86">18. Davidson MH, Armani A, McKenney JM, Jacobson TA. Safety considerations with fibrate therapy. Am J Cardiol. 2007;99:3C–18. [<text:a xlink:type="simple" xlink:href="http://www.ncbi.nlm.nih.gov/pubmed/17368275" office:target-frame-name="pmc_ext" xlink:show="replace"><text:span text:style-name="T67">PubMed</text:span></text:a>]</text:p>
          </text:section>
          <text:section text:style-name="Sect1" text:name="ref19">
            <text:p text:style-name="P86">19. Baer AN, Wortmann RL. Myotoxicity associated with lipid-lowering drugs. Curr Opin Rheumatol. 2007;19:67–73. [<text:a xlink:type="simple" xlink:href="http://www.ncbi.nlm.nih.gov/pubmed/17143099" office:target-frame-name="pmc_ext" xlink:show="replace"><text:span text:style-name="T67">PubMed</text:span></text:a>]</text:p>
          </text:section>
          <text:section text:style-name="Sect1" text:name="ref20">
            <text:p text:style-name="P86">20. Vanholder R, Sever MS, Erek E, Lameire N. Rhabdomyolysis. J Am Soc Nephrol.2000;11:1553–61. [<text:a xlink:type="simple" xlink:href="http://www.ncbi.nlm.nih.gov/pubmed/10906171" office:target-frame-name="pmc_ext" xlink:show="replace"><text:span text:style-name="T67">PubMed</text:span></text:a>]</text:p>
          </text:section>
          <text:section text:style-name="Sect1" text:name="ref21">
            <text:p text:style-name="P86">21. Chi X, May JM. Oxidized lipoprotein induces the macrophage ascorbate transporter (SVCT2): <text:soft-page-break/>Protection by intracellular ascorbate against oxidant stress and apoptosis. Arch Biochem Biophys. 2009;485:174–82. [<text:a xlink:type="simple" xlink:href="http://www.ncbi.nlm.nih.gov/pmc/articles/PMC3722556/"><text:span text:style-name="T67">PMC free article</text:span></text:a>] [<text:a xlink:type="simple" xlink:href="http://www.ncbi.nlm.nih.gov/pubmed/19254685" office:target-frame-name="pmc_ext" xlink:show="replace"><text:span text:style-name="T67">PubMed</text:span></text:a>]</text:p>
          </text:section>
          <text:section text:style-name="Sect1" text:name="ref22">
            <text:p text:style-name="P86">22. Pinchuk I, Shoval H, Dotan Y, Lichtenberg D. Evaluation of antioxidants: Scope, limitations and relevance of assays. Chem Phys Lipids. 2012;165:638–47. [<text:a xlink:type="simple" xlink:href="http://www.ncbi.nlm.nih.gov/pubmed/22721987" office:target-frame-name="pmc_ext" xlink:show="replace"><text:span text:style-name="T67">PubMed</text:span></text:a>]</text:p>
          </text:section>
          <text:section text:style-name="Sect1" text:name="ref23">
            <text:p text:style-name="P86">23. Niki E, Yamamoto Y, Komuro E, Sato K. Membrane damage due to lipid oxidation. Am J Clin Nutr. 1991;53:201S–05. [<text:a xlink:type="simple" xlink:href="http://www.ncbi.nlm.nih.gov/pubmed/1985388" office:target-frame-name="pmc_ext" xlink:show="replace"><text:span text:style-name="T67">PubMed</text:span></text:a>]</text:p>
          </text:section>
          <text:section text:style-name="Sect1" text:name="ref24">
            <text:p text:style-name="P86">24. Shibuya N, Humphers JM, Agarwal MR, Jupiter DC. Efficacy and safety of high-dose vitamin C on complex regional pain syndrome in extremity trauma and surgery – Systematic review and meta-analysis. J Foot Ankle Surg. 2013;52:62–6. [<text:a xlink:type="simple" xlink:href="http://www.ncbi.nlm.nih.gov/pubmed/22985495" office:target-frame-name="pmc_ext" xlink:show="replace"><text:span text:style-name="T67">PubMed</text:span></text:a>]</text:p>
          </text:section>
          <text:section text:style-name="Sect1" text:name="ref25">
            <text:p text:style-name="P86">25. Aro A, Kyllästinen M, Kostiainen E, Gref CG, Elfving S, Uusitalo U. No effect on serum lipids by moderate and high doses of vitamin C in elderly subjects with low plasma ascorbic acid levels. Ann Nutr Metab. 1988;32:133–7. [<text:a xlink:type="simple" xlink:href="http://www.ncbi.nlm.nih.gov/pubmed/3190163" office:target-frame-name="pmc_ext" xlink:show="replace"><text:span text:style-name="T67">PubMed</text:span></text:a>]</text:p>
          </text:section>
          <text:section text:style-name="Sect1" text:name="ref26">
            <text:p text:style-name="P86">26. Bazzarre TL, Kleiner SM, Ainsworth BE. Vitamin C intake and lipid profiles of competitive male and female bodybuilders. Int J Sport Nutr. 1992;2:260–71. [<text:a xlink:type="simple" xlink:href="http://www.ncbi.nlm.nih.gov/pubmed/1299498" office:target-frame-name="pmc_ext" xlink:show="replace"><text:span text:style-name="T67">PubMed</text:span></text:a>]</text:p>
          </text:section>
          <text:section text:style-name="Sect1" text:name="ref27">
            <text:p text:style-name="P86">27. Hillstrom RJ, Yacapin-Ammons AK, Lynch SM. Vitamin C inhibits lipid oxidation in human HDL. J Nutr. 2003;133:3047–51. [<text:a xlink:type="simple" xlink:href="http://www.ncbi.nlm.nih.gov/pubmed/14519782" office:target-frame-name="pmc_ext" xlink:show="replace"><text:span text:style-name="T67">PubMed</text:span></text:a>]</text:p>
          </text:section>
          <text:section text:style-name="Sect1" text:name="ref28">
            <text:p text:style-name="P86">28. Bates CJ, Mandal AR, Cole TJ. H.D.L. cholesterol and vitamin-C status. Lancet.1977;2:611. [<text:a xlink:type="simple" xlink:href="http://www.ncbi.nlm.nih.gov/pubmed/71428" office:target-frame-name="pmc_ext" xlink:show="replace"><text:span text:style-name="T67">PubMed</text:span></text:a>]</text:p>
          </text:section>
          <text:section text:style-name="Sect1" text:name="ref29">
            <text:p text:style-name="P86">29. Bates CJ, Burr MK, St Leger AS. Vitamin C, high density lipoproteins and heart disease in elderly subjects. Age Ageing. 1979;8:177–82. [<text:a xlink:type="simple" xlink:href="http://www.ncbi.nlm.nih.gov/pubmed/233406" office:target-frame-name="pmc_ext" xlink:show="replace"><text:span text:style-name="T67">PubMed</text:span></text:a>]</text:p>
          </text:section>
          <text:section text:style-name="Sect1" text:name="ref30">
            <text:p text:style-name="P86">30. Rezaian GR, Taheri M, Mozaffari BE, Mosleh AA, Ghalambor MA. The salutary effects of antioxidant vitamins on the plasma lipids of healthy middle aged-to-elderly individuals: A randomized, double-blind, placebo-controlled study. J Med Liban. 2002;50:10–3. [<text:a xlink:type="simple" xlink:href="http://www.ncbi.nlm.nih.gov/pubmed/12841306" office:target-frame-name="pmc_ext" xlink:show="replace"><text:span text:style-name="T67">PubMed</text:span></text:a>]</text:p>
          </text:section>
          <text:section text:style-name="Sect1" text:name="ref31">
            <text:p text:style-name="P86">31. Yanai H, Morimoto M. Effect of ascorbate on serum lipids and urate metabolism during exhaustive training. Clin Sci (Lond) 2004;106:107–9. [<text:a xlink:type="simple" xlink:href="http://www.ncbi.nlm.nih.gov/pubmed/12927020" office:target-frame-name="pmc_ext" xlink:show="replace"><text:span text:style-name="T67">PubMed</text:span></text:a>]</text:p>
          </text:section>
          <text:section text:style-name="Sect1" text:name="ref32">
            <text:p text:style-name="P86">32. Taskinen MR. Diabetic dyslipidemia. Atheroscler Suppl. 2002;3:47–51. [<text:a xlink:type="simple" xlink:href="http://www.ncbi.nlm.nih.gov/pubmed/12044586" office:target-frame-name="pmc_ext" xlink:show="replace"><text:span text:style-name="T67">PubMed</text:span></text:a>]</text:p>
          </text:section>
          <text:section text:style-name="Sect1" text:name="ref33">
            <text:p text:style-name="P86">33. Taskinen MR. Pathogenesis of dyslipidemia in type 2 diabetes. Exp Clin Endocrinol Diabetes. 2001;109(Suppl 2):S180–8. [<text:a xlink:type="simple" xlink:href="http://www.ncbi.nlm.nih.gov/pubmed/11460569" office:target-frame-name="pmc_ext" xlink:show="replace"><text:span text:style-name="T67">PubMed</text:span></text:a>]</text:p>
          </text:section>
          <text:section text:style-name="Sect1" text:name="ref34">
            <text:p text:style-name="P86">34. Anantharamaiah GM, Hughes TA, Iqbal M, Gawish A, Neame PJ, Medley MF, et al. Effect of oxidation on the properties of apolipoproteins A-I and A-II. J Lipid Res. 1988;29:309–18.[<text:a xlink:type="simple" xlink:href="http://www.ncbi.nlm.nih.gov/pubmed/3132519" office:target-frame-name="pmc_ext" xlink:show="replace"><text:span text:style-name="T67">PubMed</text:span></text:a>]</text:p>
          </text:section>
          <text:section text:style-name="Sect1" text:name="ref35">
            <text:p text:style-name="P86">35. Nagano Y, Arai H, Kita T. High density lipoprotein loses its effect to stimulate efflux of cholesterol from foam cells after oxidative modification. Proc Natl Acad Sci U S A.1991;88:6457–61. [<text:a xlink:type="simple" xlink:href="http://www.ncbi.nlm.nih.gov/pmc/articles/PMC52104/"><text:span text:style-name="T67">PMC free article</text:span></text:a>] [<text:a xlink:type="simple" xlink:href="http://www.ncbi.nlm.nih.gov/pubmed/1862074" office:target-frame-name="pmc_ext" xlink:show="replace"><text:span text:style-name="T67">PubMed</text:span></text:a>]</text:p>
          </text:section>
          <text:section text:style-name="Sect1" text:name="ref36">
            <text:p text:style-name="P86">36. Jacques PF, Sulsky SI, Perrone GE, Jenner J, Schaefer EJ. Effect of vitamin C supplementation on lipoprotein cholesterol, apolipoprotein, and triglyceride concentrations. Ann Epidemiol. 1995;5:52–9. [<text:a xlink:type="simple" xlink:href="http://www.ncbi.nlm.nih.gov/pubmed/7728285" office:target-frame-name="pmc_ext" xlink:show="replace"><text:span text:style-name="T67">PubMed</text:span></text:a>]</text:p>
          </text:section>
          <text:section text:style-name="Sect1" text:name="ref37">
            <text:p text:style-name="P86"><text:soft-page-break/>37. Eteng MU, Ibekwe HA, Amatey TE, Bassey BJ, Uboh FU, Owu DU. Effect of vitamin C on serum lipids and electrolyte profile of albino Wistar rats. Niger J Physiol Sci. 2006;21:15–9.[<text:a xlink:type="simple" xlink:href="http://www.ncbi.nlm.nih.gov/pubmed/17242728" office:target-frame-name="pmc_ext" xlink:show="replace"><text:span text:style-name="T67">PubMed</text:span></text:a>]</text:p>
          </text:section>
          <text:section text:style-name="Sect1" text:name="ref38">
            <text:p text:style-name="P86">38. Owu DU, Antai AB, Udofia KH, Obembe AO, Obasi KO, Eteng MU. Vitamin C improves basal metabolic rate and lipid profile in alloxan-induced diabetes mellitus in rats. J Biosci.2006;31:575–9. [<text:a xlink:type="simple" xlink:href="http://www.ncbi.nlm.nih.gov/pubmed/17301495" office:target-frame-name="pmc_ext" xlink:show="replace"><text:span text:style-name="T67">PubMed</text:span></text:a>]</text:p>
          </text:section>
          <text:section text:style-name="Sect1" text:name="ref39">
            <text:p text:style-name="P86">39. Kim MK, Sasaki S, Sasazuki S, Okubo S, Hayashi M, Tsugane S. Long-term vitamin C supplementation has no markedly favourable effect on serum lipids in middle-aged Japanese subjects. Br J Nutr. 2004;91:81–90. [<text:a xlink:type="simple" xlink:href="http://www.ncbi.nlm.nih.gov/pubmed/14748940" office:target-frame-name="pmc_ext" xlink:show="replace"><text:span text:style-name="T67">PubMed</text:span></text:a>]</text:p>
          </text:section>
          <text:section text:style-name="Sect1" text:name="ref40">
            <text:p text:style-name="P86">40. McRae MP. Vitamin C supplementation lowers serum low-density lipoprotein cholesterol and triglycerides: A meta-analysis of 13 randomized controlled trials. J Chiropr Med.2008;7:48–58. [<text:a xlink:type="simple" xlink:href="http://www.ncbi.nlm.nih.gov/pmc/articles/PMC2682928/"><text:span text:style-name="T67">PMC free article</text:span></text:a>] [<text:a xlink:type="simple" xlink:href="http://www.ncbi.nlm.nih.gov/pubmed/19674720" office:target-frame-name="pmc_ext" xlink:show="replace"><text:span text:style-name="T67">PubMed</text:span></text:a>]</text:p>
          </text:section>
          <text:section text:style-name="Sect1" text:name="ref41">
            <text:p text:style-name="P86">41. Ness AR, Khaw KT, Bingham S, Day NE. Vitamin C status and serum lipids. Eur J Clin Nutr. 1996;50:724–9. [<text:a xlink:type="simple" xlink:href="http://www.ncbi.nlm.nih.gov/pubmed/8933118" office:target-frame-name="pmc_ext" xlink:show="replace"><text:span text:style-name="T67">PubMed</text:span></text:a>]</text:p>
          </text:section>
          <text:section text:style-name="Sect1" text:name="ref42">
            <text:p text:style-name="P86">42. Slattery ML, Jacobs DR, Jr, Dyer A, Benson J, Hilner JE, Caan BJ. Dietary antioxidants and plasma lipids: The CARDIA Study. J Am Coll Nutr. 1995;14:635–42. [<text:a xlink:type="simple" xlink:href="http://www.ncbi.nlm.nih.gov/pubmed/8598425" office:target-frame-name="pmc_ext" xlink:show="replace"><text:span text:style-name="T67">PubMed</text:span></text:a>]</text:p>
          </text:section>
        </text:section>
      </text:section>
      <text:p text:style-name="P6"><text:line-break/></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oft-page-break/><text:span text:style-name="T5"/></text:p>
      <text:h text:style-name="P115" text:outline-level="1">The use of Complementary and Alternative Medicines (CAMs) in the treatment of diabetes mellitus: is continued use safe and effective?</text:h>
      <text:section text:style-name="Sect1" text:name="topmatter">
        <text:p text:style-name="P69"><text:span text:style-name="Strong_20_Emphasis"><text:span text:style-name="T29">Arjuna B Medagama</text:span></text:span><text:a xlink:type="simple" xlink:href="http://www.nutritionj.com/content/13/1/102/#ins1"><text:span text:style-name="T62">1</text:span></text:a><text:span text:style-name="T31">* and </text:span><text:span text:style-name="Strong_20_Emphasis"><text:span text:style-name="T29">Ruwanthi Bandara</text:span></text:span><text:a xlink:type="simple" xlink:href="http://www.nutritionj.com/content/13/1/102/#ins2"><text:span text:style-name="T62">2</text:span></text:a></text:p>
        <text:section text:style-name="Sect1" text:name="affiliations">
          <text:p text:style-name="P69"><draw:frame draw:style-name="fr2" draw:name="Frame5" text:anchor-type="paragraph" svg:width="5.9165in" draw:z-index="9"><draw:text-box fo:min-height="0.0161in"><text:list xml:id="list8546804717188258132" text:style-name="L69"><text:list-item><text:p text:style-name="P65"><text:span text:style-name="T3">*Corresponding author: Arjuna B Medagama</text:span><text:a xlink:type="simple" xlink:href="mailto:arjuna.medagama@gmail.com"><text:span text:style-name="T72">arjuna.medagama@gmail.com</text:span></text:a></text:p></text:list-item></text:list><text:section text:style-name="Sect1" text:name="ins_container"><text:p text:style-name="P66">Department of Medicine, University of Peradeniya, Peradeniya, Sri Lanka<draw:frame draw:style-name="fr4" draw:name="ins1" text:anchor-type="char" svg:width="0.2083in" draw:z-index="11"><draw:text-box fo:min-height="0.0161in"><text:p text:style-name="P3">1</text:p></draw:text-box></draw:frame></text:p><text:p text:style-name="P67">Professorial Medical unit, Teaching Hospital Peradeniya, Peradeniya, Sri Lanka<draw:frame draw:style-name="fr4" draw:name="ins2" text:anchor-type="char" svg:width="0.2083in" draw:z-index="12"><draw:text-box fo:min-height="0.0161in"><text:p text:style-name="P3">2</text:p></draw:text-box></draw:frame></text:p></text:section><text:p text:style-name="P45"><draw:frame draw:style-name="fr3" draw:name="Frame6" text:anchor-type="paragraph" svg:width="1.4583in" draw:z-index="10"><draw:text-box fo:min-height="0.0161in"><text:p text:style-name="P94"><text:a xlink:type="simple" xlink:href="http://www.nutritionj.com/content/13/1/102#"><text:span text:style-name="T74">Author Affiliations</text:span></text:a></text:p></draw:text-box></draw:frame><text:bookmark text:name="authoremails"/><text:span text:style-name="T4">For all author emails, please </text:span><text:a xlink:type="simple" xlink:href="http://www.nutritionj.com/logon"><text:span text:style-name="T73">log on</text:span></text:a><text:span text:style-name="T4">.</text:span></text:p></draw:text-box></draw:frame></text:p>
        </text:section>
        <text:p text:style-name="P95"><text:span text:style-name="Emphasis"><text:span text:style-name="T33">Nutrition Journal</text:span></text:span><text:span text:style-name="T31"> 2014, </text:span><text:span text:style-name="Strong_20_Emphasis"><text:span text:style-name="T29">13</text:span></text:span><text:span text:style-name="T31">:102  doi:10.1186/1475-2891-13-102</text:span></text:p>
        <text:p text:style-name="P34"/>
        <text:p text:style-name="P69"><text:span text:style-name="T31">The electronic version of this article is the complete one and can be found online at:</text:span><text:a xlink:type="simple" xlink:href="http://www.nutritionj.com/content/13/1/102"><text:span text:style-name="T63">http://www.nutritionj.com/content/13/1/102</text:span></text:a></text:p>
        <text:p text:style-name="P34"/>
        <table:table table:name="Table1" table:style-name="Table1">
          <table:table-column table:style-name="Table1.A"/>
          <table:table-column table:style-name="Table1.B"/>
          <table:table-row>
            <table:table-cell table:style-name="Table1.A1" office:value-type="string">
              <text:p text:style-name="P129">Received:</text:p>
            </table:table-cell>
            <table:table-cell table:style-name="Table1.A1" office:value-type="string">
              <text:p text:style-name="P129">14 May 2014</text:p>
            </table:table-cell>
          </table:table-row>
          <table:table-row>
            <table:table-cell table:style-name="Table1.A1" office:value-type="string">
              <text:p text:style-name="P129">Accepted:</text:p>
            </table:table-cell>
            <table:table-cell table:style-name="Table1.A1" office:value-type="string">
              <text:p text:style-name="P129">7 October 2014</text:p>
            </table:table-cell>
          </table:table-row>
          <table:table-row>
            <table:table-cell table:style-name="Table1.A1" office:value-type="string">
              <text:p text:style-name="P129">Published:</text:p>
            </table:table-cell>
            <table:table-cell table:style-name="Table1.A1" office:value-type="string">
              <text:p text:style-name="P130">21 October 2014</text:p>
            </table:table-cell>
          </table:table-row>
        </table:table>
        <text:p text:style-name="P50">© 2014 Medagama and Bandara; licensee BioMed Central Ltd. </text:p>
        <text:p text:style-name="P71"><text:span text:style-name="T31">This is an Open Access article distributed under the terms of the Creative Commons Attribution License ( </text:span><text:a xlink:type="simple" xlink:href="http://creativecommons.org/licenses/by/4.0"><text:span text:style-name="T63">http://creativecommons.org/licenses/by/4.0</text:span></text:a><text:span text:style-name="T31">), which permits unrestricted use, distribution, and reproduction in any medium, provided the original work is properly credited. The Creative Commons Public Domain Dedication waiver ( http://creativecommons.org/publicdomain/zero/1.0/) applies to the data made available in this article, unless otherwise stated.</text:span></text:p>
      </text:section>
      <text:section text:style-name="Sect1" text:name="article-body">
        <text:h text:style-name="P105" text:outline-level="3"><text:bookmark text:name="abs"/>Abstract</text:h>
        <text:h text:style-name="P116" text:outline-level="4">Introduction</text:h>
        <text:p text:style-name="P63"><text:span text:style-name="T31">Diabetes mellitus is a major cause of morbidity and mortality worldwide, with a prevalence of 347 million in 2013. Complementary and Alternative Medicines (CAM) are a group of remedies that is fast gaining acceptance among individuals. Cinnamon, Bitter gourd (</text:span><text:span text:style-name="Emphasis"><text:span text:style-name="T33">Momordica charantia</text:span></text:span><text:span text:style-name="T31">) and Fenugreek (</text:span><text:span text:style-name="Emphasis"><text:span text:style-name="T33">Trigonella foenum-graecum</text:span></text:span><text:span text:style-name="T31">) are 3 widely used CAMs used worldwide for the treatment of diabetes. Data on safety and efficacy is limited, but the consumption is wide. Crepe ginger (</text:span><text:span text:style-name="Emphasis"><text:span text:style-name="T33">Costus speciosus</text:span></text:span><text:span text:style-name="T31">) and Ivy gourd (</text:span><text:span text:style-name="Emphasis"><text:span text:style-name="T33">Coccinia grandis</text:span></text:span><text:span text:style-name="T31">) are 2 plants used widely in the Asian region for their presumed hypoglycaemic properties.</text:span></text:p>
        <text:h text:style-name="P116" text:outline-level="4">Objective</text:h>
        <text:p text:style-name="P51">In this review, we analyzed the available evidence for the 5 CAMs mentioned above in terms of in-vitro studies, animal studies sand clinical trials. We also describe the mechanisms of hypoglycaemia and safety concerns where there is available evidence.</text:p>
        <text:h text:style-name="P116" text:outline-level="4">Results and conclusions</text:h>
        <text:p text:style-name="P51">Clinical trials that studied the hypoglycaemic effects of Cinnamon, bitter gourd, fenugreek and ivy gourd showed conflicting results. Direct comparison between studies remains a challenge in view of the baseline heterogeneity of subjects, differences in substrate preparation, variable end points and poor trial design. Short durations of study and small number of subjects studied is universal. Crepe ginger has not been studied adequately in humans to draw conclusions.</text:p>
        <text:p text:style-name="P51">In view of the high prevalence of use and safety and efficacy issues, there is an urgent need to study their hypoglycaemic and adverse effects in well-designed long-term clinical trials.</text:p>
        <text:h text:style-name="P128" text:outline-level="5"><text:bookmark text:name="keywords"/>Keywords: </text:h>
        <text:p text:style-name="P69"><text:span text:style-name="T31">Complementary and Alternative Medicine (CAM); Type 2 diabetes mellitus; Cinnamon (</text:span><text:span text:style-name="Emphasis"><text:span text:style-name="T33">Cinnamomum cassia, Cinnamomum zeylanicum</text:span></text:span><text:span text:style-name="T31">); Bitter gourd (</text:span><text:span text:style-name="Emphasis"><text:span text:style-name="T33">Momordica charantia</text:span></text:span><text:span text:style-name="T31">); Crepe ginger (</text:span><text:span text:style-name="Emphasis"><text:span text:style-name="T33">Costus speciosus</text:span></text:span><text:span text:style-name="T31">); Ivy gourd (</text:span><text:span text:style-name="Emphasis"><text:span text:style-name="T33">Coccinia grandis</text:span></text:span><text:span text:style-name="T31">); Fenugreek (</text:span><text:span text:style-name="Emphasis"><text:span text:style-name="T33">Trigonella foenum-graecum</text:span></text:span><text:span text:style-name="T31">)</text:span><text:bookmark text:name="sec1"/></text:p>
        <text:h text:style-name="P105" text:outline-level="3">Background</text:h>
        <text:h text:style-name="P116" text:outline-level="4">The burden of type 2 diabetes</text:h>
        <text:p text:style-name="P63"><text:span text:style-name="T31">Diabetes mellitus is a major cause of morbidity and mortality worldwide with an increasing prevalence. The WHO estimates a prevalence of 347 million people with diabetes worldwide in 2013 </text:span><text:bookmark text:name="d52868e176"/><text:span text:style-name="T31">[</text:span><text:a xlink:type="simple" xlink:href="http://www.nutritionj.com/content/13/1/102#B1"><text:span text:style-name="T63">1</text:span></text:a><text:span text:style-name="T31">]. The prevalence is expected to double between 2005–2030 and the greater proportion of this increase would be in the low to middle income countries of Asia, Africa and South America </text:span><text:bookmark text:name="d52868e180"/><text:span text:style-name="T31">[</text:span><text:a xlink:type="simple" xlink:href="http://www.nutritionj.com/content/13/1/102#B2"><text:span text:style-name="T63">2</text:span></text:a><text:span text:style-name="T31">].</text:span></text:p>
        <text:p text:style-name="P51">There is an emerging trend worldwide for patients to use complementary and alternative medications (CAM) in an attempt to improve the outcomes of their illnesses as well as to improve general well being. In addition, CAMs have gained academic, industrial and economic interest due to its high prevalence of use.</text:p>
        <text:p text:style-name="P63"><text:soft-page-break/><text:span text:style-name="T31">The National Centre for Complementary and Alternative Medicine of the United States defines CAM as “a group of medical and health care systems, practices and products that are not presently considered to be part of conventional medicine”. Complementary medicine is used with conventional therapy, whereas Alternative medicine is used instead of conventional medicine. These agents seem to have become an attractive option because of the lesser-perceived adverse reactions in comparison to prescription medications. CAM incorporates herbal remedies and other forms of therapy like acupuncture, faith healing, massage therapy, hypnosis and music therapy</text:span><text:bookmark text:name="d52868e188"/><text:span text:style-name="T31">[</text:span><text:a xlink:type="simple" xlink:href="http://www.nutritionj.com/content/13/1/102#B3"><text:span text:style-name="T63">3</text:span></text:a><text:span text:style-name="T31">].</text:span></text:p>
        <text:p text:style-name="P63"><text:span text:style-name="T31">Diabetes mellitus is an illness, where a wide array of CAMs has been used with varying success. Medicinal plants worldwide still play a prominent role in human health care. During the last few years, even in the absence of good supporting evidence, the United States alone has recorded an increase of 380% in the use of herbal remedies </text:span><text:bookmark text:name="d52868e194"/><text:span text:style-name="T31">[</text:span><text:a xlink:type="simple" xlink:href="http://www.nutritionj.com/content/13/1/102#B4"><text:span text:style-name="T63">4</text:span></text:a><text:span text:style-name="T31">]. Around 2–3.6 million people in the United States rely on complementary and alternative medicines for the treatment of their diabetes mellitus </text:span><text:bookmark text:name="d52868e198"/><text:span text:style-name="T31">[</text:span><text:a xlink:type="simple" xlink:href="http://www.nutritionj.com/content/13/1/102#B5"><text:span text:style-name="T63">5</text:span></text:a><text:span text:style-name="T31">].</text:span></text:p>
        <text:p text:style-name="P63"><text:span text:style-name="T31">Recent estimates show that over 80% of people living in developing countries still depend on CAM for treatment health conditions </text:span><text:bookmark text:name="d52868e204"/><text:span text:style-name="T31">[</text:span><text:a xlink:type="simple" xlink:href="http://www.nutritionj.com/content/13/1/102#B5"><text:span text:style-name="T63">5</text:span></text:a><text:span text:style-name="T31">]. Metformin, the first choice in the treatment of type 2 diabetes originated from the plant Galega offcinalis (French lilac or goats rue) and was once considered a CAM </text:span><text:bookmark text:name="d52868e208"/><text:span text:style-name="T31">[</text:span><text:a xlink:type="simple" xlink:href="http://www.nutritionj.com/content/13/1/102#B6"><text:span text:style-name="T63">6</text:span></text:a><text:span text:style-name="T31">]. Over 400 plants and compounds have so far been evaluated for use in T2 diabetes patients and over 1200 have been claimed to be remedies for the same illness </text:span><text:bookmark text:name="d52868e212"/><text:span text:style-name="T31">[</text:span><text:a xlink:type="simple" xlink:href="http://www.nutritionj.com/content/13/1/102#B7"><text:span text:style-name="T63">7</text:span></text:a><text:span text:style-name="T31">].</text:span></text:p>
        <text:p text:style-name="P63"><text:span text:style-name="T31">The worldwide trend for the use of CAMs in diabetes has increased with an overall prevalence ranging between 30%-57% in some studies </text:span><text:bookmark text:name="d52868e218"/><text:span text:style-name="T31">[</text:span><text:a xlink:type="simple" xlink:href="http://www.nutritionj.com/content/13/1/102#B8"><text:span text:style-name="T63">8</text:span></text:a><text:span text:style-name="T31">]. Diabetics are 1.6 times more likely than non-diabetics to use a CAM for a host of reasons </text:span><text:bookmark text:name="d52868e222"/><text:span text:style-name="T31">[</text:span><text:a xlink:type="simple" xlink:href="http://www.nutritionj.com/content/13/1/102#B9"><text:span text:style-name="T63">9</text:span></text:a><text:span text:style-name="T31">].</text:span></text:p>
        <text:p text:style-name="P63"><text:span text:style-name="T31">Australia and the United Kingdom records a prevalence of 46% among diabetics </text:span><text:bookmark text:name="d52868e228"/><text:bookmark text:name="d52868e230"/><text:span text:style-name="T31">[</text:span><text:a xlink:type="simple" xlink:href="http://www.nutritionj.com/content/13/1/102#B10"><text:span text:style-name="T63">10</text:span></text:a><text:span text:style-name="T31">,</text:span><text:a xlink:type="simple" xlink:href="http://www.nutritionj.com/content/13/1/102#B11"><text:span text:style-name="T63">11</text:span></text:a><text:span text:style-name="T31">].</text:span></text:p>
        <text:p text:style-name="P63"><text:span text:style-name="T31">India, a country that is steeped in tradition and boasting a rich history of healing practices records a very high use of 67% among its diabetic population. The majority of these patients (97%) used naturoapathy, which often included herbalism </text:span><text:bookmark text:name="d52868e236"/><text:span text:style-name="T31">[</text:span><text:a xlink:type="simple" xlink:href="http://www.nutritionj.com/content/13/1/102#B3"><text:span text:style-name="T63">3</text:span></text:a><text:span text:style-name="T31">].</text:span></text:p>
        <text:p text:style-name="P63"><text:span text:style-name="T31">It is only recently that guidelines for investigation of such remedies have developed and few herbal remedies have been studied </text:span><text:bookmark text:name="d52868e242"/><text:span text:style-name="T31">[</text:span><text:a xlink:type="simple" xlink:href="http://www.nutritionj.com/content/13/1/102#B4"><text:span text:style-name="T63">4</text:span></text:a><text:span text:style-name="T31">].</text:span></text:p>
        <text:p text:style-name="P63"><text:span text:style-name="T31">Cinnamon, garlic preparations and fenugreek and multi-vitamins are some of the popular over the counter CAMs used among diabetics </text:span><text:bookmark text:name="d52868e248"/><text:span text:style-name="T31">[</text:span><text:a xlink:type="simple" xlink:href="http://www.nutritionj.com/content/13/1/102#B12"><text:span text:style-name="T63">12</text:span></text:a><text:span text:style-name="T31">].</text:span></text:p>
        <text:p text:style-name="P51">This article will attempt to bridge the evidence for cellular mechanisms of action, and human studies for using some common CAMS such as Cinnamon and fenugreek and also attempt explore anti-diabetic properties of 2 herbs and the vegetable bitter gourd.</text:p>
        <text:h text:style-name="P116" text:outline-level="4">Cinnamon</text:h>
        <text:p text:style-name="P51">Cinnamon, one of the most widely used flavouring agents used in the food and beverage industry worldwide has also been well recognized for its medicinal properties since antiquity. Traditional Ayurvedhic medicine has used cinnamon extracts for ailments such as arthritis, diarrhea and menstrual irregularities.</text:p>
        <text:p text:style-name="P63"><text:span text:style-name="T31">To date, about 250 species of cinnamon has been identified, 4 of which are used to obtain the spice cinnamon. True or Ceylon Cinnamon (</text:span><text:span text:style-name="Emphasis"><text:span text:style-name="T33">Cinnamomum verum</text:span></text:span><text:span text:style-name="T31">) (syn </text:span><text:span text:style-name="Emphasis"><text:span text:style-name="T33">C. zeylanicum</text:span></text:span><text:span text:style-name="T31">) is a small evergreen tree native to Sri Lanka. Chinese cassia cinnamon (</text:span><text:span text:style-name="Emphasis"><text:span text:style-name="T33">Cinnamomum aromaticum</text:span></text:span><text:span text:style-name="T31">) is the other most widely available species </text:span><text:bookmark text:name="d52868e272"/><text:span text:style-name="T31">[</text:span><text:a xlink:type="simple" xlink:href="http://www.nutritionj.com/content/13/1/102#B13"><text:span text:style-name="T63">13</text:span></text:a><text:span text:style-name="T31">].</text:span></text:p>
        <text:p text:style-name="P51">Preparation of cinnamon involves stripping of the outer bark of the tree and letting the inner bark to dry and curl up into its customary cinnamon quills. Cinnamon is available in either its whole quill form (Cinnamon sticks) or as ground powder in the market.</text:p>
        <text:p text:style-name="P63"><text:span text:style-name="T31">At present Cinnamon is sold as both a preventative and therapeutic supplement for many ailments including, metabolic syndrome, insulin resistance, T2 diabetes, hyperlipidaemia and arthritis </text:span><text:bookmark text:name="d52868e280"/><text:span text:style-name="T31">[</text:span><text:a xlink:type="simple" xlink:href="http://www.nutritionj.com/content/13/1/102#B14"><text:span text:style-name="T63">14</text:span></text:a><text:span text:style-name="T31">].</text:span></text:p>
        <text:p text:style-name="P63"><text:span text:style-name="T31">Cinnamon is known to have anti-diabetic properties, in addition to which, it is also perceived to have anti-oxidant, anti-inflammatory and anti-bacterial properties </text:span><text:bookmark text:name="d52868e286"/><text:bookmark text:name="d52868e288"/><text:span text:style-name="T31">[</text:span><text:a xlink:type="simple" xlink:href="http://www.nutritionj.com/content/13/1/102#B15"><text:span text:style-name="T63">15</text:span></text:a><text:span text:style-name="T31">,</text:span><text:a xlink:type="simple" xlink:href="http://www.nutritionj.com/content/13/1/102#B16"><text:span text:style-name="T63">16</text:span></text:a><text:span text:style-name="T31">].</text:span></text:p>
        <text:h text:style-name="P116" text:outline-level="4">Mechanisms of lowering plasma glucose</text:h>
        <text:p text:style-name="P63"><text:span text:style-name="T31">A multitude of in-vitro studies have demonstrated that cinnamon increases glucose entry into cells by enhanced insulin receptor phosphorylation and translocation of the glucose transporter GLUT4 to the plasma membrane </text:span><text:bookmark text:name="d52868e298"/><text:span text:style-name="T31">[</text:span><text:a xlink:type="simple" xlink:href="http://www.nutritionj.com/content/13/1/102#B17"><text:span text:style-name="T63">17</text:span></text:a><text:span text:style-name="T31">]. Cinnamon increases the amount of GLUT4 receptors as well as Insulin Receptor (IR) and Insulin Receptor substrate </text:span><text:bookmark text:name="d52868e302"/><text:bookmark text:name="d52868e304"/><text:span text:style-name="T31">[</text:span><text:a xlink:type="simple" xlink:href="http://www.nutritionj.com/content/13/1/102#B18"><text:span text:style-name="T63">18</text:span></text:a><text:span text:style-name="T31">,</text:span><text:a xlink:type="simple" xlink:href="http://www.nutritionj.com/content/13/1/102#B19"><text:span text:style-name="T63">19</text:span></text:a><text:span text:style-name="T31">], thereby facilitating glucose entry into cells. The active compound responsible is believed to be a water-soluble poly-phenolic compound comprising procyanidin type A polymers </text:span><text:bookmark text:name="d52868e308"/><text:span text:style-name="T31">[</text:span><text:a xlink:type="simple" xlink:href="http://www.nutritionj.com/content/13/1/102#B20"><text:span text:style-name="T63">20</text:span></text:a><text:span text:style-name="T31">]. Another possible mechanism for its hypoglyaemic properties, is an increase in the expression of PPAR (alpha) and PPAR (gamma), thereby increasing insulin sensitivity </text:span><text:bookmark text:name="d52868e312"/><text:span text:style-name="T31">[</text:span><text:a xlink:type="simple" xlink:href="http://www.nutritionj.com/content/13/1/102#B21"><text:span text:style-name="T63">21</text:span></text:a><text:span text:style-name="T31">].</text:span></text:p>
        <text:p text:style-name="P63"><text:span text:style-name="T31">It has also been demonstrated that Cinnamon posses an inhibitory effect on intestinal glucosidases and pancreatic amylase. Ceylon cinnamon is the most potent inhibitor of pancreatic amylase and intestinal sucrase </text:span><text:bookmark text:name="d52868e318"/><text:span text:style-name="T31">[</text:span><text:a xlink:type="simple" xlink:href="http://www.nutritionj.com/content/13/1/102#B22"><text:span text:style-name="T63">22</text:span></text:a><text:span text:style-name="T31">]. Cinnamon also possesses the ability to increase glycogen synthesis and inhibit gluconeogenesis, by increasing the activity of </text:span><text:soft-page-break/><text:span text:style-name="T31">Pyruvate Kinase (PK) and decreasing that of Phoshoenol pyruvate carboxy kinase (PEPCK) </text:span><text:bookmark text:name="d52868e322"/><text:span text:style-name="T31">[</text:span><text:a xlink:type="simple" xlink:href="http://www.nutritionj.com/content/13/1/102#B23"><text:span text:style-name="T63">23</text:span></text:a><text:span text:style-name="T31">].</text:span></text:p>
        <text:p text:style-name="P63"><text:span text:style-name="T31">A human study demonstrated its ability to delay gastric emptying as well as curb the postprandial glucose surge </text:span><text:bookmark text:name="d52868e328"/><text:span text:style-name="T31">[</text:span><text:a xlink:type="simple" xlink:href="http://www.nutritionj.com/content/13/1/102#B24"><text:span text:style-name="T63">24</text:span></text:a><text:span text:style-name="T31">].</text:span></text:p>
        <text:h text:style-name="P116" text:outline-level="4">Evidence from clinical trails</text:h>
        <text:p text:style-name="P63"><text:span text:style-name="T31">To date several Randomized Controlled Studies exist that studied the effect of Cinnamon in type 2 adult diabetics. These studies variably studied the effect of cinnamon on glycosylated haemoglobin, fasting plasma glucose, total cholesterol, LDL cholesterol and triglycerides </text:span><text:bookmark text:name="d52868e338"/><text:bookmark text:name="d52868e340"/><text:bookmark text:name="d52868e342"/><text:bookmark text:name="d52868e344"/><text:bookmark text:name="d52868e346"/><text:bookmark text:name="d52868e348"/><text:bookmark text:name="d52868e350"/><text:bookmark text:name="d52868e352"/><text:span text:style-name="T31">[</text:span><text:a xlink:type="simple" xlink:href="http://www.nutritionj.com/content/13/1/102#B25"><text:span text:style-name="T63">25</text:span></text:a><text:span text:style-name="T31">-</text:span><text:a xlink:type="simple" xlink:href="http://www.nutritionj.com/content/13/1/102#B32"><text:span text:style-name="T63">32</text:span></text:a><text:span text:style-name="T31">].</text:span></text:p>
        <text:p text:style-name="P63"><text:span text:style-name="T31">Six trials used Cinnamon Cassia, Cinnamon aromaticum or cinnamon burmanii. 1 trial did not specify the type of cinnamon used </text:span><text:bookmark text:name="d52868e358"/><text:span text:style-name="T31">[</text:span><text:a xlink:type="simple" xlink:href="http://www.nutritionj.com/content/13/1/102#B28"><text:span text:style-name="T63">28</text:span></text:a><text:span text:style-name="T31">]. None of the trails used Cinnamon zeylanicum.</text:span></text:p>
        <text:p text:style-name="P51">The duration of these interventions ranged from 40 days to 4 months, the patient numbers varied from 25–109 in each trial and the amount of cinnamon administered per day varied from 1 to 6 g.</text:p>
        <text:p text:style-name="P63"><text:span text:style-name="T31">Of these studies, 2 showed no significant reduction in glycaemia </text:span><text:bookmark text:name="d52868e366"/><text:bookmark text:name="d52868e368"/><text:span text:style-name="T31">[</text:span><text:a xlink:type="simple" xlink:href="http://www.nutritionj.com/content/13/1/102#B26"><text:span text:style-name="T63">26</text:span></text:a><text:span text:style-name="T31">,</text:span><text:a xlink:type="simple" xlink:href="http://www.nutritionj.com/content/13/1/102#B27"><text:span text:style-name="T63">27</text:span></text:a><text:span text:style-name="T31">], while 5 others showed reductions in fasting plasma glucose levels and or glycosylated haemoglobin </text:span><text:bookmark text:name="d52868e372"/><text:bookmark text:name="d52868e374"/><text:bookmark text:name="d52868e376"/><text:bookmark text:name="d52868e378"/><text:bookmark text:name="d52868e380"/><text:span text:style-name="T31">[</text:span><text:a xlink:type="simple" xlink:href="http://www.nutritionj.com/content/13/1/102#B25"><text:span text:style-name="T63">25</text:span></text:a><text:span text:style-name="T31">,</text:span><text:a xlink:type="simple" xlink:href="http://www.nutritionj.com/content/13/1/102#B28"><text:span text:style-name="T63">28</text:span></text:a><text:span text:style-name="T31">-</text:span><text:a xlink:type="simple" xlink:href="http://www.nutritionj.com/content/13/1/102#B31"><text:span text:style-name="T63">31</text:span></text:a><text:span text:style-name="T31">].</text:span></text:p>
        <text:p text:style-name="P63"><text:span text:style-name="T31">Khan et al. in 2003 studied a total of 60 patients, who were randomized to receive 1, 3, or 6 g of cinnamon daily or a placebo. The background medication consisted of sulphonyureas only. At the end of 40 days at all 3 doses cinnamon caused a significant decrease in Fasting plasma glucose (18-29%), total cholesterol (12-26%), triglycerides (23-30%) and LDL cholesterol (7-27%) </text:span><text:bookmark text:name="d52868e386"/><text:span text:style-name="T31">[</text:span><text:a xlink:type="simple" xlink:href="http://www.nutritionj.com/content/13/1/102#B29"><text:span text:style-name="T63">29</text:span></text:a><text:span text:style-name="T31">]. This study did not evaluate the effect of the intervention on HbA1c.</text:span></text:p>
        <text:p text:style-name="P63"><text:span text:style-name="T31">Mang et al. randomized 79 Type 2 adult diabetic patients on oral hypoglycaemic treatment or diet to receive either 3 g of cinnamon aqueous extract per day or placebo, in a randomized double blind clinical trial of 4 months duration. The study demonstrated a significant decrease of 10.3% of the initial fasting plasma glucose values. However, the trial failed to demonstrate a significant lowering of HbA1C or plasma lipids </text:span><text:bookmark text:name="d52868e392"/><text:span text:style-name="T31">[</text:span><text:a xlink:type="simple" xlink:href="http://www.nutritionj.com/content/13/1/102#B30"><text:span text:style-name="T63">30</text:span></text:a><text:span text:style-name="T31">].</text:span></text:p>
        <text:p text:style-name="P63"><text:span text:style-name="T31">Crawford studied the administration of 1g of cinnamon as an-add on to usual care of diabetes in 109 Type 2 diabetic patients. Participants were randomly allocated to either usual care with management changes by their primary care physician or usual care with management changes plus cinnamon capsules, 1 g daily for 90 days. HbA1c was drawn at baseline and 90 days and compared with intention-to-treat analysis. Patients receiving cinnamon lowered the HbA1C by 0.83% as opposed to 0.37% reduction in patients receiving usual care alone </text:span><text:bookmark text:name="d52868e398"/><text:span text:style-name="T31">[</text:span><text:a xlink:type="simple" xlink:href="http://www.nutritionj.com/content/13/1/102#B28"><text:span text:style-name="T63">28</text:span></text:a><text:span text:style-name="T31">].</text:span></text:p>
        <text:p text:style-name="P63"><text:span text:style-name="T31">Akilen et al. in a randomized, placebo-controlled double blind clinical trial studied the effect of Cinnamon on 58, T2 adult diabetics on oral hypoglycaemics by administering 2 g of cinnamon daily over a period of 12 weeks. The patients had an HbA1C greater than 7% at recruitment. The results demonstrated a significant reduction in HbA1C from 8.22% to 7.86%. The study also demonstrated a significant reduction in blood pressure, FPG, BMI and waist circumference at 12 weeks of treatment </text:span><text:bookmark text:name="d52868e404"/><text:span text:style-name="T31">[</text:span><text:a xlink:type="simple" xlink:href="http://www.nutritionj.com/content/13/1/102#B31"><text:span text:style-name="T63">31</text:span></text:a><text:span text:style-name="T31">].</text:span></text:p>
        <text:p text:style-name="P63"><text:span text:style-name="T31">Suppapitiporn studied the effect of Cinnamon cassia powder in 60 T2 diabetics on oral therapy consisting of Metformin or sulphonylurea in randomized, placebo-controlled single blind clinical trial. After a 12-week period, HbA1c was decreased similarly in both groups from 8.14% to 7.76% in the cinnamon group and from 8.06% to 7.87% in the placebo group. This was not found to be statistically significant </text:span><text:bookmark text:name="d52868e410"/><text:span text:style-name="T31">[</text:span><text:a xlink:type="simple" xlink:href="http://www.nutritionj.com/content/13/1/102#B25"><text:span text:style-name="T63">25</text:span></text:a><text:span text:style-name="T31">].</text:span></text:p>
        <text:p text:style-name="P63"><text:span text:style-name="T31">Vanschoonbeek et al. studied the effect of 1.5 g of Cinnamon cassia per day on insulin sensitivity/glucose tolerance and blood lipids on 25 Type 2 post-menopausal women on oral hypoglycaemic medications over a period of 6 weeks, in a placebo controlled study. They demonstrated that cinnamon made no significant improvement in either blood glucose or lipids at the end of the study period </text:span><text:bookmark text:name="d52868e416"/><text:span text:style-name="T31">[</text:span><text:a xlink:type="simple" xlink:href="http://www.nutritionj.com/content/13/1/102#B26"><text:span text:style-name="T63">26</text:span></text:a><text:span text:style-name="T31">].</text:span></text:p>
        <text:p text:style-name="P63"><text:span text:style-name="T31">Blevins et al. studied the effect of 1g of cinnamon cassia on blood glucose and lipids in 60 type 2 diabetic subjects in a placebo-controlled study over a 3-month duration. The trial did not show a significant improvement in either blood glucose or lipids at the end of the study </text:span><text:bookmark text:name="d52868e423"/><text:span text:style-name="T31">[</text:span><text:a xlink:type="simple" xlink:href="http://www.nutritionj.com/content/13/1/102#B27"><text:span text:style-name="T63">27</text:span></text:a><text:span text:style-name="T31">].</text:span></text:p>
        <text:h text:style-name="P116" text:outline-level="4">Safety</text:h>
        <text:p text:style-name="P51">In animal studies there is no significant toxicity of Cinnamon on the liver, but the results relating to renal functions are controversial, raising the need for more studies to evaluate its effect on the kidney.</text:p>
        <text:p text:style-name="P63"><text:span text:style-name="T31">A search of the literature for RCTS using human subjects did not reveal any reported significant adverse events when Cinnamon cassia is used in doses of 1-6 g per day. However there were four instances where patients reported a rash, hives, nausea and one hypoglycaemic seizure </text:span><text:bookmark text:name="d52868e435"/><text:span text:style-name="T31">[</text:span><text:a xlink:type="simple" xlink:href="http://www.nutritionj.com/content/13/1/102#B33"><text:span text:style-name="T63">33</text:span></text:a><text:span text:style-name="T31">].</text:span></text:p>
        <text:p text:style-name="P63"><text:span text:style-name="T31">Although short-term trials have not demonstrated any significant adverse outcomes with Cinnamon cassia use, its high coumarin content is a concern in prolonged use </text:span><text:bookmark text:name="d52868e441"/><text:span text:style-name="T31">[</text:span><text:a xlink:type="simple" xlink:href="http://www.nutritionj.com/content/13/1/102#B34"><text:span text:style-name="T63">34</text:span></text:a><text:span text:style-name="T31">]. Coumarins are naturally occurring plant compounds with anti-coagualnt, carcinogenic and hepatotoxic properties </text:span><text:bookmark text:name="d52868e445"/><text:span text:style-name="T31">[</text:span><text:a xlink:type="simple" xlink:href="http://www.nutritionj.com/content/13/1/102#B35"><text:span text:style-name="T63">35</text:span></text:a><text:span text:style-name="T31">]. Cinnamon cassia which was used in almost all the human trials, has a coumarin content varying between 0.31 to 6.97 g/kg, while the coumarin content of true cinnamon or Ceylon cinnamon was only 0.017 g/Kg </text:span><text:bookmark text:name="d52868e449"/><text:span text:style-name="T31">[</text:span><text:a xlink:type="simple" xlink:href="http://www.nutritionj.com/content/13/1/102#B34"><text:span text:style-name="T63">34</text:span></text:a><text:span text:style-name="T31">].</text:span></text:p>
        <text:p text:style-name="P63"><text:span text:style-name="T31">This high coumarin content of C. cassia has led some agencies to advocate against the regular use of cassia Cinnamon </text:span><text:soft-page-break/><text:span text:style-name="T31">as a supplement in diabetes </text:span><text:bookmark text:name="d52868e455"/><text:span text:style-name="T31">[</text:span><text:a xlink:type="simple" xlink:href="http://www.nutritionj.com/content/13/1/102#B36"><text:span text:style-name="T63">36</text:span></text:a><text:span text:style-name="T31">]. On the other hand, the very low content of coumarins found in </text:span><text:span text:style-name="Emphasis"><text:span text:style-name="T33">Cinnamomum zeylanicum</text:span></text:span><text:span text:style-name="T31"> makes it a potentially useful medication or supplement for long-term use.</text:span></text:p>
        <text:h text:style-name="P105" text:outline-level="3"><text:bookmark text:name="sec2"/>Discussion</text:h>
        <text:p text:style-name="P63"><text:span text:style-name="T31">Akilen et al. and Crawford demonstrated a significant reduction in HbA1C with Cinnamon use</text:span><text:bookmark text:name="d52868e468"/><text:bookmark text:name="d52868e470"/><text:span text:style-name="T31">[</text:span><text:a xlink:type="simple" xlink:href="http://www.nutritionj.com/content/13/1/102#B28"><text:span text:style-name="T63">28</text:span></text:a><text:span text:style-name="T31">,</text:span><text:a xlink:type="simple" xlink:href="http://www.nutritionj.com/content/13/1/102#B31"><text:span text:style-name="T63">31</text:span></text:a><text:span text:style-name="T31">]. It is interesting to note that the trials that failed to demonstrate a significant decline in HbA1C had a mean baseline value close to 7%. (range of 6.8% to 7.1%) </text:span><text:bookmark text:name="d52868e474"/><text:bookmark text:name="d52868e476"/><text:span text:style-name="T31">[</text:span><text:a xlink:type="simple" xlink:href="http://www.nutritionj.com/content/13/1/102#B26"><text:span text:style-name="T63">26</text:span></text:a><text:span text:style-name="T31">,</text:span><text:a xlink:type="simple" xlink:href="http://www.nutritionj.com/content/13/1/102#B27"><text:span text:style-name="T63">27</text:span></text:a><text:span text:style-name="T31">]. The baseline HbA1C values for the Crawford and Akilen studies were 8.28% and 8.55% respectively. Perhaps a valid explanation for these results would be that the effect of Cinnamon is minimal when glucose control is closer to normal and that it exerts a significant effect in reducing glucose as the values increase.</text:span></text:p>
        <text:p text:style-name="P51">Similarly Khan et al. in 2003 in their study, which lasted only 40 days was able to demonstrate a significant reduction in FPG. The HbA1C was not measured in this study. The baseline FPG was 13 mmol/l and 12 mmol/l in the placebo and treatment groups respectively and the study demonstrated the ability of cinnamon to reduce glucose in the presence of higher baseline values.</text:p>
        <text:p text:style-name="P63"><text:span text:style-name="T31">However, when the effect of cinnamon was studied in patients with impaired fasting glucose, 2 contrasting doses of 10 g and 500 mg of cinnamon per day respectively was able to reduce the fasting plasma glucose significantly </text:span><text:bookmark text:name="d52868e484"/><text:bookmark text:name="d52868e486"/><text:span text:style-name="T31">[</text:span><text:a xlink:type="simple" xlink:href="http://www.nutritionj.com/content/13/1/102#B37"><text:span text:style-name="T63">37</text:span></text:a><text:span text:style-name="T31">,</text:span><text:a xlink:type="simple" xlink:href="http://www.nutritionj.com/content/13/1/102#B38"><text:span text:style-name="T63">38</text:span></text:a><text:span text:style-name="T31">]. In both these studies, Cinnamon was used as the sole agent that had an impact on blood glucose, in contrast to the RCTS which used cinnamon as an add-on to background hypoglycaemic therapy. This raises the possibility that the glucose lowering potential of cinnamon may have been masked in the RCTS when it was used in conjunction with other medications as opposed to being used alone.</text:span></text:p>
        <text:p text:style-name="P51">The negative outcome of the trial performed by Vanschoonbeek may be attributable to the short duration of 6 weeks, which may have given rise to a false negative HbA1C result.</text:p>
        <text:p text:style-name="P63"><text:span text:style-name="T31">Hlebowicz demonstrated the potential of cinnamon to delay gastric emptying and concluded that the fall in postprandial plasma glucose in subjects who received cinnamon was disproportionate to the delay induced in gastric emptying </text:span><text:bookmark text:name="d52868e494"/><text:span text:style-name="T31">[</text:span><text:a xlink:type="simple" xlink:href="http://www.nutritionj.com/content/13/1/102#B24"><text:span text:style-name="T63">24</text:span></text:a><text:span text:style-name="T31">]. This raises the possibility of a dual mechanism in managing the postprandial glucose surge of diabetic patients namely, the delayed gastric emptying and the inhibition of amylase and glucosidases.</text:span></text:p>
        <text:h text:style-name="P116" text:outline-level="4">Momordica charantia (MC) (Bitter gourd or bitter melon)</text:h>
        <text:p text:style-name="P63"><text:span text:style-name="T31">Bitter gourd is a member of the cucerbitaceae family, a perennial climber and is characterized by warty-fruit like gourds or cucumbers. The white to green unripe fruit changes to yellow as the fruit ripens. The fruit has a characteristic bitter taste, which becomes more pronounced as the fruit ripens. The fruit, as well as the whole plant is believed to posses anti-diabetic, anti-viral, anti-bacterial and anticancer properties and has been scientifically evaluated in the recent past </text:span><text:bookmark text:name="d52868e504"/><text:span text:style-name="T31">[</text:span><text:a xlink:type="simple" xlink:href="http://www.nutritionj.com/content/13/1/102#B39"><text:span text:style-name="T63">39</text:span></text:a><text:span text:style-name="T31">].</text:span></text:p>
        <text:h text:style-name="P116" text:outline-level="4">Mechanisms of blood glucose lowering</text:h>
        <text:p text:style-name="P63"><text:span text:style-name="T31">Results of animal and human studies show that the fruits, leaves and seed extracts of this plant possesses hypoglycaemic effects. The active compound of MC is believed to be charantin, vicine and polypeptide p. Extracts of bitter gourd is known to bear structural similarities to animal insulin</text:span><text:bookmark text:name="d52868e514"/><text:span text:style-name="T31">[</text:span><text:a xlink:type="simple" xlink:href="http://www.nutritionj.com/content/13/1/102#B40"><text:span text:style-name="T63">40</text:span></text:a><text:span text:style-name="T31">]. Studies have demonstrated the ability MC extract to increase cellular glucose uptake by enhancing cellular insulin signaling pathways through the up regulation of GLUT4 and PI3K, as well as up regulating PPAR gamma </text:span><text:bookmark text:name="d52868e518"/><text:span text:style-name="T31">[</text:span><text:a xlink:type="simple" xlink:href="http://www.nutritionj.com/content/13/1/102#B41"><text:span text:style-name="T63">41</text:span></text:a><text:span text:style-name="T31">].</text:span></text:p>
        <text:p text:style-name="P63"><text:span text:style-name="T31">MC preserves islet beta cells and has shown to stimulate glycogen storage by liver and insulin secretion by islets of Langerhans </text:span><text:bookmark text:name="d52868e524"/><text:bookmark text:name="d52868e526"/><text:span text:style-name="T31">[</text:span><text:a xlink:type="simple" xlink:href="http://www.nutritionj.com/content/13/1/102#B42"><text:span text:style-name="T63">42</text:span></text:a><text:span text:style-name="T31">,</text:span><text:a xlink:type="simple" xlink:href="http://www.nutritionj.com/content/13/1/102#B43"><text:span text:style-name="T63">43</text:span></text:a><text:span text:style-name="T31">].</text:span></text:p>
        <text:h text:style-name="P116" text:outline-level="4">Evidence from clinical trials</text:h>
        <text:p text:style-name="P51">We describe 3 randomized, double-blind controlled trials that studied the hypoglycaemic property of MC with different preparations.</text:p>
        <text:p text:style-name="P63"><text:span text:style-name="T31">John et al. randomized 50 type 2 patients on background oral hypoglycaemic therapy to receive 6 g of dried MC a day or riboflavin as placebo, over a period of 4 weeks. FPG, PPG and fructosamine levels were measured at baseline, 2 and 4 weeks thereafter. The results did not show a significant improvement in the measured parameters at the end of the study </text:span><text:bookmark text:name="d52868e538"/><text:span text:style-name="T31">[</text:span><text:a xlink:type="simple" xlink:href="http://www.nutritionj.com/content/13/1/102#B44"><text:span text:style-name="T63">44</text:span></text:a><text:span text:style-name="T31">].</text:span></text:p>
        <text:p text:style-name="P63"><text:span text:style-name="T31">Dans et al. in 2004 studied the effect of addition of commercially available MC capsule on glycaemic control in a group of poorly controlled type 2 diabetics. The patients had an HbA1C of 7-9% at baseline and were on background OHG therapy. The patients were randomized to 2 capsules of MC 3 times a day or placebo for a duration of 3 months. The trial demonstrated a mean reduction in HbA1C of 0.217%, which was not statistically significant (p = 0.483) </text:span><text:bookmark text:name="d52868e544"/><text:span text:style-name="T31">[</text:span><text:a xlink:type="simple" xlink:href="http://www.nutritionj.com/content/13/1/102#B45"><text:span text:style-name="T63">45</text:span></text:a><text:span text:style-name="T31">].</text:span></text:p>
        <text:p text:style-name="P63"><text:span text:style-name="T31">Fuangchan et al. in 2007 compared 3 incremental doses (500 mg, 1000 mg and 2000 mg a day) of MC against a standard dose of 1 g of Metformin in newly diagnosed, treatment naïve type 2 diabetics over a period of 4 weeks. They utilized capsules of MC containing 500 mg of dried fruit pulp. There was a significant decrease in the fructosamine levels of patients receiving metformin and those on MC 2000 mg per day. However, there was no significant lowering of </text:span><text:soft-page-break/><text:span text:style-name="T31">the FPG or the 2-h PPG in the MC group, in spite of the lowering of the fructosamine </text:span><text:bookmark text:name="d52868e550"/><text:span text:style-name="T31">[</text:span><text:a xlink:type="simple" xlink:href="http://www.nutritionj.com/content/13/1/102#B46"><text:span text:style-name="T63">46</text:span></text:a><text:span text:style-name="T31">].</text:span></text:p>
        <text:p text:style-name="P63"><text:span text:style-name="T31">Ahmed et al. in a single point intervention studied the effect of freshly blended MC fruit on the glycaemic effect on type 2 diabetes patients. 100 patients were studied and they were instructed to stop their pre-existing medications 3 days, prior to the intervention as a washout. All subjects then ingested freshly blended MC according to body weight. There was a statically significant reduction of 18% in PPG and FPG following the intervention </text:span><text:bookmark text:name="d52868e556"/><text:span text:style-name="T31">[</text:span><text:a xlink:type="simple" xlink:href="http://www.nutritionj.com/content/13/1/102#B47"><text:span text:style-name="T63">47</text:span></text:a><text:span text:style-name="T31">].</text:span></text:p>
        <text:p text:style-name="P63"><text:span text:style-name="T31">In another case series, Welihinda et al. in 1986 administered juice from seedless fruits of MC to a set of type 2 diabetics to evaluate the glucose response to an OGTT. The OGTT was administered first without the MC extract, and then on a subsequent day with MC juice given 30 minutes before the glucose load. There was a significant reduction in the PPG levels in the patients when MC juice was administered. (89.5 + −6.6 mg/dl to 60.8 + 10.9 mg/dl at 1.5 hours and 81.2 + −5.5 mg/dl to 44 + −3.7 mg/dl at 2 hours respectively) </text:span><text:bookmark text:name="d52868e562"/><text:span text:style-name="T31">[</text:span><text:a xlink:type="simple" xlink:href="http://www.nutritionj.com/content/13/1/102#B48"><text:span text:style-name="T63">48</text:span></text:a><text:span text:style-name="T31">].</text:span></text:p>
        <text:h text:style-name="P116" text:outline-level="4">Safety</text:h>
        <text:p text:style-name="P63"><text:span text:style-name="T31">None of the studies found any serious adverse events with use of bitter melon. However there have been isolated reports of hypoglycaemic coma in children following the ingestion of bitter melon tea. Dans et al. reported the presence of abdominal pain and diarrhea as side effects in patients taking bitter melon </text:span><text:bookmark text:name="d52868e572"/><text:span text:style-name="T31">[</text:span><text:a xlink:type="simple" xlink:href="http://www.nutritionj.com/content/13/1/102#B45"><text:span text:style-name="T63">45</text:span></text:a><text:span text:style-name="T31">].</text:span></text:p>
        <text:h text:style-name="P105" text:outline-level="3"><text:bookmark text:name="sec3"/>Discussion</text:h>
        <text:p text:style-name="P63"><text:span text:style-name="T31">Similar to other CAMs studied in diabetics the patients in these studies were heterogeneous and comparisons between studies difficult. More importantly, the dose, the method of preparation of MC, dosage and the primary outcome measures varied widely between studies. In the 3 RCTs described, 2 did not show a significant lowering of blood glucose </text:span><text:bookmark text:name="d52868e582"/><text:bookmark text:name="d52868e584"/><text:span text:style-name="T31">[</text:span><text:a xlink:type="simple" xlink:href="http://www.nutritionj.com/content/13/1/102#B44"><text:span text:style-name="T63">44</text:span></text:a><text:span text:style-name="T31">,</text:span><text:a xlink:type="simple" xlink:href="http://www.nutritionj.com/content/13/1/102#B45"><text:span text:style-name="T63">45</text:span></text:a><text:span text:style-name="T31">] and the third showed a reduction in fructosamine levels without a significant lowering of FPG or PPG </text:span><text:bookmark text:name="d52868e588"/><text:span text:style-name="T31">[</text:span><text:a xlink:type="simple" xlink:href="http://www.nutritionj.com/content/13/1/102#B46"><text:span text:style-name="T63">46</text:span></text:a><text:span text:style-name="T31">]. Two studies</text:span><text:bookmark text:name="d52868e592"/><text:bookmark text:name="d52868e594"/><text:span text:style-name="T31">[</text:span><text:a xlink:type="simple" xlink:href="http://www.nutritionj.com/content/13/1/102#B44"><text:span text:style-name="T63">44</text:span></text:a><text:span text:style-name="T31">,</text:span><text:a xlink:type="simple" xlink:href="http://www.nutritionj.com/content/13/1/102#B46"><text:span text:style-name="T63">46</text:span></text:a><text:span text:style-name="T31">] used the dried fruit and one study </text:span><text:bookmark text:name="d52868e598"/><text:span text:style-name="T31">[</text:span><text:a xlink:type="simple" xlink:href="http://www.nutritionj.com/content/13/1/102#B45"><text:span text:style-name="T63">45</text:span></text:a><text:span text:style-name="T31">] used a commercially available preparation. However when fresh juice was used in a case series </text:span><text:bookmark text:name="d52868e602"/><text:bookmark text:name="d52868e604"/><text:span text:style-name="T31">[</text:span><text:a xlink:type="simple" xlink:href="http://www.nutritionj.com/content/13/1/102#B47"><text:span text:style-name="T63">47</text:span></text:a><text:span text:style-name="T31">,</text:span><text:a xlink:type="simple" xlink:href="http://www.nutritionj.com/content/13/1/102#B48"><text:span text:style-name="T63">48</text:span></text:a><text:span text:style-name="T31">] there was significant reduction of FPG and PPG, highlighting perhaps the importance of the type of fruit and the method of preparation.</text:span></text:p>
        <text:h text:style-name="P116" text:outline-level="4">Fenugreek</text:h>
        <text:p text:style-name="P63"><text:span text:style-name="T31">Fenugreek (</text:span><text:span text:style-name="Emphasis"><text:span text:style-name="T33">Trigonella foenum-graecum</text:span></text:span><text:span text:style-name="T31">) is a plant belonging to the family leguminosae. Fenugreek seed is often used as a spice as well as a medicine around the world. The leaves, chemical extracts and shoots of the plant have shown anti-oxidant, anti-diabetic and hypocholesterolaemic properties </text:span><text:bookmark text:name="d52868e617"/><text:span text:style-name="T31">[</text:span><text:a xlink:type="simple" xlink:href="http://www.nutritionj.com/content/13/1/102#B49"><text:span text:style-name="T63">49</text:span></text:a><text:span text:style-name="T31">].</text:span></text:p>
        <text:h text:style-name="P116" text:outline-level="4">Mechanisms of lowering blood glucose</text:h>
        <text:p text:style-name="P63"><text:span text:style-name="T31">Fenugreek seems to share many of its glucose lowering mechanisms with Cinnamon. It stimulates the tyrosine phosphorylation of the insulin receptor and enhances glucose uptake into cells </text:span><text:bookmark text:name="d52868e627"/><text:span text:style-name="T31">[</text:span><text:a xlink:type="simple" xlink:href="http://www.nutritionj.com/content/13/1/102#B50"><text:span text:style-name="T63">50</text:span></text:a><text:span text:style-name="T31">]. In rodents, it has been shown to inhibit the intestinal disaccharidases as well as normalize the deranged levels of Pyruvate Kinase (PK) and phosphoenol pyruvate carboxykinase (PEPC K) enzymes </text:span><text:bookmark text:name="d52868e631"/><text:span text:style-name="T31">[</text:span><text:a xlink:type="simple" xlink:href="http://www.nutritionj.com/content/13/1/102#B51"><text:span text:style-name="T63">51</text:span></text:a><text:span text:style-name="T31">].</text:span></text:p>
        <text:h text:style-name="P116" text:outline-level="4">Evidence from clinical studies</text:h>
        <text:p text:style-name="P63"><text:span text:style-name="T31">Several clinical trials exist that demonstrated the efficacy of fenugreek to lower blood glucose. In 1998 Madar et al. demonstrated its ability to lower plasma glucose by addition of 15 g ground fenugreek to a 500 kcal meal. The study utilized 21 Type 2 diabetic subjects who were administered 2 meals, one with and one without fenugreek over a period of 4–7 days. In 17 of the 21 subjects studied, there was a significant decrease of postprandial blood glucose with the addition of fenugreek </text:span><text:bookmark text:name="d52868e641"/><text:span text:style-name="T31">[</text:span><text:a xlink:type="simple" xlink:href="http://www.nutritionj.com/content/13/1/102#B52"><text:span text:style-name="T63">52</text:span></text:a><text:span text:style-name="T31">].</text:span></text:p>
        <text:p text:style-name="P63"><text:span text:style-name="T31">Gupta et al. in a placebo-controlled double blind clinical trial studied the effects of hydroalcoholic extracts of fenugreek on insulin resistance and glycaemic control in patients with newly diagnosed type 2 diabetes. In this study 25 patients were randomized to receive 1 g of fenugreek extract or a matching placebo over a period of 2 months. Patients also received either sulfonylurea or a biguanide if their glucose control was suboptimal. At the end of 2 months, there was a significant decrease of FPG in the fenugreek group from 148.0 + −44 to 119.9 + −25 mg/dl together with a significant decrease of HbA1C from 8.25 + −1.22% to 7.54 + −0.9% </text:span><text:bookmark text:name="d52868e647"/><text:span text:style-name="T31">[</text:span><text:a xlink:type="simple" xlink:href="http://www.nutritionj.com/content/13/1/102#B53"><text:span text:style-name="T63">53</text:span></text:a><text:span text:style-name="T31">].</text:span></text:p>
        <text:p text:style-name="P63"><text:span text:style-name="T31">In 2008 Lu et al. randomized 69 type 2 diabetic patients on background oral hypoglycaemic therapy to receive Fenugreek 6 capsules 3 times a day (46 patients) or a matching placebo (23 patients) for a 12-week duration. In the treatment group the FPG was reduced from 155 + _31 mf/dl at baseline to 122_ + 25 mg/dl, PPBG from 240 + −72 mg/dl to 170 + −39 mg/dl and the HbA1C from 8.02% to 6.56%. All values were statistically significant </text:span><text:bookmark text:name="d52868e653"/><text:span text:style-name="T31">[</text:span><text:a xlink:type="simple" xlink:href="http://www.nutritionj.com/content/13/1/102#B54"><text:span text:style-name="T63">54</text:span></text:a><text:span text:style-name="T31">].</text:span></text:p>
        <text:p text:style-name="P63"><text:span text:style-name="T31">In an interesting study, Kassaian et al. demonstrated that the method of preparation and delivery of fenugreek is probably an important factor in inducing its hypoglycaemic effect. Patients who were given fenugreek powder in water had a significant reduction in FPG compared to those who received the same dose in yoghurt. However, the study failed to demonstrate a significant reduction in HbA1C </text:span><text:bookmark text:name="d52868e659"/><text:span text:style-name="T31">[</text:span><text:a xlink:type="simple" xlink:href="http://www.nutritionj.com/content/13/1/102#B55"><text:span text:style-name="T63">55</text:span></text:a><text:span text:style-name="T31">].</text:span></text:p>
        <text:p text:style-name="P51">It should be borne in mind that the trials discussed here were trials that utilized small numbers of patients and the study durations were limited to no more than 8–12 weeks. Additionally, the preparations of fenugreek were different in <text:soft-page-break/>each trial as were the methods of delivery and administration. More refined larger trials with uniformity in methods of preparation are required to study the hypoglycaemic effects of fenugreek.</text:p>
        <text:h text:style-name="P116" text:outline-level="4">Safety</text:h>
        <text:p text:style-name="P63"><text:span text:style-name="T31">Fenugreek taken orally can cause mild gastrointestinal disturbances like diarrhea, dyspepsia, abdominal bloating and flatulence. Due to the insulin like activity of fenugreek, hypoglycaemia may result </text:span><text:bookmark text:name="d52868e671"/><text:span text:style-name="T31">[</text:span><text:a xlink:type="simple" xlink:href="http://www.nutritionj.com/content/13/1/102#B52"><text:span text:style-name="T63">52</text:span></text:a><text:span text:style-name="T31">]. Hypokaleamia, dizziness and increased frequency of urination has been reported in healthy males ingesting fenugreek </text:span><text:bookmark text:name="d52868e675"/><text:span text:style-name="T31">[</text:span><text:a xlink:type="simple" xlink:href="http://www.nutritionj.com/content/13/1/102#B49"><text:span text:style-name="T63">49</text:span></text:a><text:span text:style-name="T31">].</text:span></text:p>
        <text:h text:style-name="P116" text:outline-level="4">Costus speciosus (Crepe Ginger)</text:h>
        <text:p text:style-name="P63"><text:span text:style-name="T31">This is a plant found in the Asian region and is used in native medicine for treating diabetes mellitus. In Sri Lanka it is common practice for diabetics to use </text:span><text:span text:style-name="Emphasis"><text:span text:style-name="T33">Costus speciosus</text:span></text:span><text:span text:style-name="T31"> leaves as an additional dish to supplement their normal rice based meal. The leaf is shredded, mixed with condiments and grated coconut and eaten.</text:span></text:p>
        <text:p text:style-name="P63"><text:span text:style-name="T31">Use of </text:span><text:span text:style-name="Emphasis"><text:span text:style-name="T33">Costus speciosus</text:span></text:span><text:span text:style-name="T31"> leaves to treat diabetes has not been reported to the best of our knowledge.</text:span></text:p>
        <text:p text:style-name="P51">However, several studies exist that studied the effect of extracts of different parts of the plant on diabetic rats.</text:p>
        <text:p text:style-name="P63"><text:span text:style-name="T31">Bavarva et al. studied the effect of escalating doses of costus root extract on Alloxan induced diabetic rats. The doses of 300 mg/Kg and 400 mg/Kg significantly reduced the hyperglycaemia and improved the dyslipidaemia </text:span><text:bookmark text:name="d52868e697"/><text:span text:style-name="T31">[</text:span><text:a xlink:type="simple" xlink:href="http://www.nutritionj.com/content/13/1/102#B56"><text:span text:style-name="T63">56</text:span></text:a><text:span text:style-name="T31">]. The observed hypoglycaemic effect was accompanied by an increased hepatic hexokinase activity and liver glycogen content in diabetic rats.</text:span></text:p>
        <text:p text:style-name="P63"><text:span text:style-name="T31">Eliza et al. studied the effect of costunolide (a crude extract of Costus speciosus) and Eramanthin (an extract of its rhizome) on diabetic rats. In both studies, plasma glucose was significantly (p &lt;0.05) reduced in a dose-dependent manner when compared to the control. In addition, oral administration of costunolide and Eramanthin significantly decreased glycosylated hemoglobin (HbA1C), serum total cholesterol, triglyceride, LDL cholesterol and at the same time markedly increased plasma insulin, tissue glycogen, HDL cholesterol and serum protein. Additionally, both compounds restored the altered plasma enzyme (aspartate aminotransferase, alanine aminotrasferase, lactate dehydrogenase, alkaline phosphatase and acid phosphatase) levels to near normal </text:span><text:bookmark text:name="d52868e703"/><text:bookmark text:name="d52868e705"/><text:span text:style-name="T31">[</text:span><text:a xlink:type="simple" xlink:href="http://www.nutritionj.com/content/13/1/102#B57"><text:span text:style-name="T63">57</text:span></text:a><text:span text:style-name="T31">,</text:span><text:a xlink:type="simple" xlink:href="http://www.nutritionj.com/content/13/1/102#B58"><text:span text:style-name="T63">58</text:span></text:a><text:span text:style-name="T31">].</text:span></text:p>
        <text:p text:style-name="P51">Normalization of the blood glucose levels in STZ induced diabetic rats in this study was attributed by the authors to the ability of Eramanthin to increase insulin levels. The observed increase in liver and muscle glycogen content is also probably secondary to the increase in plasma insulin levels.</text:p>
        <text:h text:style-name="P116" text:outline-level="4">Safety</text:h>
        <text:p text:style-name="P51">There is no safety data on humans. No significant toxic effects were observed in the animal studies.</text:p>
        <text:h text:style-name="P105" text:outline-level="3"><text:bookmark text:name="sec4"/>Discussion</text:h>
        <text:p text:style-name="P51">We described several studies that utilized different extracts of the rhizome of Costus speciosus to treat diabetic rats with positive outcomes.</text:p>
        <text:p text:style-name="P51">However, none of the published trials used the leaves of Costus speciosus for their studies and there are no studies on humans.</text:p>
        <text:p text:style-name="P51">It is interesting to note that the leaves of a different species of Costus, (Costus pictus) is used in the Tamil Nadu region of India as a CAM. There are several studies that show favourable outcome for blood glucose lowering with this species.</text:p>
        <text:p text:style-name="P51">Therefore there is an urgent need to study the practice of supplementation of diabetic patient meals with Costus speciosus leaves as its efficacy, safety and potential interactions with conventional medicines needs to be understood.</text:p>
        <text:h text:style-name="P116" text:outline-level="4">Coccinia grandis: (Ivy gourd)</text:h>
        <text:p text:style-name="P51">Ivy gourd also known, as baby watermelon is another tropical perennial creeper seen in the Indian subcontinent and used commonly in Sri Lanka as a raw or partly cooked leaf to supplement the rice based meal. It belongs to the family of cucerbitaceae and its scientific names are Coccinia grandis, Coccinic cordifolia and Coccinia indica.</text:p>
        <text:p text:style-name="P51">The perceived anti-diabetic effects of the fruits and leaves of this plant have been studied both in animal models and humans.</text:p>
        <text:h text:style-name="P116" text:outline-level="4">Mechanisms of blood glucose lowering</text:h>
        <text:p text:style-name="P63"><text:span text:style-name="T31">Although the mechanism of action of </text:span><text:span text:style-name="Emphasis"><text:span text:style-name="T33">Coccinia grandis</text:span></text:span><text:span text:style-name="T31"> is not well understood, it is believed to be an insulin mimetic. Pectin, isolated from the fruit of </text:span><text:span text:style-name="Emphasis"><text:span text:style-name="T33">Coccinia grandis</text:span></text:span><text:span text:style-name="T31"> has hypoglycaemic properties in rats </text:span><text:bookmark text:name="d52868e749"/><text:span text:style-name="T31">[</text:span><text:a xlink:type="simple" xlink:href="http://www.nutritionj.com/content/13/1/102#B59"><text:span text:style-name="T63">59</text:span></text:a><text:span text:style-name="T31">]. It also possesses the ability to correct elevated levels of glucose-6-phosphotase and lactase dehydrogenase and thereby correct hypoglycaemia </text:span><text:bookmark text:name="d52868e753"/><text:span text:style-name="T31">[</text:span><text:a xlink:type="simple" xlink:href="http://www.nutritionj.com/content/13/1/102#B60"><text:span text:style-name="T63">60</text:span></text:a><text:span text:style-name="T31">]. In addition there is some evidence of increased activation of peroxisome proliferator activated receptor-gamma activity by</text:span><text:span text:style-name="Emphasis"><text:span text:style-name="T33">Coccinia grnadis</text:span></text:span><text:bookmark text:name="d52868e759"/><text:span text:style-name="T31">[</text:span><text:a xlink:type="simple" xlink:href="http://www.nutritionj.com/content/13/1/102#B61"><text:span text:style-name="T63">61</text:span></text:a><text:span text:style-name="T31">]. Triterpenes, isolated from Coccinia spp may have the ability to reverse beta cell damage induced by Alloxan in experimental diabetic rats </text:span><text:bookmark text:name="d52868e764"/><text:span text:style-name="T31">[</text:span><text:a xlink:type="simple" xlink:href="http://www.nutritionj.com/content/13/1/102#B59"><text:span text:style-name="T63">59</text:span></text:a><text:span text:style-name="T31">].</text:span></text:p>
        <text:h text:style-name="P116" text:outline-level="4">Animal studies</text:h>
        <text:p text:style-name="P51">Few animal studies are available with regard to exclusive use of Coccinia spp to evaluate glycaemic response. Most studies performed on diabetic rats had Coccinia being administered together with another agent, and hence not <text:soft-page-break/>considered here.</text:p>
        <text:p text:style-name="P63"><text:span text:style-name="T31">Shibib et al. performed a case controlled study, in which two groups of 10 male rats each - one streptozotocin-induced diabetics and the other normal - were fed aqueous suspension of residue extracted from C. indica leaves with 60% ethanol, after 18 hours of fasting. After 90 minutes of oral administration, the blood sugar level had significantly decreased by 23% (p &lt;0.01) and 28% (p &lt;0.001) in the normal and diabetic rats. Level of blood-free fatty acid was depressed by 15% (p &lt;0.01) and 25% (p &lt;0.001) in the two groups respectively </text:span><text:bookmark text:name="d52868e776"/><text:span text:style-name="T31">[</text:span><text:a xlink:type="simple" xlink:href="http://www.nutritionj.com/content/13/1/102#B62"><text:span text:style-name="T63">62</text:span></text:a><text:span text:style-name="T31">].</text:span></text:p>
        <text:p text:style-name="P63"><text:span text:style-name="T31">Manjula et al. used a an aqueous crude extract of the Coccinia leaves on alloxan induced diabetic rats and demonstrated a significant reduction in blood glucose and cholesterol levels when treated over a period of 21 days </text:span><text:bookmark text:name="d52868e782"/><text:span text:style-name="T31">[</text:span><text:a xlink:type="simple" xlink:href="http://www.nutritionj.com/content/13/1/102#B63"><text:span text:style-name="T63">63</text:span></text:a><text:span text:style-name="T31">].</text:span></text:p>
        <text:p text:style-name="P63"><text:span text:style-name="T31">Krishnakumari et al. performed an animal study where Coccinia extract was given to streptozotocin induced diabetic rats with elevated liver markers. The study showed a favourable response in normalizing deranged hepatic enzymes </text:span><text:bookmark text:name="d52868e788"/><text:span text:style-name="T31">[</text:span><text:a xlink:type="simple" xlink:href="http://www.nutritionj.com/content/13/1/102#B64"><text:span text:style-name="T63">64</text:span></text:a><text:span text:style-name="T31">].</text:span></text:p>
        <text:h text:style-name="P116" text:outline-level="4">Studies in humans</text:h>
        <text:p text:style-name="P63"><text:span text:style-name="T31">In 1979 Khan et al. studied its anti-diabetic effect by administering tablets made out of homogenized and freeze dried leaves of coccinia indica or placebo tablets made of chlorophyll to newly diagnosed uncontrolled and untreated diabetics. The medication was administered for a period of 6 weeks and a 50 g oral glucose tolerance was performed at the beginning and end of the trial. There was a significant reduction in the Fasting plasma glucose and 1 and 2-hour values of the OGTT in the treatment group compared to the placebo group. The authors postulated a slow acting substance in the leaves to be responsible for the effect due the maximal decrease in glucose being seen around the third week of treatment </text:span><text:bookmark text:name="d52868e798"/><text:span text:style-name="T31">[</text:span><text:a xlink:type="simple" xlink:href="http://www.nutritionj.com/content/13/1/102#B65"><text:span text:style-name="T63">65</text:span></text:a><text:span text:style-name="T31">].</text:span></text:p>
        <text:p text:style-name="P51">Kuriyan et al. performed a double blind placebo controlled randomized trial.</text:p>
        <text:p text:style-name="P63"><text:span text:style-name="T31">In sixty newly detected type 2 adult diabetic patients needing only diet and lifestyle modifications at time of presentation. The treatment group received 1 g of spray dried aqueous alcohol extract of the aerial parts of the plant Coccinia cordifolia daily over 90 days. The trial demonstrated a significant decrease of both FPG and HbA1C in the subjects receiving Coccinia extract </text:span><text:bookmark text:name="d52868e806"/><text:span text:style-name="T31">[</text:span><text:a xlink:type="simple" xlink:href="http://www.nutritionj.com/content/13/1/102#B59"><text:span text:style-name="T63">59</text:span></text:a><text:span text:style-name="T31">].</text:span></text:p>
        <text:p text:style-name="P63"><text:span text:style-name="T31">Munasinghe et al. conducted a double blind phase 1 clinical trial using the raw leaves of Coccinia grandis made into a fresh salad. The salad was made out of approximately 20 g of Coccinia leaves mixed with grated coconut and salt. 61 healthy volunteers received this salad as a test meal for breakfast and the controls another inert herb as the placebo. Both groups then underwent an oral glucose tolerance test using 75 g of glucose. The results showed a significant reduction in the test group of the 1 and 2-hour prandial glucose values </text:span><text:bookmark text:name="d52868e812"/><text:span text:style-name="T31">[</text:span><text:a xlink:type="simple" xlink:href="http://www.nutritionj.com/content/13/1/102#B66"><text:span text:style-name="T63">66</text:span></text:a><text:span text:style-name="T31">].</text:span></text:p>
        <text:h text:style-name="P116" text:outline-level="4">Safety</text:h>
        <text:p text:style-name="P51">None of the animal or human studies reported any significant adverse events associated with the administration of Coccinia grandis.</text:p>
        <text:h text:style-name="P105" text:outline-level="3"><text:bookmark text:name="sec5"/>Discussion</text:h>
        <text:p text:style-name="P51">The available trials are very heterogenous in their study populations, as well is in the methods of intervention. None of the human trials had patients who were on oral hypoglycaemic agents.</text:p>
        <text:p text:style-name="P51">Khan et al. in 1979 used homogenized freeze-dried leaves of coccinia and Kuriyan et al. studied the effect of spray dried alcohol extract of the aerial parts of the plant. Munasinghe et al. however used the raw leaves in a salad to study the hypoglycaemic effect. Since in traditional terms the leaf is eaten as a whole in a raw or tempered salad its effect needs to be studied further in this context.</text:p>
        <text:p text:style-name="P63"><text:span text:style-name="T31">Bitter gourd (Additional file </text:span><text:bookmark text:name="d52868e831"/><text:a xlink:type="simple" xlink:href="http://www.nutritionj.com/content/13/1/102/suppl/S1"><text:span text:style-name="T63">1</text:span></text:a><text:span text:style-name="T31">), Fenugreek (Additional file </text:span><text:bookmark text:name="d52868e834"/><text:a xlink:type="simple" xlink:href="http://www.nutritionj.com/content/13/1/102/suppl/S2"><text:span text:style-name="T63">2</text:span></text:a><text:span text:style-name="T31">) and Cinnamon quills (Additional file </text:span><text:bookmark text:name="d52868e837"/><text:a xlink:type="simple" xlink:href="http://www.nutritionj.com/content/13/1/102/suppl/S3"><text:span text:style-name="T63">3</text:span></text:a><text:span text:style-name="T31">) captioned as sold in the open market.</text:span></text:p>
        <text:p text:style-name="P96"><text:span text:style-name="Strong_20_Emphasis"><text:span text:style-name="T30">Additional file 1.</text:span></text:span><text:span text:style-name="T32"> </text:span><text:span text:style-name="Strong_20_Emphasis"><text:span text:style-name="T30">Bitter gourd fruit.</text:span></text:span></text:p>
        <text:p text:style-name="P96"><text:span text:style-name="T32">Format: JPEG Size: 4.5MB </text:span><text:a xlink:type="simple" xlink:href="http://www.nutritionj.com/content/supplementary/1475-2891-13-102-s1.jpeg"><text:span text:style-name="T64">Download fil</text:span></text:a><draw:a xlink:type="simple" xlink:href="http://www.nutritionj.com/about/access/#opendata"><draw:frame draw:style-name="fr8" draw:name="graphics6" text:anchor-type="char" svg:width="0.8335in" svg:height="0.1563in" draw:z-index="13"><draw:image xlink:href="http://www.nutritionj.com/bmcimages/article/opendata.gif" xlink:type="simple" xlink:show="embed" xlink:actuate="onLoad"/><svg:title>Open Data</svg:title></draw:frame></draw:a><text:a xlink:type="simple" xlink:href="http://www.nutritionj.com/content/supplementary/1475-2891-13-102-s1.jpeg"><text:span text:style-name="T64">e</text:span></text:a></text:p>
        <text:p text:style-name="P96"><text:span text:style-name="Strong_20_Emphasis"><text:span text:style-name="T30">Additional file 2.</text:span></text:span><text:span text:style-name="T32"> </text:span><text:span text:style-name="Strong_20_Emphasis"><text:span text:style-name="T30">Fenugreek seeds.</text:span></text:span></text:p>
        <text:p text:style-name="P96"><text:span text:style-name="T32">Format: JPEG Size: 8.8MB </text:span><text:a xlink:type="simple" xlink:href="http://www.nutritionj.com/content/supplementary/1475-2891-13-102-s2.jpeg"><text:span text:style-name="T64">Download fil</text:span></text:a><draw:a xlink:type="simple" xlink:href="http://www.nutritionj.com/about/access/#opendata"><draw:frame draw:style-name="fr8" draw:name="graphics7" text:anchor-type="char" svg:width="0.8335in" svg:height="0.1563in" draw:z-index="14"><draw:image xlink:href="http://www.nutritionj.com/bmcimages/article/opendata.gif" xlink:type="simple" xlink:show="embed" xlink:actuate="onLoad"/><svg:title>Open Data</svg:title></draw:frame></draw:a><text:a xlink:type="simple" xlink:href="http://www.nutritionj.com/content/supplementary/1475-2891-13-102-s2.jpeg"><text:span text:style-name="T64">e</text:span></text:a></text:p>
        <text:p text:style-name="P96"><text:span text:style-name="Strong_20_Emphasis"><text:span text:style-name="T30">Additional file 3.</text:span></text:span><text:span text:style-name="T32"> </text:span><text:span text:style-name="Strong_20_Emphasis"><text:span text:style-name="T30">Cinnamon quills.</text:span></text:span></text:p>
        <text:p text:style-name="P96"><text:span text:style-name="T32">Format: JPEG Size: 6.2MB </text:span><text:a xlink:type="simple" xlink:href="http://www.nutritionj.com/content/supplementary/1475-2891-13-102-s3.jpeg"><text:span text:style-name="T64">Download fil</text:span></text:a><draw:a xlink:type="simple" xlink:href="http://www.nutritionj.com/about/access/#opendata"><draw:frame draw:style-name="fr8" draw:name="graphics8" text:anchor-type="char" svg:width="0.8335in" svg:height="0.1563in" draw:z-index="15"><draw:image xlink:href="http://www.nutritionj.com/bmcimages/article/opendata.gif" xlink:type="simple" xlink:show="embed" xlink:actuate="onLoad"/><svg:title>Open Data</svg:title></draw:frame></draw:a><text:a xlink:type="simple" xlink:href="http://www.nutritionj.com/content/supplementary/1475-2891-13-102-s3.jpeg"><text:span text:style-name="T64">e</text:span></text:a></text:p>
        <text:h text:style-name="P105" text:outline-level="3"><text:bookmark text:name="sec6"/>Conclusion</text:h>
        <text:p text:style-name="P51">The concept of combining dietary constituents to manage illnesses is ingrained in history. The limited evidence from studies on use of CAM in chronic illnesses strengthens this and highlights the patient acceptability and popularity. In traditional terms, these CAMs are often used as a dietary supplement rather than a medicinal preparation. In this context, when studies are planned the original context of use needs to be considered as the processes of preparation of CAM may alter the medicinal effects of plants.</text:p>
        <text:p text:style-name="P51"><text:soft-page-break/>A common deficiency of most trials has been the heterogeneous nature of the study population together with non-standardized preparations of the products studied, poor design of the studies, non-uniformity of outcomes, under powering of trials and the short durations of study.</text:p>
        <text:p text:style-name="P63"><text:span text:style-name="T31">The most widely studied CAM appears to be Cinnamon. As highlighted before, it seems to exert significant glucose lowering effect either when used alone </text:span><text:bookmark text:name="d52868e884"/><text:bookmark text:name="d52868e886"/><text:span text:style-name="T31">[</text:span><text:a xlink:type="simple" xlink:href="http://www.nutritionj.com/content/13/1/102#B37"><text:span text:style-name="T63">37</text:span></text:a><text:span text:style-name="T31">,</text:span><text:a xlink:type="simple" xlink:href="http://www.nutritionj.com/content/13/1/102#B38"><text:span text:style-name="T63">38</text:span></text:a><text:span text:style-name="T31">] or when used in patients with poorly controlled diabetes </text:span><text:bookmark text:name="d52868e890"/><text:bookmark text:name="d52868e892"/><text:bookmark text:name="d52868e894"/><text:span text:style-name="T31">[</text:span><text:a xlink:type="simple" xlink:href="http://www.nutritionj.com/content/13/1/102#B28"><text:span text:style-name="T63">28</text:span></text:a><text:span text:style-name="T31">,</text:span><text:a xlink:type="simple" xlink:href="http://www.nutritionj.com/content/13/1/102#B29"><text:span text:style-name="T63">29</text:span></text:a><text:span text:style-name="T31">,</text:span><text:a xlink:type="simple" xlink:href="http://www.nutritionj.com/content/13/1/102#B31"><text:span text:style-name="T63">31</text:span></text:a><text:span text:style-name="T31">]. This finding which can probably be generalized for lesser-studied CAM as well suggests that there is significant glucose lowering of these substances which is probably masked by either background hypoglycaemics or by the subjects having near normal glucose values at base line.</text:span></text:p>
        <text:p text:style-name="P51">The study product itself is a grave area of concern as the same plant has been studied in many instances using the whole raw plant or fruit, water or alcohol extracts, shade or oven dried preparations or commercialized products making interpretations and generalizations very difficult. Even when the raw plant or fruit is used, perhaps factors such as the degree of ripening and the age at harvesting may play key roles in determining the activity of crucial constituents.</text:p>
        <text:p text:style-name="P51">On a more cautious note, herbal medicines constitute many hundreds to thousands of active and inactive ingredients, the effects of which are not known when used outside the plants natural use. Many trials have used large doses of naturally occurring substances, which would be many times the ordinary intake.</text:p>
        <text:p text:style-name="P51">In most of the herbal remedies used in treating diabetes, the mechanisms of action have centered on insulin signaling pathways, GLUT-4 receptor translocation and the PPAR gamma activation. However, there is a need to explore different mechanisms of favourable metabolic effects these CAMs may harbor. There is also the need to incorporate the views of traditional medical practitioners into study designs whenever circumstances allow as some medicinal effects of plants may be dependent upon the season, time of harvest, degree of ripening, method of preparation etc., which in traditional terms is handed along generations of traditional practitioners.</text:p>
        <text:h text:style-name="P105" text:outline-level="3"><text:bookmark text:name="sec7"/>Abbreviations</text:h>
        <text:p text:style-name="P51">CAM: Complementary and Alternative Medicine.</text:p>
        <text:h text:style-name="P105" text:outline-level="3"><text:bookmark text:name="sec8"/>Competing interests</text:h>
        <text:p text:style-name="P51">The authors declare that they have no competing interests.</text:p>
        <text:h text:style-name="P105" text:outline-level="3"><text:bookmark text:name="sec9"/>Authors’ contributions</text:h>
        <text:p text:style-name="P51">Dr. AM was involved in the literature search and writing up of the article. Dr. RB was involved in the literature search and writing up of the article. Both authors read and approved the final manuscript.</text:p>
        <text:h text:style-name="P105" text:outline-level="3"><text:bookmark text:name="refs"/>References</text:h>
        <text:section text:style-name="Sect1" text:name="article-references">
          <text:list xml:id="list3806177041837879990" text:style-name="L70">
            <text:list-item>
              <text:p text:style-name="P68"><text:bookmark text:name="references"/><text:bookmark text:name="B1"/>World Health Organization:</text:p>
              <text:p text:style-name="P70"><text:span text:style-name="Emphasis"><text:span text:style-name="T33">WHO Diabetes Fact Sheet No 312</text:span></text:span><text:span text:style-name="T31">.</text:span></text:p>
              <text:p text:style-name="P78"><text:span text:style-name="T31">available at </text:span><text:a xlink:type="simple" xlink:href="http://www.who.int/mediacentre/factsheets"><text:span text:style-name="T63">http://www.who.int/mediacentre/factsheets</text:span></text:a><text:span text:style-name="T31"> </text:span><text:a xlink:type="simple" xlink:href="http://www.webcitation.org/query.php?url=http://www.who.int/mediacentre/factsheets&amp;refdoi=10.1186/1475-2891-13-102"><text:span text:style-name="T65">webcite</text:span></text:a><text:span text:style-name="T31">. 2013 0ctober</text:span></text:p>
              <text:p text:style-name="P58"><draw:a xlink:type="simple" xlink:href="http://www.nutritionj.com/sfx_links?ui=1475-2891-13-102&amp;bibl=B1"><draw:frame draw:style-name="fr9" draw:name="graphics9" text:anchor-type="as-char" svg:width="0.8138in" svg:height="0.4209in" draw:z-index="16"><draw:image xlink:href="http://www.nutritionj.com/sfx_links?getImage" xlink:type="simple" xlink:show="embed" xlink:actuate="onLoad"/><svg:title>OpenURL</svg:title></draw:frame></draw:a></text:p>
            </text:list-item>
            <text:list-item>
              <text:p text:style-name="P70"><text:bookmark text:name="B2"/><text:span text:style-name="T31">Wild S, Roglic G, Green A, Sicree R, King H: </text:span><text:span text:style-name="Strong_20_Emphasis"><text:span text:style-name="T29">Global prevalence of diabetes: estimates for the year 2000 and projections for 2030.</text:span></text:span></text:p>
              <text:p text:style-name="P70"><text:span text:style-name="Emphasis"><text:span text:style-name="T33">Diabetes Care</text:span></text:span><text:span text:style-name="T31"> 2004, </text:span><text:span text:style-name="Strong_20_Emphasis"><text:span text:style-name="T29">27</text:span></text:span><text:span text:style-name="T31">(5)</text:span><text:span text:style-name="Strong_20_Emphasis"><text:span text:style-name="T29">:</text:span></text:span><text:span text:style-name="T31">1047-1053. </text:span><text:a xlink:type="simple" xlink:href="http://www.nutritionj.com/pubmed/15111519" office:target-frame-name="_blank" xlink:show="new"><text:span text:style-name="T63">PubMed Abstract</text:span></text:a><text:span text:style-name="T31"> | </text:span><text:a xlink:type="simple" xlink:href="http://www.ncbi.nlm.nih.gov/entrez/eutils/elink.fcgi?dbfrom=pubmed&amp;cmd=prlinks&amp;retmode=ref&amp;id=15111519" office:target-frame-name="_blank" xlink:show="new"><text:span text:style-name="T63">Publisher Full Text</text:span></text:a><text:span text:style-name="T31"> </text:span><text:span text:style-name="T63"><draw:a xlink:type="simple" xlink:href="http://www.nutritionj.com/sfx_links?ui=1475-2891-13-102&amp;bibl=B2"><draw:frame draw:style-name="fr9" draw:name="graphics10" text:anchor-type="as-char" svg:width="0.8138in" svg:height="0.4209in" draw:z-index="17"><draw:image xlink:href="http://www.nutritionj.com/sfx_links?getImage" xlink:type="simple" xlink:show="embed" xlink:actuate="onLoad"/><svg:title>OpenURL</svg:title></draw:frame></draw:a></text:span></text:p>
            </text:list-item>
            <text:list-item>
              <text:p text:style-name="P70"><text:bookmark text:name="B3"/><text:span text:style-name="T31">Kumar D, Bajaj S, Mehrotra R: </text:span><text:span text:style-name="Strong_20_Emphasis"><text:span text:style-name="T29">Knowledge, attitude and practice of complementary and alternative medicines for diabetes.</text:span></text:span></text:p>
              <text:p text:style-name="P70"><text:span text:style-name="Emphasis"><text:span text:style-name="T33">Public Health</text:span></text:span><text:span text:style-name="T31"> 2006, </text:span><text:span text:style-name="Strong_20_Emphasis"><text:span text:style-name="T29">120</text:span></text:span><text:span text:style-name="T31">(8)</text:span><text:span text:style-name="Strong_20_Emphasis"><text:span text:style-name="T29">:</text:span></text:span><text:span text:style-name="T31">705-711. </text:span><text:a xlink:type="simple" xlink:href="http://www.nutritionj.com/pubmed/16828133" office:target-frame-name="_blank" xlink:show="new"><text:span text:style-name="T63">PubMed Abstract</text:span></text:a><text:span text:style-name="T31"> | </text:span><text:a xlink:type="simple" xlink:href="http://www.ncbi.nlm.nih.gov/entrez/eutils/elink.fcgi?dbfrom=pubmed&amp;cmd=prlinks&amp;retmode=ref&amp;id=16828133" office:target-frame-name="_blank" xlink:show="new"><text:span text:style-name="T63">Publisher Full Text</text:span></text:a><text:span text:style-name="T31"> </text:span><text:span text:style-name="T63"><draw:a xlink:type="simple" xlink:href="http://www.nutritionj.com/sfx_links?ui=1475-2891-13-102&amp;bibl=B3"><draw:frame draw:style-name="fr9" draw:name="graphics11" text:anchor-type="as-char" svg:width="0.8138in" svg:height="0.4209in" draw:z-index="18"><draw:image xlink:href="http://www.nutritionj.com/sfx_links?getImage" xlink:type="simple" xlink:show="embed" xlink:actuate="onLoad"/><svg:title>OpenURL</svg:title></draw:frame></draw:a></text:span></text:p>
            </text:list-item>
            <text:list-item>
              <text:p text:style-name="P70"><text:bookmark text:name="B4"/><text:span text:style-name="T31">Vuksan V, Sievenpiper JL, Koo VY, Francis JL: </text:span><text:span text:style-name="Strong_20_Emphasis"><text:span text:style-name="T29">American ginseng (Panax quinquefolius L) reduces postprandial glycemia in nondiabetic subjects and subjects with type 2 diabetes mellitus.</text:span></text:span></text:p>
              <text:p text:style-name="P70"><text:span text:style-name="Emphasis"><text:span text:style-name="T33">Arch Intern Med</text:span></text:span><text:span text:style-name="T31"> 2000, </text:span><text:span text:style-name="Strong_20_Emphasis"><text:span text:style-name="T29">160</text:span></text:span><text:span text:style-name="T31">(7)</text:span><text:span text:style-name="Strong_20_Emphasis"><text:span text:style-name="T29">:</text:span></text:span><text:span text:style-name="T31">1009-1013. </text:span><text:a xlink:type="simple" xlink:href="http://www.nutritionj.com/pubmed/10761967" office:target-frame-name="_blank" xlink:show="new"><text:span text:style-name="T63">PubMed Abstract</text:span></text:a><text:span text:style-name="T31"> | </text:span><text:a xlink:type="simple" xlink:href="http://www.ncbi.nlm.nih.gov/entrez/eutils/elink.fcgi?dbfrom=pubmed&amp;cmd=prlinks&amp;retmode=ref&amp;id=10761967" office:target-frame-name="_blank" xlink:show="new"><text:span text:style-name="T63">Publisher Full Text</text:span></text:a><text:span text:style-name="T31"> </text:span><text:span text:style-name="T63"><draw:a xlink:type="simple" xlink:href="http://www.nutritionj.com/sfx_links?ui=1475-2891-13-102&amp;bibl=B4"><draw:frame draw:style-name="fr9" draw:name="graphics12" text:anchor-type="as-char" svg:width="0.8138in" svg:height="0.4209in" draw:z-index="19"><draw:image xlink:href="http://www.nutritionj.com/sfx_links?getImage" xlink:type="simple" xlink:show="embed" xlink:actuate="onLoad"/><svg:title>OpenURL</svg:title></draw:frame></draw:a></text:span></text:p>
            </text:list-item>
            <text:list-item>
              <text:p text:style-name="P70"><text:bookmark text:name="B5"/><text:span text:style-name="T31">Ranasinghe P, Jayawardana R, Galappaththy P, Constantine GR, de Vas Gunawardana N, Katulanda P: </text:span><text:span text:style-name="Strong_20_Emphasis"><text:span text:style-name="T29">Efficacy and safety of 'true' cinnamon (Cinnamomum zeylanicum) as a pharmaceutical agent in diabetes: a systematic review and meta-analysis.</text:span></text:span></text:p>
              <text:p text:style-name="P70"><text:span text:style-name="Emphasis"><text:span text:style-name="T33">Diabet Med</text:span></text:span><text:span text:style-name="T31"> 2012, </text:span><text:span text:style-name="Strong_20_Emphasis"><text:span text:style-name="T29">29</text:span></text:span><text:span text:style-name="T31">(12)</text:span><text:span text:style-name="Strong_20_Emphasis"><text:span text:style-name="T29">:</text:span></text:span><text:span text:style-name="T31">1480-1492. </text:span><text:a xlink:type="simple" xlink:href="http://www.nutritionj.com/pubmed/22671971" office:target-frame-name="_blank" xlink:show="new"><text:span text:style-name="T63">PubMed Abstract</text:span></text:a><text:span text:style-name="T31"> | </text:span><text:a xlink:type="simple" xlink:href="http://www.ncbi.nlm.nih.gov/entrez/eutils/elink.fcgi?dbfrom=pubmed&amp;cmd=prlinks&amp;retmode=ref&amp;id=22671971" office:target-frame-name="_blank" xlink:show="new"><text:span text:style-name="T63">Publisher Full Text</text:span></text:a><text:span text:style-name="T31"> </text:span><text:span text:style-name="T63"><draw:a xlink:type="simple" xlink:href="http://www.nutritionj.com/sfx_links?ui=1475-2891-13-102&amp;bibl=B5"><draw:frame draw:style-name="fr9" draw:name="graphics13" text:anchor-type="as-char" svg:width="0.8138in" svg:height="0.4209in" draw:z-index="20"><draw:image xlink:href="http://www.nutritionj.com/sfx_links?getImage" xlink:type="simple" xlink:show="embed" xlink:actuate="onLoad"/><svg:title>OpenURL</svg:title></draw:frame></draw:a></text:span></text:p>
            </text:list-item>
            <text:list-item>
              <text:p text:style-name="P70"><text:bookmark text:name="B6"/><text:soft-page-break/><text:span text:style-name="T31">Oubre AY, Carlson TJ, King SR, Reaven GM: </text:span><text:span text:style-name="Strong_20_Emphasis"><text:span text:style-name="T29">From plant to patient: an ethnomedical approach to the identification of new drugs for the treatment of NIDDM.</text:span></text:span></text:p>
              <text:p text:style-name="P70"><text:span text:style-name="Emphasis"><text:span text:style-name="T33">Diabetologia</text:span></text:span><text:span text:style-name="T31"> 1997, </text:span><text:span text:style-name="Strong_20_Emphasis"><text:span text:style-name="T29">40</text:span></text:span><text:span text:style-name="T31">(5)</text:span><text:span text:style-name="Strong_20_Emphasis"><text:span text:style-name="T29">:</text:span></text:span><text:span text:style-name="T31">614-617. </text:span><text:a xlink:type="simple" xlink:href="http://www.nutritionj.com/pubmed/9165233" office:target-frame-name="_blank" xlink:show="new"><text:span text:style-name="T63">PubMed Abstract</text:span></text:a><text:span text:style-name="T31"> | </text:span><text:a xlink:type="simple" xlink:href="http://www.ncbi.nlm.nih.gov/entrez/eutils/elink.fcgi?dbfrom=pubmed&amp;cmd=prlinks&amp;retmode=ref&amp;id=9165233" office:target-frame-name="_blank" xlink:show="new"><text:span text:style-name="T63">Publisher Full Text</text:span></text:a><text:span text:style-name="T31"> </text:span><text:span text:style-name="T63"><draw:a xlink:type="simple" xlink:href="http://www.nutritionj.com/sfx_links?ui=1475-2891-13-102&amp;bibl=B6"><draw:frame draw:style-name="fr9" draw:name="graphics14" text:anchor-type="as-char" svg:width="0.8138in" svg:height="0.4209in" draw:z-index="21"><draw:image xlink:href="http://www.nutritionj.com/sfx_links?getImage" xlink:type="simple" xlink:show="embed" xlink:actuate="onLoad"/><svg:title>OpenURL</svg:title></draw:frame></draw:a></text:span></text:p>
            </text:list-item>
            <text:list-item>
              <text:p text:style-name="P70"><text:bookmark text:name="B7"/><text:span text:style-name="T31">Chang CL, Lin Y, Bartolome AP, Chen YC, Chiu SC, Yang WC: </text:span><text:span text:style-name="Strong_20_Emphasis"><text:span text:style-name="T29">Herbal therapies for type 2 diabetes mellitus: chemistry, biology, and potential application of selected plants and compounds.</text:span></text:span></text:p>
              <text:p text:style-name="P70"><text:span text:style-name="Emphasis"><text:span text:style-name="T33">Evid Based Complement Alternat Med</text:span></text:span><text:span text:style-name="T31"> 2013, </text:span><text:span text:style-name="Strong_20_Emphasis"><text:span text:style-name="T29">2013:</text:span></text:span><text:span text:style-name="T31">378657. </text:span><text:a xlink:type="simple" xlink:href="http://www.nutritionj.com/pubmed/23662132" office:target-frame-name="_blank" xlink:show="new"><text:span text:style-name="T63">PubMed Abstract</text:span></text:a><text:span text:style-name="T31"> |</text:span><text:a xlink:type="simple" xlink:href="http://www.ncbi.nlm.nih.gov/entrez/eutils/elink.fcgi?dbfrom=pubmed&amp;cmd=prlinks&amp;retmode=ref&amp;id=23662132" office:target-frame-name="_blank" xlink:show="new"><text:span text:style-name="T63">Publisher Full Text</text:span></text:a><text:span text:style-name="T31"> | </text:span><text:a xlink:type="simple" xlink:href="http://www.pubmedcentral.nih.gov/articlerender.fcgi?tool=pubmed&amp;pubmedid=23662132" office:target-frame-name="_blank" xlink:show="new"><text:span text:style-name="T63">PubMed Central Full Text</text:span></text:a><text:span text:style-name="T31"> </text:span><text:span text:style-name="T63"><draw:a xlink:type="simple" xlink:href="http://www.nutritionj.com/sfx_links?ui=1475-2891-13-102&amp;bibl=B7"><draw:frame draw:style-name="fr9" draw:name="graphics15" text:anchor-type="as-char" svg:width="0.8138in" svg:height="0.4209in" draw:z-index="22"><draw:image xlink:href="http://www.nutritionj.com/sfx_links?getImage" xlink:type="simple" xlink:show="embed" xlink:actuate="onLoad"/><svg:title>OpenURL</svg:title></draw:frame></draw:a></text:span></text:p>
            </text:list-item>
            <text:list-item>
              <text:p text:style-name="P70"><text:bookmark text:name="B8"/><text:span text:style-name="T31">Bell RA, Suerken CK, Gryzwacz JG, Quandt SA, Arcury TA: </text:span><text:span text:style-name="Strong_20_Emphasis"><text:span text:style-name="T29">Complimentary and alternative medicine use among adults with diabetes in the United Sates.</text:span></text:span></text:p>
              <text:p text:style-name="P70"><text:span text:style-name="Emphasis"><text:span text:style-name="T33">Altern Ther Health Med</text:span></text:span><text:span text:style-name="T31"> 2006, </text:span><text:span text:style-name="Strong_20_Emphasis"><text:span text:style-name="T29">12</text:span></text:span><text:span text:style-name="T31">(5)</text:span><text:span text:style-name="Strong_20_Emphasis"><text:span text:style-name="T29">:</text:span></text:span><text:span text:style-name="T31">16-22. </text:span><text:span text:style-name="T63"><draw:a xlink:type="simple" xlink:href="http://www.nutritionj.com/sfx_links?ui=1475-2891-13-102&amp;bibl=B8"><draw:frame draw:style-name="fr9" draw:name="graphics16" text:anchor-type="as-char" svg:width="0.8138in" svg:height="0.4209in" draw:z-index="23"><draw:image xlink:href="http://www.nutritionj.com/sfx_links?getImage" xlink:type="simple" xlink:show="embed" xlink:actuate="onLoad"/><svg:title>OpenURL</svg:title></draw:frame></draw:a></text:span></text:p>
            </text:list-item>
            <text:list-item>
              <text:p text:style-name="P70"><text:bookmark text:name="B9"/><text:span text:style-name="T31">Garrow D, Egede LE: </text:span><text:span text:style-name="Strong_20_Emphasis"><text:span text:style-name="T29">Association between complementary and alternative medicine use, preventive care practices, and use of conventional medical services among adults with diabetes.</text:span></text:span></text:p>
              <text:p text:style-name="P70"><text:span text:style-name="Emphasis"><text:span text:style-name="T33">Diabetes Care</text:span></text:span><text:span text:style-name="T31"> 2006, </text:span><text:span text:style-name="Strong_20_Emphasis"><text:span text:style-name="T29">29</text:span></text:span><text:span text:style-name="T31">(1)</text:span><text:span text:style-name="Strong_20_Emphasis"><text:span text:style-name="T29">:</text:span></text:span><text:span text:style-name="T31">15-19. </text:span><text:a xlink:type="simple" xlink:href="http://www.nutritionj.com/pubmed/16373889" office:target-frame-name="_blank" xlink:show="new"><text:span text:style-name="T63">PubMed Abstract</text:span></text:a><text:span text:style-name="T31"> | </text:span><text:a xlink:type="simple" xlink:href="http://www.ncbi.nlm.nih.gov/entrez/eutils/elink.fcgi?dbfrom=pubmed&amp;cmd=prlinks&amp;retmode=ref&amp;id=16373889" office:target-frame-name="_blank" xlink:show="new"><text:span text:style-name="T63">Publisher Full Text</text:span></text:a><text:span text:style-name="T31"> </text:span><text:span text:style-name="T63"><draw:a xlink:type="simple" xlink:href="http://www.nutritionj.com/sfx_links?ui=1475-2891-13-102&amp;bibl=B9"><draw:frame draw:style-name="fr9" draw:name="graphics17" text:anchor-type="as-char" svg:width="0.8138in" svg:height="0.4209in" draw:z-index="24"><draw:image xlink:href="http://www.nutritionj.com/sfx_links?getImage" xlink:type="simple" xlink:show="embed" xlink:actuate="onLoad"/><svg:title>OpenURL</svg:title></draw:frame></draw:a></text:span></text:p>
            </text:list-item>
            <text:list-item>
              <text:p text:style-name="P70"><text:bookmark text:name="B10"/><text:span text:style-name="T31">Kristoffersen SS, Atkin PA, Shenfield GM: </text:span><text:span text:style-name="Strong_20_Emphasis"><text:span text:style-name="T29">Uptake of alternative medicine (Letter).</text:span></text:span></text:p>
              <text:p text:style-name="P70"><text:span text:style-name="Emphasis"><text:span text:style-name="T33">Lancet</text:span></text:span><text:span text:style-name="T31"> 1996, </text:span><text:span text:style-name="Strong_20_Emphasis"><text:span text:style-name="T29">347</text:span></text:span><text:span text:style-name="T31">(9006)</text:span><text:span text:style-name="Strong_20_Emphasis"><text:span text:style-name="T29">:</text:span></text:span><text:span text:style-name="T31">972. </text:span><text:a xlink:type="simple" xlink:href="http://dx.doi.org/10.1016/S0140-6736(96)91460-9" office:target-frame-name="_blank" xlink:show="new"><text:span text:style-name="T63">Publisher Full Text</text:span></text:a><text:span text:style-name="T31"> </text:span><text:span text:style-name="T63"><draw:a xlink:type="simple" xlink:href="http://www.nutritionj.com/sfx_links?ui=1475-2891-13-102&amp;bibl=B10"><draw:frame draw:style-name="fr9" draw:name="graphics18" text:anchor-type="as-char" svg:width="0.8138in" svg:height="0.4209in" draw:z-index="25"><draw:image xlink:href="http://www.nutritionj.com/sfx_links?getImage" xlink:type="simple" xlink:show="embed" xlink:actuate="onLoad"/><svg:title>OpenURL</svg:title></draw:frame></draw:a></text:span></text:p>
            </text:list-item>
            <text:list-item>
              <text:p text:style-name="P70"><text:bookmark text:name="B11"/><text:span text:style-name="T31">Thomas KJ, Nicholl JP, Coleman P: </text:span><text:span text:style-name="Strong_20_Emphasis"><text:span text:style-name="T29">Use and expenditure on complementary medicine in England: a population based survey.</text:span></text:span></text:p>
              <text:p text:style-name="P70"><text:span text:style-name="Emphasis"><text:span text:style-name="T33">Complement Ther Med</text:span></text:span><text:span text:style-name="T31"> 2001, </text:span><text:span text:style-name="Strong_20_Emphasis"><text:span text:style-name="T29">9</text:span></text:span><text:span text:style-name="T31">(1)</text:span><text:span text:style-name="Strong_20_Emphasis"><text:span text:style-name="T29">:</text:span></text:span><text:span text:style-name="T31">2-11. </text:span><text:a xlink:type="simple" xlink:href="http://www.nutritionj.com/pubmed/11264963" office:target-frame-name="_blank" xlink:show="new"><text:span text:style-name="T63">PubMed Abstract</text:span></text:a><text:span text:style-name="T31"> | </text:span><text:a xlink:type="simple" xlink:href="http://www.ncbi.nlm.nih.gov/entrez/eutils/elink.fcgi?dbfrom=pubmed&amp;cmd=prlinks&amp;retmode=ref&amp;id=11264963" office:target-frame-name="_blank" xlink:show="new"><text:span text:style-name="T63">Publisher Full Text</text:span></text:a><text:span text:style-name="T31"> </text:span><text:span text:style-name="T63"><draw:a xlink:type="simple" xlink:href="http://www.nutritionj.com/sfx_links?ui=1475-2891-13-102&amp;bibl=B11"><draw:frame draw:style-name="fr9" draw:name="graphics19" text:anchor-type="as-char" svg:width="0.8138in" svg:height="0.4209in" draw:z-index="26"><draw:image xlink:href="http://www.nutritionj.com/sfx_links?getImage" xlink:type="simple" xlink:show="embed" xlink:actuate="onLoad"/><svg:title>OpenURL</svg:title></draw:frame></draw:a></text:span></text:p>
            </text:list-item>
            <text:list-item>
              <text:p text:style-name="P70"><text:bookmark text:name="B12"/><text:span text:style-name="T31">Manya K, Champion B, Dunning T: </text:span><text:span text:style-name="Strong_20_Emphasis"><text:span text:style-name="T29">The use of complementary and alternative medicine among people living with diabetes in Sydney.</text:span></text:span></text:p>
              <text:p text:style-name="P70"><text:span text:style-name="Emphasis"><text:span text:style-name="T33">BMC Complement Altern Med</text:span></text:span><text:span text:style-name="T31"> 2012, </text:span><text:span text:style-name="Strong_20_Emphasis"><text:span text:style-name="T29">12:</text:span></text:span><text:span text:style-name="T31">2. </text:span><text:a xlink:type="simple" xlink:href="http://www.nutritionj.com/pubmed/22240113" office:target-frame-name="_blank" xlink:show="new"><text:span text:style-name="T63">PubMed Abstract</text:span></text:a><text:span text:style-name="T31"> | </text:span><text:a xlink:type="simple" xlink:href="http://dx.doi.org/10.1186/1472-6882-12-2" office:target-frame-name="_blank" xlink:show="new"><text:span text:style-name="T63">BioMed Central Full Text</text:span></text:a><text:span text:style-name="T31"> |</text:span><text:a xlink:type="simple" xlink:href="http://www.pubmedcentral.nih.gov/articlerender.fcgi?tool=pubmed&amp;pubmedid=22240113" office:target-frame-name="_blank" xlink:show="new"><text:span text:style-name="T63">PubMed Central Full Text</text:span></text:a><text:span text:style-name="T31"> </text:span><text:span text:style-name="T63"><draw:a xlink:type="simple" xlink:href="http://www.nutritionj.com/sfx_links?ui=1475-2891-13-102&amp;bibl=B12"><draw:frame draw:style-name="fr9" draw:name="graphics20" text:anchor-type="as-char" svg:width="0.8138in" svg:height="0.4209in" draw:z-index="27"><draw:image xlink:href="http://www.nutritionj.com/sfx_links?getImage" xlink:type="simple" xlink:show="embed" xlink:actuate="onLoad"/><svg:title>OpenURL</svg:title></draw:frame></draw:a></text:span></text:p>
            </text:list-item>
            <text:list-item>
              <text:p text:style-name="P70"><text:bookmark text:name="B13"/><text:span text:style-name="T31">Jayaprakasha GK, Rao LJ: </text:span><text:span text:style-name="Strong_20_Emphasis"><text:span text:style-name="T29">Chemistry, biogenesis, and biological activities of Cinnamomum zeylanicum.</text:span></text:span></text:p>
              <text:p text:style-name="P70"><text:span text:style-name="Emphasis"><text:span text:style-name="T33">Crit Rev Food Sci Nutr</text:span></text:span><text:span text:style-name="T31"> 2011, </text:span><text:span text:style-name="Strong_20_Emphasis"><text:span text:style-name="T29">51</text:span></text:span><text:span text:style-name="T31">(6)</text:span><text:span text:style-name="Strong_20_Emphasis"><text:span text:style-name="T29">:</text:span></text:span><text:span text:style-name="T31">547-562. </text:span><text:a xlink:type="simple" xlink:href="http://www.nutritionj.com/pubmed/21929331" office:target-frame-name="_blank" xlink:show="new"><text:span text:style-name="T63">PubMed Abstract</text:span></text:a><text:span text:style-name="T31"> | </text:span><text:a xlink:type="simple" xlink:href="http://www.ncbi.nlm.nih.gov/entrez/eutils/elink.fcgi?dbfrom=pubmed&amp;cmd=prlinks&amp;retmode=ref&amp;id=21929331" office:target-frame-name="_blank" xlink:show="new"><text:span text:style-name="T63">Publisher Full Text</text:span></text:a><text:span text:style-name="T31"> </text:span><text:span text:style-name="T63"><draw:a xlink:type="simple" xlink:href="http://www.nutritionj.com/sfx_links?ui=1475-2891-13-102&amp;bibl=B13"><draw:frame draw:style-name="fr9" draw:name="graphics21" text:anchor-type="as-char" svg:width="0.8138in" svg:height="0.4209in" draw:z-index="28"><draw:image xlink:href="http://www.nutritionj.com/sfx_links?getImage" xlink:type="simple" xlink:show="embed" xlink:actuate="onLoad"/><svg:title>OpenURL</svg:title></draw:frame></draw:a></text:span></text:p>
            </text:list-item>
            <text:list-item>
              <text:p text:style-name="P70"><text:bookmark text:name="B14"/><text:span text:style-name="T31">Rafehi H, Ververis K, Karagiannis TC: </text:span><text:span text:style-name="Strong_20_Emphasis"><text:span text:style-name="T29">Controversies surrounding the clinical potential of cinnamon for the management of diabetes.</text:span></text:span></text:p>
              <text:p text:style-name="P70"><text:span text:style-name="Emphasis"><text:span text:style-name="T33">Diabetes Obes Metab</text:span></text:span><text:span text:style-name="T31"> 2012, </text:span><text:span text:style-name="Strong_20_Emphasis"><text:span text:style-name="T29">14</text:span></text:span><text:span text:style-name="T31">(6)</text:span><text:span text:style-name="Strong_20_Emphasis"><text:span text:style-name="T29">:</text:span></text:span><text:span text:style-name="T31">493-499. </text:span><text:a xlink:type="simple" xlink:href="http://www.nutritionj.com/pubmed/22093965" office:target-frame-name="_blank" xlink:show="new"><text:span text:style-name="T63">PubMed Abstract</text:span></text:a><text:span text:style-name="T31"> | </text:span><text:a xlink:type="simple" xlink:href="http://www.ncbi.nlm.nih.gov/entrez/eutils/elink.fcgi?dbfrom=pubmed&amp;cmd=prlinks&amp;retmode=ref&amp;id=22093965" office:target-frame-name="_blank" xlink:show="new"><text:span text:style-name="T63">Publisher Full Text</text:span></text:a><text:span text:style-name="T31"> </text:span><text:span text:style-name="T63"><draw:a xlink:type="simple" xlink:href="http://www.nutritionj.com/sfx_links?ui=1475-2891-13-102&amp;bibl=B14"><draw:frame draw:style-name="fr9" draw:name="graphics22" text:anchor-type="as-char" svg:width="0.8138in" svg:height="0.4209in" draw:z-index="29"><draw:image xlink:href="http://www.nutritionj.com/sfx_links?getImage" xlink:type="simple" xlink:show="embed" xlink:actuate="onLoad"/><svg:title>OpenURL</svg:title></draw:frame></draw:a></text:span></text:p>
            </text:list-item>
            <text:list-item>
              <text:p text:style-name="P70"><text:bookmark text:name="B15"/><text:span text:style-name="T31">Brahmachari S, Jana A, Pahan K: </text:span><text:span text:style-name="Strong_20_Emphasis"><text:span text:style-name="T29">Sodium benzoate, a metabolite of cinnamon and a food additive, reduces microglial and astroglial inflammatory responses.</text:span></text:span></text:p>
              <text:p text:style-name="P70"><text:span text:style-name="Emphasis"><text:span text:style-name="T33">J Immunol</text:span></text:span><text:span text:style-name="T31"> 2009, </text:span><text:span text:style-name="Strong_20_Emphasis"><text:span text:style-name="T29">183</text:span></text:span><text:span text:style-name="T31">(9)</text:span><text:span text:style-name="Strong_20_Emphasis"><text:span text:style-name="T29">:</text:span></text:span><text:span text:style-name="T31">5917-5927. </text:span><text:a xlink:type="simple" xlink:href="http://www.nutritionj.com/pubmed/19812204" office:target-frame-name="_blank" xlink:show="new"><text:span text:style-name="T63">PubMed Abstract</text:span></text:a><text:span text:style-name="T31"> | </text:span><text:a xlink:type="simple" xlink:href="http://www.ncbi.nlm.nih.gov/entrez/eutils/elink.fcgi?dbfrom=pubmed&amp;cmd=prlinks&amp;retmode=ref&amp;id=19812204" office:target-frame-name="_blank" xlink:show="new"><text:span text:style-name="T63">Publisher Full Text</text:span></text:a><text:span text:style-name="T31"> |</text:span><text:a xlink:type="simple" xlink:href="http://www.pubmedcentral.nih.gov/articlerender.fcgi?tool=pubmed&amp;pubmedid=19812204" office:target-frame-name="_blank" xlink:show="new"><text:span text:style-name="T63">PubMed Central Full Text</text:span></text:a><text:span text:style-name="T31"> </text:span><text:span text:style-name="T63"><draw:a xlink:type="simple" xlink:href="http://www.nutritionj.com/sfx_links?ui=1475-2891-13-102&amp;bibl=B15"><draw:frame draw:style-name="fr9" draw:name="graphics23" text:anchor-type="as-char" svg:width="0.8138in" svg:height="0.4209in" draw:z-index="30"><draw:image xlink:href="http://www.nutritionj.com/sfx_links?getImage" xlink:type="simple" xlink:show="embed" xlink:actuate="onLoad"/><svg:title>OpenURL</svg:title></draw:frame></draw:a></text:span></text:p>
            </text:list-item>
            <text:list-item>
              <text:p text:style-name="P70"><text:bookmark text:name="B16"/><text:span text:style-name="T31">Aggarwal BB: </text:span><text:span text:style-name="Strong_20_Emphasis"><text:span text:style-name="T29">Targeting inflammation-induced obesity and metabolic diseases by curcumin and other nutraceuticals.</text:span></text:span></text:p>
              <text:p text:style-name="P70"><text:span text:style-name="Emphasis"><text:span text:style-name="T33">Annu Rev Nutr</text:span></text:span><text:span text:style-name="T31"> 2010, </text:span><text:span text:style-name="Strong_20_Emphasis"><text:span text:style-name="T29">30:</text:span></text:span><text:span text:style-name="T31">173-199. </text:span><text:a xlink:type="simple" xlink:href="http://www.nutritionj.com/pubmed/20420526" office:target-frame-name="_blank" xlink:show="new"><text:span text:style-name="T63">PubMed Abstract</text:span></text:a><text:span text:style-name="T31"> | </text:span><text:a xlink:type="simple" xlink:href="http://www.ncbi.nlm.nih.gov/entrez/eutils/elink.fcgi?dbfrom=pubmed&amp;cmd=prlinks&amp;retmode=ref&amp;id=20420526" office:target-frame-name="_blank" xlink:show="new"><text:span text:style-name="T63">Publisher Full Text</text:span></text:a><text:span text:style-name="T31"> |</text:span><text:a xlink:type="simple" xlink:href="http://www.pubmedcentral.nih.gov/articlerender.fcgi?tool=pubmed&amp;pubmedid=20420526" office:target-frame-name="_blank" xlink:show="new"><text:span text:style-name="T63">PubMed Central Full Text</text:span></text:a><text:span text:style-name="T31"> </text:span><text:span text:style-name="T63"><draw:a xlink:type="simple" xlink:href="http://www.nutritionj.com/sfx_links?ui=1475-2891-13-102&amp;bibl=B16"><draw:frame draw:style-name="fr9" draw:name="graphics24" text:anchor-type="as-char" svg:width="0.8138in" svg:height="0.4209in" draw:z-index="31"><draw:image xlink:href="http://www.nutritionj.com/sfx_links?getImage" xlink:type="simple" xlink:show="embed" xlink:actuate="onLoad"/><svg:title>OpenURL</svg:title></draw:frame></draw:a></text:span></text:p>
            </text:list-item>
            <text:list-item>
              <text:p text:style-name="P70"><text:bookmark text:name="B17"/><text:span text:style-name="T31">Choi K, Kim YB: </text:span><text:span text:style-name="Strong_20_Emphasis"><text:span text:style-name="T29">Molecular mechanism of insulin resistance in obesity and type 2 diabetes.</text:span></text:span></text:p>
              <text:p text:style-name="P70"><text:span text:style-name="Emphasis"><text:span text:style-name="T33">Korean J Intern Med</text:span></text:span><text:span text:style-name="T31"> 2010, </text:span><text:span text:style-name="Strong_20_Emphasis"><text:span text:style-name="T29">25</text:span></text:span><text:span text:style-name="T31">(2)</text:span><text:span text:style-name="Strong_20_Emphasis"><text:span text:style-name="T29">:</text:span></text:span><text:span text:style-name="T31">119-129. </text:span><text:a xlink:type="simple" xlink:href="http://www.nutritionj.com/pubmed/20526383" office:target-frame-name="_blank" xlink:show="new"><text:span text:style-name="T63">PubMed Abstract</text:span></text:a><text:span text:style-name="T31"> | </text:span><text:a xlink:type="simple" xlink:href="http://www.ncbi.nlm.nih.gov/entrez/eutils/elink.fcgi?dbfrom=pubmed&amp;cmd=prlinks&amp;retmode=ref&amp;id=20526383" office:target-frame-name="_blank" xlink:show="new"><text:span text:style-name="T63">Publisher Full Text</text:span></text:a><text:span text:style-name="T31"> |</text:span><text:a xlink:type="simple" xlink:href="http://www.pubmedcentral.nih.gov/articlerender.fcgi?tool=pubmed&amp;pubmedid=20526383" office:target-frame-name="_blank" xlink:show="new"><text:span text:style-name="T63">PubMed Central Full Text</text:span></text:a><text:span text:style-name="T31"> </text:span><text:span text:style-name="T63"><draw:a xlink:type="simple" xlink:href="http://www.nutritionj.com/sfx_links?ui=1475-2891-13-102&amp;bibl=B17"><draw:frame draw:style-name="fr9" draw:name="graphics25" text:anchor-type="as-char" svg:width="0.8138in" svg:height="0.4209in" draw:z-index="32"><draw:image xlink:href="http://www.nutritionj.com/sfx_links?getImage" xlink:type="simple" xlink:show="embed" xlink:actuate="onLoad"/><svg:title>OpenURL</svg:title></draw:frame></draw:a></text:span></text:p>
            </text:list-item>
            <text:list-item>
              <text:p text:style-name="P70"><text:bookmark text:name="B18"/><text:span text:style-name="T31">Cao H, Polansky MM, Anderson RA: </text:span><text:span text:style-name="Strong_20_Emphasis"><text:span text:style-name="T29">Cinnamon extract and polyphenols affect the expression of tristetraprolin, </text:span></text:span><text:soft-page-break/><text:span text:style-name="Strong_20_Emphasis"><text:span text:style-name="T29">insulin receptor, and glucose transporter 4 in mouse 3T3-L1 adipocytes.</text:span></text:span></text:p>
              <text:p text:style-name="P70"><text:span text:style-name="Emphasis"><text:span text:style-name="T33">Arch Biochem Biophys</text:span></text:span><text:span text:style-name="T31"> 2007, </text:span><text:span text:style-name="Strong_20_Emphasis"><text:span text:style-name="T29">459</text:span></text:span><text:span text:style-name="T31">(2)</text:span><text:span text:style-name="Strong_20_Emphasis"><text:span text:style-name="T29">:</text:span></text:span><text:span text:style-name="T31">214-222. </text:span><text:a xlink:type="simple" xlink:href="http://www.nutritionj.com/pubmed/17316549" office:target-frame-name="_blank" xlink:show="new"><text:span text:style-name="T63">PubMed Abstract</text:span></text:a><text:span text:style-name="T31"> | </text:span><text:a xlink:type="simple" xlink:href="http://www.ncbi.nlm.nih.gov/entrez/eutils/elink.fcgi?dbfrom=pubmed&amp;cmd=prlinks&amp;retmode=ref&amp;id=17316549" office:target-frame-name="_blank" xlink:show="new"><text:span text:style-name="T63">Publisher Full Text</text:span></text:a><text:span text:style-name="T31"> </text:span><text:span text:style-name="T63"><draw:a xlink:type="simple" xlink:href="http://www.nutritionj.com/sfx_links?ui=1475-2891-13-102&amp;bibl=B18"><draw:frame draw:style-name="fr9" draw:name="graphics26" text:anchor-type="as-char" svg:width="0.8138in" svg:height="0.4209in" draw:z-index="33"><draw:image xlink:href="http://www.nutritionj.com/sfx_links?getImage" xlink:type="simple" xlink:show="embed" xlink:actuate="onLoad"/><svg:title>OpenURL</svg:title></draw:frame></draw:a></text:span></text:p>
            </text:list-item>
            <text:list-item>
              <text:p text:style-name="P70"><text:bookmark text:name="B19"/><text:span text:style-name="T31">Qin B, Nagasaki M, Ren M, Bajotto G, Oshida Y, Sato Y: </text:span><text:span text:style-name="Strong_20_Emphasis"><text:span text:style-name="T29">Cinnamon extract (traditional herb) potentiates in vivo insulin-regulated glucose utilization via enhancing insulin signaling in rats.</text:span></text:span></text:p>
              <text:p text:style-name="P70"><text:span text:style-name="Emphasis"><text:span text:style-name="T33">Diabetes Res Clin Pract</text:span></text:span><text:span text:style-name="T31"> 2003, </text:span><text:span text:style-name="Strong_20_Emphasis"><text:span text:style-name="T29">62</text:span></text:span><text:span text:style-name="T31">(3)</text:span><text:span text:style-name="Strong_20_Emphasis"><text:span text:style-name="T29">:</text:span></text:span><text:span text:style-name="T31">139-148. </text:span><text:a xlink:type="simple" xlink:href="http://www.nutritionj.com/pubmed/14625128" office:target-frame-name="_blank" xlink:show="new"><text:span text:style-name="T63">PubMed Abstract</text:span></text:a><text:span text:style-name="T31"> | </text:span><text:a xlink:type="simple" xlink:href="http://www.ncbi.nlm.nih.gov/entrez/eutils/elink.fcgi?dbfrom=pubmed&amp;cmd=prlinks&amp;retmode=ref&amp;id=14625128" office:target-frame-name="_blank" xlink:show="new"><text:span text:style-name="T63">Publisher Full Text</text:span></text:a><text:span text:style-name="T31"> </text:span><text:span text:style-name="T63"><draw:a xlink:type="simple" xlink:href="http://www.nutritionj.com/sfx_links?ui=1475-2891-13-102&amp;bibl=B19"><draw:frame draw:style-name="fr9" draw:name="graphics27" text:anchor-type="as-char" svg:width="0.8138in" svg:height="0.4209in" draw:z-index="34"><draw:image xlink:href="http://www.nutritionj.com/sfx_links?getImage" xlink:type="simple" xlink:show="embed" xlink:actuate="onLoad"/><svg:title>OpenURL</svg:title></draw:frame></draw:a></text:span></text:p>
            </text:list-item>
            <text:list-item>
              <text:p text:style-name="P70"><text:bookmark text:name="B20"/><text:span text:style-name="T31">Anderson RA, Broadhurst CL, Polansky MM, Schmidt WF, Khan A, Flanagan VP, Schoene NW, Graves DJ: </text:span><text:span text:style-name="Strong_20_Emphasis"><text:span text:style-name="T29">Isolation and characterization of polyphenol type-A polymers from cinnamon with insulin-like biological activity.</text:span></text:span></text:p>
              <text:p text:style-name="P70"><text:span text:style-name="Emphasis"><text:span text:style-name="T33">J Agric Food Chem</text:span></text:span><text:span text:style-name="T31"> 2004, </text:span><text:span text:style-name="Strong_20_Emphasis"><text:span text:style-name="T29">52</text:span></text:span><text:span text:style-name="T31">(1)</text:span><text:span text:style-name="Strong_20_Emphasis"><text:span text:style-name="T29">:</text:span></text:span><text:span text:style-name="T31">65-70. </text:span><text:a xlink:type="simple" xlink:href="http://www.nutritionj.com/pubmed/14709014" office:target-frame-name="_blank" xlink:show="new"><text:span text:style-name="T63">PubMed Abstract</text:span></text:a><text:span text:style-name="T31"> | </text:span><text:a xlink:type="simple" xlink:href="http://www.ncbi.nlm.nih.gov/entrez/eutils/elink.fcgi?dbfrom=pubmed&amp;cmd=prlinks&amp;retmode=ref&amp;id=14709014" office:target-frame-name="_blank" xlink:show="new"><text:span text:style-name="T63">Publisher Full Text</text:span></text:a><text:span text:style-name="T31"> </text:span><text:span text:style-name="T63"><draw:a xlink:type="simple" xlink:href="http://www.nutritionj.com/sfx_links?ui=1475-2891-13-102&amp;bibl=B20"><draw:frame draw:style-name="fr9" draw:name="graphics28" text:anchor-type="as-char" svg:width="0.8138in" svg:height="0.4209in" draw:z-index="35"><draw:image xlink:href="http://www.nutritionj.com/sfx_links?getImage" xlink:type="simple" xlink:show="embed" xlink:actuate="onLoad"/><svg:title>OpenURL</svg:title></draw:frame></draw:a></text:span></text:p>
            </text:list-item>
            <text:list-item>
              <text:p text:style-name="P70"><text:bookmark text:name="B21"/><text:span text:style-name="T31">Sheng XZY, Gong Z, Huang C, Zang YQ: </text:span><text:span text:style-name="Strong_20_Emphasis"><text:span text:style-name="T29">Improved insulin resistance and lipid metabolism by cinnamon extract through activation of peroxisome proliferator-activated receptors.</text:span></text:span></text:p>
              <text:p text:style-name="P70"><text:span text:style-name="Emphasis"><text:span text:style-name="T33">PPAR Res</text:span></text:span><text:span text:style-name="T31"> 2008, </text:span><text:span text:style-name="Strong_20_Emphasis"><text:span text:style-name="T29">581348:</text:span></text:span><text:span text:style-name="T31">9. </text:span><text:span text:style-name="T63"><draw:a xlink:type="simple" xlink:href="http://www.nutritionj.com/sfx_links?ui=1475-2891-13-102&amp;bibl=B21"><draw:frame draw:style-name="fr9" draw:name="graphics29" text:anchor-type="as-char" svg:width="0.8138in" svg:height="0.4209in" draw:z-index="36"><draw:image xlink:href="http://www.nutritionj.com/sfx_links?getImage" xlink:type="simple" xlink:show="embed" xlink:actuate="onLoad"/><svg:title>OpenURL</svg:title></draw:frame></draw:a></text:span></text:p>
            </text:list-item>
            <text:list-item>
              <text:p text:style-name="P70"><text:bookmark text:name="B22"/><text:span text:style-name="T31">Adisakwattana SLO, Poputtachai U, Minipun A, Suparpprom C: </text:span><text:span text:style-name="Strong_20_Emphasis"><text:span text:style-name="T29">Inhibitory activity of cinnamon bark species and their combination effect with acarbose against intestinal α-glucosidase and pancreatic α-amylase.</text:span></text:span></text:p>
              <text:p text:style-name="P70"><text:span text:style-name="Emphasis"><text:span text:style-name="T33">Plant Foods Hum Nutr</text:span></text:span><text:span text:style-name="T31"> 2011, </text:span><text:span text:style-name="Strong_20_Emphasis"><text:span text:style-name="T29">66:</text:span></text:span><text:span text:style-name="T31">143-148. </text:span><text:a xlink:type="simple" xlink:href="http://www.nutritionj.com/pubmed/21538147" office:target-frame-name="_blank" xlink:show="new"><text:span text:style-name="T63">PubMed Abstract</text:span></text:a><text:span text:style-name="T31"> | </text:span><text:a xlink:type="simple" xlink:href="http://www.ncbi.nlm.nih.gov/entrez/eutils/elink.fcgi?dbfrom=pubmed&amp;cmd=prlinks&amp;retmode=ref&amp;id=21538147" office:target-frame-name="_blank" xlink:show="new"><text:span text:style-name="T63">Publisher Full Text</text:span></text:a><text:span text:style-name="T31"> </text:span><text:span text:style-name="T63"><draw:a xlink:type="simple" xlink:href="http://www.nutritionj.com/sfx_links?ui=1475-2891-13-102&amp;bibl=B22"><draw:frame draw:style-name="fr9" draw:name="graphics30" text:anchor-type="as-char" svg:width="0.8138in" svg:height="0.4209in" draw:z-index="37"><draw:image xlink:href="http://www.nutritionj.com/sfx_links?getImage" xlink:type="simple" xlink:show="embed" xlink:actuate="onLoad"/><svg:title>OpenURL</svg:title></draw:frame></draw:a></text:span></text:p>
            </text:list-item>
            <text:list-item>
              <text:p text:style-name="P70"><text:bookmark text:name="B23"/><text:span text:style-name="T31">Anand P, M K, Tandon V, Murthy PS, Chandra R: </text:span><text:span text:style-name="Strong_20_Emphasis"><text:span text:style-name="T29">Insulinotropic effect of cinnamaldehyde on transcriptional regulation of pyruvate kinase, phosphoenolpyruvate carboxykinase, and GLUT4 translocation in experimental diabetic rats.</text:span></text:span></text:p>
              <text:p text:style-name="P70"><text:span text:style-name="Emphasis"><text:span text:style-name="T33">Chemico-Biolog Interact</text:span></text:span><text:span text:style-name="T31"> 2010, </text:span><text:span text:style-name="Strong_20_Emphasis"><text:span text:style-name="T29">186:</text:span></text:span><text:span text:style-name="T31">72-81. </text:span><text:a xlink:type="simple" xlink:href="http://dx.doi.org/10.1016/j.cbi.2010.03.044" office:target-frame-name="_blank" xlink:show="new"><text:span text:style-name="T63">Publisher Full Text</text:span></text:a><text:span text:style-name="T31"> </text:span><text:span text:style-name="T63"><draw:a xlink:type="simple" xlink:href="http://www.nutritionj.com/sfx_links?ui=1475-2891-13-102&amp;bibl=B23"><draw:frame draw:style-name="fr9" draw:name="graphics31" text:anchor-type="as-char" svg:width="0.8138in" svg:height="0.4209in" draw:z-index="38"><draw:image xlink:href="http://www.nutritionj.com/sfx_links?getImage" xlink:type="simple" xlink:show="embed" xlink:actuate="onLoad"/><svg:title>OpenURL</svg:title></draw:frame></draw:a></text:span></text:p>
            </text:list-item>
            <text:list-item>
              <text:p text:style-name="P70"><text:bookmark text:name="B24"/><text:span text:style-name="T31">Hlebowicz JDJ, Bjorgell O, Almer LO: </text:span><text:span text:style-name="Strong_20_Emphasis"><text:span text:style-name="T29">effect of cinnamon on post prandial blood glucose, gastric emptying and and satiety in healthy subjects.</text:span></text:span></text:p>
              <text:p text:style-name="P70"><text:span text:style-name="Emphasis"><text:span text:style-name="T33">Am J Clin Nutr</text:span></text:span><text:span text:style-name="T31"> 2007, </text:span><text:span text:style-name="Strong_20_Emphasis"><text:span text:style-name="T29">85</text:span></text:span><text:span text:style-name="T31">(6)</text:span><text:span text:style-name="Strong_20_Emphasis"><text:span text:style-name="T29">:</text:span></text:span><text:span text:style-name="T31">969-976. </text:span><text:span text:style-name="T63"><draw:a xlink:type="simple" xlink:href="http://www.nutritionj.com/sfx_links?ui=1475-2891-13-102&amp;bibl=B24"><draw:frame draw:style-name="fr9" draw:name="graphics32" text:anchor-type="as-char" svg:width="0.8138in" svg:height="0.4209in" draw:z-index="39"><draw:image xlink:href="http://www.nutritionj.com/sfx_links?getImage" xlink:type="simple" xlink:show="embed" xlink:actuate="onLoad"/><svg:title>OpenURL</svg:title></draw:frame></draw:a></text:span></text:p>
            </text:list-item>
            <text:list-item>
              <text:p text:style-name="P70"><text:bookmark text:name="B25"/><text:span text:style-name="T31">Suppapitiporn SKN, Suppapitiporn S: </text:span><text:span text:style-name="Strong_20_Emphasis"><text:span text:style-name="T29">The effect of cinnamon cassia powder in type 2 diabetes mellitus.</text:span></text:span></text:p>
              <text:p text:style-name="P70"><text:span text:style-name="Emphasis"><text:span text:style-name="T33">J Med Assoc Thai</text:span></text:span><text:span text:style-name="T31"> 2006, </text:span><text:span text:style-name="Strong_20_Emphasis"><text:span text:style-name="T29">89</text:span></text:span><text:span text:style-name="T31">(Suppl 3)</text:span><text:span text:style-name="Strong_20_Emphasis"><text:span text:style-name="T29">:</text:span></text:span><text:span text:style-name="T31">S200-S205. </text:span><text:a xlink:type="simple" xlink:href="http://www.nutritionj.com/pubmed/17718288" office:target-frame-name="_blank" xlink:show="new"><text:span text:style-name="T63">PubMed Abstract</text:span></text:a><text:span text:style-name="T31"> </text:span><text:span text:style-name="T63"><draw:a xlink:type="simple" xlink:href="http://www.nutritionj.com/sfx_links?ui=1475-2891-13-102&amp;bibl=B25"><draw:frame draw:style-name="fr9" draw:name="graphics33" text:anchor-type="as-char" svg:width="0.8138in" svg:height="0.4209in" draw:z-index="40"><draw:image xlink:href="http://www.nutritionj.com/sfx_links?getImage" xlink:type="simple" xlink:show="embed" xlink:actuate="onLoad"/><svg:title>OpenURL</svg:title></draw:frame></draw:a></text:span></text:p>
            </text:list-item>
            <text:list-item>
              <text:p text:style-name="P70"><text:bookmark text:name="B26"/><text:span text:style-name="T31">Vanschoonbeek KTB, Senden JM, Wodzig WK, Van Loon LJ: </text:span><text:span text:style-name="Strong_20_Emphasis"><text:span text:style-name="T29">Cinnamon supplementation does not improve glycemic control in postmenopausal type 2 diabetes patients.</text:span></text:span></text:p>
              <text:p text:style-name="P70"><text:span text:style-name="Emphasis"><text:span text:style-name="T33">J Nutr</text:span></text:span><text:span text:style-name="T31"> 2006, </text:span><text:span text:style-name="Strong_20_Emphasis"><text:span text:style-name="T29">136:</text:span></text:span><text:span text:style-name="T31">977-980. </text:span><text:a xlink:type="simple" xlink:href="http://www.nutritionj.com/pubmed/16549460" office:target-frame-name="_blank" xlink:show="new"><text:span text:style-name="T63">PubMed Abstract</text:span></text:a><text:span text:style-name="T31"> | </text:span><text:a xlink:type="simple" xlink:href="http://www.ncbi.nlm.nih.gov/entrez/eutils/elink.fcgi?dbfrom=pubmed&amp;cmd=prlinks&amp;retmode=ref&amp;id=16549460" office:target-frame-name="_blank" xlink:show="new"><text:span text:style-name="T63">Publisher Full Text</text:span></text:a><text:span text:style-name="T31"> </text:span><text:span text:style-name="T63"><draw:a xlink:type="simple" xlink:href="http://www.nutritionj.com/sfx_links?ui=1475-2891-13-102&amp;bibl=B26"><draw:frame draw:style-name="fr9" draw:name="graphics34" text:anchor-type="as-char" svg:width="0.8138in" svg:height="0.4209in" draw:z-index="41"><draw:image xlink:href="http://www.nutritionj.com/sfx_links?getImage" xlink:type="simple" xlink:show="embed" xlink:actuate="onLoad"/><svg:title>OpenURL</svg:title></draw:frame></draw:a></text:span></text:p>
            </text:list-item>
            <text:list-item>
              <text:p text:style-name="P70"><text:bookmark text:name="B27"/><text:span text:style-name="T31">Blevins SM, Leyva MJ, Brown J, Wright J, Scofield RH, Aston CE: </text:span><text:span text:style-name="Strong_20_Emphasis"><text:span text:style-name="T29">Effect of cinnamon on glucose and lipid levels in non insulin-dependent type 2 diabetes.</text:span></text:span></text:p>
              <text:p text:style-name="P70"><text:span text:style-name="Emphasis"><text:span text:style-name="T33">Diabetes Care</text:span></text:span><text:span text:style-name="T31"> 2007, </text:span><text:span text:style-name="Strong_20_Emphasis"><text:span text:style-name="T29">30</text:span></text:span><text:span text:style-name="T31">(9)</text:span><text:span text:style-name="Strong_20_Emphasis"><text:span text:style-name="T29">:</text:span></text:span><text:span text:style-name="T31">2236-2237. </text:span><text:a xlink:type="simple" xlink:href="http://www.nutritionj.com/pubmed/17563345" office:target-frame-name="_blank" xlink:show="new"><text:span text:style-name="T63">PubMed Abstract</text:span></text:a><text:span text:style-name="T31"> | </text:span><text:a xlink:type="simple" xlink:href="http://www.ncbi.nlm.nih.gov/entrez/eutils/elink.fcgi?dbfrom=pubmed&amp;cmd=prlinks&amp;retmode=ref&amp;id=17563345" office:target-frame-name="_blank" xlink:show="new"><text:span text:style-name="T63">Publisher Full Text</text:span></text:a><text:span text:style-name="T31"> </text:span><text:span text:style-name="T63"><draw:a xlink:type="simple" xlink:href="http://www.nutritionj.com/sfx_links?ui=1475-2891-13-102&amp;bibl=B27"><draw:frame draw:style-name="fr9" draw:name="graphics35" text:anchor-type="as-char" svg:width="0.8138in" svg:height="0.4209in" draw:z-index="42"><draw:image xlink:href="http://www.nutritionj.com/sfx_links?getImage" xlink:type="simple" xlink:show="embed" xlink:actuate="onLoad"/><svg:title>OpenURL</svg:title></draw:frame></draw:a></text:span></text:p>
            </text:list-item>
            <text:list-item>
              <text:p text:style-name="P70"><text:bookmark text:name="B28"/><text:span text:style-name="T31">Crawford P: </text:span><text:span text:style-name="Strong_20_Emphasis"><text:span text:style-name="T29">Effectiveness of cinnamon for lowering hemoglobin A1C in patients with type 2 diabetes: a randomized, controlled trial.</text:span></text:span></text:p>
              <text:p text:style-name="P70"><text:span text:style-name="Emphasis"><text:span text:style-name="T33">J Am Board Fam Med</text:span></text:span><text:span text:style-name="T31"> 2009, </text:span><text:span text:style-name="Strong_20_Emphasis"><text:span text:style-name="T29">22</text:span></text:span><text:span text:style-name="T31">(5)</text:span><text:span text:style-name="Strong_20_Emphasis"><text:span text:style-name="T29">:</text:span></text:span><text:span text:style-name="T31">507-512. </text:span><text:a xlink:type="simple" xlink:href="http://www.nutritionj.com/pubmed/19734396" office:target-frame-name="_blank" xlink:show="new"><text:span text:style-name="T63">PubMed Abstract</text:span></text:a><text:span text:style-name="T31"> | </text:span><text:a xlink:type="simple" xlink:href="http://www.ncbi.nlm.nih.gov/entrez/eutils/elink.fcgi?dbfrom=pubmed&amp;cmd=prlinks&amp;retmode=ref&amp;id=19734396" office:target-frame-name="_blank" xlink:show="new"><text:span text:style-name="T63">Publisher Full Text</text:span></text:a><text:span text:style-name="T31"> </text:span><text:span text:style-name="T63"><draw:a xlink:type="simple" xlink:href="http://www.nutritionj.com/sfx_links?ui=1475-2891-13-102&amp;bibl=B28"><draw:frame draw:style-name="fr9" draw:name="graphics36" text:anchor-type="as-char" svg:width="0.8138in" svg:height="0.4209in" draw:z-index="43"><draw:image xlink:href="http://www.nutritionj.com/sfx_links?getImage" xlink:type="simple" xlink:show="embed" xlink:actuate="onLoad"/><svg:title>OpenURL</svg:title></draw:frame></draw:a></text:span></text:p>
            </text:list-item>
            <text:list-item>
              <text:p text:style-name="P70"><text:bookmark text:name="B29"/><text:span text:style-name="T31">Khan A, Safdar M, Ali Khan MM, Khattak KN, Anderson RA: </text:span><text:span text:style-name="Strong_20_Emphasis"><text:span text:style-name="T29">Cinnamon improves glucose and lipids of people with type 2 diabetes.</text:span></text:span></text:p>
              <text:p text:style-name="P70"><text:span text:style-name="Emphasis"><text:span text:style-name="T33">Diabetes Care</text:span></text:span><text:span text:style-name="T31"> 2003, </text:span><text:span text:style-name="Strong_20_Emphasis"><text:span text:style-name="T29">26</text:span></text:span><text:span text:style-name="T31">(12)</text:span><text:span text:style-name="Strong_20_Emphasis"><text:span text:style-name="T29">:</text:span></text:span><text:span text:style-name="T31">3215-3218. </text:span><text:a xlink:type="simple" xlink:href="http://www.nutritionj.com/pubmed/14633804" office:target-frame-name="_blank" xlink:show="new"><text:span text:style-name="T63">PubMed Abstract</text:span></text:a><text:span text:style-name="T31"> | </text:span><text:a xlink:type="simple" xlink:href="http://www.ncbi.nlm.nih.gov/entrez/eutils/elink.fcgi?dbfrom=pubmed&amp;cmd=prlinks&amp;retmode=ref&amp;id=14633804" office:target-frame-name="_blank" xlink:show="new"><text:span text:style-name="T63">Publisher Full Text</text:span></text:a><text:span text:style-name="T31"> </text:span><text:span text:style-name="T63"><draw:a xlink:type="simple" xlink:href="http://www.nutritionj.com/sfx_links?ui=1475-2891-13-102&amp;bibl=B29"><draw:frame draw:style-name="fr9" draw:name="graphics37" text:anchor-type="as-char" svg:width="0.8138in" svg:height="0.4209in" draw:z-index="44"><draw:image xlink:href="http://www.nutritionj.com/sfx_links?getImage" xlink:type="simple" xlink:show="embed" xlink:actuate="onLoad"/><svg:title>OpenURL</svg:title></draw:frame></draw:a></text:span></text:p>
            </text:list-item>
            <text:list-item>
              <text:p text:style-name="P70"><text:bookmark text:name="B30"/><text:span text:style-name="T31">Mang B, Wolters M, Schmitt B, Kelb K, Lichtinghagen R, Stichtenoth DO, Hahn A: </text:span><text:span text:style-name="Strong_20_Emphasis"><text:span text:style-name="T29">Effects of a cinnamon extract on </text:span></text:span><text:soft-page-break/><text:span text:style-name="Strong_20_Emphasis"><text:span text:style-name="T29">plasma glucose, HbA, and serum lipids in diabetes mellitus type 2.</text:span></text:span></text:p>
              <text:p text:style-name="P70"><text:span text:style-name="Emphasis"><text:span text:style-name="T33">Eur J Clin Invest</text:span></text:span><text:span text:style-name="T31"> 2006, </text:span><text:span text:style-name="Strong_20_Emphasis"><text:span text:style-name="T29">36</text:span></text:span><text:span text:style-name="T31">(5)</text:span><text:span text:style-name="Strong_20_Emphasis"><text:span text:style-name="T29">:</text:span></text:span><text:span text:style-name="T31">340-344. </text:span><text:a xlink:type="simple" xlink:href="http://www.nutritionj.com/pubmed/16634838" office:target-frame-name="_blank" xlink:show="new"><text:span text:style-name="T63">PubMed Abstract</text:span></text:a><text:span text:style-name="T31"> | </text:span><text:a xlink:type="simple" xlink:href="http://www.ncbi.nlm.nih.gov/entrez/eutils/elink.fcgi?dbfrom=pubmed&amp;cmd=prlinks&amp;retmode=ref&amp;id=16634838" office:target-frame-name="_blank" xlink:show="new"><text:span text:style-name="T63">Publisher Full Text</text:span></text:a><text:span text:style-name="T31"> </text:span><text:span text:style-name="T63"><draw:a xlink:type="simple" xlink:href="http://www.nutritionj.com/sfx_links?ui=1475-2891-13-102&amp;bibl=B30"><draw:frame draw:style-name="fr9" draw:name="graphics38" text:anchor-type="as-char" svg:width="0.8138in" svg:height="0.4209in" draw:z-index="45"><draw:image xlink:href="http://www.nutritionj.com/sfx_links?getImage" xlink:type="simple" xlink:show="embed" xlink:actuate="onLoad"/><svg:title>OpenURL</svg:title></draw:frame></draw:a></text:span></text:p>
            </text:list-item>
            <text:list-item>
              <text:p text:style-name="P70"><text:bookmark text:name="B31"/><text:span text:style-name="T31">Akilen R, Tsiami A, Devendra D, Robinson N: </text:span><text:span text:style-name="Strong_20_Emphasis"><text:span text:style-name="T29">Glycated haemoglobin and blood pressure-lowering effect of cinnamon in multi-ethnic Type 2 diabetic patients in the UK: a randomized, placebo-controlled, double-blind clinical trial.</text:span></text:span></text:p>
              <text:p text:style-name="P70"><text:span text:style-name="Emphasis"><text:span text:style-name="T33">Diabet Med</text:span></text:span><text:span text:style-name="T31"> 2010, </text:span><text:span text:style-name="Strong_20_Emphasis"><text:span text:style-name="T29">27</text:span></text:span><text:span text:style-name="T31">(10)</text:span><text:span text:style-name="Strong_20_Emphasis"><text:span text:style-name="T29">:</text:span></text:span><text:span text:style-name="T31">1159-1167. </text:span><text:a xlink:type="simple" xlink:href="http://www.nutritionj.com/pubmed/20854384" office:target-frame-name="_blank" xlink:show="new"><text:span text:style-name="T63">PubMed Abstract</text:span></text:a><text:span text:style-name="T31"> | </text:span><text:a xlink:type="simple" xlink:href="http://www.ncbi.nlm.nih.gov/entrez/eutils/elink.fcgi?dbfrom=pubmed&amp;cmd=prlinks&amp;retmode=ref&amp;id=20854384" office:target-frame-name="_blank" xlink:show="new"><text:span text:style-name="T63">Publisher Full Text</text:span></text:a><text:span text:style-name="T31"> </text:span><text:span text:style-name="T63"><draw:a xlink:type="simple" xlink:href="http://www.nutritionj.com/sfx_links?ui=1475-2891-13-102&amp;bibl=B31"><draw:frame draw:style-name="fr9" draw:name="graphics39" text:anchor-type="as-char" svg:width="0.8138in" svg:height="0.4209in" draw:z-index="46"><draw:image xlink:href="http://www.nutritionj.com/sfx_links?getImage" xlink:type="simple" xlink:show="embed" xlink:actuate="onLoad"/><svg:title>OpenURL</svg:title></draw:frame></draw:a></text:span></text:p>
            </text:list-item>
            <text:list-item>
              <text:p text:style-name="P70"><text:bookmark text:name="B32"/><text:span text:style-name="T31">Khan RKZ, Shah S: </text:span><text:span text:style-name="Strong_20_Emphasis"><text:span text:style-name="T29">Cinnamon may reduce glucose, lipid and cholesterol level in type 2 diabetic individuals. Pakistan.</text:span></text:span></text:p>
              <text:p text:style-name="P70"><text:span text:style-name="Emphasis"><text:span text:style-name="T33">J Nutr</text:span></text:span><text:span text:style-name="T31"> 2010, </text:span><text:span text:style-name="Strong_20_Emphasis"><text:span text:style-name="T29">9</text:span></text:span><text:span text:style-name="T31">(5)</text:span><text:span text:style-name="Strong_20_Emphasis"><text:span text:style-name="T29">:</text:span></text:span><text:span text:style-name="T31">430-433. </text:span><text:span text:style-name="T63"><draw:a xlink:type="simple" xlink:href="http://www.nutritionj.com/sfx_links?ui=1475-2891-13-102&amp;bibl=B32"><draw:frame draw:style-name="fr9" draw:name="graphics40" text:anchor-type="as-char" svg:width="0.8138in" svg:height="0.4209in" draw:z-index="47"><draw:image xlink:href="http://www.nutritionj.com/sfx_links?getImage" xlink:type="simple" xlink:show="embed" xlink:actuate="onLoad"/><svg:title>OpenURL</svg:title></draw:frame></draw:a></text:span></text:p>
            </text:list-item>
            <text:list-item>
              <text:p text:style-name="P70"><text:bookmark text:name="B33"/><text:span text:style-name="T31">Leach MJ, Kumar S: </text:span><text:span text:style-name="Strong_20_Emphasis"><text:span text:style-name="T29">Cinnamon for diabetes mellitus.</text:span></text:span></text:p>
              <text:p text:style-name="P70"><text:span text:style-name="Emphasis"><text:span text:style-name="T33">Cochrane Database Syst Rev</text:span></text:span><text:span text:style-name="T31"> 2012, </text:span><text:span text:style-name="Strong_20_Emphasis"><text:span text:style-name="T29">9:</text:span></text:span><text:span text:style-name="T31">CD007170. </text:span><text:a xlink:type="simple" xlink:href="http://www.nutritionj.com/pubmed/22972104" office:target-frame-name="_blank" xlink:show="new"><text:span text:style-name="T63">PubMed Abstract</text:span></text:a><text:span text:style-name="T31"> | </text:span><text:a xlink:type="simple" xlink:href="http://www.ncbi.nlm.nih.gov/entrez/eutils/elink.fcgi?dbfrom=pubmed&amp;cmd=prlinks&amp;retmode=ref&amp;id=22972104" office:target-frame-name="_blank" xlink:show="new"><text:span text:style-name="T63">Publisher Full Text</text:span></text:a><text:span text:style-name="T31"> </text:span><text:span text:style-name="T63"><draw:a xlink:type="simple" xlink:href="http://www.nutritionj.com/sfx_links?ui=1475-2891-13-102&amp;bibl=B33"><draw:frame draw:style-name="fr9" draw:name="graphics41" text:anchor-type="as-char" svg:width="0.8138in" svg:height="0.4209in" draw:z-index="48"><draw:image xlink:href="http://www.nutritionj.com/sfx_links?getImage" xlink:type="simple" xlink:show="embed" xlink:actuate="onLoad"/><svg:title>OpenURL</svg:title></draw:frame></draw:a></text:span></text:p>
            </text:list-item>
            <text:list-item>
              <text:p text:style-name="P70"><text:bookmark text:name="B34"/><text:span text:style-name="T31">Yan Hong W, Avula B, Dhammika Nanayakkara NP†, Jianping Z†, Khan Ikhlas A: </text:span><text:span text:style-name="Strong_20_Emphasis"><text:span text:style-name="T29">Cassia cinnamon as a source of coumarin in cinnamon-flavored food and food supplements in the united state.</text:span></text:span></text:p>
              <text:p text:style-name="P70"><text:span text:style-name="Emphasis"><text:span text:style-name="T33">J Agric Food Chem</text:span></text:span><text:span text:style-name="T31"> 2013, </text:span><text:span text:style-name="Strong_20_Emphasis"><text:span text:style-name="T29">61</text:span></text:span><text:span text:style-name="T31">(18)</text:span><text:span text:style-name="Strong_20_Emphasis"><text:span text:style-name="T29">:</text:span></text:span><text:span text:style-name="T31">4470-4476. </text:span><text:a xlink:type="simple" xlink:href="http://www.nutritionj.com/pubmed/23627682" office:target-frame-name="_blank" xlink:show="new"><text:span text:style-name="T63">PubMed Abstract</text:span></text:a><text:span text:style-name="T31"> | </text:span><text:a xlink:type="simple" xlink:href="http://www.ncbi.nlm.nih.gov/entrez/eutils/elink.fcgi?dbfrom=pubmed&amp;cmd=prlinks&amp;retmode=ref&amp;id=23627682" office:target-frame-name="_blank" xlink:show="new"><text:span text:style-name="T63">Publisher Full Text</text:span></text:a><text:span text:style-name="T31"> </text:span><text:span text:style-name="T63"><draw:a xlink:type="simple" xlink:href="http://www.nutritionj.com/sfx_links?ui=1475-2891-13-102&amp;bibl=B34"><draw:frame draw:style-name="fr9" draw:name="graphics42" text:anchor-type="as-char" svg:width="0.8138in" svg:height="0.4209in" draw:z-index="49"><draw:image xlink:href="http://www.nutritionj.com/sfx_links?getImage" xlink:type="simple" xlink:show="embed" xlink:actuate="onLoad"/><svg:title>OpenURL</svg:title></draw:frame></draw:a></text:span></text:p>
            </text:list-item>
            <text:list-item>
              <text:p text:style-name="P70"><text:bookmark text:name="B35"/><text:span text:style-name="T31">Abraham K, Wohrlin F, Lindtner O, Heinemeyer G, Lampen A: </text:span><text:span text:style-name="Strong_20_Emphasis"><text:span text:style-name="T29">Toxicology and risk assessment of coumarin: focus on human data.</text:span></text:span></text:p>
              <text:p text:style-name="P70"><text:span text:style-name="Emphasis"><text:span text:style-name="T33">Mol Nutr Food Res</text:span></text:span><text:span text:style-name="T31"> 2010, </text:span><text:span text:style-name="Strong_20_Emphasis"><text:span text:style-name="T29">54</text:span></text:span><text:span text:style-name="T31">(2)</text:span><text:span text:style-name="Strong_20_Emphasis"><text:span text:style-name="T29">:</text:span></text:span><text:span text:style-name="T31">228-239. </text:span><text:a xlink:type="simple" xlink:href="http://www.nutritionj.com/pubmed/20024932" office:target-frame-name="_blank" xlink:show="new"><text:span text:style-name="T63">PubMed Abstract</text:span></text:a><text:span text:style-name="T31"> | </text:span><text:a xlink:type="simple" xlink:href="http://www.ncbi.nlm.nih.gov/entrez/eutils/elink.fcgi?dbfrom=pubmed&amp;cmd=prlinks&amp;retmode=ref&amp;id=20024932" office:target-frame-name="_blank" xlink:show="new"><text:span text:style-name="T63">Publisher Full Text</text:span></text:a><text:span text:style-name="T31"> </text:span><text:span text:style-name="T63"><draw:a xlink:type="simple" xlink:href="http://www.nutritionj.com/sfx_links?ui=1475-2891-13-102&amp;bibl=B35"><draw:frame draw:style-name="fr9" draw:name="graphics43" text:anchor-type="as-char" svg:width="0.8138in" svg:height="0.4209in" draw:z-index="50"><draw:image xlink:href="http://www.nutritionj.com/sfx_links?getImage" xlink:type="simple" xlink:show="embed" xlink:actuate="onLoad"/><svg:title>OpenURL</svg:title></draw:frame></draw:a></text:span></text:p>
            </text:list-item>
            <text:list-item>
              <text:p text:style-name="P70"><text:bookmark text:name="B36"/><text:span text:style-name="T31">Association EFS: </text:span><text:span text:style-name="Strong_20_Emphasis"><text:span text:style-name="T29">Coumarin in flavourings and other food ingredients with flavouring properties.</text:span></text:span></text:p>
              <text:p text:style-name="P70"><text:span text:style-name="Emphasis"><text:span text:style-name="T33">EFSA J</text:span></text:span><text:span text:style-name="T31"> 2008, </text:span><text:span text:style-name="Strong_20_Emphasis"><text:span text:style-name="T29">793:</text:span></text:span><text:span text:style-name="T31">1-15. </text:span><text:span text:style-name="T63"><draw:a xlink:type="simple" xlink:href="http://www.nutritionj.com/sfx_links?ui=1475-2891-13-102&amp;bibl=B36"><draw:frame draw:style-name="fr9" draw:name="graphics44" text:anchor-type="as-char" svg:width="0.8138in" svg:height="0.4209in" draw:z-index="51"><draw:image xlink:href="http://www.nutritionj.com/sfx_links?getImage" xlink:type="simple" xlink:show="embed" xlink:actuate="onLoad"/><svg:title>OpenURL</svg:title></draw:frame></draw:a></text:span></text:p>
            </text:list-item>
            <text:list-item>
              <text:p text:style-name="P70"><text:bookmark text:name="B37"/><text:span text:style-name="T31">Ziegenfuss TN, Hofheins JE, Mendel RW, Landis J, Anderson RA: </text:span><text:span text:style-name="Strong_20_Emphasis"><text:span text:style-name="T29">Effects of a water-soluble cinnamon extract on body composition and features of the metabolic syndrome in pre-diabetic men and women.</text:span></text:span></text:p>
              <text:p text:style-name="P70"><text:span text:style-name="Emphasis"><text:span text:style-name="T33">J Int Soc Sports Nutr</text:span></text:span><text:span text:style-name="T31"> 2006, </text:span><text:span text:style-name="Strong_20_Emphasis"><text:span text:style-name="T29">3:</text:span></text:span><text:span text:style-name="T31">45-53. </text:span><text:a xlink:type="simple" xlink:href="http://www.nutritionj.com/pubmed/18500972" office:target-frame-name="_blank" xlink:show="new"><text:span text:style-name="T63">PubMed Abstract</text:span></text:a><text:span text:style-name="T31"> | </text:span><text:a xlink:type="simple" xlink:href="http://dx.doi.org/10.1186/1550-2783-3-2-45" office:target-frame-name="_blank" xlink:show="new"><text:span text:style-name="T63">BioMed Central Full Text</text:span></text:a><text:span text:style-name="T31"> |</text:span><text:a xlink:type="simple" xlink:href="http://www.pubmedcentral.nih.gov/articlerender.fcgi?tool=pubmed&amp;pubmedid=18500972" office:target-frame-name="_blank" xlink:show="new"><text:span text:style-name="T63">PubMed Central Full Text</text:span></text:a><text:span text:style-name="T31"> </text:span><text:span text:style-name="T63"><draw:a xlink:type="simple" xlink:href="http://www.nutritionj.com/sfx_links?ui=1475-2891-13-102&amp;bibl=B37"><draw:frame draw:style-name="fr9" draw:name="graphics45" text:anchor-type="as-char" svg:width="0.8138in" svg:height="0.4209in" draw:z-index="52"><draw:image xlink:href="http://www.nutritionj.com/sfx_links?getImage" xlink:type="simple" xlink:show="embed" xlink:actuate="onLoad"/><svg:title>OpenURL</svg:title></draw:frame></draw:a></text:span></text:p>
            </text:list-item>
            <text:list-item>
              <text:p text:style-name="P70"><text:bookmark text:name="B38"/><text:span text:style-name="T31">Roussel AM, Hininger I, Benaraba R, Ziegenfuss TN, Anderson RA: </text:span><text:span text:style-name="Strong_20_Emphasis"><text:span text:style-name="T29">Antioxidant effects of a cinnamon extract in people with impaired fasting glucose that are overweight or obese.</text:span></text:span></text:p>
              <text:p text:style-name="P70"><text:span text:style-name="Emphasis"><text:span text:style-name="T33">J Am Coll Nutr</text:span></text:span><text:span text:style-name="T31"> 2009, </text:span><text:span text:style-name="Strong_20_Emphasis"><text:span text:style-name="T29">28</text:span></text:span><text:span text:style-name="T31">(1)</text:span><text:span text:style-name="Strong_20_Emphasis"><text:span text:style-name="T29">:</text:span></text:span><text:span text:style-name="T31">16-21. </text:span><text:a xlink:type="simple" xlink:href="http://www.nutritionj.com/pubmed/19571155" office:target-frame-name="_blank" xlink:show="new"><text:span text:style-name="T63">PubMed Abstract</text:span></text:a><text:span text:style-name="T31"> | </text:span><text:a xlink:type="simple" xlink:href="http://dx.doi.org/10.1080/07315724.2009.10719756" office:target-frame-name="_blank" xlink:show="new"><text:span text:style-name="T63">Publisher Full Text</text:span></text:a><text:span text:style-name="T31"> </text:span><text:span text:style-name="T63"><draw:a xlink:type="simple" xlink:href="http://www.nutritionj.com/sfx_links?ui=1475-2891-13-102&amp;bibl=B38"><draw:frame draw:style-name="fr9" draw:name="graphics46" text:anchor-type="as-char" svg:width="0.8138in" svg:height="0.4209in" draw:z-index="53"><draw:image xlink:href="http://www.nutritionj.com/sfx_links?getImage" xlink:type="simple" xlink:show="embed" xlink:actuate="onLoad"/><svg:title>OpenURL</svg:title></draw:frame></draw:a></text:span></text:p>
            </text:list-item>
            <text:list-item>
              <text:p text:style-name="P70"><text:bookmark text:name="B39"/><text:span text:style-name="T31">Grover JK, Yadav SP: </text:span><text:span text:style-name="Strong_20_Emphasis"><text:span text:style-name="T29">Pharmacological actions and potential uses of Momordica charantia: a review.</text:span></text:span></text:p>
              <text:p text:style-name="P70"><text:span text:style-name="Emphasis"><text:span text:style-name="T33">J Ethnopharmacol</text:span></text:span><text:span text:style-name="T31"> 2004, </text:span><text:span text:style-name="Strong_20_Emphasis"><text:span text:style-name="T29">93</text:span></text:span><text:span text:style-name="T31">(1)</text:span><text:span text:style-name="Strong_20_Emphasis"><text:span text:style-name="T29">:</text:span></text:span><text:span text:style-name="T31">123-132. </text:span><text:a xlink:type="simple" xlink:href="http://www.nutritionj.com/pubmed/15182917" office:target-frame-name="_blank" xlink:show="new"><text:span text:style-name="T63">PubMed Abstract</text:span></text:a><text:span text:style-name="T31"> | </text:span><text:a xlink:type="simple" xlink:href="http://www.ncbi.nlm.nih.gov/entrez/eutils/elink.fcgi?dbfrom=pubmed&amp;cmd=prlinks&amp;retmode=ref&amp;id=15182917" office:target-frame-name="_blank" xlink:show="new"><text:span text:style-name="T63">Publisher Full Text</text:span></text:a><text:span text:style-name="T31"> </text:span><text:span text:style-name="T63"><draw:a xlink:type="simple" xlink:href="http://www.nutritionj.com/sfx_links?ui=1475-2891-13-102&amp;bibl=B39"><draw:frame draw:style-name="fr9" draw:name="graphics47" text:anchor-type="as-char" svg:width="0.8138in" svg:height="0.4209in" draw:z-index="54"><draw:image xlink:href="http://www.nutritionj.com/sfx_links?getImage" xlink:type="simple" xlink:show="embed" xlink:actuate="onLoad"/><svg:title>OpenURL</svg:title></draw:frame></draw:a></text:span></text:p>
            </text:list-item>
            <text:list-item>
              <text:p text:style-name="P70"><text:bookmark text:name="B40"/><text:span text:style-name="T31">Basch E, Gabardi S, Ulbricht C: </text:span><text:span text:style-name="Strong_20_Emphasis"><text:span text:style-name="T29">Bitter melon (Momordica charantia): a review of efficacy and safety.</text:span></text:span></text:p>
              <text:p text:style-name="P70"><text:span text:style-name="Emphasis"><text:span text:style-name="T33">Am J Health Syst Pharm</text:span></text:span><text:span text:style-name="T31"> 2003, </text:span><text:span text:style-name="Strong_20_Emphasis"><text:span text:style-name="T29">60</text:span></text:span><text:span text:style-name="T31">(4)</text:span><text:span text:style-name="Strong_20_Emphasis"><text:span text:style-name="T29">:</text:span></text:span><text:span text:style-name="T31">356-359. </text:span><text:a xlink:type="simple" xlink:href="http://www.nutritionj.com/pubmed/12625217" office:target-frame-name="_blank" xlink:show="new"><text:span text:style-name="T63">PubMed Abstract</text:span></text:a><text:span text:style-name="T31"> | </text:span><text:a xlink:type="simple" xlink:href="http://www.ncbi.nlm.nih.gov/entrez/eutils/elink.fcgi?dbfrom=pubmed&amp;cmd=prlinks&amp;retmode=ref&amp;id=12625217" office:target-frame-name="_blank" xlink:show="new"><text:span text:style-name="T63">Publisher Full Text</text:span></text:a><text:span text:style-name="T31"> </text:span><text:span text:style-name="T63"><draw:a xlink:type="simple" xlink:href="http://www.nutritionj.com/sfx_links?ui=1475-2891-13-102&amp;bibl=B40"><draw:frame draw:style-name="fr9" draw:name="graphics48" text:anchor-type="as-char" svg:width="0.8138in" svg:height="0.4209in" draw:z-index="55"><draw:image xlink:href="http://www.nutritionj.com/sfx_links?getImage" xlink:type="simple" xlink:show="embed" xlink:actuate="onLoad"/><svg:title>OpenURL</svg:title></draw:frame></draw:a></text:span></text:p>
            </text:list-item>
            <text:list-item>
              <text:p text:style-name="P70"><text:bookmark text:name="B41"/><text:span text:style-name="T31">Zhu Y, Dong Y, Qian X, Cui F, Guo Q, Zhou X, Wang Y, Zhang Y, Xiong Z: </text:span><text:span text:style-name="Strong_20_Emphasis"><text:span text:style-name="T29">Effect of superfine grinding on antidiabetic activity of bitter melon powder.</text:span></text:span></text:p>
              <text:p text:style-name="P70"><text:span text:style-name="Emphasis"><text:span text:style-name="T33">Int J Mol Sci</text:span></text:span><text:span text:style-name="T31"> 2012, </text:span><text:span text:style-name="Strong_20_Emphasis"><text:span text:style-name="T29">13</text:span></text:span><text:span text:style-name="T31">(11)</text:span><text:span text:style-name="Strong_20_Emphasis"><text:span text:style-name="T29">:</text:span></text:span><text:span text:style-name="T31">14203-14218. </text:span><text:a xlink:type="simple" xlink:href="http://www.nutritionj.com/pubmed/23203059" office:target-frame-name="_blank" xlink:show="new"><text:span text:style-name="T63">PubMed Abstract</text:span></text:a><text:span text:style-name="T31"> | </text:span><text:a xlink:type="simple" xlink:href="http://www.ncbi.nlm.nih.gov/entrez/eutils/elink.fcgi?dbfrom=pubmed&amp;cmd=prlinks&amp;retmode=ref&amp;id=23203059" office:target-frame-name="_blank" xlink:show="new"><text:span text:style-name="T63">Publisher Full Text</text:span></text:a><text:span text:style-name="T31"> |</text:span><text:a xlink:type="simple" xlink:href="http://www.pubmedcentral.nih.gov/articlerender.fcgi?tool=pubmed&amp;pubmedid=23203059" office:target-frame-name="_blank" xlink:show="new"><text:span text:style-name="T63">PubMed Central Full Text</text:span></text:a><text:span text:style-name="T31"> </text:span><text:span text:style-name="T63"><draw:a xlink:type="simple" xlink:href="http://www.nutritionj.com/sfx_links?ui=1475-2891-13-102&amp;bibl=B41"><draw:frame draw:style-name="fr9" draw:name="graphics49" text:anchor-type="as-char" svg:width="0.8138in" svg:height="0.4209in" draw:z-index="56"><draw:image xlink:href="http://www.nutritionj.com/sfx_links?getImage" xlink:type="simple" xlink:show="embed" xlink:actuate="onLoad"/><svg:title>OpenURL</svg:title></draw:frame></draw:a></text:span></text:p>
            </text:list-item>
            <text:list-item>
              <text:p text:style-name="P70"><text:bookmark text:name="B42"/><text:span text:style-name="T31">Ahmed I, Lakhani MS, Gillett M, John A, Raza H: </text:span><text:span text:style-name="Strong_20_Emphasis"><text:span text:style-name="T29">Hypotriglyceridemic and hypocholesterolemic effects of anti-diabetic Momordicacharantia (karela) fruit extract in streptozotocin-induced diabetic rats.</text:span></text:span></text:p>
              <text:p text:style-name="P70"><text:soft-page-break/><text:span text:style-name="Emphasis"><text:span text:style-name="T33">Diabetes Res Clin Pract</text:span></text:span><text:span text:style-name="T31"> 2001, </text:span><text:span text:style-name="Strong_20_Emphasis"><text:span text:style-name="T29">51:</text:span></text:span><text:span text:style-name="T31">155-161. </text:span><text:a xlink:type="simple" xlink:href="http://www.nutritionj.com/pubmed/11269887" office:target-frame-name="_blank" xlink:show="new"><text:span text:style-name="T63">PubMed Abstract</text:span></text:a><text:span text:style-name="T31"> | </text:span><text:a xlink:type="simple" xlink:href="http://www.ncbi.nlm.nih.gov/entrez/eutils/elink.fcgi?dbfrom=pubmed&amp;cmd=prlinks&amp;retmode=ref&amp;id=11269887" office:target-frame-name="_blank" xlink:show="new"><text:span text:style-name="T63">Publisher Full Text</text:span></text:a><text:span text:style-name="T31"> </text:span><text:span text:style-name="T63"><draw:a xlink:type="simple" xlink:href="http://www.nutritionj.com/sfx_links?ui=1475-2891-13-102&amp;bibl=B42"><draw:frame draw:style-name="fr9" draw:name="graphics50" text:anchor-type="as-char" svg:width="0.8138in" svg:height="0.4209in" draw:z-index="57"><draw:image xlink:href="http://www.nutritionj.com/sfx_links?getImage" xlink:type="simple" xlink:show="embed" xlink:actuate="onLoad"/><svg:title>OpenURL</svg:title></draw:frame></draw:a></text:span></text:p>
            </text:list-item>
            <text:list-item>
              <text:p text:style-name="P70"><text:bookmark text:name="B43"/><text:span text:style-name="T31">Yibchok-anun S, Adisakwattana S, Yao CY, Sangvanich P, Roengsumran S, Hsu WH: </text:span><text:span text:style-name="Strong_20_Emphasis"><text:span text:style-name="T29">Slow acting protein extract from fruit pulp of Momordica charantia with insulin secretagogue and insulinomimetic activities.</text:span></text:span></text:p>
              <text:p text:style-name="P70"><text:span text:style-name="Emphasis"><text:span text:style-name="T33">Biol Pharm Bull</text:span></text:span><text:span text:style-name="T31"> 2006, </text:span><text:span text:style-name="Strong_20_Emphasis"><text:span text:style-name="T29">29</text:span></text:span><text:span text:style-name="T31">(6)</text:span><text:span text:style-name="Strong_20_Emphasis"><text:span text:style-name="T29">:</text:span></text:span><text:span text:style-name="T31">1126-1131. </text:span><text:a xlink:type="simple" xlink:href="http://www.nutritionj.com/pubmed/16755004" office:target-frame-name="_blank" xlink:show="new"><text:span text:style-name="T63">PubMed Abstract</text:span></text:a><text:span text:style-name="T31"> | </text:span><text:a xlink:type="simple" xlink:href="http://www.ncbi.nlm.nih.gov/entrez/eutils/elink.fcgi?dbfrom=pubmed&amp;cmd=prlinks&amp;retmode=ref&amp;id=16755004" office:target-frame-name="_blank" xlink:show="new"><text:span text:style-name="T63">Publisher Full Text</text:span></text:a><text:span text:style-name="T31"> </text:span><text:span text:style-name="T63"><draw:a xlink:type="simple" xlink:href="http://www.nutritionj.com/sfx_links?ui=1475-2891-13-102&amp;bibl=B43"><draw:frame draw:style-name="fr9" draw:name="graphics51" text:anchor-type="as-char" svg:width="0.8138in" svg:height="0.4209in" draw:z-index="58"><draw:image xlink:href="http://www.nutritionj.com/sfx_links?getImage" xlink:type="simple" xlink:show="embed" xlink:actuate="onLoad"/><svg:title>OpenURL</svg:title></draw:frame></draw:a></text:span></text:p>
            </text:list-item>
            <text:list-item>
              <text:p text:style-name="P70"><text:bookmark text:name="B44"/><text:span text:style-name="T31">John AJ, Cherian R, Subhash HS, Cherian AM: </text:span><text:span text:style-name="Strong_20_Emphasis"><text:span text:style-name="T29">Evaluation of the efficacy of bitter gourd (momordica charantia) as an oral hypoglycemic agent–a randomized controlled clinical trial.</text:span></text:span></text:p>
              <text:p text:style-name="P70"><text:span text:style-name="Emphasis"><text:span text:style-name="T33">Indian J Physiol Pharmacol</text:span></text:span><text:span text:style-name="T31"> 2003, </text:span><text:span text:style-name="Strong_20_Emphasis"><text:span text:style-name="T29">47</text:span></text:span><text:span text:style-name="T31">(3)</text:span><text:span text:style-name="Strong_20_Emphasis"><text:span text:style-name="T29">:</text:span></text:span><text:span text:style-name="T31">363-365. </text:span><text:a xlink:type="simple" xlink:href="http://www.nutritionj.com/pubmed/14723327" office:target-frame-name="_blank" xlink:show="new"><text:span text:style-name="T63">PubMed Abstract</text:span></text:a><text:span text:style-name="T31"> </text:span><text:span text:style-name="T63"><draw:a xlink:type="simple" xlink:href="http://www.nutritionj.com/sfx_links?ui=1475-2891-13-102&amp;bibl=B44"><draw:frame draw:style-name="fr9" draw:name="graphics52" text:anchor-type="as-char" svg:width="0.8138in" svg:height="0.4209in" draw:z-index="59"><draw:image xlink:href="http://www.nutritionj.com/sfx_links?getImage" xlink:type="simple" xlink:show="embed" xlink:actuate="onLoad"/><svg:title>OpenURL</svg:title></draw:frame></draw:a></text:span></text:p>
            </text:list-item>
            <text:list-item>
              <text:p text:style-name="P70"><text:bookmark text:name="B45"/><text:span text:style-name="T31">Dans AM, Villarruz MV, Jimeno CA, Javelosa MA, Chua J, Bautista R, Velez GG: </text:span><text:span text:style-name="Strong_20_Emphasis"><text:span text:style-name="T29">The effect of Momordica charantia capsule preparation on glycemic control in type 2 diabetes mellitus needs further studies.</text:span></text:span></text:p>
              <text:p text:style-name="P70"><text:span text:style-name="Emphasis"><text:span text:style-name="T33">J Clin Epidemiol</text:span></text:span><text:span text:style-name="T31"> 2007, </text:span><text:span text:style-name="Strong_20_Emphasis"><text:span text:style-name="T29">60</text:span></text:span><text:span text:style-name="T31">(6)</text:span><text:span text:style-name="Strong_20_Emphasis"><text:span text:style-name="T29">:</text:span></text:span><text:span text:style-name="T31">554-559. </text:span><text:a xlink:type="simple" xlink:href="http://www.nutritionj.com/pubmed/17493509" office:target-frame-name="_blank" xlink:show="new"><text:span text:style-name="T63">PubMed Abstract</text:span></text:a><text:span text:style-name="T31"> | </text:span><text:a xlink:type="simple" xlink:href="http://www.ncbi.nlm.nih.gov/entrez/eutils/elink.fcgi?dbfrom=pubmed&amp;cmd=prlinks&amp;retmode=ref&amp;id=17493509" office:target-frame-name="_blank" xlink:show="new"><text:span text:style-name="T63">Publisher Full Text</text:span></text:a><text:span text:style-name="T31"> </text:span><text:span text:style-name="T63"><draw:a xlink:type="simple" xlink:href="http://www.nutritionj.com/sfx_links?ui=1475-2891-13-102&amp;bibl=B45"><draw:frame draw:style-name="fr9" draw:name="graphics53" text:anchor-type="as-char" svg:width="0.8138in" svg:height="0.4209in" draw:z-index="60"><draw:image xlink:href="http://www.nutritionj.com/sfx_links?getImage" xlink:type="simple" xlink:show="embed" xlink:actuate="onLoad"/><svg:title>OpenURL</svg:title></draw:frame></draw:a></text:span></text:p>
            </text:list-item>
            <text:list-item>
              <text:p text:style-name="P70"><text:bookmark text:name="B46"/><text:span text:style-name="T31">Fuangchan A, Sonthisombat P, Seubnukarn T, Chanouan R, Chotchaisuwat P, Sirigulsatien V, Ingkaninan K, Plianbangchang P, Haines P: </text:span><text:span text:style-name="Strong_20_Emphasis"><text:span text:style-name="T29">Hypoglycemic effect of bitter melon compared with metformin in newly diagnosed type 2 diabetes patients.</text:span></text:span></text:p>
              <text:p text:style-name="P70"><text:span text:style-name="Emphasis"><text:span text:style-name="T33">J Ethnopharmacol</text:span></text:span><text:span text:style-name="T31"> 2011, </text:span><text:span text:style-name="Strong_20_Emphasis"><text:span text:style-name="T29">134</text:span></text:span><text:span text:style-name="T31">(2)</text:span><text:span text:style-name="Strong_20_Emphasis"><text:span text:style-name="T29">:</text:span></text:span><text:span text:style-name="T31">422-428. </text:span><text:a xlink:type="simple" xlink:href="http://www.nutritionj.com/pubmed/21211558" office:target-frame-name="_blank" xlink:show="new"><text:span text:style-name="T63">PubMed Abstract</text:span></text:a><text:span text:style-name="T31"> | </text:span><text:a xlink:type="simple" xlink:href="http://www.ncbi.nlm.nih.gov/entrez/eutils/elink.fcgi?dbfrom=pubmed&amp;cmd=prlinks&amp;retmode=ref&amp;id=21211558" office:target-frame-name="_blank" xlink:show="new"><text:span text:style-name="T63">Publisher Full Text</text:span></text:a><text:span text:style-name="T31"> </text:span><text:span text:style-name="T63"><draw:a xlink:type="simple" xlink:href="http://www.nutritionj.com/sfx_links?ui=1475-2891-13-102&amp;bibl=B46"><draw:frame draw:style-name="fr9" draw:name="graphics54" text:anchor-type="as-char" svg:width="0.8138in" svg:height="0.4209in" draw:z-index="61"><draw:image xlink:href="http://www.nutritionj.com/sfx_links?getImage" xlink:type="simple" xlink:show="embed" xlink:actuate="onLoad"/><svg:title>OpenURL</svg:title></draw:frame></draw:a></text:span></text:p>
            </text:list-item>
            <text:list-item>
              <text:p text:style-name="P70"><text:bookmark text:name="B47"/><text:span text:style-name="T31">Ahmad N, Hassan MR, Halder H, Bennoor KS: </text:span><text:span text:style-name="Strong_20_Emphasis"><text:span text:style-name="T29">Effect of Momordica charantia (Karolla) extracts on fasting and postprandial serum glucose levels in NIDDM patients.</text:span></text:span></text:p>
              <text:p text:style-name="P70"><text:span text:style-name="Emphasis"><text:span text:style-name="T33">Bangladesh Med Res Counc Bull</text:span></text:span><text:span text:style-name="T31"> 1999, </text:span><text:span text:style-name="Strong_20_Emphasis"><text:span text:style-name="T29">25</text:span></text:span><text:span text:style-name="T31">(1)</text:span><text:span text:style-name="Strong_20_Emphasis"><text:span text:style-name="T29">:</text:span></text:span><text:span text:style-name="T31">11-13. </text:span><text:a xlink:type="simple" xlink:href="http://www.nutritionj.com/pubmed/10758656" office:target-frame-name="_blank" xlink:show="new"><text:span text:style-name="T63">PubMed Abstract</text:span></text:a><text:span text:style-name="T31"> </text:span><text:span text:style-name="T63"><draw:a xlink:type="simple" xlink:href="http://www.nutritionj.com/sfx_links?ui=1475-2891-13-102&amp;bibl=B47"><draw:frame draw:style-name="fr9" draw:name="graphics55" text:anchor-type="as-char" svg:width="0.8138in" svg:height="0.4209in" draw:z-index="62"><draw:image xlink:href="http://www.nutritionj.com/sfx_links?getImage" xlink:type="simple" xlink:show="embed" xlink:actuate="onLoad"/><svg:title>OpenURL</svg:title></draw:frame></draw:a></text:span></text:p>
            </text:list-item>
            <text:list-item>
              <text:p text:style-name="P70"><text:bookmark text:name="B48"/><text:span text:style-name="T31">Welihinda J, Karunanayake EH, Sheriff MH, Jayasinghe KS: </text:span><text:span text:style-name="Strong_20_Emphasis"><text:span text:style-name="T29">Effect of Momordica charantia on the glucose tolerance in maturity onset diabetes.</text:span></text:span></text:p>
              <text:p text:style-name="P70"><text:span text:style-name="Emphasis"><text:span text:style-name="T33">J Ethnopharmacol</text:span></text:span><text:span text:style-name="T31"> 1986, </text:span><text:span text:style-name="Strong_20_Emphasis"><text:span text:style-name="T29">17</text:span></text:span><text:span text:style-name="T31">(3)</text:span><text:span text:style-name="Strong_20_Emphasis"><text:span text:style-name="T29">:</text:span></text:span><text:span text:style-name="T31">277-282. </text:span><text:a xlink:type="simple" xlink:href="http://www.nutritionj.com/pubmed/3807390" office:target-frame-name="_blank" xlink:show="new"><text:span text:style-name="T63">PubMed Abstract</text:span></text:a><text:span text:style-name="T31"> | </text:span><text:a xlink:type="simple" xlink:href="http://dx.doi.org/10.1016/0378-8741(86)90116-9" office:target-frame-name="_blank" xlink:show="new"><text:span text:style-name="T63">Publisher Full Text</text:span></text:a><text:span text:style-name="T31"> </text:span><text:span text:style-name="T63"><draw:a xlink:type="simple" xlink:href="http://www.nutritionj.com/sfx_links?ui=1475-2891-13-102&amp;bibl=B48"><draw:frame draw:style-name="fr9" draw:name="graphics56" text:anchor-type="as-char" svg:width="0.8138in" svg:height="0.4209in" draw:z-index="63"><draw:image xlink:href="http://www.nutritionj.com/sfx_links?getImage" xlink:type="simple" xlink:show="embed" xlink:actuate="onLoad"/><svg:title>OpenURL</svg:title></draw:frame></draw:a></text:span></text:p>
            </text:list-item>
            <text:list-item>
              <text:p text:style-name="P70"><text:bookmark text:name="B49"/><text:span text:style-name="T31">Haber SL, Keonavong J: </text:span><text:span text:style-name="Strong_20_Emphasis"><text:span text:style-name="T29">Fenugreek use in patients with diabetes mellitus.</text:span></text:span></text:p>
              <text:p text:style-name="P70"><text:span text:style-name="Emphasis"><text:span text:style-name="T33">Am J Health-Sysyt Pharm</text:span></text:span><text:span text:style-name="T31"> 2013, </text:span><text:span text:style-name="Strong_20_Emphasis"><text:span text:style-name="T29">70:</text:span></text:span><text:span text:style-name="T31">1198-2013. </text:span><text:span text:style-name="T63"><draw:a xlink:type="simple" xlink:href="http://www.nutritionj.com/sfx_links?ui=1475-2891-13-102&amp;bibl=B49"><draw:frame draw:style-name="fr9" draw:name="graphics57" text:anchor-type="as-char" svg:width="0.8138in" svg:height="0.4209in" draw:z-index="64"><draw:image xlink:href="http://www.nutritionj.com/sfx_links?getImage" xlink:type="simple" xlink:show="embed" xlink:actuate="onLoad"/><svg:title>OpenURL</svg:title></draw:frame></draw:a></text:span></text:p>
            </text:list-item>
            <text:list-item>
              <text:p text:style-name="P70"><text:bookmark text:name="B50"/><text:span text:style-name="T31">Vijaykumar MV, Singh S, Chhipa RR, Chhipa RR, Bhat MK: </text:span><text:span text:style-name="Strong_20_Emphasis"><text:span text:style-name="T29">The hypoglycaemic activit of of fenugreek seed extract is mediated through the stimulation of an insulin signaling pathway.</text:span></text:span></text:p>
              <text:p text:style-name="P70"><text:span text:style-name="Emphasis"><text:span text:style-name="T33">Br J Pharmcol</text:span></text:span><text:span text:style-name="T31"> 2005, </text:span><text:span text:style-name="Strong_20_Emphasis"><text:span text:style-name="T29">146:</text:span></text:span><text:span text:style-name="T31">41-48. </text:span><text:a xlink:type="simple" xlink:href="http://dx.doi.org/10.1038/sj.bjp.0706312" office:target-frame-name="_blank" xlink:show="new"><text:span text:style-name="T63">Publisher Full Text</text:span></text:a><text:span text:style-name="T31"> </text:span><text:span text:style-name="T63"><draw:a xlink:type="simple" xlink:href="http://www.nutritionj.com/sfx_links?ui=1475-2891-13-102&amp;bibl=B50"><draw:frame draw:style-name="fr9" draw:name="graphics58" text:anchor-type="as-char" svg:width="0.8138in" svg:height="0.4209in" draw:z-index="65"><draw:image xlink:href="http://www.nutritionj.com/sfx_links?getImage" xlink:type="simple" xlink:show="embed" xlink:actuate="onLoad"/><svg:title>OpenURL</svg:title></draw:frame></draw:a></text:span></text:p>
            </text:list-item>
            <text:list-item>
              <text:p text:style-name="P70"><text:bookmark text:name="B51"/><text:span text:style-name="T31">Mohammad S, Taha A, Akhtar K, Bamezai RN, Baquer NZ: </text:span><text:span text:style-name="Strong_20_Emphasis"><text:span text:style-name="T29">In vivo effect of Trigonella foenum graecum on the expression of pyruvate kinase, phosphoenolpyruvate carboxykinase, and distribution of glucose transporter (GLUT4) in alloxan-diabetic rats.</text:span></text:span></text:p>
              <text:p text:style-name="P70"><text:span text:style-name="Emphasis"><text:span text:style-name="T33">Can J Physiol Pharmacol</text:span></text:span><text:span text:style-name="T31"> 2006, </text:span><text:span text:style-name="Strong_20_Emphasis"><text:span text:style-name="T29">84</text:span></text:span><text:span text:style-name="T31">(6)</text:span><text:span text:style-name="Strong_20_Emphasis"><text:span text:style-name="T29">:</text:span></text:span><text:span text:style-name="T31">647-654. </text:span><text:a xlink:type="simple" xlink:href="http://www.nutritionj.com/pubmed/16900249" office:target-frame-name="_blank" xlink:show="new"><text:span text:style-name="T63">PubMed Abstract</text:span></text:a><text:span text:style-name="T31"> | </text:span><text:a xlink:type="simple" xlink:href="http://www.ncbi.nlm.nih.gov/entrez/eutils/elink.fcgi?dbfrom=pubmed&amp;cmd=prlinks&amp;retmode=ref&amp;id=16900249" office:target-frame-name="_blank" xlink:show="new"><text:span text:style-name="T63">Publisher Full Text</text:span></text:a><text:span text:style-name="T31"> </text:span><text:span text:style-name="T63"><draw:a xlink:type="simple" xlink:href="http://www.nutritionj.com/sfx_links?ui=1475-2891-13-102&amp;bibl=B51"><draw:frame draw:style-name="fr9" draw:name="graphics59" text:anchor-type="as-char" svg:width="0.8138in" svg:height="0.4209in" draw:z-index="66"><draw:image xlink:href="http://www.nutritionj.com/sfx_links?getImage" xlink:type="simple" xlink:show="embed" xlink:actuate="onLoad"/><svg:title>OpenURL</svg:title></draw:frame></draw:a></text:span></text:p>
            </text:list-item>
            <text:list-item>
              <text:p text:style-name="P70"><text:bookmark text:name="B52"/><text:span text:style-name="T31">Madar Z, Abel R, Samish S, Arad J: </text:span><text:span text:style-name="Strong_20_Emphasis"><text:span text:style-name="T29">Glucose-lowering effect of fenugreek in non-insulin dependent diabetics.</text:span></text:span></text:p>
              <text:p text:style-name="P70"><text:span text:style-name="Emphasis"><text:span text:style-name="T33">Eur J Clin Nutr</text:span></text:span><text:span text:style-name="T31"> 1988, </text:span><text:span text:style-name="Strong_20_Emphasis"><text:span text:style-name="T29">42</text:span></text:span><text:span text:style-name="T31">(1)</text:span><text:span text:style-name="Strong_20_Emphasis"><text:span text:style-name="T29">:</text:span></text:span><text:span text:style-name="T31">51-54. </text:span><text:a xlink:type="simple" xlink:href="http://www.nutritionj.com/pubmed/3286242" office:target-frame-name="_blank" xlink:show="new"><text:span text:style-name="T63">PubMed Abstract</text:span></text:a><text:span text:style-name="T31"> </text:span><text:span text:style-name="T63"><draw:a xlink:type="simple" xlink:href="http://www.nutritionj.com/sfx_links?ui=1475-2891-13-102&amp;bibl=B52"><draw:frame draw:style-name="fr9" draw:name="graphics60" text:anchor-type="as-char" svg:width="0.8138in" svg:height="0.4209in" draw:z-index="67"><draw:image xlink:href="http://www.nutritionj.com/sfx_links?getImage" xlink:type="simple" xlink:show="embed" xlink:actuate="onLoad"/><svg:title>OpenURL</svg:title></draw:frame></draw:a></text:span></text:p>
            </text:list-item>
            <text:list-item>
              <text:p text:style-name="P70"><text:bookmark text:name="B53"/><text:span text:style-name="T31">Gupta A, Gupta R, Lal B: </text:span><text:span text:style-name="Strong_20_Emphasis"><text:span text:style-name="T29">Effect of Trigonella foenum-graecum (fenugreek) seeds on glycaemic control and insulin resistance in type 2 diabetes mellitus: a double blind placebo controlled study.</text:span></text:span></text:p>
              <text:p text:style-name="P70"><text:span text:style-name="Emphasis"><text:span text:style-name="T33">J Assoc Physicians India</text:span></text:span><text:span text:style-name="T31"> 2001, </text:span><text:span text:style-name="Strong_20_Emphasis"><text:span text:style-name="T29">49:</text:span></text:span><text:span text:style-name="T31">1057-1061. </text:span><text:a xlink:type="simple" xlink:href="http://www.nutritionj.com/pubmed/11868855" office:target-frame-name="_blank" xlink:show="new"><text:span text:style-name="T63">PubMed Abstract</text:span></text:a><text:span text:style-name="T31"> </text:span><text:span text:style-name="T63"><draw:a xlink:type="simple" xlink:href="http://www.nutritionj.com/sfx_links?ui=1475-2891-13-102&amp;bibl=B53"><draw:frame draw:style-name="fr9" draw:name="graphics61" text:anchor-type="as-char" svg:width="0.8138in" svg:height="0.4209in" draw:z-index="68"><draw:image xlink:href="http://www.nutritionj.com/sfx_links?getImage" xlink:type="simple" xlink:show="embed" xlink:actuate="onLoad"/><svg:title>OpenURL</svg:title></draw:frame></draw:a></text:span></text:p>
            </text:list-item>
            <text:list-item>
              <text:p text:style-name="P70"><text:bookmark text:name="B54"/><text:span text:style-name="T31">Lu FR, Shen L, Qin Y, Gao L, Li H, Dai Y: </text:span><text:span text:style-name="Strong_20_Emphasis"><text:span text:style-name="T29">Clinical observation on trigonella foenum-graecum L. total saponins in combination with sulfonylureas in the treatment of type 2 diabetes mellitus.</text:span></text:span></text:p>
              <text:p text:style-name="P70"><text:soft-page-break/><text:span text:style-name="Emphasis"><text:span text:style-name="T33">Chin J Integr Med</text:span></text:span><text:span text:style-name="T31"> 2008, </text:span><text:span text:style-name="Strong_20_Emphasis"><text:span text:style-name="T29">14</text:span></text:span><text:span text:style-name="T31">(1)</text:span><text:span text:style-name="Strong_20_Emphasis"><text:span text:style-name="T29">:</text:span></text:span><text:span text:style-name="T31">56-60. </text:span><text:a xlink:type="simple" xlink:href="http://www.nutritionj.com/pubmed/18219452" office:target-frame-name="_blank" xlink:show="new"><text:span text:style-name="T63">PubMed Abstract</text:span></text:a><text:span text:style-name="T31"> | </text:span><text:a xlink:type="simple" xlink:href="http://www.ncbi.nlm.nih.gov/entrez/eutils/elink.fcgi?dbfrom=pubmed&amp;cmd=prlinks&amp;retmode=ref&amp;id=18219452" office:target-frame-name="_blank" xlink:show="new"><text:span text:style-name="T63">Publisher Full Text</text:span></text:a><text:span text:style-name="T31"> </text:span><text:span text:style-name="T63"><draw:a xlink:type="simple" xlink:href="http://www.nutritionj.com/sfx_links?ui=1475-2891-13-102&amp;bibl=B54"><draw:frame draw:style-name="fr9" draw:name="graphics62" text:anchor-type="as-char" svg:width="0.0102in" svg:height="0.0161in" draw:z-index="69"><draw:image xlink:href="http://www.nutritionj.com/sfx_links?getImage" xlink:type="simple" xlink:show="embed" xlink:actuate="onLoad"/><svg:title>OpenURL</svg:title></draw:frame></draw:a></text:span></text:p>
            </text:list-item>
            <text:list-item>
              <text:p text:style-name="P70"><text:bookmark text:name="B55"/><text:span text:style-name="T31">Kassaian N, Azadbakht L, Forghani B, Amini M: </text:span><text:span text:style-name="Strong_20_Emphasis"><text:span text:style-name="T29">Effect of fenugreek seeds on blood glucose and lipid profiles in type 2 diabetic patients.</text:span></text:span></text:p>
              <text:p text:style-name="P70"><text:span text:style-name="Emphasis"><text:span text:style-name="T33">Int J Vitam Nutr Res</text:span></text:span><text:span text:style-name="T31"> 2009, </text:span><text:span text:style-name="Strong_20_Emphasis"><text:span text:style-name="T29">79</text:span></text:span><text:span text:style-name="T31">(1)</text:span><text:span text:style-name="Strong_20_Emphasis"><text:span text:style-name="T29">:</text:span></text:span><text:span text:style-name="T31">34-39. </text:span><text:a xlink:type="simple" xlink:href="http://www.nutritionj.com/pubmed/19839001" office:target-frame-name="_blank" xlink:show="new"><text:span text:style-name="T63">PubMed Abstract</text:span></text:a><text:span text:style-name="T31"> | </text:span><text:a xlink:type="simple" xlink:href="http://www.ncbi.nlm.nih.gov/entrez/eutils/elink.fcgi?dbfrom=pubmed&amp;cmd=prlinks&amp;retmode=ref&amp;id=19839001" office:target-frame-name="_blank" xlink:show="new"><text:span text:style-name="T63">Publisher Full Text</text:span></text:a><text:span text:style-name="T31"> </text:span><text:span text:style-name="T63"><draw:a xlink:type="simple" xlink:href="http://www.nutritionj.com/sfx_links?ui=1475-2891-13-102&amp;bibl=B55"><draw:frame draw:style-name="fr9" draw:name="graphics63" text:anchor-type="as-char" svg:width="0.0102in" svg:height="0.0161in" draw:z-index="70"><draw:image xlink:href="http://www.nutritionj.com/sfx_links?getImage" xlink:type="simple" xlink:show="embed" xlink:actuate="onLoad"/><svg:title>OpenURL</svg:title></draw:frame></draw:a></text:span></text:p>
            </text:list-item>
            <text:list-item>
              <text:p text:style-name="P70"><text:bookmark text:name="B56"/><text:span text:style-name="T31">Bavarva JH, Narasimhacharya AV: </text:span><text:span text:style-name="Strong_20_Emphasis"><text:span text:style-name="T29">Antihyperglycemic and hypolipidemic effects of Costus speciosus in alloxan induced diabetic rats.</text:span></text:span></text:p>
              <text:p text:style-name="P70"><text:span text:style-name="Emphasis"><text:span text:style-name="T33">Phytother Res</text:span></text:span><text:span text:style-name="T31"> 2008, </text:span><text:span text:style-name="Strong_20_Emphasis"><text:span text:style-name="T29">22</text:span></text:span><text:span text:style-name="T31">(5)</text:span><text:span text:style-name="Strong_20_Emphasis"><text:span text:style-name="T29">:</text:span></text:span><text:span text:style-name="T31">620-626. </text:span><text:a xlink:type="simple" xlink:href="http://www.nutritionj.com/pubmed/18444247" office:target-frame-name="_blank" xlink:show="new"><text:span text:style-name="T63">PubMed Abstract</text:span></text:a><text:span text:style-name="T31"> | </text:span><text:a xlink:type="simple" xlink:href="http://www.ncbi.nlm.nih.gov/entrez/eutils/elink.fcgi?dbfrom=pubmed&amp;cmd=prlinks&amp;retmode=ref&amp;id=18444247" office:target-frame-name="_blank" xlink:show="new"><text:span text:style-name="T63">Publisher Full Text</text:span></text:a><text:span text:style-name="T31"> </text:span><text:span text:style-name="T63"><draw:a xlink:type="simple" xlink:href="http://www.nutritionj.com/sfx_links?ui=1475-2891-13-102&amp;bibl=B56"><draw:frame draw:style-name="fr9" draw:name="graphics64" text:anchor-type="as-char" svg:width="0.0102in" svg:height="0.0161in" draw:z-index="71"><draw:image xlink:href="http://www.nutritionj.com/sfx_links?getImage" xlink:type="simple" xlink:show="embed" xlink:actuate="onLoad"/><svg:title>OpenURL</svg:title></draw:frame></draw:a></text:span></text:p>
            </text:list-item>
            <text:list-item>
              <text:p text:style-name="P70"><text:bookmark text:name="B57"/><text:span text:style-name="T31">Eliza J, Daisy P, Ignacimuthu S, Duraipandiyan V: </text:span><text:span text:style-name="Strong_20_Emphasis"><text:span text:style-name="T29">Normo-glycemic and hypolipidemic effect of costunolide isolated from Costus speciosus (Koen ex. Retz.)Sm. in streptozotocin-induced diabetic rats.</text:span></text:span></text:p>
              <text:p text:style-name="P70"><text:span text:style-name="Emphasis"><text:span text:style-name="T33">Chem Biol Interact</text:span></text:span><text:span text:style-name="T31"> 2009, </text:span><text:span text:style-name="Strong_20_Emphasis"><text:span text:style-name="T29">179</text:span></text:span><text:span text:style-name="T31">(2–3)</text:span><text:span text:style-name="Strong_20_Emphasis"><text:span text:style-name="T29">:</text:span></text:span><text:span text:style-name="T31">329-334. </text:span><text:a xlink:type="simple" xlink:href="http://www.nutritionj.com/pubmed/19007766" office:target-frame-name="_blank" xlink:show="new"><text:span text:style-name="T63">PubMed Abstract</text:span></text:a><text:span text:style-name="T31"> | </text:span><text:a xlink:type="simple" xlink:href="http://www.ncbi.nlm.nih.gov/entrez/eutils/elink.fcgi?dbfrom=pubmed&amp;cmd=prlinks&amp;retmode=ref&amp;id=19007766" office:target-frame-name="_blank" xlink:show="new"><text:span text:style-name="T63">Publisher Full Text</text:span></text:a><text:span text:style-name="T31"> </text:span><text:span text:style-name="T63"><draw:a xlink:type="simple" xlink:href="http://www.nutritionj.com/sfx_links?ui=1475-2891-13-102&amp;bibl=B57"><draw:frame draw:style-name="fr9" draw:name="graphics65" text:anchor-type="as-char" svg:width="0.0102in" svg:height="0.0161in" draw:z-index="72"><draw:image xlink:href="http://www.nutritionj.com/sfx_links?getImage" xlink:type="simple" xlink:show="embed" xlink:actuate="onLoad"/><svg:title>OpenURL</svg:title></draw:frame></draw:a></text:span></text:p>
            </text:list-item>
            <text:list-item>
              <text:p text:style-name="P70"><text:bookmark text:name="B58"/><text:span text:style-name="T31">Eliza J, Daisy P, Ignacimuthu S, Duraipandiyan V: </text:span><text:span text:style-name="Strong_20_Emphasis"><text:span text:style-name="T29">Antidiabetic and antilipidemic effect of eremanthin from Costus speciosus (Koen.)Sm., in STZ-induced diabetic rats.</text:span></text:span></text:p>
              <text:p text:style-name="P70"><text:span text:style-name="Emphasis"><text:span text:style-name="T33">Chem Biol Interact</text:span></text:span><text:span text:style-name="T31"> 2009, </text:span><text:span text:style-name="Strong_20_Emphasis"><text:span text:style-name="T29">182</text:span></text:span><text:span text:style-name="T31">(1)</text:span><text:span text:style-name="Strong_20_Emphasis"><text:span text:style-name="T29">:</text:span></text:span><text:span text:style-name="T31">67-72. </text:span><text:a xlink:type="simple" xlink:href="http://www.nutritionj.com/pubmed/19695236" office:target-frame-name="_blank" xlink:show="new"><text:span text:style-name="T63">PubMed Abstract</text:span></text:a><text:span text:style-name="T31"> | </text:span><text:a xlink:type="simple" xlink:href="http://www.ncbi.nlm.nih.gov/entrez/eutils/elink.fcgi?dbfrom=pubmed&amp;cmd=prlinks&amp;retmode=ref&amp;id=19695236" office:target-frame-name="_blank" xlink:show="new"><text:span text:style-name="T63">Publisher Full Text</text:span></text:a><text:span text:style-name="T31"> </text:span><text:span text:style-name="T63"><draw:a xlink:type="simple" xlink:href="http://www.nutritionj.com/sfx_links?ui=1475-2891-13-102&amp;bibl=B58"><draw:frame draw:style-name="fr9" draw:name="graphics66" text:anchor-type="as-char" svg:width="0.8138in" svg:height="0.4209in" draw:z-index="73"><draw:image xlink:href="http://www.nutritionj.com/sfx_links?getImage" xlink:type="simple" xlink:show="embed" xlink:actuate="onLoad"/><svg:title>OpenURL</svg:title></draw:frame></draw:a></text:span></text:p>
            </text:list-item>
            <text:list-item>
              <text:p text:style-name="P70"><text:bookmark text:name="B59"/><text:span text:style-name="T31">Kuriyan R, Rajendran R, Bantwal G, Kurpad AV: </text:span><text:span text:style-name="Strong_20_Emphasis"><text:span text:style-name="T29">Effect of supplementation of Coccinia cordifolia extract on newly detected diabetic patients.</text:span></text:span></text:p>
              <text:p text:style-name="P70"><text:span text:style-name="Emphasis"><text:span text:style-name="T33">Diabetes Care</text:span></text:span><text:span text:style-name="T31"> 2008, </text:span><text:span text:style-name="Strong_20_Emphasis"><text:span text:style-name="T29">31</text:span></text:span><text:span text:style-name="T31">(2)</text:span><text:span text:style-name="Strong_20_Emphasis"><text:span text:style-name="T29">:</text:span></text:span><text:span text:style-name="T31">216-220. </text:span><text:a xlink:type="simple" xlink:href="http://www.nutritionj.com/pubmed/18000183" office:target-frame-name="_blank" xlink:show="new"><text:span text:style-name="T63">PubMed Abstract</text:span></text:a><text:span text:style-name="T31"> | </text:span><text:a xlink:type="simple" xlink:href="http://www.ncbi.nlm.nih.gov/entrez/eutils/elink.fcgi?dbfrom=pubmed&amp;cmd=prlinks&amp;retmode=ref&amp;id=18000183" office:target-frame-name="_blank" xlink:show="new"><text:span text:style-name="T63">Publisher Full Text</text:span></text:a><text:span text:style-name="T31"> </text:span><text:span text:style-name="T63"><draw:a xlink:type="simple" xlink:href="http://www.nutritionj.com/sfx_links?ui=1475-2891-13-102&amp;bibl=B59"><draw:frame draw:style-name="fr9" draw:name="graphics67" text:anchor-type="as-char" svg:width="0.8138in" svg:height="0.4209in" draw:z-index="74"><draw:image xlink:href="http://www.nutritionj.com/sfx_links?getImage" xlink:type="simple" xlink:show="embed" xlink:actuate="onLoad"/><svg:title>OpenURL</svg:title></draw:frame></draw:a></text:span></text:p>
            </text:list-item>
            <text:list-item>
              <text:p text:style-name="P70"><text:bookmark text:name="B60"/><text:span text:style-name="T31">Kamble SM, Kamlakar PL, Vaidya S, Bambole VD: </text:span><text:span text:style-name="Strong_20_Emphasis"><text:span text:style-name="T29">Influence of Coccinia indica on certain enzymes in glycolytic and lipolytic pathway in human diabetes.</text:span></text:span></text:p>
              <text:p text:style-name="P70"><text:span text:style-name="Emphasis"><text:span text:style-name="T33">Indian J Med Sci</text:span></text:span><text:span text:style-name="T31"> 1998, </text:span><text:span text:style-name="Strong_20_Emphasis"><text:span text:style-name="T29">52</text:span></text:span><text:span text:style-name="T31">(4)</text:span><text:span text:style-name="Strong_20_Emphasis"><text:span text:style-name="T29">:</text:span></text:span><text:span text:style-name="T31">143-146. </text:span><text:a xlink:type="simple" xlink:href="http://www.nutritionj.com/pubmed/9770877" office:target-frame-name="_blank" xlink:show="new"><text:span text:style-name="T63">PubMed Abstract</text:span></text:a><text:span text:style-name="T31"> </text:span><text:span text:style-name="T63"><draw:a xlink:type="simple" xlink:href="http://www.nutritionj.com/sfx_links?ui=1475-2891-13-102&amp;bibl=B60"><draw:frame draw:style-name="fr9" draw:name="graphics68" text:anchor-type="as-char" svg:width="0.8138in" svg:height="0.4209in" draw:z-index="75"><draw:image xlink:href="http://www.nutritionj.com/sfx_links?getImage" xlink:type="simple" xlink:show="embed" xlink:actuate="onLoad"/><svg:title>OpenURL</svg:title></draw:frame></draw:a></text:span></text:p>
            </text:list-item>
            <text:list-item>
              <text:p text:style-name="P70"><text:bookmark text:name="B61"/><text:span text:style-name="T31">Sato M, Tai T, Nunoura Y, Yajima Y, Kawashima S, Tanaka K: </text:span><text:span text:style-name="Strong_20_Emphasis"><text:span text:style-name="T29">Dehydrotrametenolic acid induces preadipocyte differentiation and sensitizes animal models of noninsulin-dependent diabetes mellitus to insulin.</text:span></text:span></text:p>
              <text:p text:style-name="P70"><text:span text:style-name="Emphasis"><text:span text:style-name="T33">Biol Pharm Bull</text:span></text:span><text:span text:style-name="T31"> 2002, </text:span><text:span text:style-name="Strong_20_Emphasis"><text:span text:style-name="T29">25</text:span></text:span><text:span text:style-name="T31">(1)</text:span><text:span text:style-name="Strong_20_Emphasis"><text:span text:style-name="T29">:</text:span></text:span><text:span text:style-name="T31">81-86. </text:span><text:a xlink:type="simple" xlink:href="http://www.nutritionj.com/pubmed/11824563" office:target-frame-name="_blank" xlink:show="new"><text:span text:style-name="T63">PubMed Abstract</text:span></text:a><text:span text:style-name="T31"> | </text:span><text:a xlink:type="simple" xlink:href="http://www.ncbi.nlm.nih.gov/entrez/eutils/elink.fcgi?dbfrom=pubmed&amp;cmd=prlinks&amp;retmode=ref&amp;id=11824563" office:target-frame-name="_blank" xlink:show="new"><text:span text:style-name="T63">Publisher Full Text</text:span></text:a><text:span text:style-name="T31"> </text:span><text:span text:style-name="T63"><draw:a xlink:type="simple" xlink:href="http://www.nutritionj.com/sfx_links?ui=1475-2891-13-102&amp;bibl=B61"><draw:frame draw:style-name="fr9" draw:name="graphics69" text:anchor-type="as-char" svg:width="0.8138in" svg:height="0.4209in" draw:z-index="76"><draw:image xlink:href="http://www.nutritionj.com/sfx_links?getImage" xlink:type="simple" xlink:show="embed" xlink:actuate="onLoad"/><svg:title>OpenURL</svg:title></draw:frame></draw:a></text:span></text:p>
            </text:list-item>
            <text:list-item>
              <text:p text:style-name="P70"><text:bookmark text:name="B62"/><text:span text:style-name="T31">Shibib BA, Amin MA, Hassa AK, Rahman R: </text:span><text:span text:style-name="Strong_20_Emphasis"><text:span text:style-name="T29">A creeper, Coccinia indica, has anti-hyperglycaemic and anti-ureogenic effects in diabetic rats.</text:span></text:span></text:p>
              <text:p text:style-name="P70"><text:span text:style-name="Emphasis"><text:span text:style-name="T33">J Pak Med Assoc</text:span></text:span><text:span text:style-name="T31"> 2012, </text:span><text:span text:style-name="Strong_20_Emphasis"><text:span text:style-name="T29">62</text:span></text:span><text:span text:style-name="T31">(11)</text:span><text:span text:style-name="Strong_20_Emphasis"><text:span text:style-name="T29">:</text:span></text:span><text:span text:style-name="T31">1145-1148. </text:span><text:a xlink:type="simple" xlink:href="http://www.nutritionj.com/pubmed/23866400" office:target-frame-name="_blank" xlink:show="new"><text:span text:style-name="T63">PubMed Abstract</text:span></text:a><text:span text:style-name="T31"> </text:span><text:span text:style-name="T63"><draw:a xlink:type="simple" xlink:href="http://www.nutritionj.com/sfx_links?ui=1475-2891-13-102&amp;bibl=B62"><draw:frame draw:style-name="fr9" draw:name="graphics70" text:anchor-type="as-char" svg:width="0.0102in" svg:height="0.0161in" draw:z-index="77"><draw:image xlink:href="http://www.nutritionj.com/sfx_links?getImage" xlink:type="simple" xlink:show="embed" xlink:actuate="onLoad"/><svg:title>OpenURL</svg:title></draw:frame></draw:a></text:span></text:p>
            </text:list-item>
            <text:list-item>
              <text:p text:style-name="P70"><text:bookmark text:name="B63"/><text:span text:style-name="T31">Manjula S, Ragavan B: </text:span><text:span text:style-name="Strong_20_Emphasis"><text:span text:style-name="T29">Hypoglycemic and Hypolipidemic effect of Coccinia indica Wight &amp; Arn in alloxan induced diabetic rats.</text:span></text:span></text:p>
              <text:p text:style-name="P70"><text:span text:style-name="Emphasis"><text:span text:style-name="T33">Anc Sci Life</text:span></text:span><text:span text:style-name="T31"> 2007, </text:span><text:span text:style-name="Strong_20_Emphasis"><text:span text:style-name="T29">27</text:span></text:span><text:span text:style-name="T31">(2)</text:span><text:span text:style-name="Strong_20_Emphasis"><text:span text:style-name="T29">:</text:span></text:span><text:span text:style-name="T31">34-37. </text:span><text:a xlink:type="simple" xlink:href="http://www.nutritionj.com/pubmed/22557267" office:target-frame-name="_blank" xlink:show="new"><text:span text:style-name="T63">PubMed Abstract</text:span></text:a><text:span text:style-name="T31"> | </text:span><text:a xlink:type="simple" xlink:href="http://www.pubmedcentral.nih.gov/articlerender.fcgi?tool=pubmed&amp;pubmedid=22557267" office:target-frame-name="_blank" xlink:show="new"><text:span text:style-name="T63">PubMed Central Full Text</text:span></text:a><text:span text:style-name="T31"> </text:span><text:span text:style-name="T63"><draw:a xlink:type="simple" xlink:href="http://www.nutritionj.com/sfx_links?ui=1475-2891-13-102&amp;bibl=B63"><draw:frame draw:style-name="fr9" draw:name="graphics71" text:anchor-type="as-char" svg:width="0.0102in" svg:height="0.0161in" draw:z-index="78"><draw:image xlink:href="http://www.nutritionj.com/sfx_links?getImage" xlink:type="simple" xlink:show="embed" xlink:actuate="onLoad"/><svg:title>OpenURL</svg:title></draw:frame></draw:a></text:span></text:p>
            </text:list-item>
            <text:list-item>
              <text:p text:style-name="P70"><text:bookmark text:name="B64"/><text:span text:style-name="T31">Krishnakumari S, Bhuvaneswari P, Rajeswari P: </text:span><text:span text:style-name="Strong_20_Emphasis"><text:span text:style-name="T29">Ameliorative potential of Coccinia grandis extract on serum and liver marker enzymes and lipid profile in streptozotocin induced diabetic rats.</text:span></text:span></text:p>
              <text:p text:style-name="P70"><text:span text:style-name="Emphasis"><text:span text:style-name="T33">Anc Sci Life</text:span></text:span><text:span text:style-name="T31"> 2011, </text:span><text:span text:style-name="Strong_20_Emphasis"><text:span text:style-name="T29">31</text:span></text:span><text:span text:style-name="T31">(1)</text:span><text:span text:style-name="Strong_20_Emphasis"><text:span text:style-name="T29">:</text:span></text:span><text:span text:style-name="T31">26-30. </text:span><text:a xlink:type="simple" xlink:href="http://www.nutritionj.com/pubmed/22736887" office:target-frame-name="_blank" xlink:show="new"><text:span text:style-name="T63">PubMed Abstract</text:span></text:a><text:span text:style-name="T31"> | </text:span><text:a xlink:type="simple" xlink:href="http://www.ncbi.nlm.nih.gov/entrez/eutils/elink.fcgi?dbfrom=pubmed&amp;cmd=prlinks&amp;retmode=ref&amp;id=22736887" office:target-frame-name="_blank" xlink:show="new"><text:span text:style-name="T63">Publisher Full Text</text:span></text:a><text:span text:style-name="T31"> |</text:span><text:a xlink:type="simple" xlink:href="http://www.pubmedcentral.nih.gov/articlerender.fcgi?tool=pubmed&amp;pubmedid=22736887" office:target-frame-name="_blank" xlink:show="new"><text:span text:style-name="T63">PubMed Central Full Text</text:span></text:a><text:span text:style-name="T31"> </text:span><text:span text:style-name="T63"><draw:a xlink:type="simple" xlink:href="http://www.nutritionj.com/sfx_links?ui=1475-2891-13-102&amp;bibl=B64"><draw:frame draw:style-name="fr9" draw:name="graphics72" text:anchor-type="as-char" svg:width="0.0102in" svg:height="0.0161in" draw:z-index="79"><draw:image xlink:href="http://www.nutritionj.com/sfx_links?getImage" xlink:type="simple" xlink:show="embed" xlink:actuate="onLoad"/><svg:title>OpenURL</svg:title></draw:frame></draw:a></text:span></text:p>
            </text:list-item>
            <text:list-item>
              <text:p text:style-name="P70"><text:bookmark text:name="B65"/><text:span text:style-name="T31">Khan AK, AKhtar S, Mahta H: </text:span><text:span text:style-name="Strong_20_Emphasis"><text:span text:style-name="T29">Treatment of diabetes mellitus with Coccinia indica.</text:span></text:span></text:p>
              <text:p text:style-name="P70"><text:span text:style-name="Emphasis"><text:span text:style-name="T33">Br Med J</text:span></text:span><text:span text:style-name="T31"> 1980, </text:span><text:span text:style-name="Strong_20_Emphasis"><text:span text:style-name="T29">280</text:span></text:span><text:span text:style-name="T31">(6220)</text:span><text:span text:style-name="Strong_20_Emphasis"><text:span text:style-name="T29">:</text:span></text:span><text:span text:style-name="T31">1044. </text:span><text:a xlink:type="simple" xlink:href="http://www.nutritionj.com/pubmed/6996780" office:target-frame-name="_blank" xlink:show="new"><text:span text:style-name="T63">PubMed Abstract</text:span></text:a><text:span text:style-name="T31"> | </text:span><text:a xlink:type="simple" xlink:href="http://dx.doi.org/10.1136/bmj.280.6220.1044" office:target-frame-name="_blank" xlink:show="new"><text:span text:style-name="T63">Publisher Full Text</text:span></text:a><text:span text:style-name="T31"> |</text:span><text:a xlink:type="simple" xlink:href="http://www.pubmedcentral.nih.gov/articlerender.fcgi?tool=pubmed&amp;pubmedid=6996780" office:target-frame-name="_blank" xlink:show="new"><text:span text:style-name="T63">PubMed Central Full Text</text:span></text:a><text:span text:style-name="T31"> </text:span><text:span text:style-name="T63"><draw:a xlink:type="simple" xlink:href="http://www.nutritionj.com/sfx_links?ui=1475-2891-13-102&amp;bibl=B65"><draw:frame draw:style-name="fr9" draw:name="graphics73" text:anchor-type="as-char" svg:width="0.0102in" svg:height="0.0161in" draw:z-index="80"><draw:image xlink:href="http://www.nutritionj.com/sfx_links?getImage" xlink:type="simple" xlink:show="embed" xlink:actuate="onLoad"/><svg:title>OpenURL</svg:title></draw:frame></draw:a></text:span></text:p>
            </text:list-item>
            <text:list-item>
              <text:p text:style-name="P70"><text:bookmark text:name="B66"/><text:span text:style-name="T31">Munasinghe MA, Abeysena C, Yaddehige IS, Vidanapathirana T, Piyumal KP: </text:span><text:span text:style-name="Strong_20_Emphasis"><text:span text:style-name="T29">Blood sugar lowering effect of Coccinia grandis (L.) J. Voigt: path for a new drug for diabetes mellitus.</text:span></text:span></text:p>
              <text:p text:style-name="P70"><text:span text:style-name="Emphasis"><text:span text:style-name="T33">Exp Diabetes Res</text:span></text:span><text:span text:style-name="T31"> 2011, </text:span><text:span text:style-name="Strong_20_Emphasis"><text:span text:style-name="T29">2011:</text:span></text:span><text:span text:style-name="T31">978762. </text:span><text:a xlink:type="simple" xlink:href="http://www.nutritionj.com/pubmed/21822423" office:target-frame-name="_blank" xlink:show="new"><text:span text:style-name="T63">PubMed Abstract</text:span></text:a><text:span text:style-name="T31"> | </text:span><text:a xlink:type="simple" xlink:href="http://www.ncbi.nlm.nih.gov/entrez/eutils/elink.fcgi?dbfrom=pubmed&amp;cmd=prlinks&amp;retmode=ref&amp;id=21822423" office:target-frame-name="_blank" xlink:show="new"><text:span text:style-name="T63">Publisher Full Text</text:span></text:a><text:span text:style-name="T31"> |</text:span><text:a xlink:type="simple" xlink:href="http://www.pubmedcentral.nih.gov/articlerender.fcgi?tool=pubmed&amp;pubmedid=21822423" office:target-frame-name="_blank" xlink:show="new"><text:span text:style-name="T63">PubMed Central Full Text</text:span></text:a><text:span text:style-name="T31"> </text:span><text:span text:style-name="T63"><draw:a xlink:type="simple" xlink:href="http://www.nutritionj.com/sfx_links?ui=1475-2891-13-102&amp;bibl=B66"><draw:frame draw:style-name="fr9" draw:name="graphics74" text:anchor-type="as-char" svg:width="0.0102in" svg:height="0.0161in" draw:z-index="81"><draw:image xlink:href="http://www.nutritionj.com/sfx_links?getImage" xlink:type="simple" xlink:show="embed" xlink:actuate="onLoad"/><svg:title>OpenURL</svg:title></draw:frame></draw:a></text:span></text:p>
            </text:list-item>
          </text:list>
        </text:section>
      </text:section>
      <text:p text:style-name="Standard"><text:span text:style-name="T5"><text:line-break/></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Text_20_body"><text:bookmark text:name="navcontent"/><text:bookmark text:name="ncbihome"/><text:a xlink:type="simple" xlink:href="http://www.ncbi.nlm.nih.gov/"><text:span text:style-name="T5">NCBI</text:span></text:a><text:span text:style-name="T5"><draw:a xlink:type="simple" xlink:href="http://www.ncbi.nlm.nih.gov/"><draw:frame draw:style-name="fr7" draw:name="graphics75" text:anchor-type="as-char" svg:width="0.8138in" svg:height="0.4209in" draw:z-index="101"><draw:image xlink:href="http://static.pubmed.gov/portal/portal3rc.fcgi/3999366/img/28977" xlink:type="simple" xlink:show="embed" xlink:actuate="onLoad"/></draw:frame></draw:a></text:span></text:p>
      <text:section text:style-name="Sect2" text:name="universal_header">
        <text:list xml:id="list7114974424751248263" text:style-name="L74">
          <text:list-item>
            <text:p text:style-name="P72"><text:a xlink:type="simple" xlink:href="http://www.ncbi.nlm.nih.gov/pmc/articles/PMC4199756/#maincontent"><text:span text:style-name="T7">Skip to main content</text:span></text:a></text:p>
          </text:list-item>
          <text:list-item>
            <text:p text:style-name="P72"><text:a xlink:type="simple" xlink:href="http://www.ncbi.nlm.nih.gov/pmc/articles/PMC4199756/#navcontent"><text:span text:style-name="T7">Skip to navigation</text:span></text:a></text:p>
          </text:list-item>
          <text:list-item>
            <text:p text:style-name="P47"><text:bookmark text:name="resource-menu"/><text:a xlink:type="simple" xlink:href="http://www.ncbi.nlm.nih.gov/static/header_footer_ajax/submenu/#resources"><text:span text:style-name="T7">Resources</text:span></text:a></text:p>
          </text:list-item>
          <text:list-item>
            <text:p text:style-name="P47"><text:bookmark text:name="all-howtos-menu"/><text:a xlink:type="simple" xlink:href="http://www.ncbi.nlm.nih.gov/static/header_footer_ajax/submenu/#howto"><text:span text:style-name="T7">How To</text:span></text:a></text:p>
          </text:list-item>
          <text:list-item>
            <text:p text:style-name="P72"><text:a xlink:type="simple" xlink:href="http://www.ncbi.nlm.nih.gov/guide/browsers/#accesskeys"><text:span text:style-name="T7">About NCBI Accesskeys</text:span></text:a></text:p>
          </text:list-item>
        </text:list>
        <text:p text:style-name="P6"><text:bookmark text:name="sign_in"/><text:a xlink:type="simple" xlink:href="http://www.ncbi.nlm.nih.gov/account/?back_url=http%3A%2F%2Fwww.ncbi.nlm.nih.gov%2Fpmc%2Farticles%2FPMC4199756%2F"><text:span text:style-name="T8">Sign in to NCBI</text:span></text:a></text:p>
      </text:section>
      <text:h text:style-name="P114" text:outline-level="1"><text:a xlink:type="simple" xlink:href="http://www.ncbi.nlm.nih.gov/pmc/"><text:span text:style-name="T9">PMC</text:span></text:a></text:h>
      <text:p text:style-name="P5"><text:a xlink:type="simple" xlink:href="http://www.nlm.nih.gov/"><text:span text:style-name="T37">US National Library of Medicine</text:span></text:a><text:span text:style-name="T38"> <text:line-break/></text:span><text:a xlink:type="simple" xlink:href="http://www.nih.gov/"><text:span text:style-name="T37">National Institutes of Health</text:span></text:a></text:p>
      <text:p text:style-name="P49">Search termSearch database</text:p>
      <text:p text:style-name="P13"><text:bookmark text:name="entrez-search-db"/><draw:control text:anchor-type="as-char" draw:z-index="82" draw:style-name="gr1" draw:text-style-name="P131" svg:width="1.8024in" svg:height="0.2815in" draw:control="control1"/> </text:p>
      <text:p text:style-name="P90"><text:bookmark text:name="term"/><draw:control text:anchor-type="as-char" draw:z-index="83" draw:style-name="gr1" draw:text-style-name="P132" svg:width="5.6567in" svg:height="0.2815in" draw:control="control2"/><text:span text:style-name="T1"><draw:a xlink:type="simple" xlink:href="http://www.ncbi.nlm.nih.gov/pmc/articles/PMC4199756/#"><draw:frame draw:style-name="fr7" draw:name="graphics76" text:anchor-type="as-char" svg:width="0.8138in" svg:height="0.4209in" draw:z-index="84"><draw:image xlink:href="http://www.ncbi.nlm.nih.gov/core/jig/1.13.1/img/clear.png" xlink:type="simple" xlink:show="embed" xlink:actuate="onLoad"/><svg:title>Clear input</svg:title></draw:frame></draw:a></text:span></text:p>
      <text:p text:style-name="P13"> </text:p>
      <text:p text:style-name="P20">Search</text:p>
      <text:list xml:id="list1259466662656055163" text:style-name="L75">
        <text:list-item>
          <text:p text:style-name="P64"><text:a xlink:type="simple" xlink:href="http://www.ncbi.nlm.nih.gov/pmc/limits/"><text:span text:style-name="T10">Limits</text:span></text:a><text:span text:style-name="T14"> </text:span></text:p>
        </text:list-item>
        <text:list-item>
          <text:p text:style-name="P29"><text:a xlink:type="simple" xlink:href="http://www.ncbi.nlm.nih.gov/pmc/advanced/"><text:span text:style-name="T10">Advanced</text:span></text:a><text:span text:style-name="T14"> </text:span></text:p>
        </text:list-item>
        <text:list-item>
          <text:p text:style-name="P29"><text:a xlink:type="simple" xlink:href="http://www.ncbi.nlm.nih.gov/pmc/journals/"><text:span text:style-name="T10">Journal list</text:span></text:a></text:p>
        </text:list-item>
        <text:list-item>
          <text:p text:style-name="P64"><text:a xlink:type="simple" xlink:href="http://www.ncbi.nlm.nih.gov/books/NBK3825/" office:target-frame-name="_blank" xlink:show="new"><text:span text:style-name="T10">Help</text:span></text:a></text:p>
        </text:list-item>
      </text:list>
      <text:p text:style-name="P81"><draw:frame draw:style-name="fr5" draw:name="maincontent" text:anchor-type="paragraph" svg:width="6.7189in" draw:z-index="85"><draw:text-box fo:min-height="0.0161in"><text:list xml:id="list6729010607342988501" text:style-name="L76"><text:list-item><text:p text:style-name="P73"><text:a xlink:type="simple" xlink:href="http://www.ncbi.nlm.nih.gov/pmc/journals/"><text:span text:style-name="T69">Journal List</text:span></text:a></text:p></text:list-item><text:list-item><text:p text:style-name="P35"><text:a xlink:type="simple" xlink:href="http://www.ncbi.nlm.nih.gov/pmc/journals/440/"><text:span text:style-name="T69">PLoS One</text:span></text:a></text:p></text:list-item><text:list-item><text:p text:style-name="P35"><text:a xlink:type="simple" xlink:href="http://www.ncbi.nlm.nih.gov/pmc/issues/243360/"><text:span text:style-name="T69">v.9(10); 2014</text:span></text:a></text:p></text:list-item><text:list-item><text:p text:style-name="P23">PMC4199756</text:p></text:list-item></text:list><text:p text:style-name="P41"><draw:frame draw:style-name="fr7" draw:name="graphics77" text:anchor-type="as-char" svg:width="5.2083in" svg:height="0.7811in" draw:z-index="86"><draw:image xlink:href="http://www.ncbi.nlm.nih.gov/corehtml/pmc/pmcgifs/logo-plosone.gif" xlink:type="simple" xlink:show="embed" xlink:actuate="onLoad"/><svg:title>Logo of plosone</svg:title></draw:frame></text:p><text:p text:style-name="P55">PLoS One. 2014; 9(10): e110650.</text:p><text:p text:style-name="P24"><text:span text:style-name="T39">Published online Oct 16, 2014. doi:  </text:span><text:a xlink:type="simple" xlink:href="http://dx.doi.org/10.1371%2Fjournal.pone.0110650" office:target-frame-name="pmc_ext" xlink:show="replace"><text:span text:style-name="T40">10.1371/journal.pone.0110650</text:span></text:a></text:p><text:p text:style-name="P22">PMCID: PMC4199756</text:p><text:h text:style-name="P112" text:outline-level="1">The Incidence and Prevalence of Diabetes Mellitus and Related Atherosclerotic Complications in Korea: A National Health Insurance Database Study</text:h><text:p text:style-name="P59"><text:a xlink:type="simple" xlink:href="http://www.ncbi.nlm.nih.gov/pubmed/?term=Koo%20BK%5Bauth%5D"><text:span text:style-name="T40">Bo Kyung Koo</text:span></text:a><text:span text:style-name="T39">,1,2 </text:span><text:a xlink:type="simple" xlink:href="http://www.ncbi.nlm.nih.gov/pubmed/?term=Lee%20CH%5Bauth%5D"><text:span text:style-name="T40">Chang-Hoon Lee</text:span></text:a><text:span text:style-name="T39">,1 </text:span><text:a xlink:type="simple" xlink:href="http://www.ncbi.nlm.nih.gov/pubmed/?term=Yang%20BR%5Bauth%5D"><text:span text:style-name="T40">Bo Ram Yang</text:span></text:a><text:span text:style-name="T39">,3,4 </text:span><text:a xlink:type="simple" xlink:href="http://www.ncbi.nlm.nih.gov/pubmed/?term=Hwang%20Ss%5Bauth%5D"><text:span text:style-name="T40">Seung-sik Hwang</text:span></text:a><text:span text:style-name="T39">,5 and </text:span><text:a xlink:type="simple" xlink:href="http://www.ncbi.nlm.nih.gov/pubmed/?term=Choi%20NK%5Bauth%5D"><text:span text:style-name="T40">Nam-Kyong Choi</text:span></text:a><text:span text:style-name="T39">3,6,*</text:span></text:p><text:p text:style-name="P55">Mohammad Ebrahim Khamseh, Editor</text:p><text:p text:style-name="P59"><text:a xlink:type="simple" xlink:href="http://www.ncbi.nlm.nih.gov/pmc/articles/PMC4199756/#"><text:span text:style-name="T40">Author information ►</text:span></text:a><text:span text:style-name="T39"> </text:span><text:a xlink:type="simple" xlink:href="http://www.ncbi.nlm.nih.gov/pmc/articles/PMC4199756/#"><text:span text:style-name="T40">Article notes ►</text:span></text:a><text:span text:style-name="T39"> </text:span><text:a xlink:type="simple" xlink:href="http://www.ncbi.nlm.nih.gov/pmc/articles/PMC4199756/#"><text:span text:style-name="T40">Copyright and License information ►</text:span></text:a></text:p><text:section text:style-name="Sect1" text:name="__abstractid721375"><text:p text:style-name="P92"><text:a xlink:type="simple" xlink:href="http://www.ncbi.nlm.nih.gov/pmc/articles/PMC4199756/#"><text:span text:style-name="T70">Go to:</text:span></text:a></text:p><text:h text:style-name="P122" text:outline-level="2"><text:bookmark text:name="__abstractid721375title"/>Abstract</text:h><text:section text:style-name="Sect1" text:name="__sec1"><text:h text:style-name="P101" text:outline-level="3">Aims/Introduction</text:h><text:p text:style-name="P56"><text:bookmark text:name="__p31"/>The incidence and prevalence of type 2 diabetes mellitus (T2DM) and related macrovascular complications in Korea were estimated using the Health Insurance Review and Assessment (HIRA) database from 2007–2011, which covers the claim data of 97.0% of the Korean population.</text:p></text:section><text:section text:style-name="Sect1" text:name="__sec2"><text:h text:style-name="P104" text:outline-level="3">Materials and Methods</text:h><text:p text:style-name="P56"><text:bookmark text:name="__p41"/>T2DM, coronary artery disease (CAD), cerebrovascular disease (CVD), and peripheral artery disease (PAD) were defined according to ICD-10 codes. We used the Healthcare Common Procedure Coding System codes provided by HIRA to identify associated procedures or surgeries. When calculating incidence, we excluded cases with preexisting T2DM within two years before the index year. A Poisson distribution was assumed when calculating 95% confidence intervals for prevalence and incidence rates.</text:p></text:section><text:section text:style-name="Sect1" text:name="__sec3"><text:h text:style-name="P104" text:outline-level="3">Results</text:h><text:p text:style-name="P61"><text:bookmark text:name="__p51"/><text:span text:style-name="T61">The prevalence of T2DM in Korean adults aged 20–89 years was 6.1–6.9% and the annual incidence rates of T2DM ranged from 9.5–9.8/1,000 person-year (PY) during the study period. The incidence rates of T2DM in men and women aged 20–49 years showed decreasing patterns from 2009 to 2011 (</text:span><text:span text:style-name="Emphasis"><text:span text:style-name="T61">P</text:span></text:span><text:span text:style-name="T61">&lt;0.001); by contrast, the incidence in subjects aged 70–79 years showed increased patterns from 2009 to 2011 (</text:span><text:span text:style-name="Emphasis"><text:span text:style-name="T61">P</text:span></text:span><text:span text:style-name="T61">&lt;0.001). The incidence rates of CAD and CVD in patients newly diagnosed with T2DM were 18.84/1,000 PY and 11.32/1,000 PY, respectively, in the year of diagnosis. Among newly diagnosed individuals with T2DM who were undergoing treatment for PAD, 14.6% underwent angioplasty for CAD during the same period.</text:span></text:p></text:section><text:section text:style-name="Sect1" text:name="__sec4"><text:h text:style-name="P104" text:outline-level="3">Conclusions</text:h><text:p text:style-name="P56"><text:bookmark text:name="__p61"/>Our study measured the national incidences of T2DM, CAD, CVD, and PAD, which are of great concern for public health. We also confirmed the relatively higher risk of CAD and CVD newly detected T2DM patients compared to the general population in Korea.</text:p></text:section></text:section><text:section text:style-name="Sect1" text:name="s1"><text:p text:style-name="P92"><text:a xlink:type="simple" xlink:href="http://www.ncbi.nlm.nih.gov/pmc/articles/PMC4199756/#"><text:span text:style-name="T43">Go to:</text:span></text:a></text:p><text:h text:style-name="P123" text:outline-level="2"><text:bookmark text:name="s1title"/>Introduction</text:h><text:p text:style-name="P61"><text:bookmark text:name="__p71"/><text:span text:style-name="T58">The International Diabetes Federation (IDF) estimated the global prevalence of diabetes to be 151 million in 2000 </text:span><text:a xlink:type="simple" xlink:href="http://www.ncbi.nlm.nih.gov/pmc/articles/PMC4199756/#pone.0110650-International1"><text:span text:style-name="T51">[1]</text:span></text:a><text:span text:style-name="T58"> and 285 million in 2010 </text:span><text:a xlink:type="simple" xlink:href="http://www.ncbi.nlm.nih.gov/pmc/articles/PMC4199756/#pone.0110650-International2"><text:span text:style-name="T51">[2]</text:span></text:a><text:span text:style-name="T58">. The IDF reported that 366 million people had diabetes in 2011, and this prevalence is expected to rise to 552 million by 2030 </text:span><text:bookmark text:name="__tag_408396439"/><text:a xlink:type="simple" xlink:href="http://www.ncbi.nlm.nih.gov/pmc/articles/PMC4199756/#pone.0110650-Whiting1"><text:span text:style-name="T51">[3]</text:span></text:a><text:span text:style-name="T58">.</text:span></text:p><text:p text:style-name="P61"><text:bookmark text:name="__p81"/><text:span text:style-name="T58">From 1970 to 2000, the prevalence of diabetes in South Korea increased about threefold </text:span><text:bookmark text:name="__tag_408396446"/><text:a xlink:type="simple" xlink:href="http://www.ncbi.nlm.nih.gov/pmc/articles/PMC4199756/#pone.0110650-Kim1"><text:span text:style-name="T51">[4]</text:span></text:a><text:span text:style-name="T58">, and 9–10% of Korean adults aged ≥30 years were affected by the disease in the early 2000s according to the Korea National Health and Nutritional Examination Survey (KNHANES) </text:span><text:bookmark text:name="__tag_408396440"/><text:a xlink:type="simple" xlink:href="http://www.ncbi.nlm.nih.gov/pmc/articles/PMC4199756/#pone.0110650-Kim1"><text:span text:style-name="T51">[4]</text:span></text:a><text:span text:style-name="T58">,</text:span><text:bookmark text:name="__tag_408396444"/><text:a xlink:type="simple" xlink:href="http://www.ncbi.nlm.nih.gov/pmc/articles/PMC4199756/#pone.0110650-Choi1"><text:span text:style-name="T51">[5]</text:span></text:a><text:span text:style-name="T58">. The prevalence of diabetes is also increasing in other developing countries in Asia such as China </text:span><text:bookmark text:name="__tag_408396462"/><text:a xlink:type="simple" xlink:href="http://www.ncbi.nlm.nih.gov/pmc/articles/PMC4199756/#pone.0110650-Ning1"><text:span text:style-name="T51">[6]</text:span></text:a><text:span text:style-name="T58">–</text:span><text:bookmark text:name="__tag_408396433"/><text:a xlink:type="simple" xlink:href="http://www.ncbi.nlm.nih.gov/pmc/articles/PMC4199756/#pone.0110650-Shen1"><text:span text:style-name="T51">[8]</text:span></text:a><text:span text:style-name="T58"> and India </text:span><text:bookmark text:name="__tag_408396459"/><text:a xlink:type="simple" xlink:href="http://www.ncbi.nlm.nih.gov/pmc/articles/PMC4199756/#pone.0110650-Ramachandran1"><text:span text:style-name="T51">[9]</text:span></text:a><text:span text:style-name="T58">. A recent meta-analysis reported that the prevalence of diabetes mellitus has significantly increased in China from 2.6% to 9.7% from 2000–2010 </text:span><text:bookmark text:name="__tag_408396438"/><text:a xlink:type="simple" xlink:href="http://www.ncbi.nlm.nih.gov/pmc/articles/PMC4199756/#pone.0110650-Li1"><text:span text:style-name="T51">[10]</text:span></text:a><text:span text:style-name="T58">. In developed countries such as Canada </text:span><text:bookmark text:name="__tag_408396456"/><text:a xlink:type="simple" xlink:href="http://www.ncbi.nlm.nih.gov/pmc/articles/PMC4199756/#pone.0110650-Lipscombe1"><text:span text:style-name="T51">[11]</text:span></text:a><text:span text:style-name="T58"> and the US </text:span><text:bookmark text:name="__tag_408396436"/><text:a xlink:type="simple" xlink:href="http://www.ncbi.nlm.nih.gov/pmc/articles/PMC4199756/#pone.0110650-Cowie1"><text:span text:style-name="T51">[12]</text:span></text:a><text:span text:style-name="T58">, the prevalence of diabetes has also continued to increase throughout the past decade. However, the prevalence in the Korean population remained stable over the same time period </text:span><text:a xlink:type="simple" xlink:href="http://www.ncbi.nlm.nih.gov/pmc/articles/PMC4199756/#pone.0110650-Korea1"><text:span text:style-name="T51">[13]</text:span></text:a><text:span text:style-name="T58">. Furthermore, we recently reported that the prevalence of diabetes among women aged 30–59 years decreased trend from 2001 to 2010 </text:span><text:bookmark text:name="__tag_408396450"/><text:a xlink:type="simple" xlink:href="http://www.ncbi.nlm.nih.gov/pmc/articles/PMC4199756/#pone.0110650-Koo1"><text:span text:style-name="T51">[14]</text:span></text:a><text:span text:style-name="T58">. It is important to investigate the incidence and prevalence of diabetes mellitus in the Korean population considering these trends in the occurrence of diabetes mellitus; however, current data are limited. In one community-based cohort study that included individuals in Korea between the ages of 40 and 79, the annual incidence of type 2 diabetes (T2DM) ranged from 1.33% to 5% </text:span><text:bookmark text:name="__tag_408396449"/><text:a xlink:type="simple" xlink:href="http://www.ncbi.nlm.nih.gov/pmc/articles/PMC4199756/#pone.0110650-Cho1"><text:span text:style-name="T51">[15]</text:span></text:a><text:span text:style-name="T58">.</text:span></text:p><text:p text:style-name="P61"><text:bookmark text:name="__p91"/><text:span text:style-name="T58">The National Health Insurance (NHI) program in Korea was initiated in 1977 and achieved universal coverage of the population by 1989. The Health Insurance Review and Assessment (HIRA) service covers the claims of 97.0% of the population in Korea; those of the remaining 3% of the population are covered by the Medical Aid Program. Accordingly, the HIRA database contains information on almost the entirety of the insurance claims, including prescribed medications and procedures, for the Korean population of approximately 50 million </text:span><text:bookmark text:name="__tag_408396441"/><text:a xlink:type="simple" xlink:href="http://www.ncbi.nlm.nih.gov/pmc/articles/PMC4199756/#pone.0110650-Choi2"><text:span text:style-name="T51">[16]</text:span></text:a><text:span text:style-name="T58">. The present study was performed to estimate the incidence and prevalence of T2DM and related macrovascular complications in the entire population of South Korea using the NHI claims database from 2007–2011.</text:span></text:p></text:section><text:section text:style-name="Sect1" text:name="s2"><text:p text:style-name="P92"><text:a xlink:type="simple" xlink:href="http://www.ncbi.nlm.nih.gov/pmc/articles/PMC4199756/#"><text:span text:style-name="T43">Go to:</text:span></text:a></text:p><text:h text:style-name="P123" text:outline-level="2"><text:bookmark text:name="s2title"/>Methods</text:h><text:section text:style-name="Sect1" text:name="s2a"><text:h text:style-name="P101" text:outline-level="3">Data collection</text:h><text:p text:style-name="P61"><text:bookmark text:name="__p101"/><text:span text:style-name="T58">We used HIRA data recorded between 1 January 2007 and 31 December 2011. The HIRA database contains information on all insurance claims for about 97.0% of the population in Korea</text:span><text:bookmark text:name="__tag_408396453"/><text:a xlink:type="simple" xlink:href="http://www.ncbi.nlm.nih.gov/pmc/articles/PMC4199756/#pone.0110650-Choi2"><text:span text:style-name="T51">[16]</text:span></text:a><text:span text:style-name="T58">. The HIRA service provided the data after de-identification, and the data included age, gender, diagnosis, date of hospital visits, drug prescriptions received during inpatient and outpatient visits, hospital admissions, medical procedures, and emergency department visits. Drug information included the brand name, generic name, prescription date, and duration and route of administration. Diagnoses were coded according to the International Classification of Disease (10th revision; ICD-10). The study was approved by the Boramae Medical Center Institutional Review Board.</text:span></text:p></text:section><text:section text:style-name="Sect1" text:name="s2b"><text:h text:style-name="P103" text:outline-level="3">Study population</text:h><text:p text:style-name="P61"><text:bookmark text:name="__p111"/><text:span text:style-name="T58">The prevalence of T2DM patients aged 20–89 years from 2008 to 2010 was defined according to the following eligibility criteria: the presence of (1) at least two claims per year under ICD-10 codes E11–14 or (2) at least one claim per year for the prescription of anti-diabetic medication (under ICD-10 codes E11–14) </text:span><text:bookmark text:name="__tag_408396461"/><text:a xlink:type="simple" xlink:href="http://www.ncbi.nlm.nih.gov/pmc/articles/PMC4199756/#pone.0110650-Sloan1"><text:span text:style-name="T51">[17]</text:span></text:a><text:span text:style-name="T58">. Anti-diabetic medications included insulin, sulfonylureas, metformin, thiazolidinediones, α-glucosidase inhibitors, and meglitinides. We excluded patients with type 1 diabetes mellitus, defined as those who (i) were prescribed insulin without oral anti-diabetic agents and (ii) had at least one claim under the ICD-10 code E10, without the code E11, from 2007 to 2011 (</text:span><text:a xlink:type="simple" xlink:href="http://www.ncbi.nlm.nih.gov/pmc/articles/PMC4199756/figure/pone-0110650-g001/" office:target-frame-name="figure" xlink:show="replace"><text:span text:style-name="Strong_20_Emphasis"><text:span text:style-name="T52">Figure 1</text:span></text:span></text:a><text:span text:style-name="T58">).</text:span></text:p><text:section text:style-name="Sect1" text:name="pone-0110650-g001"><text:p text:style-name="P61"><draw:frame draw:style-name="fr1" draw:name="Frame7" text:anchor-type="paragraph" svg:width="1.0417in" draw:z-index="87"><draw:text-box fo:min-height="0.0161in"><text:p text:style-name="P2"><draw:a xlink:type="simple" xlink:href="http://www.ncbi.nlm.nih.gov/pmc/articles/PMC4199756/figure/pone-0110650-g001/" office:target-frame-name="figure" xlink:show="replace"><draw:frame draw:style-name="fr6" draw:name="graphics78" text:anchor-type="as-char" svg:width="1.0693in" svg:height="0.4209in" draw:z-index="88"><draw:image xlink:href="http://www.ncbi.nlm.nih.gov/pmc/articles/PMC4199756/bin/pone.0110650.g001.gif" xlink:type="simple" xlink:show="embed" xlink:actuate="onLoad"/><svg:title>Figure 1</svg:title></draw:frame></draw:a></text:p></draw:text-box></draw:frame></text:p><text:section text:style-name="Sect1" text:name="lgnd_pone-0110650-g001"><text:p text:style-name="P26"><text:a xlink:type="simple" xlink:href="http://www.ncbi.nlm.nih.gov/pmc/articles/PMC4199756/figure/pone-0110650-g001/" office:target-frame-name="figure" xlink:show="replace"><text:span text:style-name="T67">Figure 1</text:span></text:a></text:p><text:p text:style-name="P26"><text:span text:style-name="Strong_20_Emphasis"><text:span text:style-name="T60">Schematic description of the study period.</text:span></text:span></text:p></text:section></text:section><text:p text:style-name="P61"><text:bookmark text:name="__p12"/><text:span text:style-name="T59">The incidence of T2DM from 2009 to 2011 was defined in individuals who met either of the selection criteria, (1) or (2), for estimating the prevalence of T2DM. We subsequently excluded those with preexisting diabetes two or more years before the study period, which included patients who were diagnosed with any type of diabetes mellitus (E10–14) or prescribed any anti-diabetic medications from 1 January 2007 to 31 December 2008 (</text:span><text:a xlink:type="simple" xlink:href="http://www.ncbi.nlm.nih.gov/pmc/articles/PMC4199756/figure/pone-0110650-g001/" office:target-frame-name="figure" xlink:show="replace"><text:span text:style-name="Strong_20_Emphasis"><text:span text:style-name="T53">Figure 1</text:span></text:span></text:a><text:span text:style-name="T59">). Accordingly, the remaining cases had at least two years and up to five years of disease-free status before the index date and were regarded as the new cases of T2DM. The date of the earliest claim regarding T2DM on or after 1 January 2009 was defined as the index date. The index date was regarded as the incident time, and the patient was counted as a new case in that year.</text:span></text:p></text:section><text:section text:style-name="Sect1" text:name="s2c"><text:h text:style-name="P103" text:outline-level="3">Case definition of cardiovascular and cerebrovascular disease</text:h><text:p text:style-name="P61"><text:bookmark text:name="__p131"/><text:span text:style-name="T58">To investigate the incidence and prevalence of macrovascular complications in subjects with T2DM, we constructed sub-cohorts of new cases of T2DM and pre-existing cases of T2DM in 2009 (</text:span><text:a xlink:type="simple" xlink:href="http://www.ncbi.nlm.nih.gov/pmc/articles/PMC4199756/figure/pone-0110650-g001/" office:target-frame-name="figure" xlink:show="replace"><text:span text:style-name="Strong_20_Emphasis"><text:span text:style-name="T52">Figure 1</text:span></text:span></text:a><text:span text:style-name="T58">). The incidence and prevalence, from 2009 to 2011, of macrovascular diabetic complications such as coronary artery disease (CAD), cerebrovascular disease (CVD), and peripheral artery disease (PAD), and amputation were analyzed within the sub-cohorts. CAD and CVD were identified by the following criteria, respectively: (1) medical claim(s) (including all inpatient hospital, outpatient hospital, medical visit, and emergency room claims) with the corresponding disease as the principal diagnosis, or additional diagnosis with an ICD-10 diagnosis code, or procedure code (</text:span><text:span text:style-name="Strong_20_Emphasis"><text:span text:style-name="T60">Table S1</text:span></text:span><text:span text:style-name="T58"> in </text:span><text:a xlink:type="simple" xlink:href="http://www.ncbi.nlm.nih.gov/pmc/articles/PMC4199756/#pone.0110650.s001"><text:span text:style-name="T51">File S1</text:span></text:a><text:span text:style-name="T58">) and (2) medical claim(s) regarding any percutaneous intervention or surgery associated with the corresponding disease. We used the Healthcare Common Procedure Coding System codes provided by the HIRA service to identify the associated procedure or surgery (</text:span><text:span text:style-name="Strong_20_Emphasis"><text:span text:style-name="T60">Table S1</text:span></text:span><text:span text:style-name="T58"> in </text:span><text:a xlink:type="simple" xlink:href="http://www.ncbi.nlm.nih.gov/pmc/articles/PMC4199756/#pone.0110650.s001"><text:span text:style-name="T51">File S1</text:span></text:a><text:span text:style-name="T58">). Since previous studies showed that the current diagnostic coding system is less sensitive to and less specific for PAD-related illness and treatment than for CAD or CVD </text:span><text:bookmark text:name="__tag_408396460"/><text:a xlink:type="simple" xlink:href="http://www.ncbi.nlm.nih.gov/pmc/articles/PMC4199756/#pone.0110650-Hirsch1"><text:span text:style-name="T51">[18]</text:span></text:a><text:span text:style-name="T58">, </text:span><text:bookmark text:name="__tag_408396467"/><text:a xlink:type="simple" xlink:href="http://www.ncbi.nlm.nih.gov/pmc/articles/PMC4199756/#pone.0110650-Margolis1"><text:span text:style-name="T51">[19]</text:span></text:a><text:span text:style-name="T58">, we did not use ICD-10 diagnosis codes for defining PAD; instead, we defined PAD using claims regarding any percutaneous intervention or surgery associated with PAD (</text:span><text:span text:style-name="Strong_20_Emphasis"><text:span text:style-name="T60">Table S1</text:span></text:span><text:span text:style-name="T58"> in </text:span><text:a xlink:type="simple" xlink:href="http://www.ncbi.nlm.nih.gov/pmc/articles/PMC4199756/#pone.0110650.s001"><text:span text:style-name="T51">File S1</text:span></text:a><text:span text:style-name="T58">). Amputation of lower extremities was identified by the medical claim(s) that included an associated procedure or surgery code (</text:span><text:span text:style-name="Strong_20_Emphasis"><text:span text:style-name="T60">Table S1</text:span></text:span><text:span text:style-name="T58"> in </text:span><text:a xlink:type="simple" xlink:href="http://www.ncbi.nlm.nih.gov/pmc/articles/PMC4199756/#pone.0110650.s001"><text:span text:style-name="T51">File S1</text:span></text:a><text:span text:style-name="T58">). To detect new cases of CAD, CVD, and PAD in each cohort year, we eliminated all cases with a claim for each corresponding disease that occurred before the cohort year. Hospital admissions for CAD, CVD, and PAD were measured using inpatient claims with the principal diagnosis of the corresponding disease.</text:span></text:p></text:section><text:section text:style-name="Sect1" text:name="s2d"><text:h text:style-name="P103" text:outline-level="3">Statistical analysis</text:h><text:p text:style-name="P61"><text:bookmark text:name="__p141"/><text:span text:style-name="T58">All data were analyzed using SAS software version 9.3 (SAS Institute, Inc., Cary, NC, USA). Age- and gender-specific annual prevalence rates of T2DM from 2008 to 2010 were calculated by dividing the number of T2DM patients by the Korean population from the 2010 Population and Housing Census (</text:span><text:span text:style-name="Strong_20_Emphasis"><text:span text:style-name="T60">Table S2</text:span></text:span><text:span text:style-name="T58"> in </text:span><text:a xlink:type="simple" xlink:href="http://www.ncbi.nlm.nih.gov/pmc/articles/PMC4199756/#pone.0110650.s001"><text:span text:style-name="T51">File S1</text:span></text:a><text:span text:style-name="T58">) </text:span><text:a xlink:type="simple" xlink:href="http://www.ncbi.nlm.nih.gov/pmc/articles/PMC4199756/#pone.0110650-Statistics1"><text:span text:style-name="T51">[20]</text:span></text:a><text:span text:style-name="T58">. The age- and gender-specific annual incidence rate (number of new cases in each year/number of individuals at risk), and the person-time incidence rate, for 2009–2011, were calculated. The number of individuals at risk in each year was calculated using the following equation [the total population from the 2010 Census – (number of pre-existing cases in the previous year + half of the number of new cases in the year)]; this equation which assumes that new cases developed in the middle of a year. A Poisson distribution was assumed for calculating 95% confidence intervals (CIs) for rates of prevalence and incidence. The annual trends in prevalence and incidence were tested using Poisson regression within age–gender strata. Additionally, Poisson regression was used to analyze the annual trends in prevalence and incidence, with adjustment for age and gender.</text:span></text:p></text:section></text:section><text:section text:style-name="Sect1" text:name="s3"><text:p text:style-name="P92"><text:a xlink:type="simple" xlink:href="http://www.ncbi.nlm.nih.gov/pmc/articles/PMC4199756/#"><text:span text:style-name="T43">Go to:</text:span></text:a></text:p><text:h text:style-name="P123" text:outline-level="2"><text:bookmark text:name="s3title"/>Results</text:h><text:section text:style-name="Sect1" text:name="s3a"><text:h text:style-name="P101" text:outline-level="3">Prevalence and incidence of type 2 diabetes mellitus</text:h><text:p text:style-name="P61"><text:bookmark text:name="__p15"/><text:span text:style-name="T58">There were 2,224,876 cases in 2008, 2,368,587 cases in 2009, and 2,516,350 cases in 2010 that fulfilled the study criteria for T2DM and were included in the final analysis. The prevalence of T2DM was 6.1% in 2008, 6.5% in 2009 and 6.9% in 2010 (6.4–7.3% in men and 5.7–6.4% in women from 2008–2010) (</text:span><text:a xlink:type="simple" xlink:href="http://www.ncbi.nlm.nih.gov/pmc/articles/PMC4199756/table/pone-0110650-t001/" office:target-frame-name="true" xlink:show="replace"><text:span text:style-name="Strong_20_Emphasis"><text:span text:style-name="T52">Table 1</text:span></text:span></text:a><text:span text:style-name="T58">). With adjustment for age and gender, annual prevalence increased from 2008 to 2010 (</text:span><text:span text:style-name="Emphasis"><text:span text:style-name="T58">P</text:span></text:span><text:span text:style-name="T58">&lt;0.0001). In men aged 60–79, the prevalence of T2DM increased each year and reached 19.2–20.0% in 2010 (</text:span><text:span text:style-name="Emphasis"><text:span text:style-name="T58">P</text:span></text:span><text:span text:style-name="T58">&lt;0.0001). In women, the prevalence of T2DM was substantially lower than in men of same age in subjects aged &lt;60 years; notably, women aged 30–49 years were shown to have about half the prevalence of T2DM than men of the same age (</text:span><text:a xlink:type="simple" xlink:href="http://www.ncbi.nlm.nih.gov/pmc/articles/PMC4199756/table/pone-0110650-t001/" office:target-frame-name="true" xlink:show="replace"><text:span text:style-name="Strong_20_Emphasis"><text:span text:style-name="T52">Table 1</text:span></text:span></text:a><text:span text:style-name="T58">).</text:span></text:p><text:section text:style-name="Sect1" text:name="pone-0110650-t001"><text:p text:style-name="P61"><draw:frame draw:style-name="fr1" draw:name="Frame8" text:anchor-type="paragraph" svg:width="1.0417in" draw:z-index="89"><draw:text-box fo:min-height="0.0161in"><text:p text:style-name="P2"><draw:a xlink:type="simple" xlink:href="http://www.ncbi.nlm.nih.gov/pmc/articles/PMC4199756/table/pone-0110650-t001/" office:target-frame-name="table" xlink:show="replace"><draw:frame draw:style-name="fr6" draw:name="graphics79" text:anchor-type="as-char" svg:width="1.0693in" svg:height="0.4209in" draw:z-index="90"><draw:image xlink:href="http://www.ncbi.nlm.nih.gov/pmc/articles/PMC4199756/table/pone-0110650-t001/?report=thumb" xlink:type="simple" xlink:show="embed" xlink:actuate="onLoad"/><svg:title>Table 1</svg:title></draw:frame></draw:a></text:p></draw:text-box></draw:frame><text:a xlink:type="simple" xlink:href="http://www.ncbi.nlm.nih.gov/pmc/articles/PMC4199756/table/pone-0110650-t001/" office:target-frame-name="table" xlink:show="replace"><text:span text:style-name="T67">Table 1</text:span></text:a></text:p><text:p text:style-name="P26"><text:span text:style-name="Strong_20_Emphasis"><text:span text:style-name="T60">The prevalence of type 2 diabetes mellitus in the Korean population aged 20–89 years.</text:span></text:span></text:p></text:section><text:p text:style-name="P61"><text:bookmark text:name="__p181"/><text:span text:style-name="T59">The numbers of newly diagnosed T2DM patients in each year were 336,078, 331,387, and 321,966 in 2009, 2010, and 2011, respectively. The corresponding annual incidence rates of T2DM were 9.8, 9.7, and 9.5 per 1,000 person-years (PY), respectively (</text:span><text:a xlink:type="simple" xlink:href="http://www.ncbi.nlm.nih.gov/pmc/articles/PMC4199756/table/pone-0110650-t002/" office:target-frame-name="true" xlink:show="replace"><text:span text:style-name="Strong_20_Emphasis"><text:span text:style-name="T53">Table 2</text:span></text:span></text:a><text:span text:style-name="T59">). The annual incidence of T2DM decreased after adjusting for age and gender (</text:span><text:span text:style-name="Emphasis"><text:span text:style-name="T59">P</text:span></text:span><text:span text:style-name="T59">&lt;0.0001). We subsequently analyzed the annual incidence rate according to gender and age groups. The incidence rates per 1,000 PY were 10.7, 10.6, and 10.4 for men and 9.0, 8.9, and 8.5 for women (</text:span><text:a xlink:type="simple" xlink:href="http://www.ncbi.nlm.nih.gov/pmc/articles/PMC4199756/table/pone-0110650-t002/" office:target-frame-name="true" xlink:show="replace"><text:span text:style-name="Strong_20_Emphasis"><text:span text:style-name="T53">Table 2</text:span></text:span></text:a><text:span text:style-name="T59">). Men and women aged 20–49 years showed a decreasing rate of incidence from 2009 to 2011; the incidence of diabetes in individuals aged 40–49 years decreased from 11.4 to 10.6 (per 1,000 PY) in men and from 6.0 to 5.2 (per 1,000 PY) in women (</text:span><text:span text:style-name="Emphasis"><text:span text:style-name="T59">P</text:span></text:span><text:span text:style-name="T59">&lt;0.0001 in both).</text:span></text:p><text:section text:style-name="Sect1" text:name="pone-0110650-t002"><text:p text:style-name="P61"><draw:frame draw:style-name="fr1" draw:name="Frame9" text:anchor-type="paragraph" svg:width="1.0417in" draw:z-index="91"><draw:text-box fo:min-height="0.0161in"><text:p text:style-name="P2"><draw:a xlink:type="simple" xlink:href="http://www.ncbi.nlm.nih.gov/pmc/articles/PMC4199756/table/pone-0110650-t002/" office:target-frame-name="table" xlink:show="replace"><draw:frame draw:style-name="fr6" draw:name="graphics80" text:anchor-type="as-char" svg:width="1.0693in" svg:height="0.4209in" draw:z-index="92"><draw:image xlink:href="http://www.ncbi.nlm.nih.gov/pmc/articles/PMC4199756/table/pone-0110650-t002/?report=thumb" xlink:type="simple" xlink:show="embed" xlink:actuate="onLoad"/><svg:title>Table 2</svg:title></draw:frame></draw:a></text:p></draw:text-box></draw:frame><text:a xlink:type="simple" xlink:href="http://www.ncbi.nlm.nih.gov/pmc/articles/PMC4199756/table/pone-0110650-t002/" office:target-frame-name="table" xlink:show="replace"><text:span text:style-name="T67">Table 2</text:span></text:a></text:p><text:p text:style-name="P26"><text:span text:style-name="Strong_20_Emphasis"><text:span text:style-name="T60">The incidence of type 2 diabetes mellitus in the Korean population aged 20–89 years.</text:span></text:span></text:p></text:section></text:section><text:section text:style-name="Sect1" text:name="s3b"><text:h text:style-name="P103" text:outline-level="3">Prevalence of macrovascular complication in the 2009 cohort</text:h><text:p text:style-name="P61"><text:bookmark text:name="__p211"/><text:span text:style-name="T58">A total of 1,233,009 men and 1,135,578 women were defined as T2DM patients in 2009 (Cohort I). Among them, 177,999 men and 158,079 women were newly diagnosed as T2DM in that year (Cohort II). In Cohort I, the prevalence of CAD during the three-year period was 16.82%; among these individuals, 11.2% (N</text:span><text:span text:style-name="T58"><draw:frame draw:style-name="fr7" draw:name="graphics81" text:anchor-type="as-char" svg:width="0.7862in" svg:height="0.3929in" draw:z-index="93"><draw:image xlink:href="http://www.ncbi.nlm.nih.gov/corehtml/pmc/pmcents/thinsp.gif" xlink:type="simple" xlink:show="embed" xlink:actuate="onLoad"/><svg:title> </svg:title></draw:frame></text:span><text:span text:style-name="T58">=</text:span><text:span text:style-name="T58"><draw:frame draw:style-name="fr7" draw:name="graphics82" text:anchor-type="as-char" svg:width="0.7862in" svg:height="0.3929in" draw:z-index="94"><draw:image xlink:href="http://www.ncbi.nlm.nih.gov/corehtml/pmc/pmcents/thinsp.gif" xlink:type="simple" xlink:show="embed" xlink:actuate="onLoad"/><svg:title> </svg:title></draw:frame></text:span><text:span text:style-name="T58">45,488, 1.92% of Cohort I) and 1.00% (N</text:span><text:span text:style-name="T58"><draw:frame draw:style-name="fr7" draw:name="graphics83" text:anchor-type="as-char" svg:width="0.7862in" svg:height="0.3929in" draw:z-index="95"><draw:image xlink:href="http://www.ncbi.nlm.nih.gov/corehtml/pmc/pmcents/thinsp.gif" xlink:type="simple" xlink:show="embed" xlink:actuate="onLoad"/><svg:title> </svg:title></draw:frame></text:span><text:span text:style-name="T58">=</text:span><text:span text:style-name="T58"><draw:frame draw:style-name="fr7" draw:name="graphics84" text:anchor-type="as-char" svg:width="0.7862in" svg:height="0.3929in" draw:z-index="96"><draw:image xlink:href="http://www.ncbi.nlm.nih.gov/corehtml/pmc/pmcents/thinsp.gif" xlink:type="simple" xlink:show="embed" xlink:actuate="onLoad"/><svg:title> </svg:title></draw:frame></text:span><text:span text:style-name="T58">3,984, 0.17% of Cohort I) underwent percutaneous coronary intervention (PCI) and coronary artery bypass graft surgery (CABG), respectively (</text:span><text:a xlink:type="simple" xlink:href="http://www.ncbi.nlm.nih.gov/pmc/articles/PMC4199756/table/pone-0110650-t003/" office:target-frame-name="true" xlink:show="replace"><text:span text:style-name="Strong_20_Emphasis"><text:span text:style-name="T52">Table 3</text:span></text:span></text:a><text:span text:style-name="T58">). As a marker of PAD incidence, 12,282 (0.52% of Cohort I) and 1,162 (0.05% of Cohort I) underwent percutaneous or open revascularization therapy, respectively, which corresponded to about 27% of the number of interventions for CAD during the same period. The amputation of lower extremities was detected in 6,891 (0.29% of Cohort I). CVD was detected in 11.38% of Cohort I from 2009–2011.</text:span></text:p><text:section text:style-name="Sect1" text:name="pone-0110650-t003"><text:p text:style-name="P61"><draw:frame draw:style-name="fr1" draw:name="Frame10" text:anchor-type="paragraph" svg:width="1.0417in" draw:z-index="97"><draw:text-box fo:min-height="0.0161in"><text:p text:style-name="P2"><draw:a xlink:type="simple" xlink:href="http://www.ncbi.nlm.nih.gov/pmc/articles/PMC4199756/table/pone-0110650-t003/" office:target-frame-name="table" xlink:show="replace"><draw:frame draw:style-name="fr6" draw:name="graphics85" text:anchor-type="as-char" svg:width="1.0693in" svg:height="0.4209in" draw:z-index="98"><draw:image xlink:href="http://www.ncbi.nlm.nih.gov/pmc/articles/PMC4199756/table/pone-0110650-t003/?report=thumb" xlink:type="simple" xlink:show="embed" xlink:actuate="onLoad"/><svg:title>Table 3</svg:title></draw:frame></draw:a></text:p></draw:text-box></draw:frame><text:a xlink:type="simple" xlink:href="http://www.ncbi.nlm.nih.gov/pmc/articles/PMC4199756/table/pone-0110650-t003/" office:target-frame-name="table" xlink:show="replace"><text:span text:style-name="T67">Table 3</text:span></text:a></text:p><text:p text:style-name="P26"><text:span text:style-name="Strong_20_Emphasis"><text:span text:style-name="T60">The prevalence of diabetic macrovascular complications in patients with type 2 diabetes mellitus aged 20–89 years.</text:span></text:span></text:p></text:section><text:p text:style-name="P61"><text:bookmark text:name="__p241"/><text:span text:style-name="T59">In Cohort II, the prevalence of CAD and CVD from 2009–2011 was 14.05% and 8.75%, respectively, which were lower rates than those in Cohort I (</text:span><text:a xlink:type="simple" xlink:href="http://www.ncbi.nlm.nih.gov/pmc/articles/PMC4199756/table/pone-0110650-t003/" office:target-frame-name="true" xlink:show="replace"><text:span text:style-name="Strong_20_Emphasis"><text:span text:style-name="T53">Table 3</text:span></text:span></text:a><text:span text:style-name="T59">). Percutaneous and open revascularization for PAD was performed in 772 (0.23% of Cohort II) and 126 (0.04% of Cohort II) subjects, respectively; and the amputation of lower extremities was detected in 512 (0.15%) subjects in Cohort II from 2009–2011.</text:span></text:p><text:p text:style-name="P61"><text:bookmark text:name="__p251"/><text:span text:style-name="T58">Next, we analyzed the incidence of macrovascular complications in Cohort II. Among 336,078 subjects in Cohort II, 21,634 (mean days of follow-up ± standard deviation, 401±283 days) and 13,430 (408±280 days) subjects were newly diagnosed with CAD and CVD, respectively, from 2009–2011 (</text:span><text:a xlink:type="simple" xlink:href="http://www.ncbi.nlm.nih.gov/pmc/articles/PMC4199756/table/pone-0110650-t004/" office:target-frame-name="true" xlink:show="replace"><text:span text:style-name="Strong_20_Emphasis"><text:span text:style-name="T52">Table 4</text:span></text:span></text:a><text:span text:style-name="T58">). Among these individuals, 6,107 and 4,510 were admitted for the management of CAD and CVD, respectively. The annual incidence rates of CAD per 1,000 PY in Cohort II were 18.84 in 2009, 25.71 in 2010, and 21.98 in 2011. About 30% of subjects diagnosed with CAD underwent admission for management of CAD (</text:span><text:a xlink:type="simple" xlink:href="http://www.ncbi.nlm.nih.gov/pmc/articles/PMC4199756/table/pone-0110650-t004/" office:target-frame-name="true" xlink:show="replace"><text:span text:style-name="Strong_20_Emphasis"><text:span text:style-name="T52">Table 4</text:span></text:span></text:a><text:span text:style-name="T58">). The annual incidence rates of PCI for CAD per 1,000 PY in Cohort II were 1.58 in 2009, 2.43 in 2010, and 2.44 in 2011, while the annual incidence rates of percutaneous and open revascularization for PAD were 0.4, 0.6, and 0.7 during the same time period. From 2009–2011, 2,292 and 533 subjects in Cohort II underwent angioplasty for CAD and PAD, respectively. Among them, 78 subjects received angioplasty for both CAD and PAD. The annual incidence rates of admission for CVD per 1,000 PY were 3.83, 5.02, and 4.65 in 2009, 2010, and 2011, respectively.</text:span></text:p><text:section text:style-name="Sect1" text:name="pone-0110650-t004"><text:p text:style-name="P61"><draw:frame draw:style-name="fr1" draw:name="Frame11" text:anchor-type="paragraph" svg:width="1.0417in" draw:z-index="99"><draw:text-box fo:min-height="0.0161in"><text:p text:style-name="P2"><draw:a xlink:type="simple" xlink:href="http://www.ncbi.nlm.nih.gov/pmc/articles/PMC4199756/table/pone-0110650-t004/" office:target-frame-name="table" xlink:show="replace"><draw:frame draw:style-name="fr6" draw:name="graphics86" text:anchor-type="as-char" svg:width="1.0693in" svg:height="0.4209in" draw:z-index="100"><draw:image xlink:href="http://www.ncbi.nlm.nih.gov/pmc/articles/PMC4199756/table/pone-0110650-t004/?report=thumb" xlink:type="simple" xlink:show="embed" xlink:actuate="onLoad"/><svg:title>Table 4</svg:title></draw:frame></draw:a></text:p></draw:text-box></draw:frame><text:a xlink:type="simple" xlink:href="http://www.ncbi.nlm.nih.gov/pmc/articles/PMC4199756/table/pone-0110650-t004/" office:target-frame-name="table" xlink:show="replace"><text:span text:style-name="T67">Table 4</text:span></text:a></text:p><text:p text:style-name="P26"><text:span text:style-name="Strong_20_Emphasis"><text:span text:style-name="T60">The incidence of diabetic macrovascular complications in Cohort II.</text:span></text:span></text:p></text:section></text:section></text:section><text:section text:style-name="Sect1" text:name="s4"><text:p text:style-name="P92"><text:a xlink:type="simple" xlink:href="http://www.ncbi.nlm.nih.gov/pmc/articles/PMC4199756/#"><text:span text:style-name="T43">Go to:</text:span></text:a></text:p><text:h text:style-name="P123" text:outline-level="2"><text:bookmark text:name="s4title"/>Discussion</text:h><text:p text:style-name="P57"><text:bookmark text:name="__p29"/>Our retrospective cohort study evaluated the incidence and prevalence of T2DM and associated macrovascular complications in Korea using the NHI HIRA database, which includes information for about 97% of Koreans. The prevalence of T2DM in Korean adults aged 20–89 years ranged from 6.1–6.9% from 2008–2010, and the annual incidence rate of T2DM ranged from 9.5–9.8/1,000 PY from 2009–2011. Women aged &lt;60 years showed a lower prevalence of T2DM compared to men of the same age, and women between the ages of 30 and 49 years demonstrated about half the prevalence and incidence rate of men of the same age.</text:p><text:p text:style-name="P61"><text:bookmark text:name="__p30"/><text:span text:style-name="T58">The incidence of T2DM in our study is similar to a previous report in Taiwan, that used diagnosis code-based claim data to show that the incidence was 7.8/1,000 PY in 2004. In Japan, a recent pooled analysis showed that the incidence rate of T2DM was 8.8/1,000 PY, which is also similar to our results </text:span><text:bookmark text:name="__tag_408396448"/><text:a xlink:type="simple" xlink:href="http://www.ncbi.nlm.nih.gov/pmc/articles/PMC4199756/#pone.0110650-Goto1"><text:span text:style-name="T51">[21]</text:span></text:a><text:span text:style-name="T58">. Given that the populations of countries adjacent to Korea such as China and Japan have similar genetic backgrounds related to the risk of developing T2DM</text:span><text:bookmark text:name="__tag_408396447"/><text:a xlink:type="simple" xlink:href="http://www.ncbi.nlm.nih.gov/pmc/articles/PMC4199756/#pone.0110650-Ng1"><text:span text:style-name="T51">[22]</text:span></text:a><text:span text:style-name="T58">–</text:span><text:bookmark text:name="__tag_408396468"/><text:a xlink:type="simple" xlink:href="http://www.ncbi.nlm.nih.gov/pmc/articles/PMC4199756/#pone.0110650-Miyake1"><text:span text:style-name="T51">[24]</text:span></text:a><text:span text:style-name="T58">, and that such countries have similar T2DM prevalence </text:span><text:bookmark text:name="__tag_408396451"/><text:a xlink:type="simple" xlink:href="http://www.ncbi.nlm.nih.gov/pmc/articles/PMC4199756/#pone.0110650-Choi1"><text:span text:style-name="T51">[5]</text:span></text:a><text:span text:style-name="T58">, </text:span><text:bookmark text:name="__tag_408396457"/><text:a xlink:type="simple" xlink:href="http://www.ncbi.nlm.nih.gov/pmc/articles/PMC4199756/#pone.0110650-Ning1"><text:span text:style-name="T51">[6]</text:span></text:a><text:span text:style-name="T58">, </text:span><text:bookmark text:name="__tag_408396434"/><text:a xlink:type="simple" xlink:href="http://www.ncbi.nlm.nih.gov/pmc/articles/PMC4199756/#pone.0110650-Shen1"><text:span text:style-name="T51">[8]</text:span></text:a><text:span text:style-name="T58">, </text:span><text:bookmark text:name="__tag_408396437"/><text:a xlink:type="simple" xlink:href="http://www.ncbi.nlm.nih.gov/pmc/articles/PMC4199756/#pone.0110650-Ramachandran2"><text:span text:style-name="T51">[25]</text:span></text:a><text:span text:style-name="T58">, our results for the Korean population are reasonable.</text:span></text:p><text:p text:style-name="P61"><text:bookmark text:name="__p311"/><text:span text:style-name="T58">However, claim-based diagnoses may underestimate the real prevalence or incidence of T2DM. The mean annual incidence rate of T2DM in a Korean community-based cohort was 21.5/1,000 PY in adults aged 40–69 years </text:span><text:bookmark text:name="__tag_408396465"/><text:a xlink:type="simple" xlink:href="http://www.ncbi.nlm.nih.gov/pmc/articles/PMC4199756/#pone.0110650-Cho1"><text:span text:style-name="T51">[15]</text:span></text:a><text:span text:style-name="T58">, </text:span><text:a xlink:type="simple" xlink:href="http://www.ncbi.nlm.nih.gov/pmc/articles/PMC4199756/#pone.0110650-Korea2"><text:span text:style-name="T51">[26]</text:span></text:a><text:span text:style-name="T58">, which is higher than our results. The prevalence of T2DM in adults aged ≥30 years in 2010, according to the KNHANES 2010 was 10.1%, which is also higher than our result </text:span><text:a xlink:type="simple" xlink:href="http://www.ncbi.nlm.nih.gov/pmc/articles/PMC4199756/#pone.0110650-Korea1"><text:span text:style-name="T51">[13]</text:span></text:a><text:span text:style-name="T58">. The consideration that only 73.0% of diabetic subjects were aware of their glucose disorder in 2008–2010 according to the KNHANES </text:span><text:a xlink:type="simple" xlink:href="http://www.ncbi.nlm.nih.gov/pmc/articles/PMC4199756/#pone.0110650-Korea1"><text:span text:style-name="T51">[13]</text:span></text:a><text:span text:style-name="T58"> may explain these differences explained. A previous national survey of diabetes in Korea based on 2003 HIRA data showed an incidence rate of diabetes of 5.7/1,000 PY, which is lower than our results </text:span><text:bookmark text:name="__tag_408396466"/><text:a xlink:type="simple" xlink:href="http://www.ncbi.nlm.nih.gov/pmc/articles/PMC4199756/#pone.0110650-Task1"><text:span text:style-name="T51">[27]</text:span></text:a><text:span text:style-name="T58">. As the proportion of diabetic subjects with a medical diagnosis of diabetes increased from 43% in 2001 and 66.5% in 2005 </text:span><text:a xlink:type="simple" xlink:href="http://www.ncbi.nlm.nih.gov/pmc/articles/PMC4199756/#pone.0110650-Korea3"><text:span text:style-name="T51">[28]</text:span></text:a><text:span text:style-name="T58"> to 73.0% in 2008–2010, according to the KNHANES </text:span><text:a xlink:type="simple" xlink:href="http://www.ncbi.nlm.nih.gov/pmc/articles/PMC4199756/#pone.0110650-Korea1"><text:span text:style-name="T51">[13]</text:span></text:a><text:span text:style-name="T58">, misclassification bias may account for a potential underestimation in the incidence of diabetes based on claims data in 2003 compared with data from 2009–2011.</text:span></text:p><text:p text:style-name="P61"><text:bookmark text:name="__p32"/><text:span text:style-name="T58">Interestingly, the incidence of T2DM in men and women aged 20–49 years showed a decrease from 2009 to 2011, despite an increase in the prevalence of T2DM in the overall population. The incidence of diabetes in individuals aged 40–49 years decreased from 11.4 to 10.6/1,000 PY in men and from 6.0 to 5.2/1,000 PY in women, which corresponds to previous data from the KNHANES showing that the prevalence of diabetes among women aged 30–59 years decreased from 2001 to 2010 </text:span><text:bookmark text:name="__tag_408396435"/><text:a xlink:type="simple" xlink:href="http://www.ncbi.nlm.nih.gov/pmc/articles/PMC4199756/#pone.0110650-Koo1"><text:span text:style-name="T51">[14]</text:span></text:a><text:span text:style-name="T58">. Lifestyle improvements such as decreasing total daily energy intake and performing regular exercise along with decreased rates of obesity in young adults in Korea, may be the causes of these trends </text:span><text:bookmark text:name="__tag_408396458"/><text:a xlink:type="simple" xlink:href="http://www.ncbi.nlm.nih.gov/pmc/articles/PMC4199756/#pone.0110650-Koo1"><text:span text:style-name="T51">[14]</text:span></text:a><text:span text:style-name="T58">. In contrast, both the incidence and the prevalence of T2DM in individuals aged ≥70 years increased in our study. Korea is one of most rapidly aging countries, similar to Japan; the proportion of the elderly population aged ≥65 in Korea increased from 7.2% of the total population in 2000 to 11.0% in 2010 </text:span><text:a xlink:type="simple" xlink:href="http://www.ncbi.nlm.nih.gov/pmc/articles/PMC4199756/#pone.0110650-Statistics2"><text:span text:style-name="T51">[29]</text:span></text:a><text:span text:style-name="T58">. Our study showed that the incidence of T2DM in individuals aged 70–79 years was as high as that in individuals aged 60–69 years; furthermore, in women, individuals aged 70–79 years showed a higher incidence rate than those aged 60–69 years, which is worth noting. In general, the incidence of diabetes increases with age until about 65 years of age, after which both incidence and prevalence seem to decrease </text:span><text:bookmark text:name="__tag_408396443"/><text:a xlink:type="simple" xlink:href="http://www.ncbi.nlm.nih.gov/pmc/articles/PMC4199756/#pone.0110650-Selvin1"><text:span text:style-name="T51">[30]</text:span></text:a><text:span text:style-name="T58">, </text:span><text:bookmark text:name="__tag_408396455"/><text:a xlink:type="simple" xlink:href="http://www.ncbi.nlm.nih.gov/pmc/articles/PMC4199756/#pone.0110650-Kirkman1"><text:span text:style-name="T51">[31]</text:span></text:a><text:span text:style-name="T58">. We cannot explain the cause of the relatively high incidence of newly detected T2DM in individuals aged ≥70 years; further studies characterizing the elderly population with incident T2DM should be performed because increasing rates of T2DM among these individuals may increase the economic burden in Korea.</text:span></text:p><text:p text:style-name="P61"><text:bookmark text:name="__p33"/><text:span text:style-name="T58">The prevalence of CAD and CVD in diabetic subjects in our study ranged from 10.2–10.3% and 6.7%, respectively, which was more than 2 times higher than the general population. In the 2010 KNHANES, the prevalence of CAD and CVD in adults aged ≥30 years was 2.4% and 1.4%, respectively </text:span><text:a xlink:type="simple" xlink:href="http://www.ncbi.nlm.nih.gov/pmc/articles/PMC4199756/#pone.0110650-Korea1"><text:span text:style-name="T51">[13]</text:span></text:a><text:span text:style-name="T58">. Previous studies based on the NHI system in the general Korean population also showed a lower prevalence of both CAD and CVD (2.5% and 2.4%, respectively) </text:span><text:bookmark text:name="__tag_408396442"/><text:a xlink:type="simple" xlink:href="http://www.ncbi.nlm.nih.gov/pmc/articles/PMC4199756/#pone.0110650-Chang1"><text:span text:style-name="T51">[32]</text:span></text:a><text:span text:style-name="T58">, </text:span><text:bookmark text:name="__tag_408396464"/><text:a xlink:type="simple" xlink:href="http://www.ncbi.nlm.nih.gov/pmc/articles/PMC4199756/#pone.0110650-Lim1"><text:span text:style-name="T51">[33]</text:span></text:a><text:span text:style-name="T58">. Comparing the newly diagnosed T2DM patients (Cohort II) with all T2DM patients (Cohort I), the prevalence of CAD and CVD was lower in Cohort II than in Cohort I. However, in Cohort II, up to 8.7% and 5.5% of Cohort II had CAD and CVD, respectively, in the year of T2DM diagnosis, which are still higher rates than those in the general Korean population.</text:span></text:p><text:p text:style-name="P61"><text:bookmark text:name="__p34"/><text:span text:style-name="T58">The incidence of CAD and CVD in newly detected T2DM patients (Cohort II) was 18.84/1,000 PY and 11.32/1,000 PY in the year of T2DM diagnosis; these increased in subsequent years. The incidence of CAD was 25.71/1,000 PY in 2010 and 21.98/1,000 PY in 2011, and the incidence of CVD was 15.74/1,000 PY in 2010 and 13.73/1,000 PY in 2011. The incidence of ischemic stroke (resulting from CVD) in the general population of Korea was reported as 1.3/1,000 PY in 2004 </text:span><text:bookmark text:name="__tag_408396463"/><text:a xlink:type="simple" xlink:href="http://www.ncbi.nlm.nih.gov/pmc/articles/PMC4199756/#pone.0110650-Hong1"><text:span text:style-name="T51">[34]</text:span></text:a><text:span text:style-name="T58">.</text:span></text:p><text:p text:style-name="P61"><text:bookmark text:name="__p35"/><text:span text:style-name="T58">The number of claims for PAD was relatively small compared to CAD and CVD. However, the finding that, among the 533 subjects in Cohort II who underwent angioplasty for PAD during study period, 78 (14.6%) of them experienced angioplasty for CAD during the same period emphasizes the importance of screening for CAD in T2DM patients with PAD considering the morbidity and mortality from CAD </text:span><text:a xlink:type="simple" xlink:href="http://www.ncbi.nlm.nih.gov/pmc/articles/PMC4199756/#pone.0110650-Kyung1"><text:span text:style-name="T51">[35]</text:span></text:a><text:span text:style-name="T58">.</text:span></text:p><text:p text:style-name="P61"><text:bookmark text:name="__p36"/><text:span text:style-name="T58">We confirmed the relatively higher risk of CAD and CVD in diabetic subjects compared to the general Korean population using nationwide health insurance claim data from HIRA. However, there are limitations regarding the accuracy of the diagnoses from claim data, since they were not based on clinical data. Furthermore, claims data provide limited information on disease severity, co-morbid conditions, past history, and specific treatment. As previously mentioned, the proportion of the population aware of their disease status may influence the estimation of prevalence or incidence of a disease in a claim study. In addition, three years of follow-up is a relatively short time period to evaluate trends in the incidence of T2DM. However, the usefulness of claim data in the nationwide survey for T2DM has been confirmed previously </text:span><text:bookmark text:name="__tag_408396445"/><text:a xlink:type="simple" xlink:href="http://www.ncbi.nlm.nih.gov/pmc/articles/PMC4199756/#pone.0110650-Ngo1"><text:span text:style-name="T51">[36]</text:span></text:a><text:span text:style-name="T58">, </text:span><text:bookmark text:name="__tag_408396452"/><text:a xlink:type="simple" xlink:href="http://www.ncbi.nlm.nih.gov/pmc/articles/PMC4199756/#pone.0110650-Southern1"><text:span text:style-name="T51">[37]</text:span></text:a><text:span text:style-name="T58">. The accuracy of diagnosis of T2DM from claim data reached a sensitivity of 68–71% and positive predictive value of 85–88% for clinically diagnosed T2DM from health examinations </text:span><text:bookmark text:name="__tag_408396454"/><text:a xlink:type="simple" xlink:href="http://www.ncbi.nlm.nih.gov/pmc/articles/PMC4199756/#pone.0110650-Southern1"><text:span text:style-name="T51">[37]</text:span></text:a><text:span text:style-name="T58">. In addition, we extensively reviewed two years of prior claim data to calculate the incidence of T2DM, which may result in reasonable incidence rates compared to those from adjacent Asian populations and previous reports in Korea.</text:span></text:p><text:p text:style-name="P57"><text:bookmark text:name="__p37"/>In summary, in recent years, the prevalence of T2DM in Korean adults aged 20–89 years was 6.1–6.9% and the annual incidence rate of T2DM was 8.8–9.2/1,000 PY. The fact that the incidence of T2DM in the elderly population increased significantly in the opposite direction to that in young men and women in the same period may result in an increasing economic burden in Korea, and necessitates a call for public health planning for the elderly population. Even in newly detected T2DM subjects, the prevalence of CAD and CVD was much higher than that in the general population. Our extensive investigation of epidemiologic data from nationwide claim data should be invaluable for planning national public health strategies.</text:p></text:section><text:section text:style-name="Sect1" text:name="s5"><text:p text:style-name="P92"><text:bookmark text:name="supplementary-material-sec"/><text:a xlink:type="simple" xlink:href="http://www.ncbi.nlm.nih.gov/pmc/articles/PMC4199756/#"><text:span text:style-name="T43">Go to:</text:span></text:a></text:p><text:h text:style-name="P123" text:outline-level="2"><text:bookmark text:name="s5title"/>Supporting Information</text:h><text:section text:style-name="Sect1" text:name="pone.0110650.s001"><text:h text:style-name="P117" text:outline-level="4">File S1</text:h><text:p text:style-name="P74"><text:bookmark text:name="__p38"/><text:span text:style-name="Strong_20_Emphasis"><text:span text:style-name="T60">Supporting tables.</text:span></text:span></text:p><text:p text:style-name="P76"><text:bookmark text:name="__p39"/>(DOCX)</text:p><text:p text:style-name="P74"><text:a xlink:type="simple" xlink:href="http://www.ncbi.nlm.nih.gov/pmc/articles/PMC4199756/bin/pone.0110650.s001.docx"><text:span text:style-name="T51">Click here for additional data file.</text:span></text:a><text:span text:style-name="T58">(23K, docx)</text:span></text:p></text:section></text:section><text:section text:style-name="Sect1" text:name="__funding-groupid684776"><text:p text:style-name="P92"><text:a xlink:type="simple" xlink:href="http://www.ncbi.nlm.nih.gov/pmc/articles/PMC4199756/#"><text:span text:style-name="T43">Go to:</text:span></text:a></text:p><text:h text:style-name="P123" text:outline-level="2"><text:bookmark text:name="__funding-groupid684776title"/>Funding Statement</text:h><text:p text:style-name="P57">This study was supported by a grant from the Korean Diabetes Association (2012-228). The funders had no role in study design, data collection and analysis, decision to publish, or preparation of the manuscript.</text:p></text:section><text:section text:style-name="Sect1" text:name="__ref-listid1060362"><text:p text:style-name="P92"><text:a xlink:type="simple" xlink:href="http://www.ncbi.nlm.nih.gov/pmc/articles/PMC4199756/#"><text:span text:style-name="T43">Go to:</text:span></text:a></text:p><text:h text:style-name="P123" text:outline-level="2"><text:bookmark text:name="__ref-listid1060362title"/>References</text:h><text:section text:style-name="Sect1" text:name="Section1"><text:p text:style-name="P26"><text:bookmark text:name="reference-list"/></text:p><text:section text:style-name="Sect1" text:name="pone.0110650-International1"><text:p text:style-name="P61">1. International Diabetes Federation (2000) IDF Diabetes Atlas. Brussels: International Diabetes Federation.</text:p></text:section><text:section text:style-name="Sect1" text:name="pone.0110650-International2"><text:p text:style-name="P61">2. International Diabetes Federation (2009) IDF Diabetes Atlas. Brussels: International Diabetes Federation.</text:p></text:section><text:section text:style-name="Sect1" text:name="pone.0110650-Whiting1"><text:p text:style-name="P61">3. Whiting DR, Guariguata L, Weil C, Shaw J (2011) IDF diabetes atlas: global estimates of the prevalence of diabetes for 2011 and 2030. Diabetes Res Clin Pract 94: 311–321 [<text:a xlink:type="simple" xlink:href="http://www.ncbi.nlm.nih.gov/pubmed/22079683" office:target-frame-name="pmc_ext" xlink:show="replace"><text:span text:style-name="T67">PubMed</text:span></text:a>]</text:p></text:section><text:section text:style-name="Sect1" text:name="pone.0110650-Kim1"><text:p text:style-name="P61">4. Kim DJ (2011) The epidemiology of diabetes in Korea. Diabetes Metab J 35: 303–308[<text:a xlink:type="simple" xlink:href="http://www.ncbi.nlm.nih.gov/pmc/articles/PMC3178689/"><text:span text:style-name="T67">PMC free article</text:span></text:a>] [<text:a xlink:type="simple" xlink:href="http://www.ncbi.nlm.nih.gov/pubmed/21977448" office:target-frame-name="pmc_ext" xlink:show="replace"><text:span text:style-name="T67">PubMed</text:span></text:a>]</text:p></text:section><text:section text:style-name="Sect1" text:name="pone.0110650-Choi1"><text:p text:style-name="P61">5. Choi YJ, Kim HC, Kim HM, Park SW, Kim J, et al. . (2009) Prevalence and management of diabetes in Korean adults: Korea National Health and Nutrition Examination Surveys 1998–2005. Diabetes Care 32: 2016–2020 [<text:a xlink:type="simple" xlink:href="http://www.ncbi.nlm.nih.gov/pmc/articles/PMC2768204/"><text:span text:style-name="T67">PMC free article</text:span></text:a>] [<text:a xlink:type="simple" xlink:href="http://www.ncbi.nlm.nih.gov/pubmed/19675201" office:target-frame-name="pmc_ext" xlink:show="replace"><text:span text:style-name="T67">PubMed</text:span></text:a>]</text:p></text:section><text:section text:style-name="Sect1" text:name="pone.0110650-Ning1"><text:p text:style-name="P61">6. Ning F, Pang ZC, Dong YH, Gao WG, Nan HR, et al. . (2009) Risk factors associated with the dramatic increase in the prevalence of diabetes in the adult Chinese population in Qingdao, China. Diabet Med 26: 855–863 [<text:a xlink:type="simple" xlink:href="http://www.ncbi.nlm.nih.gov/pubmed/19719705" office:target-frame-name="pmc_ext" xlink:show="replace"><text:span text:style-name="T67">PubMed</text:span></text:a>]</text:p></text:section><text:section text:style-name="Sect1" text:name="pone.0110650-Yang1"><text:p text:style-name="P61">7. Yang W, Lu J, Weng J, Jia W, Ji L, et al. . (2010) Prevalence of diabetes among men and women in China. N Engl J Med 362: 1090–1101 [<text:a xlink:type="simple" xlink:href="http://www.ncbi.nlm.nih.gov/pubmed/20335585" office:target-frame-name="pmc_ext" xlink:show="replace"><text:span text:style-name="T67">PubMed</text:span></text:a>]</text:p></text:section><text:section text:style-name="Sect1" text:name="pone.0110650-Shen1"><text:p text:style-name="P61">8. Shen J, Goyal A, Sperling L (2012) The emerging epidemic of obesity, diabetes, and the metabolic syndrome in china. Cardiol Res Pract 2012: 178675. [<text:a xlink:type="simple" xlink:href="http://www.ncbi.nlm.nih.gov/pmc/articles/PMC3179874/"><text:span text:style-name="T67">PMC free article</text:span></text:a>] [<text:a xlink:type="simple" xlink:href="http://www.ncbi.nlm.nih.gov/pubmed/21961074" office:target-frame-name="pmc_ext" xlink:show="replace"><text:span text:style-name="T67">PubMed</text:span></text:a>]</text:p></text:section><text:section text:style-name="Sect1" text:name="pone.0110650-Ramachandran1"><text:p text:style-name="P61">9. Ramachandran A, Snehalatha C, Vijay V (2002) Temporal changes in prevalence of type 2 diabetes and impaired glucose tolerance in urban southern India. Diabetes Res Clin Pract 58: 55–60 [<text:a xlink:type="simple" xlink:href="http://www.ncbi.nlm.nih.gov/pubmed/12161057" office:target-frame-name="pmc_ext" xlink:show="replace"><text:span text:style-name="T67">PubMed</text:span></text:a>]</text:p></text:section><text:section text:style-name="Sect1" text:name="pone.0110650-Li1"><text:p text:style-name="P61">10. Li H, Oldenburg B, Chamberlain C, O'Neil A, Xue B, et al. . (2012) Diabetes prevalence and determinants in adults in China mainland from 2000 to 2010: A systematic review. Diabetes Res Clin Pract 98: 226–235 [<text:a xlink:type="simple" xlink:href="http://www.ncbi.nlm.nih.gov/pubmed/22658670" office:target-frame-name="pmc_ext" xlink:show="replace"><text:span text:style-name="T67">PubMed</text:span></text:a>]</text:p></text:section><text:section text:style-name="Sect1" text:name="pone.0110650-Lipscombe1"><text:p text:style-name="P61">11. Lipscombe LL, Hux JE (2007) Trends in diabetes prevalence, incidence, and mortality in Ontario, Canada 1995–2005: a population-based study. Lancet 369: 750–756 [<text:a xlink:type="simple" xlink:href="http://www.ncbi.nlm.nih.gov/pubmed/17336651" office:target-frame-name="pmc_ext" xlink:show="replace"><text:span text:style-name="T67">PubMed</text:span></text:a>]</text:p></text:section><text:section text:style-name="Sect1" text:name="pone.0110650-Cowie1"><text:p text:style-name="P61">12. Cowie CC, Rust KF, Ford ES, Eberhardt MS, Byrd-Holt DD, et al. . (2009) Full accounting of diabetes and pre-diabetes in the U.S. population in 1988–1994 and 2005–2006.Diabetes Care 32: 287–294 [<text:a xlink:type="simple" xlink:href="http://www.ncbi.nlm.nih.gov/pmc/articles/PMC2628695/"><text:span text:style-name="T67">PMC free article</text:span></text:a>] [<text:a xlink:type="simple" xlink:href="http://www.ncbi.nlm.nih.gov/pubmed/19017771" office:target-frame-name="pmc_ext" xlink:show="replace"><text:span text:style-name="T67">PubMed</text:span></text:a>]</text:p></text:section><text:section text:style-name="Sect1" text:name="pone.0110650-Korea1"><text:p text:style-name="P61">13. Korea Centers for Disease Control and Prevention (2010) The Korean National Health and Nutrition Examination Survey. Chungwon: Ministry of Health and Welfare.</text:p></text:section><text:section text:style-name="Sect1" text:name="pone.0110650-Koo1"><text:p text:style-name="P61">14. Koo BK, Kim EK, Choi H, Park KS, Moon MK (2013) Decreasing trends of the prevalence of diabetes and obesity in korean women aged 30–59 years over the past decade: results from the korean national health and nutrition examination survey, 2001–2010. Diabetes Care 36: e95–96 [<text:a xlink:type="simple" xlink:href="http://www.ncbi.nlm.nih.gov/pmc/articles/PMC3687288/"><text:span text:style-name="T67">PMC free article</text:span></text:a>] [<text:a xlink:type="simple" xlink:href="http://www.ncbi.nlm.nih.gov/pubmed/23801818" office:target-frame-name="pmc_ext" xlink:show="replace"><text:span text:style-name="T67">PubMed</text:span></text:a>]</text:p></text:section><text:section text:style-name="Sect1" text:name="pone.0110650-Cho1"><text:p text:style-name="P61">15. Cho NH (2010) The epidemiology of diabetes in Korea: from the economics to genetics.Korean Diabetes J 34: 10–15 [<text:a xlink:type="simple" xlink:href="http://www.ncbi.nlm.nih.gov/pmc/articles/PMC2879903/"><text:span text:style-name="T67">PMC free article</text:span></text:a>] [<text:a xlink:type="simple" xlink:href="http://www.ncbi.nlm.nih.gov/pubmed/20532014" office:target-frame-name="pmc_ext" xlink:show="replace"><text:span text:style-name="T67">PubMed</text:span></text:a>]</text:p></text:section><text:section text:style-name="Sect1" text:name="pone.0110650-Choi2"><text:p text:style-name="P61">16. Choi NK, Chang Y, Choi YK, Hahn S, Park BJ (2010) Signal detection of rosuvastatin compared to other statins: data-mining study using national health insurance claims database.Pharmacoepidemiol Drug Saf 19: 238–246 [<text:a xlink:type="simple" xlink:href="http://www.ncbi.nlm.nih.gov/pubmed/20049851" office:target-frame-name="pmc_ext" xlink:show="replace"><text:span text:style-name="T67">PubMed</text:span></text:a>]</text:p></text:section><text:section text:style-name="Sect1" text:name="pone.0110650-Sloan1"><text:p text:style-name="P61">17. Sloan FA, Belsky D, Ruiz D Jr, Lee P (2008) Changes in incidence of diabetes mellitus-related eye disease among US elderly persons, 1994–2005. Arch Ophthalmol 126: 1548–1553[<text:a xlink:type="simple" xlink:href="http://www.ncbi.nlm.nih.gov/pmc/articles/PMC3578294/"><text:span text:style-name="T67">PMC free article</text:span></text:a>] [<text:a xlink:type="simple" xlink:href="http://www.ncbi.nlm.nih.gov/pubmed/19001223" office:target-frame-name="pmc_ext" xlink:show="replace"><text:span text:style-name="T67">PubMed</text:span></text:a>]</text:p></text:section><text:section text:style-name="Sect1" text:name="pone.0110650-Hirsch1"><text:p text:style-name="P61">18. Hirsch AT, Hartman L, Town RJ, Virnig BA (2008) National health care costs of peripheral arterial disease in the Medicare population. Vasc Med 13: 209–215 [<text:a xlink:type="simple" xlink:href="http://www.ncbi.nlm.nih.gov/pubmed/18687757" office:target-frame-name="pmc_ext" xlink:show="replace"><text:span text:style-name="T67">PubMed</text:span></text:a>]</text:p></text:section><text:section text:style-name="Sect1" text:name="pone.0110650-Margolis1"><text:p text:style-name="P61">19. Margolis J, Barron JJ, Grochulski WD (2005) Health care resources and costs for treating peripheral artery disease in a managed care population: results from analysis of administrative claims data. J Manag Care Pharm 11: 727–734 [<text:a xlink:type="simple" xlink:href="http://www.ncbi.nlm.nih.gov/pubmed/16300416" office:target-frame-name="pmc_ext" xlink:show="replace"><text:span text:style-name="T67">PubMed</text:span></text:a>]</text:p></text:section><text:section text:style-name="Sect1" text:name="pone.0110650-Statistics1"><text:p text:style-name="P61">20. Statistics Korea (2010) 2010 Population and Housing Census. Daejeon: Statistics Korea.</text:p></text:section><text:section text:style-name="Sect1" text:name="pone.0110650-Goto1"><text:p text:style-name="P61">21. Goto A, Goto M, Noda M, Tsugane S (2013) Incidence of type 2 diabetes in Japan: a systematic review and meta-analysis. PLoS One 8: e74699. [<text:a xlink:type="simple" xlink:href="http://www.ncbi.nlm.nih.gov/pmc/articles/PMC3765408/"><text:span text:style-name="T67">PMC free article</text:span></text:a>] [<text:a xlink:type="simple" xlink:href="http://www.ncbi.nlm.nih.gov/pubmed/24040326" office:target-frame-name="pmc_ext" xlink:show="replace"><text:span text:style-name="T67">PubMed</text:span></text:a>]</text:p></text:section><text:section text:style-name="Sect1" text:name="pone.0110650-Ng1"><text:p text:style-name="P61">22. Ng MC, Tam CH, Lam VK, So WY, Ma RC, et al. . (2007) Replication and identification of novel variants at TCF7L2 associated with type 2 diabetes in Hong Kong Chinese. J Clin Endocrinol Metab 92: 3733–3737 [<text:a xlink:type="simple" xlink:href="http://www.ncbi.nlm.nih.gov/pubmed/17609304" office:target-frame-name="pmc_ext" xlink:show="replace"><text:span text:style-name="T67">PubMed</text:span></text:a>]</text:p></text:section><text:section text:style-name="Sect1" text:name="pone.0110650-Ng2"><text:p text:style-name="P61">23. Ng MC, Park KS, Oh B, Tam CH, Cho YM, et al. . (2008) Implication of genetic variants near TCF7L2, SLC30A8, HHEX, CDKAL1, CDKN2A/B, IGF2BP2, and FTO in type 2 diabetes and obesity in 6,719 Asians. Diabetes 57: 2226–2233 [<text:a xlink:type="simple" xlink:href="http://www.ncbi.nlm.nih.gov/pmc/articles/PMC2494677/"><text:span text:style-name="T67">PMC free article</text:span></text:a>] [<text:a xlink:type="simple" xlink:href="http://www.ncbi.nlm.nih.gov/pubmed/18469204" office:target-frame-name="pmc_ext" xlink:show="replace"><text:span text:style-name="T67">PubMed</text:span></text:a>]</text:p></text:section><text:section text:style-name="Sect1" text:name="pone.0110650-Miyake1"><text:p text:style-name="P61">24. Miyake K, Horikawa Y, Hara K, Yasuda K, Osawa H, et al. . (2008) Association of TCF7L2 polymorphisms with susceptibility to type 2 diabetes in 4,087 Japanese subjects. J Hum Genet 53: 174–180 [<text:a xlink:type="simple" xlink:href="http://www.ncbi.nlm.nih.gov/pubmed/18097733" office:target-frame-name="pmc_ext" xlink:show="replace"><text:span text:style-name="T67">PubMed</text:span></text:a>]</text:p></text:section><text:section text:style-name="Sect1" text:name="pone.0110650-Ramachandran2"><text:p text:style-name="P61">25. Ramachandran A, Snehalatha C, Kapur A, Vijay V, Mohan V, et al. . (2001) High prevalence of diabetes and impaired glucose tolerance in India: National Urban Diabetes Survey.Diabetologia 44: 1094–1101 [<text:a xlink:type="simple" xlink:href="http://www.ncbi.nlm.nih.gov/pubmed/11596662" office:target-frame-name="pmc_ext" xlink:show="replace"><text:span text:style-name="T67">PubMed</text:span></text:a>]</text:p></text:section><text:section text:style-name="Sect1" text:name="pone.0110650-Korea2"><text:p text:style-name="P61">26. Korea Centers for Disease Control and Prevention (2008) Results of the Second Follow-up Survey of Ansung and Ansan Cohort. Chungwon: Korea Centers for Disease Control and Prevention.</text:p></text:section><text:section text:style-name="Sect1" text:name="pone.0110650-Task1"><text:p text:style-name="P61">27. Task Force Team for Basic Statistical Study of Korean Diabetes Mellitus of Korean (2013) Diabetes A, Park Ie B, Kim J, Kim DJ, Chung CH, et al. . (2013) Diabetes epidemics in Korea: reappraise nationwide survey of diabetes "diabetes in Korea 2007". Diabetes Metab J 37: 233–239 [<text:a xlink:type="simple" xlink:href="http://www.ncbi.nlm.nih.gov/pmc/articles/PMC3753487/"><text:span text:style-name="T67">PMC free article</text:span></text:a>] [<text:a xlink:type="simple" xlink:href="http://www.ncbi.nlm.nih.gov/pubmed/23991400" office:target-frame-name="pmc_ext" xlink:show="replace"><text:span text:style-name="T67">PubMed</text:span></text:a>]</text:p></text:section><text:section text:style-name="Sect1" text:name="pone.0110650-Korea3"><text:p text:style-name="P61">28. Korea Centers for Disease Control and Prevention (2005) The Korean National Health and Nutrition Examination Survey. Chungwon: Korea Centers for Disease Control and Prevention</text:p></text:section><text:section text:style-name="Sect1" text:name="pone.0110650-Statistics2"><text:p text:style-name="P61">29. Statistics Korea (2011) Population Projections for Korea. Daejeon: Statistics Korea.</text:p></text:section><text:section text:style-name="Sect1" text:name="pone.0110650-Selvin1"><text:p text:style-name="P61">30. Selvin E, Coresh J, Brancati FL (2006) The burden and treatment of diabetes in elderly individuals in the u.s. Diabetes Care 29: 2415–2419 [<text:a xlink:type="simple" xlink:href="http://www.ncbi.nlm.nih.gov/pubmed/17065677" office:target-frame-name="pmc_ext" xlink:show="replace"><text:span text:style-name="T67">PubMed</text:span></text:a>]</text:p></text:section><text:section text:style-name="Sect1" text:name="pone.0110650-Kirkman1"><text:p text:style-name="P61">31. Kirkman MS, Briscoe VJ, Clark N, Florez H, Haas LB, et al. . (2012) Diabetes in older adults. Diabetes Care 35: 2650–2664 [<text:a xlink:type="simple" xlink:href="http://www.ncbi.nlm.nih.gov/pmc/articles/PMC3507610/"><text:span text:style-name="T67">PMC free article</text:span></text:a>] [<text:a xlink:type="simple" xlink:href="http://www.ncbi.nlm.nih.gov/pubmed/23100048" office:target-frame-name="pmc_ext" xlink:show="replace"><text:span text:style-name="T67">PubMed</text:span></text:a>]</text:p></text:section><text:section text:style-name="Sect1" text:name="pone.0110650-Chang1"><text:p text:style-name="P61">32. Chang HS, Kim HJ, Nam CM, Lim SJ, Jang YH, et al. . (2012) The socioeconomic burden of coronary heart disease in Korea. J Prev Med Public Health 45: 291–300 [<text:a xlink:type="simple" xlink:href="http://www.ncbi.nlm.nih.gov/pmc/articles/PMC3469811/"><text:span text:style-name="T67">PMC free article</text:span></text:a>][<text:a xlink:type="simple" xlink:href="http://www.ncbi.nlm.nih.gov/pubmed/23091654" office:target-frame-name="pmc_ext" xlink:show="replace"><text:span text:style-name="T67">PubMed</text:span></text:a>]</text:p></text:section><text:section text:style-name="Sect1" text:name="pone.0110650-Lim1"><text:p text:style-name="P61">33. Lim SJ, Kim HJ, Nam CM, Chang HS, Jang YH, et al. . (2009) Socioeconomic costs of stroke in Korea: estimated from the Korea national health insurance claims database. J Prev Med Public Health 42: 251–260 [<text:a xlink:type="simple" xlink:href="http://www.ncbi.nlm.nih.gov/pubmed/19675402" office:target-frame-name="pmc_ext" xlink:show="replace"><text:span text:style-name="T67">PubMed</text:span></text:a>]</text:p></text:section><text:section text:style-name="Sect1" text:name="pone.0110650-Hong1"><text:p text:style-name="P61">34. Hong KS, Kim J, Cho YJ, Seo SY, Hwang SI, et al. . (2011) Burden of ischemic stroke in Korea: analysis of disability-adjusted life years lost. J Clin Neurol 7: 77–84 [<text:a xlink:type="simple" xlink:href="http://www.ncbi.nlm.nih.gov/pmc/articles/PMC3131542/"><text:span text:style-name="T67">PMC free article</text:span></text:a>][<text:a xlink:type="simple" xlink:href="http://www.ncbi.nlm.nih.gov/pubmed/21779295" office:target-frame-name="pmc_ext" xlink:show="replace"><text:span text:style-name="T67">PubMed</text:span></text:a>]</text:p></text:section><text:section text:style-name="Sect1" text:name="pone.0110650-Kyung1"><text:p text:style-name="P61">35. Kyung Su, M-KP Park, Su Ji Hye, Kim Mi Kyung, Kim Yong Ki, Kim In Ju, Kang Yang Ho, Lee Kwang Jae, Lee Hyun Seung, Lee Chang Won, Kim Bo Hyun, Lee Kyung Il, Kim Mi Kyoung, Kim Duk Kyu (2009) Cause-of-Death Trends for Diabetes Mellitus over 10 Years Korean Diabetes Journal. 33: 65–72</text:p></text:section><text:section text:style-name="Sect1" text:name="pone.0110650-Ngo1"><text:p text:style-name="P61">36. Ngo DL, Marshall LM, Howard RN, Woodward JA, Southwick K, et al. . (2003)Agreement between self-reported information and medical claims data on diagnosed diabetes in Oregon's Medicaid population. J Public Health Manag Pract 9: 542–544 [<text:a xlink:type="simple" xlink:href="http://www.ncbi.nlm.nih.gov/pubmed/14606195" office:target-frame-name="pmc_ext" xlink:show="replace"><text:span text:style-name="T67">PubMed</text:span></text:a>]</text:p></text:section><text:section text:style-name="Sect1" text:name="pone.0110650-Southern1"><text:p text:style-name="P61">37. Southern DA, Roberts B, Edwards A, Dean S, Norton P, et al. . (2010) Validity of administrative data claim-based methods for identifying individuals with diabetes at a population level. Can J Public Health 101: 61–64 [<text:a xlink:type="simple" xlink:href="http://www.ncbi.nlm.nih.gov/pubmed/20364541" office:target-frame-name="pmc_ext" xlink:show="replace"><text:span text:style-name="T67">PubMed</text:span></text:a>]</text:p></text:section></text:section></text:section></draw:text-box></draw:frame><text:soft-page-break/></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Text_20_body"><text:a xlink:type="simple" xlink:href="http://www.ncbi.nlm.nih.gov/pmc/journals/"><text:span text:style-name="T46">Journal List</text:span></text:a></text:p>
      <text:list xml:id="list4380831785935472506" text:style-name="L77">
        <text:list-item>
          <text:p text:style-name="P30"><text:a xlink:type="simple" xlink:href="http://www.ncbi.nlm.nih.gov/pmc/journals/696/"><text:span text:style-name="T45">J Korean Neurosurg Soc</text:span></text:a></text:p>
        </text:list-item>
        <text:list-item>
          <text:p text:style-name="P30"><text:a xlink:type="simple" xlink:href="http://www.ncbi.nlm.nih.gov/pmc/issues/244097/"><text:span text:style-name="T45">v.56(2); 2014 Aug</text:span></text:a></text:p>
        </text:list-item>
        <text:list-item>
          <text:p text:style-name="P15">PMC4200359</text:p>
        </text:list-item>
      </text:list>
      <text:p text:style-name="P38"><draw:frame draw:style-name="fr7" draw:name="graphics87" text:anchor-type="as-char" svg:width="0.7862in" svg:height="0.3929in" draw:z-index="102"><draw:image xlink:href="http://www.ncbi.nlm.nih.gov/corehtml/pmc/pmcgifs/logo-jkneurosoc.gif" xlink:type="simple" xlink:show="embed" xlink:actuate="onLoad"/><svg:title>Logo of jkneurosoc</svg:title></draw:frame></text:p>
      <text:p text:style-name="P48">J Korean Neurosurg Soc. Aug 2014; 56(2): 121–129.</text:p>
      <text:p text:style-name="P25"><text:span text:style-name="T13">Published online Aug 31, 2014. doi:  </text:span><text:a xlink:type="simple" xlink:href="http://dx.doi.org/10.3340%2Fjkns.2014.56.2.121" office:target-frame-name="pmc_ext" xlink:show="replace"><text:span text:style-name="T42">10.3340/jkns.2014.56.2.121</text:span></text:a></text:p>
      <text:p text:style-name="P19">PMCID: PMC4200359</text:p>
      <text:h text:style-name="P113" text:outline-level="1">Does Intramedullary Signal Intensity on MRI Affect the Surgical Outcomes of Patients with Ossification of Posterior Longitudinal Ligament?</text:h>
      <text:p text:style-name="P60"><text:a xlink:type="simple" xlink:href="http://www.ncbi.nlm.nih.gov/pubmed/?term=Choi%20JH%5Bauth%5D"><text:span text:style-name="T42">Jae Hyuk Choi</text:span></text:a><text:span text:style-name="T13">, M.D., </text:span><text:a xlink:type="simple" xlink:href="http://www.ncbi.nlm.nih.gov/pubmed/?term=Shin%20JJ%5Bauth%5D"><text:span text:style-name="T42">Jun Jae Shin</text:span></text:a><text:span text:style-name="T13">, M.D., Ph.D.,</text:span><text:span text:style-name="T13"><draw:frame draw:style-name="fr7" draw:name="graphics88" text:anchor-type="as-char" svg:width="0.7862in" svg:height="0.3929in" draw:z-index="103"><draw:image xlink:href="http://www.ncbi.nlm.nih.gov/corehtml/pmc/pmcgifs/corrauth.gif" xlink:type="simple" xlink:show="embed" xlink:actuate="onLoad"/><svg:title>corresponding author</svg:title></draw:frame></text:span><text:span text:style-name="T13"> </text:span><text:a xlink:type="simple" xlink:href="http://www.ncbi.nlm.nih.gov/pubmed/?term=Kim%20TH%5Bauth%5D"><text:span text:style-name="T42">Tae Hong Kim</text:span></text:a><text:span text:style-name="T13">, M.D., Ph.D., </text:span><text:a xlink:type="simple" xlink:href="http://www.ncbi.nlm.nih.gov/pubmed/?term=Shin%20HS%5Bauth%5D"><text:span text:style-name="T42">Hyung Shik Shin</text:span></text:a><text:span text:style-name="T13">, M.D., Ph.D., </text:span><text:a xlink:type="simple" xlink:href="http://www.ncbi.nlm.nih.gov/pubmed/?term=Hwang%20YS%5Bauth%5D"><text:span text:style-name="T42">Yong Soon Hwang</text:span></text:a><text:span text:style-name="T13">, M.D., Ph.D., and </text:span><text:a xlink:type="simple" xlink:href="http://www.ncbi.nlm.nih.gov/pubmed/?term=Park%20SK%5Bauth%5D"><text:span text:style-name="T42">Sang Keun Park</text:span></text:a><text:span text:style-name="T13">, M.D., Ph.D.</text:span></text:p>
      <text:p text:style-name="P60"><text:a xlink:type="simple" xlink:href="http://www.ncbi.nlm.nih.gov/pmc/articles/PMC4200359/#"><text:span text:style-name="T42">Author information ►</text:span></text:a><text:span text:style-name="T13"> </text:span><text:a xlink:type="simple" xlink:href="http://www.ncbi.nlm.nih.gov/pmc/articles/PMC4200359/#"><text:span text:style-name="T42">Article notes ►</text:span></text:a><text:span text:style-name="T13"> </text:span><text:a xlink:type="simple" xlink:href="http://www.ncbi.nlm.nih.gov/pmc/articles/PMC4200359/#"><text:span text:style-name="T42">Copyright and License information ►</text:span></text:a></text:p>
      <text:section text:style-name="Sect1" text:name="__abstractid1114939">
        <text:p text:style-name="P92"><text:a xlink:type="simple" xlink:href="http://www.ncbi.nlm.nih.gov/pmc/articles/PMC4200359/#"><text:span text:style-name="T70">Go to:</text:span></text:a></text:p>
        <text:h text:style-name="P126" text:outline-level="2"><text:bookmark text:name="__abstractid1114939title"/>Abstract</text:h>
        <text:section text:style-name="Sect1" text:name="Section2">
          <text:h text:style-name="P102" text:outline-level="3"><text:bookmark text:name="__sec1"/>Objectives</text:h>
          <text:p text:style-name="P52"><text:bookmark text:name="__p17"/>Patients with cervical ossification of posterior longitudinal ligament (OPLL) are susceptible to cord injury, which often develops into myelopathic symptoms. However, little is known regarding the prognostic factors that are involved in minor trauma. We evaluated the relationship between minor trauma and neurological outcome of OPLL and investigated the prognostic factors with a focus on compressive factors and intramedullary signal intensity (SI).</text:p>
        </text:section>
        <text:section text:style-name="Sect1" text:name="Section3">
          <text:h text:style-name="P106" text:outline-level="3"><text:bookmark text:name="__sec2"/>Methods</text:h>
          <text:p text:style-name="P52"><text:bookmark text:name="__p210"/>A total of 74 patients with cervical myelopathy caused by OPLL at more than three-levels were treated with posterior decompression surgeries. We surveyed the space available for spinal cord (SAC), the severity of SI change on T2-weighted image, and diabetes mellitus (DM). The neurological outcome using Japanese Orthopedic Association (JOA) scale was assessed at admission and at 12-month follow-up.</text:p>
        </text:section>
        <text:section text:style-name="Sect1" text:name="Section4">
          <text:h text:style-name="P106" text:outline-level="3"><text:bookmark text:name="__sec3"/>Results</text:h>
          <text:p text:style-name="P62"><text:bookmark text:name="__p310"/><text:span text:style-name="T24">Among the variables tested, preoperative JOA score, severity of intramedullary SI, SAC, and DM were significantly related to neurological outcome. The mean preoperative JOA were 11.3±1.9 for the 41 patients who did not have histories of trauma and 8.0±3.1 for the 33 patients who had suffered minor traumas (</text:span><text:span text:style-name="Emphasis"><text:span text:style-name="T24">p</text:span></text:span><text:span text:style-name="T24">&lt;0.05). However, there were no significant differences in the recovery ratios between those two groups.</text:span></text:p>
        </text:section>
        <text:section text:style-name="Sect1" text:name="Section5">
          <text:h text:style-name="P106" text:outline-level="3"><text:bookmark text:name="__sec4"/>Conclusions</text:h>
          <text:p text:style-name="P52"><text:bookmark text:name="__p42"/>Initial neurological status and high intramedullary SI in the preoperative phase were related to poorer postoperative outcomes. Moreover, the patients with no histories of DM and larger SACs exhibited better improvement than did the patients with DM and smaller SACs. Although the initial JOA scores were worse for the minor trauma patients than did those who had no trauma prior to surgery, minor trauma exerted no direct effects on the surgical outcomes.</text:p>
        </text:section>
        <text:p text:style-name="P27"><text:span text:style-name="Strong_20_Emphasis"><text:span text:style-name="T26">Keywords: </text:span></text:span><text:span text:style-name="T25">Ossification of the posterior longitudinal ligament, Spinal cord injury, Surgical treatment, Magnetic resonance imaging</text:span></text:p>
      </text:section>
      <text:section text:style-name="Sect1" text:name="__sec5">
        <text:p text:style-name="P92"><text:a xlink:type="simple" xlink:href="http://www.ncbi.nlm.nih.gov/pmc/articles/PMC4200359/#"><text:span text:style-name="T47">Go to:</text:span></text:a></text:p>
        <text:h text:style-name="P127" text:outline-level="2"><text:bookmark text:name="__sec5title"/>INTRODUCTION</text:h>
        <text:p text:style-name="P62"><text:bookmark text:name="__p52"/><text:span text:style-name="T21">Ossification of the posterior longitudinal ligament (OPLL) is a common cervical disease that can cause stenotic changes in the </text:span><text:soft-page-break/><text:span text:style-name="T21">spinal canal and consequent cervical myelopathy. Typically, patients with cervical OPLL complain of neck pain in their daily lives but lack any significant neurologic symptoms. Some patients with slight cord compression due to OPLL exhibit myelopathy</text:span><text:bookmark text:name="__tag_408463896"/><text:a xlink:type="simple" xlink:href="http://www.ncbi.nlm.nih.gov/pmc/articles/PMC4200359/#B9"><text:span text:style-name="T56">9</text:span></text:a><text:span text:style-name="T21">,</text:span><text:bookmark text:name="__tag_408463905"/><text:a xlink:type="simple" xlink:href="http://www.ncbi.nlm.nih.gov/pmc/articles/PMC4200359/#B16"><text:span text:style-name="T56">16)</text:span></text:a><text:span text:style-name="T21">. However, others with marked ossification do not exhibit any symptoms of myelopathy</text:span><text:bookmark text:name="__tag_408463898"/><text:a xlink:type="simple" xlink:href="http://www.ncbi.nlm.nih.gov/pmc/articles/PMC4200359/#B7"><text:span text:style-name="T56">7)</text:span></text:a><text:span text:style-name="T21">. Additionally, individuals with spinal cord encroachment without myelopathy due to OPLL are susceptible to spinal cord injury (SCI)</text:span><text:bookmark text:name="__tag_408463894"/><text:a xlink:type="simple" xlink:href="http://www.ncbi.nlm.nih.gov/pmc/articles/PMC4200359/#B10"><text:span text:style-name="T56">10</text:span></text:a><text:span text:style-name="T21">,</text:span><text:bookmark text:name="__tag_408463912"/><text:a xlink:type="simple" xlink:href="http://www.ncbi.nlm.nih.gov/pmc/articles/PMC4200359/#B21"><text:span text:style-name="T56">21)</text:span></text:a><text:span text:style-name="T21">. These patients might exhibit myelopathic symptoms with even minor trauma, such as falls and blunt head injuries</text:span><text:bookmark text:name="__tag_408463891"/><text:a xlink:type="simple" xlink:href="http://www.ncbi.nlm.nih.gov/pmc/articles/PMC4200359/#B16"><text:span text:style-name="T56">16)</text:span></text:a><text:span text:style-name="T21">. Therefore, cord compressive factors alone cannot be considered to be the pathogenesis of the myelopathy that is induced by OPLL. Predicting the course of neurological deterioration in patients with OPLL across their lifetimes is difficult. Various potential prognostic indicators need to be investigated in the patients with OPLL.</text:span></text:p>
        <text:p text:style-name="P62"><text:bookmark text:name="__p62"/><text:span text:style-name="T21">Previous research has identified a variety of potential prognostic factors that can affect outcomes following posterior cervical decompression</text:span><text:bookmark text:name="__tag_408463860"/><text:a xlink:type="simple" xlink:href="http://www.ncbi.nlm.nih.gov/pmc/articles/PMC4200359/#B5"><text:span text:style-name="T56">5</text:span></text:a><text:span text:style-name="T21">,</text:span><text:bookmark text:name="__tag_408463889"/><text:a xlink:type="simple" xlink:href="http://www.ncbi.nlm.nih.gov/pmc/articles/PMC4200359/#B30"><text:span text:style-name="T56">30)</text:span></text:a><text:span text:style-name="T21">. However, little is known about the factors related to minor trauma that affect prognoses following cervical decompression of OPLL.</text:span></text:p>
        <text:p text:style-name="P54"><text:bookmark text:name="__p72"/>In the present study, we investigated the factors that are related to the clinical outcomes of cervical myelopathic patients who underwent posterior decompression surgeries; these factors included cervical laminoplasty or laminectomy with instrumentation for the treatment of more than three levels of cervical OPLL. Specifically, we evaluated the relationship between minor preoperative trauma and neurological outcome in patients with cervical OPLL and investigated static compressive factors and intramedullary signal intensities.</text:p>
      </text:section>
      <text:section text:style-name="Sect1" text:name="__sec6">
        <text:p text:style-name="P92"><text:a xlink:type="simple" xlink:href="http://www.ncbi.nlm.nih.gov/pmc/articles/PMC4200359/#"><text:span text:style-name="T47">Go to:</text:span></text:a></text:p>
        <text:h text:style-name="P127" text:outline-level="2"><text:bookmark text:name="__sec6title"/>MATERIALS AND METHODS</text:h>
        <text:section text:style-name="Sect1" text:name="__sec7">
          <text:h text:style-name="P102" text:outline-level="3">Patient selection</text:h>
          <text:p text:style-name="P54"><text:bookmark text:name="__p82"/>This study was approved by the local ethical committee and the institutional review board of our hospital. From January 2006 to December 2012, we treated 194 patients with had ventral cord compression due to cervical disc protrusion or OPLL. Of the 194 patients treated, 108 patients (55.7%) had ventral cord compressions that involved more than three levels of OPLL and no bony fractures. Thirty-four patients underwent anterior cervical decompression and were excluded from this analysis due to the biases related to surgical factors. Seventy-four (38.1%) patients, including 55 men and 19 women with a mean age of 58.5 (range 38-82), had ventral cord compressive structures that were caused by OPLL at more than three levels.</text:p>
          <text:p text:style-name="P62"><text:bookmark text:name="__p92"/><text:span text:style-name="T21">All 74 patients had cervical myelopathic symptoms and underwent posterior cervical decompression via cervical laminoplasty or laminectomy with fusion for the treatment of myelopathy. We conducted this retrospective study with patients who were surgically treated for their conditions. Myelopathy was defined by disturbances in motor function that were associated with abnormal reflexes, muscle weakness, and sensory disturbances. Diagnoses of cervical compressive myelopathy (CCM) were confirmed by radiological and MRI findings and included at least one "upper motor neuron" symptom (e.g., spasticity, hyperreflexia, clonus, or positivity for Babinski's sign) on neurologic examination</text:span><text:bookmark text:name="__tag_408463886"/><text:a xlink:type="simple" xlink:href="http://www.ncbi.nlm.nih.gov/pmc/articles/PMC4200359/#B3"><text:span text:style-name="T56">3)</text:span></text:a><text:span text:style-name="T21">.</text:span></text:p>
          <text:p text:style-name="P54"><text:bookmark text:name="__p102"/>The patients' ages, genders, durations of symptoms, neurologic deficits, medical conditions [including diabetes mellitus (DM)], and radiographic findings were recorded. The patients' charts were also reviewed for information about each patient that included the cause of injury and the accident to operation interval.</text:p>
          <text:p text:style-name="P54"><text:bookmark text:name="__p112"/>The inclusion criteria were admission through the outpatient department or emergency room and cervical myelopathy upon neurological examination. The spinal cord compressions of the patients were observed to be caused by OPLL that extended to more than three vertebrae. The specific incomplete neurological syndrome termed central cord syndrome was also included in the study and was characterized by greater muscle weakness and/or sensory loss in the upper limbs than in the lower limbs.</text:p>
          <text:p text:style-name="P54"><text:bookmark text:name="__p121"/>We excluded patients with one or two levels of segmental OPLL, other acute traumatic cord injuries with cervical laminar fractures, bony fractures, or dislocations caused by high-energy trauma, discoligamentous injuries, complete neurological injury after trauma, or other confirmed neurological disorders (e.g., cerebral palsy, Parkinson's disease, multiple sclerosis, and polio). Moreover, other exclusion criteria were ossification of yellow ligaments, severe disc herniation, and previous histories of cervical spine surgery. We carefully ruled out tumors, demyelinating diseases, sarcoid lesions, and spinal cord infarcts using electromyography and somatosensory-evoked potentials (SSEP) or examination of the cerebrospinal fluid. The patients were <text:soft-page-break/>excluded if they died, could not be located, or their data were missing before the follow-up evaluation.</text:p>
        </text:section>
        <text:section text:style-name="Sect1" text:name="__sec8">
          <text:h text:style-name="P107" text:outline-level="3">Radiological evaluation</text:h>
          <text:p text:style-name="P62"><text:bookmark text:name="__p132"/><text:span text:style-name="T21">All patients had normal preoperative radiographs, three-dimensional computed tomographies (3D CT), and high resolution MRI using a 1.5 T Signa (Siemens Medical System) unit with a surface coil. The radiographic parameters included the type of OPLL, the maximal spinal canal stenosis, the space available for the spinal cord (SAC), cervical lordosis, and intramedullary signal intensity on T2-weighted MR images. The types of OPLL were classified as segmental, continuous, mixed, or localized according to the criteria of the Japanese Investigation Committee on the Ossification of the Spinal Ligament</text:span><text:bookmark text:name="__tag_408463900"/><text:a xlink:type="simple" xlink:href="http://www.ncbi.nlm.nih.gov/pmc/articles/PMC4200359/#B34"><text:span text:style-name="T56">34)</text:span></text:a><text:span text:style-name="T21">.</text:span></text:p>
        </text:section>
        <text:section text:style-name="Sect1" text:name="__sec9">
          <text:h text:style-name="P107" text:outline-level="3">Cervical spine stenosis</text:h>
          <text:p text:style-name="P62"><text:bookmark text:name="__p142"/><text:span text:style-name="T21">Cervical spine stenosis was measured via the Torg-Pavlov ratio (i.e., the ratio between the sagittal spinal canal diameter and the vertebral body diameter at the same level) on normal plain radiographs</text:span><text:bookmark text:name="__tag_408463903"/><text:a xlink:type="simple" xlink:href="http://www.ncbi.nlm.nih.gov/pmc/articles/PMC4200359/#B27"><text:span text:style-name="T56">27)</text:span></text:a><text:span text:style-name="T21">. The mean value of the measures for C2-7 represented the spinal canal diameter for each patient.</text:span></text:p>
        </text:section>
        <text:section text:style-name="Sect1" text:name="__sec10">
          <text:h text:style-name="P107" text:outline-level="3">Space available for the spinal cord</text:h>
          <text:p text:style-name="P62"><text:bookmark text:name="__p151"/><text:span text:style-name="T21">A computed tomographic (CT) scan was performed prior to surgery for each patient. An Aquilion® ONE CT scanner (Toshiba Medical Systems, Tokyo, Japan) was used in this series. Three-dimensional CTs were performed with the patients in neutral cervical positions to avoid neurological deterioration in the cervical myelopathic patients with cervical OPLL. Using axial CT scans, we evaluated static canal stenosis by measuring the maximal spinal canal stenosis and the SAC that was caused by the OPLL (</text:span><text:a xlink:type="simple" xlink:href="http://www.ncbi.nlm.nih.gov/pmc/articles/PMC4200359/figure/F1/" office:target-frame-name="figure" xlink:show="replace"><text:span text:style-name="T56">Fig. 1</text:span></text:a><text:span text:style-name="T21">). These parameters were evaluated at the compressed or injured levels of the myelopathic patients with cervical OPLL.</text:span></text:p>
          <text:section text:style-name="Sect1" text:name="Section6">
            <text:p text:style-name="P62"><draw:frame draw:style-name="fr1" draw:name="Frame12" text:anchor-type="paragraph" svg:width="1.0417in" draw:z-index="104"><draw:text-box fo:min-height="0.0161in"><text:p text:style-name="P2"><draw:a xlink:type="simple" xlink:href="http://www.ncbi.nlm.nih.gov/pmc/articles/PMC4200359/figure/F1/" office:target-frame-name="figure" xlink:show="replace"><draw:frame draw:style-name="fr6" draw:name="graphics89" text:anchor-type="as-char" svg:width="1.0693in" svg:height="0.4209in" draw:z-index="105"><draw:image xlink:href="http://www.ncbi.nlm.nih.gov/pmc/articles/PMC4200359/bin/jkns-56-121-g001.gif" xlink:type="simple" xlink:show="embed" xlink:actuate="onLoad"/><svg:title>Fig. 1</svg:title></draw:frame></draw:a></text:p></draw:text-box></draw:frame><text:bookmark text:name="F1"/></text:p>
            <text:section text:style-name="Sect1" text:name="Section7">
              <text:p text:style-name="P27"><text:bookmark text:name="lgnd_F1"/><text:a xlink:type="simple" xlink:href="http://www.ncbi.nlm.nih.gov/pmc/articles/PMC4200359/figure/F1/" office:target-frame-name="figure" xlink:show="replace"><text:span text:style-name="T67">Fig. 1</text:span></text:a></text:p>
              <text:p text:style-name="P27"><text:span text:style-name="T21">Measurement of maximal spinal canal stenosis (%) and the space available for the spinal cord (SAC) were calculated on the basis of axial computed tomography. Ossified mass diameter (A) and developmental canal diameter (B). Spinal canal stenosis (%)=A/B×100. </text:span><text:span text:style-name="Strong_20_Emphasis"><text:span text:style-name="T23">...</text:span></text:span></text:p>
            </text:section>
          </text:section>
        </text:section>
        <text:section text:style-name="Sect1" text:name="__sec11">
          <text:h text:style-name="P107" text:outline-level="3">Cervical curvature</text:h>
          <text:p text:style-name="P62"><text:bookmark text:name="__p161"/><text:span text:style-name="T21">Cervical sagittal alignment (i.e., the lordotic angle) was measured based on a lines that were created parallel to the inferior aspect of the C2 body and parallel to that of the C7 body on neutral lateral views according to Cobb's method (</text:span><text:a xlink:type="simple" xlink:href="http://www.ncbi.nlm.nih.gov/pmc/articles/PMC4200359/figure/F2/" office:target-frame-name="figure" xlink:show="replace"><text:span text:style-name="T56">Fig. 2</text:span></text:a><text:span text:style-name="T21">).</text:span></text:p>
          <text:section text:style-name="Sect1" text:name="F2">
            <text:p text:style-name="P62"><draw:frame draw:style-name="fr1" draw:name="Frame13" text:anchor-type="paragraph" svg:width="1.0417in" draw:z-index="106"><draw:text-box fo:min-height="0.0161in"><text:p text:style-name="P2"><draw:a xlink:type="simple" xlink:href="http://www.ncbi.nlm.nih.gov/pmc/articles/PMC4200359/figure/F2/" office:target-frame-name="figure" xlink:show="replace"><draw:frame draw:style-name="fr6" draw:name="graphics90" text:anchor-type="as-char" svg:width="1.0693in" svg:height="0.4209in" draw:z-index="107"><draw:image xlink:href="http://www.ncbi.nlm.nih.gov/pmc/articles/PMC4200359/bin/jkns-56-121-g002.gif" xlink:type="simple" xlink:show="embed" xlink:actuate="onLoad"/><svg:title>Fig. 2</svg:title></draw:frame></draw:a></text:p></draw:text-box></draw:frame></text:p>
            <text:section text:style-name="Sect1" text:name="lgnd_F2">
              <text:p text:style-name="P27"><text:a xlink:type="simple" xlink:href="http://www.ncbi.nlm.nih.gov/pmc/articles/PMC4200359/figure/F2/" office:target-frame-name="figure" xlink:show="replace"><text:span text:style-name="T67">Fig. 2</text:span></text:a></text:p>
              <text:p text:style-name="P21">Cobb's angle, the cervical lordotic angle is measured from lines that is created parallel to the inferior aspect of the C2 body and parallel to that of the C7 body on lateral views with the patients in neutral positions.</text:p>
            </text:section>
          </text:section>
        </text:section>
        <text:section text:style-name="Sect1" text:name="__sec12">
          <text:h text:style-name="P107" text:outline-level="3">Length of signal intensity change on MRI</text:h>
          <text:p text:style-name="P62"><text:bookmark text:name="__p171"/><text:span text:style-name="T21">Using a picture archiving and communication system (PACS), we measured the length of the signal change from one end of the involved region to the other on T2-weighted sagittal images (</text:span><text:a xlink:type="simple" xlink:href="http://www.ncbi.nlm.nih.gov/pmc/articles/PMC4200359/figure/F3/" office:target-frame-name="figure" xlink:show="replace"><text:span text:style-name="T56">Fig. 3</text:span></text:a><text:span text:style-name="T21">).</text:span></text:p>
          <text:section text:style-name="Sect1" text:name="F3">
            <text:p text:style-name="P62"><draw:frame draw:style-name="fr1" draw:name="Frame14" text:anchor-type="paragraph" svg:width="1.0417in" draw:z-index="108"><draw:text-box fo:min-height="0.0161in"><text:p text:style-name="P2"><draw:a xlink:type="simple" xlink:href="http://www.ncbi.nlm.nih.gov/pmc/articles/PMC4200359/figure/F3/" office:target-frame-name="figure" xlink:show="replace"><draw:frame draw:style-name="fr6" draw:name="graphics91" text:anchor-type="as-char" svg:width="1.0693in" svg:height="0.4209in" draw:z-index="109"><draw:image xlink:href="http://www.ncbi.nlm.nih.gov/pmc/articles/PMC4200359/bin/jkns-56-121-g003.gif" xlink:type="simple" xlink:show="embed" xlink:actuate="onLoad"/><svg:title>Fig. 3</svg:title></draw:frame></draw:a></text:p></draw:text-box></draw:frame></text:p>
            <text:section text:style-name="Sect1" text:name="lgnd_F3">
              <text:p text:style-name="P27"><text:a xlink:type="simple" xlink:href="http://www.ncbi.nlm.nih.gov/pmc/articles/PMC4200359/figure/F3/" office:target-frame-name="figure" xlink:show="replace"><text:span text:style-name="T67">Fig. 3</text:span></text:a></text:p>
              <text:p text:style-name="P21">The involved length of signal intensity (SI) is measured from one end of the region of altered intensity to the other end on sagittal T2-weighted MR images.</text:p>
            </text:section>
          </text:section>
        </text:section>
        <text:section text:style-name="Sect1" text:name="__sec13">
          <text:h text:style-name="P107" text:outline-level="3">MRI signal intensity grade</text:h>
          <text:p text:style-name="P62"><text:bookmark text:name="__p182"/><text:span text:style-name="T21">We evaluated the increase in SI at the narrowest level of the spinal cord as follows : grade 0 when no high intramedullary SI appeared on the T2-weighted MR images; grade 1 when a predominantly faint and fuzzy border was present; and grade 2 when a predominantly intense and well-defined border was present (</text:span><text:a xlink:type="simple" xlink:href="http://www.ncbi.nlm.nih.gov/pmc/articles/PMC4200359/figure/F4/" office:target-frame-name="figure" xlink:show="replace"><text:span text:style-name="T56">Fig. 4</text:span></text:a><text:span text:style-name="T21">). The signal intensities of the spinal cords were assessed as follows : Grade 0 when no change in signal intensity (SI) was present on the T2-weighted MR images; Grade 1 when a slight intensity change was present; and Grade 2 when a bright signal that was clearly distinguishable from that of Grade 1 was </text:span><text:soft-page-break/><text:span text:style-name="T21">present</text:span><text:bookmark text:name="__tag_408463901"/><text:a xlink:type="simple" xlink:href="http://www.ncbi.nlm.nih.gov/pmc/articles/PMC4200359/#B30"><text:span text:style-name="T56">30)</text:span></text:a><text:span text:style-name="T21">. Radiologists with extensive experience in spinal imaging performed the gradings. These observers were blinded to the patient data.</text:span></text:p>
          <text:section text:style-name="Sect1" text:name="F4">
            <text:p text:style-name="P62"><draw:frame draw:style-name="fr1" draw:name="Frame15" text:anchor-type="paragraph" svg:width="1.0417in" draw:z-index="110"><draw:text-box fo:min-height="0.0161in"><text:p text:style-name="P2"><draw:a xlink:type="simple" xlink:href="http://www.ncbi.nlm.nih.gov/pmc/articles/PMC4200359/figure/F4/" office:target-frame-name="figure" xlink:show="replace"><draw:frame draw:style-name="fr6" draw:name="graphics92" text:anchor-type="as-char" svg:width="1.0693in" svg:height="0.4209in" draw:z-index="111"><draw:image xlink:href="http://www.ncbi.nlm.nih.gov/pmc/articles/PMC4200359/bin/jkns-56-121-g004.gif" xlink:type="simple" xlink:show="embed" xlink:actuate="onLoad"/><svg:title>Fig. 4</svg:title></draw:frame></draw:a></text:p></draw:text-box></draw:frame></text:p>
            <text:section text:style-name="Sect1" text:name="lgnd_F4">
              <text:p text:style-name="P27"><text:a xlink:type="simple" xlink:href="http://www.ncbi.nlm.nih.gov/pmc/articles/PMC4200359/figure/F4/" office:target-frame-name="figure" xlink:show="replace"><text:span text:style-name="T67">Fig. 4</text:span></text:a></text:p>
              <text:p text:style-name="P21">The signal intensity of the spinal cord was assessed as Grade 0, for no change in signal intensity on T2-weighted MR images; Grade 1, for light intensity change; and Grade 2 for a bright signal, clearly distinguishable from that of Grade 1.</text:p>
            </text:section>
          </text:section>
        </text:section>
        <text:section text:style-name="Sect1" text:name="__sec14">
          <text:h text:style-name="P107" text:outline-level="3">Functional outcome measures</text:h>
          <text:p text:style-name="P62"><text:bookmark text:name="__p19"/><text:span text:style-name="T21">We assessed the functional outcomes using the Japanese Orthopedic Association (JOA) score. The severity of cervical myelopathy was evaluated according to the JOA scoring system</text:span><text:bookmark text:name="__tag_408463887"/><text:a xlink:type="simple" xlink:href="http://www.ncbi.nlm.nih.gov/pmc/articles/PMC4200359/#B11"><text:span text:style-name="T56">11)</text:span></text:a><text:span text:style-name="T21">. Neurological outcomes were assessed with the recovery scale of the JOA score as follows : Recovery scale (%)=(Postoperative JOA score-Preoperative JOA score)/(Full score-Preoperative JOA score)×100.</text:span></text:p>
        </text:section>
        <text:section text:style-name="Sect1" text:name="__sec15">
          <text:h text:style-name="P107" text:outline-level="3">Treatments</text:h>
          <text:p text:style-name="P62"><text:bookmark text:name="__p201"/><text:span text:style-name="T21">We attempted to perform the cervical decompressive surgeries on the patients with neurological deficits as soon as possible. When the spinal cords had been injured within 8 hours, the patients with neurological deficits following minor trauma received high-dose prednisolone according to American National Acute Spinal Cord Injury Society criteria</text:span><text:bookmark text:name="__tag_408463866"/><text:a xlink:type="simple" xlink:href="http://www.ncbi.nlm.nih.gov/pmc/articles/PMC4200359/#B2"><text:span text:style-name="T56">2)</text:span></text:a><text:span text:style-name="T21">. The first dose was 30 mg/kg and was given within 15 minutes. Every 45 minutes for 23 hours thereafter, additional doses of 5.4 mg (kg/h) were administered. If the injury time exceeded 8 hours, 20 mg of dexamethasone was administered twice daily for the first 3 days, and once daily for the next 3 days. However, surgery time was dependent on the patients' general and neurological statuses.</text:span></text:p>
          <text:p text:style-name="P54"><text:bookmark text:name="__p212"/>Cervical extensive laminoplasty was selected based on the neurologic symptoms and the extent of the levels of cord compression including the most narrowed side on the images. Open-door laminoplasty was performed based on the dominant symptom or the most narrowed side on the images if there was no dominant symptom. The decompression levels from C3-7 or those extending one level cranial and/or caudal to compressive lesions were included. The cervical laminae were exposed laterally to the medial aspect of the facet joints through a conventional midline approach. Bilateral gutters were created in the area between the facet joints and the laminae using a high speed drill, and the spinous processes were split sagittally with a high-speed burr. The spinal canal was enlarged by opening the split laminae bilaterally with a spreader. Posterior cervical titanium miniplates (Centerpiece®, Medtronic Sofamor Danek, Memphis, TN, USA) or hydroxyapatite spacers (Apacerum®, Asahi Optical Co. Ltd., Tokyo, Japan) were used to keep the "door" open.</text:p>
          <text:p text:style-name="P54"><text:bookmark text:name="__p221"/>For the OPLL patients with local kyphosis or segmental instability, we decided to perform cervical laminectomies and fusions as usual and attempted to realignment the local kyphosis using a posterior screw-rod system. Following complete decompression of the neural elements, a procedure involving lateral mass screw and rod instrumentation was performed. Perizygapophysial joints were filled with autologous bone fragments from the excised lamina. After surgery, all patients were required to wear Miami neck collars or Philadelphia braces for a mean period of three months. The patients were postoperatively followed clinically and radiographically with plain and dynamic films at 1, 3, and 6 months and every 6 months thereafter.</text:p>
        </text:section>
        <text:section text:style-name="Sect1" text:name="__sec16">
          <text:h text:style-name="P107" text:outline-level="3">Statistical analyses</text:h>
          <text:p text:style-name="P62"><text:bookmark text:name="__p231"/><text:span text:style-name="T21">The multifactorial effects of variables were studied. The Mann-Whitney U tests were used for nonparametric analyses of the differences between pairs of groups, and Kruskal-Wallis tests followed by Mann-Whitney U tests were used to examine the differences between the three groups. Pearson correlation analysis was performed between JOA recovery ratio and ages, duration of symptoms, cervical alignment, cervical stenosis (Pavlov's ratio), maximal spinal canal stenosis, the space available for the spinal cord (SAC), preoperative JOA score, SI length, or postoperative JOA score. Spearman correlation analysis was performed between JOA recovery ratio and gender, OPLL type, or severity of preoperative signal intensity (SI). The correlations between the variables were determined with regression analyses using MedCalc version 13.1 (MedCalc, Mariakerke, Belgium). </text:span><text:span text:style-name="Emphasis"><text:span text:style-name="T21">p</text:span></text:span><text:span text:style-name="T21"> values &lt;0.05 were considered significant.</text:span></text:p>
        </text:section>
      </text:section>
      <text:section text:style-name="Sect1" text:name="__sec17">
        <text:p text:style-name="P92"><text:a xlink:type="simple" xlink:href="http://www.ncbi.nlm.nih.gov/pmc/articles/PMC4200359/#"><text:span text:style-name="T47">Go to:</text:span></text:a></text:p>
        <text:h text:style-name="P127" text:outline-level="2"><text:bookmark text:name="__sec17title"/><text:soft-page-break/>RESULTS</text:h>
        <text:p text:style-name="P62"><text:bookmark text:name="__p242"/><text:span text:style-name="T21">All 74 patients underwent posterior cervical laminoplasty or cervical laminectomy with fusion. The surgical procedures performed included expansive laminoplasty in 51 patients and cervical laminectomy with fusion in 23 patients. The mean preoperative and postoperative JOA scores were 9.8±3.0 and 12.6±2.8, respectively (</text:span><text:span text:style-name="Emphasis"><text:span text:style-name="T21">p</text:span></text:span><text:span text:style-name="T21">&lt;0.05). Overall, the mean recovery rate of the JOA score was 43.0±11.7% (range 9.1-80%), and the neurological outcomes of all patients improved. The mean follow-up time was 152.9 weeks (range 52.4-339.3 weeks).</text:span></text:p>
        <text:p text:style-name="P62"><text:bookmark text:name="__p252"/><text:span text:style-name="T21">Of the 74 patients, 60 (81.1%) exhibited increased signal intensity within the spinal cord on the T2-weighted MR images, and 14 patients (30.6%) did not (</text:span><text:a xlink:type="simple" xlink:href="http://www.ncbi.nlm.nih.gov/pmc/articles/PMC4200359/figure/F5/" office:target-frame-name="figure" xlink:show="replace"><text:span text:style-name="T56">Fig. 5</text:span></text:a><text:span text:style-name="T21">). The preoperative signal intensities were Grade 0 in 14 patients, Grade 1 in 35 patients, and Grade 2 in 25 patients. The respective preoperative JOA scores and recovery ratios (%) were 12.1±1.8 and 52.8±15.9% in the 14 SI Grade 0 patients, 9.5±2.9 and 49.3±15.7% in the 35 Grade 1 patients, and 9.0±3.1 and 28.7±11.7% in the 25 Grade 2 patients. There was significant a difference in the recovery ratios across the three groups (</text:span><text:span text:style-name="Emphasis"><text:span text:style-name="T21">p</text:span></text:span><text:span text:style-name="T21">&lt;0.05).</text:span></text:p>
        <text:section text:style-name="Sect1" text:name="F5">
          <text:p text:style-name="P62"><draw:frame draw:style-name="fr1" draw:name="Frame16" text:anchor-type="paragraph" svg:width="1.0417in" draw:z-index="112"><draw:text-box fo:min-height="0.0161in"><text:p text:style-name="P2"><draw:a xlink:type="simple" xlink:href="http://www.ncbi.nlm.nih.gov/pmc/articles/PMC4200359/figure/F5/" office:target-frame-name="figure" xlink:show="replace"><draw:frame draw:style-name="fr6" draw:name="graphics93" text:anchor-type="as-char" svg:width="1.0693in" svg:height="0.4209in" draw:z-index="113"><draw:image xlink:href="http://www.ncbi.nlm.nih.gov/pmc/articles/PMC4200359/bin/jkns-56-121-g005.gif" xlink:type="simple" xlink:show="embed" xlink:actuate="onLoad"/><svg:title>Fig. 5</svg:title></draw:frame></draw:a></text:p></draw:text-box></draw:frame></text:p>
          <text:section text:style-name="Sect1" text:name="lgnd_F5">
            <text:p text:style-name="P27"><text:a xlink:type="simple" xlink:href="http://www.ncbi.nlm.nih.gov/pmc/articles/PMC4200359/figure/F5/" office:target-frame-name="figure" xlink:show="replace"><text:span text:style-name="T67">Fig. 5</text:span></text:a></text:p>
            <text:p text:style-name="P27"><text:span text:style-name="T21">A : Preoperative T2-weighted MRI of a 61-year-old male patient with spinal cord compression at C3-4-5-6. Intramedullary high signal intensity, grade 1 was visible at the region of the marked compressed cord. His JOA score was 5. B : Cervical 3D CT showed </text:span><text:span text:style-name="Strong_20_Emphasis"><text:span text:style-name="T23">...</text:span></text:span></text:p>
          </text:section>
        </text:section>
        <text:p text:style-name="P53"><text:bookmark text:name="__p261"/>The durations of preoperative symptoms ranged from 1 to 90 days (mean, 19.7 days). The SAC averaged 6.0±1.8 mm. There were 17 patients who had DM prior to the surgeries. The preoperative hemoglobin A1 value averaged 7.2±0.7% (range 6.3-9.4%).</text:p>
        <text:p text:style-name="P62"><text:bookmark text:name="__p271"/><text:span text:style-name="T21">There was significant correlation between JOA recovery ratio and preoperative JOA score, grade of intramedullary signal intensity, maximal spinal canal stenosis, SAC or DM, whereas no significant correlation between JOA recovery ratio and patient age, cervical curvature, duration of preoperative symptoms, OPLL type, cervical stenosis (Pavlov ratio), the length of SI, or minor trauma history (</text:span><text:a xlink:type="simple" xlink:href="http://www.ncbi.nlm.nih.gov/pmc/articles/PMC4200359/table/T1/" office:target-frame-name="true" xlink:show="replace"><text:span text:style-name="T56">Table 1</text:span></text:a><text:span text:style-name="T21">). In this study, initial JOA scores correlated significantly with JOA recovery ratio (R2=0.282, </text:span><text:span text:style-name="Emphasis"><text:span text:style-name="T21">p</text:span></text:span><text:span text:style-name="T21">&lt;0.05) (</text:span><text:a xlink:type="simple" xlink:href="http://www.ncbi.nlm.nih.gov/pmc/articles/PMC4200359/figure/F6/" office:target-frame-name="figure" xlink:show="replace"><text:span text:style-name="T56">Fig. 6A</text:span></text:a><text:span text:style-name="T21">). Also, the space available for the SAC correlated significantly with the JOA recovery ratio (R2=0.144, </text:span><text:span text:style-name="Emphasis"><text:span text:style-name="T21">p</text:span></text:span><text:span text:style-name="T21">&lt;0.05) (</text:span><text:a xlink:type="simple" xlink:href="http://www.ncbi.nlm.nih.gov/pmc/articles/PMC4200359/figure/F6/" office:target-frame-name="figure" xlink:show="replace"><text:span text:style-name="T56">Fig. 6B</text:span></text:a><text:span text:style-name="T21">). The change of maximal spinal canal stenosis correlated negatively with the rate of postoperative neurologic improvement (R2=0.095, </text:span><text:span text:style-name="Emphasis"><text:span text:style-name="T21">p</text:span></text:span><text:span text:style-name="T21">&lt;0.05) (</text:span><text:a xlink:type="simple" xlink:href="http://www.ncbi.nlm.nih.gov/pmc/articles/PMC4200359/figure/F6/" office:target-frame-name="figure" xlink:show="replace"><text:span text:style-name="T56">Fig. 6C</text:span></text:a><text:span text:style-name="T21">). The preoperative neurological status, the grade of intramedullary signal intensity, maximal spinal canal stenosis, the SAC, and DM were significantly correlated with neurological outcome following surgery.</text:span></text:p>
        <text:section text:style-name="Sect1" text:name="F6">
          <text:p text:style-name="P62"><draw:frame draw:style-name="fr1" draw:name="Frame17" text:anchor-type="paragraph" svg:width="1.0417in" draw:z-index="114"><draw:text-box fo:min-height="0.0161in"><text:p text:style-name="P2"><draw:a xlink:type="simple" xlink:href="http://www.ncbi.nlm.nih.gov/pmc/articles/PMC4200359/figure/F6/" office:target-frame-name="figure" xlink:show="replace"><draw:frame draw:style-name="fr6" draw:name="graphics94" text:anchor-type="as-char" svg:width="1.0693in" svg:height="0.4209in" draw:z-index="115"><draw:image xlink:href="http://www.ncbi.nlm.nih.gov/pmc/articles/PMC4200359/bin/jkns-56-121-g006.gif" xlink:type="simple" xlink:show="embed" xlink:actuate="onLoad"/><svg:title>Fig. 6</svg:title></draw:frame></draw:a></text:p></draw:text-box></draw:frame></text:p>
          <text:section text:style-name="Sect1" text:name="lgnd_F6">
            <text:p text:style-name="P27"><text:a xlink:type="simple" xlink:href="http://www.ncbi.nlm.nih.gov/pmc/articles/PMC4200359/figure/F6/" office:target-frame-name="figure" xlink:show="replace"><text:span text:style-name="T67">Fig. 6</text:span></text:a></text:p>
            <text:p text:style-name="P27"><text:span text:style-name="T21">A : Initial Japanese Orthopedic Association (JOA) score correlated with JOA recovery ratio (clinical outcome). B : JOA recovery ratio correlated with the space available for the spinal cord (SAC). C : The maximal spinal canal stenosis correlated negatively </text:span><text:span text:style-name="Strong_20_Emphasis"><text:span text:style-name="T23">...</text:span></text:span></text:p>
          </text:section>
        </text:section>
        <text:section text:style-name="Sect1" text:name="Section8">
          <text:p text:style-name="P62"><draw:frame draw:style-name="fr1" draw:name="Frame18" text:anchor-type="paragraph" svg:width="1.0417in" draw:z-index="116"><draw:text-box fo:min-height="0.0161in"><text:p text:style-name="P2"><draw:a xlink:type="simple" xlink:href="http://www.ncbi.nlm.nih.gov/pmc/articles/PMC4200359/table/T1/" office:target-frame-name="table" xlink:show="replace"><draw:frame draw:style-name="fr6" draw:name="graphics95" text:anchor-type="as-char" svg:width="1.0693in" svg:height="0.4209in" draw:z-index="117"><draw:image xlink:href="http://www.ncbi.nlm.nih.gov/pmc/articles/PMC4200359/table/T1/?report=thumb" xlink:type="simple" xlink:show="embed" xlink:actuate="onLoad"/><svg:title>Table 1</svg:title></draw:frame></draw:a></text:p></draw:text-box></draw:frame><text:bookmark text:name="T1"/><text:a xlink:type="simple" xlink:href="http://www.ncbi.nlm.nih.gov/pmc/articles/PMC4200359/table/T1/" office:target-frame-name="table" xlink:show="replace"><text:span text:style-name="T57">Table 1</text:span></text:a></text:p>
          <text:p text:style-name="P21">Correlation analysis results between JOA recovery ratio and other factors</text:p>
        </text:section>
        <text:section text:style-name="Sect1" text:name="__sec18">
          <text:h text:style-name="P107" text:outline-level="3">Preoperative JOA, SI length, SAC, and neurological outcome according to the presence of trauma</text:h>
          <text:p text:style-name="P54"><text:bookmark text:name="__p281"/>Thirty-three patients (44.6%) had sustained minor trauma to the cervical spine. The remaining 41 patients had no histories of trauma. The traumas included 21 falls, 8 whiplash injuries, and 4 instances in which the patients were struck with blunt objects. Most of the patients who had suffered trauma were considered to have cervical spinal cord injuries due to hyperextensions.</text:p>
          <text:p text:style-name="P62"><text:bookmark text:name="__p291"/><text:span text:style-name="T21">The intervals between the minor traumas and the surgeries ranged from 1 to 23 days (mean 4.5 days). The mean preoperative JOA scores were 11.3±1.9 for the patients who had no history of trauma and 8.0±3.1 for the patients who had suffered minor trauma, and the difference between these scores was statistically significant (</text:span><text:span text:style-name="Emphasis"><text:span text:style-name="T21">p</text:span></text:span><text:span text:style-name="T21">&lt;0.05) (</text:span><text:a xlink:type="simple" xlink:href="http://www.ncbi.nlm.nih.gov/pmc/articles/PMC4200359/table/T2/" office:target-frame-name="true" xlink:show="replace"><text:span text:style-name="T56">Table 2</text:span></text:a><text:span text:style-name="T21">). The respective postoperative JOA scores and recovery ratios (%) were 13.7±1.8 and 44.9±15.6% for the 41 patients with no trauma and 11.3±3.2 and </text:span><text:soft-page-break/><text:span text:style-name="T21">40.7±20.0% for the 33 patients who had experienced minor preoperatively trauma (</text:span><text:a xlink:type="simple" xlink:href="http://www.ncbi.nlm.nih.gov/pmc/articles/PMC4200359/table/T2/" office:target-frame-name="true" xlink:show="replace"><text:span text:style-name="T56">Table 2</text:span></text:a><text:span text:style-name="T21">). There were no significant differences in patient age, cervical alignment, length of signal intensity, and SAC between the patients with and without trauma histories. Also, there was no significant correlation between JOA recovery ratio and the presence of minor trauma (</text:span><text:span text:style-name="Emphasis"><text:span text:style-name="T21">p</text:span></text:span><text:span text:style-name="T21">=0.310). Although the JOA scores were initially worse for the patients with minor trauma histories than for the patients who had not experienced trauma before the surgeries, minor cervical trauma had no direct effect on the surgical outcomes of the cervical OPLL patients.</text:span></text:p>
          <text:section text:style-name="Sect1" text:name="Section9">
            <text:p text:style-name="P62"><draw:frame draw:style-name="fr1" draw:name="Frame19" text:anchor-type="paragraph" svg:width="1.0417in" draw:z-index="118"><draw:text-box fo:min-height="0.0161in"><text:p text:style-name="P2"><draw:a xlink:type="simple" xlink:href="http://www.ncbi.nlm.nih.gov/pmc/articles/PMC4200359/table/T2/" office:target-frame-name="table" xlink:show="replace"><draw:frame draw:style-name="fr6" draw:name="graphics96" text:anchor-type="as-char" svg:width="1.0693in" svg:height="0.4209in" draw:z-index="119"><draw:image xlink:href="http://www.ncbi.nlm.nih.gov/pmc/articles/PMC4200359/table/T2/?report=thumb" xlink:type="simple" xlink:show="embed" xlink:actuate="onLoad"/><svg:title>Table 2</svg:title></draw:frame></draw:a></text:p></draw:text-box></draw:frame><text:bookmark text:name="T2"/><text:a xlink:type="simple" xlink:href="http://www.ncbi.nlm.nih.gov/pmc/articles/PMC4200359/table/T2/" office:target-frame-name="table" xlink:show="replace"><text:span text:style-name="T67">Table 2</text:span></text:a></text:p>
            <text:p text:style-name="P21">Clinical characteristics and neurological outcome according to the presence of trauma</text:p>
          </text:section>
          <text:p text:style-name="P53"><text:bookmark text:name="__p301"/>In our study, 3 of 74 patients (4.1%) developed C5 palsy postoperatively. In one patient, a postoperative hematoma developed within three hours after the surgery, and we performed an immediate removal of hematoma. However, the patient continued to exhibit C5 nerve palsy on right side. The other two patients experienced full recoveries from the C5 nerve palsies within approximately six months. Additionally, CSF leakage due to dural tears occurred in one patient. However, the area of the dural defect was believed to be small, and the CSF leakage was cured by simple conservative treatment. One patient required an additional augmentation surgery due to screw dislodgement one year after the posterior decompression and fixation. Additionally, three patients experienced superficial wound infections following surgery, but additional surgeries were not required to remove the instrumentation.</text:p>
        </text:section>
      </text:section>
      <text:section text:style-name="Sect1" text:name="__sec19">
        <text:p text:style-name="P92"><text:a xlink:type="simple" xlink:href="http://www.ncbi.nlm.nih.gov/pmc/articles/PMC4200359/#"><text:span text:style-name="T47">Go to:</text:span></text:a></text:p>
        <text:h text:style-name="P127" text:outline-level="2"><text:bookmark text:name="__sec19title"/>DISCUSSION</text:h>
        <text:p text:style-name="P62"><text:bookmark text:name="__p312"/><text:span text:style-name="T21">OPLL is a subtype of diffuse idiopathic skeletal hyperostosis and might increase the risk of SCI associated with minor trauma</text:span><text:bookmark text:name="__tag_408463865"/><text:a xlink:type="simple" xlink:href="http://www.ncbi.nlm.nih.gov/pmc/articles/PMC4200359/#B10"><text:span text:style-name="T56">10</text:span></text:a><text:span text:style-name="T21">,</text:span><text:bookmark text:name="__tag_408463871"/><text:a xlink:type="simple" xlink:href="http://www.ncbi.nlm.nih.gov/pmc/articles/PMC4200359/#B16"><text:span text:style-name="T56">16</text:span></text:a><text:span text:style-name="T21">,</text:span><text:bookmark text:name="__tag_408463880"/><text:a xlink:type="simple" xlink:href="http://www.ncbi.nlm.nih.gov/pmc/articles/PMC4200359/#B21"><text:span text:style-name="T56">21)</text:span></text:a><text:span text:style-name="T21">. The incidence of OPLL was estimated to be 26 to 38% in a patient population sustaining acute cervical cord injury without fracture or dislocation of the spinal column</text:span><text:bookmark text:name="__tag_408463867"/><text:a xlink:type="simple" xlink:href="http://www.ncbi.nlm.nih.gov/pmc/articles/PMC4200359/#B18"><text:span text:style-name="T56">18)</text:span></text:a><text:span text:style-name="T21">. Severe myelopathy can be induced by minor cervical trauma in patients with OPLL</text:span><text:bookmark text:name="__tag_408463861"/><text:a xlink:type="simple" xlink:href="http://www.ncbi.nlm.nih.gov/pmc/articles/PMC4200359/#B16"><text:span text:style-name="T56">16)</text:span></text:a><text:span text:style-name="T21">. Moreover, Fujimura et al.</text:span><text:bookmark text:name="__tag_408463911"/><text:a xlink:type="simple" xlink:href="http://www.ncbi.nlm.nih.gov/pmc/articles/PMC4200359/#B10"><text:span text:style-name="T56">10)</text:span></text:a><text:span text:style-name="T21"> reported that the surgical outcomes of patients with trauma-induced myelopathy are inferior to those with myelopathy unrelated to trauma. Many experts have recommended that preventive surgery should be performed prior to the onset of myelopathy in patients with OPLL and potential spinal stenosis due to ossified ligaments. In contrast, Matsunaga et al.</text:span><text:bookmark text:name="__tag_408463885"/><text:a xlink:type="simple" xlink:href="http://www.ncbi.nlm.nih.gov/pmc/articles/PMC4200359/#B19"><text:span text:style-name="T56">19)</text:span></text:a><text:span text:style-name="T21"> insisted that preventive surgery for patients in whom myelopathies have not yet developed is inappropriate. These authors stated that the frequency of trauma-induced myelopathy decreased in their prospectively investigated group and assumed that this decrease was due to the patients' efforts to avoid trauma. The question of whether preventive surgery should be performed in patients with OPLL remains unresolved.</text:span></text:p>
        <text:p text:style-name="P54"><text:bookmark text:name="__p321"/>In some (44.6%) of the patients with OPLL in our series, the occurrence of myelopathy was associated with minor trauma. The initial JOA scores were worse among the patients who had experienced minor trauma than among the patients who had not experienced trauma prior to surgery; however, there was no significant difference in the postoperative JOA score and the JOA recovery ratio among the patients with and without trauma-induced myelopathy. In the initial stage of this research, our assumption was that the presence of minor trauma would exert an unfavorable influence on the surgical outcome. Yet, we found that there was no significant correlation between the presence of minor trauma and JOA recovery ratio. Although the preoperative JOA scores of the patients with minor trauma were relatively lower than those of the other patients, their neurological outcomes improved almost to the same level with the other group of patients. We speculate that this results is because other diverse factors, such as the types of injury, the severity of cord compression, or signal intensity changes had an influence on the surgical outcome. Future studies can be performed to identify the precise relationship between OPLL and the clinical outcome of the patients with minor trauma, with the consideration of the variation in magnitude, mechanism, and level of injury as well as therapeutic treatments.</text:p>
        <text:p text:style-name="P62"><text:bookmark text:name="__p331"/><text:span text:style-name="T21">Many authors have discussed various factors related to the prediction of the surgical outcomes for cervical OPLL</text:span><text:bookmark text:name="__tag_408463892"/><text:a xlink:type="simple" xlink:href="http://www.ncbi.nlm.nih.gov/pmc/articles/PMC4200359/#B1"><text:span text:style-name="T56">1</text:span></text:a><text:span text:style-name="T21">,</text:span><text:bookmark text:name="__tag_408463882"/><text:a xlink:type="simple" xlink:href="http://www.ncbi.nlm.nih.gov/pmc/articles/PMC4200359/#B12"><text:span text:style-name="T56">12</text:span></text:a><text:span text:style-name="T21">,</text:span><text:bookmark text:name="__tag_408463907"/><text:a xlink:type="simple" xlink:href="http://www.ncbi.nlm.nih.gov/pmc/articles/PMC4200359/#B13"><text:span text:style-name="T56">13</text:span></text:a><text:span text:style-name="T21">,</text:span><text:bookmark text:name="__tag_408463884"/><text:a xlink:type="simple" xlink:href="http://www.ncbi.nlm.nih.gov/pmc/articles/PMC4200359/#B19"><text:span text:style-name="T56">19</text:span></text:a><text:span text:style-name="T21">,</text:span><text:bookmark text:name="__tag_408463890"/><text:a xlink:type="simple" xlink:href="http://www.ncbi.nlm.nih.gov/pmc/articles/PMC4200359/#B31"><text:span text:style-name="T56">31)</text:span></text:a><text:span text:style-name="T21">. However, the results of many of the previous studies are inconclusive or conflicting. We evaluated the potential prognostic factors of surgical patients with cervical OPLL and sought to explain the occasional conflicts between our results and those of other studies.</text:span></text:p>
        <text:p text:style-name="P62"><text:bookmark text:name="__p341"/><text:soft-page-break/><text:span text:style-name="T21">It is known that a narrow spinal canal is an important risk factor for the development of cervical myelopathy associated with OPLL</text:span><text:bookmark text:name="__tag_408463902"/><text:a xlink:type="simple" xlink:href="http://www.ncbi.nlm.nih.gov/pmc/articles/PMC4200359/#B13"><text:span text:style-name="T56">13</text:span></text:a><text:span text:style-name="T21">,</text:span><text:bookmark text:name="__tag_408463883"/><text:a xlink:type="simple" xlink:href="http://www.ncbi.nlm.nih.gov/pmc/articles/PMC4200359/#B14"><text:span text:style-name="T56">14)</text:span></text:a><text:span text:style-name="T21">. Due to the severe cervical stenosis caused by OPLL, the insufficient decompression of neural tissues is possible. Several calculated ratios, including the occupying ratio and the ratio of maximal OPLL thickness to anteroposterior spinal canal diameter, have been used to indicate the degree of narrowness of the spinal canal in OPLL</text:span><text:bookmark text:name="__tag_408463913"/><text:a xlink:type="simple" xlink:href="http://www.ncbi.nlm.nih.gov/pmc/articles/PMC4200359/#B15"><text:span text:style-name="T56">15)</text:span></text:a><text:span text:style-name="T21">. Patients with occupying ratios greater than 60% have significantly poorer outcomes following surgery</text:span><text:bookmark text:name="__tag_408463879"/><text:a xlink:type="simple" xlink:href="http://www.ncbi.nlm.nih.gov/pmc/articles/PMC4200359/#B14"><text:span text:style-name="T56">14)</text:span></text:a><text:span text:style-name="T21">. However, Okada et al</text:span><text:bookmark text:name="__tag_408463909"/><text:a xlink:type="simple" xlink:href="http://www.ncbi.nlm.nih.gov/pmc/articles/PMC4200359/#B25"><text:span text:style-name="T56">25)</text:span></text:a><text:span text:style-name="T21">. reported that the neurological outcomes of patients with OPLL do not significantly dependent on maximal cord compression</text:span><text:bookmark text:name="__tag_408463864"/><text:a xlink:type="simple" xlink:href="http://www.ncbi.nlm.nih.gov/pmc/articles/PMC4200359/#B26"><text:span text:style-name="T56">26)</text:span></text:a><text:span text:style-name="T21">. Our results revealed that the patients with poorer neurological outcomes had narrower SACs than did the patients with better outcomes. Onishi et al.</text:span><text:bookmark text:name="__tag_408463863"/><text:a xlink:type="simple" xlink:href="http://www.ncbi.nlm.nih.gov/pmc/articles/PMC4200359/#B26"><text:span text:style-name="T56">26)</text:span></text:a><text:span text:style-name="T21"> stated that trauma-induced myelopathy patients have severely narrowed spinal canals. However, in this study, the canal stenoses and SACs of the trauma-induced myelopathic group were not significantly narrower than those of non-trauma myelopathic group.</text:span></text:p>
        <text:p text:style-name="P62"><text:bookmark text:name="__p351"/><text:span text:style-name="T21">Intramedullary spinal cord changes in SI on MRI might indicate edema, inflammation, vascular ischemia, gliosis, or myelomalacia of the spinal cord</text:span><text:bookmark text:name="__tag_408463875"/><text:a xlink:type="simple" xlink:href="http://www.ncbi.nlm.nih.gov/pmc/articles/PMC4200359/#B22"><text:span text:style-name="T56">22</text:span></text:a><text:span text:style-name="T21">,</text:span><text:bookmark text:name="__tag_408463906"/><text:a xlink:type="simple" xlink:href="http://www.ncbi.nlm.nih.gov/pmc/articles/PMC4200359/#B24"><text:span text:style-name="T56">24)</text:span></text:a><text:span text:style-name="T21">. Intramedullary signal changes in T2-weight MRI are frequently found in patients with cervical compressive myelopathy. Although diverse rates (29-83%) of signal changes on preoperative MR images have been reported</text:span><text:bookmark text:name="__tag_408463877"/><text:a xlink:type="simple" xlink:href="http://www.ncbi.nlm.nih.gov/pmc/articles/PMC4200359/#B32"><text:span text:style-name="T56">32</text:span></text:a><text:span text:style-name="T21">,</text:span><text:bookmark text:name="__tag_408463881"/><text:a xlink:type="simple" xlink:href="http://www.ncbi.nlm.nih.gov/pmc/articles/PMC4200359/#B36"><text:span text:style-name="T56">36)</text:span></text:a><text:span text:style-name="T21">, intramedullary signal changes on MR were observed in 60 of 74 patients (81.1%) in the present series. Patients with intramedullary signal intensity changes on MR significantly worse prognostic outcomes. Moreover, the severity of signal intensity on the preoperative T2-weighted MR images had a chance of poor improvement after decompressive surgery. According to our results, posterior decompressive surgery might not significantly improve the myelopathic symptoms of patients with severe preoperative high signal intensity in the spinal cord.</text:span></text:p>
        <text:p text:style-name="P62"><text:bookmark text:name="__p361"/><text:span text:style-name="T21">Kawaguchi et al.</text:span><text:bookmark text:name="__tag_408463910"/><text:a xlink:type="simple" xlink:href="http://www.ncbi.nlm.nih.gov/pmc/articles/PMC4200359/#B17"><text:span text:style-name="T56">17)</text:span></text:a><text:span text:style-name="T21"> insisted that there was is negative correlation between the recovery rate after cervical laminoplasty for OPLL and hemoglobin A1 value. It is known that DM not only involves the peripheral nerves but can also affect the spinal cord</text:span><text:bookmark text:name="__tag_408463888"/><text:a xlink:type="simple" xlink:href="http://www.ncbi.nlm.nih.gov/pmc/articles/PMC4200359/#B6"><text:span text:style-name="T56">6)</text:span></text:a><text:span text:style-name="T21">. Neurophysiologic abnormalities might be present in the spinal cords and the peripheral nervous systems of diabetic patients</text:span><text:bookmark text:name="__tag_408463895"/><text:a xlink:type="simple" xlink:href="http://www.ncbi.nlm.nih.gov/pmc/articles/PMC4200359/#B23"><text:span text:style-name="T56">23</text:span></text:a><text:span text:style-name="T21">,</text:span><text:bookmark text:name="__tag_408463904"/><text:a xlink:type="simple" xlink:href="http://www.ncbi.nlm.nih.gov/pmc/articles/PMC4200359/#B35"><text:span text:style-name="T56">35)</text:span></text:a><text:span text:style-name="T21">. In the present study, multiple regression analysis revealed that DM was a risk factor for poor prognoses after decompressive surgeries. We believe that DM has many detrimental effects on the microvasculatures of patients with cervical OPLL. Notably, diabetic patients with concomitant with myelopathy due to OPLL might have experience more unfavorable outcomes than non-diabetic patients.</text:span></text:p>
        <text:p text:style-name="P62"><text:bookmark text:name="__p371"/><text:span text:style-name="T21">Previous research has reported other potential prognostic factors that might affect outcome following after posterior cervical decompression including the patient's age, symptom duration, shape of the OPLL lesion, the number of levels that are compressed, the length of SI, and the alignment of the cervical spine</text:span><text:bookmark text:name="__tag_408463869"/><text:a xlink:type="simple" xlink:href="http://www.ncbi.nlm.nih.gov/pmc/articles/PMC4200359/#B1"><text:span text:style-name="T56">1</text:span></text:a><text:span text:style-name="T21">,</text:span><text:bookmark text:name="__tag_408463897"/><text:a xlink:type="simple" xlink:href="http://www.ncbi.nlm.nih.gov/pmc/articles/PMC4200359/#B4"><text:span text:style-name="T56">4</text:span></text:a><text:span text:style-name="T21">,</text:span><text:bookmark text:name="__tag_408463899"/><text:a xlink:type="simple" xlink:href="http://www.ncbi.nlm.nih.gov/pmc/articles/PMC4200359/#B7"><text:span text:style-name="T56">7</text:span></text:a><text:span text:style-name="T21">,</text:span><text:bookmark text:name="__tag_408463868"/><text:a xlink:type="simple" xlink:href="http://www.ncbi.nlm.nih.gov/pmc/articles/PMC4200359/#B8"><text:span text:style-name="T56">8</text:span></text:a><text:span text:style-name="T21">,</text:span><text:bookmark text:name="__tag_408463876"/><text:a xlink:type="simple" xlink:href="http://www.ncbi.nlm.nih.gov/pmc/articles/PMC4200359/#B12"><text:span text:style-name="T56">12)</text:span></text:a><text:span text:style-name="T21">. However, in our multiple logistic regression analysis, the above variables that have been mentioned by other authors were not significantly related to prognosis following decompressive surgery.</text:span></text:p>
        <text:p text:style-name="P62"><text:bookmark text:name="__p381"/><text:span text:style-name="T21">Generally, the neurological improvement of cervical OPLL by means of posterior decompression surgeries, such as cervical laminoplasty or laminectomy with fixation, may be generated by direct posterior decompression and indirect anterior decompression of the spinal cord due to posterior shifting of the cord. Postoperative C5 nerve palsy is a possible complication of cervical decompression procedures. The average incidence of postoperative C5 palsy following cervical decompression procedures for OPLL is known to be 8.3% (range 3.2-28.6%)</text:span><text:bookmark text:name="__tag_408463893"/><text:a xlink:type="simple" xlink:href="http://www.ncbi.nlm.nih.gov/pmc/articles/PMC4200359/#B29"><text:span text:style-name="T56">29</text:span></text:a><text:span text:style-name="T21">,</text:span><text:bookmark text:name="__tag_408463878"/><text:a xlink:type="simple" xlink:href="http://www.ncbi.nlm.nih.gov/pmc/articles/PMC4200359/#B33"><text:span text:style-name="T56">33)</text:span></text:a><text:span text:style-name="T21">. The pathogenesis of postoperative C5 palsy remains unclear. Radcliff et al.</text:span><text:bookmark text:name="__tag_408463874"/><text:a xlink:type="simple" xlink:href="http://www.ncbi.nlm.nih.gov/pmc/articles/PMC4200359/#B28"><text:span text:style-name="T56">28)</text:span></text:a><text:span text:style-name="T21"> reported that postoperative C5 nerve palsy might be due to a posterior drift of the spinal cord that is related to wide decompression. Others insisted that OPLL itself is a risk factor for postoperative C5 palsy and that densely adhered OPLL in the vicinity of the C5 nerve is related to postoperative C5 palsy</text:span><text:bookmark text:name="__tag_408463873"/><text:a xlink:type="simple" xlink:href="http://www.ncbi.nlm.nih.gov/pmc/articles/PMC4200359/#B20"><text:span text:style-name="T56">20)</text:span></text:a><text:span text:style-name="T21">. In our study, 3 of 74 patients (4.1%) developed postoperative C5 palsy. We did not find an increased incidence of C5 palsy compared to the results of other researchers</text:span><text:bookmark text:name="__tag_408463872"/><text:a xlink:type="simple" xlink:href="http://www.ncbi.nlm.nih.gov/pmc/articles/PMC4200359/#B20"><text:span text:style-name="T56">20)</text:span></text:a><text:span text:style-name="T21">, which is why we believe that it is worth the effort to decompress both foraminal stenoses that result from OPLL.</text:span></text:p>
        <text:p text:style-name="P62"><text:bookmark text:name="__p391"/><text:span text:style-name="T21">There are several limitations of this study. Because our study had a retrospective design, there was a lack of clinical data regarding cervical spine mobility, and the sample size was small. Moreover, we compared the groups that had and had not experienced trauma-induced myelopathy, the definition of the minor traumatic injury was not completely clear. The types of </text:span><text:soft-page-break/><text:span text:style-name="T21">trauma might be variable because they were dependent only upon the patients' delineations. This study did not include a quantitative analysis of SI in the spinal cord. Rather, we chose an alternative analysis as other authors have previously reported</text:span><text:bookmark text:name="__tag_408463870"/><text:a xlink:type="simple" xlink:href="http://www.ncbi.nlm.nih.gov/pmc/articles/PMC4200359/#B5"><text:span text:style-name="T56">5</text:span></text:a><text:span text:style-name="T21">,</text:span><text:bookmark text:name="__tag_408463862"/><text:a xlink:type="simple" xlink:href="http://www.ncbi.nlm.nih.gov/pmc/articles/PMC4200359/#B30"><text:span text:style-name="T56">30</text:span></text:a><text:span text:style-name="T21">,</text:span><text:bookmark text:name="__tag_408463908"/><text:a xlink:type="simple" xlink:href="http://www.ncbi.nlm.nih.gov/pmc/articles/PMC4200359/#B32"><text:span text:style-name="T56">32)</text:span></text:a><text:span text:style-name="T21">; i.e., independent radiologists categorized the severities of intramedullary SIs into three groups according to SI. Further extended and comprehensive studies will be performed to establish clinical outcomes using the methods described here.</text:span></text:p>
      </text:section>
      <text:section text:style-name="Sect1" text:name="__sec20">
        <text:p text:style-name="P92"><text:a xlink:type="simple" xlink:href="http://www.ncbi.nlm.nih.gov/pmc/articles/PMC4200359/#"><text:span text:style-name="T47">Go to:</text:span></text:a></text:p>
        <text:h text:style-name="P127" text:outline-level="2"><text:bookmark text:name="__sec20title"/>CONCLUSION</text:h>
        <text:p text:style-name="P54"><text:bookmark text:name="__p40"/>Neurological outcome is related to preoperative neurological status, maximal cord compression ratio, DM, and intramedullary SI, among many other variables. More stable preoperative neurological statuses were associated with better neurological outcomes following the surgeries operation. The SI severities on the preoperative T2-weighted images were negatively related to neurological outcomes. Moreover, the patients with no histories of DM and larger SAC experienced greater improvement following the surgeries than did the patients with DM and smaller SACs. Although the initial JOA scores were worse among the minor trauma patients than among those who had not experienced trauma prior to surgery, minor cervical trauma had no direct effect on the surgical outcomes of the cervical OPLL patients.</text:p>
      </text:section>
      <text:section text:style-name="Sect1" text:name="__ref-listid387854">
        <text:p text:style-name="P92"><text:a xlink:type="simple" xlink:href="http://www.ncbi.nlm.nih.gov/pmc/articles/PMC4200359/#"><text:span text:style-name="T47">Go to:</text:span></text:a></text:p>
        <text:h text:style-name="P127" text:outline-level="2"><text:bookmark text:name="__ref-listid387854title"/>References</text:h>
        <text:section text:style-name="Sect1" text:name="Section10">
          <text:p text:style-name="P27"><text:bookmark text:name="reference-list1"/></text:p>
          <text:section text:style-name="Sect1" text:name="B1">
            <text:p text:style-name="P62">1. Baba H, Maezawa Y, Furusawa N, Imura S, Tomita K. Flexibility and alignment of the cervical spine after laminoplasty for spondylotic myelopathy. A radiographic study. Int Orthop.1995;19:116–121. [<text:a xlink:type="simple" xlink:href="http://www.ncbi.nlm.nih.gov/pubmed/7649681" office:target-frame-name="pmc_ext" xlink:show="replace"><text:span text:style-name="T67">PubMed</text:span></text:a>]</text:p>
          </text:section>
          <text:section text:style-name="Sect1" text:name="B2">
            <text:p text:style-name="P62">2. Bracken MB, Shepard MJ, Collins WF, Holford TR, Young W, Baskin DS, et al. A randomized, controlled trial of methylprednisolone or naloxone in the treatment of acute spinal-cord injury. Results of the Second National Acute Spinal Cord Injury Study. N Engl J Med.1990;322:1405–1411. [<text:a xlink:type="simple" xlink:href="http://www.ncbi.nlm.nih.gov/pubmed/2278545" office:target-frame-name="pmc_ext" xlink:show="replace"><text:span text:style-name="T67">PubMed</text:span></text:a>]</text:p>
          </text:section>
          <text:section text:style-name="Sect1" text:name="B3">
            <text:p text:style-name="P62">3. Carette S, Fehlings MG. Clinical practice. Cervical radiculopathy. N Engl J Med.2005;353:392–399. [<text:a xlink:type="simple" xlink:href="http://www.ncbi.nlm.nih.gov/pubmed/16049211" office:target-frame-name="pmc_ext" xlink:show="replace"><text:span text:style-name="T67">PubMed</text:span></text:a>]</text:p>
          </text:section>
          <text:section text:style-name="Sect1" text:name="B4">
            <text:p text:style-name="P62">4. Cho WS, Chung CK, Jahng TA, Kim HJ. Post-laminectomy kyphosis in patients with cervical ossification of the posterior longitudinal ligament : does it cause neurological deterioration? J Korean Neurosurg Soc. 2008;43:259–264. [<text:a xlink:type="simple" xlink:href="http://www.ncbi.nlm.nih.gov/pmc/articles/PMC2588253/"><text:span text:style-name="T67">PMC free article</text:span></text:a>] [<text:a xlink:type="simple" xlink:href="http://www.ncbi.nlm.nih.gov/pubmed/19096629" office:target-frame-name="pmc_ext" xlink:show="replace"><text:span text:style-name="T67">PubMed</text:span></text:a>]</text:p>
          </text:section>
          <text:section text:style-name="Sect1" text:name="B5">
            <text:p text:style-name="P62">5. Cho YE, Shin JJ, Kim KS, Chin DK, Kuh SU, Lee JH, et al. The relevance of intramedullary high signal intensity and gadolinium (Gd-DTPA) enhancement to the clinical outcome in cervical compressive myelopathy. Eur Spine J. 2011;20:2267–2274. [<text:a xlink:type="simple" xlink:href="http://www.ncbi.nlm.nih.gov/pmc/articles/PMC3229731/"><text:span text:style-name="T67">PMC free article</text:span></text:a>] [<text:a xlink:type="simple" xlink:href="http://www.ncbi.nlm.nih.gov/pubmed/21779859" office:target-frame-name="pmc_ext" xlink:show="replace"><text:span text:style-name="T67">PubMed</text:span></text:a>]</text:p>
          </text:section>
          <text:section text:style-name="Sect1" text:name="B6">
            <text:p text:style-name="P62">6. Eaton SE, Harris ND, Rajbhandari SM, Greenwood P, Wilkinson ID, Ward JD, et al. Spinal-cord involvement in diabetic peripheral neuropathy. Lancet. 2001;358:35–36. [<text:a xlink:type="simple" xlink:href="http://www.ncbi.nlm.nih.gov/pubmed/11454377" office:target-frame-name="pmc_ext" xlink:show="replace"><text:span text:style-name="T67">PubMed</text:span></text:a>]</text:p>
          </text:section>
          <text:section text:style-name="Sect1" text:name="B7">
            <text:p text:style-name="P62">7. Ebersold MJ, Pare MC, Quast LM. Surgical treatment for cervical spondylitic myelopathy. J Neurosurg. 1995;82:745–751. [<text:a xlink:type="simple" xlink:href="http://www.ncbi.nlm.nih.gov/pubmed/7714597" office:target-frame-name="pmc_ext" xlink:show="replace"><text:span text:style-name="T67">PubMed</text:span></text:a>]</text:p>
          </text:section>
          <text:section text:style-name="Sect1" text:name="B8">
            <text:p text:style-name="P62">8. Edwards CC, 2nd, Heller JG, Murakami H. Corpectomy versus laminoplasty for multilevel cervical myelopathy : an independent matched-cohort analysis. Spine (Phila Pa 1976)2002;27:1168–1175. [<text:a xlink:type="simple" xlink:href="http://www.ncbi.nlm.nih.gov/pubmed/12045513" office:target-frame-name="pmc_ext" xlink:show="replace"><text:span text:style-name="T67">PubMed</text:span></text:a>]</text:p>
          </text:section>
          <text:section text:style-name="Sect1" text:name="B9">
            <text:p text:style-name="P62">9. Endo S, Shimamura T, Nakae H, Takakuwa T, Yamada Y, Kasai T, et al. Cervical spinal cord injury <text:soft-page-break/>associated with ossification of the posterior longitudinal ligament. Arch Orthop Trauma Surg. 1994;113:218–221. [<text:a xlink:type="simple" xlink:href="http://www.ncbi.nlm.nih.gov/pubmed/7917716" office:target-frame-name="pmc_ext" xlink:show="replace"><text:span text:style-name="T67">PubMed</text:span></text:a>]</text:p>
          </text:section>
          <text:section text:style-name="Sect1" text:name="B10">
            <text:p text:style-name="P62">10. Fujimura Y, Nakamura M, Toyama Y. Influence of minor trauma on surgical results in patients with cervical OPLL. J Spinal Disord. 1998;11:16–20. [<text:a xlink:type="simple" xlink:href="http://www.ncbi.nlm.nih.gov/pubmed/9493765" office:target-frame-name="pmc_ext" xlink:show="replace"><text:span text:style-name="T67">PubMed</text:span></text:a>]</text:p>
          </text:section>
          <text:section text:style-name="Sect1" text:name="B11">
            <text:p text:style-name="P62">11. Hirabayashi K, Miyakawa J, Satomi K, Maruyama T, Wakano K. Operative results and postoperative progression of ossification among patients with ossification of cervical posterior longitudinal ligament. Spine (Phila Pa 1976) 1981;6:354–364. [<text:a xlink:type="simple" xlink:href="http://www.ncbi.nlm.nih.gov/pubmed/6792717" office:target-frame-name="pmc_ext" xlink:show="replace"><text:span text:style-name="T67">PubMed</text:span></text:a>]</text:p>
          </text:section>
          <text:section text:style-name="Sect1" text:name="B12">
            <text:p text:style-name="P62">12. Iwasaki M, Kawaguchi Y, Kimura T, Yonenobu K. Long-term results of expansive laminoplasty for ossification of the posterior longitudinal ligament of the cervical spine : more than 10 years follow up. J Neurosurg. 2002;96(2 Suppl):180–189. [<text:a xlink:type="simple" xlink:href="http://www.ncbi.nlm.nih.gov/pubmed/12450281" office:target-frame-name="pmc_ext" xlink:show="replace"><text:span text:style-name="T67">PubMed</text:span></text:a>]</text:p>
          </text:section>
          <text:section text:style-name="Sect1" text:name="B13">
            <text:p text:style-name="P62">13. Iwasaki M, Okuda S, Miyauchi A, Sakaura H, Mukai Y, Yonenobu K, et al. Surgical strategy for cervical myelopathy due to ossification of the posterior longitudinal ligament : Part 1 : Clinical results and limitations of laminoplasty. Spine (Phila Pa 1976) 2007;32:647–653.[<text:a xlink:type="simple" xlink:href="http://www.ncbi.nlm.nih.gov/pubmed/17413469" office:target-frame-name="pmc_ext" xlink:show="replace"><text:span text:style-name="T67">PubMed</text:span></text:a>]</text:p>
          </text:section>
          <text:section text:style-name="Sect1" text:name="B14">
            <text:p text:style-name="P62">14. Iwasaki M, Okuda S, Miyauchi A, Sakaura H, Mukai Y, Yonenobu K, et al. Surgical strategy for cervical myelopathy due to ossification of the posterior longitudinal ligament : Part 2 : Advantages of anterior decompression and fusion over laminoplasty. Spine (Phila Pa 1976)2007;32:654–660. [<text:a xlink:type="simple" xlink:href="http://www.ncbi.nlm.nih.gov/pubmed/17413470" office:target-frame-name="pmc_ext" xlink:show="replace"><text:span text:style-name="T67">PubMed</text:span></text:a>]</text:p>
          </text:section>
          <text:section text:style-name="Sect1" text:name="B15">
            <text:p text:style-name="P62">15. Kato Y, Iwasaki M, Fuji T, Yonenobu K, Ochi T. Long-term follow-up results of laminectomy for cervical myelopathy caused by ossification of the posterior longitudinal ligament.J Neurosurg. 1998;89:217–223. [<text:a xlink:type="simple" xlink:href="http://www.ncbi.nlm.nih.gov/pubmed/9688116" office:target-frame-name="pmc_ext" xlink:show="replace"><text:span text:style-name="T67">PubMed</text:span></text:a>]</text:p>
          </text:section>
          <text:section text:style-name="Sect1" text:name="B16">
            <text:p text:style-name="P62">16. Katoh S, el Masry WS, Jaffray D, McCall IW, Eisenstein SM, Pringle RG, et al. Neurologic outcome in conservatively treated patients with incomplete closed traumatic cervical spinal cord injuries. Spine (Phila Pa 1976) 1996;21:2345–2351. [<text:a xlink:type="simple" xlink:href="http://www.ncbi.nlm.nih.gov/pubmed/8915069" office:target-frame-name="pmc_ext" xlink:show="replace"><text:span text:style-name="T67">PubMed</text:span></text:a>]</text:p>
          </text:section>
          <text:section text:style-name="Sect1" text:name="B17">
            <text:p text:style-name="P62">17. Kawaguchi Y, Matsui H, Ishihara H, Gejo R, Yasuda T. Surgical outcome of cervical expansive laminoplasty in patients with diabetes mellitus. Spine (Phila Pa 1976) 2000;25:551–555. [<text:a xlink:type="simple" xlink:href="http://www.ncbi.nlm.nih.gov/pubmed/10749630" office:target-frame-name="pmc_ext" xlink:show="replace"><text:span text:style-name="T67">PubMed</text:span></text:a>]</text:p>
          </text:section>
          <text:section text:style-name="Sect1" text:name="B18">
            <text:p text:style-name="P62">18. Koyanagi I, Iwasaki Y, Hida K, Akino M, Imamura H, Abe H. Acute cervical cord injury without fracture or dislocation of the spinal column. J Neurosurg. 2000;93(1 Suppl):15–20.[<text:a xlink:type="simple" xlink:href="http://www.ncbi.nlm.nih.gov/pubmed/10879753" office:target-frame-name="pmc_ext" xlink:show="replace"><text:span text:style-name="T67">PubMed</text:span></text:a>]</text:p>
          </text:section>
          <text:section text:style-name="Sect1" text:name="B19">
            <text:p text:style-name="P62">19. Matsunaga S, Sakou T, Hayashi K, Ishidou Y, Hirotsu M, Komiya S. Trauma-induced myelopathy in patients with ossification of the posterior longitudinal ligament. J Neurosurg.2002;97(2 Suppl):172–175. [<text:a xlink:type="simple" xlink:href="http://www.ncbi.nlm.nih.gov/pubmed/12296674" office:target-frame-name="pmc_ext" xlink:show="replace"><text:span text:style-name="T67">PubMed</text:span></text:a>]</text:p>
          </text:section>
          <text:section text:style-name="Sect1" text:name="B20">
            <text:p text:style-name="P62">20. Minoda Y, Nakamura H, Konishi S, Nagayama R, Suzuki E, Yamano Y, et al. Palsy of the C5 nerve root after midsagittal-splitting laminoplasty of the cervical spine. Spine (Phila Pa 1976)2003;28:1123–1127. [<text:a xlink:type="simple" xlink:href="http://www.ncbi.nlm.nih.gov/pubmed/12782979" office:target-frame-name="pmc_ext" xlink:show="replace"><text:span text:style-name="T67">PubMed</text:span></text:a>]</text:p>
          </text:section>
          <text:section text:style-name="Sect1" text:name="B21">
            <text:p text:style-name="P62">21. Mizuno J, Nakagawa H, Hashizume Y. Pathology of the spinal cord damaged by ossification of the posterior longitudinal ligament associated with spinal cord injury. Spinal Cord.1999;37:224–227. [<text:a xlink:type="simple" xlink:href="http://www.ncbi.nlm.nih.gov/pubmed/10213337" office:target-frame-name="pmc_ext" xlink:show="replace"><text:span text:style-name="T67">PubMed</text:span></text:a>]</text:p>
          </text:section>
          <text:section text:style-name="Sect1" text:name="B22">
            <text:p text:style-name="P62"><text:soft-page-break/>22. Morimoto T, Yamada T, Nagata K, Matsuyama T, Sakaki T. Intramedullary gadolinium-DTPA enhancement in a patient with cervical spondylotic myelopathy and an associated vascular lesion. Case report. Neurosurg Focus. 1996;1:e3. [<text:a xlink:type="simple" xlink:href="http://www.ncbi.nlm.nih.gov/pubmed/15096029" office:target-frame-name="pmc_ext" xlink:show="replace"><text:span text:style-name="T67">PubMed</text:span></text:a>]</text:p>
          </text:section>
          <text:section text:style-name="Sect1" text:name="B23">
            <text:p text:style-name="P62">23. Nakamura R, Noritake M, Hosoda Y, Kamakura K, Nagata N, Shibasaki H. Somatosensory conduction delay in central and peripheral nervous system of diabetic patients.Diabetes Care. 1992;15:532–535. [<text:a xlink:type="simple" xlink:href="http://www.ncbi.nlm.nih.gov/pubmed/1499471" office:target-frame-name="pmc_ext" xlink:show="replace"><text:span text:style-name="T67">PubMed</text:span></text:a>]</text:p>
          </text:section>
          <text:section text:style-name="Sect1" text:name="B24">
            <text:p text:style-name="P62">24. Nilsson P, Sandberg-Wollheim M, Norrving B, Larsson EM. The role of MRI of the brain and spinal cord, and CSF examination for the diagnosis of primary progressive multiple sclerosis.Eur J Neurol. 2007;14:1292–1295. [<text:a xlink:type="simple" xlink:href="http://www.ncbi.nlm.nih.gov/pubmed/17764461" office:target-frame-name="pmc_ext" xlink:show="replace"><text:span text:style-name="T67">PubMed</text:span></text:a>]</text:p>
          </text:section>
          <text:section text:style-name="Sect1" text:name="B25">
            <text:p text:style-name="P62">25. Okada S, Maeda T, Ohkawa Y, Harimaya K, Saiwai H, Kumamaru H, et al. Does ossification of the posterior longitudinal ligament affect the neurological outcome after traumatic cervical cord injury? Spine (Phila Pa 1976) 2009;34:1148–1152. [<text:a xlink:type="simple" xlink:href="http://www.ncbi.nlm.nih.gov/pubmed/19444061" office:target-frame-name="pmc_ext" xlink:show="replace"><text:span text:style-name="T67">PubMed</text:span></text:a>]</text:p>
          </text:section>
          <text:section text:style-name="Sect1" text:name="B26">
            <text:p text:style-name="P62">26. Onishi E, Sakamoto A, Murata S, Matsushita M. Risk factors for acute cervical spinal cord injury associated with ossification of the posterior longitudinal ligament. Spine (Phila Pa 1976)2012;37:660–666. [<text:a xlink:type="simple" xlink:href="http://www.ncbi.nlm.nih.gov/pubmed/21857407" office:target-frame-name="pmc_ext" xlink:show="replace"><text:span text:style-name="T67">PubMed</text:span></text:a>]</text:p>
          </text:section>
          <text:section text:style-name="Sect1" text:name="B27">
            <text:p text:style-name="P62">27. Pavlov H, Torg JS, Robie B, Jahre C. Cervical spinal stenosis : determination with vertebral body ratio method. Radiology. 1987;164:771–775. [<text:a xlink:type="simple" xlink:href="http://www.ncbi.nlm.nih.gov/pubmed/3615879" office:target-frame-name="pmc_ext" xlink:show="replace"><text:span text:style-name="T67">PubMed</text:span></text:a>]</text:p>
          </text:section>
          <text:section text:style-name="Sect1" text:name="B28">
            <text:p text:style-name="P62">28. Radcliff KE, Limthongkul W, Kepler CK, Sidhu GD, Anderson DG, Rihn JA, et al. Cervical laminectomy width and spinal cord drift are risk factors for postoperative C5 palsy. J Spinal Disord Tech. 2014;27:86–92. [<text:a xlink:type="simple" xlink:href="http://www.ncbi.nlm.nih.gov/pubmed/22425890" office:target-frame-name="pmc_ext" xlink:show="replace"><text:span text:style-name="T67">PubMed</text:span></text:a>]</text:p>
          </text:section>
          <text:section text:style-name="Sect1" text:name="B29">
            <text:p text:style-name="P62">29. Sakaura H, Hosono N, Mukai Y, Ishii T, Yoshikawa H. C5 palsy after decompression surgery for cervical myelopathy : review of the literature. Spine (Phila Pa 1976) 2003;28:2447–2451. [<text:a xlink:type="simple" xlink:href="http://www.ncbi.nlm.nih.gov/pubmed/14595162" office:target-frame-name="pmc_ext" xlink:show="replace"><text:span text:style-name="T67">PubMed</text:span></text:a>]</text:p>
          </text:section>
          <text:section text:style-name="Sect1" text:name="B30">
            <text:p text:style-name="P62">30. Shin JJ, Jin BH, Kim KS, Cho YE, Cho WH. Intramedullary high signal intensity and neurological status as prognostic factors in cervical spondylotic myelopathy. Acta Neurochir (Wien) 2010;152:1687–1694. [<text:a xlink:type="simple" xlink:href="http://www.ncbi.nlm.nih.gov/pubmed/20512384" office:target-frame-name="pmc_ext" xlink:show="replace"><text:span text:style-name="T67">PubMed</text:span></text:a>]</text:p>
          </text:section>
          <text:section text:style-name="Sect1" text:name="B31">
            <text:p text:style-name="P62">31. Son S, Lee SG, Yoo CJ, Park CW, Kim WK. Single stage circumferential cervical surgery (selective anterior cervical corpectomy with fusion and laminoplasty) for multilevel ossification of the posterior longitudinal ligament with spinal cord ischemia on MRI. J Korean Neurosurg Soc.2010;48:335–341. [<text:a xlink:type="simple" xlink:href="http://www.ncbi.nlm.nih.gov/pmc/articles/PMC2982912/"><text:span text:style-name="T67">PMC free article</text:span></text:a>] [<text:a xlink:type="simple" xlink:href="http://www.ncbi.nlm.nih.gov/pubmed/21113361" office:target-frame-name="pmc_ext" xlink:show="replace"><text:span text:style-name="T67">PubMed</text:span></text:a>]</text:p>
          </text:section>
          <text:section text:style-name="Sect1" text:name="B32">
            <text:p text:style-name="P62">32. Suri A, Chabbra RP, Mehta VS, Gaikwad S, Pandey RM. Effect of intramedullary signal changes on the surgical outcome of patients with cervical spondylotic myelopathy. Spine J.2003;3:33–45. [<text:a xlink:type="simple" xlink:href="http://www.ncbi.nlm.nih.gov/pubmed/14589243" office:target-frame-name="pmc_ext" xlink:show="replace"><text:span text:style-name="T67">PubMed</text:span></text:a>]</text:p>
          </text:section>
          <text:section text:style-name="Sect1" text:name="B33">
            <text:p text:style-name="P62">33. Takemitsu M, Cheung KM, Wong YW, Cheung WY, Luk KD. C5 nerve root palsy after cervical laminoplasty and posterior fusion with instrumentation. J Spinal Disord Tech.2008;21:267–272. [<text:a xlink:type="simple" xlink:href="http://www.ncbi.nlm.nih.gov/pubmed/18525487" office:target-frame-name="pmc_ext" xlink:show="replace"><text:span text:style-name="T67">PubMed</text:span></text:a>]</text:p>
          </text:section>
          <text:section text:style-name="Sect1" text:name="B34">
            <text:p text:style-name="P62">34. Tsuyama N. Ossification of the posterior longitudinal ligament of the spine. Clin Orthop Relat <text:soft-page-break/>Res. 1984;(184):71–84. [<text:a xlink:type="simple" xlink:href="http://www.ncbi.nlm.nih.gov/pubmed/6423334" office:target-frame-name="pmc_ext" xlink:show="replace"><text:span text:style-name="T67">PubMed</text:span></text:a>]</text:p>
          </text:section>
          <text:section text:style-name="Sect1" text:name="B35">
            <text:p text:style-name="P62">35. Vinik AI. Diabetic neuropathy : pathogenesis and therapy. Am J Med. 1999;107:17S–26S.[<text:a xlink:type="simple" xlink:href="http://www.ncbi.nlm.nih.gov/pubmed/10484041" office:target-frame-name="pmc_ext" xlink:show="replace"><text:span text:style-name="T67">PubMed</text:span></text:a>]</text:p>
          </text:section>
          <text:section text:style-name="Sect1" text:name="B36">
            <text:p text:style-name="P62">36. Yukawa Y, Kato F, Ito K, Horie Y, Hida T, Machino M, et al. Postoperative changes in spinal cord signal intensity in patients with cervical compression myelopathy : comparison between preoperative and postoperative magnetic resonance images. J Neurosurg Spine.2008;8:524–528. [<text:a xlink:type="simple" xlink:href="http://www.ncbi.nlm.nih.gov/pubmed/18518672" office:target-frame-name="pmc_ext" xlink:show="replace"><text:span text:style-name="T67">PubMed</text:span></text:a>]</text:p>
          </text:section>
        </text:section>
      </text:section>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Text_20_body"><text:a xlink:type="simple" xlink:href="http://www.ncbi.nlm.nih.gov/pmc/journals/"><text:span text:style-name="T46">Journal List</text:span></text:a></text:p>
      <text:list xml:id="list257102329772446672" text:style-name="L78">
        <text:list-item>
          <text:p text:style-name="P31"><text:a xlink:type="simple" xlink:href="http://www.ncbi.nlm.nih.gov/pmc/journals/995/"><text:span text:style-name="T45">Int J Endocrinol</text:span></text:a></text:p>
        </text:list-item>
        <text:list-item>
          <text:p text:style-name="P31"><text:a xlink:type="simple" xlink:href="http://www.ncbi.nlm.nih.gov/pmc/issues/233214/"><text:span text:style-name="T45">v.2014; 2014</text:span></text:a></text:p>
        </text:list-item>
        <text:list-item>
          <text:p text:style-name="P16">PMC4189942</text:p>
        </text:list-item>
      </text:list>
      <text:p text:style-name="P38"><draw:frame draw:style-name="fr7" draw:name="graphics97" text:anchor-type="as-char" svg:width="0.7862in" svg:height="0.3929in" draw:z-index="120"><draw:image xlink:href="http://www.ncbi.nlm.nih.gov/corehtml/pmc/pmcgifs/logo-ijendocrin.gif" xlink:type="simple" xlink:show="embed" xlink:actuate="onLoad"/><svg:title>Logo of ijendocrin</svg:title></draw:frame></text:p>
      <text:p text:style-name="P48">Int J Endocrinol. 2014; 2014: 131709.</text:p>
      <text:p text:style-name="P25"><text:span text:style-name="T13">Published online Sep 21, 2014. doi:  </text:span><text:a xlink:type="simple" xlink:href="http://dx.doi.org/10.1155%2F2014%2F131709" office:target-frame-name="pmc_ext" xlink:show="replace"><text:span text:style-name="T42">10.1155/2014/131709</text:span></text:a></text:p>
      <text:p text:style-name="P19">PMCID: PMC4189942</text:p>
      <text:h text:style-name="P113" text:outline-level="1">Differences in the Cardiometabolic Control in Type 2 Diabetes according to Gender and the Presence of Cardiovascular Disease: Results from the eControl Study</text:h>
      <text:p text:style-name="P60"><text:a xlink:type="simple" xlink:href="http://www.ncbi.nlm.nih.gov/pubmed/?term=Franch-Nadal%20J%5Bauth%5D"><text:span text:style-name="T42">Josep Franch-Nadal</text:span></text:a><text:span text:style-name="T13">, 1 , 2 ,* </text:span><text:a xlink:type="simple" xlink:href="http://www.ncbi.nlm.nih.gov/pubmed/?term=Mata-Cases%20M%5Bauth%5D"><text:span text:style-name="T42">Manel Mata-Cases</text:span></text:a><text:span text:style-name="T13">, 2 , 3 </text:span><text:a xlink:type="simple" xlink:href="http://www.ncbi.nlm.nih.gov/pubmed/?term=Vinagre%20I%5Bauth%5D"><text:span text:style-name="T42">Irene Vinagre</text:span></text:a><text:span text:style-name="T13">, 4 </text:span><text:a xlink:type="simple" xlink:href="http://www.ncbi.nlm.nih.gov/pubmed/?term=Patitucci%20F%5Bauth%5D"><text:span text:style-name="T42">Flor Patitucci</text:span></text:a><text:span text:style-name="T13">, 1 </text:span><text:a xlink:type="simple" xlink:href="http://www.ncbi.nlm.nih.gov/pubmed/?term=Hermosilla%20E%5Bauth%5D"><text:span text:style-name="T42">Eduard Hermosilla</text:span></text:a><text:span text:style-name="T13">, 2 </text:span><text:a xlink:type="simple" xlink:href="http://www.ncbi.nlm.nih.gov/pubmed/?term=Casellas%20A%5Bauth%5D"><text:span text:style-name="T42">Aina Casellas</text:span></text:a><text:span text:style-name="T13">, 2 </text:span><text:a xlink:type="simple" xlink:href="http://www.ncbi.nlm.nih.gov/pubmed/?term=Bolivar%20B%5Bauth%5D"><text:span text:style-name="T42">Bonaventura Bolivar</text:span></text:a><text:span text:style-name="T13">, 2 and </text:span><text:a xlink:type="simple" xlink:href="http://www.ncbi.nlm.nih.gov/pubmed/?term=Mauricio%20D%5Bauth%5D"><text:span text:style-name="T42">Dídac Mauricio</text:span></text:a><text:span text:style-name="T13"> 2 , 5 ,*</text:span></text:p>
      <text:p text:style-name="P60"><text:a xlink:type="simple" xlink:href="http://www.ncbi.nlm.nih.gov/pmc/articles/PMC4189942/#"><text:span text:style-name="T42">Author information ►</text:span></text:a><text:span text:style-name="T13"> </text:span><text:a xlink:type="simple" xlink:href="http://www.ncbi.nlm.nih.gov/pmc/articles/PMC4189942/#"><text:span text:style-name="T42">Article notes ►</text:span></text:a><text:span text:style-name="T13"> </text:span><text:a xlink:type="simple" xlink:href="http://www.ncbi.nlm.nih.gov/pmc/articles/PMC4189942/#"><text:span text:style-name="T42">Copyright and License information ►</text:span></text:a></text:p>
      <text:section text:style-name="Sect1" text:name="__abstractid823593">
        <text:p text:style-name="P92"><text:a xlink:type="simple" xlink:href="http://www.ncbi.nlm.nih.gov/pmc/articles/PMC4189942/#"><text:span text:style-name="T70">Go to:</text:span></text:a></text:p>
        <text:h text:style-name="P126" text:outline-level="2"><text:bookmark text:name="__abstractid823593title"/>Abstract</text:h>
        <text:p text:style-name="P52"><text:bookmark text:name="__p213"/>The objective of this cross-sectional study was to assess differences in the control and treatment of modifiable cardiovascular risk factors (CVRF: HbA1c, blood pressure [BP], LDL-cholesterol, body mass index, and smoking habit) according to gender and the presence of cardiovascular disease (CVD) in patients with type 2 diabetes mellitus (T2DM) in Catalonia, Spain. The study included available data from electronic medical records for a total of 286,791 patients. After controlling for sex, age, diabetes duration, and treatment received, both men and women with prior CVD had worse cardiometabolic control than patients without previous CVD; women with prior CVD had worse overall control of CVRFs than men except for smoking; and women without prior CVD were only better than men at controlling smoking and BP, with no significant differences in glycemic control. Finally, although the proportion of women treated with lipid-lowering medications was similar to (with prior CVD) or even higher (without CVD) than men, LDL-cholesterol levels were remarkably uncontrolled in both women with and women without CVD. The results stress the need to implement measures to better prevent and treat CVRF in the subgroup of diabetic women, specifically with more intensive statin treatment in those with CVD.</text:p>
      </text:section>
      <text:section text:style-name="Sect1" text:name="sec1">
        <text:p text:style-name="P92"><text:a xlink:type="simple" xlink:href="http://www.ncbi.nlm.nih.gov/pmc/articles/PMC4189942/#"><text:span text:style-name="T47">Go to:</text:span></text:a></text:p>
        <text:h text:style-name="P127" text:outline-level="2"><text:bookmark text:name="sec1title"/>1. Introduction</text:h>
        <text:p text:style-name="P62"><text:bookmark text:name="__p313"/><text:span text:style-name="T21">The prevalence rates of diabetes mellitus (DM) have significantly increased during the last years, accompanied by a parallel rise in complications and deaths from the disease [</text:span><text:bookmark text:name="__tag_405159841"/><text:a xlink:type="simple" xlink:href="http://www.ncbi.nlm.nih.gov/pmc/articles/PMC4189942/#B1"><text:span text:style-name="T56">1</text:span></text:a><text:span text:style-name="T21">, </text:span><text:bookmark text:name="__tag_405159783"/><text:a xlink:type="simple" xlink:href="http://www.ncbi.nlm.nih.gov/pmc/articles/PMC4189942/#B2"><text:span text:style-name="T56">2</text:span></text:a><text:span text:style-name="T21">]. The worldwide prevalence in 2013 has been estimated to be 8.3%, and it is expected to be about 1 adult in 10 by 2035, which represents a substantial 55% increase [</text:span><text:bookmark text:name="__tag_405159851"/><text:a xlink:type="simple" xlink:href="http://www.ncbi.nlm.nih.gov/pmc/articles/PMC4189942/#B3"><text:span text:style-name="T56">3</text:span></text:a><text:span text:style-name="T21">, </text:span><text:a xlink:type="simple" xlink:href="http://www.ncbi.nlm.nih.gov/pmc/articles/PMC4189942/#B4"><text:span text:style-name="T56">4</text:span></text:a><text:span text:style-name="T21">]. A recent population-based survey conducted in Spain reported a global prevalence of DM of 13.8% in adult subjects, and 43.5% of them were unaware of their disease, thus corresponding to a prevalence of unknown DM of 6% [</text:span><text:bookmark text:name="__tag_405159825"/><text:a xlink:type="simple" xlink:href="http://www.ncbi.nlm.nih.gov/pmc/articles/PMC4189942/#B5"><text:span text:style-name="T56">5</text:span></text:a><text:span text:style-name="T21">].</text:span></text:p>
        <text:p text:style-name="P62"><text:bookmark text:name="__p43"/><text:span text:style-name="T21">People with type 2 diabetes mellitus (T2DM) are at increased risk of cardiovascular complications such as coronary artery disease, stroke, or peripheral vascular disease [</text:span><text:bookmark text:name="__tag_405159839"/><text:a xlink:type="simple" xlink:href="http://www.ncbi.nlm.nih.gov/pmc/articles/PMC4189942/#B6"><text:span text:style-name="T56">6</text:span></text:a><text:span text:style-name="T21">, </text:span><text:bookmark text:name="__tag_405159797"/><text:a xlink:type="simple" xlink:href="http://www.ncbi.nlm.nih.gov/pmc/articles/PMC4189942/#B7"><text:span text:style-name="T56">7</text:span></text:a><text:span text:style-name="T21">]. In turn, these complications are associated with increased morbidity and mortality and have a detrimental effect on health-related quality of life [</text:span><text:bookmark text:name="__tag_405159792"/><text:a xlink:type="simple" xlink:href="http://www.ncbi.nlm.nih.gov/pmc/articles/PMC4189942/#B8"><text:span text:style-name="T56">8</text:span></text:a><text:span text:style-name="T21">]. Current available evidence indicates that, in terms of risk reduction of cardiovascular and microvascular complications, control of blood pressure and lipid levels is more effective than glucose control [</text:span><text:bookmark text:name="__tag_405159786"/><text:a xlink:type="simple" xlink:href="http://www.ncbi.nlm.nih.gov/pmc/articles/PMC4189942/#B9"><text:span text:style-name="T56">9</text:span></text:a><text:span text:style-name="T21">–</text:span><text:bookmark text:name="__tag_405159814"/><text:a xlink:type="simple" xlink:href="http://www.ncbi.nlm.nih.gov/pmc/articles/PMC4189942/#B11"><text:span text:style-name="T56">11</text:span></text:a><text:span text:style-name="T21">]. Additionally, type 2 diabetic patients with clinical cardiovascular disease (CVD) are at a higher risk of a recurrent cardiovascular event [</text:span><text:bookmark text:name="__tag_405159845"/><text:a xlink:type="simple" xlink:href="http://www.ncbi.nlm.nih.gov/pmc/articles/PMC4189942/#B12"><text:span text:style-name="T56">12</text:span></text:a><text:span text:style-name="T21">, </text:span><text:bookmark text:name="__tag_405159824"/><text:a xlink:type="simple" xlink:href="http://www.ncbi.nlm.nih.gov/pmc/articles/PMC4189942/#B13"><text:span text:style-name="T56">13</text:span></text:a><text:span text:style-name="T21">]. However, several studies have shown that, in clinical practice, secondary prevention strategies in diabetic patients with CVD are associated with a suboptimal cardiometabolic control [</text:span><text:bookmark text:name="__tag_405159782"/><text:a xlink:type="simple" xlink:href="http://www.ncbi.nlm.nih.gov/pmc/articles/PMC4189942/#B11"><text:span text:style-name="T56">11</text:span></text:a><text:span text:style-name="T21">, </text:span><text:bookmark text:name="__tag_405159799"/><text:a xlink:type="simple" xlink:href="http://www.ncbi.nlm.nih.gov/pmc/articles/PMC4189942/#B14"><text:span text:style-name="T56">14</text:span></text:a><text:span text:style-name="T21">].</text:span></text:p>
        <text:p text:style-name="P62"><text:bookmark text:name="__p53"/><text:span text:style-name="T21">Systematic reviews of the literature have reported that the excess relative risk of CVD attributable to diabetes is 2-fold in men and 3- to 4-fold in women [</text:span><text:bookmark text:name="__tag_405159789"/><text:a xlink:type="simple" xlink:href="http://www.ncbi.nlm.nih.gov/pmc/articles/PMC4189942/#B15"><text:span text:style-name="T56">15</text:span></text:a><text:span text:style-name="T21">, </text:span><text:bookmark text:name="__tag_405159833"/><text:a xlink:type="simple" xlink:href="http://www.ncbi.nlm.nih.gov/pmc/articles/PMC4189942/#B16"><text:span text:style-name="T56">16</text:span></text:a><text:span text:style-name="T21">], and this has been further confirmed by several meta-analyses [</text:span><text:bookmark text:name="__tag_405159847"/><text:a xlink:type="simple" xlink:href="http://www.ncbi.nlm.nih.gov/pmc/articles/PMC4189942/#B17"><text:span text:style-name="T56">17</text:span></text:a><text:span text:style-name="T21">–</text:span><text:bookmark text:name="__tag_405159816"/><text:a xlink:type="simple" xlink:href="http://www.ncbi.nlm.nih.gov/pmc/articles/PMC4189942/#B19"><text:span text:style-name="T56">19</text:span></text:a><text:span text:style-name="T21">]. Some authors have </text:span><text:soft-page-break/><text:span text:style-name="T21">postulated that diabetes prompts the loss of the natural hormonal protection against CVD in women [</text:span><text:bookmark text:name="__tag_405159844"/><text:a xlink:type="simple" xlink:href="http://www.ncbi.nlm.nih.gov/pmc/articles/PMC4189942/#B20"><text:span text:style-name="T56">20</text:span></text:a><text:span text:style-name="T21">, </text:span><text:bookmark text:name="__tag_405159802"/><text:a xlink:type="simple" xlink:href="http://www.ncbi.nlm.nih.gov/pmc/articles/PMC4189942/#B21"><text:span text:style-name="T56">21</text:span></text:a><text:span text:style-name="T21">], but several factors that may explain this excess risk in women relative to men have been identified so far [</text:span><text:bookmark text:name="__tag_405159819"/><text:a xlink:type="simple" xlink:href="http://www.ncbi.nlm.nih.gov/pmc/articles/PMC4189942/#B22"><text:span text:style-name="T56">22</text:span></text:a><text:span text:style-name="T21">–</text:span><text:bookmark text:name="__tag_405159856"/><text:a xlink:type="simple" xlink:href="http://www.ncbi.nlm.nih.gov/pmc/articles/PMC4189942/#B25"><text:span text:style-name="T56">25</text:span></text:a><text:span text:style-name="T21">], and they mainly include a low risk perception by health care providers [</text:span><text:bookmark text:name="__tag_405159791"/><text:a xlink:type="simple" xlink:href="http://www.ncbi.nlm.nih.gov/pmc/articles/PMC4189942/#B26"><text:span text:style-name="T56">26</text:span></text:a><text:span text:style-name="T21">]; an increased time to proper medical care from the onset of symptoms; a lower predictive capability of certain diagnostic tests (e.g., stress test); a differential drug response among women to some medications such as aspirin [</text:span><text:bookmark text:name="__tag_405159840"/><text:a xlink:type="simple" xlink:href="http://www.ncbi.nlm.nih.gov/pmc/articles/PMC4189942/#B27"><text:span text:style-name="T56">27</text:span></text:a><text:span text:style-name="T21">] or statins [</text:span><text:bookmark text:name="__tag_405159790"/><text:a xlink:type="simple" xlink:href="http://www.ncbi.nlm.nih.gov/pmc/articles/PMC4189942/#B28"><text:span text:style-name="T56">28</text:span></text:a><text:span text:style-name="T21">], which decreases their effectiveness; and worse clinical outcomes after therapeutic procedures [</text:span><text:bookmark text:name="__tag_405159810"/><text:a xlink:type="simple" xlink:href="http://www.ncbi.nlm.nih.gov/pmc/articles/PMC4189942/#B29"><text:span text:style-name="T56">29</text:span></text:a><text:span text:style-name="T21">].</text:span></text:p>
        <text:p text:style-name="P62"><text:bookmark text:name="__p63"/><text:span text:style-name="T21">Cross-sectional studies have reported that the control of cardiovascular risk factors (CVRF) is poorer among diabetic women relative to diabetic men of the same age [</text:span><text:bookmark text:name="__tag_405159796"/><text:a xlink:type="simple" xlink:href="http://www.ncbi.nlm.nih.gov/pmc/articles/PMC4189942/#B30"><text:span text:style-name="T56">30</text:span></text:a><text:span text:style-name="T21">–</text:span><text:bookmark text:name="__tag_405159857"/><text:a xlink:type="simple" xlink:href="http://www.ncbi.nlm.nih.gov/pmc/articles/PMC4189942/#B32"><text:span text:style-name="T56">32</text:span></text:a><text:span text:style-name="T21">]. Moreover, the follow-up of the population in the National Health and Nutrition Examination Surveys (NHANES) has shown that, for the past years, there has been an overall decline in mortality rates due to CVD, but not in the subgroup of diabetic women [</text:span><text:bookmark text:name="__tag_405159830"/><text:a xlink:type="simple" xlink:href="http://www.ncbi.nlm.nih.gov/pmc/articles/PMC4189942/#B33"><text:span text:style-name="T56">33</text:span></text:a><text:span text:style-name="T21">].</text:span></text:p>
        <text:p text:style-name="P62"><text:bookmark text:name="__p73"/><text:span text:style-name="T21">On the other hand, studies derived from the analysis of large databases have proven to be useful for evaluating cardiometabolic control, associated risk factors, long-term complications, and other clinically relevant aspects of T2DM [</text:span><text:bookmark text:name="__tag_405159793"/><text:a xlink:type="simple" xlink:href="http://www.ncbi.nlm.nih.gov/pmc/articles/PMC4189942/#B34"><text:span text:style-name="T56">34</text:span></text:a><text:span text:style-name="T21">–</text:span><text:bookmark text:name="__tag_405159795"/><text:a xlink:type="simple" xlink:href="http://www.ncbi.nlm.nih.gov/pmc/articles/PMC4189942/#B37"><text:span text:style-name="T56">37</text:span></text:a><text:span text:style-name="T21">].</text:span></text:p>
        <text:p text:style-name="P54"><text:bookmark text:name="__p83"/>The aim of the present population-based study was to assess differences in the degree of control and treatment of modifiable CVRF according to gender and CVD in patients with T2DM in Catalonia, Spain.</text:p>
      </text:section>
      <text:section text:style-name="Sect1" text:name="sec2">
        <text:p text:style-name="P92"><text:a xlink:type="simple" xlink:href="http://www.ncbi.nlm.nih.gov/pmc/articles/PMC4189942/#"><text:span text:style-name="T47">Go to:</text:span></text:a></text:p>
        <text:h text:style-name="P127" text:outline-level="2"><text:bookmark text:name="sec2title"/>2. Materials and Methods</text:h>
        <text:section text:style-name="Sect1" text:name="sec2.1">
          <text:h text:style-name="P102" text:outline-level="3">2.1. Design</text:h>
          <text:p text:style-name="P54"><text:bookmark text:name="__p93"/>This cross-sectional study includes all type 2 diabetes subjects visiting any of the 274 primary care centres pertaining to the Catalan Health Institute (ICS) in Catalonia, a northeastern region of Spain, which takes care of a population of about 5.8 million patients (80% of the total population for the region).</text:p>
          <text:p text:style-name="P62"><text:bookmark text:name="__p103"/><text:span text:style-name="T21">The data for the present study (eCONTROL) were extracted from SIDIAP (Information System for the Development of Research in Primary Care; SIDIAP) [</text:span><text:bookmark text:name="__tag_405159837"/><text:a xlink:type="simple" xlink:href="http://www.ncbi.nlm.nih.gov/pmc/articles/PMC4189942/#B38"><text:span text:style-name="T56">38</text:span></text:a><text:span text:style-name="T21">], a database of electronic medical records started in 2006. Methodological details of the study of diabetes mellitus using this database have been described in previous publications [</text:span><text:bookmark text:name="__tag_405159813"/><text:a xlink:type="simple" xlink:href="http://www.ncbi.nlm.nih.gov/pmc/articles/PMC4189942/#B36"><text:span text:style-name="T56">36</text:span></text:a><text:span text:style-name="T21">, </text:span><text:bookmark text:name="__tag_405159811"/><text:a xlink:type="simple" xlink:href="http://www.ncbi.nlm.nih.gov/pmc/articles/PMC4189942/#B39"><text:span text:style-name="T56">39</text:span></text:a><text:span text:style-name="T21">]. Briefly, SIDIAP contains anonymized longitudinal patient information obtained through use of specific software (eCAP) implemented in all primary care centers in Catalonia and includes sociodemographic characteristics, morbidity (by means of International Classification of Diseases codes; ICD-10), clinical and lifestyle variables, specialist referrals, and results of laboratory tests and treatments based on prescription- and pharmacy-invoicing data provided by the CatSalut general database.</text:span></text:p>
        </text:section>
        <text:section text:style-name="Sect1" text:name="sec2.2">
          <text:h text:style-name="P107" text:outline-level="3">2.2. Data Extraction</text:h>
          <text:p text:style-name="P62"><text:bookmark text:name="__p113"/><text:span text:style-name="T21">Data from patients attended before July 1, 2009, aging 31 to 90 years, and with a diagnosis of type 2 diabetes (ICD-10 codes E11 or E14) were extracted from the SIDIAP database [</text:span><text:bookmark text:name="__tag_405159818"/><text:a xlink:type="simple" xlink:href="http://www.ncbi.nlm.nih.gov/pmc/articles/PMC4189942/#B36"><text:span text:style-name="T56">36</text:span></text:a><text:span text:style-name="T21">]. Available variables (registered up to the end of 2009) included age; gender; time since diagnosis; estimated glomerular filtration rate (eGFR) using the Modified Diet in Renal Disease (MDRD) formula; standardized glycated haemoglobin (HbA1c) values, using the most recent value of the preceding 15 months; presence of cardiovascular disease, including coronary artery disease (ICD-10 codes I20, I21, I22, I23, or I24), stroke (ICD-10 codes I63, I64, G45, or G46), and peripheral artery disease (ICD-10 code I73.9); risk factors, including body mass index (BMI) (most recent value in the last 24 months), cholesterol levels (total, low-density lipoproteins or LDL-cholesterol, and high-density lipoproteins or HDL-cholesterol; most recent value in the last 15 months), blood pressure (BP) (systolic and diastolic mean value in the last 12 months), smoking status (most recent value); and data on prescribed glucose-lowering, lipid-lowering, and antihypertensive and antithrombotic medications.</text:span></text:p>
          <text:p text:style-name="P62"><text:bookmark text:name="__p122"/><text:span text:style-name="T21">Diagnostic criteria for CVRF were HbA1c &gt; 7%; hypertension (blood pressure &gt; 140/90</text:span><text:span text:style-name="T21"><draw:frame draw:style-name="fr7" draw:name="graphics98" text:anchor-type="as-char" svg:width="0.7862in" svg:height="0.3929in" draw:z-index="121"><draw:image xlink:href="http://www.ncbi.nlm.nih.gov/corehtml/pmc/pmcents/x2009.gif" xlink:type="simple" xlink:show="embed" xlink:actuate="onLoad"/><svg:title> </svg:title></draw:frame></text:span><text:span text:style-name="T21">mmHg); hypercholesterolemia (total cholesterol &gt; 250</text:span><text:span text:style-name="T21"><draw:frame draw:style-name="fr7" draw:name="graphics99" text:anchor-type="as-char" svg:width="0.7862in" svg:height="0.3929in" draw:z-index="122"><draw:image xlink:href="http://www.ncbi.nlm.nih.gov/corehtml/pmc/pmcents/x2009.gif" xlink:type="simple" xlink:show="embed" xlink:actuate="onLoad"/><svg:title> </svg:title></draw:frame></text:span><text:span text:style-name="T21">mg/dL); hypertriglyceridemia (triglycerides &gt; 150</text:span><text:span text:style-name="T21"><draw:frame draw:style-name="fr7" draw:name="graphics100" text:anchor-type="as-char" svg:width="0.7862in" svg:height="0.3929in" draw:z-index="123"><draw:image xlink:href="http://www.ncbi.nlm.nih.gov/corehtml/pmc/pmcents/x2009.gif" xlink:type="simple" xlink:show="embed" xlink:actuate="onLoad"/><svg:title> </svg:title></draw:frame></text:span><text:soft-page-break/><text:span text:style-name="T21">mg/dL); obesity (BMI &gt; 30</text:span><text:span text:style-name="T21"><draw:frame draw:style-name="fr7" draw:name="graphics101" text:anchor-type="as-char" svg:width="0.7862in" svg:height="0.3929in" draw:z-index="124"><draw:image xlink:href="http://www.ncbi.nlm.nih.gov/corehtml/pmc/pmcents/x2009.gif" xlink:type="simple" xlink:show="embed" xlink:actuate="onLoad"/><svg:title> </svg:title></draw:frame></text:span><text:span text:style-name="T21">kg/m2); and current or former smoking habit. Treatment goals for patients with and without a history of CVD were based on local guidelines [</text:span><text:a xlink:type="simple" xlink:href="http://www.ncbi.nlm.nih.gov/pmc/articles/PMC4189942/#B40"><text:span text:style-name="T56">40</text:span></text:a><text:span text:style-name="T21">, </text:span><text:a xlink:type="simple" xlink:href="http://www.ncbi.nlm.nih.gov/pmc/articles/PMC4189942/#B41"><text:span text:style-name="T56">41</text:span></text:a><text:span text:style-name="T21">]; without CVD prevention: HbA1c ≤ 7%, BP ≤ 140/90</text:span><text:span text:style-name="T21"><draw:frame draw:style-name="fr7" draw:name="graphics102" text:anchor-type="as-char" svg:width="0.7862in" svg:height="0.3929in" draw:z-index="125"><draw:image xlink:href="http://www.ncbi.nlm.nih.gov/corehtml/pmc/pmcents/x2009.gif" xlink:type="simple" xlink:show="embed" xlink:actuate="onLoad"/><svg:title> </svg:title></draw:frame></text:span><text:span text:style-name="T21">mmHg, and LDL-cholesterol ≤ 130</text:span><text:span text:style-name="T21"><draw:frame draw:style-name="fr7" draw:name="graphics103" text:anchor-type="as-char" svg:width="0.7862in" svg:height="0.3929in" draw:z-index="126"><draw:image xlink:href="http://www.ncbi.nlm.nih.gov/corehtml/pmc/pmcents/x2009.gif" xlink:type="simple" xlink:show="embed" xlink:actuate="onLoad"/><svg:title> </svg:title></draw:frame></text:span><text:span text:style-name="T21">mg/dL; with CVD prevention: HbA1c ≤ 7%, BP ≤ 140/90</text:span><text:span text:style-name="T21"><draw:frame draw:style-name="fr7" draw:name="graphics104" text:anchor-type="as-char" svg:width="0.7862in" svg:height="0.3929in" draw:z-index="127"><draw:image xlink:href="http://www.ncbi.nlm.nih.gov/corehtml/pmc/pmcents/x2009.gif" xlink:type="simple" xlink:show="embed" xlink:actuate="onLoad"/><svg:title> </svg:title></draw:frame></text:span><text:span text:style-name="T21">mmHg, and LDL-cholesterol ≤ 100</text:span><text:span text:style-name="T21"><draw:frame draw:style-name="fr7" draw:name="graphics105" text:anchor-type="as-char" svg:width="0.7862in" svg:height="0.3929in" draw:z-index="128"><draw:image xlink:href="http://www.ncbi.nlm.nih.gov/corehtml/pmc/pmcents/x2009.gif" xlink:type="simple" xlink:show="embed" xlink:actuate="onLoad"/><svg:title> </svg:title></draw:frame></text:span><text:span text:style-name="T21">mg/dL.</text:span></text:p>
          <text:p text:style-name="P54"><text:bookmark text:name="__p133"/>This study was approved by the Ethics Committee of the Primary Health Care University Research Institute (IDIAP) Jordi Gol.</text:p>
        </text:section>
        <text:section text:style-name="Sect1" text:name="sec2.3">
          <text:h text:style-name="P107" text:outline-level="3">2.3. Statistical Analysis</text:h>
          <text:p text:style-name="P62"><text:bookmark text:name="__p143"/><text:span text:style-name="T21">Descriptive analyses were summarized by mean and standard deviation for continuous variables and percentages for categorical variables. Comparisons by gender and presence of CVD were performed with Pearson chi-square tests for categorical variables and analysis of variance (ANOVA) for continuous variables. We applied multilevel logistic regression models to identify the factors associated with good cardiometabolic control of CVRFs. Only those variables with a statistically significant effect (</text:span><text:span text:style-name="Emphasis"><text:span text:style-name="T21">P</text:span></text:span><text:span text:style-name="T21"> &lt; 0.05) in the univariate analyses were retained for the multivariate model. Analyses were performed stratifying according to the presence of CVD, and odds ratios (OR) and 95% confidence intervals (95%</text:span><text:span text:style-name="T21"><draw:frame draw:style-name="fr7" draw:name="graphics106" text:anchor-type="as-char" svg:width="0.7862in" svg:height="0.3929in" draw:z-index="129"><draw:image xlink:href="http://www.ncbi.nlm.nih.gov/corehtml/pmc/pmcents/x2009.gif" xlink:type="simple" xlink:show="embed" xlink:actuate="onLoad"/><svg:title> </svg:title></draw:frame></text:span><text:span text:style-name="T21">CI) were adjusted for gender, diabetes duration, and treatment as confounding variables. Statistical calculations were performed using StataCorp 2009 (Stata Statistical Software: Release 11. College Station, TX: StataCorp, LP).</text:span></text:p>
        </text:section>
      </text:section>
      <text:section text:style-name="Sect1" text:name="sec3">
        <text:p text:style-name="P92"><text:a xlink:type="simple" xlink:href="http://www.ncbi.nlm.nih.gov/pmc/articles/PMC4189942/#"><text:span text:style-name="T47">Go to:</text:span></text:a></text:p>
        <text:h text:style-name="P127" text:outline-level="2"><text:bookmark text:name="sec3title"/>3. Results</text:h>
        <text:p text:style-name="P62"><text:bookmark text:name="__p152"/><text:span text:style-name="T21">The study included data from a total of 286,791 patients with T2DM (153,987 men and 132,804 women). Overall, 18.4% of the patients (</text:span><text:span text:style-name="Emphasis"><text:span text:style-name="T21">N</text:span></text:span><text:span text:style-name="T21"> = 52, 665) had a previous history of any CVD, which was more frequently reported among men (22.3% versus 13.8%).</text:span></text:p>
        <text:p text:style-name="P62"><text:bookmark text:name="__p162"/><text:span text:style-name="T21">In the overall population, all studied variables showed significant differences between men and women; women were in average older than men, had a longer duration of the disease, and had slightly worse cardiometabolic control than men, with higher blood pressure levels (mean 137.5/76.2</text:span><text:span text:style-name="T21"><draw:frame draw:style-name="fr7" draw:name="graphics107" text:anchor-type="as-char" svg:width="0.7862in" svg:height="0.3929in" draw:z-index="130"><draw:image xlink:href="http://www.ncbi.nlm.nih.gov/corehtml/pmc/pmcents/x2009.gif" xlink:type="simple" xlink:show="embed" xlink:actuate="onLoad"/><svg:title> </svg:title></draw:frame></text:span><text:span text:style-name="T21">mmHg versus 136.9/76.6</text:span><text:span text:style-name="T21"><draw:frame draw:style-name="fr7" draw:name="graphics108" text:anchor-type="as-char" svg:width="0.7862in" svg:height="0.3929in" draw:z-index="131"><draw:image xlink:href="http://www.ncbi.nlm.nih.gov/corehtml/pmc/pmcents/x2009.gif" xlink:type="simple" xlink:show="embed" xlink:actuate="onLoad"/><svg:title> </svg:title></draw:frame></text:span><text:span text:style-name="T21">mmHg; </text:span><text:span text:style-name="Emphasis"><text:span text:style-name="T21">P</text:span></text:span><text:span text:style-name="T21"> &lt; 0.005), higher LDL-cholesterol levels (mean 115.6</text:span><text:span text:style-name="T21"><draw:frame draw:style-name="fr7" draw:name="graphics109" text:anchor-type="as-char" svg:width="0.7862in" svg:height="0.3929in" draw:z-index="132"><draw:image xlink:href="http://www.ncbi.nlm.nih.gov/corehtml/pmc/pmcents/x2009.gif" xlink:type="simple" xlink:show="embed" xlink:actuate="onLoad"/><svg:title> </svg:title></draw:frame></text:span><text:span text:style-name="T21">mg/dL versus 109.7</text:span><text:span text:style-name="T21"><draw:frame draw:style-name="fr7" draw:name="graphics110" text:anchor-type="as-char" svg:width="0.7862in" svg:height="0.3929in" draw:z-index="133"><draw:image xlink:href="http://www.ncbi.nlm.nih.gov/corehtml/pmc/pmcents/x2009.gif" xlink:type="simple" xlink:show="embed" xlink:actuate="onLoad"/><svg:title> </svg:title></draw:frame></text:span><text:span text:style-name="T21">mg/dL; </text:span><text:span text:style-name="Emphasis"><text:span text:style-name="T21">P</text:span></text:span><text:span text:style-name="T21"> &lt; 0.005), and higher average BMI (mean 30.5 versus 28.8; </text:span><text:span text:style-name="Emphasis"><text:span text:style-name="T21">P</text:span></text:span><text:span text:style-name="T21"> &lt; 0.005), but slightly better control of the percentage of HbA1c than men (7.1% versus 7.2%; </text:span><text:span text:style-name="Emphasis"><text:span text:style-name="T21">P</text:span></text:span><text:span text:style-name="T21"> &lt; 0.005) (</text:span><text:a xlink:type="simple" xlink:href="http://www.ncbi.nlm.nih.gov/pmc/articles/PMC4189942/table/tab1/" office:target-frame-name="true" xlink:show="replace"><text:span text:style-name="T56">Table 1</text:span></text:a><text:span text:style-name="T21">). Moreover, triglyceride levels were lower in women (mean 153.5</text:span><text:span text:style-name="T21"><draw:frame draw:style-name="fr7" draw:name="graphics111" text:anchor-type="as-char" svg:width="0.7862in" svg:height="0.3929in" draw:z-index="134"><draw:image xlink:href="http://www.ncbi.nlm.nih.gov/corehtml/pmc/pmcents/x2009.gif" xlink:type="simple" xlink:show="embed" xlink:actuate="onLoad"/><svg:title> </svg:title></draw:frame></text:span><text:span text:style-name="T21">mg/dL versus 158.5</text:span><text:span text:style-name="T21"><draw:frame draw:style-name="fr7" draw:name="graphics112" text:anchor-type="as-char" svg:width="0.7862in" svg:height="0.3929in" draw:z-index="135"><draw:image xlink:href="http://www.ncbi.nlm.nih.gov/corehtml/pmc/pmcents/x2009.gif" xlink:type="simple" xlink:show="embed" xlink:actuate="onLoad"/><svg:title> </svg:title></draw:frame></text:span><text:span text:style-name="T21">mg/dL; </text:span><text:span text:style-name="Emphasis"><text:span text:style-name="T21">P</text:span></text:span><text:span text:style-name="T21"> &lt; 0.005), and there were far more nonsmokers among diabetic women (88% versus 43.5%; </text:span><text:span text:style-name="Emphasis"><text:span text:style-name="T21">P</text:span></text:span><text:span text:style-name="T21"> &lt; 0.005).</text:span></text:p>
        <text:section text:style-name="Sect1" text:name="tab1">
          <text:p text:style-name="P62"><draw:frame draw:style-name="fr1" draw:name="Frame20" text:anchor-type="paragraph" svg:width="1.0417in" draw:z-index="136"><draw:text-box fo:min-height="0.0161in"><text:p text:style-name="P2"><draw:a xlink:type="simple" xlink:href="http://www.ncbi.nlm.nih.gov/pmc/articles/PMC4189942/table/tab1/" office:target-frame-name="table" xlink:show="replace"><draw:frame draw:style-name="fr6" draw:name="graphics113" text:anchor-type="as-char" svg:width="1.0693in" svg:height="0.4209in" draw:z-index="137"><draw:image xlink:href="http://www.ncbi.nlm.nih.gov/pmc/articles/PMC4189942/table/tab1/?report=thumb" xlink:type="simple" xlink:show="embed" xlink:actuate="onLoad"/><svg:title>Table 1</svg:title></draw:frame></draw:a></text:p></draw:text-box></draw:frame><text:a xlink:type="simple" xlink:href="http://www.ncbi.nlm.nih.gov/pmc/articles/PMC4189942/table/tab1/" office:target-frame-name="table" xlink:show="replace"><text:span text:style-name="T67">Table 1</text:span></text:a></text:p>
          <text:p text:style-name="P21">Demographic, clinical characteristics, and degree of cardiometabolic control by gender and presence of CVD*.</text:p>
        </text:section>
        <text:section text:style-name="Sect1" text:name="sec3.1">
          <text:h text:style-name="P107" text:outline-level="3">3.1. Cardiometabolic Control of T2DM and Degree of Control of CVRF according to History of CVD and Gender</text:h>
          <text:p text:style-name="P62"><text:bookmark text:name="__p172"/><text:span text:style-name="T21">The stratified analysis according to history of CVD showed that men with prior CVD had significantly better control of BP, </text:span><text:soft-page-break/><text:span text:style-name="T21">weight, lipid profile, and smoking than men without a history of CVD (all variables </text:span><text:span text:style-name="Emphasis"><text:span text:style-name="T21">P</text:span></text:span><text:span text:style-name="T21"> &lt; 0.001) (</text:span><text:a xlink:type="simple" xlink:href="http://www.ncbi.nlm.nih.gov/pmc/articles/PMC4189942/table/tab1/" office:target-frame-name="true" xlink:show="replace"><text:span text:style-name="T56">Table 1</text:span></text:a><text:span text:style-name="T21">). Additionally, there were no clinically significant differences with regard to glycemic control between the groups (</text:span><text:span text:style-name="Emphasis"><text:span text:style-name="T21">P</text:span></text:span><text:span text:style-name="T21"> = 0.058). However, this pattern was strikingly different among women: those with previous CVD had significantly higher HbA1c (7.2% versus 7.1%; </text:span><text:span text:style-name="Emphasis"><text:span text:style-name="T21">P</text:span></text:span><text:span text:style-name="T21"> = 0.003), systolic BP (mean 138</text:span><text:span text:style-name="T21"><draw:frame draw:style-name="fr7" draw:name="graphics114" text:anchor-type="as-char" svg:width="0.7862in" svg:height="0.3929in" draw:z-index="138"><draw:image xlink:href="http://www.ncbi.nlm.nih.gov/corehtml/pmc/pmcents/x2009.gif" xlink:type="simple" xlink:show="embed" xlink:actuate="onLoad"/><svg:title> </svg:title></draw:frame></text:span><text:span text:style-name="T21">mmHg versus 137.5</text:span><text:span text:style-name="T21"><draw:frame draw:style-name="fr7" draw:name="graphics115" text:anchor-type="as-char" svg:width="0.7862in" svg:height="0.3929in" draw:z-index="139"><draw:image xlink:href="http://www.ncbi.nlm.nih.gov/corehtml/pmc/pmcents/x2009.gif" xlink:type="simple" xlink:show="embed" xlink:actuate="onLoad"/><svg:title> </svg:title></draw:frame></text:span><text:span text:style-name="T21">mmHg; </text:span><text:span text:style-name="Emphasis"><text:span text:style-name="T21">P</text:span></text:span><text:span text:style-name="T21">&lt; 0.001), and triglyceride values (156.3</text:span><text:span text:style-name="T21"><draw:frame draw:style-name="fr7" draw:name="graphics116" text:anchor-type="as-char" svg:width="0.7862in" svg:height="0.3929in" draw:z-index="140"><draw:image xlink:href="http://www.ncbi.nlm.nih.gov/corehtml/pmc/pmcents/x2009.gif" xlink:type="simple" xlink:show="embed" xlink:actuate="onLoad"/><svg:title> </svg:title></draw:frame></text:span><text:span text:style-name="T21">mg/dL versus 153.1</text:span><text:span text:style-name="T21"><draw:frame draw:style-name="fr7" draw:name="graphics117" text:anchor-type="as-char" svg:width="0.7862in" svg:height="0.3929in" draw:z-index="141"><draw:image xlink:href="http://www.ncbi.nlm.nih.gov/corehtml/pmc/pmcents/x2009.gif" xlink:type="simple" xlink:show="embed" xlink:actuate="onLoad"/><svg:title> </svg:title></draw:frame></text:span><text:span text:style-name="T21">mg/dL; </text:span><text:span text:style-name="Emphasis"><text:span text:style-name="T21">P</text:span></text:span><text:span text:style-name="T21"> &lt; 0.001) than women without a history of CVD.</text:span></text:p>
          <text:p text:style-name="P62"><text:bookmark text:name="__p183"/><text:span text:style-name="T21">When considering the adequate treatment goals of CVRFs by gender, women showed worse overall control than men (</text:span><text:span text:style-name="Emphasis"><text:span text:style-name="T21">P</text:span></text:span><text:span text:style-name="T21"> &lt; 0.005 for all variables except for smoking); this was seen both in subjects with no previous CVD and in those with history of any CVD (</text:span><text:span text:style-name="Emphasis"><text:span text:style-name="T21">P</text:span></text:span><text:span text:style-name="T21"> &lt; 0.001 for all studied variables) (</text:span><text:a xlink:type="simple" xlink:href="http://www.ncbi.nlm.nih.gov/pmc/articles/PMC4189942/table/tab1/" office:target-frame-name="true" xlink:show="replace"><text:span text:style-name="T56">Table 1</text:span></text:a><text:span text:style-name="T21"> and </text:span><text:a xlink:type="simple" xlink:href="http://www.ncbi.nlm.nih.gov/pmc/articles/PMC4189942/figure/fig1/" office:target-frame-name="figure" xlink:show="replace"><text:span text:style-name="T56">Figure 1</text:span></text:a><text:span text:style-name="T21">). The greatest differences compared with men were seen in the levels of LDL-cholesterol and in weight, while differences in BP were less evident, and the percentage of patients with HbA1c ≤ 7% was slightly higher among women without CVD (56.8% versus 56%, </text:span><text:span text:style-name="Emphasis"><text:span text:style-name="T21">P</text:span></text:span><text:span text:style-name="T21"> &lt; 0.05) and lower in women with CVD (54.6% versus 55%, </text:span><text:span text:style-name="Emphasis"><text:span text:style-name="T21">P</text:span></text:span><text:span text:style-name="T21"> &lt; 0.05). In accordance, the degree of composite control of CVRFs, that is, simultaneously taking into account hyperglycemia (HbA1C ≤ 7%, BP ≤ 140/90</text:span><text:span text:style-name="T21"><draw:frame draw:style-name="fr7" draw:name="graphics118" text:anchor-type="as-char" svg:width="0.7862in" svg:height="0.3929in" draw:z-index="142"><draw:image xlink:href="http://www.ncbi.nlm.nih.gov/corehtml/pmc/pmcents/x2009.gif" xlink:type="simple" xlink:show="embed" xlink:actuate="onLoad"/><svg:title> </svg:title></draw:frame></text:span><text:span text:style-name="T21">mmHg) and LDL-cholesterol levels (LDL-cholesterol ≤ 130</text:span><text:span text:style-name="T21"><draw:frame draw:style-name="fr7" draw:name="graphics119" text:anchor-type="as-char" svg:width="0.7862in" svg:height="0.3929in" draw:z-index="143"><draw:image xlink:href="http://www.ncbi.nlm.nih.gov/corehtml/pmc/pmcents/x2009.gif" xlink:type="simple" xlink:show="embed" xlink:actuate="onLoad"/><svg:title> </svg:title></draw:frame></text:span><text:span text:style-name="T21">mg/dL in patients without previous CVD and ≤100</text:span><text:span text:style-name="T21"><draw:frame draw:style-name="fr7" draw:name="graphics120" text:anchor-type="as-char" svg:width="0.7862in" svg:height="0.3929in" draw:z-index="144"><draw:image xlink:href="http://www.ncbi.nlm.nih.gov/corehtml/pmc/pmcents/x2009.gif" xlink:type="simple" xlink:show="embed" xlink:actuate="onLoad"/><svg:title> </svg:title></draw:frame></text:span><text:span text:style-name="T21">mg/dL in those with prior CVD), was significantly worse among women: 25.1% of women without CVD were in good control compared to 27% of men, and among those with prior CVD, 17.7% of women had an optimal composite control versus 22.8% of men (</text:span><text:span text:style-name="Emphasis"><text:span text:style-name="T21">P</text:span></text:span><text:span text:style-name="T21"> &lt; 0.005 in both cases). Moreover, the proportion of patients with good composite control of CVRFs was lower among those with prior CVD, and this was true for both men and women: 17.7% of women with prior CVD were in good control versus 21.5% without CVD (</text:span><text:span text:style-name="Emphasis"><text:span text:style-name="T21">P</text:span></text:span><text:span text:style-name="T21"> &lt; 0.001), and 22.8% of men with prior CVD were in good control versus 27% without CV (</text:span><text:span text:style-name="Emphasis"><text:span text:style-name="T21">P</text:span></text:span><text:span text:style-name="T21"> &lt; 0.001).</text:span></text:p>
          <text:section text:style-name="Sect1" text:name="fig1">
            <text:p text:style-name="P62"><draw:frame draw:style-name="fr1" draw:name="Frame21" text:anchor-type="paragraph" svg:width="1.0417in" draw:z-index="145"><draw:text-box fo:min-height="0.0161in"><text:p text:style-name="P2"><draw:a xlink:type="simple" xlink:href="http://www.ncbi.nlm.nih.gov/pmc/articles/PMC4189942/figure/fig1/" office:target-frame-name="figure" xlink:show="replace"><draw:frame draw:style-name="fr6" draw:name="graphics121" text:anchor-type="as-char" svg:width="1.0693in" svg:height="0.4209in" draw:z-index="146"><draw:image xlink:href="http://www.ncbi.nlm.nih.gov/pmc/articles/PMC4189942/bin/IJE2014-131709.001.gif" xlink:type="simple" xlink:show="embed" xlink:actuate="onLoad"/><svg:title>Figure 1</svg:title></draw:frame></draw:a></text:p></draw:text-box></draw:frame></text:p>
            <text:section text:style-name="Sect1" text:name="lgnd_fig1">
              <text:p text:style-name="P27"><text:a xlink:type="simple" xlink:href="http://www.ncbi.nlm.nih.gov/pmc/articles/PMC4189942/figure/fig1/" office:target-frame-name="figure" xlink:show="replace"><text:span text:style-name="T67">Figure 1</text:span></text:a></text:p>
              <text:p text:style-name="P27"><text:span text:style-name="T21">Percentage of patients with T2DM and good control of CVRF by gender and history of CVD (all variables showed significant differences between sexes (</text:span><text:span text:style-name="Emphasis"><text:span text:style-name="T21">P</text:span></text:span><text:span text:style-name="T21"> &lt; 0.005) and between CVD and no CVD in both men and women (</text:span><text:span text:style-name="Emphasis"><text:span text:style-name="T21">P</text:span></text:span><text:span text:style-name="T21"> &lt; 0.001), except for HbA1c: </text:span><text:span text:style-name="Strong_20_Emphasis"><text:span text:style-name="T23">...</text:span></text:span></text:p>
            </text:section>
          </text:section>
        </text:section>
        <text:section text:style-name="Sect1" text:name="sec3.2">
          <text:h text:style-name="P107" text:outline-level="3">3.2. Multivariate Analysis of Good CVRF Control according to Gender and CVD</text:h>
          <text:p text:style-name="P62"><text:bookmark text:name="__p191"/><text:span text:style-name="T21">After adjusting for gender (woman), age, diabetes duration, and treatment received, multivariate analysis showed that men in secondary prevention after CVD had better control of all risk parameters except for smoking. In the case of prevention of CVD, women still had better control over smoking than men, but also better control of their BP, whilst there were no clinically significant differences in glycemic control between genders (</text:span><text:a xlink:type="simple" xlink:href="http://www.ncbi.nlm.nih.gov/pmc/articles/PMC4189942/table/tab2/" office:target-frame-name="true" xlink:show="replace"><text:span text:style-name="T56">Table 2</text:span></text:a><text:span text:style-name="T21">), and women remained worse than men at controlling weight and LDL-cholesterol levels.</text:span></text:p>
          <text:section text:style-name="Sect1" text:name="tab2">
            <text:p text:style-name="P62"><draw:frame draw:style-name="fr1" draw:name="Frame22" text:anchor-type="paragraph" svg:width="1.0417in" draw:z-index="147"><draw:text-box fo:min-height="0.0161in"><text:p text:style-name="P2"><draw:a xlink:type="simple" xlink:href="http://www.ncbi.nlm.nih.gov/pmc/articles/PMC4189942/table/tab2/" office:target-frame-name="table" xlink:show="replace"><draw:frame draw:style-name="fr6" draw:name="graphics122" text:anchor-type="as-char" svg:width="1.0693in" svg:height="0.4209in" draw:z-index="148"><draw:image xlink:href="http://www.ncbi.nlm.nih.gov/pmc/articles/PMC4189942/table/tab2/?report=thumb" xlink:type="simple" xlink:show="embed" xlink:actuate="onLoad"/><svg:title>Table 2</svg:title></draw:frame></draw:a></text:p></draw:text-box></draw:frame><text:a xlink:type="simple" xlink:href="http://www.ncbi.nlm.nih.gov/pmc/articles/PMC4189942/table/tab2/" office:target-frame-name="table" xlink:show="replace"><text:span text:style-name="T67">Table 2</text:span></text:a></text:p>
            <text:p text:style-name="P21">Multivariate analysis on the degree of control of CVRFs stratified according to the presence of CVD.</text:p>
          </text:section>
        </text:section>
        <text:section text:style-name="Sect1" text:name="sec3.3">
          <text:h text:style-name="P107" text:outline-level="3">3.3. Degree of CVRF Control in Different CVDs</text:h>
          <text:p text:style-name="P62"><text:bookmark text:name="__p202"/><text:span text:style-name="T21">Study of the different macrovascular complications, specifically coronary heart disease (CHD), stroke, or peripheral arterial disease (PAD), showed that the proportion of women with good control of target CVRFs, namely, HbA1c ≤ 7%, BP ≤ 140/90</text:span><text:span text:style-name="T21"><draw:frame draw:style-name="fr7" draw:name="graphics123" text:anchor-type="as-char" svg:width="0.7862in" svg:height="0.3929in" draw:z-index="149"><draw:image xlink:href="http://www.ncbi.nlm.nih.gov/corehtml/pmc/pmcents/x2009.gif" xlink:type="simple" xlink:show="embed" xlink:actuate="onLoad"/><svg:title> </svg:title></draw:frame></text:span><text:span text:style-name="T21">mmHg, and BMI ≤ 30</text:span><text:span text:style-name="T21"><draw:frame draw:style-name="fr7" draw:name="graphics124" text:anchor-type="as-char" svg:width="0.7862in" svg:height="0.3929in" draw:z-index="150"><draw:image xlink:href="http://www.ncbi.nlm.nih.gov/corehtml/pmc/pmcents/x2009.gif" xlink:type="simple" xlink:show="embed" xlink:actuate="onLoad"/><svg:title> </svg:title></draw:frame></text:span><text:span text:style-name="T21">Kg/m2, and also lipid profiles in subjects with or without prior CVD was </text:span><text:soft-page-break/><text:span text:style-name="T21">lower than men irrespective of the type of CVD (</text:span><text:span text:style-name="Emphasis"><text:span text:style-name="T21">P</text:span></text:span><text:span text:style-name="T21"> &lt; 0.001 in all cases) (</text:span><text:a xlink:type="simple" xlink:href="http://www.ncbi.nlm.nih.gov/pmc/articles/PMC4189942/table/tab3/" office:target-frame-name="true" xlink:show="replace"><text:span text:style-name="T56">Table 3</text:span></text:a><text:span text:style-name="T21">).</text:span></text:p>
          <text:section text:style-name="Sect1" text:name="tab3">
            <text:p text:style-name="P62"><draw:frame draw:style-name="fr1" draw:name="Frame23" text:anchor-type="paragraph" svg:width="1.0417in" draw:z-index="151"><draw:text-box fo:min-height="0.0161in"><text:p text:style-name="P2"><draw:a xlink:type="simple" xlink:href="http://www.ncbi.nlm.nih.gov/pmc/articles/PMC4189942/table/tab3/" office:target-frame-name="table" xlink:show="replace"><draw:frame draw:style-name="fr6" draw:name="graphics125" text:anchor-type="as-char" svg:width="1.0693in" svg:height="0.4209in" draw:z-index="152"><draw:image xlink:href="http://www.ncbi.nlm.nih.gov/pmc/articles/PMC4189942/table/tab3/?report=thumb" xlink:type="simple" xlink:show="embed" xlink:actuate="onLoad"/><svg:title>Table 3</svg:title></draw:frame></draw:a></text:p></draw:text-box></draw:frame><text:a xlink:type="simple" xlink:href="http://www.ncbi.nlm.nih.gov/pmc/articles/PMC4189942/table/tab3/" office:target-frame-name="table" xlink:show="replace"><text:span text:style-name="T67">Table 3</text:span></text:a></text:p>
            <text:p text:style-name="P21">Degree of CVRFs control (% and 95% CI) in different macrovascular complications according to sex.</text:p>
          </text:section>
        </text:section>
        <text:section text:style-name="Sect1" text:name="sec3.4">
          <text:h text:style-name="P107" text:outline-level="3">3.4. Treatment of CVRFs in Patients with and without CVD according to Gender</text:h>
          <text:p text:style-name="P62"><text:bookmark text:name="__p214"/><text:span text:style-name="T21">We further studied whether treatment for the different CVRFs differed between genders in the presence/absence of prior CVD (</text:span><text:a xlink:type="simple" xlink:href="http://www.ncbi.nlm.nih.gov/pmc/articles/PMC4189942/table/tab4/" office:target-frame-name="true" xlink:show="replace"><text:span text:style-name="T56">Table 4</text:span></text:a><text:span text:style-name="T21">). Among the subset of patients without a history of CVD, women had higher rates of prescribed glucose-lowering, antihypertensive, and lipid-lowering drugs than men (75% versus 73.3%, 70.8% versus 59.9%, and 47.6% versus 43.1%, resp.) and similar use of antiplatelet agents (27.6% versus 28.3%). However, in the subgroup of patients with a history of CVD, differences in the use or intensity of glucose-lowering and lipid-lowering treatments were not clinically relevant between genders, but women used less antiplatelet agents (71.8% versus 77.5%) and more antihypertensive agents (88.4% versus 86.4%) than men. Of note was that oral glucose-lowering agents in mono- or combined therapy were less often prescribed to women than to men in favor of a greater use of insulin therapy, either alone or combined with oral glucose-lowering drugs.</text:span></text:p>
          <text:section text:style-name="Sect1" text:name="tab4">
            <text:p text:style-name="P62"><draw:frame draw:style-name="fr1" draw:name="Frame24" text:anchor-type="paragraph" svg:width="1.0417in" draw:z-index="153"><draw:text-box fo:min-height="0.0161in"><text:p text:style-name="P2"><draw:a xlink:type="simple" xlink:href="http://www.ncbi.nlm.nih.gov/pmc/articles/PMC4189942/table/tab4/" office:target-frame-name="table" xlink:show="replace"><draw:frame draw:style-name="fr6" draw:name="graphics126" text:anchor-type="as-char" svg:width="1.0693in" svg:height="0.4209in" draw:z-index="154"><draw:image xlink:href="http://www.ncbi.nlm.nih.gov/pmc/articles/PMC4189942/table/tab4/?report=thumb" xlink:type="simple" xlink:show="embed" xlink:actuate="onLoad"/><svg:title>Table 4</svg:title></draw:frame></draw:a></text:p></draw:text-box></draw:frame><text:a xlink:type="simple" xlink:href="http://www.ncbi.nlm.nih.gov/pmc/articles/PMC4189942/table/tab4/" office:target-frame-name="table" xlink:show="replace"><text:span text:style-name="T67">Table 4</text:span></text:a></text:p>
            <text:p text:style-name="P21">Treatment (%) used to control the different CVRFs in patients with or without CVD by gender.</text:p>
          </text:section>
        </text:section>
      </text:section>
      <text:section text:style-name="Sect1" text:name="sec4">
        <text:p text:style-name="P92"><text:a xlink:type="simple" xlink:href="http://www.ncbi.nlm.nih.gov/pmc/articles/PMC4189942/#"><text:span text:style-name="T47">Go to:</text:span></text:a></text:p>
        <text:h text:style-name="P127" text:outline-level="2"><text:bookmark text:name="sec4title"/>4. Discussion</text:h>
        <text:p text:style-name="P62"><text:bookmark text:name="__p222"/><text:span text:style-name="T21">Gender differences among the diabetic population include disparities in adherence to treatment [</text:span><text:bookmark text:name="__tag_405159848"/><text:a xlink:type="simple" xlink:href="http://www.ncbi.nlm.nih.gov/pmc/articles/PMC4189942/#B42"><text:span text:style-name="T56">42</text:span></text:a><text:span text:style-name="T21">], in control of cardiometabolic parameters and risk of CVD [</text:span><text:bookmark text:name="__tag_405159842"/><text:a xlink:type="simple" xlink:href="http://www.ncbi.nlm.nih.gov/pmc/articles/PMC4189942/#B30"><text:span text:style-name="T56">30</text:span></text:a><text:span text:style-name="T21">, </text:span><text:bookmark text:name="__tag_405159801"/><text:a xlink:type="simple" xlink:href="http://www.ncbi.nlm.nih.gov/pmc/articles/PMC4189942/#B31"><text:span text:style-name="T56">31</text:span></text:a><text:span text:style-name="T21">, </text:span><text:bookmark text:name="__tag_405159835"/><text:a xlink:type="simple" xlink:href="http://www.ncbi.nlm.nih.gov/pmc/articles/PMC4189942/#B43"><text:span text:style-name="T56">43</text:span></text:a><text:span text:style-name="T21">], and also in the therapeutic management of cardiovascular risk factors [</text:span><text:bookmark text:name="__tag_405159828"/><text:a xlink:type="simple" xlink:href="http://www.ncbi.nlm.nih.gov/pmc/articles/PMC4189942/#B25"><text:span text:style-name="T56">25</text:span></text:a><text:span text:style-name="T21">, </text:span><text:bookmark text:name="__tag_405159794"/><text:a xlink:type="simple" xlink:href="http://www.ncbi.nlm.nih.gov/pmc/articles/PMC4189942/#B44"><text:span text:style-name="T56">44</text:span></text:a><text:span text:style-name="T21">, </text:span><text:bookmark text:name="__tag_405159803"/><text:a xlink:type="simple" xlink:href="http://www.ncbi.nlm.nih.gov/pmc/articles/PMC4189942/#B45"><text:span text:style-name="T56">45</text:span></text:a><text:span text:style-name="T21">].</text:span></text:p>
        <text:p text:style-name="P62"><text:bookmark text:name="__p232"/><text:span text:style-name="T21">The prevalence rates of T2DM and CVD in our study were higher among men, which is in line with previous population-based studies [</text:span><text:bookmark text:name="__tag_405159822"/><text:a xlink:type="simple" xlink:href="http://www.ncbi.nlm.nih.gov/pmc/articles/PMC4189942/#B30"><text:span text:style-name="T56">30</text:span></text:a><text:span text:style-name="T21">, </text:span><text:bookmark text:name="__tag_405159823"/><text:a xlink:type="simple" xlink:href="http://www.ncbi.nlm.nih.gov/pmc/articles/PMC4189942/#B46"><text:span text:style-name="T56">46</text:span></text:a><text:span text:style-name="T21">–</text:span><text:bookmark text:name="__tag_405159820"/><text:a xlink:type="simple" xlink:href="http://www.ncbi.nlm.nih.gov/pmc/articles/PMC4189942/#B48"><text:span text:style-name="T56">48</text:span></text:a><text:span text:style-name="T21">], although rates vary depending on the age range, country, and definition of CVD.</text:span></text:p>
        <text:p text:style-name="P62"><text:bookmark text:name="__p243"/><text:span text:style-name="T21">The results of the study showed that there were significant gender differences in the control of T2DM and CVD individual risk factors. Namely, compared with men, women were on average older and had a longer duration of disease, and apart from less frequently being smokers than men, they had poorer control of hypertension, LDL-cholesterol levels, and BMI. This profile of worse control of CVRFs has been consistently reported before in previous surveys conducted in Spain and in other countries [</text:span><text:bookmark text:name="__tag_405159846"/><text:a xlink:type="simple" xlink:href="http://www.ncbi.nlm.nih.gov/pmc/articles/PMC4189942/#B30"><text:span text:style-name="T56">30</text:span></text:a><text:span text:style-name="T21">–</text:span><text:bookmark text:name="__tag_405159788"/><text:a xlink:type="simple" xlink:href="http://www.ncbi.nlm.nih.gov/pmc/articles/PMC4189942/#B32"><text:span text:style-name="T56">32</text:span></text:a><text:span text:style-name="T21">, </text:span><text:bookmark text:name="__tag_405159806"/><text:a xlink:type="simple" xlink:href="http://www.ncbi.nlm.nih.gov/pmc/articles/PMC4189942/#B39"><text:span text:style-name="T56">39</text:span></text:a><text:span text:style-name="T21">, </text:span><text:bookmark text:name="__tag_405159849"/><text:a xlink:type="simple" xlink:href="http://www.ncbi.nlm.nih.gov/pmc/articles/PMC4189942/#B43"><text:span text:style-name="T56">43</text:span></text:a><text:span text:style-name="T21">, </text:span><text:bookmark text:name="__tag_405159809"/><text:a xlink:type="simple" xlink:href="http://www.ncbi.nlm.nih.gov/pmc/articles/PMC4189942/#B49"><text:span text:style-name="T56">49</text:span></text:a><text:span text:style-name="T21">–</text:span><text:bookmark text:name="__tag_405159798"/><text:a xlink:type="simple" xlink:href="http://www.ncbi.nlm.nih.gov/pmc/articles/PMC4189942/#B52"><text:span text:style-name="T56">52</text:span></text:a><text:span text:style-name="T21">], but the present study is the largest one ever performed in real-life clinical practice. Moreover, the proportion of women who achieved the target of stipulated recommendations to control the risk of CVD in our study was lower than men except for glycemic control, and the composite control of multiple risk outcomes (Hb1Ac, BP, and LDL-cholesterol simultaneously) was also poorer among women. These results are also in agreement with the above mentioned studies and with results from studies specifically assessing gender differences in composite risk factors in T2DM [</text:span><text:bookmark text:name="__tag_405159852"/><text:a xlink:type="simple" xlink:href="http://www.ncbi.nlm.nih.gov/pmc/articles/PMC4189942/#B43"><text:span text:style-name="T56">43</text:span></text:a><text:span text:style-name="T21">, </text:span><text:bookmark text:name="__tag_405159808"/><text:a xlink:type="simple" xlink:href="http://www.ncbi.nlm.nih.gov/pmc/articles/PMC4189942/#B53"><text:span text:style-name="T56">53</text:span></text:a><text:span text:style-name="T21">], which have found that women are approximately 3 times less likely to achieve combined cardiometabolic control than men [</text:span><text:bookmark text:name="__tag_405159805"/><text:a xlink:type="simple" xlink:href="http://www.ncbi.nlm.nih.gov/pmc/articles/PMC4189942/#B43"><text:span text:style-name="T56">43</text:span></text:a><text:span text:style-name="T21">].</text:span></text:p>
        <text:p text:style-name="P62"><text:bookmark text:name="__p253"/><text:span text:style-name="T21">There are few reports assessing the control of CVRFs in T2DM according to gender as well as for the presence of prior CVD, and the present study is the first one conducted in a Spanish population. Our analysis stratifying by presence of prior CVD showed that both men and women with CVD in general had poorer control of CVRFs than those without. As for the degree of control of modifiable CVRFs, multivariate analysis showed that women with prior CVD were less likely to achieve their therapeutic targets than men for all parameters except for smoking. Women without CVD achieved the recommended HbA1c target as optimally as men and were better at controlling BP and smoking but again more frequently did not achieve recommended therapeutic targets for obesity and LDL-cholesterol. Our results on patients with prior CVD are in agreement with a previous cross-sectional study conducted in Germany, which found that women were more likely to have uncontrolled systolic BP, LDL-cholesterol, and HbA1c levels [</text:span><text:bookmark text:name="__tag_405159800"/><text:a xlink:type="simple" xlink:href="http://www.ncbi.nlm.nih.gov/pmc/articles/PMC4189942/#B25"><text:span text:style-name="T56">25</text:span></text:a><text:span text:style-name="T21">]; similarly, another cross-sectional analysis conducted in the US found that women were more liable to have suboptimal control of systolic BP and LDL-cholesterol but found no differences in glycemic control relative to men [</text:span><text:bookmark text:name="__tag_405159785"/><text:a xlink:type="simple" xlink:href="http://www.ncbi.nlm.nih.gov/pmc/articles/PMC4189942/#B45"><text:span text:style-name="T56">45</text:span></text:a><text:span text:style-name="T21">]. As for patients without prior CVD, the US study found no significant differences in the degree of control of any studied modifiable CVRF [</text:span><text:bookmark text:name="__tag_405159853"/><text:a xlink:type="simple" xlink:href="http://www.ncbi.nlm.nih.gov/pmc/articles/PMC4189942/#B45"><text:span text:style-name="T56">45</text:span></text:a><text:span text:style-name="T21">], and the German study only found a higher probability of women having uncontrolled LDL-cholesterol relative to men [</text:span><text:bookmark text:name="__tag_405159832"/><text:a xlink:type="simple" xlink:href="http://www.ncbi.nlm.nih.gov/pmc/articles/PMC4189942/#B25"><text:span text:style-name="T56">25</text:span></text:a><text:span text:style-name="T21">], which is in agreement with our results, although we also found that women </text:span><text:soft-page-break/><text:span text:style-name="T21">had even better control of BP than men. Unfortunately, our results on smoking and BMI cannot be compared with these 2 studies, since both of them included these 2 risk factors as confounding covariates in their analysis.</text:span></text:p>
        <text:p text:style-name="P62"><text:bookmark text:name="__p262"/><text:span text:style-name="T21">There is compelling evidence in Spain and other countries that women receive less health care attention not only for the treatment of their T2DM [</text:span><text:bookmark text:name="__tag_405159827"/><text:a xlink:type="simple" xlink:href="http://www.ncbi.nlm.nih.gov/pmc/articles/PMC4189942/#B54"><text:span text:style-name="T56">54</text:span></text:a><text:span text:style-name="T21">], but also for the prevention and treatment of associated CV complications [</text:span><text:bookmark text:name="__tag_405159854"/><text:a xlink:type="simple" xlink:href="http://www.ncbi.nlm.nih.gov/pmc/articles/PMC4189942/#B14"><text:span text:style-name="T56">14</text:span></text:a><text:span text:style-name="T21">, </text:span><text:bookmark text:name="__tag_405159815"/><text:a xlink:type="simple" xlink:href="http://www.ncbi.nlm.nih.gov/pmc/articles/PMC4189942/#B19"><text:span text:style-name="T56">19</text:span></text:a><text:span text:style-name="T21">, </text:span><text:bookmark text:name="__tag_405159787"/><text:a xlink:type="simple" xlink:href="http://www.ncbi.nlm.nih.gov/pmc/articles/PMC4189942/#B25"><text:span text:style-name="T56">25</text:span></text:a><text:span text:style-name="T21">, </text:span><text:bookmark text:name="__tag_405159836"/><text:a xlink:type="simple" xlink:href="http://www.ncbi.nlm.nih.gov/pmc/articles/PMC4189942/#B26"><text:span text:style-name="T56">26</text:span></text:a><text:span text:style-name="T21">, </text:span><text:bookmark text:name="__tag_405159829"/><text:a xlink:type="simple" xlink:href="http://www.ncbi.nlm.nih.gov/pmc/articles/PMC4189942/#B30"><text:span text:style-name="T56">30</text:span></text:a><text:span text:style-name="T21">, </text:span><text:bookmark text:name="__tag_405159804"/><text:a xlink:type="simple" xlink:href="http://www.ncbi.nlm.nih.gov/pmc/articles/PMC4189942/#B44"><text:span text:style-name="T56">44</text:span></text:a><text:span text:style-name="T21">, </text:span><text:bookmark text:name="__tag_405159831"/><text:a xlink:type="simple" xlink:href="http://www.ncbi.nlm.nih.gov/pmc/articles/PMC4189942/#B45"><text:span text:style-name="T56">45</text:span></text:a><text:span text:style-name="T21">], as women both with and without CVD receive less lipid-lowering and antithrombotic therapy than men [</text:span><text:bookmark text:name="__tag_405159850"/><text:a xlink:type="simple" xlink:href="http://www.ncbi.nlm.nih.gov/pmc/articles/PMC4189942/#B29"><text:span text:style-name="T56">29</text:span></text:a><text:span text:style-name="T21">, </text:span><text:bookmark text:name="__tag_405159834"/><text:a xlink:type="simple" xlink:href="http://www.ncbi.nlm.nih.gov/pmc/articles/PMC4189942/#B47"><text:span text:style-name="T56">47</text:span></text:a><text:span text:style-name="T21">, </text:span><text:bookmark text:name="__tag_405159855"/><text:a xlink:type="simple" xlink:href="http://www.ncbi.nlm.nih.gov/pmc/articles/PMC4189942/#B55"><text:span text:style-name="T56">55</text:span></text:a><text:span text:style-name="T21">, </text:span><text:bookmark text:name="__tag_405159781"/><text:a xlink:type="simple" xlink:href="http://www.ncbi.nlm.nih.gov/pmc/articles/PMC4189942/#B56"><text:span text:style-name="T56">56</text:span></text:a><text:span text:style-name="T21">]. Studies stratifying by gender and comorbid CVD are scarce but concur that women are less intensively treated with lipid-lowering drugs than men, in patients both with and without prior CVD, while findings on gender disparities according to prior CVD regarding the use or intensity of treatment with antihypertensive or glucose-lowering drugs are inconsistent across reports [</text:span><text:bookmark text:name="__tag_405159838"/><text:a xlink:type="simple" xlink:href="http://www.ncbi.nlm.nih.gov/pmc/articles/PMC4189942/#B25"><text:span text:style-name="T56">25</text:span></text:a><text:span text:style-name="T21">, </text:span><text:bookmark text:name="__tag_405159821"/><text:a xlink:type="simple" xlink:href="http://www.ncbi.nlm.nih.gov/pmc/articles/PMC4189942/#B45"><text:span text:style-name="T56">45</text:span></text:a><text:span text:style-name="T21">, </text:span><text:bookmark text:name="__tag_405159784"/><text:a xlink:type="simple" xlink:href="http://www.ncbi.nlm.nih.gov/pmc/articles/PMC4189942/#B47"><text:span text:style-name="T56">47</text:span></text:a><text:span text:style-name="T21">]. Differences between studies may be due to genetic or ethnic differences, geographical variations in access to available health care resources, different ambulatory physician practices between countries, and disparities in the economic barriers to care due to the type of insurance (public or private) paying for the treatment.</text:span></text:p>
        <text:p text:style-name="P62"><text:bookmark text:name="__p272"/><text:span text:style-name="T21">When we assessed whether there were gender disparities in the management of modifiable CVRF in T2DM patients according to a history of CVD, we found that women were more likely to be treated with antihypertensive drugs and less likely to take antiplatelet drugs than men irrespective of having a history of CVD, while glucose- and lipid-lowering treatment varied according to the absence/presence of prior CVD: the proportion of women with CVD taking glucose and/or lipid-lowering medications was similar to men, but women without CVD took more glucose and/or lipid-lowering drugs than men. However, while the degree of achieved glycemic control was similar between women with and without previous CVD, lipid levels were remarkably uncontrolled in both cases and more pronounced in women with prior CVD. This is of concern if we take into account that a history of CVD is an independent factor associated with higher morbidity and mortality and that the 4-year survival rate of women with prior CVD is lower than in women without a history of CVD [</text:span><text:bookmark text:name="__tag_405159826"/><text:a xlink:type="simple" xlink:href="http://www.ncbi.nlm.nih.gov/pmc/articles/PMC4189942/#B30"><text:span text:style-name="T56">30</text:span></text:a><text:span text:style-name="T21">]. Moreover, the fact that women without prior CVD did not achieve adequate control of lipid levels, in spite of being more likely to be treated with lipid-lowering medications than men, could be related to the use of less intensive therapy or to a differential response to statins relative to men, although this is controversial in the case of primary prevention [</text:span><text:bookmark text:name="__tag_405159817"/><text:a xlink:type="simple" xlink:href="http://www.ncbi.nlm.nih.gov/pmc/articles/PMC4189942/#B57"><text:span text:style-name="T56">57</text:span></text:a><text:span text:style-name="T21">, </text:span><text:bookmark text:name="__tag_405159812"/><text:a xlink:type="simple" xlink:href="http://www.ncbi.nlm.nih.gov/pmc/articles/PMC4189942/#B58"><text:span text:style-name="T56">58</text:span></text:a><text:span text:style-name="T21">]. With regard to the degree of control of BP, we observed that women without CVD had similar control to men, in spite of higher levels of treatment with antihypertensive drugs, while women with CVD still had uncontrolled BP relative to men although they were treated in a comparable proportion, an observation that has been previously reported [</text:span><text:bookmark text:name="__tag_405159807"/><text:a xlink:type="simple" xlink:href="http://www.ncbi.nlm.nih.gov/pmc/articles/PMC4189942/#B29"><text:span text:style-name="T56">29</text:span></text:a><text:span text:style-name="T21">]. This is also of concern if we consider that women have a higher lifetime risk of stroke than men, in part because they have a longer life expectancy and because the risk of stroke increases with age [</text:span><text:bookmark text:name="__tag_405159843"/><text:a xlink:type="simple" xlink:href="http://www.ncbi.nlm.nih.gov/pmc/articles/PMC4189942/#B59"><text:span text:style-name="T56">59</text:span></text:a><text:span text:style-name="T21">], therefore, underlining the need for more intensive or proper control of BP. Taken together, our results show that the treatment and control of the 2 parameters that most effectively prevent CVD, namely, BP and lipid levels, remain a challenge (particularly LDL-cholesterol levels) in the case of women with T2DM and a history of CVD.</text:span></text:p>
        <text:p text:style-name="P62"><text:bookmark text:name="__p282"/><text:span text:style-name="T21">Strengths of the present study include the use of registries coming from primary care medical records, which allows the collection of a large volume of patients' real-life clinical practice data. However, there are some limitations that should be acknowledged and considered when interpreting the results of this study. Firstly, inherent to any cross-sectional design, no causal associations or conclusion on trends in treatment can be drawn, and the retrospective design is subject to biases concerning the lack of data recording for some of the studied variables (e.g., 25% of patients did not have corresponding HbA1c values for the previous year). Secondly, the studied cohort is representative of a specific territory in Spain and may not necessarily reflect standards of care in other territories. Thirdly, information on treated (and the specific therapeutic agents prescribed) and untreated patients was based on drugs obtained at the pharmacy, and we were not able to assess medication adherence factors. Finally, we had no data to assess factors known to differ by gender in T2DM that may influence disease outcomes, such as diabetes knowledge, self-management practices, lifestyle related factors, socioeconomic status, education, or social support [</text:span><text:a xlink:type="simple" xlink:href="http://www.ncbi.nlm.nih.gov/pmc/articles/PMC4189942/#B51"><text:span text:style-name="T56">51</text:span></text:a><text:span text:style-name="T21">].</text:span></text:p>
      </text:section>
      <text:section text:style-name="Sect1" text:name="sec5">
        <text:p text:style-name="P92"><text:a xlink:type="simple" xlink:href="http://www.ncbi.nlm.nih.gov/pmc/articles/PMC4189942/#"><text:span text:style-name="T47">Go to:</text:span></text:a></text:p>
        <text:h text:style-name="P127" text:outline-level="2"><text:bookmark text:name="sec5title"/>5. Conclusions</text:h>
        <text:p text:style-name="P54"><text:bookmark text:name="__p292"/>The results of the study confirm that Spanish women with T2DM have suboptimal control of CVRFs; they also show that <text:soft-page-break/>compared with men women with CVD were less likely to achieve therapeutic goals for BMI, BP, LDH-cholesterol, and HbA1c and that those without a history of CVD were also less likely to achieve BMI and LDL-cholesterol recommended goals. Furthermore, although the proportion of women treated with lipid-lowering medications was similar to or even higher than men, LDL-cholesterol levels were remarkably uncontrolled in both women with and without CVD, and women with CVD still had uncontrolled BP relative to men in spite of being treated with antihypertensive drugs in a comparable proportion of cases. The observed differences have clinical implications that warrant further investigation through studies specifically designed to assess gender differences in the control of modifiable CVRF and further stress the need to implement measures to better prevent and treat this subgroup of diabetic women. Actions should include not only targeted awareness programs for health professionals, but also the implementation of specific educational programs aimed at improving self-awareness and self-care in women with T2DM.</text:p>
      </text:section>
      <text:section text:style-name="Sect1" text:name="__ackid960315">
        <text:p text:style-name="P92"><text:a xlink:type="simple" xlink:href="http://www.ncbi.nlm.nih.gov/pmc/articles/PMC4189942/#"><text:span text:style-name="T47">Go to:</text:span></text:a></text:p>
        <text:h text:style-name="P127" text:outline-level="2"><text:bookmark text:name="__ackid960315title"/>Acknowledgments</text:h>
        <text:p text:style-name="P54"><text:bookmark text:name="__p302"/>The Catalan Diabetes Association, the Catalan Health Department, and part of an unrestricted grant provided by Sanofi-aventis Spain supported this study, as well as the Network of Preventive Activities and Health Promotion in Primary Care (redIAPP) granted by the Instituto de Salud Carlos III (RD06/0018). The authors also acknowledge Mònica Gratacòs and Maren White for providing support in the paper preparation and editing.</text:p>
      </text:section>
      <text:section text:style-name="Sect1" text:name="Section11">
        <text:p text:style-name="P92"><text:bookmark text:name="__sec11"/><text:a xlink:type="simple" xlink:href="http://www.ncbi.nlm.nih.gov/pmc/articles/PMC4189942/#"><text:span text:style-name="T47">Go to:</text:span></text:a></text:p>
        <text:h text:style-name="P127" text:outline-level="2"><text:bookmark text:name="__sec1title"/>Conflict of Interests</text:h>
        <text:p text:style-name="P54"><text:bookmark text:name="__p314"/>The authors declare that there is no conflict of interests regarding the publication of this paper.</text:p>
      </text:section>
      <text:section text:style-name="Sect1" text:name="__ref-listid960342">
        <text:p text:style-name="P92"><text:a xlink:type="simple" xlink:href="http://www.ncbi.nlm.nih.gov/pmc/articles/PMC4189942/#"><text:span text:style-name="T47">Go to:</text:span></text:a></text:p>
        <text:h text:style-name="P127" text:outline-level="2"><text:bookmark text:name="__ref-listid960342title"/>References</text:h>
        <text:section text:style-name="Sect1" text:name="Section12">
          <text:p text:style-name="P27"><text:bookmark text:name="reference-list2"/></text:p>
          <text:section text:style-name="Sect1" text:name="Section13">
            <text:p text:style-name="P62"><text:bookmark text:name="B110"/>1. Shaw JE, Sicree RA, Zimmet PZ. Global estimates of the prevalence of diabetes for 2010 and 2030. <text:span text:style-name="Emphasis">Diabetes Research and Clinical Practice</text:span>. 2010;87(1):4–14. [<text:a xlink:type="simple" xlink:href="http://www.ncbi.nlm.nih.gov/pubmed/19896746" office:target-frame-name="pmc_ext" xlink:show="replace"><text:span text:style-name="T67">PubMed</text:span></text:a>]</text:p>
          </text:section>
          <text:section text:style-name="Sect1" text:name="Section14">
            <text:p text:style-name="P62"><text:bookmark text:name="B210"/>2. Whiting DR, Guariguata L, Weil C, Shaw J. IDF Diabetes Atlas: global estimates of the prevalence of diabetes for 2011 and 2030. <text:span text:style-name="Emphasis">Diabetes Research and Clinical Practice</text:span>.2011;94(3):311–321. [<text:a xlink:type="simple" xlink:href="http://www.ncbi.nlm.nih.gov/pubmed/22079683" office:target-frame-name="pmc_ext" xlink:show="replace"><text:span text:style-name="T67">PubMed</text:span></text:a>]</text:p>
          </text:section>
          <text:section text:style-name="Sect1" text:name="Section15">
            <text:p text:style-name="P62"><text:bookmark text:name="B310"/>3. Guariguata L, Whiting DR, Hambleton I, et al. Global estimates of diabetes prevalence for 2013 and projections for 2035. <text:span text:style-name="Emphasis">Diabetes Research and Clinical Practice</text:span>. 2014;103(2):137–149. [<text:a xlink:type="simple" xlink:href="http://www.ncbi.nlm.nih.gov/pubmed/24630390" office:target-frame-name="pmc_ext" xlink:show="replace"><text:span text:style-name="T67">PubMed</text:span></text:a>]</text:p>
          </text:section>
          <text:section text:style-name="Sect1" text:name="Section16">
            <text:p text:style-name="P62"><text:bookmark text:name="B410"/>4. International Diabetes Federation. <text:span text:style-name="Emphasis">IDF Diabetes Atlas</text:span>. 6th edition. Brussels, Belgium: International Diabetes Federation; 2013.</text:p>
          </text:section>
          <text:section text:style-name="Sect1" text:name="Section17">
            <text:p text:style-name="P62"><text:bookmark text:name="B510"/>5. Soriguer F, Goday A, Bosch-Comas A, et al. Prevalence of diabetes mellitus and impaired glucose regulation in Spain: the Di@bet.es Study. <text:span text:style-name="Emphasis">Diabetologia</text:span>. 2012;55(1):88–93.[<text:a xlink:type="simple" xlink:href="http://www.ncbi.nlm.nih.gov/pmc/articles/PMC3228950/"><text:span text:style-name="T67">PMC free article</text:span></text:a>] [<text:a xlink:type="simple" xlink:href="http://www.ncbi.nlm.nih.gov/pubmed/21987347" office:target-frame-name="pmc_ext" xlink:show="replace"><text:span text:style-name="T67">PubMed</text:span></text:a>]</text:p>
          </text:section>
          <text:section text:style-name="Sect1" text:name="Section18">
            <text:p text:style-name="P62"><text:bookmark text:name="B67"/>6. Donahue RP, Orchard TJ. Diabetes mellitus and macrovascular complications: an epidemiological perspective. <text:span text:style-name="Emphasis">Diabetes Care</text:span>. 1992;15(9):1141–1155. [<text:a xlink:type="simple" xlink:href="http://www.ncbi.nlm.nih.gov/pubmed/1396012" office:target-frame-name="pmc_ext" xlink:show="replace"><text:span text:style-name="T67">PubMed</text:span></text:a>]</text:p>
          </text:section>
          <text:section text:style-name="Sect1" text:name="Section19">
            <text:p text:style-name="P62"><text:bookmark text:name="B71"/>7. Booth GL, Kapral MK, Fung K, Tu JV. Relation between age and cardiovascular disease in men and women with diabetes compared with non-diabetic people: a population-based retrospective cohort study. <text:span text:style-name="Emphasis">The Lancet</text:span>. 2006;368(9529):29–36. [<text:a xlink:type="simple" xlink:href="http://www.ncbi.nlm.nih.gov/pubmed/16815377" office:target-frame-name="pmc_ext" xlink:show="replace"><text:span text:style-name="T67">PubMed</text:span></text:a>]</text:p>
          </text:section>
          <text:section text:style-name="Sect1" text:name="Section20">
            <text:p text:style-name="P62"><text:bookmark text:name="B81"/>8. Leal J, Gray AM, Clarke PM. Development of life-expectancy tables for people with type 2 <text:soft-page-break/>diabetes. <text:span text:style-name="Emphasis">European Heart Journal</text:span>. 2009;30(7):834–839. [<text:a xlink:type="simple" xlink:href="http://www.ncbi.nlm.nih.gov/pmc/articles/PMC2663724/"><text:span text:style-name="T67">PMC free article</text:span></text:a>] [<text:a xlink:type="simple" xlink:href="http://www.ncbi.nlm.nih.gov/pubmed/19109355" office:target-frame-name="pmc_ext" xlink:show="replace"><text:span text:style-name="T67">PubMed</text:span></text:a>]</text:p>
          </text:section>
          <text:section text:style-name="Sect1" text:name="Section21">
            <text:p text:style-name="P62"><text:bookmark text:name="B91"/>9. Gæde P, Vedel P, Larsen N, Jensen GVH, Parving H-H, Pedersen O. Multifactorial intervention and cardiovascular disease in patients with type 2 diabetes. <text:span text:style-name="Emphasis">The New England Journal of Medicine</text:span>. 2003;348(5):383–393. [<text:a xlink:type="simple" xlink:href="http://www.ncbi.nlm.nih.gov/pubmed/12556541" office:target-frame-name="pmc_ext" xlink:show="replace"><text:span text:style-name="T67">PubMed</text:span></text:a>]</text:p>
          </text:section>
          <text:section text:style-name="Sect1" text:name="Section22">
            <text:p text:style-name="P62"><text:bookmark text:name="B101"/>10. Holman RR, Paul SK, Bethel MA, Matthews DR, Neil HAW. 10-Year follow-up of intensive glucose control in type 2 diabetes. <text:span text:style-name="Emphasis">The New England Journal of Medicine</text:span>.2008;359(15):1577–1589. [<text:a xlink:type="simple" xlink:href="http://www.ncbi.nlm.nih.gov/pubmed/18784090" office:target-frame-name="pmc_ext" xlink:show="replace"><text:span text:style-name="T67">PubMed</text:span></text:a>]</text:p>
          </text:section>
          <text:section text:style-name="Sect1" text:name="Section23">
            <text:p text:style-name="P62"><text:bookmark text:name="B111"/>11. Mannucci E, Dicembrini I, Lauria A, Pozzilli P. Is glucose control important for prevention of cardiovascular disease in diabetes? <text:span text:style-name="Emphasis">Diabetes Care</text:span>. 2013;36(supplement 2):S259–S263.[<text:a xlink:type="simple" xlink:href="http://www.ncbi.nlm.nih.gov/pmc/articles/PMC3920786/"><text:span text:style-name="T67">PMC free article</text:span></text:a>] [<text:a xlink:type="simple" xlink:href="http://www.ncbi.nlm.nih.gov/pubmed/23882055" office:target-frame-name="pmc_ext" xlink:show="replace"><text:span text:style-name="T67">PubMed</text:span></text:a>]</text:p>
          </text:section>
          <text:section text:style-name="Sect1" text:name="Section24">
            <text:p text:style-name="P62"><text:bookmark text:name="B121"/>12. American Diabetes Association. Standards of medical care in diabetes—2014. <text:span text:style-name="Emphasis">Diabetes Care</text:span>. 2014;37, supplement 1:S14–S80. [<text:a xlink:type="simple" xlink:href="http://www.ncbi.nlm.nih.gov/pubmed/24357209" office:target-frame-name="pmc_ext" xlink:show="replace"><text:span text:style-name="T67">PubMed</text:span></text:a>]</text:p>
          </text:section>
          <text:section text:style-name="Sect1" text:name="Section25">
            <text:p text:style-name="P62"><text:bookmark text:name="B131"/>13. Giorda CB, Avogaro A, Maggini M, et al. Recurrence of cardiovascular events in patients with type 2 diabetes: epidemiology and risk factors. <text:span text:style-name="Emphasis">Diabetes Care</text:span>. 2008;31(11):2154–2159.[<text:a xlink:type="simple" xlink:href="http://www.ncbi.nlm.nih.gov/pmc/articles/PMC2571066/"><text:span text:style-name="T67">PMC free article</text:span></text:a>] [<text:a xlink:type="simple" xlink:href="http://www.ncbi.nlm.nih.gov/pubmed/18782902" office:target-frame-name="pmc_ext" xlink:show="replace"><text:span text:style-name="T67">PubMed</text:span></text:a>]</text:p>
          </text:section>
          <text:section text:style-name="Sect1" text:name="Section26">
            <text:p text:style-name="P62"><text:bookmark text:name="B141"/>14. Jørgensen CH, Gislason GH, Ahlehoff O, Andersson C, Torp-Pedersen C, Hansen PR. Use of secondary prevention pharmacotherapy after first myocardial infarction in patients with diabetes mellitus. <text:span text:style-name="Emphasis">BMC Cardiovascular Disorders</text:span>. 2014;14, article 4 [<text:a xlink:type="simple" xlink:href="http://www.ncbi.nlm.nih.gov/pmc/articles/PMC3897983/"><text:span text:style-name="T67">PMC free article</text:span></text:a>][<text:a xlink:type="simple" xlink:href="http://www.ncbi.nlm.nih.gov/pubmed/24406095" office:target-frame-name="pmc_ext" xlink:show="replace"><text:span text:style-name="T67">PubMed</text:span></text:a>]</text:p>
          </text:section>
          <text:section text:style-name="Sect1" text:name="Section27">
            <text:p text:style-name="P62"><text:bookmark text:name="B151"/>15. Orchard TJ. The impact of gender and general risk factors on the occurrence of atherosclerotic vascular disease in non-insulin-dependent diabetes mellitus. <text:span text:style-name="Emphasis">Annals of Medicine</text:span>.1996;28(4):323–333. [<text:a xlink:type="simple" xlink:href="http://www.ncbi.nlm.nih.gov/pubmed/8862687" office:target-frame-name="pmc_ext" xlink:show="replace"><text:span text:style-name="T67">PubMed</text:span></text:a>]</text:p>
          </text:section>
          <text:section text:style-name="Sect1" text:name="Section28">
            <text:p text:style-name="P62"><text:bookmark text:name="B161"/>16. Kanaya AM, Grady D, Barrett-Connor E. Explaining the sex difference in coronary heart disease mortality among patients with type 2 diabetes mellitus: a meta-analysis. <text:span text:style-name="Emphasis">Archives of Internal Medicine</text:span>. 2002;162(15):1737–1745. [<text:a xlink:type="simple" xlink:href="http://www.ncbi.nlm.nih.gov/pubmed/12153377" office:target-frame-name="pmc_ext" xlink:show="replace"><text:span text:style-name="T67">PubMed</text:span></text:a>]</text:p>
          </text:section>
          <text:section text:style-name="Sect1" text:name="Section29">
            <text:p text:style-name="P62"><text:bookmark text:name="B171"/>17. Lee WL, Cheung AM, Cape D, Zinman B. Impact of diabetes on coronary artery disease in women and men: a meta- analysis of prospective studies. <text:span text:style-name="Emphasis">Diabetes Care</text:span>. 2000;23(7):962–968.[<text:a xlink:type="simple" xlink:href="http://www.ncbi.nlm.nih.gov/pubmed/10895847" office:target-frame-name="pmc_ext" xlink:show="replace"><text:span text:style-name="T67">PubMed</text:span></text:a>]</text:p>
          </text:section>
          <text:section text:style-name="Sect1" text:name="Section30">
            <text:p text:style-name="P62"><text:bookmark text:name="B181"/>18. Hu FB, Stampfer MJ, Solomon CG, et al. The impact of diabetes mellitus on mortality from all causes and coronary heart disease in women: 20 years of follow-up. <text:span text:style-name="Emphasis">Archives of Internal Medicine</text:span>. 2001;161(14):1717–1723. [<text:a xlink:type="simple" xlink:href="http://www.ncbi.nlm.nih.gov/pubmed/11485504" office:target-frame-name="pmc_ext" xlink:show="replace"><text:span text:style-name="T67">PubMed</text:span></text:a>]</text:p>
          </text:section>
          <text:section text:style-name="Sect1" text:name="Section31">
            <text:p text:style-name="P62"><text:bookmark text:name="B191"/>19. Huxley R, Barzi F, Woodward M. Excess risk of fatal coronary heart disease associated with diabetes in men and women: meta-analysis of 37 prospective cohort studies. <text:span text:style-name="Emphasis">British Medical Journal</text:span>. 2006;332(7533):73–78. [<text:a xlink:type="simple" xlink:href="http://www.ncbi.nlm.nih.gov/pmc/articles/PMC1326926/"><text:span text:style-name="T67">PMC free article</text:span></text:a>] [<text:a xlink:type="simple" xlink:href="http://www.ncbi.nlm.nih.gov/pubmed/16371403" office:target-frame-name="pmc_ext" xlink:show="replace"><text:span text:style-name="T67">PubMed</text:span></text:a>]</text:p>
          </text:section>
          <text:section text:style-name="Sect1" text:name="Section32">
            <text:p text:style-name="P62"><text:bookmark text:name="B201"/>20. Castelli WP. Cardiovascular disease in women. <text:span text:style-name="Emphasis">American Journal of Obstetrics and Gynecology</text:span>. 1988;158(6, part 2):1553–1560. [<text:a xlink:type="simple" xlink:href="http://www.ncbi.nlm.nih.gov/pubmed/3377033" office:target-frame-name="pmc_ext" xlink:show="replace"><text:span text:style-name="T67">PubMed</text:span></text:a>]</text:p>
          </text:section>
          <text:section text:style-name="Sect1" text:name="Section33">
            <text:p text:style-name="P62"><text:bookmark text:name="B211"/>21. Dantas APV, Fortes ZB, de Carvalho MHC. Vascular disease in diabetic women: why do they miss the female protection? <text:span text:style-name="Emphasis">Experimental Diabetes Research</text:span>. 2012;2012:10 pages.570598 [<text:a xlink:type="simple" xlink:href="http://www.ncbi.nlm.nih.gov/pmc/articles/PMC3438753/"><text:span text:style-name="T67">PMC free </text:span></text:a><text:soft-page-break/><text:a xlink:type="simple" xlink:href="http://www.ncbi.nlm.nih.gov/pmc/articles/PMC3438753/"><text:span text:style-name="T67">article</text:span></text:a>] [<text:a xlink:type="simple" xlink:href="http://www.ncbi.nlm.nih.gov/pubmed/22973304" office:target-frame-name="pmc_ext" xlink:show="replace"><text:span text:style-name="T67">PubMed</text:span></text:a>]</text:p>
          </text:section>
          <text:section text:style-name="Sect1" text:name="Section34">
            <text:p text:style-name="P62"><text:bookmark text:name="B221"/>22. Barrett-Connor EL, Cohn BA, Wingard DL, Edelstein SL. Why is diabetes mellitus a stronger risk factor for fatal ischemic heart disease in women than in men? The Rancho Bernardo Study. <text:span text:style-name="Emphasis">Journal of the American Medical Association</text:span>. 1991;265(5):627–631. [<text:a xlink:type="simple" xlink:href="http://www.ncbi.nlm.nih.gov/pubmed/1987413" office:target-frame-name="pmc_ext" xlink:show="replace"><text:span text:style-name="T67">PubMed</text:span></text:a>]</text:p>
          </text:section>
          <text:section text:style-name="Sect1" text:name="Section35">
            <text:p text:style-name="P62"><text:bookmark text:name="B231"/>23. Juutilainen A, Kortelainen S, Lehto S, Rönnemaa T, Pyörälä K, Laakso M. Gender difference in the impact of type 2 diabetes on coronary heart disease risk. <text:span text:style-name="Emphasis">Diabetes Care</text:span>.2004;27(12):2898–2904. [<text:a xlink:type="simple" xlink:href="http://www.ncbi.nlm.nih.gov/pubmed/15562204" office:target-frame-name="pmc_ext" xlink:show="replace"><text:span text:style-name="T67">PubMed</text:span></text:a>]</text:p>
          </text:section>
          <text:section text:style-name="Sect1" text:name="Section36">
            <text:p text:style-name="P62"><text:bookmark text:name="B241"/>24. Marrugat J, Sala J, Aboal J. Epidemiology of cardiovascular disease in women. <text:span text:style-name="Emphasis">Revista Espanola de Cardiologia</text:span>. 2006;59(3):264–274. [<text:a xlink:type="simple" xlink:href="http://www.ncbi.nlm.nih.gov/pubmed/16712751" office:target-frame-name="pmc_ext" xlink:show="replace"><text:span text:style-name="T67">PubMed</text:span></text:a>]</text:p>
          </text:section>
          <text:section text:style-name="Sect1" text:name="Section37">
            <text:p text:style-name="P62"><text:bookmark text:name="B251"/>25. Gouni-Berthold I, Berthold HK, Mantzoros CS, Böhm M, Krone W. Sex disparities in the treatment and control of cardiovascular risk factors in type 2 diabetes. <text:span text:style-name="Emphasis">Diabetes Care</text:span>.2008;31(7):1389–1391. [<text:a xlink:type="simple" xlink:href="http://www.ncbi.nlm.nih.gov/pmc/articles/PMC2453666/"><text:span text:style-name="T67">PMC free article</text:span></text:a>] [<text:a xlink:type="simple" xlink:href="http://www.ncbi.nlm.nih.gov/pubmed/18375411" office:target-frame-name="pmc_ext" xlink:show="replace"><text:span text:style-name="T67">PubMed</text:span></text:a>]</text:p>
          </text:section>
          <text:section text:style-name="Sect1" text:name="Section38">
            <text:p text:style-name="P62"><text:bookmark text:name="B261"/>26. Gutiérrez PC, Bejarano JML, Juanatey JRG, Núñez AG, Fernández FJP, Sardá AN. Different approach in high-cardiovascular-risk women, compared to men: a multidisciplinary study-Spain. <text:span text:style-name="Emphasis">Medicina Clinica</text:span>. 2003;120(12):451–455. [<text:a xlink:type="simple" xlink:href="http://www.ncbi.nlm.nih.gov/pubmed/12689551" office:target-frame-name="pmc_ext" xlink:show="replace"><text:span text:style-name="T67">PubMed</text:span></text:a>]</text:p>
          </text:section>
          <text:section text:style-name="Sect1" text:name="Section39">
            <text:p text:style-name="P62"><text:bookmark text:name="B271"/>27. Persell SD, Baker DW. Aspirin use among adults with diabetes: recent trends and emerging sex disparities. <text:span text:style-name="Emphasis">Archives of Internal Medicine</text:span>. 2004;164(22):2492–2499. [<text:a xlink:type="simple" xlink:href="http://www.ncbi.nlm.nih.gov/pubmed/15596642" office:target-frame-name="pmc_ext" xlink:show="replace"><text:span text:style-name="T67">PubMed</text:span></text:a>]</text:p>
          </text:section>
          <text:section text:style-name="Sect1" text:name="Section40">
            <text:p text:style-name="P62"><text:bookmark text:name="B281"/>28. Tonstad S, Rosvold EO, Furu K, Skurtveit S. Undertreatment and overtreatment with statins: the Oslo Health Study 2000-2001. <text:span text:style-name="Emphasis">Journal of Internal Medicine</text:span>. 2004;255(4):494–502. [<text:a xlink:type="simple" xlink:href="http://www.ncbi.nlm.nih.gov/pubmed/15049884" office:target-frame-name="pmc_ext" xlink:show="replace"><text:span text:style-name="T67">PubMed</text:span></text:a>]</text:p>
          </text:section>
          <text:section text:style-name="Sect1" text:name="Section41">
            <text:p text:style-name="P62"><text:bookmark text:name="B291"/>29. Wexler DJ, Grant RW, Meigs JB, Nathan DM, Cagliero E. Sex disparities in treatment of cardiac risk factors in patients with type 2 diabetes. <text:span text:style-name="Emphasis">Diabetes Care</text:span>. 2005;28(3):514–520.[<text:a xlink:type="simple" xlink:href="http://www.ncbi.nlm.nih.gov/pubmed/15735180" office:target-frame-name="pmc_ext" xlink:show="replace"><text:span text:style-name="T67">PubMed</text:span></text:a>]</text:p>
          </text:section>
          <text:section text:style-name="Sect1" text:name="Section42">
            <text:p text:style-name="P62"><text:bookmark text:name="B301"/>30. Vidal-Pérez R, Otero-Raviña F, Grigorian-Shamagian L, et al. Sex does not influence prognosis in diabetic patients. The Barbanza Diabetes study. <text:span text:style-name="Emphasis">Revista Espanola de Cardiologia</text:span>.2010;63(2):170–180. [<text:a xlink:type="simple" xlink:href="http://www.ncbi.nlm.nih.gov/pubmed/20109414" office:target-frame-name="pmc_ext" xlink:show="replace"><text:span text:style-name="T67">PubMed</text:span></text:a>]</text:p>
          </text:section>
          <text:section text:style-name="Sect1" text:name="Section43">
            <text:p text:style-name="P62"><text:bookmark text:name="B311"/>31. Franzini L, Ardigò D, Cavalot F, et al. Women show worse control of type 2 diabetes and cardiovascular disease risk factors than men: results from the MIND.IT Study Group of the Italian Society of Diabetology. <text:span text:style-name="Emphasis">Nutrition, Metabolism and Cardiovascular Diseases</text:span>.2013;23(3):235–241. [<text:a xlink:type="simple" xlink:href="http://www.ncbi.nlm.nih.gov/pubmed/22397873" office:target-frame-name="pmc_ext" xlink:show="replace"><text:span text:style-name="T67">PubMed</text:span></text:a>]</text:p>
          </text:section>
          <text:section text:style-name="Sect1" text:name="Section44">
            <text:p text:style-name="P62"><text:bookmark text:name="B321"/>32. Penno G, Solini A, Bonora E, et al. Gender differences in cardiovascular disease risk factors, treatments and complications in patients with type 2 diabetes: the RIACE Italian multicentre study. <text:span text:style-name="Emphasis">Journal of Internal Medicine</text:span>. 2013;274(2):176–191. [<text:a xlink:type="simple" xlink:href="http://www.ncbi.nlm.nih.gov/pubmed/23565931" office:target-frame-name="pmc_ext" xlink:show="replace"><text:span text:style-name="T67">PubMed</text:span></text:a>]</text:p>
          </text:section>
          <text:section text:style-name="Sect1" text:name="Section45">
            <text:p text:style-name="P62"><text:bookmark text:name="B331"/>33. Gregg EW, Gu Q, Cheng YJ, Narayan KMV, Cowie CC. Mortality trends in men and women with diabetes, 1971 to 2000. <text:span text:style-name="Emphasis">Annals of Internal Medicine</text:span>. 2007;147(3):149–155.[<text:a xlink:type="simple" xlink:href="http://www.ncbi.nlm.nih.gov/pubmed/17576993" office:target-frame-name="pmc_ext" xlink:show="replace"><text:span text:style-name="T67">PubMed</text:span></text:a>]</text:p>
          </text:section>
          <text:section text:style-name="Sect1" text:name="Section46">
            <text:p text:style-name="P62"><text:bookmark text:name="B341"/>34. Morris AD, Boyle DIR, MacAlpine R, et al. The diabetes audit and research in Tayside Scotland (DARTS) study: electronic record linkage to create a diabetes register. <text:span text:style-name="Emphasis">British Medical Journal</text:span>. 1997;315(7107):524–528. [<text:a xlink:type="simple" xlink:href="http://www.ncbi.nlm.nih.gov/pmc/articles/PMC2127363/"><text:span text:style-name="T67">PMC free article</text:span></text:a>] [<text:a xlink:type="simple" xlink:href="http://www.ncbi.nlm.nih.gov/pubmed/9329309" office:target-frame-name="pmc_ext" xlink:show="replace"><text:span text:style-name="T67">PubMed</text:span></text:a>]</text:p>
          </text:section>
          <text:section text:style-name="Sect1" text:name="Section47">
            <text:p text:style-name="P62"><text:bookmark text:name="B351"/><text:soft-page-break/>35. Eliasson B, Cederholm J, Nilsson P, Gudbjörnsdóttir S. The gap between guidelines and reality: type 2 diabetes in a national diabetes register 1996–2003. <text:span text:style-name="Emphasis">Diabetic Medicine</text:span>.2005;22(10):1420–1426. [<text:a xlink:type="simple" xlink:href="http://www.ncbi.nlm.nih.gov/pubmed/16176206" office:target-frame-name="pmc_ext" xlink:show="replace"><text:span text:style-name="T67">PubMed</text:span></text:a>]</text:p>
          </text:section>
          <text:section text:style-name="Sect1" text:name="Section48">
            <text:p text:style-name="P62"><text:bookmark text:name="B361"/>36. Vinagre I, Mata-Cases M, Hermosilla E, et al. Control of glycemia and cardiovascular risk factors in patients with type 2 diabetes in primary care in Catalonia (Spain) <text:span text:style-name="Emphasis">Diabetes Care</text:span>.2012;35(4):774–779. [<text:a xlink:type="simple" xlink:href="http://www.ncbi.nlm.nih.gov/pmc/articles/PMC3308283/"><text:span text:style-name="T67">PMC free article</text:span></text:a>] [<text:a xlink:type="simple" xlink:href="http://www.ncbi.nlm.nih.gov/pubmed/22344609" office:target-frame-name="pmc_ext" xlink:show="replace"><text:span text:style-name="T67">PubMed</text:span></text:a>]</text:p>
          </text:section>
          <text:section text:style-name="Sect1" text:name="B37">
            <text:p text:style-name="P62">37. Sperl-Hillen JAM, O'Connor PJ. Factors driving diabetes care improvement in a large medical group: ten years of progress. <text:span text:style-name="Emphasis">American Journal of Managed Care</text:span>.2005;11(supplement 5):S177–S185. [<text:a xlink:type="simple" xlink:href="http://www.ncbi.nlm.nih.gov/pubmed/16111440" office:target-frame-name="pmc_ext" xlink:show="replace"><text:span text:style-name="T67">PubMed</text:span></text:a>]</text:p>
          </text:section>
          <text:section text:style-name="Sect1" text:name="B38">
            <text:p text:style-name="P62">38. Bolíbar B, Fina Avilés F, Morros R, et al. SIDIAP database: electronic clinical records in primary care as a source of information for epidemiologic research. <text:span text:style-name="Emphasis">Medicina Clinica</text:span>.2012;138(14):617–621. [<text:a xlink:type="simple" xlink:href="http://www.ncbi.nlm.nih.gov/pubmed/22444996" office:target-frame-name="pmc_ext" xlink:show="replace"><text:span text:style-name="T67">PubMed</text:span></text:a>]</text:p>
          </text:section>
          <text:section text:style-name="Sect1" text:name="B39">
            <text:p text:style-name="P62">39. Mata-Cases M, Roura-Olmeda P, Berengué-Iglesias M, et al. Fifteen years of continuous improvement of quality care of type 2 diabetes mellitus in primary care in Catalonia, Spain.<text:span text:style-name="Emphasis">International Journal of Clinical Practice</text:span>. 2012;66(3):289–298. [<text:a xlink:type="simple" xlink:href="http://www.ncbi.nlm.nih.gov/pmc/articles/PMC3584513/"><text:span text:style-name="T67">PMC free article</text:span></text:a>][<text:a xlink:type="simple" xlink:href="http://www.ncbi.nlm.nih.gov/pubmed/22340449" office:target-frame-name="pmc_ext" xlink:show="replace"><text:span text:style-name="T67">PubMed</text:span></text:a>]</text:p>
          </text:section>
          <text:section text:style-name="Sect1" text:name="B40">
            <text:p text:style-name="P62">40. Mata-Cases M, Cos-Claramunt FX, Morros R, et al. <text:span text:style-name="Emphasis">Abordatge de la Diabetis Mellitus Tipus 2</text:span>. Barcelona, Spain: Institut Català de la Salut; 2010. (Guies de Pràctica Clínica, num 15).</text:p>
          </text:section>
          <text:section text:style-name="Sect1" text:name="B41">
            <text:p text:style-name="P62">41. Ministerio de Sanidad y Consumo. Guía de práctica clínica sobre diabetes tipo 2. 2008,<text:a xlink:type="simple" xlink:href="http://www.guiasalud.es/viewGPC.asp?idGuia=429" office:target-frame-name="pmc_ext" xlink:show="replace"><text:span text:style-name="T67">http://www.guiasalud.es/viewGPC.asp?idGuia=429</text:span></text:a>.</text:p>
          </text:section>
          <text:section text:style-name="Sect1" text:name="B42">
            <text:p text:style-name="P62">42. Raum E, Krämer HU, Rüter G, et al. Medication non-adherence and poor glycaemic control in patients with type 2 diabetes mellitus. <text:span text:style-name="Emphasis">Diabetes Research and Clinical Practice</text:span>.2012;97(3):377–384. [<text:a xlink:type="simple" xlink:href="http://www.ncbi.nlm.nih.gov/pubmed/22763108" office:target-frame-name="pmc_ext" xlink:show="replace"><text:span text:style-name="T67">PubMed</text:span></text:a>]</text:p>
          </text:section>
          <text:section text:style-name="Sect1" text:name="B43">
            <text:p text:style-name="P62">43. Strom Williams JL, Lynch CP, Winchester R, et al. Gender differences in composite control of cardiovascular risk factors among patients with type 2 diabetes. <text:span text:style-name="Emphasis">Diabetes Technology and Therapeutics</text:span>. 2014;16(7):421–427. [<text:a xlink:type="simple" xlink:href="http://www.ncbi.nlm.nih.gov/pmc/articles/PMC4074756/"><text:span text:style-name="T67">PMC free article</text:span></text:a>] [<text:a xlink:type="simple" xlink:href="http://www.ncbi.nlm.nih.gov/pubmed/24735058" office:target-frame-name="pmc_ext" xlink:show="replace"><text:span text:style-name="T67">PubMed</text:span></text:a>]</text:p>
          </text:section>
          <text:section text:style-name="Sect1" text:name="B44">
            <text:p text:style-name="P62">44. Krämer HU, Raum E, Rüter G, et al. Gender disparities in diabetes and coronary heart disease medication among patients with type 2 diabetes: results from the DIANA study.<text:span text:style-name="Emphasis">Cardiovascular Diabetology</text:span>. 2012;11, article 88 [<text:a xlink:type="simple" xlink:href="http://www.ncbi.nlm.nih.gov/pmc/articles/PMC3526520/"><text:span text:style-name="T67">PMC free article</text:span></text:a>] [<text:a xlink:type="simple" xlink:href="http://www.ncbi.nlm.nih.gov/pubmed/22838970" office:target-frame-name="pmc_ext" xlink:show="replace"><text:span text:style-name="T67">PubMed</text:span></text:a>]</text:p>
          </text:section>
          <text:section text:style-name="Sect1" text:name="B45">
            <text:p text:style-name="P62">45. Ferrara A, Mangione CM, Kim C, et al. Sex disparities in control and treatment of modifiable cardiovascular disease risk factors among patients with diabetes: Translating Research Into Action for Diabetes (TRIAD) study. <text:span text:style-name="Emphasis">Diabetes Care</text:span>. 2008;31(1):69–74. [<text:a xlink:type="simple" xlink:href="http://www.ncbi.nlm.nih.gov/pubmed/17934157" office:target-frame-name="pmc_ext" xlink:show="replace"><text:span text:style-name="T67">PubMed</text:span></text:a>]</text:p>
          </text:section>
          <text:section text:style-name="Sect1" text:name="B46">
            <text:p text:style-name="P62">46. Becker A, Bos G, de Vegt F, et al. Cardiovascular events in type 2 diabetes: comparison with nondiabetic individuals without and with prior cardiovascular disease: 10-Year follow-up of the Hoorn study. <text:span text:style-name="Emphasis">European Heart Journal</text:span>. 2003;24(15):1406–1413. [<text:a xlink:type="simple" xlink:href="http://www.ncbi.nlm.nih.gov/pubmed/12909069" office:target-frame-name="pmc_ext" xlink:show="replace"><text:span text:style-name="T67">PubMed</text:span></text:a>]</text:p>
          </text:section>
          <text:section text:style-name="Sect1" text:name="B47">
            <text:p text:style-name="P62">47. Baviera M, Santalucia P, Cortesi L, et al. Sex differences in cardiovascular outcomes, pharmacological treatments and indicators of care in patients with newly diagnosed diabetes: analyses <text:soft-page-break/>on administrative database. <text:span text:style-name="Emphasis">European Journal of Internal Medicine</text:span>.2014;25(3):270–275. [<text:a xlink:type="simple" xlink:href="http://www.ncbi.nlm.nih.gov/pubmed/24556165" office:target-frame-name="pmc_ext" xlink:show="replace"><text:span text:style-name="T67">PubMed</text:span></text:a>]</text:p>
          </text:section>
          <text:section text:style-name="Sect1" text:name="B48">
            <text:p text:style-name="P62">48. Mo F, Pogany LM, Li FCK, Morrison H. Prevalence of diabetes and cardiovascular comorbidity in the Canadian Community Health Survey 2002–2003.<text:span text:style-name="Emphasis">TheScientificWorldJournal</text:span>. 2006;6:96–105. [<text:a xlink:type="simple" xlink:href="http://www.ncbi.nlm.nih.gov/pubmed/16435038" office:target-frame-name="pmc_ext" xlink:show="replace"><text:span text:style-name="T67">PubMed</text:span></text:a>]</text:p>
          </text:section>
          <text:section text:style-name="Sect1" text:name="B49">
            <text:p text:style-name="P62">49. Comaschi M, Coscelli C, Cucinotta D, Malini P, Manzato E, Nicolucci A. Cardiovascular risk factors and metabolic control in type 2 diabetic subjects attending outpatient clinics in Italy: the SFIDA (survey of risk factors in Italian diabetic subjects by AMD) study. <text:span text:style-name="Emphasis">Nutrition, Metabolism and Cardiovascular Diseases</text:span>. 2005;15(3):204–211. [<text:a xlink:type="simple" xlink:href="http://www.ncbi.nlm.nih.gov/pubmed/15955469" office:target-frame-name="pmc_ext" xlink:show="replace"><text:span text:style-name="T67">PubMed</text:span></text:a>]</text:p>
          </text:section>
          <text:section text:style-name="Sect1" text:name="B50">
            <text:p text:style-name="P62">50. Winston GJ, Barr RG, Carrasquillo O, Bertoni AG, Shea S. Sex and racial/ethnic differences in cardiovascular disease risk factor treatment and control among individuals with diabetes in the Multi-Ethnic Study of Atherosclerosis (MESA) <text:span text:style-name="Emphasis">Diabetes Care</text:span>.2009;32(8):1467–1469. [<text:a xlink:type="simple" xlink:href="http://www.ncbi.nlm.nih.gov/pmc/articles/PMC2713610/"><text:span text:style-name="T67">PMC free article</text:span></text:a>] [<text:a xlink:type="simple" xlink:href="http://www.ncbi.nlm.nih.gov/pubmed/19435957" office:target-frame-name="pmc_ext" xlink:show="replace"><text:span text:style-name="T67">PubMed</text:span></text:a>]</text:p>
          </text:section>
          <text:section text:style-name="Sect1" text:name="B51">
            <text:p text:style-name="P62">51. Sandín M, Espelt A, Escolar-Pujolar A, Arriola L, Larrañaga I. Desigualdades de género y diabetes mellitus tipo 2: la importancia de la diferencia. <text:span text:style-name="Emphasis">Avances en Diabetología</text:span>.2011;27(3):78–87.</text:p>
          </text:section>
          <text:section text:style-name="Sect1" text:name="B52">
            <text:p text:style-name="P62">52. Sekerija M, Poljicanin T, Erjavec K, Liberati-Cizmek A-M, Prašek M, Metelko Z. Gender differences in the control of cardiovascular risk factors in patients with type 2 diabetes -a cross-sectional study. <text:span text:style-name="Emphasis">Internal Medicine</text:span>. 2012;51(2):161–166. [<text:a xlink:type="simple" xlink:href="http://www.ncbi.nlm.nih.gov/pubmed/22246483" office:target-frame-name="pmc_ext" xlink:show="replace"><text:span text:style-name="T67">PubMed</text:span></text:a>]</text:p>
          </text:section>
          <text:section text:style-name="Sect1" text:name="B53">
            <text:p text:style-name="P62">53. Homko CJ, Zamora L, Santamore WP, Kashem A, McConnell T, Bove AA. Gender differences in cardiovascular risk factors and risk perception among individuals with diabetes.<text:span text:style-name="Emphasis">Diabetes Educator</text:span>. 2010;36(3):483–488. [<text:a xlink:type="simple" xlink:href="http://www.ncbi.nlm.nih.gov/pubmed/20360597" office:target-frame-name="pmc_ext" xlink:show="replace"><text:span text:style-name="T67">PubMed</text:span></text:a>]</text:p>
          </text:section>
          <text:section text:style-name="Sect1" text:name="B54">
            <text:p text:style-name="P62">54. Correa-de-Araujo R, McDermott K, Moy E. Gender differences across racial and ethnic groups in the quality of care for diabetes. <text:span text:style-name="Emphasis">Women's Health Issues</text:span>. 2006;16(2):56–65.[<text:a xlink:type="simple" xlink:href="http://www.ncbi.nlm.nih.gov/pubmed/16638522" office:target-frame-name="pmc_ext" xlink:show="replace"><text:span text:style-name="T67">PubMed</text:span></text:a>]</text:p>
          </text:section>
          <text:section text:style-name="Sect1" text:name="B55">
            <text:p text:style-name="P62">55. Ferrara A, Williamson DF, Karter AJ, Thompson TJ, Kim C. Sex differences in qualify of health care related to ischemic heart disease prevention in patients with diabetes: the Translating Research Into Action for Diabetes (TRIAD) study, 2000-2001. <text:span text:style-name="Emphasis">Diabetes Care</text:span>.2004;27(12):2974–2976. [<text:a xlink:type="simple" xlink:href="http://www.ncbi.nlm.nih.gov/pubmed/15562217" office:target-frame-name="pmc_ext" xlink:show="replace"><text:span text:style-name="T67">PubMed</text:span></text:a>]</text:p>
          </text:section>
          <text:section text:style-name="Sect1" text:name="B56">
            <text:p text:style-name="P62">56. Nau DP, Mallya U. Sex disparity in the management of dyslipidemia among patients with type 2 diabetes mellitus in a managed care organization. <text:span text:style-name="Emphasis">The American Journal of Managed Care</text:span>. 2005;11(2):69–73. [<text:a xlink:type="simple" xlink:href="http://www.ncbi.nlm.nih.gov/pubmed/15726854" office:target-frame-name="pmc_ext" xlink:show="replace"><text:span text:style-name="T67">PubMed</text:span></text:a>]</text:p>
          </text:section>
          <text:section text:style-name="Sect1" text:name="B57">
            <text:p text:style-name="P62">57. Walsh JM, Pignone M. Drug Treatment of Hyperlipidemia in Women. <text:span text:style-name="Emphasis">Journal of the American Medical Association</text:span>. 2004;291(18):2243–2252. [<text:a xlink:type="simple" xlink:href="http://www.ncbi.nlm.nih.gov/pubmed/15138247" office:target-frame-name="pmc_ext" xlink:show="replace"><text:span text:style-name="T67">PubMed</text:span></text:a>]</text:p>
          </text:section>
          <text:section text:style-name="Sect1" text:name="B58">
            <text:p text:style-name="P62">58. Mora S, Glynn RJ, Hsia J, MacFadyen JG, Genest J, Ridker PM. Statins for the primary prevention of cardiovascular events in women with elevated high-sensitivity C-reactive protein or dyslipidemia: results from the justification for the use of statins in prevention: an intervention trial evaluating rosuvastatin (JUPITER) and meta-analysis of women from primary prevention trials.<text:span text:style-name="Emphasis">Circulation</text:span>. 2010;121(9):1069–1077. [<text:a xlink:type="simple" xlink:href="http://www.ncbi.nlm.nih.gov/pubmed/20176986" office:target-frame-name="pmc_ext" xlink:show="replace"><text:span text:style-name="T67">PubMed</text:span></text:a>]</text:p>
          </text:section>
          <text:section text:style-name="Sect1" text:name="B59">
            <text:p text:style-name="P62"><text:soft-page-break/>59. Seshadri S, Beiser A, Kelly-Hayes M, et al. The lifetime risk of stroke: estimates from the framingham study. <text:span text:style-name="Emphasis">Stroke</text:span>. 2006;37(2):345–350. [<text:a xlink:type="simple" xlink:href="http://www.ncbi.nlm.nih.gov/pubmed/16397184" office:target-frame-name="pmc_ext" xlink:show="replace"><text:span text:style-name="T67">PubMed</text:span></text:a>]</text:p>
          </text:section>
        </text:section>
      </text:section>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Text_20_body"><text:a xlink:type="simple" xlink:href="http://www.ncbi.nlm.nih.gov/pmc/journals/"><text:span text:style-name="T46">Journal List</text:span></text:a></text:p>
      <text:list xml:id="list1148731343931520004" text:style-name="L79">
        <text:list-item>
          <text:p text:style-name="P32"><text:a xlink:type="simple" xlink:href="http://www.ncbi.nlm.nih.gov/pmc/journals/311/"><text:span text:style-name="T45">Iowa Orthop J</text:span></text:a></text:p>
        </text:list-item>
        <text:list-item>
          <text:p text:style-name="P32"><text:a xlink:type="simple" xlink:href="http://www.ncbi.nlm.nih.gov/pmc/issues/241419/"><text:span text:style-name="T45">v.34; 2014</text:span></text:a></text:p>
        </text:list-item>
        <text:list-item>
          <text:p text:style-name="P17">PMC4127726</text:p>
        </text:list-item>
      </text:list>
      <text:p text:style-name="P38"><draw:frame draw:style-name="fr7" draw:name="graphics127" text:anchor-type="as-char" svg:width="0.7862in" svg:height="0.3929in" draw:z-index="155"><draw:image xlink:href="http://www.ncbi.nlm.nih.gov/corehtml/pmc/pmcgifs/logo2-iowaorthj.gif" xlink:type="simple" xlink:show="embed" xlink:actuate="onLoad"/><svg:title>Logo of iowaorthj</svg:title></draw:frame></text:p>
      <text:p text:style-name="P48">Iowa Orthop J. 2014; 34: 74–77.</text:p>
      <text:p text:style-name="P19">PMCID: PMC4127726</text:p>
      <text:h text:style-name="P113" text:outline-level="1">Magnetic Resonance Imaging of Diabetic Muscle Infarction: Report of Two Cases</text:h>
      <text:p text:style-name="P60"><text:a xlink:type="simple" xlink:href="http://www.ncbi.nlm.nih.gov/pubmed/?term=Jawahar%20A%5Bauth%5D"><text:span text:style-name="T42">Anugayathri Jawahar</text:span></text:a><text:span text:style-name="T13">, DNB and </text:span><text:a xlink:type="simple" xlink:href="http://www.ncbi.nlm.nih.gov/pubmed/?term=Balaji%20R%5Bauth%5D"><text:span text:style-name="T42">Ravikanth Balaji</text:span></text:a><text:span text:style-name="T13">, DMRD, DNB</text:span></text:p>
      <text:p text:style-name="P60"><text:a xlink:type="simple" xlink:href="http://www.ncbi.nlm.nih.gov/pmc/articles/PMC4127726/#"><text:span text:style-name="T42">Author information ►</text:span></text:a><text:span text:style-name="T13"> </text:span><text:a xlink:type="simple" xlink:href="http://www.ncbi.nlm.nih.gov/pmc/articles/PMC4127726/#"><text:span text:style-name="T42">Copyright and License information ►</text:span></text:a></text:p>
      <text:section text:style-name="Sect1" text:name="__abstractid965115">
        <text:p text:style-name="P92"><text:a xlink:type="simple" xlink:href="http://www.ncbi.nlm.nih.gov/pmc/articles/PMC4127726/#"><text:span text:style-name="T70">Go to:</text:span></text:a></text:p>
        <text:h text:style-name="P126" text:outline-level="2"><text:bookmark text:name="__abstractid965115title"/>Abstract</text:h>
        <text:p text:style-name="P52"><text:bookmark text:name="__p110"/>Diabetic muscle infarction (DMI) occurs as a rare complication of long standing or severe diabetes mellitus. The condition usually occurs spontaneously and patients usually present with acute pain and swelling of affected muscles which persists for weeks, and resolves spontaneously without intervention. Magnetic resonance (MR) imaging is the modality of choice in patients with suspected DMI based on appropriate clinical setting and plays a major role in the diagnosis, assessing the extent of involvement and differentiating DMI from other conditions. The DMI affected muscles are bulky and appear heterogeneous with hyperintense signals on T2-weighted and STIR sequences, hypo or isointense on T1-weighted images with loss of normal fatty intramuscular septae. Subcutaneous and perifascial edema can be present. On postgadolinium scans, there is diffuse heterogeneous enhancement with non-enhancing foci, which may represent areas of necrosis. Biopsy can be avoided as MR findings are highly sensitive and specific. Treatment is usually conservative. Surgical intervention is required only in patients who do not respond to conservative management. The common differential diagnosis includes cellulitis, abscess, necrotizing fasciitis and polymyositis. We present two cases below to highlight the clinical, MR imaging findings and differential diagnosis of DMI.</text:p>
      </text:section>
      <text:section text:style-name="Sect1" text:name="Section49">
        <text:p text:style-name="P92"><text:bookmark text:name="__sec12"/><text:a xlink:type="simple" xlink:href="http://www.ncbi.nlm.nih.gov/pmc/articles/PMC4127726/#"><text:span text:style-name="T47">Go to:</text:span></text:a></text:p>
        <text:h text:style-name="P127" text:outline-level="2"><text:bookmark text:name="__sec1title1"/>Introduction</text:h>
        <text:p text:style-name="P62"><text:bookmark text:name="__p215"/><text:span text:style-name="T21">Diabetic muscle infarction (DMI) was first described by Angervall and Stener in 1965 as Tumoriform muscular degeneration' in two patients with non-insulin dependent diabetes mellitus (NIDDM)</text:span><text:a xlink:type="simple" xlink:href="http://www.ncbi.nlm.nih.gov/pmc/articles/PMC4127726/#b1"><text:span text:style-name="T56">1</text:span></text:a><text:span text:style-name="T21">. DMI occurs as a rare complication of long-standing or severe diabetes mellitus. The condition usually occurs spontaneously, without concurrent or preceding infection or trauma. It is more frequent in diabetic women (61.53%) with mean age at presentation being 39 ±12 years</text:span><text:bookmark text:name="__tag_394356092"/><text:a xlink:type="simple" xlink:href="http://www.ncbi.nlm.nih.gov/pmc/articles/PMC4127726/#b2"><text:span text:style-name="T56">2</text:span></text:a><text:span text:style-name="T21">'</text:span><text:bookmark text:name="__tag_394356095"/><text:a xlink:type="simple" xlink:href="http://www.ncbi.nlm.nih.gov/pmc/articles/PMC4127726/#b3"><text:span text:style-name="T56">3</text:span></text:a><text:span text:style-name="T21">'</text:span><text:bookmark text:name="__tag_394356083"/><text:a xlink:type="simple" xlink:href="http://www.ncbi.nlm.nih.gov/pmc/articles/PMC4127726/#b4"><text:span text:style-name="T56">4</text:span></text:a><text:span text:style-name="T21">'</text:span><text:bookmark text:name="__tag_394356103"/><text:a xlink:type="simple" xlink:href="http://www.ncbi.nlm.nih.gov/pmc/articles/PMC4127726/#b5"><text:span text:style-name="T56">5</text:span></text:a><text:span text:style-name="T21">'</text:span><text:bookmark text:name="__tag_394356094"/><text:a xlink:type="simple" xlink:href="http://www.ncbi.nlm.nih.gov/pmc/articles/PMC4127726/#b6"><text:span text:style-name="T56">6</text:span></text:a><text:span text:style-name="T21">.</text:span></text:p>
        <text:p text:style-name="P62"><text:bookmark text:name="__p315"/><text:span text:style-name="T21">Patients who develop DMI present with acute pain and swelling of affected muscles which persist for weeks and resolve spontaneously without intervention. Rarely a mass can be palpated. Magnetic resonance imaging (MRI) is the modality of choice in patients with suspected DMI based on appropriate clinical setting, due to superior soft tissue contrast and multi-planar image acquisitions</text:span><text:bookmark text:name="__tag_394356073"/><text:a xlink:type="simple" xlink:href="http://www.ncbi.nlm.nih.gov/pmc/articles/PMC4127726/#b7"><text:span text:style-name="T56">7</text:span></text:a><text:span text:style-name="T21">. It also plays a major role in the diagnosis, assessing the extent of involvement and differentiating DMI from other conditions like cellulitis, abscesses and necrotizing fasciitis.</text:span></text:p>
        <text:p text:style-name="P54"><text:bookmark text:name="__p44"/>We present the report on two cases of DMI to highlight the importance of MRI findings in guiding non-invasive management of the condition.</text:p>
      </text:section>
      <text:section text:style-name="Sect1" text:name="Section50">
        <text:p text:style-name="P92"><text:bookmark text:name="__sec21"/><text:a xlink:type="simple" xlink:href="http://www.ncbi.nlm.nih.gov/pmc/articles/PMC4127726/#"><text:span text:style-name="T47">Go to:</text:span></text:a></text:p>
        <text:h text:style-name="P127" text:outline-level="2"><text:bookmark text:name="__sec2title"/>Case report 1</text:h>
        <text:p text:style-name="P54"><text:bookmark text:name="__p54"/>A 44-year-old woman with history of insulin dependent diabetes mellitus (IDDM) for eight years presented with two weeks of pain and swelling in her right leg. There was no history of trauma and no clinical or biochemical evidence of infection. Clinical examination showed a non-erythematous tender swelling along the lateral aspect of right leg, extending from below knee to just above the ankle. Patient had no improvement of pain with analgesic medications and hence MRI was requested for further <text:soft-page-break/>evaluation of the clinical condition.</text:p>
        <text:p text:style-name="P62"><text:bookmark text:name="__p64"/><text:span text:style-name="T21">Magnetic resonance imaging of the legs revealed involvement of muscles in the lateral compartment of leg including the peroneus longus, peroneus brevis and extensor digitorum longus. The muscles were bulky and appeared heterogeneous with hyperintensities on T2-weighted and STIR (Short Tau Inversion Recovery) sequences with loss of definition of intramuscular septae on T1-weighted sequence (</text:span><text:a xlink:type="simple" xlink:href="http://www.ncbi.nlm.nih.gov/pmc/articles/PMC4127726/figure/fig01/" office:target-frame-name="figure" xlink:show="replace"><text:span text:style-name="T56">Figure 1</text:span></text:a><text:span text:style-name="T21">). Post-gadolinium scans revealed heterogeneous enhancement within the muscles with focal hypointense non-enhancing areas (</text:span><text:a xlink:type="simple" xlink:href="http://www.ncbi.nlm.nih.gov/pmc/articles/PMC4127726/figure/fig02/" office:target-frame-name="figure" xlink:show="replace"><text:span text:style-name="T56">Figures 2</text:span></text:a><text:span text:style-name="T21">, </text:span><text:a xlink:type="simple" xlink:href="http://www.ncbi.nlm.nih.gov/pmc/articles/PMC4127726/figure/fig02/" office:target-frame-name="figure" xlink:show="replace"><text:span text:style-name="T56">Figure 3</text:span></text:a><text:span text:style-name="T21">). The skin and subcutaneous fat over the leg was thickened and edematous. The clinical and MRI findings were highly suggestive of DMI and the patient was managed conservatively.</text:span></text:p>
        <text:section text:style-name="Sect1" text:name="fig01">
          <text:p text:style-name="P62"><draw:frame draw:style-name="fr1" draw:name="Frame25" text:anchor-type="paragraph" svg:width="1.0417in" draw:z-index="156"><draw:text-box fo:min-height="0.0161in"><text:p text:style-name="P2"><draw:a xlink:type="simple" xlink:href="http://www.ncbi.nlm.nih.gov/pmc/articles/PMC4127726/figure/fig01/" office:target-frame-name="figure" xlink:show="replace"><draw:frame draw:style-name="fr6" draw:name="graphics128" text:anchor-type="as-char" svg:width="1.0693in" svg:height="0.4209in" draw:z-index="157"><draw:image xlink:href="http://www.ncbi.nlm.nih.gov/pmc/articles/PMC4127726/bin/ioj_74-77-f1.gif" xlink:type="simple" xlink:show="embed" xlink:actuate="onLoad"/><svg:title>Figure 1</svg:title></draw:frame></draw:a></text:p></draw:text-box></draw:frame></text:p>
          <text:section text:style-name="Sect1" text:name="lgnd_fig01">
            <text:p text:style-name="P27"><text:a xlink:type="simple" xlink:href="http://www.ncbi.nlm.nih.gov/pmc/articles/PMC4127726/figure/fig01/" office:target-frame-name="figure" xlink:show="replace"><text:span text:style-name="T67">Figure 1</text:span></text:a></text:p>
            <text:p text:style-name="P27"><text:span text:style-name="Strong_20_Emphasis"><text:span text:style-name="T23">Axial T1-weighted image showing homogenous low signal intensity within the muscle with loss of fatty intramuscular septae (open arrow). Thickened skin and subcutaneous fat can be noted</text:span></text:span></text:p>
          </text:section>
        </text:section>
        <text:section text:style-name="Sect1" text:name="fig02">
          <text:p text:style-name="P53"><draw:frame draw:style-name="fr1" draw:name="Frame26" text:anchor-type="paragraph" svg:width="1.0417in" draw:z-index="158"><draw:text-box fo:min-height="0.0161in"><text:p text:style-name="P2"><draw:a xlink:type="simple" xlink:href="http://www.ncbi.nlm.nih.gov/pmc/articles/PMC4127726/figure/fig02/" office:target-frame-name="figure" xlink:show="replace"><draw:frame draw:style-name="fr6" draw:name="graphics129" text:anchor-type="as-char" svg:width="1.0693in" svg:height="0.4209in" draw:z-index="159"><draw:image xlink:href="http://www.ncbi.nlm.nih.gov/pmc/articles/PMC4127726/bin/ioj_74-77-f2.gif" xlink:type="simple" xlink:show="embed" xlink:actuate="onLoad"/><svg:title>Figure 2, 3</svg:title></draw:frame></draw:a></text:p></draw:text-box></draw:frame></text:p>
          <text:section text:style-name="Sect1" text:name="lgnd_fig02">
            <text:p text:style-name="P27"><text:a xlink:type="simple" xlink:href="http://www.ncbi.nlm.nih.gov/pmc/articles/PMC4127726/figure/fig02/" office:target-frame-name="figure" xlink:show="replace"><text:span text:style-name="T67">Figure 2, 3</text:span></text:a></text:p>
            <text:p text:style-name="P27"><text:span text:style-name="Strong_20_Emphasis"><text:span text:style-name="T23">Coronal and axial fat suppressed gadolinium-enhanced Tl-weighted images showing diffuse heterogeneous enhancement of the affected muscles with focal non-enhancing areas which may represent necrosis (white arrow)</text:span></text:span></text:p>
          </text:section>
        </text:section>
      </text:section>
      <text:section text:style-name="Sect1" text:name="Section51">
        <text:p text:style-name="P92"><text:bookmark text:name="__sec31"/><text:a xlink:type="simple" xlink:href="http://www.ncbi.nlm.nih.gov/pmc/articles/PMC4127726/#"><text:span text:style-name="T47">Go to:</text:span></text:a></text:p>
        <text:h text:style-name="P127" text:outline-level="2"><text:bookmark text:name="__sec3title"/>Case Report 2</text:h>
        <text:p text:style-name="P54"><text:bookmark text:name="__p74"/>A 39-year-old lady with history of IDDM for the past ten years presented with pain and swelling of her left leg of two months duration. There was no preceding history of trauma or infection. Clinical examination revealed tender swelling of her proximal left leg with tense, shiny and edematous skin. Hematological and biochemical parameters were normal. The patient was referred for MRI because of a clinical concern regarding a soft tissue sarcoma.</text:p>
        <text:p text:style-name="P62"><text:bookmark text:name="__p84"/><text:span text:style-name="T21">On MRI, the medial head of the gastrocnemius, soleus and flexor digitorum longus muscles were bulky. The muscles appeared hyperintense on T2-weighted and STIR sequences (</text:span><text:a xlink:type="simple" xlink:href="http://www.ncbi.nlm.nih.gov/pmc/articles/PMC4127726/figure/fig03/" office:target-frame-name="figure" xlink:show="replace"><text:span text:style-name="T56">Figures 4</text:span></text:a><text:span text:style-name="T21">, </text:span><text:a xlink:type="simple" xlink:href="http://www.ncbi.nlm.nih.gov/pmc/articles/PMC4127726/figure/fig03/" office:target-frame-name="figure" xlink:show="replace"><text:span text:style-name="T56">Figure 5</text:span></text:a><text:span text:style-name="T21">) while on T1-weighted sequence the muscles were uniformly hypointense with loss of normal fatty intramuscular septae. The skin and subcutaneous tissues along the anterior, medial and posterior aspects of the leg were thickened with replacement of subcutaneous fat. A diagnosis of diabetic muscle necrosis was offered and biopsy was deferred. The patient was managed with analgesics and bed rest. Follow-up in one week showed complete resolution of symptoms.</text:span></text:p>
        <text:section text:style-name="Sect1" text:name="fig03">
          <text:p text:style-name="P62"><draw:frame draw:style-name="fr1" draw:name="Frame27" text:anchor-type="paragraph" svg:width="1.0417in" draw:z-index="160"><draw:text-box fo:min-height="0.0161in"><text:p text:style-name="P2"><draw:a xlink:type="simple" xlink:href="http://www.ncbi.nlm.nih.gov/pmc/articles/PMC4127726/figure/fig03/" office:target-frame-name="figure" xlink:show="replace"><draw:frame draw:style-name="fr6" draw:name="graphics130" text:anchor-type="as-char" svg:width="1.0693in" svg:height="0.4209in" draw:z-index="161"><draw:image xlink:href="http://www.ncbi.nlm.nih.gov/pmc/articles/PMC4127726/bin/ioj_74-77-f3.gif" xlink:type="simple" xlink:show="embed" xlink:actuate="onLoad"/><svg:title>Figure 4, 5</svg:title></draw:frame></draw:a></text:p></draw:text-box></draw:frame></text:p>
          <text:section text:style-name="Sect1" text:name="lgnd_fig03">
            <text:p text:style-name="P27"><text:a xlink:type="simple" xlink:href="http://www.ncbi.nlm.nih.gov/pmc/articles/PMC4127726/figure/fig03/" office:target-frame-name="figure" xlink:show="replace"><text:span text:style-name="T67">Figure 4, 5</text:span></text:a></text:p>
            <text:p text:style-name="P27"><text:span text:style-name="Strong_20_Emphasis"><text:span text:style-name="T23">Coronal STIR (Short Tau Inversion Recovery) and axial T2-weighted images demonstrating bulky gastrocnemius muscle with high signal intensity (asterisk). Thickened skin with replacement of subcutaneous fat can be noted</text:span></text:span></text:p>
          </text:section>
        </text:section>
      </text:section>
      <text:section text:style-name="Sect1" text:name="Section52">
        <text:p text:style-name="P92"><text:bookmark text:name="__sec41"/><text:a xlink:type="simple" xlink:href="http://www.ncbi.nlm.nih.gov/pmc/articles/PMC4127726/#"><text:span text:style-name="T47">Go to:</text:span></text:a></text:p>
        <text:h text:style-name="P127" text:outline-level="2"><text:bookmark text:name="__sec4title"/>Discussion</text:h>
        <text:p text:style-name="P62"><text:bookmark text:name="__p94"/><text:span text:style-name="T21">Diabetic muscle infarction has also been described as aseptic or ischemic myonecrosis</text:span><text:bookmark text:name="__tag_394356100"/><text:a xlink:type="simple" xlink:href="http://www.ncbi.nlm.nih.gov/pmc/articles/PMC4127726/#b2"><text:span text:style-name="T56">2</text:span></text:a><text:span text:style-name="T21">. DMI can occur in both patients with IDDM and poorly controlled NIDDM on insulin therapy. Risk factors include long-standing diabetes mellitus (mean 15 years), poor glycemic control and diabetic vascular disease. Patients who develop DMI almost always have severe diabetic vascular disease at the time of presentation. According to Angervall and Stener, diabetic microangiopathy and arteriosclerosis can be of importance in the pathogenesis of DMI</text:span><text:a xlink:type="simple" xlink:href="http://www.ncbi.nlm.nih.gov/pmc/articles/PMC4127726/#b1"><text:span text:style-name="T56">1</text:span></text:a><text:span text:style-name="T21">,</text:span><text:bookmark text:name="__tag_394356082"/><text:a xlink:type="simple" xlink:href="http://www.ncbi.nlm.nih.gov/pmc/articles/PMC4127726/#b6"><text:span text:style-name="T56">6</text:span></text:a><text:span text:style-name="T21">,</text:span><text:bookmark text:name="__tag_394356099"/><text:a xlink:type="simple" xlink:href="http://www.ncbi.nlm.nih.gov/pmc/articles/PMC4127726/#b8"><text:span text:style-name="T56">8</text:span></text:a><text:span text:style-name="T21">,</text:span><text:bookmark text:name="__tag_394356070"/><text:a xlink:type="simple" xlink:href="http://www.ncbi.nlm.nih.gov/pmc/articles/PMC4127726/#b9"><text:span text:style-name="T56">9</text:span></text:a><text:span text:style-name="T21">. Vascular endothelial damage and a hypercoagulable state precipitate small and medium vessel thrombosis resulting in myonecrosis</text:span><text:bookmark text:name="__tag_394356058"/><text:a xlink:type="simple" xlink:href="http://www.ncbi.nlm.nih.gov/pmc/articles/PMC4127726/#b2"><text:span text:style-name="T56">2</text:span></text:a><text:span text:style-name="T21">,</text:span><text:bookmark text:name="__tag_394356101"/><text:a xlink:type="simple" xlink:href="http://www.ncbi.nlm.nih.gov/pmc/articles/PMC4127726/#b10"><text:span text:style-name="T56">10</text:span></text:a><text:span text:style-name="T21">,</text:span><text:bookmark text:name="__tag_394356091"/><text:a xlink:type="simple" xlink:href="http://www.ncbi.nlm.nih.gov/pmc/articles/PMC4127726/#b11"><text:span text:style-name="T56">11</text:span></text:a><text:span text:style-name="T21">. Histopathology shows areas of muscle necrosis, infarction, hemorrhage and focal fibrosis.</text:span></text:p>
        <text:p text:style-name="P62"><text:bookmark text:name="__p104"/><text:span text:style-name="T21">The thigh muscles are most commonly involved followed by the calf muscles</text:span><text:bookmark text:name="__tag_394356084"/><text:a xlink:type="simple" xlink:href="http://www.ncbi.nlm.nih.gov/pmc/articles/PMC4127726/#b5"><text:span text:style-name="T56">5</text:span></text:a><text:span text:style-name="T21">,</text:span><text:bookmark text:name="__tag_394356057"/><text:a xlink:type="simple" xlink:href="http://www.ncbi.nlm.nih.gov/pmc/articles/PMC4127726/#b12"><text:span text:style-name="T56">12</text:span></text:a><text:span text:style-name="T21">. The upper limb is rarely involved. Multiple muscles or muscle compartments can be involved and at times involvement can be bilat-eral</text:span><text:bookmark text:name="__tag_394356074"/><text:a xlink:type="simple" xlink:href="http://www.ncbi.nlm.nih.gov/pmc/articles/PMC4127726/#b2"><text:span text:style-name="T56">2</text:span></text:a><text:span text:style-name="T21">,</text:span><text:bookmark text:name="__tag_394356067"/><text:a xlink:type="simple" xlink:href="http://www.ncbi.nlm.nih.gov/pmc/articles/PMC4127726/#b11"><text:span text:style-name="T56">11</text:span></text:a><text:span text:style-name="T21">,</text:span><text:bookmark text:name="__tag_394356075"/><text:a xlink:type="simple" xlink:href="http://www.ncbi.nlm.nih.gov/pmc/articles/PMC4127726/#b13"><text:span text:style-name="T56">13</text:span></text:a><text:span text:style-name="T21">,</text:span><text:bookmark text:name="__tag_394356066"/><text:a xlink:type="simple" xlink:href="http://www.ncbi.nlm.nih.gov/pmc/articles/PMC4127726/#b14"><text:span text:style-name="T56">14</text:span></text:a><text:span text:style-name="T21">. Systemic signs of infection like fever, leukocytosis or elevated ESR may be absent</text:span><text:bookmark text:name="__tag_394356085"/><text:a xlink:type="simple" xlink:href="http://www.ncbi.nlm.nih.gov/pmc/articles/PMC4127726/#b15"><text:span text:style-name="T56">15</text:span></text:a><text:span text:style-name="T21">. Laboratory investigations are not helpful in diagnosis, </text:span><text:soft-page-break/><text:span text:style-name="T21">though some authors have reported transient elevation of creatine kinase, white blood cell count and erythrocyte sedimentation rate</text:span><text:bookmark text:name="__tag_394356054"/><text:a xlink:type="simple" xlink:href="http://www.ncbi.nlm.nih.gov/pmc/articles/PMC4127726/#b2"><text:span text:style-name="T56">2</text:span></text:a><text:span text:style-name="T21">'</text:span><text:bookmark text:name="__tag_394356063"/><text:a xlink:type="simple" xlink:href="http://www.ncbi.nlm.nih.gov/pmc/articles/PMC4127726/#b4"><text:span text:style-name="T56">4</text:span></text:a><text:span text:style-name="T21">'</text:span><text:bookmark text:name="__tag_394356072"/><text:a xlink:type="simple" xlink:href="http://www.ncbi.nlm.nih.gov/pmc/articles/PMC4127726/#b10"><text:span text:style-name="T56">10</text:span></text:a><text:span text:style-name="T21">'</text:span><text:bookmark text:name="__tag_394356104"/><text:a xlink:type="simple" xlink:href="http://www.ncbi.nlm.nih.gov/pmc/articles/PMC4127726/#b14"><text:span text:style-name="T56">14</text:span></text:a><text:span text:style-name="T21">'</text:span><text:bookmark text:name="__tag_394356060"/><text:a xlink:type="simple" xlink:href="http://www.ncbi.nlm.nih.gov/pmc/articles/PMC4127726/#b15"><text:span text:style-name="T56">15</text:span></text:a><text:span text:style-name="T21">'</text:span><text:bookmark text:name="__tag_394356071"/><text:a xlink:type="simple" xlink:href="http://www.ncbi.nlm.nih.gov/pmc/articles/PMC4127726/#b16"><text:span text:style-name="T56">16</text:span></text:a><text:span text:style-name="T21">.</text:span></text:p>
        <text:p text:style-name="P62"><text:bookmark text:name="__p114"/><text:span text:style-name="T21">For DMI, MRI is the diagnostic modality of choice. Axial MR images are ideal for diagnosis, although coronal and sagittal images can help in documenting the extent of involvement</text:span><text:bookmark text:name="__tag_394356069"/><text:a xlink:type="simple" xlink:href="http://www.ncbi.nlm.nih.gov/pmc/articles/PMC4127726/#b3"><text:span text:style-name="T56">3</text:span></text:a><text:span text:style-name="T21">. STIR and T2-weighted images closely reflect the underlying pathological processes as both are fluid sensitive sequences. The affected muscles are usually bulky and appear heterogeneous with hyperintense signals on T2-weighted and STIR sequences. This is secondary to increased water content from edema and inflammatory changes that accompany the infarction and sometimes due to presence of hemorrhagic foci</text:span><text:bookmark text:name="__tag_394356093"/><text:a xlink:type="simple" xlink:href="http://www.ncbi.nlm.nih.gov/pmc/articles/PMC4127726/#b10"><text:span text:style-name="T56">10</text:span></text:a><text:span text:style-name="T21">,</text:span><text:bookmark text:name="__tag_394356068"/><text:a xlink:type="simple" xlink:href="http://www.ncbi.nlm.nih.gov/pmc/articles/PMC4127726/#b14"><text:span text:style-name="T56">14</text:span></text:a><text:span text:style-name="T21">,</text:span><text:bookmark text:name="__tag_394356097"/><text:a xlink:type="simple" xlink:href="http://www.ncbi.nlm.nih.gov/pmc/articles/PMC4127726/#b15"><text:span text:style-name="T56">15</text:span></text:a><text:span text:style-name="T21">. The affected muscles appear hypointense or isointense on T1-weighted images with loss of normal fatty intramuscular septae. Hyperintensity on T1-weighted images may likely represent hemorrhagic infarction</text:span><text:bookmark text:name="__tag_394356086"/><text:a xlink:type="simple" xlink:href="http://www.ncbi.nlm.nih.gov/pmc/articles/PMC4127726/#b4"><text:span text:style-name="T56">4</text:span></text:a><text:span text:style-name="T21">,</text:span><text:bookmark text:name="__tag_394356059"/><text:a xlink:type="simple" xlink:href="http://www.ncbi.nlm.nih.gov/pmc/articles/PMC4127726/#b17"><text:span text:style-name="T56">17</text:span></text:a><text:span text:style-name="T21">. Subcutaneous and perifascial edema can be present</text:span><text:bookmark text:name="__tag_394356061"/><text:a xlink:type="simple" xlink:href="http://www.ncbi.nlm.nih.gov/pmc/articles/PMC4127726/#b7"><text:span text:style-name="T56">7</text:span></text:a><text:span text:style-name="T21">,</text:span><text:bookmark text:name="__tag_394356081"/><text:a xlink:type="simple" xlink:href="http://www.ncbi.nlm.nih.gov/pmc/articles/PMC4127726/#b18"><text:span text:style-name="T56">18</text:span></text:a><text:span text:style-name="T21">,</text:span><text:a xlink:type="simple" xlink:href="http://www.ncbi.nlm.nih.gov/pmc/articles/PMC4127726/#b19"><text:span text:style-name="T56">19</text:span></text:a><text:span text:style-name="T21">. On post-gadolinium scans, there is diffuse heterogeneous enhancement with low signal, non-enhancing foci which may represent areas of necrosis. Rim enhancement can be seen around these areas of necrosis within the areas of ischemic muscle</text:span><text:bookmark text:name="__tag_394356079"/><text:a xlink:type="simple" xlink:href="http://www.ncbi.nlm.nih.gov/pmc/articles/PMC4127726/#b4"><text:span text:style-name="T56">4</text:span></text:a><text:span text:style-name="T21">,</text:span><text:bookmark text:name="__tag_394356088"/><text:a xlink:type="simple" xlink:href="http://www.ncbi.nlm.nih.gov/pmc/articles/PMC4127726/#b14"><text:span text:style-name="T56">14</text:span></text:a><text:span text:style-name="T21">. The bone and marrow changes can also be assessed simultaneously to rule out concurrent osteomyelitis. As MRI findings are highly sensitive and specific to some extent, biopsy can be avoided in these patients.</text:span></text:p>
        <text:p text:style-name="P62"><text:bookmark text:name="__p123"/><text:span text:style-name="T21">The common differential diagnosis includes infections (cellulitis, abscess, necrotizing fasciitis), inflammatory (thrombophlebitis, polymyositis), traumatic (muscle tear, intramuscular hematoma) and neoplastic causes (soft tissue sarcoma, lymphoma)</text:span><text:bookmark text:name="__tag_394356102"/><text:a xlink:type="simple" xlink:href="http://www.ncbi.nlm.nih.gov/pmc/articles/PMC4127726/#b2"><text:span text:style-name="T56">2</text:span></text:a><text:span text:style-name="T21">,</text:span><text:bookmark text:name="__tag_394356056"/><text:a xlink:type="simple" xlink:href="http://www.ncbi.nlm.nih.gov/pmc/articles/PMC4127726/#b8"><text:span text:style-name="T56">8</text:span></text:a><text:span text:style-name="T21">,</text:span><text:bookmark text:name="__tag_394356065"/><text:a xlink:type="simple" xlink:href="http://www.ncbi.nlm.nih.gov/pmc/articles/PMC4127726/#b12"><text:span text:style-name="T56">12</text:span></text:a><text:span text:style-name="T21">. In cellulitis, subcutaneous swelling is seen, but with no muscle involvement. Necrotizing fasciitis has MR findings including muscle swelling, edema and inflammatory changes similar to DMI. But when compared to DMI, necrotizing fasciitis has less pronounced muscle involvement and more extensive fascial involvement. Additionally, gas bubbles and fluid collection may be seen in the tissues. Also, clinically, they present with systemic signs of infection, including fever and elevated peripheral WBC count, in addition to cellulitis, and do not present with severe pain which is characteristic of DMI</text:span><text:bookmark text:name="__tag_394356089"/><text:a xlink:type="simple" xlink:href="http://www.ncbi.nlm.nih.gov/pmc/articles/PMC4127726/#b4"><text:span text:style-name="T56">4</text:span></text:a><text:span text:style-name="T21">,</text:span><text:bookmark text:name="__tag_394356076"/><text:a xlink:type="simple" xlink:href="http://www.ncbi.nlm.nih.gov/pmc/articles/PMC4127726/#b10"><text:span text:style-name="T56">10</text:span></text:a><text:span text:style-name="T21">,</text:span><text:bookmark text:name="__tag_394356087"/><text:a xlink:type="simple" xlink:href="http://www.ncbi.nlm.nih.gov/pmc/articles/PMC4127726/#b14"><text:span text:style-name="T56">14</text:span></text:a><text:span text:style-name="T21">. Soft tissue tumors usually present as masses within a single muscle or multiple muscle groups in a compartment. Multiple, discontinuous muscle involvement and/or bilateral involvement is extremely unlikely in primary tumors. These masses may be enhancing or non-enhancing depending on the tissue types and may have intratumoral necrosis. They usually do not present with sudden and severe muscle pain</text:span><text:bookmark text:name="__tag_394356078"/><text:a xlink:type="simple" xlink:href="http://www.ncbi.nlm.nih.gov/pmc/articles/PMC4127726/#b10"><text:span text:style-name="T56">10</text:span></text:a><text:span text:style-name="T21">.</text:span></text:p>
        <text:p text:style-name="P62"><text:bookmark text:name="__p134"/><text:span text:style-name="T21">Treatment includes bed rest, analgesics and careful metabolic control of diabetes to prevent possible recurrence. Surgical intervention is required only in patients who do not respond to conservative management. Short term prognosis is usually good with spontaneous resolution of symptoms in a few weeks. Long-term prognosis is generally poor, due to the fact that the patient already has widespread diabetic vascular disease by the time they present with DMI. Although self-limiting, recurrence is common, either in the same muscle or in another muscle</text:span><text:bookmark text:name="__tag_394356064"/><text:a xlink:type="simple" xlink:href="http://www.ncbi.nlm.nih.gov/pmc/articles/PMC4127726/#b2"><text:span text:style-name="T56">2</text:span></text:a><text:span text:style-name="T21">,</text:span><text:bookmark text:name="__tag_394356080"/><text:a xlink:type="simple" xlink:href="http://www.ncbi.nlm.nih.gov/pmc/articles/PMC4127726/#b3"><text:span text:style-name="T56">3</text:span></text:a><text:span text:style-name="T21">,</text:span><text:bookmark text:name="__tag_394356077"/><text:a xlink:type="simple" xlink:href="http://www.ncbi.nlm.nih.gov/pmc/articles/PMC4127726/#b11"><text:span text:style-name="T56">11</text:span></text:a><text:span text:style-name="T21">,</text:span><text:bookmark text:name="__tag_394356090"/><text:a xlink:type="simple" xlink:href="http://www.ncbi.nlm.nih.gov/pmc/articles/PMC4127726/#b12"><text:span text:style-name="T56">12</text:span></text:a><text:span text:style-name="T21">,</text:span><text:bookmark text:name="__tag_394356098"/><text:a xlink:type="simple" xlink:href="http://www.ncbi.nlm.nih.gov/pmc/articles/PMC4127726/#b16"><text:span text:style-name="T56">16</text:span></text:a><text:span text:style-name="T21">,</text:span><text:a xlink:type="simple" xlink:href="http://www.ncbi.nlm.nih.gov/pmc/articles/PMC4127726/#b19"><text:span text:style-name="T56">19</text:span></text:a><text:span text:style-name="T21">. Mean mortality rate within two years of DMI onset is 10%, with cause of death being diabetic macroangiopathy complications</text:span><text:bookmark text:name="__tag_394356055"/><text:a xlink:type="simple" xlink:href="http://www.ncbi.nlm.nih.gov/pmc/articles/PMC4127726/#b4"><text:span text:style-name="T56">4</text:span></text:a><text:span text:style-name="T21">,</text:span><text:bookmark text:name="__tag_394356062"/><text:a xlink:type="simple" xlink:href="http://www.ncbi.nlm.nih.gov/pmc/articles/PMC4127726/#b5"><text:span text:style-name="T56">5</text:span></text:a><text:span text:style-name="T21">,</text:span><text:bookmark text:name="__tag_394356096"/><text:a xlink:type="simple" xlink:href="http://www.ncbi.nlm.nih.gov/pmc/articles/PMC4127726/#b11"><text:span text:style-name="T56">11</text:span></text:a><text:span text:style-name="T21">,</text:span><text:a xlink:type="simple" xlink:href="http://www.ncbi.nlm.nih.gov/pmc/articles/PMC4127726/#b19"><text:span text:style-name="T56">19</text:span></text:a><text:span text:style-name="T21">.</text:span></text:p>
        <text:p text:style-name="P54"><text:bookmark text:name="__p144"/>In summary, presence of edematous and bulky muscles with high signal on T2-weighted and STIR sequences of MRI along with a clinical history of sudden onset, severe pain in the thigh or calf in a patient with long standing diabetes mellitus strongly favors a diagnosis of diabetes muscle infarction. With appropriate and adequate clinical history and typical MR findings, a confirmatory diagnosis of DMI can be made and biopsy or surgical intervention can be avoided.</text:p>
      </text:section>
      <text:section text:style-name="Sect1" text:name="__ref-listid984221">
        <text:p text:style-name="P92"><text:a xlink:type="simple" xlink:href="http://www.ncbi.nlm.nih.gov/pmc/articles/PMC4127726/#"><text:span text:style-name="T47">Go to:</text:span></text:a></text:p>
        <text:h text:style-name="P127" text:outline-level="2"><text:bookmark text:name="__ref-listid984221title"/>References</text:h>
        <text:section text:style-name="Sect1" text:name="Section53">
          <text:p text:style-name="P27"><text:bookmark text:name="reference-list3"/></text:p>
          <text:section text:style-name="Sect1" text:name="b1">
            <text:p text:style-name="P62">1. Angervall L, Stener B. Tumoriform focal muscle degeneration in two diabetic patients.Diabetologia. 1965;1:39–42.</text:p>
          </text:section>
          <text:section text:style-name="Sect1" text:name="b2">
            <text:p text:style-name="P62">2. Trujillo-Santos AJ. Diabetic Muscle Infarction. An underdiagnosed complication of long-standing diabetes. Diabetes Care. 2003;26:211–215. [<text:a xlink:type="simple" xlink:href="http://www.ncbi.nlm.nih.gov/pubmed/12502683" office:target-frame-name="pmc_ext" xlink:show="replace"><text:span text:style-name="T67">PubMed</text:span></text:a>]</text:p>
          </text:section>
          <text:section text:style-name="Sect1" text:name="b3">
            <text:p text:style-name="P62">3. Umpierrez GE, Stiles RG, Kleinbart J, Krendel D, Watts NB. Diabetic muscle infarction. The American Journal of Medicine. 1996;101(3):245–250. September Volume Issue. [<text:a xlink:type="simple" xlink:href="http://www.ncbi.nlm.nih.gov/pubmed/8873484" office:target-frame-name="pmc_ext" xlink:show="replace"><text:span text:style-name="T67">PubMed</text:span></text:a>]</text:p>
          </text:section>
          <text:section text:style-name="Sect1" text:name="b4">
            <text:p text:style-name="P62"><text:soft-page-break/>4. Huang BK, Monu JUV, Doumanian J. Diabetic myopathy: MRI patterns and current trends.AJR January. 2010;195:198–204. [<text:a xlink:type="simple" xlink:href="http://www.ncbi.nlm.nih.gov/pubmed/20566817" office:target-frame-name="pmc_ext" xlink:show="replace"><text:span text:style-name="T67">PubMed</text:span></text:a>]</text:p>
          </text:section>
          <text:section text:style-name="Sect1" text:name="b5">
            <text:p text:style-name="P62">5. Kapur S, Brunet JA, McKendry RJ. Diabetic muscle infarction: case report and review. J Rheumatol. 2004;31:190–194. [<text:a xlink:type="simple" xlink:href="http://www.ncbi.nlm.nih.gov/pubmed/14705241" office:target-frame-name="pmc_ext" xlink:show="replace"><text:span text:style-name="T67">PubMed</text:span></text:a>]</text:p>
          </text:section>
          <text:section text:style-name="Sect1" text:name="b6">
            <text:p text:style-name="P62">6. Chester CS, Banker BQ. Focal infarction of muscle in diabetics. Diabetes Care. 1986;9:623–629. [<text:a xlink:type="simple" xlink:href="http://www.ncbi.nlm.nih.gov/pubmed/3803154" office:target-frame-name="pmc_ext" xlink:show="replace"><text:span text:style-name="T67">PubMed</text:span></text:a>]</text:p>
          </text:section>
          <text:section text:style-name="Sect1" text:name="b7">
            <text:p text:style-name="P62">7. Chason DP, Fleckenstein JL, Burns DK, Rojas G. Diabetic muscle infarction: radiologic evaluation. Skeletal Radiology. 1996;25(2):127–132. February Vol Issue. [<text:a xlink:type="simple" xlink:href="http://www.ncbi.nlm.nih.gov/pubmed/8848740" office:target-frame-name="pmc_ext" xlink:show="replace"><text:span text:style-name="T67">PubMed</text:span></text:a>]</text:p>
          </text:section>
          <text:section text:style-name="Sect1" text:name="b8">
            <text:p text:style-name="P62">8. Rashidi A, Bahrani O. Diabetic myonecrosis of the thigh. Journal of Clinical Endocrinology and Metabolism. 2011;96(8):2310–2311. August. [<text:a xlink:type="simple" xlink:href="http://www.ncbi.nlm.nih.gov/pubmed/21816798" office:target-frame-name="pmc_ext" xlink:show="replace"><text:span text:style-name="T67">PubMed</text:span></text:a>]</text:p>
          </text:section>
          <text:section text:style-name="Sect1" text:name="b9">
            <text:p text:style-name="P62">9. Banker BQ, Chester CS. Infarction of thigh mass in a diabetic patient. Neurology.1973;23:667–667. [<text:a xlink:type="simple" xlink:href="http://www.ncbi.nlm.nih.gov/pubmed/4736486" office:target-frame-name="pmc_ext" xlink:show="replace"><text:span text:style-name="T67">PubMed</text:span></text:a>]</text:p>
          </text:section>
          <text:section text:style-name="Sect1" text:name="b10">
            <text:p text:style-name="P62">10. Kattapuram TM, Suri R, Rosol MS, Rosenberg AE, Kattapuram SV. Idiopathic and diabetic skeletal muscle necrosis: evaluation by magnetic resonance imaging. Skeletal Radiology.2005;34:203–209. [<text:a xlink:type="simple" xlink:href="http://www.ncbi.nlm.nih.gov/pubmed/15700181" office:target-frame-name="pmc_ext" xlink:show="replace"><text:span text:style-name="T67">PubMed</text:span></text:a>]</text:p>
          </text:section>
          <text:section text:style-name="Sect1" text:name="b11">
            <text:p text:style-name="P62">11. Eason Huang E, Cheng-Feng Ho, Ping-Keung Yip, Yi-Cheng Lin, Chung-Fen Tsai. Diabetic muscle infarction in a patient with acute embolic stroke. Neurological Sciences.2010;31(3):345–347. June Volume Issue. [<text:a xlink:type="simple" xlink:href="http://www.ncbi.nlm.nih.gov/pubmed/19924502" office:target-frame-name="pmc_ext" xlink:show="replace"><text:span text:style-name="T67">PubMed</text:span></text:a>]</text:p>
          </text:section>
          <text:section text:style-name="Sect1" text:name="b12">
            <text:p text:style-name="P62">12. Schattner A, Zornitzki T, Adi M, Friedman J. Painful swelling in the thigh: diabetic muscle infarction. CMAJ. 2009;180(1) January 6. [<text:a xlink:type="simple" xlink:href="http://www.ncbi.nlm.nih.gov/pmc/articles/PMC2612048/"><text:span text:style-name="T67">PMC free article</text:span></text:a>] [<text:a xlink:type="simple" xlink:href="http://www.ncbi.nlm.nih.gov/pubmed/19124793" office:target-frame-name="pmc_ext" xlink:show="replace"><text:span text:style-name="T67">PubMed</text:span></text:a>]</text:p>
          </text:section>
          <text:section text:style-name="Sect1" text:name="b13">
            <text:p text:style-name="P62">13. Malvinder S Parmar. Diabetic muscle infarction. BMJ. 2009;338:b2271. June. [<text:a xlink:type="simple" xlink:href="http://www.ncbi.nlm.nih.gov/pubmed/19542105" office:target-frame-name="pmc_ext" xlink:show="replace"><text:span text:style-name="T67">PubMed</text:span></text:a>]</text:p>
          </text:section>
          <text:section text:style-name="Sect1" text:name="b14">
            <text:p text:style-name="P62">14. Jelinek JS, Murphey MD, Aboulafia AJ, Dussault RG, Kaplan P, Snearly WN. Muscle infarction in patients with diabetes mellitus: mr imaging findings. Radiology. 1999;211:241–247.[<text:a xlink:type="simple" xlink:href="http://www.ncbi.nlm.nih.gov/pubmed/10189479" office:target-frame-name="pmc_ext" xlink:show="replace"><text:span text:style-name="T67">PubMed</text:span></text:a>]</text:p>
          </text:section>
          <text:section text:style-name="Sect1" text:name="b15">
            <text:p text:style-name="P62">15. Khoury NJ, El-Khoury GY, Kathol MH. MRI diagnosis of diabetic muscle infarction: report of two cases. Skeletal Radiology. 1997;26(2):122–127. February Volume Issue. [<text:a xlink:type="simple" xlink:href="http://www.ncbi.nlm.nih.gov/pubmed/9060105" office:target-frame-name="pmc_ext" xlink:show="replace"><text:span text:style-name="T67">PubMed</text:span></text:a>]</text:p>
          </text:section>
          <text:section text:style-name="Sect1" text:name="b16">
            <text:p text:style-name="P62">16. Hachwi RN, Whitaker CH, Felice KJ. Multiple recurrences of diabetic muscle infarction: case report and literature review. Journal of Clinical Neuromuscular Disease. 2003;5(2):96–102.December Vol Issue. [<text:a xlink:type="simple" xlink:href="http://www.ncbi.nlm.nih.gov/pubmed/19078727" office:target-frame-name="pmc_ext" xlink:show="replace"><text:span text:style-name="T67">PubMed</text:span></text:a>]</text:p>
          </text:section>
          <text:section text:style-name="Sect1" text:name="b17">
            <text:p text:style-name="P62">17. Sharma P, Mangwana S, Kapoor RK. Diabetic muscle infarction: atypical MR appearance.Skeletal Radiology. 2000;29(8):477–480. August Vol Issue. [<text:a xlink:type="simple" xlink:href="http://www.ncbi.nlm.nih.gov/pubmed/11026718" office:target-frame-name="pmc_ext" xlink:show="replace"><text:span text:style-name="T67">PubMed</text:span></text:a>]</text:p>
          </text:section>
          <text:section text:style-name="Sect1" text:name="b18">
            <text:p text:style-name="P62">18. Damron TA, Levinsohn EM, Mcquail TM, Cohen H, Stadnick M, Rooney M. Idiopathic necrosis of skeletal muscle in patients who have diabetes. The Journal Of Bone And Joint Surgery. 1998;80-A(2):262–267. February Vol. No. [<text:a xlink:type="simple" xlink:href="http://www.ncbi.nlm.nih.gov/pubmed/9486733" office:target-frame-name="pmc_ext" xlink:show="replace"><text:span text:style-name="T67">PubMed</text:span></text:a>]</text:p>
          </text:section>
          <text:section text:style-name="Sect1" text:name="b19">
            <text:p text:style-name="P62">19. Rahman I, Narasimhan K, Bair C, MD Phillips JW. Diabetic myonecrosis. The Endocrinologist. 2009;19(4):169–170. August Volume Number.</text:p>
          </text:section>
        </text:section>
      </text:section>
      <text:p text:style-name="Standard"><text:span text:style-name="T5"/></text:p>
      <text:p text:style-name="Standard"><text:soft-page-break/><text:span text:style-name="T5"/></text:p>
      <text:p text:style-name="Standard"><text:span text:style-name="T5"/></text:p>
      <text:p text:style-name="Standard"><text:span text:style-name="T5"/></text:p>
      <text:p text:style-name="Text_20_body"><text:a xlink:type="simple" xlink:href="http://www.ncbi.nlm.nih.gov/pmc/journals/"><text:span text:style-name="T46">Journal List</text:span></text:a></text:p>
      <text:list xml:id="list1217166177205464918" text:style-name="L80">
        <text:list-item>
          <text:p text:style-name="P33"><text:a xlink:type="simple" xlink:href="http://www.ncbi.nlm.nih.gov/pmc/journals/440/"><text:span text:style-name="T45">PLoS One</text:span></text:a></text:p>
        </text:list-item>
        <text:list-item>
          <text:p text:style-name="P33"><text:a xlink:type="simple" xlink:href="http://www.ncbi.nlm.nih.gov/pmc/issues/243360/"><text:span text:style-name="T45">v.9(10); 2014</text:span></text:a></text:p>
        </text:list-item>
        <text:list-item>
          <text:p text:style-name="P18">PMC4199749</text:p>
        </text:list-item>
      </text:list>
      <text:p text:style-name="P38"><draw:frame draw:style-name="fr7" draw:name="graphics131" text:anchor-type="as-char" svg:width="0.7862in" svg:height="0.3929in" draw:z-index="162"><draw:image xlink:href="http://www.ncbi.nlm.nih.gov/corehtml/pmc/pmcgifs/logo-plosone.gif" xlink:type="simple" xlink:show="embed" xlink:actuate="onLoad"/><svg:title>Logo of plosone</svg:title></draw:frame></text:p>
      <text:p text:style-name="P48">PLoS One. 2014; 9(10): e110542.</text:p>
      <text:p text:style-name="P25"><text:span text:style-name="T13">Published online Oct 16, 2014. doi:  </text:span><text:a xlink:type="simple" xlink:href="http://dx.doi.org/10.1371%2Fjournal.pone.0110542" office:target-frame-name="pmc_ext" xlink:show="replace"><text:span text:style-name="T42">10.1371/journal.pone.0110542</text:span></text:a></text:p>
      <text:p text:style-name="P19">PMCID: PMC4199749</text:p>
      <text:h text:style-name="P109" text:outline-level="1"><text:span text:style-name="T13">Cell Migration Is Regulated by AGE-RAGE Interaction in Human Oral Cancer Cells </text:span><text:span text:style-name="Emphasis"><text:span text:style-name="T13">In Vitro</text:span></text:span></text:h>
      <text:p text:style-name="P60"><text:a xlink:type="simple" xlink:href="http://www.ncbi.nlm.nih.gov/pubmed/?term=Ko%20SY%5Bauth%5D"><text:span text:style-name="T42">Shun-Yao Ko</text:span></text:a><text:span text:style-name="T13">,1,2,* </text:span><text:a xlink:type="simple" xlink:href="http://www.ncbi.nlm.nih.gov/pubmed/?term=Ko%20HA%5Bauth%5D"><text:span text:style-name="T42">Hshin-An Ko</text:span></text:a><text:span text:style-name="T13">,2 </text:span><text:a xlink:type="simple" xlink:href="http://www.ncbi.nlm.nih.gov/pubmed/?term=Shieh%20TM%5Bauth%5D"><text:span text:style-name="T42">Tzong-Ming Shieh</text:span></text:a><text:span text:style-name="T13">,3 </text:span><text:a xlink:type="simple" xlink:href="http://www.ncbi.nlm.nih.gov/pubmed/?term=Chang%20WC%5Bauth%5D"><text:span text:style-name="T42">Weng-Cheng Chang</text:span></text:a><text:span text:style-name="T13">,1 </text:span><text:a xlink:type="simple" xlink:href="http://www.ncbi.nlm.nih.gov/pubmed/?term=Chen%20HI%5Bauth%5D"><text:span text:style-name="T42">Hong-I Chen</text:span></text:a><text:span text:style-name="T13">,1,2 </text:span><text:a xlink:type="simple" xlink:href="http://www.ncbi.nlm.nih.gov/pubmed/?term=Chang%20SS%5Bauth%5D"><text:span text:style-name="T42">Shu-Shing Chang</text:span></text:a><text:span text:style-name="T13">,2 and </text:span><text:a xlink:type="simple" xlink:href="http://www.ncbi.nlm.nih.gov/pubmed/?term=Lin%20IH%5Bauth%5D"><text:span text:style-name="T42">I-Hsuan Lin</text:span></text:a><text:span text:style-name="T13">1</text:span></text:p>
      <text:p text:style-name="P48">Barry I. Hudson, Editor</text:p>
      <text:p text:style-name="P60"><text:a xlink:type="simple" xlink:href="http://www.ncbi.nlm.nih.gov/pmc/articles/PMC4199749/#"><text:span text:style-name="T42">Author information ►</text:span></text:a><text:span text:style-name="T13"> </text:span><text:a xlink:type="simple" xlink:href="http://www.ncbi.nlm.nih.gov/pmc/articles/PMC4199749/#"><text:span text:style-name="T42">Article notes ►</text:span></text:a><text:span text:style-name="T13"> </text:span><text:a xlink:type="simple" xlink:href="http://www.ncbi.nlm.nih.gov/pmc/articles/PMC4199749/#"><text:span text:style-name="T42">Copyright and License information ►</text:span></text:a></text:p>
      <text:section text:style-name="Sect1" text:name="__abstractid1093466">
        <text:p text:style-name="P92"><text:a xlink:type="simple" xlink:href="http://www.ncbi.nlm.nih.gov/pmc/articles/PMC4199749/#"><text:span text:style-name="T70">Go to:</text:span></text:a></text:p>
        <text:h text:style-name="P126" text:outline-level="2"><text:bookmark text:name="__abstractid1093466title"/>Abstract</text:h>
        <text:p text:style-name="P52"><text:bookmark text:name="__p316"/>Advanced glycation end products (AGEs) are produced in an irreversible non-enzymatic reaction of carbohydrates and proteins. Patients with diabetes mellitus (DM) are known to have elevated AGE levels, which is viewed as a risk factor of diabetes-related complications. In a clinical setting, it has been shown that patients with oral cancer in conjunction with DM have a higher likelihood of cancer metastasis and lower cancer survival rates. AGE-RAGE (a receptor of AGEs) is also correlated with metastasis and angiogenesis. Recent studies have suggested that the malignancy of cancer may be enhanced by glyceraldehyde-derived AGEs; however, the underlying mechanism remains unclear. This study examined the apparently close correlation between AGE-RAGE and the malignancy of SAS oral cancer cell line. In this study, AGEs increased ERK phosphorylation, enhanced cell migration, and promoted the expression of RAGE, MMP2, and MMP9. Using PD98059, RAGE antibody, and RAGE RNAi to block RAGE pathway resulted in the inhibition of ERK phosphorylation. Cell migration, MMP2 and MMP9 expression were also reduced by this treatment. Our findings demonstrate the importance of AGE-RAGE with regard to the malignancy of oral cancer, and help to explain the poor prognosis of DM subjects with oral cancer.</text:p>
      </text:section>
      <text:section text:style-name="Sect1" text:name="Section54">
        <text:p text:style-name="P92"><text:bookmark text:name="s1"/><text:a xlink:type="simple" xlink:href="http://www.ncbi.nlm.nih.gov/pmc/articles/PMC4199749/#"><text:span text:style-name="T47">Go to:</text:span></text:a></text:p>
        <text:h text:style-name="P127" text:outline-level="2"><text:bookmark text:name="s1title1"/>Introduction</text:h>
        <text:p text:style-name="P62"><text:bookmark text:name="__p45"/><text:span text:style-name="T21">Advanced glycation end products (AGEs) are the result of a Maillard reaction between carbohydrates and proteins. Aging and reduced metabolic function have been shown to increase the formation of AGEs </text:span><text:bookmark text:name="__tag_408395811"/><text:a xlink:type="simple" xlink:href="http://www.ncbi.nlm.nih.gov/pmc/articles/PMC4199749/#pone.0110542-Ahmad1"><text:span text:style-name="T56">[1]</text:span></text:a><text:span text:style-name="T21">–</text:span><text:bookmark text:name="__tag_408395783"/><text:a xlink:type="simple" xlink:href="http://www.ncbi.nlm.nih.gov/pmc/articles/PMC4199749/#pone.0110542-Ahmad3"><text:span text:style-name="T56">[5]</text:span></text:a><text:span text:style-name="T21">. Increased AGE accumulation has also been observed among patients with Alzheimer's disease (AD) or diabetes mellitus (DM) </text:span><text:bookmark text:name="__tag_408395804"/><text:a xlink:type="simple" xlink:href="http://www.ncbi.nlm.nih.gov/pmc/articles/PMC4199749/#pone.0110542-Ahmad4"><text:span text:style-name="T56">[6]</text:span></text:a><text:span text:style-name="T21">–</text:span><text:bookmark text:name="__tag_408395805"/><text:a xlink:type="simple" xlink:href="http://www.ncbi.nlm.nih.gov/pmc/articles/PMC4199749/#pone.0110542-Luth1"><text:span text:style-name="T56">[8]</text:span></text:a><text:span text:style-name="T21">. Moreover, AGEs have been shown to play a role in the pathogenesis of DM, such that AGE accumulation is regarded as a risk factor for various complications of the disease </text:span><text:bookmark text:name="__tag_408395796"/><text:a xlink:type="simple" xlink:href="http://www.ncbi.nlm.nih.gov/pmc/articles/PMC4199749/#pone.0110542-Ahmad6"><text:span text:style-name="T56">[9]</text:span></text:a><text:span text:style-name="T21">–</text:span><text:bookmark text:name="__tag_408395817"/><text:a xlink:type="simple" xlink:href="http://www.ncbi.nlm.nih.gov/pmc/articles/PMC4199749/#pone.0110542-Ahmed1"><text:span text:style-name="T56">[14]</text:span></text:a><text:span text:style-name="T21">.</text:span></text:p>
        <text:p text:style-name="P62"><text:bookmark text:name="__p55"/><text:span text:style-name="T21">Recent studies have demonstrated that AGEs and RAGEs (receptors of AGEs) regulate cell migration </text:span><text:bookmark text:name="__tag_408395798"/><text:a xlink:type="simple" xlink:href="http://www.ncbi.nlm.nih.gov/pmc/articles/PMC4199749/#pone.0110542-Bhawal1"><text:span text:style-name="T56">[15]</text:span></text:a><text:span text:style-name="T21">–</text:span><text:bookmark text:name="__tag_408395779"/><text:a xlink:type="simple" xlink:href="http://www.ncbi.nlm.nih.gov/pmc/articles/PMC4199749/#pone.0110542-Takino1"><text:span text:style-name="T56">[17]</text:span></text:a><text:span text:style-name="T21">. RAGE overexpression has been linked to cancers of the colon, larynx, tongue, stomach, and mouth </text:span><text:bookmark text:name="__tag_408395793"/><text:a xlink:type="simple" xlink:href="http://www.ncbi.nlm.nih.gov/pmc/articles/PMC4199749/#pone.0110542-Yamamoto1"><text:span text:style-name="T56">[18]</text:span></text:a><text:span text:style-name="T21">–</text:span><text:bookmark text:name="__tag_408395821"/><text:a xlink:type="simple" xlink:href="http://www.ncbi.nlm.nih.gov/pmc/articles/PMC4199749/#pone.0110542-Kuniyasu1"><text:span text:style-name="T56">[20]</text:span></text:a><text:span text:style-name="T21">, through carcinogenesis </text:span><text:bookmark text:name="__tag_408395789"/><text:a xlink:type="simple" xlink:href="http://www.ncbi.nlm.nih.gov/pmc/articles/PMC4199749/#pone.0110542-Abe1"><text:span text:style-name="T56">[21]</text:span></text:a><text:span text:style-name="T21">, cell proliferation, metastasis, invasion, and angiogenesis </text:span><text:bookmark text:name="__tag_408395810"/><text:a xlink:type="simple" xlink:href="http://www.ncbi.nlm.nih.gov/pmc/articles/PMC4199749/#pone.0110542-Kim1"><text:span text:style-name="T56">[22]</text:span></text:a><text:span text:style-name="T21">–</text:span><text:bookmark text:name="__tag_408395816"/><text:a xlink:type="simple" xlink:href="http://www.ncbi.nlm.nih.gov/pmc/articles/PMC4199749/#pone.0110542-Kuniyasu3"><text:span text:style-name="T56">[25]</text:span></text:a><text:span text:style-name="T21">. In a clinical study that included patients suffering from oral cancer as well as DM, cancer became increasingly invasive, resulting in a decline in survival rates </text:span><text:bookmark text:name="__tag_408395806"/><text:a xlink:type="simple" xlink:href="http://www.ncbi.nlm.nih.gov/pmc/articles/PMC4199749/#pone.0110542-Wu1"><text:span text:style-name="T56">[26]</text:span></text:a><text:span text:style-name="T21">. That study further identified a correlation between oral cancer and DM </text:span><text:bookmark text:name="__tag_408395782"/><text:a xlink:type="simple" xlink:href="http://www.ncbi.nlm.nih.gov/pmc/articles/PMC4199749/#pone.0110542-Vairaktaris1"><text:span text:style-name="T56">[27]</text:span></text:a><text:span text:style-name="T21">. RAGE has been shown to be closely associated with invasion in oral cancer </text:span><text:bookmark text:name="__tag_408395803"/><text:a xlink:type="simple" xlink:href="http://www.ncbi.nlm.nih.gov/pmc/articles/PMC4199749/#pone.0110542-Bhawal1"><text:span text:style-name="T56">[15]</text:span></text:a><text:span text:style-name="T21">, and the malignancy of cancer can be enhanced by glyceraldehyde-derived AGEs </text:span><text:bookmark text:name="__tag_408395809"/><text:a xlink:type="simple" xlink:href="http://www.ncbi.nlm.nih.gov/pmc/articles/PMC4199749/#pone.0110542-Takino1"><text:span text:style-name="T56">[17]</text:span></text:a><text:span text:style-name="T21">. However, the underlying mechanism responsible for these effects remains unclear.</text:span></text:p>
        <text:p text:style-name="P54"><text:bookmark text:name="__p65"/>This study investigated the apparently strong correlation between AGEs and the malignancy of oral cancer. Our results <text:soft-page-break/>demonstrate that AGEs enhance cell migration and also increase ERK phosphorylation and the expression of RAGE, MMP2, and MMP9. Pretreatment with PD98059 (an ERK inhibitor) was found to suppress the effects of AGEs; however, RAGE expression was not inhibited. RAGE antibodies were also used to block the conjugation of AGEs, which resulted in reduced ERK phosphorylation, the expression of MMP2, MMP9, and cell migration. Furthermore, RAGE RNAi appears to regulate these effects, suggesting that the AGE-RAGE system alters cell migration through ERK phosphorylation and the regulation of downstream pathways. Our findings provide further proof that AGE-RAGE plays an important role in determining the malignancy of oral cancer.</text:p>
      </text:section>
      <text:section text:style-name="Sect1" text:name="Section55">
        <text:p text:style-name="P92"><text:bookmark text:name="s2"/><text:a xlink:type="simple" xlink:href="http://www.ncbi.nlm.nih.gov/pmc/articles/PMC4199749/#"><text:span text:style-name="T47">Go to:</text:span></text:a></text:p>
        <text:h text:style-name="P127" text:outline-level="2"><text:bookmark text:name="s2title1"/>Materials and Methods</text:h>
        <text:section text:style-name="Sect1" text:name="Section56">
          <text:h text:style-name="P102" text:outline-level="3"><text:bookmark text:name="s2a"/>Reagents</text:h>
          <text:p text:style-name="P54"><text:bookmark text:name="__p75"/>Phenylmethylsulfonyl fluorides (PMSF), bovine serum albumin (BSA), DL-Glyceraldehyde, and PD98059 were purchased from Sigma (St. Louis, MO, USA). DMEM media, fetal bovine serum (FBS), penicillin, streptomycin, Hanks Balanced Salt Solution (HBSS), trypan blue, and Lipofectamine RNAiMAX were purchased from Invitrogen (Carlsbad, CA, USA). GAPDH (Cat No.: MAB374) was purchased from Chemicon (Temecula, CA, USA). ERK (Cat No.: SC-94), p-ERK (Cat No.: SC-7383), RAGE (Cat No.: SC-94), and RAGE siRNA (Cat No.: SC-36374) were purchased from Santa Cruz biotechnology (Santa Cruz, CA, USA). MMP2 (Cat No.: 2763-S) and MMP9 (Cat No.: 2551-S) were purchased from Epitomics (Burlingame, CA, USA). Nitrocellulose membranes were purchased from PALL corp. (Ann Arbor, MI, USA). Enhanced chemiluminescence (ECL) was purchased from Millipore (Billerica, MA, USA). Wst-1 kit was purchased from Clontech Laboratories, Inc. (Mountain View, CA, USA). Culture-Insert was purchased from ibidi (Verona, WI, USA).</text:p>
        </text:section>
        <text:section text:style-name="Sect1" text:name="Section57">
          <text:h text:style-name="P107" text:outline-level="3"><text:bookmark text:name="s2b"/>Preparation of AGEs</text:h>
          <text:p text:style-name="P62"><text:bookmark text:name="__p85"/><text:span text:style-name="T21">AGEs were prepared by incubating BSA (pH</text:span><text:span text:style-name="T21"><draw:frame draw:style-name="fr7" draw:name="graphics132" text:anchor-type="as-char" svg:width="0.7862in" svg:height="0.3929in" draw:z-index="163"><draw:image xlink:href="http://www.ncbi.nlm.nih.gov/corehtml/pmc/pmcents/thinsp.gif" xlink:type="simple" xlink:show="embed" xlink:actuate="onLoad"/><svg:title> </svg:title></draw:frame></text:span><text:span text:style-name="T21">=</text:span><text:span text:style-name="T21"><draw:frame draw:style-name="fr7" draw:name="graphics133" text:anchor-type="as-char" svg:width="0.7862in" svg:height="0.3929in" draw:z-index="164"><draw:image xlink:href="http://www.ncbi.nlm.nih.gov/corehtml/pmc/pmcents/thinsp.gif" xlink:type="simple" xlink:show="embed" xlink:actuate="onLoad"/><svg:title> </svg:title></draw:frame></text:span><text:span text:style-name="T21">7.4) in PBS with 20 mM DL-Glyceraldehyde at 37°C for 1 week. The product was dialyzed in PBS at 4°C for 2 hours, and this cycle was repeated 5 times. The product was then concentrated at 4°C using an Amicon Ultra protein concentration tube (Millipore) and centrifuged at 3,000 rpm for 30 minutes before being stored at −80°C </text:span><text:bookmark text:name="__tag_408395820"/><text:a xlink:type="simple" xlink:href="http://www.ncbi.nlm.nih.gov/pmc/articles/PMC4199749/#pone.0110542-Ko1"><text:span text:style-name="T56">[28]</text:span></text:a><text:span text:style-name="T21">.</text:span></text:p>
        </text:section>
        <text:section text:style-name="Sect1" text:name="Section58">
          <text:h text:style-name="P107" text:outline-level="3"><text:bookmark text:name="s2c"/>Cell culture and treatment</text:h>
          <text:p text:style-name="P54"><text:bookmark text:name="__p95"/>The oral cancer cell line SAS (Japanese Collection of Research Bioresources Cell Bank [JCRB], Japan) was grown at 37°C under a 5% CO2 atmosphere. The culture was maintained in DMEM media (Invitrogen) routinely supplemented with 10% FBS, 100 units/ml of penicillin, 2mM L-glutamine, and 100 µg/ml streptomycin. Cells were incubated serum-free for 24 hours prior to treatment.</text:p>
        </text:section>
        <text:section text:style-name="Sect1" text:name="Section59">
          <text:h text:style-name="P107" text:outline-level="3"><text:bookmark text:name="s2d"/>Trypan blue dye exclusion assay</text:h>
          <text:p text:style-name="P54"><text:bookmark text:name="__p105"/>Cells were seeded on 6-well plates at a concentration of 105 per well and cultured for 24 hours. Cell viability was determined according to their ability to exclude 0.5% trypan blue (Invitrogen) following treatment with 100–400 µg/ml AGEs for 24 and 48 hours, respectively. An equal volume of trypan blue dye solution (0.1%, w/v), HBSS, and cell slurry were combined and maintained at room temperature for five minutes. Samples were then loaded onto a hemocytometer to categorize cells as living or dead according to the uptake of dye. All figures presented in this study are the mean values of triplicate experiments.</text:p>
        </text:section>
        <text:section text:style-name="Sect1" text:name="s2e">
          <text:h text:style-name="P107" text:outline-level="3">WST-1 assay</text:h>
          <text:p text:style-name="P54"><text:bookmark text:name="__p115"/>Cells were seeded on 96-well plates at a concentration of 5×103 per well and cultured for 24 hours. Cell proliferation was detected by the WST-1 kit (Clontech) in conditioned medium. Samples were prepared according to the protocol outlined by the manufacturer. Briefly, following treatment with AGEs (0–400 µg/ml), the conditioned medium was centrifuged at 2,000 rpm for 10 minutes. Supernatant was then transferred into 96 well plates (100 µl/well). Reaction Mixture (100 µl) was added to each well, followed by incubation for 30 minutes. During the incubation period, samples were maintained at room temperature (RT) and protected from light. Absorbance of the samples was measured at 490 nm. Reference wavelength should be greater than 600 nm. All figures presented in this study are the mean values from experiments performed in triplicate.</text:p>
        </text:section>
        <text:section text:style-name="Sect1" text:name="s2f">
          <text:h text:style-name="P107" text:outline-level="3"><text:soft-page-break/>RNA Interference Experiments</text:h>
          <text:p text:style-name="P62"><text:bookmark text:name="__p124"/><text:span text:style-name="T21">Cells were seeded on 6-well plates at a concentration of 2×105 cells per well and cultured for 24 hours. The cells were then transfected with RAGE siRNA (a pool of 3 target-specific 19–25 nt siRNA; Santa Cruz) or the sense strand sequence of the RNAi as a negative control (5′-UUCUCCGCCCGUGUCACGU-3′) </text:span><text:bookmark text:name="__tag_408395800"/><text:a xlink:type="simple" xlink:href="http://www.ncbi.nlm.nih.gov/pmc/articles/PMC4199749/#pone.0110542-Jin1"><text:span text:style-name="T56">[29]</text:span></text:a><text:span text:style-name="T21">. Transfections were conducted using Lipofectamine RNAiMAX (Invitrogen) according to manufacturer's protocol. Specifically, dilute 40 pmol of RNAi duplex in 250 µl Opti-MEM I reduced serum medium without serum. We then gently mix the Lipofectamine RNAiMAX and diluted 4 µl of the mixture into 50 µl Opti-MEM I reduced serum medium. The dilute RNAi duplex was combined with dilute Lipofectamine RNAiMAX and incubated for 20 minutes at room temperature. Finally, the RNAi duplex- Lipofectamine RNAiMAX complexes were added to each well. This resulted in a final volume of 600 µl and a final siRNA concentration of 20 nM. Cells were incubated for 48 hours prior to being used in experiments.</text:span></text:p>
        </text:section>
        <text:section text:style-name="Sect1" text:name="s2g">
          <text:h text:style-name="P107" text:outline-level="3">Western blot</text:h>
          <text:p text:style-name="P54"><text:bookmark text:name="__p135"/>Proteins (30 µg) were resolved using 10% SDS-PAGE gel and then transferred onto nitrocellulose membranes (PALL Corp.). The membranes were blocked using non-fat milk and incubated overnight at 4°C with the following primary antibodies: anti-p-ERK (dilution of 1<draw:frame draw:style-name="fr7" draw:name="graphics134" text:anchor-type="as-char" svg:width="0.7862in" svg:height="0.3929in" draw:z-index="165"><draw:image xlink:href="http://www.ncbi.nlm.nih.gov/corehtml/pmc/pmcents/x2236.gif" xlink:type="simple" xlink:show="embed" xlink:actuate="onLoad"/><svg:title>[ratio]</svg:title></draw:frame>1,000); anti-ERK (dilution of 1<draw:frame draw:style-name="fr7" draw:name="graphics135" text:anchor-type="as-char" svg:width="0.7862in" svg:height="0.3929in" draw:z-index="166"><draw:image xlink:href="http://www.ncbi.nlm.nih.gov/corehtml/pmc/pmcents/x2236.gif" xlink:type="simple" xlink:show="embed" xlink:actuate="onLoad"/><svg:title>[ratio]</svg:title></draw:frame>1,000); anti-MMP2 (dilution of 1<draw:frame draw:style-name="fr7" draw:name="graphics136" text:anchor-type="as-char" svg:width="0.7862in" svg:height="0.3929in" draw:z-index="167"><draw:image xlink:href="http://www.ncbi.nlm.nih.gov/corehtml/pmc/pmcents/x2236.gif" xlink:type="simple" xlink:show="embed" xlink:actuate="onLoad"/><svg:title>[ratio]</svg:title></draw:frame>1,000); anti-MMP9 (dilution of 1<draw:frame draw:style-name="fr7" draw:name="graphics137" text:anchor-type="as-char" svg:width="0.7862in" svg:height="0.3929in" draw:z-index="168"><draw:image xlink:href="http://www.ncbi.nlm.nih.gov/corehtml/pmc/pmcents/x2236.gif" xlink:type="simple" xlink:show="embed" xlink:actuate="onLoad"/><svg:title>[ratio]</svg:title></draw:frame>1,000); anti-RAGE (dilution of 1<draw:frame draw:style-name="fr7" draw:name="graphics138" text:anchor-type="as-char" svg:width="0.7862in" svg:height="0.3929in" draw:z-index="169"><draw:image xlink:href="http://www.ncbi.nlm.nih.gov/corehtml/pmc/pmcents/x2236.gif" xlink:type="simple" xlink:show="embed" xlink:actuate="onLoad"/><svg:title>[ratio]</svg:title></draw:frame>1,000; anti-GAPDH (dilution of 1<draw:frame draw:style-name="fr7" draw:name="graphics139" text:anchor-type="as-char" svg:width="0.7862in" svg:height="0.3929in" draw:z-index="170"><draw:image xlink:href="http://www.ncbi.nlm.nih.gov/corehtml/pmc/pmcents/x2236.gif" xlink:type="simple" xlink:show="embed" xlink:actuate="onLoad"/><svg:title>[ratio]</svg:title></draw:frame>40,000). Primary antibodies were then removed and membranes were washed with PBST buffer for 30 minutes. The membranes were subsequently incubated for 45 minutes at RT with the following secondary antibodies: horseradish peroxidase conjugated anti-mouse (dilution of 1<draw:frame draw:style-name="fr7" draw:name="graphics140" text:anchor-type="as-char" svg:width="0.7862in" svg:height="0.3929in" draw:z-index="171"><draw:image xlink:href="http://www.ncbi.nlm.nih.gov/corehtml/pmc/pmcents/x2236.gif" xlink:type="simple" xlink:show="embed" xlink:actuate="onLoad"/><svg:title>[ratio]</svg:title></draw:frame>4,000) and anti-rabbit (dilution of 1<draw:frame draw:style-name="fr7" draw:name="graphics141" text:anchor-type="as-char" svg:width="0.7862in" svg:height="0.3929in" draw:z-index="172"><draw:image xlink:href="http://www.ncbi.nlm.nih.gov/corehtml/pmc/pmcents/x2236.gif" xlink:type="simple" xlink:show="embed" xlink:actuate="onLoad"/><svg:title>[ratio]</svg:title></draw:frame>4,000) (Chemicon). Finally, secondary antibodies were removed and the membranes were washed with PBST buffer twice for 30 minutes. Signals were detected using the Western Lighting Chemiluminescence Reagent Plus kit (Millipore). The densities of the signals were measured using an imaging system, and the signals were quantified after being normalized against those of GAPDH. All figures presented in this paper are the mean values from experiments performed in triplicate.</text:p>
        </text:section>
        <text:section text:style-name="Sect1" text:name="s2h">
          <text:h text:style-name="P107" text:outline-level="3">Cell migration assay</text:h>
          <text:p text:style-name="P54"><text:bookmark text:name="__p145"/>Cells were seeded on 6-well plates using Culture-Insert (ibidi) at a concentration of 6×105 cells per well and then cultured for 24 hours. After a period of 24 hours in serum-free conditions, the Culture-Inserts were removed and cells were washed using HBSS, before being treated with AGEs for analysis of cell migration.</text:p>
        </text:section>
        <text:section text:style-name="Sect1" text:name="s2i">
          <text:h text:style-name="P107" text:outline-level="3">Zymorgraphy assay</text:h>
          <text:p text:style-name="P62"><text:bookmark text:name="__p153"/><text:span text:style-name="T21">Following treatment with 200–400 µg/ml AGEs for 4 or 24 hours, cells were seeded on 7 cm dishes at a concentration of 1×106 cells. Zymography was used to detect the function of MMP2 and MMP9 in conditional medium. To achieve this, we used 7.5% SDS-PAGE gel containing 0.1% gelatin (J.T.Baker, Center Valley, PA, USA). The gel was then washed with 2.5% Triton X 100 for 30 minutes at RT. Triton X 100 was removed and gel was washed with RO H2O. We then added renaturing buffer (50mM Tris-HCl pH 7.2,20%glycerol) for 30 minutes at RT. Renaturing buffer was removed and gel was washed with RO H2O. We then added developing buffer (50mM Tris-HCl pH 8.8, 5mM CaCl2, 1mM ZnCl2) for 24 hours at 37°C. Developing buffer was removed and gel was washed with RO H2O. Gel staining was conducted for 1 hour at RT using PageBlue Protein Staining (Fermentas, Lafayette, CO, USA). Gel destaining was conducted using RO H2O at RT. (</text:span><text:a xlink:type="simple" xlink:href="http://www.ncbi.nlm.nih.gov/pmc/articles/PMC4199749/#pone.0110542.s001"><text:span text:style-name="T56">Fig S1</text:span></text:a><text:span text:style-name="T21">).</text:span></text:p>
        </text:section>
        <text:section text:style-name="Sect1" text:name="s2j">
          <text:h text:style-name="P107" text:outline-level="3">Statistical analyses</text:h>
          <text:p text:style-name="P54"><text:bookmark text:name="__p163"/>We conducted student t-tests, one-way ANOVA, and p values of &lt;0.05 were considered statistically significant.</text:p>
        </text:section>
      </text:section>
      <text:section text:style-name="Sect1" text:name="Section60">
        <text:p text:style-name="P92"><text:bookmark text:name="s3"/><text:a xlink:type="simple" xlink:href="http://www.ncbi.nlm.nih.gov/pmc/articles/PMC4199749/#"><text:span text:style-name="T47">Go to:</text:span></text:a></text:p>
        <text:h text:style-name="P127" text:outline-level="2"><text:bookmark text:name="s3title1"/><text:soft-page-break/>Results</text:h>
        <text:section text:style-name="Sect1" text:name="Section61">
          <text:h text:style-name="P102" text:outline-level="3"><text:bookmark text:name="s3a"/>Influence of AGEs on oral cancer cells</text:h>
          <text:p text:style-name="P62"><text:bookmark text:name="__p173"/><text:span text:style-name="T21">We first assessed the influence of AGEs on cell viability. SAS cells were treated with AGEs (0–400 µg/ml) or BSA (0–400 µg/ml) for 24 or 48 hours, whereupon the number of cells and proliferation rate were determined according to trypan blue dye exclusion (</text:span><text:a xlink:type="simple" xlink:href="http://www.ncbi.nlm.nih.gov/pmc/articles/PMC4199749/figure/pone-0110542-g001/" office:target-frame-name="figure" xlink:show="replace"><text:span text:style-name="T56">Fig. 1A</text:span></text:a><text:span text:style-name="T21">) and WST-1 assays (</text:span><text:a xlink:type="simple" xlink:href="http://www.ncbi.nlm.nih.gov/pmc/articles/PMC4199749/figure/pone-0110542-g001/" office:target-frame-name="figure" xlink:show="replace"><text:span text:style-name="T56">Fig. 1B</text:span></text:a><text:span text:style-name="T21">). Compared with control cells, AGE treated cells showed a significant reduction in number of cells (24 hours AGEs 100: 2.88±0.16, </text:span><text:span text:style-name="Emphasis"><text:span text:style-name="T21">P</text:span></text:span><text:span text:style-name="T21"><draw:frame draw:style-name="fr7" draw:name="graphics142" text:anchor-type="as-char" svg:width="0.7862in" svg:height="0.3929in" draw:z-index="173"><draw:image xlink:href="http://www.ncbi.nlm.nih.gov/corehtml/pmc/pmcents/thinsp.gif" xlink:type="simple" xlink:show="embed" xlink:actuate="onLoad"/><svg:title> </svg:title></draw:frame></text:span><text:span text:style-name="T21">=</text:span><text:span text:style-name="T21"><draw:frame draw:style-name="fr7" draw:name="graphics143" text:anchor-type="as-char" svg:width="0.7862in" svg:height="0.3929in" draw:z-index="174"><draw:image xlink:href="http://www.ncbi.nlm.nih.gov/corehtml/pmc/pmcents/thinsp.gif" xlink:type="simple" xlink:show="embed" xlink:actuate="onLoad"/><svg:title> </svg:title></draw:frame></text:span><text:span text:style-name="T21">0.006; AGEs 200: 2.6±0.25, </text:span><text:span text:style-name="Emphasis"><text:span text:style-name="T21">P</text:span></text:span><text:span text:style-name="T21"><draw:frame draw:style-name="fr7" draw:name="graphics144" text:anchor-type="as-char" svg:width="0.7862in" svg:height="0.3929in" draw:z-index="175"><draw:image xlink:href="http://www.ncbi.nlm.nih.gov/corehtml/pmc/pmcents/thinsp.gif" xlink:type="simple" xlink:show="embed" xlink:actuate="onLoad"/><svg:title> </svg:title></draw:frame></text:span><text:span text:style-name="T21">=</text:span><text:span text:style-name="T21"><draw:frame draw:style-name="fr7" draw:name="graphics145" text:anchor-type="as-char" svg:width="0.7862in" svg:height="0.3929in" draw:z-index="176"><draw:image xlink:href="http://www.ncbi.nlm.nih.gov/corehtml/pmc/pmcents/thinsp.gif" xlink:type="simple" xlink:show="embed" xlink:actuate="onLoad"/><svg:title> </svg:title></draw:frame></text:span><text:span text:style-name="T21">0.008; AGEs 400: 1.85±0.05, </text:span><text:span text:style-name="Emphasis"><text:span text:style-name="T21">P</text:span></text:span><text:span text:style-name="T21"> &lt;0.0001; 48 hours AGEs 100: 3.1±0.18, </text:span><text:span text:style-name="Emphasis"><text:span text:style-name="T21">P</text:span></text:span><text:span text:style-name="T21"><draw:frame draw:style-name="fr7" draw:name="graphics146" text:anchor-type="as-char" svg:width="0.7862in" svg:height="0.3929in" draw:z-index="177"><draw:image xlink:href="http://www.ncbi.nlm.nih.gov/corehtml/pmc/pmcents/thinsp.gif" xlink:type="simple" xlink:show="embed" xlink:actuate="onLoad"/><svg:title> </svg:title></draw:frame></text:span><text:span text:style-name="T21">=</text:span><text:span text:style-name="T21"><draw:frame draw:style-name="fr7" draw:name="graphics147" text:anchor-type="as-char" svg:width="0.7862in" svg:height="0.3929in" draw:z-index="178"><draw:image xlink:href="http://www.ncbi.nlm.nih.gov/corehtml/pmc/pmcents/thinsp.gif" xlink:type="simple" xlink:show="embed" xlink:actuate="onLoad"/><svg:title> </svg:title></draw:frame></text:span><text:span text:style-name="T21">0.05; AGEs 200: 2.57±0.17, </text:span><text:span text:style-name="Emphasis"><text:span text:style-name="T21">P</text:span></text:span><text:span text:style-name="T21"><draw:frame draw:style-name="fr7" draw:name="graphics148" text:anchor-type="as-char" svg:width="0.7862in" svg:height="0.3929in" draw:z-index="179"><draw:image xlink:href="http://www.ncbi.nlm.nih.gov/corehtml/pmc/pmcents/thinsp.gif" xlink:type="simple" xlink:show="embed" xlink:actuate="onLoad"/><svg:title> </svg:title></draw:frame></text:span><text:span text:style-name="T21">=</text:span><text:span text:style-name="T21"><draw:frame draw:style-name="fr7" draw:name="graphics149" text:anchor-type="as-char" svg:width="0.7862in" svg:height="0.3929in" draw:z-index="180"><draw:image xlink:href="http://www.ncbi.nlm.nih.gov/corehtml/pmc/pmcents/thinsp.gif" xlink:type="simple" xlink:show="embed" xlink:actuate="onLoad"/><svg:title> </svg:title></draw:frame></text:span><text:span text:style-name="T21">0.01; AGEs 400: 2.03±0.08, </text:span><text:span text:style-name="Emphasis"><text:span text:style-name="T21">P</text:span></text:span><text:span text:style-name="T21"><draw:frame draw:style-name="fr7" draw:name="graphics150" text:anchor-type="as-char" svg:width="0.7862in" svg:height="0.3929in" draw:z-index="181"><draw:image xlink:href="http://www.ncbi.nlm.nih.gov/corehtml/pmc/pmcents/thinsp.gif" xlink:type="simple" xlink:show="embed" xlink:actuate="onLoad"/><svg:title> </svg:title></draw:frame></text:span><text:span text:style-name="T21">=</text:span><text:span text:style-name="T21"><draw:frame draw:style-name="fr7" draw:name="graphics151" text:anchor-type="as-char" svg:width="0.7862in" svg:height="0.3929in" draw:z-index="182"><draw:image xlink:href="http://www.ncbi.nlm.nih.gov/corehtml/pmc/pmcents/thinsp.gif" xlink:type="simple" xlink:show="embed" xlink:actuate="onLoad"/><svg:title> </svg:title></draw:frame></text:span><text:span text:style-name="T21">0.003). In contrast, BSA was shown to increase the number of cells (as a negative control, 24 hours: 4.77±0.32, NS; 48 hours: 9.25±0.35, </text:span><text:span text:style-name="Emphasis"><text:span text:style-name="T21">P</text:span></text:span><text:span text:style-name="T21"><draw:frame draw:style-name="fr7" draw:name="graphics152" text:anchor-type="as-char" svg:width="0.7862in" svg:height="0.3929in" draw:z-index="183"><draw:image xlink:href="http://www.ncbi.nlm.nih.gov/corehtml/pmc/pmcents/thinsp.gif" xlink:type="simple" xlink:show="embed" xlink:actuate="onLoad"/><svg:title> </svg:title></draw:frame></text:span><text:span text:style-name="T21">=</text:span><text:span text:style-name="T21"><draw:frame draw:style-name="fr7" draw:name="graphics153" text:anchor-type="as-char" svg:width="0.7862in" svg:height="0.3929in" draw:z-index="184"><draw:image xlink:href="http://www.ncbi.nlm.nih.gov/corehtml/pmc/pmcents/thinsp.gif" xlink:type="simple" xlink:show="embed" xlink:actuate="onLoad"/><svg:title> </svg:title></draw:frame></text:span><text:span text:style-name="T21">0.0004) (</text:span><text:a xlink:type="simple" xlink:href="http://www.ncbi.nlm.nih.gov/pmc/articles/PMC4199749/figure/pone-0110542-g001/" office:target-frame-name="figure" xlink:show="replace"><text:span text:style-name="T56">Fig. 1A</text:span></text:a><text:span text:style-name="T21">). In addition, cell proliferation was shown to be inhibited by AGEs (</text:span><text:a xlink:type="simple" xlink:href="http://www.ncbi.nlm.nih.gov/pmc/articles/PMC4199749/figure/pone-0110542-g001/" office:target-frame-name="figure" xlink:show="replace"><text:span text:style-name="T56">Fig. 1B</text:span></text:a><text:span text:style-name="T21">). Finally, treating cells with AGEs (400 µg/ml; 0–4 hours) enhanced migration; however, BSA did not have any effect on migration (</text:span><text:a xlink:type="simple" xlink:href="http://www.ncbi.nlm.nih.gov/pmc/articles/PMC4199749/figure/pone-0110542-g001/" office:target-frame-name="figure" xlink:show="replace"><text:span text:style-name="T56">Fig. 1C</text:span></text:a><text:span text:style-name="T21">).</text:span></text:p>
          <text:section text:style-name="Sect1" text:name="pone-0110542-g001">
            <text:p text:style-name="P62"><draw:frame draw:style-name="fr1" draw:name="Frame28" text:anchor-type="paragraph" svg:width="1.0417in" draw:z-index="185"><draw:text-box fo:min-height="0.0161in"><text:p text:style-name="P2"><draw:a xlink:type="simple" xlink:href="http://www.ncbi.nlm.nih.gov/pmc/articles/PMC4199749/figure/pone-0110542-g001/" office:target-frame-name="figure" xlink:show="replace"><draw:frame draw:style-name="fr6" draw:name="graphics154" text:anchor-type="as-char" svg:width="1.0693in" svg:height="0.4209in" draw:z-index="186"><draw:image xlink:href="http://www.ncbi.nlm.nih.gov/pmc/articles/PMC4199749/bin/pone.0110542.g001.gif" xlink:type="simple" xlink:show="embed" xlink:actuate="onLoad"/><svg:title>Figure 1</svg:title></draw:frame></draw:a></text:p></draw:text-box></draw:frame></text:p>
            <text:section text:style-name="Sect1" text:name="lgnd_pone-0110542-g001">
              <text:p text:style-name="P27"><text:a xlink:type="simple" xlink:href="http://www.ncbi.nlm.nih.gov/pmc/articles/PMC4199749/figure/pone-0110542-g001/" office:target-frame-name="figure" xlink:show="replace"><text:span text:style-name="T67">Figure 1</text:span></text:a></text:p>
              <text:p text:style-name="P27"><text:span text:style-name="Strong_20_Emphasis"><text:span text:style-name="T23">Inhibition of cell proliferation by AGEs.</text:span></text:span></text:p>
            </text:section>
          </text:section>
        </text:section>
        <text:section text:style-name="Sect1" text:name="Section62">
          <text:h text:style-name="P107" text:outline-level="3"><text:bookmark text:name="s3b"/>AGEs regulation of RAGE, MMP2, and MMP9</text:h>
          <text:p text:style-name="P62"><text:bookmark text:name="__p192"/><text:span text:style-name="T21">Cells were treated with AGEs (200 and 400 µg/ml) or BSA (400 µg/ml) for 24 hours. We then used western blot analysis to detect RAGE, MMP2, and MMP9. Compared with control cells, the result showed that AGEs treated cells presented a significant increase in RAGE (AGEs 400: 1.3±0.03, </text:span><text:span text:style-name="Emphasis"><text:span text:style-name="T21">P</text:span></text:span><text:span text:style-name="T21"><draw:frame draw:style-name="fr7" draw:name="graphics155" text:anchor-type="as-char" svg:width="0.7862in" svg:height="0.3929in" draw:z-index="187"><draw:image xlink:href="http://www.ncbi.nlm.nih.gov/corehtml/pmc/pmcents/thinsp.gif" xlink:type="simple" xlink:show="embed" xlink:actuate="onLoad"/><svg:title> </svg:title></draw:frame></text:span><text:span text:style-name="T21">=</text:span><text:span text:style-name="T21"><draw:frame draw:style-name="fr7" draw:name="graphics156" text:anchor-type="as-char" svg:width="0.7862in" svg:height="0.3929in" draw:z-index="188"><draw:image xlink:href="http://www.ncbi.nlm.nih.gov/corehtml/pmc/pmcents/thinsp.gif" xlink:type="simple" xlink:show="embed" xlink:actuate="onLoad"/><svg:title> </svg:title></draw:frame></text:span><text:span text:style-name="T21">0.0007), MMP2 (AGEs 200: 1.28±0.04, </text:span><text:span text:style-name="Emphasis"><text:span text:style-name="T21">P</text:span></text:span><text:span text:style-name="T21"><draw:frame draw:style-name="fr7" draw:name="graphics157" text:anchor-type="as-char" svg:width="0.7862in" svg:height="0.3929in" draw:z-index="189"><draw:image xlink:href="http://www.ncbi.nlm.nih.gov/corehtml/pmc/pmcents/thinsp.gif" xlink:type="simple" xlink:show="embed" xlink:actuate="onLoad"/><svg:title> </svg:title></draw:frame></text:span><text:span text:style-name="T21">=</text:span><text:span text:style-name="T21"><draw:frame draw:style-name="fr7" draw:name="graphics158" text:anchor-type="as-char" svg:width="0.7862in" svg:height="0.3929in" draw:z-index="190"><draw:image xlink:href="http://www.ncbi.nlm.nih.gov/corehtml/pmc/pmcents/thinsp.gif" xlink:type="simple" xlink:show="embed" xlink:actuate="onLoad"/><svg:title> </svg:title></draw:frame></text:span><text:span text:style-name="T21">0.002; AGEs 400: 1.47±0.04, </text:span><text:span text:style-name="Emphasis"><text:span text:style-name="T21">P</text:span></text:span><text:span text:style-name="T21"><draw:frame draw:style-name="fr7" draw:name="graphics159" text:anchor-type="as-char" svg:width="0.7862in" svg:height="0.3929in" draw:z-index="191"><draw:image xlink:href="http://www.ncbi.nlm.nih.gov/corehtml/pmc/pmcents/thinsp.gif" xlink:type="simple" xlink:show="embed" xlink:actuate="onLoad"/><svg:title> </svg:title></draw:frame></text:span><text:span text:style-name="T21">=</text:span><text:span text:style-name="T21"><draw:frame draw:style-name="fr7" draw:name="graphics160" text:anchor-type="as-char" svg:width="0.7862in" svg:height="0.3929in" draw:z-index="192"><draw:image xlink:href="http://www.ncbi.nlm.nih.gov/corehtml/pmc/pmcents/thinsp.gif" xlink:type="simple" xlink:show="embed" xlink:actuate="onLoad"/><svg:title> </svg:title></draw:frame></text:span><text:span text:style-name="T21">0.004), and MMP9 (AGEs 400: 1.24±0.03, </text:span><text:span text:style-name="Emphasis"><text:span text:style-name="T21">P</text:span></text:span><text:span text:style-name="T21"><draw:frame draw:style-name="fr7" draw:name="graphics161" text:anchor-type="as-char" svg:width="0.7862in" svg:height="0.3929in" draw:z-index="193"><draw:image xlink:href="http://www.ncbi.nlm.nih.gov/corehtml/pmc/pmcents/thinsp.gif" xlink:type="simple" xlink:show="embed" xlink:actuate="onLoad"/><svg:title> </svg:title></draw:frame></text:span><text:span text:style-name="T21">=</text:span><text:span text:style-name="T21"><draw:frame draw:style-name="fr7" draw:name="graphics162" text:anchor-type="as-char" svg:width="0.7862in" svg:height="0.3929in" draw:z-index="194"><draw:image xlink:href="http://www.ncbi.nlm.nih.gov/corehtml/pmc/pmcents/thinsp.gif" xlink:type="simple" xlink:show="embed" xlink:actuate="onLoad"/><svg:title> </svg:title></draw:frame></text:span><text:span text:style-name="T21">0.0008) (</text:span><text:a xlink:type="simple" xlink:href="http://www.ncbi.nlm.nih.gov/pmc/articles/PMC4199749/figure/pone-0110542-g002/" office:target-frame-name="figure" xlink:show="replace"><text:span text:style-name="T56">Fig. 2</text:span></text:a><text:span text:style-name="T21">). Moreover, the functionality of MMP2 and MMP9 was increased after treatment with AGEs for 4 or 24 hours (</text:span><text:a xlink:type="simple" xlink:href="http://www.ncbi.nlm.nih.gov/pmc/articles/PMC4199749/#pone.0110542.s002"><text:span text:style-name="T56">Fig S2</text:span></text:a><text:span text:style-name="T21">).</text:span></text:p>
          <text:section text:style-name="Sect1" text:name="pone-0110542-g002">
            <text:p text:style-name="P62"><draw:frame draw:style-name="fr1" draw:name="Frame29" text:anchor-type="paragraph" svg:width="1.0417in" draw:z-index="195"><draw:text-box fo:min-height="0.0161in"><text:p text:style-name="P2"><draw:a xlink:type="simple" xlink:href="http://www.ncbi.nlm.nih.gov/pmc/articles/PMC4199749/figure/pone-0110542-g002/" office:target-frame-name="figure" xlink:show="replace"><draw:frame draw:style-name="fr6" draw:name="graphics163" text:anchor-type="as-char" svg:width="1.0693in" svg:height="0.4209in" draw:z-index="196"><draw:image xlink:href="http://www.ncbi.nlm.nih.gov/pmc/articles/PMC4199749/bin/pone.0110542.g002.gif" xlink:type="simple" xlink:show="embed" xlink:actuate="onLoad"/><svg:title>Figure 2</svg:title></draw:frame></draw:a></text:p></draw:text-box></draw:frame></text:p>
            <text:section text:style-name="Sect1" text:name="lgnd_pone-0110542-g002">
              <text:p text:style-name="P27"><text:a xlink:type="simple" xlink:href="http://www.ncbi.nlm.nih.gov/pmc/articles/PMC4199749/figure/pone-0110542-g002/" office:target-frame-name="figure" xlink:show="replace"><text:span text:style-name="T67">Figure 2</text:span></text:a></text:p>
              <text:p text:style-name="P27"><text:span text:style-name="Strong_20_Emphasis"><text:span text:style-name="T23">AGEs regulated RAGE, MMP2, and MMP9.</text:span></text:span></text:p>
            </text:section>
          </text:section>
        </text:section>
        <text:section text:style-name="Sect1" text:name="s3c">
          <text:h text:style-name="P107" text:outline-level="3">Regulation of ERK phosphorylation by AGEs</text:h>
          <text:p text:style-name="P62"><text:bookmark text:name="__p216"/><text:span text:style-name="T21">In order to identify the pathway of AGEs, SAS cells were treated with AGEs or BSA for 24 hours. ERK phosphorylation was then detected using western blot analysis. Our results show that treatment with AGEs significantly increased ERK </text:span><text:soft-page-break/><text:span text:style-name="T21">phosphorylation (AGEs 400: 1.26±0.06,</text:span><text:span text:style-name="Emphasis"><text:span text:style-name="T21">P</text:span></text:span><text:span text:style-name="T21"><draw:frame draw:style-name="fr7" draw:name="graphics164" text:anchor-type="as-char" svg:width="0.7862in" svg:height="0.3929in" draw:z-index="197"><draw:image xlink:href="http://www.ncbi.nlm.nih.gov/corehtml/pmc/pmcents/thinsp.gif" xlink:type="simple" xlink:show="embed" xlink:actuate="onLoad"/><svg:title> </svg:title></draw:frame></text:span><text:span text:style-name="T21">=</text:span><text:span text:style-name="T21"><draw:frame draw:style-name="fr7" draw:name="graphics165" text:anchor-type="as-char" svg:width="0.7862in" svg:height="0.3929in" draw:z-index="198"><draw:image xlink:href="http://www.ncbi.nlm.nih.gov/corehtml/pmc/pmcents/thinsp.gif" xlink:type="simple" xlink:show="embed" xlink:actuate="onLoad"/><svg:title> </svg:title></draw:frame></text:span><text:span text:style-name="T21">0.01) (</text:span><text:a xlink:type="simple" xlink:href="http://www.ncbi.nlm.nih.gov/pmc/articles/PMC4199749/figure/pone-0110542-g003/" office:target-frame-name="figure" xlink:show="replace"><text:span text:style-name="T56">Fig. 3A</text:span></text:a><text:span text:style-name="T21">). ERK phosphorylation was enhanced following 4 hours AGEs treatment (</text:span><text:a xlink:type="simple" xlink:href="http://www.ncbi.nlm.nih.gov/pmc/articles/PMC4199749/#pone.0110542.s002"><text:span text:style-name="T56">Fig S2</text:span></text:a><text:span text:style-name="T21">); however, pretreating cells with PD98059 for 1 hour resulted in a reduction in the expression of MMP2 and MMP9 (</text:span><text:a xlink:type="simple" xlink:href="http://www.ncbi.nlm.nih.gov/pmc/articles/PMC4199749/figure/pone-0110542-g003/" office:target-frame-name="figure" xlink:show="replace"><text:span text:style-name="T56">Fig. 3B and C</text:span></text:a><text:span text:style-name="T21">). It appears that PD98059 pretreatment blocked the effects of AGEs on cell migration (</text:span><text:a xlink:type="simple" xlink:href="http://www.ncbi.nlm.nih.gov/pmc/articles/PMC4199749/figure/pone-0110542-g003/" office:target-frame-name="figure" xlink:show="replace"><text:span text:style-name="T56">Fig. 3D</text:span></text:a><text:span text:style-name="T21">); however, RAGE expression was not affected (AGEs 400: 1.27±0.04, </text:span><text:span text:style-name="Emphasis"><text:span text:style-name="T21">P</text:span></text:span><text:span text:style-name="T21"><draw:frame draw:style-name="fr7" draw:name="graphics166" text:anchor-type="as-char" svg:width="0.7862in" svg:height="0.3929in" draw:z-index="199"><draw:image xlink:href="http://www.ncbi.nlm.nih.gov/corehtml/pmc/pmcents/thinsp.gif" xlink:type="simple" xlink:show="embed" xlink:actuate="onLoad"/><svg:title> </svg:title></draw:frame></text:span><text:span text:style-name="T21">=</text:span><text:span text:style-name="T21"><draw:frame draw:style-name="fr7" draw:name="graphics167" text:anchor-type="as-char" svg:width="0.7862in" svg:height="0.3929in" draw:z-index="200"><draw:image xlink:href="http://www.ncbi.nlm.nih.gov/corehtml/pmc/pmcents/thinsp.gif" xlink:type="simple" xlink:show="embed" xlink:actuate="onLoad"/><svg:title> </svg:title></draw:frame></text:span><text:span text:style-name="T21">0.003) (</text:span><text:a xlink:type="simple" xlink:href="http://www.ncbi.nlm.nih.gov/pmc/articles/PMC4199749/figure/pone-0110542-g003/" office:target-frame-name="figure" xlink:show="replace"><text:span text:style-name="T56">Fig. 3E</text:span></text:a><text:span text:style-name="T21">).</text:span></text:p>
          <text:section text:style-name="Sect1" text:name="pone-0110542-g003">
            <text:p text:style-name="P62"><draw:frame draw:style-name="fr1" draw:name="Frame30" text:anchor-type="paragraph" svg:width="1.0417in" draw:z-index="201"><draw:text-box fo:min-height="0.0161in"><text:p text:style-name="P2"><draw:a xlink:type="simple" xlink:href="http://www.ncbi.nlm.nih.gov/pmc/articles/PMC4199749/figure/pone-0110542-g003/" office:target-frame-name="figure" xlink:show="replace"><draw:frame draw:style-name="fr6" draw:name="graphics168" text:anchor-type="as-char" svg:width="1.0693in" svg:height="0.4209in" draw:z-index="202"><draw:image xlink:href="http://www.ncbi.nlm.nih.gov/pmc/articles/PMC4199749/bin/pone.0110542.g003.gif" xlink:type="simple" xlink:show="embed" xlink:actuate="onLoad"/><svg:title>Figure 3</svg:title></draw:frame></draw:a></text:p></draw:text-box></draw:frame></text:p>
            <text:section text:style-name="Sect1" text:name="lgnd_pone-0110542-g003">
              <text:p text:style-name="P27"><text:a xlink:type="simple" xlink:href="http://www.ncbi.nlm.nih.gov/pmc/articles/PMC4199749/figure/pone-0110542-g003/" office:target-frame-name="figure" xlink:show="replace"><text:span text:style-name="T67">Figure 3</text:span></text:a></text:p>
              <text:p text:style-name="P27"><text:span text:style-name="Strong_20_Emphasis"><text:span text:style-name="T23">AGEs increased ERK phosphorylation.</text:span></text:span></text:p>
            </text:section>
          </text:section>
        </text:section>
        <text:section text:style-name="Sect1" text:name="s3d">
          <text:h text:style-name="P107" text:outline-level="3">Regulation of ERK by AGEs via RAGE</text:h>
          <text:p text:style-name="P62"><text:bookmark text:name="__p233"/><text:span text:style-name="T21">RAGE antibodies (10 ng/ml pretreatment for 1 hour) were used to block AGE conjugation. Treatment with AGEs resulted in a significant increase in ERK phosphorylation and the expression of MMP2, and MMP9 (ERK: 1.31±0.03, </text:span><text:span text:style-name="Emphasis"><text:span text:style-name="T21">P</text:span></text:span><text:span text:style-name="T21"><draw:frame draw:style-name="fr7" draw:name="graphics169" text:anchor-type="as-char" svg:width="0.7862in" svg:height="0.3929in" draw:z-index="203"><draw:image xlink:href="http://www.ncbi.nlm.nih.gov/corehtml/pmc/pmcents/thinsp.gif" xlink:type="simple" xlink:show="embed" xlink:actuate="onLoad"/><svg:title> </svg:title></draw:frame></text:span><text:span text:style-name="T21">=</text:span><text:span text:style-name="T21"><draw:frame draw:style-name="fr7" draw:name="graphics170" text:anchor-type="as-char" svg:width="0.7862in" svg:height="0.3929in" draw:z-index="204"><draw:image xlink:href="http://www.ncbi.nlm.nih.gov/corehtml/pmc/pmcents/thinsp.gif" xlink:type="simple" xlink:show="embed" xlink:actuate="onLoad"/><svg:title> </svg:title></draw:frame></text:span><text:span text:style-name="T21">0.0008; MMP2: 1.38±0.04, </text:span><text:span text:style-name="Emphasis"><text:span text:style-name="T21">P</text:span></text:span><text:span text:style-name="T21"><draw:frame draw:style-name="fr7" draw:name="graphics171" text:anchor-type="as-char" svg:width="0.7862in" svg:height="0.3929in" draw:z-index="205"><draw:image xlink:href="http://www.ncbi.nlm.nih.gov/corehtml/pmc/pmcents/thinsp.gif" xlink:type="simple" xlink:show="embed" xlink:actuate="onLoad"/><svg:title> </svg:title></draw:frame></text:span><text:span text:style-name="T21">=</text:span><text:span text:style-name="T21"><draw:frame draw:style-name="fr7" draw:name="graphics172" text:anchor-type="as-char" svg:width="0.7862in" svg:height="0.3929in" draw:z-index="206"><draw:image xlink:href="http://www.ncbi.nlm.nih.gov/corehtml/pmc/pmcents/thinsp.gif" xlink:type="simple" xlink:show="embed" xlink:actuate="onLoad"/><svg:title> </svg:title></draw:frame></text:span><text:span text:style-name="T21">0.0005; MMP9: 1.32±0.09, </text:span><text:span text:style-name="Emphasis"><text:span text:style-name="T21">P</text:span></text:span><text:span text:style-name="T21"><draw:frame draw:style-name="fr7" draw:name="graphics173" text:anchor-type="as-char" svg:width="0.7862in" svg:height="0.3929in" draw:z-index="207"><draw:image xlink:href="http://www.ncbi.nlm.nih.gov/corehtml/pmc/pmcents/thinsp.gif" xlink:type="simple" xlink:show="embed" xlink:actuate="onLoad"/><svg:title> </svg:title></draw:frame></text:span><text:span text:style-name="T21">=</text:span><text:span text:style-name="T21"><draw:frame draw:style-name="fr7" draw:name="graphics174" text:anchor-type="as-char" svg:width="0.7862in" svg:height="0.3929in" draw:z-index="208"><draw:image xlink:href="http://www.ncbi.nlm.nih.gov/corehtml/pmc/pmcents/thinsp.gif" xlink:type="simple" xlink:show="embed" xlink:actuate="onLoad"/><svg:title> </svg:title></draw:frame></text:span><text:span text:style-name="T21">0.02). Compared to cells treated with AGEs alone, cells treated with both AGEs and RAGE antibody demonstrated significantly inhibited ERK phosphorylation (</text:span><text:span text:style-name="Emphasis"><text:span text:style-name="T21">P</text:span></text:span><text:span text:style-name="T21"><draw:frame draw:style-name="fr7" draw:name="graphics175" text:anchor-type="as-char" svg:width="0.7862in" svg:height="0.3929in" draw:z-index="209"><draw:image xlink:href="http://www.ncbi.nlm.nih.gov/corehtml/pmc/pmcents/thinsp.gif" xlink:type="simple" xlink:show="embed" xlink:actuate="onLoad"/><svg:title> </svg:title></draw:frame></text:span><text:span text:style-name="T21">=</text:span><text:span text:style-name="T21"><draw:frame draw:style-name="fr7" draw:name="graphics176" text:anchor-type="as-char" svg:width="0.7862in" svg:height="0.3929in" draw:z-index="210"><draw:image xlink:href="http://www.ncbi.nlm.nih.gov/corehtml/pmc/pmcents/thinsp.gif" xlink:type="simple" xlink:show="embed" xlink:actuate="onLoad"/><svg:title> </svg:title></draw:frame></text:span><text:span text:style-name="T21">0.009) as well as reduced expression of MMP2 (</text:span><text:span text:style-name="Emphasis"><text:span text:style-name="T21">P</text:span></text:span><text:span text:style-name="T21"><draw:frame draw:style-name="fr7" draw:name="graphics177" text:anchor-type="as-char" svg:width="0.7862in" svg:height="0.3929in" draw:z-index="211"><draw:image xlink:href="http://www.ncbi.nlm.nih.gov/corehtml/pmc/pmcents/thinsp.gif" xlink:type="simple" xlink:show="embed" xlink:actuate="onLoad"/><svg:title> </svg:title></draw:frame></text:span><text:span text:style-name="T21">=</text:span><text:span text:style-name="T21"><draw:frame draw:style-name="fr7" draw:name="graphics178" text:anchor-type="as-char" svg:width="0.7862in" svg:height="0.3929in" draw:z-index="212"><draw:image xlink:href="http://www.ncbi.nlm.nih.gov/corehtml/pmc/pmcents/thinsp.gif" xlink:type="simple" xlink:show="embed" xlink:actuate="onLoad"/><svg:title> </svg:title></draw:frame></text:span><text:span text:style-name="T21">0.05), and MMP9 (</text:span><text:span text:style-name="Emphasis"><text:span text:style-name="T21">P</text:span></text:span><text:span text:style-name="T21"><draw:frame draw:style-name="fr7" draw:name="graphics179" text:anchor-type="as-char" svg:width="0.7862in" svg:height="0.3929in" draw:z-index="213"><draw:image xlink:href="http://www.ncbi.nlm.nih.gov/corehtml/pmc/pmcents/thinsp.gif" xlink:type="simple" xlink:show="embed" xlink:actuate="onLoad"/><svg:title> </svg:title></draw:frame></text:span><text:span text:style-name="T21">=</text:span><text:span text:style-name="T21"><draw:frame draw:style-name="fr7" draw:name="graphics180" text:anchor-type="as-char" svg:width="0.7862in" svg:height="0.3929in" draw:z-index="214"><draw:image xlink:href="http://www.ncbi.nlm.nih.gov/corehtml/pmc/pmcents/thinsp.gif" xlink:type="simple" xlink:show="embed" xlink:actuate="onLoad"/><svg:title> </svg:title></draw:frame></text:span><text:span text:style-name="T21">0.0003) (</text:span><text:a xlink:type="simple" xlink:href="http://www.ncbi.nlm.nih.gov/pmc/articles/PMC4199749/figure/pone-0110542-g004/" office:target-frame-name="figure" xlink:show="replace"><text:span text:style-name="T56">Fig. 4 A and B</text:span></text:a><text:span text:style-name="T21">). RAGE antibodies were also shown to suppress cell migration (</text:span><text:a xlink:type="simple" xlink:href="http://www.ncbi.nlm.nih.gov/pmc/articles/PMC4199749/figure/pone-0110542-g004/" office:target-frame-name="figure" xlink:show="replace"><text:span text:style-name="T56">Fig. 4C</text:span></text:a><text:span text:style-name="T21">).</text:span></text:p>
          <text:section text:style-name="Sect1" text:name="pone-0110542-g004">
            <text:p text:style-name="P62"><draw:frame draw:style-name="fr1" draw:name="Frame31" text:anchor-type="paragraph" svg:width="1.0417in" draw:z-index="215"><draw:text-box fo:min-height="0.0161in"><text:p text:style-name="P2"><draw:a xlink:type="simple" xlink:href="http://www.ncbi.nlm.nih.gov/pmc/articles/PMC4199749/figure/pone-0110542-g004/" office:target-frame-name="figure" xlink:show="replace"><draw:frame draw:style-name="fr6" draw:name="graphics181" text:anchor-type="as-char" svg:width="1.0693in" svg:height="0.4209in" draw:z-index="216"><draw:image xlink:href="http://www.ncbi.nlm.nih.gov/pmc/articles/PMC4199749/bin/pone.0110542.g004.gif" xlink:type="simple" xlink:show="embed" xlink:actuate="onLoad"/><svg:title>Figure 4</svg:title></draw:frame></draw:a></text:p></draw:text-box></draw:frame></text:p>
            <text:section text:style-name="Sect1" text:name="lgnd_pone-0110542-g004">
              <text:p text:style-name="P27"><text:a xlink:type="simple" xlink:href="http://www.ncbi.nlm.nih.gov/pmc/articles/PMC4199749/figure/pone-0110542-g004/" office:target-frame-name="figure" xlink:show="replace"><text:span text:style-name="T67">Figure 4</text:span></text:a></text:p>
              <text:p text:style-name="P27"><text:span text:style-name="Strong_20_Emphasis"><text:span text:style-name="T23">RAGE antibody blocked AGE regulation.</text:span></text:span></text:p>
            </text:section>
          </text:section>
          <text:p text:style-name="P62"><text:bookmark text:name="__p254"/><text:span text:style-name="T22">RAGE RNAi (20 nM for 48 hours) was then used to silence protein expression. Compared with the RNAi negative control (N), RAGE RNAi was shown to have a significantly suppress RAGE expression (0.64±0.07, </text:span><text:span text:style-name="Emphasis"><text:span text:style-name="T22">P</text:span></text:span><text:span text:style-name="T22"><draw:frame draw:style-name="fr7" draw:name="graphics182" text:anchor-type="as-char" svg:width="0.7862in" svg:height="0.3929in" draw:z-index="217"><draw:image xlink:href="http://www.ncbi.nlm.nih.gov/corehtml/pmc/pmcents/thinsp.gif" xlink:type="simple" xlink:show="embed" xlink:actuate="onLoad"/><svg:title> </svg:title></draw:frame></text:span><text:span text:style-name="T22">=</text:span><text:span text:style-name="T22"><draw:frame draw:style-name="fr7" draw:name="graphics183" text:anchor-type="as-char" svg:width="0.7862in" svg:height="0.3929in" draw:z-index="218"><draw:image xlink:href="http://www.ncbi.nlm.nih.gov/corehtml/pmc/pmcents/thinsp.gif" xlink:type="simple" xlink:show="embed" xlink:actuate="onLoad"/><svg:title> </svg:title></draw:frame></text:span><text:span text:style-name="T22">0.006) (</text:span><text:a xlink:type="simple" xlink:href="http://www.ncbi.nlm.nih.gov/pmc/articles/PMC4199749/figure/pone-0110542-g005/" office:target-frame-name="figure" xlink:show="replace"><text:span text:style-name="T57">Fig. 5A</text:span></text:a><text:span text:style-name="T22">). The suppression of cell migration by RAGE RNAi was found to occur independently from the effects of AGEs (</text:span><text:a xlink:type="simple" xlink:href="http://www.ncbi.nlm.nih.gov/pmc/articles/PMC4199749/figure/pone-0110542-g005/" office:target-frame-name="figure" xlink:show="replace"><text:span text:style-name="T57">Fig. 5B</text:span></text:a><text:span text:style-name="T22">). Furthermore, RAGE RNAi inhibited ERK phosphorylation (RNAi: 0.64±0.08, </text:span><text:span text:style-name="Emphasis"><text:span text:style-name="T22">P</text:span></text:span><text:span text:style-name="T22"><draw:frame draw:style-name="fr7" draw:name="graphics184" text:anchor-type="as-char" svg:width="0.7862in" svg:height="0.3929in" draw:z-index="219"><draw:image xlink:href="http://www.ncbi.nlm.nih.gov/corehtml/pmc/pmcents/thinsp.gif" xlink:type="simple" xlink:show="embed" xlink:actuate="onLoad"/><svg:title> </svg:title></draw:frame></text:span><text:span text:style-name="T22">=</text:span><text:span text:style-name="T22"><draw:frame draw:style-name="fr7" draw:name="graphics185" text:anchor-type="as-char" svg:width="0.7862in" svg:height="0.3929in" draw:z-index="220"><draw:image xlink:href="http://www.ncbi.nlm.nih.gov/corehtml/pmc/pmcents/thinsp.gif" xlink:type="simple" xlink:show="embed" xlink:actuate="onLoad"/><svg:title> </svg:title></draw:frame></text:span><text:span text:style-name="T22">0.01; N+AGEs: 1.26±0.03, </text:span><text:span text:style-name="Emphasis"><text:span text:style-name="T22">P</text:span></text:span><text:span text:style-name="T22"><draw:frame draw:style-name="fr7" draw:name="graphics186" text:anchor-type="as-char" svg:width="0.7862in" svg:height="0.3929in" draw:z-index="221"><draw:image xlink:href="http://www.ncbi.nlm.nih.gov/corehtml/pmc/pmcents/thinsp.gif" xlink:type="simple" xlink:show="embed" xlink:actuate="onLoad"/><svg:title> </svg:title></draw:frame></text:span><text:span text:style-name="T22">=</text:span><text:span text:style-name="T22"><draw:frame draw:style-name="fr7" draw:name="graphics187" text:anchor-type="as-char" svg:width="0.7862in" svg:height="0.3929in" draw:z-index="222"><draw:image xlink:href="http://www.ncbi.nlm.nih.gov/corehtml/pmc/pmcents/thinsp.gif" xlink:type="simple" xlink:show="embed" xlink:actuate="onLoad"/><svg:title> </svg:title></draw:frame></text:span><text:span text:style-name="T22">0.001) MMP2 (N+AGEs: 1.28±0.04, </text:span><text:span text:style-name="Emphasis"><text:span text:style-name="T22">P</text:span></text:span><text:span text:style-name="T22"><draw:frame draw:style-name="fr7" draw:name="graphics188" text:anchor-type="as-char" svg:width="0.7862in" svg:height="0.3929in" draw:z-index="223"><draw:image xlink:href="http://www.ncbi.nlm.nih.gov/corehtml/pmc/pmcents/thinsp.gif" xlink:type="simple" xlink:show="embed" xlink:actuate="onLoad"/><svg:title> </svg:title></draw:frame></text:span><text:span text:style-name="T22">=</text:span><text:span text:style-name="T22"><draw:frame draw:style-name="fr7" draw:name="graphics189" text:anchor-type="as-char" svg:width="0.7862in" svg:height="0.3929in" draw:z-index="224"><draw:image xlink:href="http://www.ncbi.nlm.nih.gov/corehtml/pmc/pmcents/thinsp.gif" xlink:type="simple" xlink:show="embed" xlink:actuate="onLoad"/><svg:title> </svg:title></draw:frame></text:span><text:span text:style-name="T22">0.003), and the secretion of MMP9 (RNAi: 0.58±0.06, </text:span><text:span text:style-name="Emphasis"><text:span text:style-name="T22">P</text:span></text:span><text:span text:style-name="T22"><draw:frame draw:style-name="fr7" draw:name="graphics190" text:anchor-type="as-char" svg:width="0.7862in" svg:height="0.3929in" draw:z-index="225"><draw:image xlink:href="http://www.ncbi.nlm.nih.gov/corehtml/pmc/pmcents/thinsp.gif" xlink:type="simple" xlink:show="embed" xlink:actuate="onLoad"/><svg:title> </svg:title></draw:frame></text:span><text:span text:style-name="T22">=</text:span><text:span text:style-name="T22"><draw:frame draw:style-name="fr7" draw:name="graphics191" text:anchor-type="as-char" svg:width="0.7862in" svg:height="0.3929in" draw:z-index="226"><draw:image xlink:href="http://www.ncbi.nlm.nih.gov/corehtml/pmc/pmcents/thinsp.gif" xlink:type="simple" xlink:show="embed" xlink:actuate="onLoad"/><svg:title> </svg:title></draw:frame></text:span><text:span text:style-name="T22">0.002; N+AGEs: 1.36±0.05, </text:span><text:span text:style-name="Emphasis"><text:span text:style-name="T22">P</text:span></text:span><text:soft-page-break/><text:span text:style-name="T22"><draw:frame draw:style-name="fr7" draw:name="graphics192" text:anchor-type="as-char" svg:width="0.7862in" svg:height="0.3929in" draw:z-index="227"><draw:image xlink:href="http://www.ncbi.nlm.nih.gov/corehtml/pmc/pmcents/thinsp.gif" xlink:type="simple" xlink:show="embed" xlink:actuate="onLoad"/><svg:title> </svg:title></draw:frame></text:span><text:span text:style-name="T22">=</text:span><text:span text:style-name="T22"><draw:frame draw:style-name="fr7" draw:name="graphics193" text:anchor-type="as-char" svg:width="0.7862in" svg:height="0.3929in" draw:z-index="228"><draw:image xlink:href="http://www.ncbi.nlm.nih.gov/corehtml/pmc/pmcents/thinsp.gif" xlink:type="simple" xlink:show="embed" xlink:actuate="onLoad"/><svg:title> </svg:title></draw:frame></text:span><text:span text:style-name="T22">0.003). Compared with N+AGEs, treatment with RNAi +AGEshad a significant effect on all three of these processes (ERK: </text:span><text:span text:style-name="Emphasis"><text:span text:style-name="T22">P</text:span></text:span><text:span text:style-name="T22"><draw:frame draw:style-name="fr7" draw:name="graphics194" text:anchor-type="as-char" svg:width="0.7862in" svg:height="0.3929in" draw:z-index="229"><draw:image xlink:href="http://www.ncbi.nlm.nih.gov/corehtml/pmc/pmcents/thinsp.gif" xlink:type="simple" xlink:show="embed" xlink:actuate="onLoad"/><svg:title> </svg:title></draw:frame></text:span><text:span text:style-name="T22">=</text:span><text:span text:style-name="T22"><draw:frame draw:style-name="fr7" draw:name="graphics195" text:anchor-type="as-char" svg:width="0.7862in" svg:height="0.3929in" draw:z-index="230"><draw:image xlink:href="http://www.ncbi.nlm.nih.gov/corehtml/pmc/pmcents/thinsp.gif" xlink:type="simple" xlink:show="embed" xlink:actuate="onLoad"/><svg:title> </svg:title></draw:frame></text:span><text:span text:style-name="T22">0.02; MMP2: </text:span><text:span text:style-name="Emphasis"><text:span text:style-name="T22">P</text:span></text:span><text:span text:style-name="T22"> &lt;0.003; MMP9: </text:span><text:span text:style-name="Emphasis"><text:span text:style-name="T22">P</text:span></text:span><text:span text:style-name="T22"><draw:frame draw:style-name="fr7" draw:name="graphics196" text:anchor-type="as-char" svg:width="0.7862in" svg:height="0.3929in" draw:z-index="231"><draw:image xlink:href="http://www.ncbi.nlm.nih.gov/corehtml/pmc/pmcents/thinsp.gif" xlink:type="simple" xlink:show="embed" xlink:actuate="onLoad"/><svg:title> </svg:title></draw:frame></text:span><text:span text:style-name="T22">=</text:span><text:span text:style-name="T22"><draw:frame draw:style-name="fr7" draw:name="graphics197" text:anchor-type="as-char" svg:width="0.7862in" svg:height="0.3929in" draw:z-index="232"><draw:image xlink:href="http://www.ncbi.nlm.nih.gov/corehtml/pmc/pmcents/thinsp.gif" xlink:type="simple" xlink:show="embed" xlink:actuate="onLoad"/><svg:title> </svg:title></draw:frame></text:span><text:span text:style-name="T22">0.04) (</text:span><text:a xlink:type="simple" xlink:href="http://www.ncbi.nlm.nih.gov/pmc/articles/PMC4199749/figure/pone-0110542-g005/" office:target-frame-name="figure" xlink:show="replace"><text:span text:style-name="T57">Fig. 5C and D</text:span></text:a><text:span text:style-name="T22">). The negative control did not show significant effects.</text:span></text:p>
          <text:section text:style-name="Sect1" text:name="pone-0110542-g005">
            <text:p text:style-name="P62"><draw:frame draw:style-name="fr1" draw:name="Frame32" text:anchor-type="paragraph" svg:width="1.0417in" draw:z-index="233"><draw:text-box fo:min-height="0.0161in"><text:p text:style-name="P2"><draw:a xlink:type="simple" xlink:href="http://www.ncbi.nlm.nih.gov/pmc/articles/PMC4199749/figure/pone-0110542-g005/" office:target-frame-name="figure" xlink:show="replace"><draw:frame draw:style-name="fr6" draw:name="graphics198" text:anchor-type="as-char" svg:width="1.0693in" svg:height="0.4209in" draw:z-index="234"><draw:image xlink:href="http://www.ncbi.nlm.nih.gov/pmc/articles/PMC4199749/bin/pone.0110542.g005.gif" xlink:type="simple" xlink:show="embed" xlink:actuate="onLoad"/><svg:title>Figure 5</svg:title></draw:frame></draw:a></text:p></draw:text-box></draw:frame></text:p>
            <text:section text:style-name="Sect1" text:name="lgnd_pone-0110542-g005">
              <text:p text:style-name="P27"><text:a xlink:type="simple" xlink:href="http://www.ncbi.nlm.nih.gov/pmc/articles/PMC4199749/figure/pone-0110542-g005/" office:target-frame-name="figure" xlink:show="replace"><text:span text:style-name="T67">Figure 5</text:span></text:a></text:p>
              <text:p text:style-name="P27"><text:span text:style-name="Strong_20_Emphasis"><text:span text:style-name="T23">RAGE RNAi mediated influence of AGEs.</text:span></text:span></text:p>
            </text:section>
          </text:section>
        </text:section>
      </text:section>
      <text:section text:style-name="Sect1" text:name="Section63">
        <text:p text:style-name="P92"><text:bookmark text:name="s4"/><text:a xlink:type="simple" xlink:href="http://www.ncbi.nlm.nih.gov/pmc/articles/PMC4199749/#"><text:span text:style-name="T47">Go to:</text:span></text:a></text:p>
        <text:h text:style-name="P127" text:outline-level="2"><text:bookmark text:name="s4title1"/>Discussion</text:h>
        <text:p text:style-name="P62"><text:bookmark text:name="__p273"/><text:span text:style-name="T21">A relationship between oral cancer and DM has been demonstrated by previous researchers</text:span><text:bookmark text:name="__tag_408395802"/><text:a xlink:type="simple" xlink:href="http://www.ncbi.nlm.nih.gov/pmc/articles/PMC4199749/#pone.0110542-Vairaktaris2"><text:span text:style-name="T56">[30]</text:span></text:a><text:span text:style-name="T21">–</text:span><text:bookmark text:name="__tag_408395822"/><text:a xlink:type="simple" xlink:href="http://www.ncbi.nlm.nih.gov/pmc/articles/PMC4199749/#pone.0110542-Vairaktaris3"><text:span text:style-name="T56">[32]</text:span></text:a><text:span text:style-name="T21">. Patients suffering from oral cancer in conjunction with DM are face with highly invasive cancer cells, and low survival rates </text:span><text:bookmark text:name="__tag_408395813"/><text:a xlink:type="simple" xlink:href="http://www.ncbi.nlm.nih.gov/pmc/articles/PMC4199749/#pone.0110542-Wu1"><text:span text:style-name="T56">[26]</text:span></text:a><text:span text:style-name="T21">. However, the mechanism underlying the relationship between oral cancer and DM has not been elucidated. This is the first study to investigate a potential link between AGEs and oral cancer. We conducted this research to identify the role of the AGE-RAGE system in oral cancer, and to elucidate the relationship between oral cancer and DM.</text:span></text:p>
        <text:p text:style-name="P62"><text:bookmark text:name="__p283"/><text:span text:style-name="T21">Researchers have previously reported that AGEs and RAGE regulate cell migration </text:span><text:bookmark text:name="__tag_408395792"/><text:a xlink:type="simple" xlink:href="http://www.ncbi.nlm.nih.gov/pmc/articles/PMC4199749/#pone.0110542-Bhawal1"><text:span text:style-name="T56">[15]</text:span></text:a><text:span text:style-name="T21">–</text:span><text:bookmark text:name="__tag_408395815"/><text:a xlink:type="simple" xlink:href="http://www.ncbi.nlm.nih.gov/pmc/articles/PMC4199749/#pone.0110542-Takino1"><text:span text:style-name="T56">[17]</text:span></text:a><text:span text:style-name="T21">,</text:span><text:bookmark text:name="__tag_408395777"/><text:a xlink:type="simple" xlink:href="http://www.ncbi.nlm.nih.gov/pmc/articles/PMC4199749/#pone.0110542-Abe2"><text:span text:style-name="T56">[33]</text:span></text:a><text:span text:style-name="T21">. Our results confirm that AGEs enhance cell migration and also show that AGEs reduce cell viability. Takino et al. obtained similar findings using glyceraldehyde-derived AGEs </text:span><text:bookmark text:name="__tag_408395791"/><text:a xlink:type="simple" xlink:href="http://www.ncbi.nlm.nih.gov/pmc/articles/PMC4199749/#pone.0110542-Takino1"><text:span text:style-name="T56">[17]</text:span></text:a><text:span text:style-name="T21">. Moreover, Bhawal et al. reported that RAGE is closely associated with the invasiveness of oral cancer </text:span><text:bookmark text:name="__tag_408395797"/><text:a xlink:type="simple" xlink:href="http://www.ncbi.nlm.nih.gov/pmc/articles/PMC4199749/#pone.0110542-Bhawal1"><text:span text:style-name="T56">[15]</text:span></text:a><text:span text:style-name="T21">, and our findings show that AGEs regulate cell migration via the expression of RAGE. In a clinical setting, the expression of MMP2 and MMP9 has appeared to be closely related to metastasis in oral cancer </text:span><text:bookmark text:name="__tag_408395786"/><text:a xlink:type="simple" xlink:href="http://www.ncbi.nlm.nih.gov/pmc/articles/PMC4199749/#pone.0110542-Patel1"><text:span text:style-name="T56">[34]</text:span></text:a><text:span text:style-name="T21">, </text:span><text:bookmark text:name="__tag_408395801"/><text:a xlink:type="simple" xlink:href="http://www.ncbi.nlm.nih.gov/pmc/articles/PMC4199749/#pone.0110542-Patel2"><text:span text:style-name="T56">[35]</text:span></text:a><text:span text:style-name="T21">. AGEs have further been shown to increase the secretion of MMP2 </text:span><text:bookmark text:name="__tag_408395812"/><text:a xlink:type="simple" xlink:href="http://www.ncbi.nlm.nih.gov/pmc/articles/PMC4199749/#pone.0110542-Takino1"><text:span text:style-name="T56">[17]</text:span></text:a><text:span text:style-name="T21"> and regulate MMP9 expression </text:span><text:bookmark text:name="__tag_408395807"/><text:a xlink:type="simple" xlink:href="http://www.ncbi.nlm.nih.gov/pmc/articles/PMC4199749/#pone.0110542-Zhu1"><text:span text:style-name="T56">[36]</text:span></text:a><text:span text:style-name="T21">, </text:span><text:bookmark text:name="__tag_408395788"/><text:a xlink:type="simple" xlink:href="http://www.ncbi.nlm.nih.gov/pmc/articles/PMC4199749/#pone.0110542-Zhu2"><text:span text:style-name="T56">[37]</text:span></text:a><text:span text:style-name="T21"> via the ERK pathway </text:span><text:bookmark text:name="__tag_408395776"/><text:a xlink:type="simple" xlink:href="http://www.ncbi.nlm.nih.gov/pmc/articles/PMC4199749/#pone.0110542-Kuniyasu2"><text:span text:style-name="T56">[23]</text:span></text:a><text:span text:style-name="T21">,</text:span><text:bookmark text:name="__tag_408395795"/><text:a xlink:type="simple" xlink:href="http://www.ncbi.nlm.nih.gov/pmc/articles/PMC4199749/#pone.0110542-Zhang1"><text:span text:style-name="T56">[38]</text:span></text:a><text:span text:style-name="T21">. Our results support these earlier finding; specifically, that ERK phosphorylation and the expression of MMP2 and MMP9 are regulated by AGEs. Additionally, CD44 is a migration factor related to RAGE </text:span><text:bookmark text:name="__tag_408395790"/><text:a xlink:type="simple" xlink:href="http://www.ncbi.nlm.nih.gov/pmc/articles/PMC4199749/#pone.0110542-Buckley1"><text:span text:style-name="T56">[39]</text:span></text:a><text:span text:style-name="T21">. However, we failed to observed significant difference in CD44 expression following AGEs treatment (Data not shown). A similar report confirmed that the expression of CD44 is not affected by AGEs </text:span><text:bookmark text:name="__tag_408395819"/><text:a xlink:type="simple" xlink:href="http://www.ncbi.nlm.nih.gov/pmc/articles/PMC4199749/#pone.0110542-Welten1"><text:span text:style-name="T56">[40]</text:span></text:a><text:span text:style-name="T21">. This suggests that AGEs-RAGE regulate cell migration via a pathway that is not CD44 dependent.</text:span></text:p>
        <text:p text:style-name="P62"><text:bookmark text:name="__p293"/><text:span text:style-name="T21">Recent studies have suggested that RAGE is a multiple receptor that regulates cell proliferation through its ligand (S100 or HMGB1) </text:span><text:bookmark text:name="__tag_408395814"/><text:a xlink:type="simple" xlink:href="http://www.ncbi.nlm.nih.gov/pmc/articles/PMC4199749/#pone.0110542-Donato1"><text:span text:style-name="T56">[41]</text:span></text:a><text:span text:style-name="T21">–</text:span><text:bookmark text:name="__tag_408395781"/><text:a xlink:type="simple" xlink:href="http://www.ncbi.nlm.nih.gov/pmc/articles/PMC4199749/#pone.0110542-Riuzzi1"><text:span text:style-name="T56">[43]</text:span></text:a><text:span text:style-name="T21">. Xu et al. and Meghnani et al. also suggest that RAGE increases cell proliferation and related pathways </text:span><text:bookmark text:name="__tag_408395780"/><text:a xlink:type="simple" xlink:href="http://www.ncbi.nlm.nih.gov/pmc/articles/PMC4199749/#pone.0110542-Xu1"><text:span text:style-name="T56">[44]</text:span></text:a><text:span text:style-name="T21">, </text:span><text:bookmark text:name="__tag_408395787"/><text:a xlink:type="simple" xlink:href="http://www.ncbi.nlm.nih.gov/pmc/articles/PMC4199749/#pone.0110542-Meghnani1"><text:span text:style-name="T56">[45]</text:span></text:a><text:span text:style-name="T21">. Moreover, HMGB1 has been found to regulate cell proliferation and metastasis via RAGE and melanoma inhibitory activity (MIA) pathway in oral cancer </text:span><text:bookmark text:name="__tag_408395778"/><text:a xlink:type="simple" xlink:href="http://www.ncbi.nlm.nih.gov/pmc/articles/PMC4199749/#pone.0110542-Sasahira2"><text:span text:style-name="T56">[46]</text:span></text:a><text:span text:style-name="T21">. In our study, AGEs and BSA appear to differ in their effects on SAS cells. AGEs were shown to decrease the number of cells; however, BSA increased it. More specifically, in this study cells were incubated serum-free for 24 hours prior to treatment; thus BSA may have acted as a growth factor. Our finding that AGEs decreased the number of cells while increasing ERK phosphorylation clearly indicates that AGEs differ in their effects on cells. Valencia et al. also demonstrated that divergent pathways of gene expression are activated by the RAGE ligand S100 and AGEs </text:span><text:bookmark text:name="__tag_408395785"/><text:a xlink:type="simple" xlink:href="http://www.ncbi.nlm.nih.gov/pmc/articles/PMC4199749/#pone.0110542-Valencia1"><text:span text:style-name="T56">[47]</text:span></text:a><text:span text:style-name="T21">. Hence, the effects of AGE-RAGE system differ from those of other ligands.</text:span></text:p>
        <text:p text:style-name="P62"><text:bookmark text:name="__p303"/><text:span text:style-name="T21">The use of PD98059 to block the ERK pathway resulted in the suppression of cell migration and also reduced expression of MMP2 and MMP9; however, no difference was observed with regard to the influence of AGEs in increasing RAGE expression. The use of RAGE antibody and RNAi to block the AGEs-RAGE pathway resulted in inhibited ERK phosphorylation and cell migration and also reduced expression of MMP2 and MMP9. These findings demonstrate that effects of AGEs on cell migration occur via ERK phosphorylation. Interestingly, a previous clinical study suggested that the increase in RAGE levels in cancer correlated with metastasis</text:span><text:bookmark text:name="__tag_408395794"/><text:a xlink:type="simple" xlink:href="http://www.ncbi.nlm.nih.gov/pmc/articles/PMC4199749/#pone.0110542-Bhawal1"><text:span text:style-name="T56">[15]</text:span></text:a><text:span text:style-name="T21">, </text:span><text:bookmark text:name="__tag_408395799"/><text:a xlink:type="simple" xlink:href="http://www.ncbi.nlm.nih.gov/pmc/articles/PMC4199749/#pone.0110542-Abe2"><text:span text:style-name="T56">[33]</text:span></text:a><text:span text:style-name="T21">. In other cell models, RAGE appeared to regulate cell </text:span><text:soft-page-break/><text:span text:style-name="T21">migration </text:span><text:bookmark text:name="__tag_408395808"/><text:a xlink:type="simple" xlink:href="http://www.ncbi.nlm.nih.gov/pmc/articles/PMC4199749/#pone.0110542-Bhawal1"><text:span text:style-name="T56">[15]</text:span></text:a><text:span text:style-name="T21">, </text:span><text:bookmark text:name="__tag_408395784"/><text:a xlink:type="simple" xlink:href="http://www.ncbi.nlm.nih.gov/pmc/articles/PMC4199749/#pone.0110542-Jules1"><text:span text:style-name="T56">[48]</text:span></text:a><text:span text:style-name="T21">, </text:span><text:bookmark text:name="__tag_408395818"/><text:a xlink:type="simple" xlink:href="http://www.ncbi.nlm.nih.gov/pmc/articles/PMC4199749/#pone.0110542-Lin1"><text:span text:style-name="T56">[49]</text:span></text:a><text:span text:style-name="T21">. Our results show that the effects of RAGE RNAi influence cell migration, ERK phosphorylation, and MMP9 expression independently. This finding provides additional support for the contention that RAGE mediates metastasis through the expression of MMP9 via the ERK pathway.</text:span></text:p>
        <text:p text:style-name="P62"><text:bookmark text:name="__p317"/><text:span text:style-name="T21">In this report, AGEs decreased cell viability and enhanced cell migration, while promoting ERK phosphorylation and enhancing the expression of MMP2 and MMP9. PD98059, RAGE antibody, and RNAi were shown to mediate AGE regulation. This is the first study to demonstrate that RAGE regulates the expression of MMP9 via the ERK pathway. More importantly, we demonstrated the role that AGE-RAGE plays in the malignancy of oral cancer through the regulation ERK and downstream pathways, ultimately affecting cell migration in oral cancer. The mechanism by which the AGE-RAGE system functions in our </text:span><text:span text:style-name="Emphasis"><text:span text:style-name="T21">in vitro</text:span></text:span><text:span text:style-name="T21"> model of oral cancer is presented in </text:span><text:a xlink:type="simple" xlink:href="http://www.ncbi.nlm.nih.gov/pmc/articles/PMC4199749/figure/pone-0110542-g006/" office:target-frame-name="figure" xlink:show="replace"><text:span text:style-name="T56">Fig. 6</text:span></text:a><text:span text:style-name="T21">. AGEs increase RAGE expression, which stimulates the downstream pathway of ERK phosphorylation and results in the up regulation of MMP2 and MMP9. This in turn enhances cell migration, which manifests in the malignancy of cancer. These findings explain why cases of oral cancer concurrent with DM present increased cancer invasion and reduced survival rates. Results also indicate that the accumulation of AGEs due to aging or DM raises the likelihood of developing malignant cancer.</text:span></text:p>
        <text:section text:style-name="Sect1" text:name="pone-0110542-g006">
          <text:p text:style-name="P62"><draw:frame draw:style-name="fr1" draw:name="Frame33" text:anchor-type="paragraph" svg:width="1.0417in" draw:z-index="235"><draw:text-box fo:min-height="0.0161in"><text:p text:style-name="P2"><draw:a xlink:type="simple" xlink:href="http://www.ncbi.nlm.nih.gov/pmc/articles/PMC4199749/figure/pone-0110542-g006/" office:target-frame-name="figure" xlink:show="replace"><draw:frame draw:style-name="fr6" draw:name="graphics199" text:anchor-type="as-char" svg:width="1.0693in" svg:height="0.4209in" draw:z-index="236"><draw:image xlink:href="http://www.ncbi.nlm.nih.gov/pmc/articles/PMC4199749/bin/pone.0110542.g006.gif" xlink:type="simple" xlink:show="embed" xlink:actuate="onLoad"/><svg:title>Figure 6</svg:title></draw:frame></draw:a></text:p></draw:text-box></draw:frame></text:p>
          <text:section text:style-name="Sect1" text:name="lgnd_pone-0110542-g006">
            <text:p text:style-name="P27"><text:a xlink:type="simple" xlink:href="http://www.ncbi.nlm.nih.gov/pmc/articles/PMC4199749/figure/pone-0110542-g006/" office:target-frame-name="figure" xlink:show="replace"><text:span text:style-name="T67">Figure 6</text:span></text:a></text:p>
            <text:p text:style-name="P27"><text:span text:style-name="Strong_20_Emphasis"><text:span text:style-name="T23">Mechanism by which AGEs-RAGE influences cancer malignancy.</text:span></text:span></text:p>
          </text:section>
        </text:section>
      </text:section>
      <text:section text:style-name="Sect1" text:name="Section64">
        <text:p text:style-name="P92"><text:bookmark text:name="s5"/><text:bookmark text:name="supplementary-material-sec1"/><text:a xlink:type="simple" xlink:href="http://www.ncbi.nlm.nih.gov/pmc/articles/PMC4199749/#"><text:span text:style-name="T47">Go to:</text:span></text:a></text:p>
        <text:h text:style-name="P127" text:outline-level="2"><text:bookmark text:name="s5title1"/>Supporting Information</text:h>
        <text:section text:style-name="Sect1" text:name="pone.0110542.s001">
          <text:h text:style-name="P118" text:outline-level="4">Figure S1</text:h>
          <text:p text:style-name="P75"><text:bookmark text:name="__p332"/><text:span text:style-name="Strong_20_Emphasis"><text:span text:style-name="T23">Closure of cell migration area.</text:span></text:span><text:span text:style-name="T21"> Migration area was measured using ImageJ and quantified by recording changes in the wound area. AGEs significantly decreased the size of wound area, while PD98059, RAGE antibody, and RAGE RNAi suppressed migration at 4 hours. Analysis was conduct by one-way ANOVA, and result was statistically significant (p &lt;0.0001).</text:span></text:p>
          <text:p text:style-name="P77"><text:bookmark text:name="__p342"/>(TIF)</text:p>
          <text:p text:style-name="P75"><text:a xlink:type="simple" xlink:href="http://www.ncbi.nlm.nih.gov/pmc/articles/PMC4199749/bin/pone.0110542.s001.tif"><text:span text:style-name="T56">Click here for additional data file.</text:span></text:a><text:span text:style-name="T21">(82K, tif)</text:span></text:p>
        </text:section>
        <text:section text:style-name="Sect1" text:name="pone.0110542.s002">
          <text:h text:style-name="P119" text:outline-level="4">Figure S2</text:h>
          <text:p text:style-name="P75"><text:bookmark text:name="__p362"/><text:span text:style-name="Strong_20_Emphasis"><text:span text:style-name="T23">Functionally of MMP 2 and MMP 9.</text:span></text:span><text:span text:style-name="T21"> Following treatment of SAS cells with AGEs (400 µg/ml) for 0.5-4 hours, the expression of ERK phosphorylation was detected. The functionally of MMP 2 and MMP 9 were detected by zymorgraphy following AGEs treatment for 4 or 24 hours. Results show that AGEs increased ERK phosphorylation (A). MMP 2 and MMP 9 were increased by AGEs at 4 hours, but only MMP 2 was increased at 24 hours (B).</text:span></text:p>
          <text:p text:style-name="P77"><text:bookmark text:name="__p372"/>(TIF)</text:p>
          <text:p text:style-name="P75"><text:a xlink:type="simple" xlink:href="http://www.ncbi.nlm.nih.gov/pmc/articles/PMC4199749/bin/pone.0110542.s002.tif"><text:span text:style-name="T56">Click here for additional data file.</text:span></text:a><text:span text:style-name="T21">(144K, tif)</text:span></text:p>
        </text:section>
      </text:section>
      <text:section text:style-name="Sect1" text:name="__funding-groupid1093483">
        <text:p text:style-name="P92"><text:a xlink:type="simple" xlink:href="http://www.ncbi.nlm.nih.gov/pmc/articles/PMC4199749/#"><text:span text:style-name="T47">Go to:</text:span></text:a></text:p>
        <text:h text:style-name="P127" text:outline-level="2"><text:bookmark text:name="__funding-groupid1093483title"/>Funding Statement</text:h>
        <text:p text:style-name="P54">This work was supported by grants from the National Science Council, Taiwan (NSC 100-2314-B-309-002-MY3). The funders had no role in study design, data collection and analysis, decision to publish, or preparation of the manuscript.</text:p>
      </text:section>
      <text:section text:style-name="Sect1" text:name="__ref-listid1218231">
        <text:p text:style-name="P92"><text:a xlink:type="simple" xlink:href="http://www.ncbi.nlm.nih.gov/pmc/articles/PMC4199749/#"><text:span text:style-name="T47">Go to:</text:span></text:a></text:p>
        <text:h text:style-name="P127" text:outline-level="2"><text:bookmark text:name="__ref-listid1218231title"/>References</text:h>
        <text:section text:style-name="Sect1" text:name="Section65">
          <text:p text:style-name="P27"><text:bookmark text:name="reference-list4"/></text:p>
          <text:section text:style-name="Sect1" text:name="pone.0110542-Ahmad1">
            <text:p text:style-name="P62">1. Ahmad S, Moinuddin, Dixit K, Shahab U, Alam K, et al. . (2011) Genotoxicity and immunogenicity <text:soft-page-break/>of DNA-advanced glycation end products formed by methylglyoxal and lysine in presence of Cu2+. Biochem Biophys Res Commun 407: 568–574 [<text:a xlink:type="simple" xlink:href="http://www.ncbi.nlm.nih.gov/pubmed/21420380" office:target-frame-name="pmc_ext" xlink:show="replace"><text:span text:style-name="T67">PubMed</text:span></text:a>]</text:p>
          </text:section>
          <text:section text:style-name="Sect1" text:name="pone.0110542-Akhter1">
            <text:p text:style-name="P62">2. Akhter F, Salman Khan M, Shahab U, Moinuddin, Ahmad S (2013) Bio-physical characterization of ribose induced glycation: a mechanistic study on DNA perturbations. Int J Biol Macromol 58: 206–210 [<text:a xlink:type="simple" xlink:href="http://www.ncbi.nlm.nih.gov/pubmed/23524157" office:target-frame-name="pmc_ext" xlink:show="replace"><text:span text:style-name="T67">PubMed</text:span></text:a>]</text:p>
          </text:section>
          <text:section text:style-name="Sect1" text:name="pone.0110542-Shahab1">
            <text:p text:style-name="P62">3. Shahab U, Tabrez S, Khan MS, Akhter F, Saeed M, et al. . (2014) Immunogenicity of DNA-advanced glycation end product fashioned through glyoxal and arginine in the presence of Fe: Its potential role in prompt recognition of diabetes mellitus auto-antibodies. Chem Biol Interact 219C: 229–240 [<text:a xlink:type="simple" xlink:href="http://www.ncbi.nlm.nih.gov/pubmed/24968179" office:target-frame-name="pmc_ext" xlink:show="replace"><text:span text:style-name="T67">PubMed</text:span></text:a>]</text:p>
          </text:section>
          <text:section text:style-name="Sect1" text:name="pone.0110542-Ahmad2">
            <text:p text:style-name="P62">4. Ahmad S, Moinuddin, Habib S, Shahab U, Alam K, et al. . (2014) Autoimmune response to AGE modified human DNA: Implications in type 1 diabetes mellitus Journal of Clinical &amp; Translational Endocrinology. 1: 66–72</text:p>
          </text:section>
          <text:section text:style-name="Sect1" text:name="pone.0110542-Ahmad3">
            <text:p text:style-name="P62">5. Ahmad S, Khan MS, Akhter F, Khan A, Ashraf JM, et al. . (2014) Glycoxidation of biological macromolecules: A critical approach to halt the menace of glycation. Glycobiology[<text:a xlink:type="simple" xlink:href="http://www.ncbi.nlm.nih.gov/pubmed/24946787" office:target-frame-name="pmc_ext" xlink:show="replace"><text:span text:style-name="T67">PubMed</text:span></text:a>]</text:p>
          </text:section>
          <text:section text:style-name="Sect1" text:name="pone.0110542-Ahmad4">
            <text:p text:style-name="P62">6. Ahmad S, Shahab U, Baig MH, Khan MS, Srivastava AK, et al. . (2013) Inhibitory effect of metformin and pyridoxamine in the formation of early, intermediate and advanced glycation end-products. PLoS One 8: e72128. [<text:a xlink:type="simple" xlink:href="http://www.ncbi.nlm.nih.gov/pmc/articles/PMC3762829/"><text:span text:style-name="T67">PMC free article</text:span></text:a>] [<text:a xlink:type="simple" xlink:href="http://www.ncbi.nlm.nih.gov/pubmed/24023728" office:target-frame-name="pmc_ext" xlink:show="replace"><text:span text:style-name="T67">PubMed</text:span></text:a>]</text:p>
          </text:section>
          <text:section text:style-name="Sect1" text:name="pone.0110542-Ahmad5">
            <text:p text:style-name="P62">7. Ahmad S, Moinuddin, Shahab U, Habib S, Salman Khan M, et al. . (2014) Glycoxidative damage to human DNA: Neo-antigenic epitopes on DNA molecule could be a possible reason for autoimmune response in type 1 diabetes. Glycobiology 24: 281–291 [<text:a xlink:type="simple" xlink:href="http://www.ncbi.nlm.nih.gov/pubmed/24347633" office:target-frame-name="pmc_ext" xlink:show="replace"><text:span text:style-name="T67">PubMed</text:span></text:a>]</text:p>
          </text:section>
          <text:section text:style-name="Sect1" text:name="pone.0110542-Luth1">
            <text:p text:style-name="P62">8. Luth HJ, Ogunlade V, Kuhla B, Kientsch-Engel R, Stahl P, et al. . (2005) Age- and stage-dependent accumulation of advanced glycation end products in intracellular deposits in normal and Alzheimer's disease brains. Cereb Cortex 15: 211–220 [<text:a xlink:type="simple" xlink:href="http://www.ncbi.nlm.nih.gov/pubmed/15238435" office:target-frame-name="pmc_ext" xlink:show="replace"><text:span text:style-name="T67">PubMed</text:span></text:a>]</text:p>
          </text:section>
          <text:section text:style-name="Sect1" text:name="pone.0110542-Ahmad6">
            <text:p text:style-name="P62">9. Ahmad S, Akhter F, Moinuddin, Shahab U, Khan MS (2013) Studies on glycation of human low density lipoprotein: a functional insight into physico-chemical analysis. Int J Biol Macromol62: 167–171 [<text:a xlink:type="simple" xlink:href="http://www.ncbi.nlm.nih.gov/pubmed/24012841" office:target-frame-name="pmc_ext" xlink:show="replace"><text:span text:style-name="T67">PubMed</text:span></text:a>]</text:p>
          </text:section>
          <text:section text:style-name="Sect1" text:name="pone.0110542-Mustafa1">
            <text:p text:style-name="P62">10. Mustafa I, Ahmad S, Dixit K, Moinuddin, Ahmad J, et al. . (2012) Glycated human DNA is a preferred antigen for anti-DNA antibodies in diabetic patients. Diabetes Res Clin Pract 95: 98–104 [<text:a xlink:type="simple" xlink:href="http://www.ncbi.nlm.nih.gov/pubmed/22001283" office:target-frame-name="pmc_ext" xlink:show="replace"><text:span text:style-name="T67">PubMed</text:span></text:a>]</text:p>
          </text:section>
          <text:section text:style-name="Sect1" text:name="pone.0110542-Tan1">
            <text:p text:style-name="P62">11. Tan KC, Shiu SW, Chow WS, Leng L, Bucala R, et al. . (2006) Association between serum levels of soluble receptor for advanced glycation end products and circulating advanced glycation end products in type 2 diabetes. Diabetologia 49: 2756–2762 [<text:a xlink:type="simple" xlink:href="http://www.ncbi.nlm.nih.gov/pubmed/16969649" office:target-frame-name="pmc_ext" xlink:show="replace"><text:span text:style-name="T67">PubMed</text:span></text:a>]</text:p>
          </text:section>
          <text:section text:style-name="Sect1" text:name="pone.0110542-Basta1">
            <text:p text:style-name="P62">12. Basta G, Schmidt AM, De Caterina R (2004) Advanced glycation end products and vascular inflammation: implications for accelerated atherosclerosis in diabetes. Cardiovasc Res63: 582–592 [<text:a xlink:type="simple" xlink:href="http://www.ncbi.nlm.nih.gov/pubmed/15306213" office:target-frame-name="pmc_ext" xlink:show="replace"><text:span text:style-name="T67">PubMed</text:span></text:a>]</text:p>
          </text:section>
          <text:section text:style-name="Sect1" text:name="pone.0110542-Brownlee1">
            <text:p text:style-name="P62">13. Brownlee M (2001) Biochemistry and molecular cell biology of diabetic complications.Nature 414: <text:soft-page-break/>813–820 [<text:a xlink:type="simple" xlink:href="http://www.ncbi.nlm.nih.gov/pubmed/11742414" office:target-frame-name="pmc_ext" xlink:show="replace"><text:span text:style-name="T67">PubMed</text:span></text:a>]</text:p>
          </text:section>
          <text:section text:style-name="Sect1" text:name="pone.0110542-Ahmed1">
            <text:p text:style-name="P62">14. Ahmed N (2005) Advanced glycation endproducts–role in pathology of diabetic complications. Diabetes Res Clin Pract 67: 3–21 [<text:a xlink:type="simple" xlink:href="http://www.ncbi.nlm.nih.gov/pubmed/15620429" office:target-frame-name="pmc_ext" xlink:show="replace"><text:span text:style-name="T67">PubMed</text:span></text:a>]</text:p>
          </text:section>
          <text:section text:style-name="Sect1" text:name="pone.0110542-Bhawal1">
            <text:p text:style-name="P62">15. Bhawal UK, Ozaki Y, Nishimura M, Sugiyama M, Sasahira T, et al. . (2005) Association of expression of receptor for advanced glycation end products and invasive activity of oral squamous cell carcinoma. Oncology 69: 246–255 [<text:a xlink:type="simple" xlink:href="http://www.ncbi.nlm.nih.gov/pubmed/16127291" office:target-frame-name="pmc_ext" xlink:show="replace"><text:span text:style-name="T67">PubMed</text:span></text:a>]</text:p>
          </text:section>
          <text:section text:style-name="Sect1" text:name="pone.0110542-Cai1">
            <text:p text:style-name="P62">16. Cai Q, Li BY, Gao HQ, Zhang JH, Wang JF, et al. . (2011) Grape seed procyanidin b2 inhibits human aortic smooth muscle cell proliferation and migration induced by advanced glycation end products. Biosci Biotechnol Biochem 75: 1692–1697 [<text:a xlink:type="simple" xlink:href="http://www.ncbi.nlm.nih.gov/pubmed/21897042" office:target-frame-name="pmc_ext" xlink:show="replace"><text:span text:style-name="T67">PubMed</text:span></text:a>]</text:p>
          </text:section>
          <text:section text:style-name="Sect1" text:name="pone.0110542-Takino1">
            <text:p text:style-name="P62">17. Takino J, Yamagishi S, Takeuchi M (2010) Cancer malignancy is enhanced by glyceraldehyde-derived advanced glycation end-products. J Oncol 2010: 739852.[<text:a xlink:type="simple" xlink:href="http://www.ncbi.nlm.nih.gov/pmc/articles/PMC2902753/"><text:span text:style-name="T67">PMC free article</text:span></text:a>] [<text:a xlink:type="simple" xlink:href="http://www.ncbi.nlm.nih.gov/pubmed/20631911" office:target-frame-name="pmc_ext" xlink:show="replace"><text:span text:style-name="T67">PubMed</text:span></text:a>]</text:p>
          </text:section>
          <text:section text:style-name="Sect1" text:name="pone.0110542-Yamamoto1">
            <text:p text:style-name="P62">18. Yamamoto K, Kitayama W, Denda A, Sasahira T, Kuniyasu H, et al. . (2006) Expression of receptor for advanced glycation end products during rat tongue carcinogenesis by 4-nitroquinoline 1-oxide and effect of a selective cyclooxygenase-2 inhibitor, etodolac.Pathobiology 73: 317–324 [<text:a xlink:type="simple" xlink:href="http://www.ncbi.nlm.nih.gov/pubmed/17374970" office:target-frame-name="pmc_ext" xlink:show="replace"><text:span text:style-name="T67">PubMed</text:span></text:a>]</text:p>
          </text:section>
          <text:section text:style-name="Sect1" text:name="pone.0110542-Sasahira1">
            <text:p text:style-name="P62">19. Sasahira T, Kirita T, Bhawal UK, Yamamoto K, Ohmori H, et al. . (2007) Receptor for advanced glycation end products (RAGE) is important in the prediction of recurrence in human oral squamous cell carcinoma. Histopathology 51: 166–172 [<text:a xlink:type="simple" xlink:href="http://www.ncbi.nlm.nih.gov/pubmed/17593216" office:target-frame-name="pmc_ext" xlink:show="replace"><text:span text:style-name="T67">PubMed</text:span></text:a>]</text:p>
          </text:section>
          <text:section text:style-name="Sect1" text:name="pone.0110542-Kuniyasu1">
            <text:p text:style-name="P62">20. Kuniyasu H, Oue N, Wakikawa A, Shigeishi H, Matsutani N, et al. . (2002) Expression of receptors for advanced glycation end-products (RAGE) is closely associated with the invasive and metastatic activity of gastric cancer. J Pathol 196: 163–170 [<text:a xlink:type="simple" xlink:href="http://www.ncbi.nlm.nih.gov/pubmed/11793367" office:target-frame-name="pmc_ext" xlink:show="replace"><text:span text:style-name="T67">PubMed</text:span></text:a>]</text:p>
          </text:section>
          <text:section text:style-name="Sect1" text:name="pone.0110542-Abe1">
            <text:p text:style-name="P62">21. Abe R, Yamagishi S (2008) AGE-RAGE system and carcinogenesis. Curr Pharm Des 14: 940–945 [<text:a xlink:type="simple" xlink:href="http://www.ncbi.nlm.nih.gov/pubmed/18473843" office:target-frame-name="pmc_ext" xlink:show="replace"><text:span text:style-name="T67">PubMed</text:span></text:a>]</text:p>
          </text:section>
          <text:section text:style-name="Sect1" text:name="pone.0110542-Kim1">
            <text:p text:style-name="P62">22. Kim JY, Park HK, Yoon JS, Kim SJ, Kim ES, et al. . (2008) Advanced glycation end product (AGE)-induced proliferation of HEL cells via receptor for AGE-related signal pathways.Int J Oncol 33: 493–501 [<text:a xlink:type="simple" xlink:href="http://www.ncbi.nlm.nih.gov/pubmed/18695878" office:target-frame-name="pmc_ext" xlink:show="replace"><text:span text:style-name="T67">PubMed</text:span></text:a>]</text:p>
          </text:section>
          <text:section text:style-name="Sect1" text:name="pone.0110542-Kuniyasu2">
            <text:p text:style-name="P62">23. Kuniyasu H, Chihara Y, Kondo H (2003) Differential effects between amphoterin and advanced glycation end products on colon cancer cells. Int J Cancer 104: 722–727 [<text:a xlink:type="simple" xlink:href="http://www.ncbi.nlm.nih.gov/pubmed/12640679" office:target-frame-name="pmc_ext" xlink:show="replace"><text:span text:style-name="T67">PubMed</text:span></text:a>]</text:p>
          </text:section>
          <text:section text:style-name="Sect1" text:name="pone.0110542-Okamoto1">
            <text:p text:style-name="P62">24. Okamoto T, Yamagishi S, Inagaki Y, Amano S, Koga K, et al. . (2002) Angiogenesis induced by advanced glycation end products and its prevention by cerivastatin. FASEB J 16: 1928–1930 [<text:a xlink:type="simple" xlink:href="http://www.ncbi.nlm.nih.gov/pubmed/12368225" office:target-frame-name="pmc_ext" xlink:show="replace"><text:span text:style-name="T67">PubMed</text:span></text:a>]</text:p>
          </text:section>
          <text:section text:style-name="Sect1" text:name="pone.0110542-Kuniyasu3">
            <text:p text:style-name="P62">25. Kuniyasu H, Chihara Y, Takahashi T (2003) Co-expression of receptor for advanced glycation end products and the ligand amphoterin associates closely with metastasis of colorectal cancer. Oncol Rep 10: 445–448 [<text:a xlink:type="simple" xlink:href="http://www.ncbi.nlm.nih.gov/pubmed/12579287" office:target-frame-name="pmc_ext" xlink:show="replace"><text:span text:style-name="T67">PubMed</text:span></text:a>]</text:p>
          </text:section>
          <text:section text:style-name="Sect1" text:name="pone.0110542-Wu1">
            <text:p text:style-name="P62">26. Wu CH, Wu TY, Li CC, Lui MT, Chang KW, et al. . (2010) Impact of diabetes mellitus on the prognosis of patients with oral squamous cell carcinoma: a retrospective cohort study. Ann Surg Oncol 17: 2175–2183 [<text:a xlink:type="simple" xlink:href="http://www.ncbi.nlm.nih.gov/pubmed/20224856" office:target-frame-name="pmc_ext" xlink:show="replace"><text:span text:style-name="T67">PubMed</text:span></text:a>]</text:p>
          </text:section>
          <text:section text:style-name="Sect1" text:name="pone.0110542-Vairaktaris1">
            <text:p text:style-name="P62">27. Vairaktaris E, Goutzanis L, Yapijakis C, Vassiliou S, Spyridonidou S, et al. . (2009)Diabetes <text:soft-page-break/>enhances the expression of H-ras and suppresses the expression of EGFR leading to increased cell proliferation. Histol Histopathol 24: 531–539 [<text:a xlink:type="simple" xlink:href="http://www.ncbi.nlm.nih.gov/pubmed/19283661" office:target-frame-name="pmc_ext" xlink:show="replace"><text:span text:style-name="T67">PubMed</text:span></text:a>]</text:p>
          </text:section>
          <text:section text:style-name="Sect1" text:name="pone.0110542-Ko1">
            <text:p text:style-name="P62">28. Ko SY, Lin YP, Lin YS, Chang SS (2010) Advanced glycation end products enhance amyloid precursor protein expression by inducing reactive oxygen species. Free Radic Biol Med49: 474–480 [<text:a xlink:type="simple" xlink:href="http://www.ncbi.nlm.nih.gov/pubmed/20471471" office:target-frame-name="pmc_ext" xlink:show="replace"><text:span text:style-name="T67">PubMed</text:span></text:a>]</text:p>
          </text:section>
          <text:section text:style-name="Sect1" text:name="pone.0110542-Jin1">
            <text:p text:style-name="P62">29. Jin Q, Chen H, Luo A, Ding F, Liu Z (2011) S100A14 stimulates cell proliferation and induces cell apoptosis at different concentrations via receptor for advanced glycation end products (RAGE). PLoS One 6: e19375. [<text:a xlink:type="simple" xlink:href="http://www.ncbi.nlm.nih.gov/pmc/articles/PMC3084824/"><text:span text:style-name="T67">PMC free article</text:span></text:a>] [<text:a xlink:type="simple" xlink:href="http://www.ncbi.nlm.nih.gov/pubmed/21559403" office:target-frame-name="pmc_ext" xlink:show="replace"><text:span text:style-name="T67">PubMed</text:span></text:a>]</text:p>
          </text:section>
          <text:section text:style-name="Sect1" text:name="pone.0110542-Vairaktaris2">
            <text:p text:style-name="P62">30. Vairaktaris E, Spyridonidou S, Goutzanis L, Vylliotis A, Lazaris A, et al. . (2007) Diabetes and oral oncogenesis. Anticancer Res 27: 4185–4193 [<text:a xlink:type="simple" xlink:href="http://www.ncbi.nlm.nih.gov/pubmed/18225590" office:target-frame-name="pmc_ext" xlink:show="replace"><text:span text:style-name="T67">PubMed</text:span></text:a>]</text:p>
          </text:section>
          <text:section text:style-name="Sect1" text:name="pone.0110542-Girtan1">
            <text:p text:style-name="P62">31. Girtan M, Zurac S, Staniceanu F, Bastian A, Popp C, et al. . (2009) Oral epithelial hyperplasia in diabetes mellitus. Rom J Intern Med 47: 201–203 [<text:a xlink:type="simple" xlink:href="http://www.ncbi.nlm.nih.gov/pubmed/20067171" office:target-frame-name="pmc_ext" xlink:show="replace"><text:span text:style-name="T67">PubMed</text:span></text:a>]</text:p>
          </text:section>
          <text:section text:style-name="Sect1" text:name="pone.0110542-Vairaktaris3">
            <text:p text:style-name="P62">32. Vairaktaris E, Kalokerinos G, Goutzanis L, Yapijakis C, Derka S, et al. . (2008) Diabetes enhances cell proliferation but not Bax/Bcl-2-mediated apoptosis during oral oncogenesis. Int J Oral Maxillofac Surg 37: 60–65 [<text:a xlink:type="simple" xlink:href="http://www.ncbi.nlm.nih.gov/pubmed/17825529" office:target-frame-name="pmc_ext" xlink:show="replace"><text:span text:style-name="T67">PubMed</text:span></text:a>]</text:p>
          </text:section>
          <text:section text:style-name="Sect1" text:name="pone.0110542-Abe2">
            <text:p text:style-name="P62">33. Abe R, Shimizu T, Sugawara H, Watanabe H, Nakamura H, et al. . (2004) Regulation of human melanoma growth and metastasis by AGE-AGE receptor interactions. J Invest Dermatol122: 461–467 [<text:a xlink:type="simple" xlink:href="http://www.ncbi.nlm.nih.gov/pubmed/15009731" office:target-frame-name="pmc_ext" xlink:show="replace"><text:span text:style-name="T67">PubMed</text:span></text:a>]</text:p>
          </text:section>
          <text:section text:style-name="Sect1" text:name="pone.0110542-Patel1">
            <text:p text:style-name="P62">34. Patel BP, Shah PM, Rawal UM, Desai AA, Shah SV, et al. . (2005) Activation of MMP-2 and MMP-9 in patients with oral squamous cell carcinoma. J Surg Oncol 90: 81–88 [<text:a xlink:type="simple" xlink:href="http://www.ncbi.nlm.nih.gov/pubmed/15844188" office:target-frame-name="pmc_ext" xlink:show="replace"><text:span text:style-name="T67">PubMed</text:span></text:a>]</text:p>
          </text:section>
          <text:section text:style-name="Sect1" text:name="pone.0110542-Patel2">
            <text:p text:style-name="P62">35. Patel BP, Shah SV, Shukla SN, Shah PM, Patel PS (2007) Clinical significance of MMP-2 and MMP-9 in patients with oral cancer. Head Neck 29: 564–572 [<text:a xlink:type="simple" xlink:href="http://www.ncbi.nlm.nih.gov/pubmed/17252594" office:target-frame-name="pmc_ext" xlink:show="replace"><text:span text:style-name="T67">PubMed</text:span></text:a>]</text:p>
          </text:section>
          <text:section text:style-name="Sect1" text:name="pone.0110542-Zhu1">
            <text:p text:style-name="P62">36. Zhu P, Yang C, Chen LH, Ren M, Lao GJ, et al. . (2010) Impairment of human keratinocyte mobility and proliferation by advanced glycation end products-modified BSA. Arch Dermatol Res 303: 339–350 [<text:a xlink:type="simple" xlink:href="http://www.ncbi.nlm.nih.gov/pubmed/21132435" office:target-frame-name="pmc_ext" xlink:show="replace"><text:span text:style-name="T67">PubMed</text:span></text:a>]</text:p>
          </text:section>
          <text:section text:style-name="Sect1" text:name="pone.0110542-Zhu2">
            <text:p text:style-name="P62">37. Zhu P, Ren M, Yang C, Hu YX, Ran JM, et al. . (2011) Involvement of RAGE, MAPK and NF-kappaB pathways in AGEs-induced MMP-9 activation in HaCaT keratinocytes. Exp Dermatol 21: 123–129 [<text:a xlink:type="simple" xlink:href="http://www.ncbi.nlm.nih.gov/pubmed/22229442" office:target-frame-name="pmc_ext" xlink:show="replace"><text:span text:style-name="T67">PubMed</text:span></text:a>]</text:p>
          </text:section>
          <text:section text:style-name="Sect1" text:name="pone.0110542-Zhang1">
            <text:p text:style-name="P62">38. Zhang F, Banker G, Liu X, Suwanabol PA, Lengfeld J, et al. . (2011) The novel function of advanced glycation end products in regulation of MMP-9 production. J Surg Res 171: 871–876[<text:a xlink:type="simple" xlink:href="http://www.ncbi.nlm.nih.gov/pmc/articles/PMC3623272/"><text:span text:style-name="T67">PMC free article</text:span></text:a>] [<text:a xlink:type="simple" xlink:href="http://www.ncbi.nlm.nih.gov/pubmed/20638679" office:target-frame-name="pmc_ext" xlink:show="replace"><text:span text:style-name="T67">PubMed</text:span></text:a>]</text:p>
          </text:section>
          <text:section text:style-name="Sect1" text:name="pone.0110542-Buckley1">
            <text:p text:style-name="P62">39. Buckley ST, Medina C, Kasper M, Ehrhardt C (2010) interplay between RAGE, CD44, and focal adhesion molecules in epithelial-mesenchymal transition of alveolar epithelial cells. Am J Physiol Lung Cell Mol Physiol 300: L548–L559 [<text:a xlink:type="simple" xlink:href="http://www.ncbi.nlm.nih.gov/pubmed/21278261" office:target-frame-name="pmc_ext" xlink:show="replace"><text:span text:style-name="T67">PubMed</text:span></text:a>]</text:p>
          </text:section>
          <text:section text:style-name="Sect1" text:name="pone.0110542-Welten1">
            <text:p text:style-name="P62">40. Welten AG, Schalkwijk CG, ter Wee PM, Meijer S, van den Born J, et al. . (2003) Single exposure of mesothelial cells to glucose degradation products (GDPs) yields early advanced glycation end-<text:soft-page-break/>products (AGEs) and a proinflammatory response. Perit Dial Int 23: 213–221[<text:a xlink:type="simple" xlink:href="http://www.ncbi.nlm.nih.gov/pubmed/12938820" office:target-frame-name="pmc_ext" xlink:show="replace"><text:span text:style-name="T67">PubMed</text:span></text:a>]</text:p>
          </text:section>
          <text:section text:style-name="Sect1" text:name="pone.0110542-Donato1">
            <text:p text:style-name="P62">41. Donato R, Sorci G, Riuzzi F, Arcuri C, Bianchi R, et al. . (2009) S100B's double life: intracellular regulator and extracellular signal. Biochim Biophys Acta 1793: 1008–1022[<text:a xlink:type="simple" xlink:href="http://www.ncbi.nlm.nih.gov/pubmed/19110011" office:target-frame-name="pmc_ext" xlink:show="replace"><text:span text:style-name="T67">PubMed</text:span></text:a>]</text:p>
          </text:section>
          <text:section text:style-name="Sect1" text:name="pone.0110542-Leclerc1">
            <text:p text:style-name="P62">42. Leclerc E, Fritz G, Weibel M, Heizmann CW, Galichet A (2007) S100B and S100A6 differentially modulate cell survival by interacting with distinct RAGE (receptor for advanced glycation end products) immunoglobulin domains. J Biol Chem 282: 31317–31331 [<text:a xlink:type="simple" xlink:href="http://www.ncbi.nlm.nih.gov/pubmed/17726019" office:target-frame-name="pmc_ext" xlink:show="replace"><text:span text:style-name="T67">PubMed</text:span></text:a>]</text:p>
          </text:section>
          <text:section text:style-name="Sect1" text:name="pone.0110542-Riuzzi1">
            <text:p text:style-name="P62">43. Riuzzi F, Sorci G, Beccafico S, Donato R (2012) S100B engages RAGE or bFGF/FGFR1 in myoblasts depending on its own concentration and myoblast density. Implications for muscle regeneration. PLoS One 7: e28700. [<text:a xlink:type="simple" xlink:href="http://www.ncbi.nlm.nih.gov/pmc/articles/PMC3262793/"><text:span text:style-name="T67">PMC free article</text:span></text:a>] [<text:a xlink:type="simple" xlink:href="http://www.ncbi.nlm.nih.gov/pubmed/22276098" office:target-frame-name="pmc_ext" xlink:show="replace"><text:span text:style-name="T67">PubMed</text:span></text:a>]</text:p>
          </text:section>
          <text:section text:style-name="Sect1" text:name="pone.0110542-Xu1">
            <text:p text:style-name="P62">44. Xu X, Zhu H, Wang T, Sun Y, Ni P, et al. . (2014) Exogenous high-mobility group box 1 inhibits apoptosis and promotes the proliferation of lewis cells via RAGE/TLR4-dependent signal pathways. Scand J Immunol 79: 386–394 [<text:a xlink:type="simple" xlink:href="http://www.ncbi.nlm.nih.gov/pubmed/24673192" office:target-frame-name="pmc_ext" xlink:show="replace"><text:span text:style-name="T67">PubMed</text:span></text:a>]</text:p>
          </text:section>
          <text:section text:style-name="Sect1" text:name="pone.0110542-Meghnani1">
            <text:p text:style-name="P62">45. Meghnani V, Vetter SW, Leclerc E (2014) RAGE overexpression confers a metastatic phenotype to the WM115 human primary melanoma cell line. Biochim Biophys Acta 1842: 1017–1027 [<text:a xlink:type="simple" xlink:href="http://www.ncbi.nlm.nih.gov/pubmed/24613454" office:target-frame-name="pmc_ext" xlink:show="replace"><text:span text:style-name="T67">PubMed</text:span></text:a>]</text:p>
          </text:section>
          <text:section text:style-name="Sect1" text:name="pone.0110542-Sasahira2">
            <text:p text:style-name="P62">46. Sasahira T, Kirita T, Oue N, Bhawal UK, Yamamoto K, et al. . (2008) High mobility group box-1-inducible melanoma inhibitory activity is associated with nodal metastasis and lymphangiogenesis in oral squamous cell carcinoma. Cancer Sci 99: 1806–1812 [<text:a xlink:type="simple" xlink:href="http://www.ncbi.nlm.nih.gov/pubmed/18616526" office:target-frame-name="pmc_ext" xlink:show="replace"><text:span text:style-name="T67">PubMed</text:span></text:a>]</text:p>
          </text:section>
          <text:section text:style-name="Sect1" text:name="pone.0110542-Valencia1">
            <text:p text:style-name="P62">47. Valencia JV, Mone M, Zhang J, Weetall M, Buxton FP, et al. . (2004) Divergent pathways of gene expression are activated by the RAGE ligands S100b and AGE-BSA. Diabetes 53: 743–751 [<text:a xlink:type="simple" xlink:href="http://www.ncbi.nlm.nih.gov/pubmed/14988260" office:target-frame-name="pmc_ext" xlink:show="replace"><text:span text:style-name="T67">PubMed</text:span></text:a>]</text:p>
          </text:section>
          <text:section text:style-name="Sect1" text:name="pone.0110542-Jules1">
            <text:p text:style-name="P62">48. Jules J, Maiguel D, Hudson BI (2013) Alternative splicing of the RAGE cytoplasmic domain regulates cell signaling and function. PLoS One 8: e78267. [<text:a xlink:type="simple" xlink:href="http://www.ncbi.nlm.nih.gov/pmc/articles/PMC3832623/"><text:span text:style-name="T67">PMC free article</text:span></text:a>] [<text:a xlink:type="simple" xlink:href="http://www.ncbi.nlm.nih.gov/pubmed/24260107" office:target-frame-name="pmc_ext" xlink:show="replace"><text:span text:style-name="T67">PubMed</text:span></text:a>]</text:p>
          </text:section>
          <text:section text:style-name="Sect1" text:name="pone.0110542-Lin1">
            <text:p text:style-name="P62">49. Lin L, Zhong K, Sun Z, Wu G, Ding G (2012) Receptor for advanced glycation end products (RAGE) partially mediates HMGB1-ERKs activation in clear cell renal cell carcinoma.J Cancer Res Clin Oncol 138: 11–22 [<text:a xlink:type="simple" xlink:href="http://www.ncbi.nlm.nih.gov/pubmed/21947243" office:target-frame-name="pmc_ext" xlink:show="replace"><text:span text:style-name="T67">PubMed</text:span></text:a>]</text:p>
          </text:section>
        </text:section>
      </text:section>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a xlink:type="simple" xlink:href="http://dx.doi.org/10.1371/journal.pone.0110455" office:target-frame-name="_blank" xlink:show="new"><text:span text:style-name="T6">PLoS ONE</text:span></text:a></text:p>
      <text:p text:style-name="P1">Public Library of Science</text:p>
      <text:h text:style-name="P108" text:outline-level="1">Diabetes Promotes DMH-Induced Colorectal Cancer by Increasing the Activity of Glycolytic Enzymes in Rats</text:h>
      <text:p text:style-name="P81">Yanglei Jia, Gang Xu, [...], and Keli Tian</text:p>
      <text:p text:style-name="P81"><text:a xlink:type="simple" xlink:href="http://www.ncbi.nlm.nih.gov/pmc/articles/PMC4201553/#__ffn_sectitle"><text:span text:style-name="T68">Additional article information</text:span></text:a></text:p>
      <text:section text:style-name="Sect1" text:name="__abstractid968256">
        <text:h text:style-name="P120" text:outline-level="2"><text:bookmark text:name="__abstractid968256title"/>Abstract</text:h>
        <text:p text:style-name="P85"><text:bookmark text:name="__p46"/>The objective of the present study was to investigate the association between diabetes mellitus and colorectal carcinogenesis as well as the possible mechanism involved in this interaction. Diabetes rat models were induced with a low dose of STZ followed by a low dose of DMH to induce colorectal cancer. The formation of ACF in the colon and the incidence, number and size of tumors were measured. The activity of glycolytic enzymes in colonic tissues was also measured. The results demonstrated that both the total number of ACF and the number of foci that contain a different number of crypts were increased in diabetic rats. At the end of the experimental treatment, the incidence, number and size of tumors were also increased in diabetic rats. Overall, these data indicated that diabetes increased the risk of colorectal cancer. The activity of HK and PK in colonic tissues was increased in diabetic rats, whereas the activity of PDH was decreased. In addition, the activities of these enzymes in intratumor were higher than that of in peritumor. These data indicated that the high rate of glycolysis may play a role in colorectal carcinogenesis in diabetic rats.</text:p>
      </text:section>
      <text:section text:style-name="Sect1" text:name="Section66">
        <text:h text:style-name="P121" text:outline-level="2"><text:bookmark text:name="s11"/><text:bookmark text:name="s1title2"/>Introduction</text:h>
        <text:p text:style-name="P88"><text:bookmark text:name="__p56"/><text:span text:style-name="T27">Colorectal cancer is a common gastrointestinal malignant tumors. It is the third most common cancer and the third leading cause of cancer death in men and women in the United States </text:span><text:bookmark text:name="__tag_408648654"/><text:a xlink:type="simple" xlink:href="http://www.ncbi.nlm.nih.gov/pmc/articles/PMC4201553/#pone.0110455-Siegel1"><text:span text:style-name="T48">[1]</text:span></text:a><text:span text:style-name="T27">, </text:span><text:bookmark text:name="__tag_408648645"/><text:a xlink:type="simple" xlink:href="http://www.ncbi.nlm.nih.gov/pmc/articles/PMC4201553/#pone.0110455-Hou1"><text:span text:style-name="T48">[2]</text:span></text:a><text:span text:style-name="T27">. In recent years, with the improvement of living standards and lifestyle changes, the incidence of colorectal cancer has increased year by year in developing countries. Several similar risk factors have been found between diabetes mellitus and colorectal cancer. Those </text:span><text:soft-page-break/><text:span text:style-name="T27">include a “Western Lifestyle”, with diets low in fruits and vegetables or fiber and high in fat and cooked meat, as well as restricted physical activity </text:span><text:bookmark text:name="__tag_408648638"/><text:a xlink:type="simple" xlink:href="http://www.ncbi.nlm.nih.gov/pmc/articles/PMC4201553/#pone.0110455-Chang1"><text:span text:style-name="T48">[3]</text:span></text:a><text:span text:style-name="T27">, </text:span><text:a xlink:type="simple" xlink:href="http://www.ncbi.nlm.nih.gov/pmc/articles/PMC4201553/#pone.0110455-Bruce1"><text:span text:style-name="T48">[4]</text:span></text:a><text:span text:style-name="T27">. Epidemiologic findings to date have shown that type 2 diabetes mellitus is closely related to the increased risk of colorectal cancer </text:span><text:bookmark text:name="__tag_408648655"/><text:a xlink:type="simple" xlink:href="http://www.ncbi.nlm.nih.gov/pmc/articles/PMC4201553/#pone.0110455-Chang1"><text:span text:style-name="T48">[3]</text:span></text:a><text:span text:style-name="T27">–</text:span><text:bookmark text:name="__tag_408648669"/><text:a xlink:type="simple" xlink:href="http://www.ncbi.nlm.nih.gov/pmc/articles/PMC4201553/#pone.0110455-Strickler1"><text:span text:style-name="T48">[8]</text:span></text:a><text:span text:style-name="T27">. However, some results are inconsistent with this association because diabetes mellitus is a group of complex metabolic disorders characterized by hyperglycemia. Several confounding factors, including duration of diabetes, varying levels of metabolic control, usage of different drugs for therapy, and the possible presence of chronic complications, complicate the accurate assessment of cancer risk in diabetic patients. In addition, different epidemic factors from different countries, ethnicities and regions may influence the association between diabetes and cancer </text:span><text:bookmark text:name="__tag_408648644"/><text:a xlink:type="simple" xlink:href="http://www.ncbi.nlm.nih.gov/pmc/articles/PMC4201553/#pone.0110455-Chang1"><text:span text:style-name="T48">[3]</text:span></text:a><text:span text:style-name="T27">,</text:span><text:bookmark text:name="__tag_408648662"/><text:a xlink:type="simple" xlink:href="http://www.ncbi.nlm.nih.gov/pmc/articles/PMC4201553/#pone.0110455-Potter1"><text:span text:style-name="T48">[7]</text:span></text:a><text:span text:style-name="T27">,</text:span><text:bookmark text:name="__tag_408648667"/><text:a xlink:type="simple" xlink:href="http://www.ncbi.nlm.nih.gov/pmc/articles/PMC4201553/#pone.0110455-Vigneri1"><text:span text:style-name="T48">[9]</text:span></text:a><text:span text:style-name="T27">.</text:span></text:p>
        <text:p text:style-name="P88"><text:bookmark text:name="__p66"/><text:span text:style-name="T27">The possible mechanisms involved in diabetes mellitus-related cancer may be associated with long-term insulin resistance and hyperinsulinemia, which have been extensively described to date </text:span><text:bookmark text:name="__tag_408648640"/><text:a xlink:type="simple" xlink:href="http://www.ncbi.nlm.nih.gov/pmc/articles/PMC4201553/#pone.0110455-Giovannucci1"><text:span text:style-name="T48">[10]</text:span></text:a><text:span text:style-name="T27">–</text:span><text:a xlink:type="simple" xlink:href="http://www.ncbi.nlm.nih.gov/pmc/articles/PMC4201553/#pone.0110455-Wong1"><text:span text:style-name="T48">[13]</text:span></text:a><text:span text:style-name="T27">. Hyperinsulinemia may affect the occurrence and development of colorectal cancer through a variety of mechanisms. An abnormal increase of insulin and insulin-like growth factor-1 (IGF-1) in the serum can lead to the occurrence of tumors by promoting the transformation and proliferation of colorectal epithelial cells, influencing the cell cycle and inhibiting cell apoptosis </text:span><text:bookmark text:name="__tag_408648663"/><text:a xlink:type="simple" xlink:href="http://www.ncbi.nlm.nih.gov/pmc/articles/PMC4201553/#pone.0110455-Giovannucci1"><text:span text:style-name="T48">[10]</text:span></text:a><text:span text:style-name="T27">. Patients treated with insulin for a long period of time have a higher risk of cancer, and with the increasing duration of insulin treatment, the incidence of cancer may increase </text:span><text:bookmark text:name="__tag_408648641"/><text:a xlink:type="simple" xlink:href="http://www.ncbi.nlm.nih.gov/pmc/articles/PMC4201553/#pone.0110455-Yang1"><text:span text:style-name="T48">[12]</text:span></text:a><text:span text:style-name="T27">,</text:span><text:a xlink:type="simple" xlink:href="http://www.ncbi.nlm.nih.gov/pmc/articles/PMC4201553/#pone.0110455-Wong1"><text:span text:style-name="T48">[13]</text:span></text:a><text:span text:style-name="T27">. Nevertheless, it is possible that a particular factor could affect the risk of colon cancer both by influencing the concentrations of insulin and through other mechanisms </text:span><text:bookmark text:name="__tag_408648637"/><text:a xlink:type="simple" xlink:href="http://www.ncbi.nlm.nih.gov/pmc/articles/PMC4201553/#pone.0110455-Giovannucci2"><text:span text:style-name="T48">[14]</text:span></text:a><text:span text:style-name="T27">,</text:span><text:bookmark text:name="__tag_408648666"/><text:a xlink:type="simple" xlink:href="http://www.ncbi.nlm.nih.gov/pmc/articles/PMC4201553/#pone.0110455-Bruce2"><text:span text:style-name="T48">[15]</text:span></text:a><text:span text:style-name="T27">.</text:span></text:p>
        <text:p text:style-name="P88"><text:bookmark text:name="__p76"/><text:span text:style-name="T27">In the presence of oxygen, most cells primarily metabolize glucose to pyruvate via glycolysis and then completely oxidize pyruvate to carbon dioxide through the citric acid cycle. However, tumor cells generate as much as 60% of their ATP through glycolysis, and the glycolytic rate of tumor cells is up to 200 times higher than that of normal cells, regardless of the presence or absence of oxygen </text:span><text:bookmark text:name="__tag_408648647"/><text:a xlink:type="simple" xlink:href="http://www.ncbi.nlm.nih.gov/pmc/articles/PMC4201553/#pone.0110455-Weinhouse1"><text:span text:style-name="T48">[16]</text:span></text:a><text:span text:style-name="T27">,</text:span><text:bookmark text:name="__tag_408648664"/><text:a xlink:type="simple" xlink:href="http://www.ncbi.nlm.nih.gov/pmc/articles/PMC4201553/#pone.0110455-Nam1"><text:span text:style-name="T48">[17]</text:span></text:a><text:span text:style-name="T27">. This phenomenon, recognized approximately seven decades ago, is known as the Warburg effect. This phenomenon is caused by the abnormal expression of many glycolytic enzymes. Several key enzymes, such as hexokinase (HK) and pyruvate kinase (PK) are known to play a crucial role in initiating and maintaining the high rates of glucose catabolism of rapidly </text:span><text:soft-page-break/><text:span text:style-name="T27">growing tumors </text:span><text:a xlink:type="simple" xlink:href="http://www.ncbi.nlm.nih.gov/pmc/articles/PMC4201553/#pone.0110455-Bustamante1"><text:span text:style-name="T48">[18]</text:span></text:a><text:span text:style-name="T27">,</text:span><text:bookmark text:name="__tag_408648652"/><text:a xlink:type="simple" xlink:href="http://www.ncbi.nlm.nih.gov/pmc/articles/PMC4201553/#pone.0110455-Arora1"><text:span text:style-name="T48">[19]</text:span></text:a><text:span text:style-name="T27">. PK has also been reported to contribute to the accumulation of intermediates of glycolysis for the following anabolic processes: the synthesis of nucleic acids, amino acids, and phospholipids </text:span><text:a xlink:type="simple" xlink:href="http://www.ncbi.nlm.nih.gov/pmc/articles/PMC4201553/#pone.0110455-Ye1"><text:span text:style-name="T48">[20]</text:span></text:a><text:span text:style-name="T27">. PK imparts a growth advantage to tumor cells, particularly under hypoxic conditions.</text:span></text:p>
        <text:p text:style-name="P88"><text:bookmark text:name="__p86"/><text:span text:style-name="T27">The main features of diabetes mellitus are hyperglycemia and the dysfunction of glucose metabolism. Due to hyperglycemia, the permeability of capillary vessels is decreased and the mitochondrial enzymes that are related to glucose metabolism were inhibited</text:span><text:bookmark text:name="__tag_408648668"/><text:a xlink:type="simple" xlink:href="http://www.ncbi.nlm.nih.gov/pmc/articles/PMC4201553/#pone.0110455-Chang2"><text:span text:style-name="T48">[21]</text:span></text:a><text:span text:style-name="T27">, therefore the carbon metabolism of oxidative phosphorylation is inhibited. In diabetic patients, normal cells with a low rate of glycolysis cannot obtain enough energy from glucose metabolism and may die. However, cells with a high rate of glycolysis can compensate the damage of enzymes in mitochondria and generate more ATP through glycolysis to maintain the rapid proliferation and transformation of normal cells to tumor cells. Several key enzymes and proteins involved in glucose metabolism in diabetic rats were investigated by Mansor et al. </text:span><text:bookmark text:name="__tag_408648660"/><text:a xlink:type="simple" xlink:href="http://www.ncbi.nlm.nih.gov/pmc/articles/PMC4201553/#pone.0110455-Mansor1"><text:span text:style-name="T48">[22]</text:span></text:a><text:span text:style-name="T27">. The activity of PDH, a highly regulated enzyme of mitochondrial glucose metabolism, and glucose transporter 4 (GLUT4) were significantly decreased. The PDH inhibitor pyruvate dehydrogenase kinase 4 (PDK4) level was increased. These results revealed the low rate of oxidative phosphorylation in mitochondria in diabetic rats.</text:span></text:p>
        <text:p text:style-name="P84"><text:bookmark text:name="__p96"/>In the present study, diabetes was induced in Sprague–Dawley (SD) rats using STZ, followed by the induction of colorectal cancer using DMH. We sought to determine whether Type 2 diabetes mellitus was associated with the risk of colorectal cancer in rats and the possible mechanisms involved in this process.</text:p>
      </text:section>
      <text:section text:style-name="Sect1" text:name="Section67">
        <text:h text:style-name="P121" text:outline-level="2"><text:bookmark text:name="s21"/><text:bookmark text:name="s2title2"/>Materials and Methods</text:h>
        <text:section text:style-name="Sect1" text:name="Section68">
          <text:h text:style-name="P100" text:outline-level="3"><text:bookmark text:name="s2a1"/>Reagents</text:h>
          <text:p text:style-name="P84"><text:bookmark text:name="__p106"/>STZ, DMH and methylene blue were purchased from Sigma (St. Louis, MO). Commercial kits for immunostaining of PCNA were from Beijing Zhongshan Goldbridge Biotechnology Co. (Beijing, China). The assay kits for detecting the activities of hexokinase (HK) and pyruvate kinase (PK) were purchased from Nanjing JianCheng Bioengineering Institute (Nanjing, China).</text:p>
        </text:section>
        <text:section text:style-name="Sect1" text:name="Section69">
          <text:h text:style-name="P99" text:outline-level="3"><text:bookmark text:name="s2b1"/>Animals</text:h>
          <text:p text:style-name="P88"><text:bookmark text:name="__p116"/><text:span text:style-name="T27">Sixty male Sprague–Dawley (SD) rats (160–180 g) were purchased from the Vital River </text:span><text:soft-page-break/><text:span text:style-name="T27">Laboratory Animal Technology Co. Ltd (Beijing, China). All rats were housed in standard polypropylene cages (3 rats/cage) and kept in a room under standardized conditions (22±3°C, 12 h light/12 h darkness, humidity 50±10%) with free access to food pellets and tap water. Animals were allowed to acclimate for 1 week on chow and water. The rats were randomly divided into four groups of 15 animals each: (1) the Control group; (2) STZ group; (3) DMH group; and (4) STZ+DMH group. The rats in the control group and DMH group were provided with a normal pellet diet (NPD), and those in the STZ group and STZ+DMH group were provided with a high-fat diet (HFD). The composition and preparation of HFD (</text:span><text:a xlink:type="simple" xlink:href="http://www.ncbi.nlm.nih.gov/pmc/articles/PMC4201553/table/pone-0110455-t001/?report=objectonly" office:target-frame-name="_blank" xlink:show="new"><text:span text:style-name="T48">Table 1</text:span></text:a><text:span text:style-name="T27">) were as previously described </text:span><text:bookmark text:name="__tag_408648636"/><text:a xlink:type="simple" xlink:href="http://www.ncbi.nlm.nih.gov/pmc/articles/PMC4201553/#pone.0110455-Srinivasan1"><text:span text:style-name="T48">[23]</text:span></text:a><text:span text:style-name="T27">. The body weight of rats was measured once a week. All studies were performed with the approval of the animal experimental ethics review committee of Shandong University School of Medicine.</text:span></text:p>
          <text:section text:style-name="Sect1" text:name="pone-0110455-t001">
            <text:p text:style-name="P79"><draw:a xlink:type="simple" xlink:href="http://www.ncbi.nlm.nih.gov/pmc/articles/PMC4201553/table/pone-0110455-t001/?report=objectonly" office:target-frame-name="_blank" xlink:show="new"><draw:frame draw:style-name="fr10" draw:name="graphics200" text:anchor-type="as-char" svg:width="0.8138in" svg:height="0.4209in" draw:z-index="237"><draw:image xlink:href="http://www.ncbi.nlm.nih.gov/pmc/articles/PMC4201553/table/pone-0110455-t001/?report=thumb" xlink:type="simple" xlink:show="embed" xlink:actuate="onLoad"/><svg:title>Table 1</svg:title></draw:frame></draw:a></text:p>
            <text:p text:style-name="P36"><text:a xlink:type="simple" xlink:href="http://www.ncbi.nlm.nih.gov/pmc/articles/PMC4201553/table/pone-0110455-t001/?report=objectonly" office:target-frame-name="_blank" xlink:show="new"><text:span text:style-name="T48">Table 1</text:span></text:a></text:p>
            <text:p text:style-name="P37"><text:span text:style-name="Strong_20_Emphasis"><text:span text:style-name="T66">The Composition of HFD.</text:span></text:span></text:p>
          </text:section>
        </text:section>
        <text:section text:style-name="Sect1" text:name="Section70">
          <text:h text:style-name="P99" text:outline-level="3"><text:bookmark text:name="s2c1"/>Development of diabetes model</text:h>
          <text:p text:style-name="P84"><text:bookmark text:name="__p125"/>After 2 months of dietary manipulation, the rats in the STZ group and STZ+DMH group were injected intraperitoneally (i.p.) with a low dose of STZ (35 mg/kg body wt; STZ was dissolved in 0.1 mol/L citric acid buffer, pH 4.4), while the rats in the control group and DMH group were given a vehicle citrate buffer (pH 4.4) in a volume of 1 ml/kg, i.p. Blood samples were drawn immediately before and 1 week after injection of STZ or its vehicle from the caudal vein after fasting for 24 hours.</text:p>
        </text:section>
        <text:section text:style-name="Sect1" text:name="Section71">
          <text:h text:style-name="P99" text:outline-level="3"><text:bookmark text:name="s2d1"/>Development of colorectal cancer</text:h>
          <text:p text:style-name="P84"><text:bookmark text:name="__p136"/>Two weeks after the injection of vehicle or STZ, the rats in the intervention groups were injected (i.p.) with either DMH (25 mg/kg body wt; DMH was dissolved in normal saline) or 0.9% NaCl once a week for 12 weeks. One week after the last injection of DMH, five rats from each group were sacrificed after fasting for 24 hours for ACF identification. Blood samples were collected by cardiac puncture. Colon tissues were collected and divided into two parts. One part was stored <text:soft-page-break/>in liquid nitrogen to detect the activity of enzymes, and the other part was for the observation of ACF. Twelve weeks after the last injection, the remaining rats were sacrificed for the calculation of tumor incidence, average number of tumors and tumor volume. Then, the colon tissues were harvested and divided into two parts. One part was stored in liquid nitrogen to detect the activity of enzymes, and the other part was fixed in 4% paraformaldehyde for pathology analysis. All of the animals were sacrificed by CO<text:span text:style-name="T2">2</text:span> asphyxiation.</text:p>
        </text:section>
        <text:section text:style-name="Sect1" text:name="Section72">
          <text:h text:style-name="P99" text:outline-level="3"><text:bookmark text:name="s2e"/>Blood parameters</text:h>
          <text:p text:style-name="P84"><text:bookmark text:name="__p146"/>Blood samples were collected and centrifuged at 1000 g for 10 min to collect the serum, which was stored at −20°C until analysis. Fasting blood glucose (FBG) levels were measured by the glucose oxidase method (GOD, Applygen Technologies Inc., Beijing, China). The serum concentrations of triglyceride (TG), total cholesterol (TC), low-density lipoprotein cholesterol (LDL-C), and high density lipoprotein cholesterol (HDL-C) were determined using an automated biochemical analyzer (TOSHIBA-40FR). The serum insulin (INS) concentrations were measured using enzyme-linked immunosorbent assay (ELISA) kits according to the manufacturer's protocol (Cusabio, Wuhan Huamei Biotech Co. Ltd., Wuhan, China).</text:p>
        </text:section>
        <text:section text:style-name="Sect1" text:name="Section73">
          <text:h text:style-name="P99" text:outline-level="3"><text:bookmark text:name="s2f"/>Identification of ACF</text:h>
          <text:p text:style-name="P84"><text:bookmark text:name="__p154"/>ACF was identified as described previously. Briefly, the colons were harvested and washed with 0.01 mol/L PBS followed by fixation in 4% neutral-buffered paraformaldehyde for 24 h. The colon tissues were stained in 0.5% methylene blue solution for 5 min, followed by one rinsing wash. The total number of ACF and the number of aberrant crypts (ACs) in each focus were counted under a light microscope (40×).</text:p>
        </text:section>
        <text:section text:style-name="Sect1" text:name="Section74">
          <text:h text:style-name="P99" text:outline-level="3"><text:bookmark text:name="s2g"/>Calculation of tumor incidence, number and volume</text:h>
          <text:section text:style-name="Sect1" text:name="__p16">
            <text:p text:style-name="P88">Tumor incidence is the number of rats that tumors were developed in the colon tissue with the repeated injection of DMH during the whole experiment process. The rats that tumors were visualized in general by gross examination in colon tissue at the end of the experiment were indicate tumor-bearing rats. The tumor incidence, average tumor number and tumor size were calculated using the following formulas <text:bookmark text:name="__tag_408648671"/><text:a xlink:type="simple" xlink:href="http://www.ncbi.nlm.nih.gov/pmc/articles/PMC4201553/#pone.0110455-Xu1"><text:span text:style-name="T68">[24]</text:span></text:a>:</text:p>
            <text:p text:style-name="P39"><draw:frame draw:style-name="fr7" draw:name="graphics201" text:anchor-type="as-char" svg:width="0.7862in" svg:height="0.3929in" draw:z-index="238"><draw:image xlink:href="http://www.ncbi.nlm.nih.gov/pmc/articles/PMC4201553/bin/pone.0110455.e001.jpg" xlink:type="simple" xlink:show="embed" xlink:actuate="onLoad"/><svg:title>equation image</svg:title></draw:frame></text:p>
            <text:p text:style-name="P39"><text:soft-page-break/><draw:frame draw:style-name="fr7" draw:name="graphics202" text:anchor-type="as-char" svg:width="0.7862in" svg:height="0.3929in" draw:z-index="239"><draw:image xlink:href="http://www.ncbi.nlm.nih.gov/pmc/articles/PMC4201553/bin/pone.0110455.e002.jpg" xlink:type="simple" xlink:show="embed" xlink:actuate="onLoad"/><svg:title>equation image</svg:title></draw:frame></text:p>
            <text:p text:style-name="P39"><draw:frame draw:style-name="fr7" draw:name="graphics203" text:anchor-type="as-char" svg:width="0.7862in" svg:height="0.3929in" draw:z-index="240"><draw:image xlink:href="http://www.ncbi.nlm.nih.gov/pmc/articles/PMC4201553/bin/pone.0110455.e003.jpg" xlink:type="simple" xlink:show="embed" xlink:actuate="onLoad"/><svg:title>equation image</svg:title></draw:frame></text:p>
            <text:p text:style-name="P39"><draw:frame draw:style-name="fr7" draw:name="graphics204" text:anchor-type="as-char" svg:width="0.7862in" svg:height="0.3929in" draw:z-index="241"><draw:image xlink:href="http://www.ncbi.nlm.nih.gov/pmc/articles/PMC4201553/bin/pone.0110455.e004.jpg" xlink:type="simple" xlink:show="embed" xlink:actuate="onLoad"/><svg:title>equation image</svg:title></draw:frame></text:p>
          </text:section>
        </text:section>
        <text:section text:style-name="Sect1" text:name="Section75">
          <text:h text:style-name="P99" text:outline-level="3"><text:bookmark text:name="s2h"/>Histological assay and Proliferating Cell Nuclear Antigen (PCNA) staining</text:h>
          <text:p text:style-name="P84"><text:bookmark text:name="__p174"/>Normal colon tissue, colon tumor and tissues adjacent to tumors were harvested and fixed in 4% neutral-buffered paraformaldehyde for 24 h. The tissues embedded in paraffin were cut into 4-µm sections on histology slides and stained for hematoxylin and eosin (HE) staining and PCNA immunostaining using a streptavidin-biotin-immunoperoxidase complex method (a commercial kit) according to the manufacturer’s instructions. Brown-yellow stained nuclei were considered positive. For determination of the proliferative index, five high power lens (HP) visual fields (200 cells each) consisting of a total of 1000 cells were counted. The proliferative index (PI) was expressed as the percentage of PCNA-positive nuclei among the total number of cells counted.</text:p>
        </text:section>
        <text:section text:style-name="Sect1" text:name="Section76">
          <text:h text:style-name="P99" text:outline-level="3"><text:bookmark text:name="s2i"/>Assay of enzyme activity</text:h>
          <text:p text:style-name="P84"><text:bookmark text:name="__p184"/>The enzyme activities were measured in both the peritumoral and tumoral regions. If no tumors were found, the tissue samples were dissected at random. Frozen tissue (0.1 g) was homogenized in a glass homogenizer with 0.9 ml of normal saline. To preserve the activity of enzymes, the entire grinding process was performed on ice. The activity of hexokinase (HK), pyruvate kinase (PK) and pyruvate dehydrogenase (PDH) were measured.</text:p>
        </text:section>
        <text:section text:style-name="Sect1" text:name="Section77">
          <text:h text:style-name="P99" text:outline-level="3"><text:bookmark text:name="s2j"/>Statistical Analyses</text:h>
          <text:p text:style-name="P84"><text:bookmark text:name="__p193"/>All results were presented as the means ± S.E.M. and all P values reported are two-tailed and P&lt;0.05 was considered statistically significant. For parameters with Gaussian distribution, comparisons of body weight between each two groups and also between NPD-fed and HFD-fed rats, the ‘number of ACF’, the ‘Tumors/All rats’, ‘Tumors/Tumor bearing rats’ and ‘Volume of Tumors’ between DMH and STZ+DMH group, the enzymes activities between the peritumoral and the intratumoral and also between each two groups were all performed using unpaired student’s T test. Tumor incidence was compared using Chi square test. Data analysis was performed employing the statistical package for social science, version 18 (SPSS Software, SPSS Inc., Chicago, USA).</text:p>
        </text:section>
      </text:section>
      <text:section text:style-name="Sect1" text:name="Section78">
        <text:h text:style-name="P121" text:outline-level="2"><text:bookmark text:name="s31"/><text:bookmark text:name="s3title2"/><text:soft-page-break/>Results</text:h>
        <text:section text:style-name="Sect1" text:name="Section79">
          <text:h text:style-name="P100" text:outline-level="3"><text:bookmark text:name="s3a1"/>Physical parameters</text:h>
          <text:p text:style-name="P88"><text:bookmark text:name="__p203"/><text:span text:style-name="T27">The time course of the experiment is shown in </text:span><text:a xlink:type="simple" xlink:href="http://www.ncbi.nlm.nih.gov/pmc/articles/PMC4201553/figure/pone-0110455-g001/?report=objectonly" office:target-frame-name="_blank" xlink:show="new"><text:span text:style-name="T48">Figure 1</text:span></text:a><text:span text:style-name="T27">. One week after the beginning of the experiment, one rat in the control group died unexpectedly. Due to a severe weight loss, one rat in the STZ+DMH group also died 3 weeks before tumor observation.</text:span></text:p>
          <text:section text:style-name="Sect1" text:name="pone-0110455-g001">
            <text:p text:style-name="P91"><draw:a xlink:type="simple" xlink:href="http://www.ncbi.nlm.nih.gov/pmc/articles/PMC4201553/figure/pone-0110455-g001/?report=objectonly" office:target-frame-name="_blank" xlink:show="new"><draw:frame draw:style-name="fr10" draw:name="graphics205" text:anchor-type="as-char" svg:width="0.8138in" svg:height="0.4209in" draw:z-index="242"><draw:image xlink:href="http://www.ncbi.nlm.nih.gov/pmc/articles/PMC4201553/bin/pone.0110455.g001.gif" xlink:type="simple" xlink:show="embed" xlink:actuate="onLoad"/><svg:title>Figure 1</svg:title></draw:frame></draw:a></text:p>
            <text:section text:style-name="Sect1" text:name="lgnd_pone-0110455-g001">
              <text:p text:style-name="P36"><text:a xlink:type="simple" xlink:href="http://www.ncbi.nlm.nih.gov/pmc/articles/PMC4201553/figure/pone-0110455-g001/?report=objectonly" office:target-frame-name="_blank" xlink:show="new"><text:span text:style-name="T68">Figure 1</text:span></text:a></text:p>
              <text:p text:style-name="P37"><text:span text:style-name="Strong_20_Emphasis"><text:span text:style-name="T66">Time course of the experiment and the animal treatment procedures.</text:span></text:span></text:p>
            </text:section>
          </text:section>
          <text:p text:style-name="P88"><text:bookmark text:name="__p223"/><text:a xlink:type="simple" xlink:href="http://www.ncbi.nlm.nih.gov/pmc/articles/PMC4201553/figure/pone-0110455-g002/?report=objectonly" office:target-frame-name="_blank" xlink:show="new"><text:span text:style-name="T49">Figure 2</text:span></text:a><text:span text:style-name="T28"> illustrates that the body weight of all rats kept increasing over the two-month protocol, and feeding of HFD resulted in a statistically significant increase in body weight compared to NPD-fed rats (413.68±2.76 vs. 370.90±4.69, P&lt;0.05). Following the injection of STZ, the body weight of rats in the control group and STZ group kept increasing during the entire duration of the experiment, and the weight of those in the STZ group increased faster than those in the control group. However, along with the injection of DMH, the body weight of rats began to decrease and the weight of those in the STZ+DMH group decreased faster than those in DMH group. At the end of the experiment, the body weight of rats in the STZ group was increased significantly compared to the control group (581.82±4.88 vs. 515.07±2.76, P&lt;0.05). In contrast, DMH-induced (DMH group and STZ+DMH group) weights were decreased compared to those of the control group (461.25±7.68 or 357.24±9.14 vs. 515.07±2.76, P&lt;0.05), and the weights of rats in the STZ+DMH group were lower than those in the DMH group (357.24±9.14 vs. 461.25±7.68, P&lt;0.05).</text:span></text:p>
          <text:section text:style-name="Sect1" text:name="pone-0110455-g002">
            <text:p text:style-name="P91"><draw:a xlink:type="simple" xlink:href="http://www.ncbi.nlm.nih.gov/pmc/articles/PMC4201553/figure/pone-0110455-g002/?report=objectonly" office:target-frame-name="_blank" xlink:show="new"><draw:frame draw:style-name="fr10" draw:name="graphics206" text:anchor-type="as-char" svg:width="0.8138in" svg:height="0.4209in" draw:z-index="243"><draw:image xlink:href="http://www.ncbi.nlm.nih.gov/pmc/articles/PMC4201553/bin/pone.0110455.g002.gif" xlink:type="simple" xlink:show="embed" xlink:actuate="onLoad"/><svg:title>Figure 2</svg:title></draw:frame></draw:a></text:p>
            <text:section text:style-name="Sect1" text:name="lgnd_pone-0110455-g002">
              <text:p text:style-name="P36"><text:soft-page-break/><text:a xlink:type="simple" xlink:href="http://www.ncbi.nlm.nih.gov/pmc/articles/PMC4201553/figure/pone-0110455-g002/?report=objectonly" office:target-frame-name="_blank" xlink:show="new"><text:span text:style-name="T68">Figure 2</text:span></text:a></text:p>
              <text:p text:style-name="P37"><text:span text:style-name="Strong_20_Emphasis"><text:span text:style-name="T66">Body weight of rats throughout the entire experiment.</text:span></text:span></text:p>
            </text:section>
          </text:section>
        </text:section>
        <text:section text:style-name="Sect1" text:name="Section80">
          <text:h text:style-name="P99" text:outline-level="3"><text:bookmark text:name="s3b1"/>Serological analysis</text:h>
          <text:p text:style-name="P88"><text:bookmark text:name="__p244"/><text:span text:style-name="T27">Blood biochemical indices (FBG, TG, TC, HDL-C, LDL-C, INS) were measured immediately before and one week after the injection of vehicle or STZ (</text:span><text:a xlink:type="simple" xlink:href="http://www.ncbi.nlm.nih.gov/pmc/articles/PMC4201553/table/pone-0110455-t002/?report=objectonly" office:target-frame-name="_blank" xlink:show="new"><text:span text:style-name="T48">Table 2</text:span></text:a><text:span text:style-name="T27">). Serum FBG levels as well as TG, LDL-C and INS were all significantly increased in HFD-fed rats compared with NPD-fed rats before the injection of STZ (P&lt;0.05, respectively). However, there was a reduction of HDL-C (0.41±0.02 vs. 0.51±0.03, P&lt;0.05). Injection of STZ resulted in a significant increase of FBG, TG, TC and LDL-C associated with a significant reduction of HDL-C. In addition, although the injection of STZ produced a reduction of INS level in HFD-fed rats (72.86±3.75 vs. 89.72±2.62, P&lt;0.05), the level of INS was still considerably higher than that of in NPD-fed rats (72.86±3.75 vs. 30.90±3.28, P&lt;0.05).</text:span></text:p>
          <text:section text:style-name="Sect1" text:name="pone-0110455-t002">
            <text:p text:style-name="P79"><draw:a xlink:type="simple" xlink:href="http://www.ncbi.nlm.nih.gov/pmc/articles/PMC4201553/table/pone-0110455-t002/?report=objectonly" office:target-frame-name="_blank" xlink:show="new"><draw:frame draw:style-name="fr10" draw:name="graphics207" text:anchor-type="as-char" svg:width="0.8138in" svg:height="0.4209in" draw:z-index="244"><draw:image xlink:href="http://www.ncbi.nlm.nih.gov/pmc/articles/PMC4201553/table/pone-0110455-t002/?report=thumb" xlink:type="simple" xlink:show="embed" xlink:actuate="onLoad"/><svg:title>Table 2</svg:title></draw:frame></draw:a></text:p>
            <text:p text:style-name="P36"><text:a xlink:type="simple" xlink:href="http://www.ncbi.nlm.nih.gov/pmc/articles/PMC4201553/table/pone-0110455-t002/?report=objectonly" office:target-frame-name="_blank" xlink:show="new"><text:span text:style-name="T48">Table 2</text:span></text:a></text:p>
            <text:p text:style-name="P37"><text:span text:style-name="Strong_20_Emphasis"><text:span text:style-name="T66">Level of blood biochemical indexs.</text:span></text:span></text:p>
          </text:section>
        </text:section>
        <text:section text:style-name="Sect1" text:name="Section81">
          <text:h text:style-name="P99" text:outline-level="3"><text:bookmark text:name="s3c"/>ACF observation</text:h>
          <text:p text:style-name="P88"><text:bookmark text:name="__p294"/><text:span text:style-name="T27">After 12 weeks of DMH injection, colonic ACF were identified in the DMH group and STZ+DMH group (</text:span><text:a xlink:type="simple" xlink:href="http://www.ncbi.nlm.nih.gov/pmc/articles/PMC4201553/figure/pone-0110455-g003/?report=objectonly" office:target-frame-name="_blank" xlink:show="new"><text:span text:style-name="T48">Figure 3</text:span></text:a><text:span text:style-name="T27">) but not in the control group and STZ group. Unpaired student’s T test was used to detect the difference between DMH group and STZ+DMH group. As shown in </text:span><text:a xlink:type="simple" xlink:href="http://www.ncbi.nlm.nih.gov/pmc/articles/PMC4201553/table/pone-0110455-t003/?report=objectonly" office:target-frame-name="_blank" xlink:show="new"><text:span text:style-name="T48">Table 3</text:span></text:a><text:span text:style-name="T27">, the total number of ACF in the STZ+DMH group was significantly higher than that in the DMH group (230.80±8.85 vs. 141.00±5.26, P&lt;0.05). The number of foci containing 1 crypt, 2 crypts and ≥3 crypts were also significantly increased. In the STZ+DMH group, the number of foci containing more than 3 crypts was even higher than that of foci containing 2 crypts (74.60±3.11 vs. 45.40±1.57, P&lt;0.05). In addition, some tissues that resemble tumor were found in the STZ+DMH group (</text:span><text:a xlink:type="simple" xlink:href="http://www.ncbi.nlm.nih.gov/pmc/articles/PMC4201553/figure/pone-0110455-g003/?report=objectonly" office:target-frame-name="_blank" xlink:show="new"><text:span text:style-name="T48">Figure 3F</text:span></text:a><text:span text:style-name="T27">).</text:span></text:p>
          <text:section text:style-name="Sect1" text:name="pone-0110455-g003">
            <text:p text:style-name="P91"><text:soft-page-break/><draw:a xlink:type="simple" xlink:href="http://www.ncbi.nlm.nih.gov/pmc/articles/PMC4201553/figure/pone-0110455-g003/?report=objectonly" office:target-frame-name="_blank" xlink:show="new"><draw:frame draw:style-name="fr10" draw:name="graphics208" text:anchor-type="as-char" svg:width="0.8138in" svg:height="0.4209in" draw:z-index="245"><draw:image xlink:href="http://www.ncbi.nlm.nih.gov/pmc/articles/PMC4201553/bin/pone.0110455.g003.gif" xlink:type="simple" xlink:show="embed" xlink:actuate="onLoad"/><svg:title>Figure 3</svg:title></draw:frame></draw:a></text:p>
            <text:section text:style-name="Sect1" text:name="lgnd_pone-0110455-g003">
              <text:p text:style-name="P36"><text:a xlink:type="simple" xlink:href="http://www.ncbi.nlm.nih.gov/pmc/articles/PMC4201553/figure/pone-0110455-g003/?report=objectonly" office:target-frame-name="_blank" xlink:show="new"><text:span text:style-name="T68">Figure 3</text:span></text:a></text:p>
              <text:p text:style-name="P37"><text:span text:style-name="Strong_20_Emphasis"><text:span text:style-name="T66">Formation of ACF induced by DMH in the rat colon.</text:span></text:span></text:p>
            </text:section>
          </text:section>
          <text:section text:style-name="Sect1" text:name="pone-0110455-t003">
            <text:p text:style-name="P80"><draw:a xlink:type="simple" xlink:href="http://www.ncbi.nlm.nih.gov/pmc/articles/PMC4201553/table/pone-0110455-t003/?report=objectonly" office:target-frame-name="_blank" xlink:show="new"><draw:frame draw:style-name="fr10" draw:name="graphics209" text:anchor-type="as-char" svg:width="0.8138in" svg:height="0.4209in" draw:z-index="246"><draw:image xlink:href="http://www.ncbi.nlm.nih.gov/pmc/articles/PMC4201553/table/pone-0110455-t003/?report=thumb" xlink:type="simple" xlink:show="embed" xlink:actuate="onLoad"/><svg:title>Table 3</svg:title></draw:frame></draw:a></text:p>
            <text:p text:style-name="P36"><text:a xlink:type="simple" xlink:href="http://www.ncbi.nlm.nih.gov/pmc/articles/PMC4201553/table/pone-0110455-t003/?report=objectonly" office:target-frame-name="_blank" xlink:show="new"><text:span text:style-name="T48">Table 3</text:span></text:a></text:p>
            <text:p text:style-name="P37"><text:span text:style-name="Strong_20_Emphasis"><text:span text:style-name="T66">DMH-induced ACF in rat colon.</text:span></text:span></text:p>
          </text:section>
        </text:section>
        <text:section text:style-name="Sect1" text:name="Section82">
          <text:h text:style-name="P99" text:outline-level="3"><text:bookmark text:name="s3d"/>Incidence, number and volume of colonic tumors</text:h>
          <text:p text:style-name="P88"><text:bookmark text:name="__p343"/><text:span text:style-name="T27">At the conclusion of the experiment, all rats were sacrificed (10 in the DMH group and 9 in the STZ+DMH group). Seven rats in the DMH group and eight in the STZ+DMH group were found to have tumors (</text:span><text:a xlink:type="simple" xlink:href="http://www.ncbi.nlm.nih.gov/pmc/articles/PMC4201553/table/pone-0110455-t004/?report=objectonly" office:target-frame-name="_blank" xlink:show="new"><text:span text:style-name="T48">Table 4</text:span></text:a><text:span text:style-name="T27">). The incidence of tumors in the STZ+DMH group was higher than that in the DMH group, but the difference did not reached statistical significance (88.89% vs. 70.00%, P&gt;0.05). The volume of tumors, total number of tumors and average number of tumors in the STZ+DMH group were significantly increased compared with that in the DMH group (P&lt;0.05, respectively). The volume of the biggest tumor found in the STZ+DMH group reached to 665.5 mm</text:span><text:span text:style-name="T20">3</text:span><text:span text:style-name="T27">, but the smallest in that group was only 6 mm</text:span><text:span text:style-name="T20">3</text:span><text:span text:style-name="T27">. In contrast, the volume of the biggest tumor in the DMH group was only 75 mm</text:span><text:span text:style-name="T20">3</text:span><text:span text:style-name="T27">, and the smallest was only 4 mm</text:span><text:span text:style-name="T20">3</text:span><text:span text:style-name="T27"> (</text:span><text:a xlink:type="simple" xlink:href="http://www.ncbi.nlm.nih.gov/pmc/articles/PMC4201553/figure/pone-0110455-g004/?report=objectonly" office:target-frame-name="_blank" xlink:show="new"><text:span text:style-name="T48">Figure 4</text:span></text:a><text:span text:style-name="T27">). The tumors growth in the intestinal lumen interfered with bowel movements, resulting in difficult defecation and building of intestinal gas in some rats (</text:span><text:a xlink:type="simple" xlink:href="http://www.ncbi.nlm.nih.gov/pmc/articles/PMC4201553/figure/pone-0110455-g004/?report=objectonly" office:target-frame-name="_blank" xlink:show="new"><text:span text:style-name="T48">Figure 4D</text:span></text:a><text:span text:style-name="T27">).</text:span></text:p>
          <text:section text:style-name="Sect1" text:name="pone-0110455-g004">
            <text:p text:style-name="P91"><draw:a xlink:type="simple" xlink:href="http://www.ncbi.nlm.nih.gov/pmc/articles/PMC4201553/figure/pone-0110455-g004/?report=objectonly" office:target-frame-name="_blank" xlink:show="new"><draw:frame draw:style-name="fr10" draw:name="graphics210" text:anchor-type="as-char" svg:width="0.8138in" svg:height="0.4209in" draw:z-index="247"><draw:image xlink:href="http://www.ncbi.nlm.nih.gov/pmc/articles/PMC4201553/bin/pone.0110455.g004.gif" xlink:type="simple" xlink:show="embed" xlink:actuate="onLoad"/><svg:title>Figure 4</svg:title></draw:frame></draw:a></text:p>
            <text:section text:style-name="Sect1" text:name="lgnd_pone-0110455-g004">
              <text:p text:style-name="P36"><text:a xlink:type="simple" xlink:href="http://www.ncbi.nlm.nih.gov/pmc/articles/PMC4201553/figure/pone-0110455-g004/?report=objectonly" office:target-frame-name="_blank" xlink:show="new"><text:span text:style-name="T68">Figure 4</text:span></text:a></text:p>
              <text:p text:style-name="P37"><text:soft-page-break/><text:span text:style-name="Strong_20_Emphasis"><text:span text:style-name="T66">Tumor tissues obtained from DMH-induced rats.</text:span></text:span></text:p>
            </text:section>
          </text:section>
          <text:section text:style-name="Sect1" text:name="pone-0110455-t004">
            <text:p text:style-name="P80"><draw:a xlink:type="simple" xlink:href="http://www.ncbi.nlm.nih.gov/pmc/articles/PMC4201553/table/pone-0110455-t004/?report=objectonly" office:target-frame-name="_blank" xlink:show="new"><draw:frame draw:style-name="fr10" draw:name="graphics211" text:anchor-type="as-char" svg:width="0.8138in" svg:height="0.4209in" draw:z-index="248"><draw:image xlink:href="http://www.ncbi.nlm.nih.gov/pmc/articles/PMC4201553/table/pone-0110455-t004/?report=thumb" xlink:type="simple" xlink:show="embed" xlink:actuate="onLoad"/><svg:title>Table 4</svg:title></draw:frame></draw:a></text:p>
            <text:p text:style-name="P36"><text:a xlink:type="simple" xlink:href="http://www.ncbi.nlm.nih.gov/pmc/articles/PMC4201553/table/pone-0110455-t004/?report=objectonly" office:target-frame-name="_blank" xlink:show="new"><text:span text:style-name="T48">Table 4</text:span></text:a></text:p>
            <text:p text:style-name="P37"><text:span text:style-name="Strong_20_Emphasis"><text:span text:style-name="T66">Incidence, number and volume of tumors.</text:span></text:span></text:p>
          </text:section>
        </text:section>
        <text:section text:style-name="Sect1" text:name="s3e">
          <text:h text:style-name="P99" text:outline-level="3">Proliferation index of colorectal tumor cells</text:h>
          <text:p text:style-name="P88"><text:bookmark text:name="__p382"/><text:span text:style-name="T27">PCNA was strongly expressed in DMH-induced colon tumor cells, especially in the DMH+STZ group. As shown in </text:span><text:a xlink:type="simple" xlink:href="http://www.ncbi.nlm.nih.gov/pmc/articles/PMC4201553/figure/pone-0110455-g005/?report=objectonly" office:target-frame-name="_blank" xlink:show="new"><text:span text:style-name="T48">Figure 5</text:span></text:a><text:span text:style-name="T27">, the proliferation index (PI) in the DMH+STZ group was significantly higher than that in DMH group (84.5±6.72 vs. 52.3±5.58, P&lt;0.05). These data indicated that the DMH treatment significantly promoted cell proliferation, which was accelerated by STZ-induced diabetes.</text:span></text:p>
          <text:section text:style-name="Sect1" text:name="pone-0110455-g005">
            <text:p text:style-name="P91"><draw:a xlink:type="simple" xlink:href="http://www.ncbi.nlm.nih.gov/pmc/articles/PMC4201553/figure/pone-0110455-g005/?report=objectonly" office:target-frame-name="_blank" xlink:show="new"><draw:frame draw:style-name="fr10" draw:name="graphics212" text:anchor-type="as-char" svg:width="0.8138in" svg:height="0.4209in" draw:z-index="249"><draw:image xlink:href="http://www.ncbi.nlm.nih.gov/pmc/articles/PMC4201553/bin/pone.0110455.g005.gif" xlink:type="simple" xlink:show="embed" xlink:actuate="onLoad"/><svg:title>Figure 5</svg:title></draw:frame></draw:a></text:p>
            <text:section text:style-name="Sect1" text:name="lgnd_pone-0110455-g005">
              <text:p text:style-name="P36"><text:a xlink:type="simple" xlink:href="http://www.ncbi.nlm.nih.gov/pmc/articles/PMC4201553/figure/pone-0110455-g005/?report=objectonly" office:target-frame-name="_blank" xlink:show="new"><text:span text:style-name="T68">Figure 5</text:span></text:a></text:p>
              <text:p text:style-name="P37"><text:span text:style-name="Strong_20_Emphasis"><text:span text:style-name="T66">A bar chart demonstrating the proliferation index (PI) of colorectal tumor cells in DMH-induced colon tissues (DMH group and STZ+DMH group).</text:span></text:span></text:p>
            </text:section>
          </text:section>
        </text:section>
        <text:section text:style-name="Sect1" text:name="s3f">
          <text:h text:style-name="P99" text:outline-level="3">Analysis of glycolytic enzymes</text:h>
          <text:p text:style-name="P88"><text:bookmark text:name="__p401"/><text:span text:style-name="T27">No tumor formation was detected in the control group and STZ group, therefore these colonic tissue samples were dissected at random. In the DMH group and STZ+DMH group, colonic samples were collected from the peritumoral and the intratumoral regions respectively. The activities of HK, PK and PDH in colonic tissues were measured and shown in </text:span><text:a xlink:type="simple" xlink:href="http://www.ncbi.nlm.nih.gov/pmc/articles/PMC4201553/figure/pone-0110455-g006/?report=objectonly" office:target-frame-name="_blank" xlink:show="new"><text:span text:style-name="T48">Figure 6</text:span></text:a><text:span text:style-name="T27">.</text:span></text:p>
          <text:section text:style-name="Sect1" text:name="pone-0110455-g006">
            <text:p text:style-name="P91"><text:soft-page-break/><draw:a xlink:type="simple" xlink:href="http://www.ncbi.nlm.nih.gov/pmc/articles/PMC4201553/figure/pone-0110455-g006/?report=objectonly" office:target-frame-name="_blank" xlink:show="new"><draw:frame draw:style-name="fr10" draw:name="graphics213" text:anchor-type="as-char" svg:width="0.8138in" svg:height="0.4209in" draw:z-index="250"><draw:image xlink:href="http://www.ncbi.nlm.nih.gov/pmc/articles/PMC4201553/bin/pone.0110455.g006.gif" xlink:type="simple" xlink:show="embed" xlink:actuate="onLoad"/><svg:title>Figure 6</svg:title></draw:frame></draw:a></text:p>
            <text:section text:style-name="Sect1" text:name="lgnd_pone-0110455-g006">
              <text:p text:style-name="P36"><text:a xlink:type="simple" xlink:href="http://www.ncbi.nlm.nih.gov/pmc/articles/PMC4201553/figure/pone-0110455-g006/?report=objectonly" office:target-frame-name="_blank" xlink:show="new"><text:span text:style-name="T68">Figure 6</text:span></text:a></text:p>
              <text:p text:style-name="P37"><text:span text:style-name="Strong_20_Emphasis"><text:span text:style-name="T66">Bar charts demonstrating the enzyme activities in colon tissues.</text:span></text:span></text:p>
            </text:section>
          </text:section>
          <text:p text:style-name="P88"><text:bookmark text:name="__p421"/><text:span text:style-name="T28">As shown in </text:span><text:a xlink:type="simple" xlink:href="http://www.ncbi.nlm.nih.gov/pmc/articles/PMC4201553/figure/pone-0110455-g006/?report=objectonly" office:target-frame-name="_blank" xlink:show="new"><text:span text:style-name="T49">Figure 6A</text:span></text:a><text:span text:style-name="T28">, the activities of HK in the intratumoral tissues in the DMH group and STZ+DMH group were significantly increased compared with that in peritumoral tissues and the normal tissues (including the control group and STZ group, P&lt;0.05, respectively). The activity of HK in the STZ group was also higher than that in the control group and the peritumoral tissues in the DMH group (61.26±1.57 vs. 44.61±1.48 and 48.01±1.70, P&lt;0.05, respectively). Regardless of the intratumoral or peritumoral location, the HK activity in the STZ+DMH group was higher than that in the DMH group (P&lt;0.05, respectively).</text:span></text:p>
          <text:p text:style-name="P88"><text:bookmark text:name="__p431"/><text:span text:style-name="T27">The activities of PK (</text:span><text:a xlink:type="simple" xlink:href="http://www.ncbi.nlm.nih.gov/pmc/articles/PMC4201553/figure/pone-0110455-g006/?report=objectonly" office:target-frame-name="_blank" xlink:show="new"><text:span text:style-name="T48">Figure 6B</text:span></text:a><text:span text:style-name="T27">) in the intratumoral tissues of the colon in the DMH group and STZ+DMH group were all significantly increased compared with that in the peritumoral tissues and were also higher than the control group (P&lt;0.05, respectively). However, no difference in the intratumoral tissues was found between DMH group and STZ+DMH group. The activity of PK in the STZ group was higher than that in the control group (111.42±4.10 vs. 82.40±4.96, P&lt;0.05) and was higher than the peritumoral tissues in the STZ+DMH group without reaching statistical significance (P&gt;0.05). The activity of PK in the peritumoral tissues in the STZ+DMH group was higher than the control group (102.66±4.68 vs. 82.40±4.96, P&lt;0.05), but no difference was observed between the control group and the peritumoral tissues in the DMH group.</text:span></text:p>
          <text:p text:style-name="P88"><text:bookmark text:name="__p441"/><text:span text:style-name="T27">A significant reduction of PDH activity (</text:span><text:a xlink:type="simple" xlink:href="http://www.ncbi.nlm.nih.gov/pmc/articles/PMC4201553/figure/pone-0110455-g006/?report=objectonly" office:target-frame-name="_blank" xlink:show="new"><text:span text:style-name="T48">Figure 6C</text:span></text:a><text:span text:style-name="T27">) was found in diabetic rats when compared with the control group (1.34±0.05 vs. 2.32±0.05, P&lt;0.05). In addition, the activity of PDH in the intratumoral tissue was considerably decreased when compared with the peritumoral tissues (P&lt;0.05, respectively). Both in the introtumoral and peritumoral tissues, the activity of PDH in the STZ+DMH group were significantly lower than the DMH group (P&lt;0.05, respectively).</text:span></text:p>
          <text:p text:style-name="P88"><text:bookmark text:name="__p451"/><text:span text:style-name="T27">Four points in time course of the experiment were selected to indicate the changes of these three </text:span><text:soft-page-break/><text:span text:style-name="T27">enzymes activity in the STZ+DMH group (</text:span><text:a xlink:type="simple" xlink:href="http://www.ncbi.nlm.nih.gov/pmc/articles/PMC4201553/figure/pone-0110455-g006/?report=objectonly" office:target-frame-name="_blank" xlink:show="new"><text:span text:style-name="T48">Figure 6D</text:span></text:a><text:span text:style-name="T27">). No rats were sacrificed at the start point and DMH injection point, and the data at these two points were replaced by the data in control group and STZ group at the end of the experiment respectively. As shown in </text:span><text:a xlink:type="simple" xlink:href="http://www.ncbi.nlm.nih.gov/pmc/articles/PMC4201553/figure/pone-0110455-g006/?report=objectonly" office:target-frame-name="_blank" xlink:show="new"><text:span text:style-name="T48">Figure 6D</text:span></text:a><text:span text:style-name="T27">, the activities of HK and PK were all significantly increased after the type 2 diabetes were induced (62.26±2.06 vs. 44.61±1.48, 100.79±1.49 vs. 80.54±4.27, P&lt;0.05). Whereas, there was a reduction in the activity of PDH (1.34±0.05 vs. 2.32±0.05, P&lt;0.05). Moreover, the current results showed that repeated DMH injection resulted in a further increase in HK and PK and reduction in PDH activities (P&lt;0.05, respectively).</text:span></text:p>
        </text:section>
      </text:section>
      <text:section text:style-name="Sect1" text:name="Section83">
        <text:h text:style-name="P121" text:outline-level="2"><text:bookmark text:name="s41"/><text:bookmark text:name="s4title2"/>Discussion</text:h>
        <text:p text:style-name="P84"><text:bookmark text:name="__p461"/>One of the main objectives of the present work was to determine whether type 2 diabetes mellitus could increase the risk of colorectal cancer in an animal model. The second objective was to investigate the possible mechanisms involved in this process. Therefore, the activities of HK, PK and PDH in colorectal tissues were measured to evaluate the contribution of metabolic changes in the process of tumorigenesis. Thus, our initial attempts were directed towards generating a model of type 2 diabetes that would closely reflect the natural history and metabolic characteristics of human type 2 diabetes, after which colorectal cancer was induced using DMH.</text:p>
        <text:p text:style-name="P88"><text:bookmark text:name="__p47"/><text:span text:style-name="T27">The animal model of type 2 diabetes was induced using high-fat feeding in combination with a low dose of STZ (35 mg/kg). Mansor et al. have reported that this model could not only replicate the pathology of human diabetes but also mimic the disease process, but the dose of STZ must be carefully chosen </text:span><text:bookmark text:name="__tag_408648656"/><text:a xlink:type="simple" xlink:href="http://www.ncbi.nlm.nih.gov/pmc/articles/PMC4201553/#pone.0110455-Mansor1"><text:span text:style-name="T48">[22]</text:span></text:a><text:span text:style-name="T27">. Diabetic rats induced by different doses of STZ (15, 25, 35, 45 and 55 mg/kg) combined with HFD were studied by K. Srinivasan et al. </text:span><text:bookmark text:name="__tag_408648657"/><text:a xlink:type="simple" xlink:href="http://www.ncbi.nlm.nih.gov/pmc/articles/PMC4201553/#pone.0110455-Srinivasan1"><text:span text:style-name="T48">[23]</text:span></text:a><text:span text:style-name="T27">. The metabolic changes induced by higher doses of STZ (45 and 55 mg/kg) resembled the type 1 diabetes phenotype. In contrast, low doses of STZ (15 and 25 mg/kg) did not produce significant hyperglycemia. Hence, HFD in combination with a low dose of STZ (35 mg/kg) was the most desirable method of inducing type 2 diabetes. In our study, after 2 months of dietary manipulation, the HFD-fed rats were already mildly hyperglycemic and the body weight increased rapidly due to the consumption of a diet rich in energy in the form of saturated fats compared to NPD-fed rats. Meanwhile, the level of INS increased considerably compared to the NPD-fed groups. These data indicated that the HFD-fed rats had already raised insulin resistance with compensatory </text:span><text:soft-page-break/><text:span text:style-name="T27">hyperinsulinemia </text:span><text:bookmark text:name="__tag_408648651"/><text:a xlink:type="simple" xlink:href="http://www.ncbi.nlm.nih.gov/pmc/articles/PMC4201553/#pone.0110455-Srinivasan2"><text:span text:style-name="T48">[25]</text:span></text:a><text:span text:style-name="T27">. After the injection of STZ, the level of the blood biochemical indices in the HFD-fed groups were all significantly increased, except for HDL-C and INS. The reduction of INS may due to destruction of pancreatic beta cells by injection of STZ </text:span><text:bookmark text:name="__tag_408648672"/><text:a xlink:type="simple" xlink:href="http://www.ncbi.nlm.nih.gov/pmc/articles/PMC4201553/#pone.0110455-Watts1"><text:span text:style-name="T48">[26]</text:span></text:a><text:span text:style-name="T27">,</text:span><text:bookmark text:name="__tag_408648658"/><text:a xlink:type="simple" xlink:href="http://www.ncbi.nlm.nih.gov/pmc/articles/PMC4201553/#pone.0110455-Reaven1"><text:span text:style-name="T48">[27]</text:span></text:a><text:span text:style-name="T27">, but the level of INS was still higher than that of the NPD-fed rats. As Srinivasan demonstrated, the elevated concentrations of glucose were relatively stable in this model, which could be used for long-term studies on diabetic complications </text:span><text:bookmark text:name="__tag_408648650"/><text:a xlink:type="simple" xlink:href="http://www.ncbi.nlm.nih.gov/pmc/articles/PMC4201553/#pone.0110455-Srinivasan1"><text:span text:style-name="T48">[23]</text:span></text:a><text:span text:style-name="T27">.</text:span></text:p>
        <text:p text:style-name="P88"><text:bookmark text:name="__p48"/><text:span text:style-name="T27">In the present study, the DMH-induced colon carcinogenesis model was used for evaluation of the risk of cancer in diabetic rats in light of the formation of ACF and tumor incidence. Mohania D et al, successfully developed a colorectal cancer model with this agent </text:span><text:a xlink:type="simple" xlink:href="http://www.ncbi.nlm.nih.gov/pmc/articles/PMC4201553/#pone.0110455-Mohania1"><text:span text:style-name="T48">[28]</text:span></text:a><text:span text:style-name="T27">. ACF was selected as an intermediate biological evaluation index in the pathogenesis of colorectal cancer. ACF refer to the abnormal change of normal foci. Greaten of foci, epithelium thickening, and foci with several or multiple mutations gathered together in a focal distribution are characteristics of ACF </text:span><text:bookmark text:name="__tag_408648643"/><text:a xlink:type="simple" xlink:href="http://www.ncbi.nlm.nih.gov/pmc/articles/PMC4201553/#pone.0110455-Bird1"><text:span text:style-name="T48">[29]</text:span></text:a><text:span text:style-name="T27">–</text:span><text:bookmark text:name="__tag_408648635"/><text:a xlink:type="simple" xlink:href="http://www.ncbi.nlm.nih.gov/pmc/articles/PMC4201553/#pone.0110455-Rodrigues1"><text:span text:style-name="T48">[32]</text:span></text:a><text:span text:style-name="T27">. Both in rodents or humans, in the pathogenesis of colorectal cancer induced by carcinogens, ACF are precancerous lesions of colorectal cancer and are considered to be good biological markers for evaluating the effect of drugs that are used to prevent and control the formation of colorectal cancer in rats </text:span><text:bookmark text:name="__tag_408648642"/><text:a xlink:type="simple" xlink:href="http://www.ncbi.nlm.nih.gov/pmc/articles/PMC4201553/#pone.0110455-Rodrigues1"><text:span text:style-name="T48">[32]</text:span></text:a><text:span text:style-name="T27">,</text:span><text:bookmark text:name="__tag_408648661"/><text:a xlink:type="simple" xlink:href="http://www.ncbi.nlm.nih.gov/pmc/articles/PMC4201553/#pone.0110455-Whiteley1"><text:span text:style-name="T48">[33]</text:span></text:a><text:span text:style-name="T27">. Rodrigues et al. demonstrated that the DMH-induced colorectal cancer model in rats is a valid tool to investigate the association of ACF with colorectal cancer. ACF may be regarded as early morphological markers in the pathogenesis of well-differentiated tumors in colon carcinogenesis </text:span><text:bookmark text:name="__tag_408648639"/><text:a xlink:type="simple" xlink:href="http://www.ncbi.nlm.nih.gov/pmc/articles/PMC4201553/#pone.0110455-Rodrigues1"><text:span text:style-name="T48">[32]</text:span></text:a><text:span text:style-name="T27">. The results of this study indicated that the number of ACF and the number of foci containing different number of crypts in the STZ+DMH group increased compared with the DMH group. In the DMH group, 89.4% ACF had one or two crypts, and only 10.6% ACF had three or more crypts. However, in the STZ+DMH group, the incidence of ACF with one or two crypts was 67.7% and 32.3% had three or more crypts. In contrast, the STZ group had no ACF formation. Epidemiologic findings have shown that the incidence of colorectal cancer in diabetic patients was closely related to the diabetes duration. Thus, we inferred that a much longer time is needed for the rats in the STZ group to develop ACF. The significant increase of foci containing ≥3 crypts and the detection of tumor-like tissue in the STZ+DMH group indicated that the presence of diabetes mellitus shortened the duration of tumorigenesis. In accordance, Zaafar et al. have reported that diabetes promotes the </text:span><text:soft-page-break/><text:span text:style-name="T27">size of cell and the inflammatory reactions in the mucosal layer like lymphoid proliferation, congestion of blood vessels and fibrosis </text:span><text:bookmark text:name="__tag_408648673"/><text:a xlink:type="simple" xlink:href="http://www.ncbi.nlm.nih.gov/pmc/articles/PMC4201553/#pone.0110455-Zaafar1"><text:span text:style-name="T48">[34]</text:span></text:a><text:span text:style-name="T27">. At the end of our present study, tumors were found both in the DMH group and STZ+DMH group. The incidence, number and size of tumors in the STZ+DMH group increased compared with that of DMH group. In contrast, no tumors were found in the STZ group. Whereas, no lesions in general were visualized by gross examination in Zaafar’s study </text:span><text:bookmark text:name="__tag_408648670"/><text:a xlink:type="simple" xlink:href="http://www.ncbi.nlm.nih.gov/pmc/articles/PMC4201553/#pone.0110455-Zaafar1"><text:span text:style-name="T48">[34]</text:span></text:a><text:span text:style-name="T27">. Different animals were selected in the experiments may be the possible explanation for this phenomenon. Mice were used in their experiment while rats were selected in our study. The gap of body size may reflect the size of the tumor, so tumors were difficult to be visualized in mice colon tissues. However, there was no significant difference in the incidence of tumors between the STZ+DMH group and DMH group in current result. Possible explanations for this phenomenon may include the limited sample size, with only 15 rats in each group. Overall, these data demonstrated that diabetic rats have a high risk of colorectal cancer.</text:span></text:p>
        <text:p text:style-name="P88"><text:bookmark text:name="__p49"/><text:span text:style-name="T27">Rapid proliferation is the main feature of tumor cells. Proliferating cell nuclear antigen (PCNA) is a DNA clamp that acts as a processivity factor for DNA polymerase δ in eukaryotic cells and is essential for replication. Bostick et al. have reported that the expression of PCNA is closely related to the proliferation of cell in colon tissue and can be used as a very reliable indicator to evaluate the proliferation dynamics of tumor cell </text:span><text:a xlink:type="simple" xlink:href="http://www.ncbi.nlm.nih.gov/pmc/articles/PMC4201553/#pone.0110455-Bostick1"><text:span text:style-name="T48">[35]</text:span></text:a><text:span text:style-name="T27">. The present study demonstrated that PCNA was highly expressed in all tumor tissues and that the expression of PCNA was increased in colonic ACF compared with that of normal intestinal glands. PCNA expression can reflect cellular proliferation activity and is used as a reliable index for evaluating the kinetics of tumor cell proliferation. Our results showed that PCNA was expressed in DMH-induced colon cancer cells, and the strongest proliferation activity was observed in the DMH+STZ group. These data indicated that STZ treatment could promote DMH-induced cell proliferation.</text:span></text:p>
        <text:p text:style-name="P88"><text:bookmark text:name="__p50"/><text:span text:style-name="T27">Previous hypothesis about the possible mechanisms involved in DM-related cancer was the abnormal increase of insulin-like growth factor-1 (IGF-1) and vascular endothelial growth factor (VEGF) in the serum that can lead to the occurrence of tumors by promoting the transformation and proliferation of colorectal epithelial cells, influencing the cell cycle and inhibiting cell apoptosis. As shown in Zaafar’s report </text:span><text:bookmark text:name="__tag_408648633"/><text:a xlink:type="simple" xlink:href="http://www.ncbi.nlm.nih.gov/pmc/articles/PMC4201553/#pone.0110455-Zaafar1"><text:span text:style-name="T48">[34]</text:span></text:a><text:span text:style-name="T27">, the level of IGF-1 and VEGF were all increased in diabetic mice and diabetic mice had higher susceptibility to DMH-induced colon cancer </text:span><text:soft-page-break/><text:span text:style-name="T27">compared to nondiabetics. In current study, the hypothesis about the possible mechanisms involved in DM-related cancer was focused on the changes of glycolytic enzymes’ activity. Recent studies have shown that several molecules involved in the Warburg effect may be rational targets for cancer therapy </text:span><text:bookmark text:name="__tag_408648634"/><text:a xlink:type="simple" xlink:href="http://www.ncbi.nlm.nih.gov/pmc/articles/PMC4201553/#pone.0110455-Weinhouse1"><text:span text:style-name="T48">[16]</text:span></text:a><text:span text:style-name="T27">,</text:span><text:bookmark text:name="__tag_408648659"/><text:a xlink:type="simple" xlink:href="http://www.ncbi.nlm.nih.gov/pmc/articles/PMC4201553/#pone.0110455-Nam1"><text:span text:style-name="T48">[17]</text:span></text:a><text:span text:style-name="T27">. All functions in cells are energy-dependent. The oxidation of glucose through mitochondrial oxidative phosphorylation can produce 30–32 molecules of net ATP per molecule of glucose, but glycolysis generates only two molecules of ATP. HK and PK are key enzymes in glycolysis. Tumor cells exhibit a high rate of glycolysis under aerobic conditions, a phenomenon known as the Warburg effect. It had been reported that insulin could induce HK gene transcription, and this, in turn, increased glucose phosphorylation in these cells </text:span><text:bookmark text:name="__tag_408648649"/><text:a xlink:type="simple" xlink:href="http://www.ncbi.nlm.nih.gov/pmc/articles/PMC4201553/#pone.0110455-Osawa1"><text:span text:style-name="T48">[36]</text:span></text:a><text:span text:style-name="T27">. A study by Mansor showed that the activity of PDH, a highly regulated enzyme of mitochondrial glucose metabolism, was significantly decreased in the diabetic model </text:span><text:bookmark text:name="__tag_408648648"/><text:a xlink:type="simple" xlink:href="http://www.ncbi.nlm.nih.gov/pmc/articles/PMC4201553/#pone.0110455-Mansor1"><text:span text:style-name="T48">[22]</text:span></text:a><text:span text:style-name="T27">. PDH is also negatively regulated by PDK via phosphorylation, and the level of PDK has been shown to be significantly increased in diabetic models </text:span><text:bookmark text:name="__tag_408648665"/><text:a xlink:type="simple" xlink:href="http://www.ncbi.nlm.nih.gov/pmc/articles/PMC4201553/#pone.0110455-Mansor1"><text:span text:style-name="T48">[22]</text:span></text:a><text:span text:style-name="T27">,</text:span><text:a xlink:type="simple" xlink:href="http://www.ncbi.nlm.nih.gov/pmc/articles/PMC4201553/#pone.0110455-Wu1"><text:span text:style-name="T48">[37]</text:span></text:a><text:span text:style-name="T27">. The phosphorylation of PDH can prevent the movement of pyruvate into the mitochondrial matrix </text:span><text:a xlink:type="simple" xlink:href="http://www.ncbi.nlm.nih.gov/pmc/articles/PMC4201553/#pone.0110455-Wu1"><text:span text:style-name="T48">[37]</text:span></text:a><text:span text:style-name="T27">,</text:span><text:bookmark text:name="__tag_408648653"/><text:a xlink:type="simple" xlink:href="http://www.ncbi.nlm.nih.gov/pmc/articles/PMC4201553/#pone.0110455-Kerr1"><text:span text:style-name="T48">[38]</text:span></text:a><text:span text:style-name="T27">. The results of current study showed that the activities of HK and PK significantly increased in diabetic rats, whereas the activity of PDH was reduced. In addition, the activities of PK and HK in tumoral tissues were significant higher than that in peritumoral tissues. The imbalance of carbohydrate metabolism between glycolysis and oxidative phosphorylation could result in the generation of lactic acid and hydrogen ions. The acidic microenvironment provides a proliferative advantage for tumorigenesis. In addition, many intermediate products in glycolysis can be exploited by tumor cells to synthesize proteins, nucleic acids and lipids, thereby providing the necessary materials for the growth and proliferation of tumor cells </text:span><text:bookmark text:name="__tag_408648646"/><text:a xlink:type="simple" xlink:href="http://www.ncbi.nlm.nih.gov/pmc/articles/PMC4201553/#pone.0110455-Lopaschuk1"><text:span text:style-name="T48">[39]</text:span></text:a><text:span text:style-name="T27">. These data indicated that the increasing activity of glycolytic enzymes in diabetes might play a role in the occurrence of colorectal cancer. However, the detailed mechanism needs further investigation.</text:span></text:p>
        <text:p text:style-name="P84"><text:bookmark text:name="__p511"/>In conclusion, our findings demonstrated that type 2 diabetes mellitus is a high risk factor for colorectal carcinogenesis. The mechanism for this risk may involve the dysregulation of glucose metabolism in diabetes. Hyperglycemia and hyperinsulinemia in diabetic mellitus might impact the activity of enzymes catalyzing the biochemical reactions of carbohydrate metabolism. The high rate of glycolysis in colon tissues provided a proliferative advantage for tumorigenesis. This <text:soft-page-break/>study indicated several rational targets for the prevention of diabetic complications and tumor therapy.</text:p>
      </text:section>
      <text:section text:style-name="Sect1" text:name="__funding-groupid968261">
        <text:h text:style-name="P121" text:outline-level="2"><text:bookmark text:name="__funding-groupid968261title"/>Funding Statement</text:h>
        <text:p text:style-name="P84">This work was supported by The Natural Science Foundation of Shandong Province (2009ZRB01346). The funders had no role in study design, data collection and analysis, decision to publish, or preparation of the manuscript.</text:p>
      </text:section>
      <text:section text:style-name="Sect1" text:name="__ffn_sec">
        <text:h text:style-name="P121" text:outline-level="2"><text:bookmark text:name="__ffn_sectitle"/>Article information</text:h>
        <text:p text:style-name="P40">PLoS One. 2014; 9(10): e110455.</text:p>
        <text:p text:style-name="P11"><text:span text:style-name="T34">Published online Oct 17, 2014. doi:  </text:span><text:a xlink:type="simple" xlink:href="http://dx.doi.org/10.1371%2Fjournal.pone.0110455" office:target-frame-name="_blank" xlink:show="new"><text:span text:style-name="T50">10.1371/journal.pone.0110455</text:span></text:a></text:p>
        <text:p text:style-name="P9">PMCID: PMC4201553</text:p>
        <text:p text:style-name="P44"><text:a xlink:type="simple" xlink:href="http://www.ncbi.nlm.nih.gov/pubmed/?term=Jia%20Y%5Bauth%5D" office:target-frame-name="_blank" xlink:show="new"><text:span text:style-name="T50">Yanglei Jia</text:span></text:a><text:span text:style-name="T34">,</text:span><text:span text:style-name="T36">¶,1</text:span><text:span text:style-name="T34"> </text:span><text:a xlink:type="simple" xlink:href="http://www.ncbi.nlm.nih.gov/pubmed/?term=Xu%20G%5Bauth%5D" office:target-frame-name="_blank" xlink:show="new"><text:span text:style-name="T50">Gang Xu</text:span></text:a><text:span text:style-name="T34">,</text:span><text:span text:style-name="T36">¶,2</text:span><text:span text:style-name="T34"> </text:span><text:a xlink:type="simple" xlink:href="http://www.ncbi.nlm.nih.gov/pubmed/?term=Zhou%20W%5Bauth%5D" office:target-frame-name="_blank" xlink:show="new"><text:span text:style-name="T50">Wenjing Zhou</text:span></text:a><text:span text:style-name="T34">,</text:span><text:span text:style-name="T36">1</text:span><text:span text:style-name="T34"> </text:span><text:a xlink:type="simple" xlink:href="http://www.ncbi.nlm.nih.gov/pubmed/?term=Wang%20Z%5Bauth%5D" office:target-frame-name="_blank" xlink:show="new"><text:span text:style-name="T50">Zhenzheng Wang</text:span></text:a><text:span text:style-name="T34">,</text:span><text:span text:style-name="T36">3</text:span><text:span text:style-name="T34"> </text:span><text:a xlink:type="simple" xlink:href="http://www.ncbi.nlm.nih.gov/pubmed/?term=Meng%20L%5Bauth%5D" office:target-frame-name="_blank" xlink:show="new"><text:span text:style-name="T50">Linlin Meng</text:span></text:a><text:span text:style-name="T34">,</text:span><text:span text:style-name="T36">1</text:span><text:span text:style-name="T34"> </text:span><text:a xlink:type="simple" xlink:href="http://www.ncbi.nlm.nih.gov/pubmed/?term=Zhou%20S%5Bauth%5D" office:target-frame-name="_blank" xlink:show="new"><text:span text:style-name="T50">Songnan Zhou</text:span></text:a><text:span text:style-name="T34">,</text:span><text:span text:style-name="T36">1</text:span><text:span text:style-name="T34"> </text:span><text:a xlink:type="simple" xlink:href="http://www.ncbi.nlm.nih.gov/pubmed/?term=Xu%20X%5Bauth%5D" office:target-frame-name="_blank" xlink:show="new"><text:span text:style-name="T50">Xia Xu</text:span></text:a><text:span text:style-name="T34">,</text:span><text:span text:style-name="T36">1</text:span><text:a xlink:type="simple" xlink:href="http://www.ncbi.nlm.nih.gov/pubmed/?term=Yuan%20H%5Bauth%5D" office:target-frame-name="_blank" xlink:show="new"><text:span text:style-name="T50">Huiqing Yuan</text:span></text:a><text:span text:style-name="T34">,</text:span><text:span text:style-name="T36">1</text:span><text:span text:style-name="T34"> and </text:span><text:a xlink:type="simple" xlink:href="http://www.ncbi.nlm.nih.gov/pubmed/?term=Tian%20K%5Bauth%5D" office:target-frame-name="_blank" xlink:show="new"><text:span text:style-name="T50">Keli Tian</text:span></text:a><text:span text:style-name="T36">1,*</text:span></text:p>
        <text:p text:style-name="P8">Daotai Nie, Editor</text:p>
        <text:p text:style-name="P40"><text:span text:style-name="T76">1</text:span>Department of Biochemistry and Molecular Biology, Shandong University School of Medicine, Jinan, Shandong, China</text:p>
        <text:p text:style-name="P8"><text:span text:style-name="T76">2</text:span>Department of Gastroenterology, 456 Hospital of PLA, Jinan, Shandong, China</text:p>
        <text:p text:style-name="P8"><text:span text:style-name="T76">3</text:span>Department of Pathology, 456 Hospital of PLA, Jinan, Shandong, China</text:p>
        <text:p text:style-name="P8">Southern Illinois University School of Medicine, United States of America</text:p>
        <text:section text:style-name="Sect1" text:name="cor1">
          <text:p text:style-name="P11">* E-mail: <text:a xlink:type="simple" xlink:href="mailto:dev@null"><text:span text:style-name="T68">nc.ude.uds@ileknait</text:span></text:a></text:p>
        </text:section>
        <text:section text:style-name="Sect1" text:name="__fnid1089039">
          <text:p text:style-name="P12"><text:span text:style-name="Strong_20_Emphasis"><text:span text:style-name="T71">Competing Interests: </text:span></text:span>The authors have declared that no competing interests exist.</text:p>
        </text:section>
        <text:p text:style-name="P40"><text:bookmark text:name="__p217"/>Conceived and designed the experiments: YJ GX KT. Performed the experiments: YJ GX WZ ZW. Analyzed the data: YJ GX KT. Contributed reagents/materials/analysis tools: YJ WZ ZW LM SZ XX HY. Contributed to the writing of the manuscript: YJ KT.</text:p>
        <text:section text:style-name="Sect1" text:name="fn1">
          <text:p text:style-name="P11">¶ YJ and GX are co-authors on this work.</text:p>
        </text:section>
        <text:p text:style-name="P40">Received June 4, 2014; Accepted September 12, 2014.</text:p>
        <text:p text:style-name="P44"><text:a xlink:type="simple" xlink:href="http://www.ncbi.nlm.nih.gov/pmc/about/copyright.html" office:target-frame-name="_blank" xlink:show="new"><text:span text:style-name="T50">Copyright notice</text:span></text:a></text:p>
        <text:p text:style-name="P11"><text:soft-page-break/><text:span text:style-name="T34">This is an open-access article distributed under the terms of the </text:span><text:a xlink:type="simple" xlink:href="http://creativecommons.org/licenses/by/4.0/" office:target-frame-name="_blank" xlink:show="new"><text:span text:style-name="T50">Creative Commons Attribution License</text:span></text:a><text:span text:style-name="T34">, which permits unrestricted use, distribution, and reproduction in any medium, provided the original author and source are credited.</text:span></text:p>
        <text:p text:style-name="P12"><text:span text:style-name="T34">Articles from PLoS ONE are provided here courtesy of </text:span><text:span text:style-name="Strong_20_Emphasis"><text:span text:style-name="T35">Public Library of Science</text:span></text:span></text:p>
      </text:section>
      <text:section text:style-name="Sect1" text:name="__ref-listid913798">
        <text:h text:style-name="P121" text:outline-level="2"><text:bookmark text:name="__ref-listid913798title"/>References</text:h>
        <text:section text:style-name="Sect1" text:name="Section84">
          <text:p text:style-name="P89"><text:bookmark text:name="reference-list5"/></text:p>
          <text:section text:style-name="Sect1" text:name="pone.0110455-Siegel1">
            <text:p text:style-name="P89">1. Siegel R, DeSantis C, Jemal A (2014) Colorectal cancer statistics, 2014. CA: a cancer journal for clinicians 64: 104–117 [<text:a xlink:type="simple" xlink:href="http://www.ncbi.nlm.nih.gov/pubmed/24639052" office:target-frame-name="_blank" xlink:show="new"><text:span text:style-name="T68">PubMed</text:span></text:a>]</text:p>
          </text:section>
          <text:section text:style-name="Sect1" text:name="pone.0110455-Hou1">
            <text:p text:style-name="P89">2. Hou W, Hou Y, Wu G, Song Y, Su X, et al. . (2011) cDNA, genomic sequence cloning and overexpression of ribosomal protein gene L9 (rpL9) of the giant panda (Ailuropoda melanoleuca).Genetics and Molecular Research 10: 1576–1588 [<text:a xlink:type="simple" xlink:href="http://www.ncbi.nlm.nih.gov/pubmed/21863553" office:target-frame-name="_blank" xlink:show="new"><text:span text:style-name="T68">PubMed</text:span></text:a>]</text:p>
          </text:section>
          <text:section text:style-name="Sect1" text:name="pone.0110455-Chang1">
            <text:p text:style-name="P89">3. Chang C, Ulrich C (2003) Hyperinsulinaemia and hyperglycaemia: possible risk factors of colorectal cancer among diabetic patients. Diabetologia 46: 595–607 [<text:a xlink:type="simple" xlink:href="http://www.ncbi.nlm.nih.gov/pubmed/12764580" office:target-frame-name="_blank" xlink:show="new"><text:span text:style-name="T68">PubMed</text:span></text:a>]</text:p>
          </text:section>
          <text:section text:style-name="Sect1" text:name="pone.0110455-Bruce1">
            <text:p text:style-name="P89">4. Bruce WR, Giacca A, Medline A (2000) Possible mechanisms relating diet and risk of colon cancer. Cancer Epidemiology Biomarkers &amp; Prevention 9: 1271–1279 [<text:a xlink:type="simple" xlink:href="http://www.ncbi.nlm.nih.gov/pubmed/11142411" office:target-frame-name="_blank" xlink:show="new"><text:span text:style-name="T68">PubMed</text:span></text:a>]</text:p>
          </text:section>
          <text:section text:style-name="Sect1" text:name="pone.0110455-Berster1">
            <text:p text:style-name="P89">5. Berster JM, Göke B (2008) Type 2 diabetes mellitus as risk factor for colorectal cancer.Archives of physiology and biochemistry 114: 84–98 [<text:a xlink:type="simple" xlink:href="http://www.ncbi.nlm.nih.gov/pubmed/18465362" office:target-frame-name="_blank" xlink:show="new"><text:span text:style-name="T68">PubMed</text:span></text:a>]</text:p>
          </text:section>
          <text:section text:style-name="Sect1" text:name="pone.0110455-Deng1">
            <text:p text:style-name="P89">6. Deng L, Gui Z, Zhao L, Wang J, Shen L (2012) Diabetes mellitus and the incidence of colorectal cancer: an updated systematic review and meta-analysis. Digestive diseases and sciences 57: 1576–1585 [<text:a xlink:type="simple" xlink:href="http://www.ncbi.nlm.nih.gov/pubmed/22350783" office:target-frame-name="_blank" xlink:show="new"><text:span text:style-name="T68">PubMed</text:span></text:a>]</text:p>
          </text:section>
          <text:section text:style-name="Sect1" text:name="pone.0110455-Potter1">
            <text:p text:style-name="P89">7. Potter JD (1999) Colorectal cancer: molecules and populations. Journal of the National Cancer Institute 91: 916–932 [<text:a xlink:type="simple" xlink:href="http://www.ncbi.nlm.nih.gov/pubmed/10359544" office:target-frame-name="_blank" xlink:show="new"><text:span text:style-name="T68">PubMed</text:span></text:a>]</text:p>
          </text:section>
          <text:section text:style-name="Sect1" text:name="pone.0110455-Strickler1">
            <text:p text:style-name="P89">8. Strickler HD, Wylie-Rosett J, Rohan T, Hoover DR, Smoller S, et al. . (2001) The relation of type 2 diabetes and cancer. Diabetes technology &amp; therapeutics 3: 263–274 [<text:a xlink:type="simple" xlink:href="http://www.ncbi.nlm.nih.gov/pubmed/11478333" office:target-frame-name="_blank" xlink:show="new"><text:span text:style-name="T68">PubMed</text:span></text:a>]</text:p>
          </text:section>
          <text:section text:style-name="Sect1" text:name="pone.0110455-Vigneri1">
            <text:p text:style-name="P89"><text:soft-page-break/>9. Vigneri P, Frasca F, Sciacca L, Pandini G, Vigneri R (2009) Diabetes and cancer. Endocrine-related cancer 16: 1103–1123 [<text:a xlink:type="simple" xlink:href="http://www.ncbi.nlm.nih.gov/pubmed/19620249" office:target-frame-name="_blank" xlink:show="new"><text:span text:style-name="T68">PubMed</text:span></text:a>]</text:p>
          </text:section>
          <text:section text:style-name="Sect1" text:name="pone.0110455-Giovannucci1">
            <text:p text:style-name="P89">10. Giovannucci E (2001) Insulin, insulin-like growth factors and colon cancer: a review of the evidence. The Journal of nutrition 131: 3109S–3120S [<text:a xlink:type="simple" xlink:href="http://www.ncbi.nlm.nih.gov/pubmed/11694656" office:target-frame-name="_blank" xlink:show="new"><text:span text:style-name="T68">PubMed</text:span></text:a>]</text:p>
          </text:section>
          <text:section text:style-name="Sect1" text:name="pone.0110455-Sridhar1">
            <text:p text:style-name="P89">11. Sridhar SS, Goodwin PJ (2009) Insulin–insulin-like growth factor axis and colon cancer. Journal of Clinical Oncology 27: 165–167 [<text:a xlink:type="simple" xlink:href="http://www.ncbi.nlm.nih.gov/pubmed/19064959" office:target-frame-name="_blank" xlink:show="new"><text:span text:style-name="T68">PubMed</text:span></text:a>]</text:p>
          </text:section>
          <text:section text:style-name="Sect1" text:name="pone.0110455-Yang1">
            <text:p text:style-name="P89">12. Yang YX, Hennessy S, Lewis JD (2004) Insulin therapy and colorectal cancer risk among type 2 diabetes mellitus patients. Gastroenterology 127: 1044–1050 [<text:a xlink:type="simple" xlink:href="http://www.ncbi.nlm.nih.gov/pubmed/15480982" office:target-frame-name="_blank" xlink:show="new"><text:span text:style-name="T68">PubMed</text:span></text:a>]</text:p>
          </text:section>
          <text:section text:style-name="Sect1" text:name="pone.0110455-Wong1">
            <text:p text:style-name="P89">13. Wong P, Weiner MG, Hwang W-T, Yang Y-X (2012) Insulin therapy and colorectal adenomas in patients with diabetes mellitus. Cancer Epidemiology Biomarkers &amp; Prevention 21: 1833–1840 [<text:a xlink:type="simple" xlink:href="http://www.ncbi.nlm.nih.gov/pmc/articles/PMC3530896/?report=reader" office:target-frame-name="_blank" xlink:show="new"><text:span text:style-name="T68">PMC free article</text:span></text:a>] [<text:a xlink:type="simple" xlink:href="http://www.ncbi.nlm.nih.gov/pubmed/22879206" office:target-frame-name="_blank" xlink:show="new"><text:span text:style-name="T68">PubMed</text:span></text:a>]</text:p>
          </text:section>
          <text:section text:style-name="Sect1" text:name="pone.0110455-Giovannucci2">
            <text:p text:style-name="P89">14. Giovannucci E (1995) Insulin and colon cancer. Cancer Causes &amp; Control 6: 164–179[<text:a xlink:type="simple" xlink:href="http://www.ncbi.nlm.nih.gov/pubmed/7749056" office:target-frame-name="_blank" xlink:show="new"><text:span text:style-name="T68">PubMed</text:span></text:a>]</text:p>
          </text:section>
          <text:section text:style-name="Sect1" text:name="pone.0110455-Bruce2">
            <text:p text:style-name="P89">15. Bruce WR, Wolever TM, Giacca A (2000) Mechanisms linking diet and colorectal cancer: the possible role of insulin resistance. Nutrition and cancer 37: 19–26 [<text:a xlink:type="simple" xlink:href="http://www.ncbi.nlm.nih.gov/pubmed/10965515" office:target-frame-name="_blank" xlink:show="new"><text:span text:style-name="T68">PubMed</text:span></text:a>]</text:p>
          </text:section>
          <text:section text:style-name="Sect1" text:name="pone.0110455-Weinhouse1">
            <text:p text:style-name="P89">16. Weinhouse S, Warburg O, Burk D, Schade AL (1956) On respiratory impairment in cancer cells. Science 124: 267–272 [<text:a xlink:type="simple" xlink:href="http://www.ncbi.nlm.nih.gov/pubmed/13351638" office:target-frame-name="_blank" xlink:show="new"><text:span text:style-name="T68">PubMed</text:span></text:a>]</text:p>
          </text:section>
          <text:section text:style-name="Sect1" text:name="pone.0110455-Nam1">
            <text:p text:style-name="P89">17. Nam SO, Yotsumoto F, Miyata K, Shirasu N, Miyamoto S, et al. . (2013) Possible therapeutic targets among the molecules involved in the Warburg effect in tumor cells. Anticancer research 33: 2855–2860 [<text:a xlink:type="simple" xlink:href="http://www.ncbi.nlm.nih.gov/pubmed/23780970" office:target-frame-name="_blank" xlink:show="new"><text:span text:style-name="T68">PubMed</text:span></text:a>]</text:p>
          </text:section>
          <text:section text:style-name="Sect1" text:name="pone.0110455-Bustamante1">
            <text:p text:style-name="P89">18. Bustamante E, Pedersen PL (1977) High aerobic glycolysis of rat hepatoma cells in culture: role of mitochondrial hexokinase. Proceedings of the National Academy of Sciences 74: 3735–3739[<text:a xlink:type="simple" xlink:href="http://www.ncbi.nlm.nih.gov/pmc/articles/PMC431708/?report=reader" office:target-frame-name="_blank" xlink:show="new"><text:span text:style-name="T68">PMC free article</text:span></text:a>] [<text:a xlink:type="simple" xlink:href="http://www.ncbi.nlm.nih.gov/pubmed/198801" office:target-frame-name="_blank" xlink:show="new"><text:span text:style-name="T68">PubMed</text:span></text:a>]</text:p>
          </text:section>
          <text:section text:style-name="Sect1" text:name="pone.0110455-Arora1">
            <text:p text:style-name="P89">19. Arora KK, Fanciulli M, Pedersen P (1990) Glucose phosphorylation in tumor cells. Cloning, sequencing, and overexpression in active form of a full-length cDNA encoding a mitochondrial <text:soft-page-break/>bindable form of hexokinase. Journal of Biological Chemistry 265: 6481–6488 [<text:a xlink:type="simple" xlink:href="http://www.ncbi.nlm.nih.gov/pubmed/2318862" office:target-frame-name="_blank" xlink:show="new"><text:span text:style-name="T68">PubMed</text:span></text:a>]</text:p>
          </text:section>
          <text:section text:style-name="Sect1" text:name="pone.0110455-Ye1">
            <text:p text:style-name="P89">20. Ye J, Mancuso A, Tong X, Ward PS, Fan J, et al. . (2012) Pyruvate kinase M2 promotes de novo serine synthesis to sustain mTORC1 activity and cell proliferation. Proceedings of the National Academy of Sciences 109: 6904–6909 [<text:a xlink:type="simple" xlink:href="http://www.ncbi.nlm.nih.gov/pmc/articles/PMC3345000/?report=reader" office:target-frame-name="_blank" xlink:show="new"><text:span text:style-name="T68">PMC free article</text:span></text:a>] [<text:a xlink:type="simple" xlink:href="http://www.ncbi.nlm.nih.gov/pubmed/22509023" office:target-frame-name="_blank" xlink:show="new"><text:span text:style-name="T68">PubMed</text:span></text:a>]</text:p>
          </text:section>
          <text:section text:style-name="Sect1" text:name="pone.0110455-Chang2">
            <text:p text:style-name="P89">21. Chang C, Ulrich C (2003) Hyperinsulinaemia and hyperglycaemia: possible risk factors of colorectal cancer among diabetic patients. Diabetologia 46: 595–607 [<text:a xlink:type="simple" xlink:href="http://www.ncbi.nlm.nih.gov/pubmed/12764580" office:target-frame-name="_blank" xlink:show="new"><text:span text:style-name="T68">PubMed</text:span></text:a>]</text:p>
          </text:section>
          <text:section text:style-name="Sect1" text:name="pone.0110455-Mansor1">
            <text:p text:style-name="P89">22. Mansor LS, Gonzalez ER, Cole MA, Tyler DJ, Beeson JH, et al. . (2013) Cardiac metabolism in a new rat model of type 2 diabetes using high-fat diet with low dose streptozotocin.Cardiovascular diabetology 12: 136. [<text:a xlink:type="simple" xlink:href="http://www.ncbi.nlm.nih.gov/pmc/articles/PMC3849358/?report=reader" office:target-frame-name="_blank" xlink:show="new"><text:span text:style-name="T68">PMC free article</text:span></text:a>] [<text:a xlink:type="simple" xlink:href="http://www.ncbi.nlm.nih.gov/pubmed/24063408" office:target-frame-name="_blank" xlink:show="new"><text:span text:style-name="T68">PubMed</text:span></text:a>]</text:p>
          </text:section>
          <text:section text:style-name="Sect1" text:name="pone.0110455-Srinivasan1">
            <text:p text:style-name="P89">23. Srinivasan K, Viswanad B, Asrat L, Kaul C, Ramarao P (2005) Combination of high-fat diet-fed and low-dose streptozotocin-treated rat: a model for type 2 diabetes and pharmacological screening. Pharmacological Research 52: 313–320 [<text:a xlink:type="simple" xlink:href="http://www.ncbi.nlm.nih.gov/pubmed/15979893" office:target-frame-name="_blank" xlink:show="new"><text:span text:style-name="T68">PubMed</text:span></text:a>]</text:p>
          </text:section>
          <text:section text:style-name="Sect1" text:name="pone.0110455-Xu1">
            <text:p text:style-name="P89">24. Xu G, Ren G, Xu X, Yuan H, Wang Z, et al. . (2010) Combination of curcumin and green tea catechins prevents dimethylhydrazine-induced colon carcinogenesis. Food and chemical toxicology48: 390–395 [<text:a xlink:type="simple" xlink:href="http://www.ncbi.nlm.nih.gov/pubmed/19861145" office:target-frame-name="_blank" xlink:show="new"><text:span text:style-name="T68">PubMed</text:span></text:a>]</text:p>
          </text:section>
          <text:section text:style-name="Sect1" text:name="pone.0110455-Srinivasan2">
            <text:p text:style-name="P89">25. Srinivasan K, Patole P, Kaul C, Ramarao P (2004) Reversal of glucose intolerance by pioglitazone in high fat diet-fed rats. Methods Find Exp Clin Pharmacol 26: 327–333 [<text:a xlink:type="simple" xlink:href="http://www.ncbi.nlm.nih.gov/pubmed/15319810" office:target-frame-name="_blank" xlink:show="new"><text:span text:style-name="T68">PubMed</text:span></text:a>]</text:p>
          </text:section>
          <text:section text:style-name="Sect1" text:name="pone.0110455-Watts1">
            <text:p text:style-name="P89">26. Watts LM, Manchem VP, Leedom TA, Rivard AL, McKay RA, et al. . (2005) Reduction of hepatic and adipose tissue glucocorticoid receptor expression with antisense oligonucleotides improves hyperglycemia and hyperlipidemia in diabetic rodents without causing systemic glucocorticoid antagonism. Diabetes 54: 1846–1853 [<text:a xlink:type="simple" xlink:href="http://www.ncbi.nlm.nih.gov/pubmed/15919808" office:target-frame-name="_blank" xlink:show="new"><text:span text:style-name="T68">PubMed</text:span></text:a>]</text:p>
          </text:section>
          <text:section text:style-name="Sect1" text:name="pone.0110455-Reaven1">
            <text:p text:style-name="P89">27. Reaven GM (1991) Insulin resistance, hyperinsulinemia, hypertriglyceridemia, and hypertension: parallels between human disease and rodent models. Diabetes Care 14: 195–202 [<text:a xlink:type="simple" xlink:href="http://www.ncbi.nlm.nih.gov/pubmed/2044435" office:target-frame-name="_blank" xlink:show="new"><text:span text:style-name="T68">PubMed</text:span></text:a>]</text:p>
          </text:section>
          <text:section text:style-name="Sect1" text:name="pone.0110455-Mohania1">
            <text:p text:style-name="P89">28. Mohania D, Kansal VK, Sagwal R, Shah D (2013) Anticarcinogenic effect of probiotic Dahi and <text:soft-page-break/>piroxicam on DMH-induced colorectal carcinogenesis in Wistar rats. American Journal of Cancer Therapy and Pharmacology 1: 8–24</text:p>
          </text:section>
          <text:section text:style-name="Sect1" text:name="pone.0110455-Bird1">
            <text:p text:style-name="P89">29. Bird RP (1995) Role of aberrant crypt foci in understanding the pathogenesis of colon cancer.Cancer letters 93: 55–71 [<text:a xlink:type="simple" xlink:href="http://www.ncbi.nlm.nih.gov/pubmed/7600544" office:target-frame-name="_blank" xlink:show="new"><text:span text:style-name="T68">PubMed</text:span></text:a>]</text:p>
          </text:section>
          <text:section text:style-name="Sect1" text:name="pone.0110455-Bird2">
            <text:p text:style-name="P89">30. Bird RP (1987) Observation and quantification of aberrant crypts in the murine colon treated with a colon carcinogen: preliminary findings. Cancer letters 37: 147–151 [<text:a xlink:type="simple" xlink:href="http://www.ncbi.nlm.nih.gov/pubmed/3677050" office:target-frame-name="_blank" xlink:show="new"><text:span text:style-name="T68">PubMed</text:span></text:a>]</text:p>
          </text:section>
          <text:section text:style-name="Sect1" text:name="pone.0110455-McLellan1">
            <text:p text:style-name="P89">31. McLellan E, Medline A, Bird R (1991) Sequential analyses of the growth and morphological characteristics of aberrant crypt foci: putative preneoplastic lesions. Cancer Research 51: 5270–5274 [<text:a xlink:type="simple" xlink:href="http://www.ncbi.nlm.nih.gov/pubmed/1913650" office:target-frame-name="_blank" xlink:show="new"><text:span text:style-name="T68">PubMed</text:span></text:a>]</text:p>
          </text:section>
          <text:section text:style-name="Sect1" text:name="pone.0110455-Rodrigues1">
            <text:p text:style-name="P89">32. Rodrigues M, Silva L, Salvadori D, De Camargo J, Montenegro M (2002) Aberrant crypt foci and colon cancer: comparison between a short-and medium-term bioassay for colon carcinogenesis using dimethylhydrazine in Wistar rats. Brazilian Journal of Medical and Biological Research 35: 351–355 [<text:a xlink:type="simple" xlink:href="http://www.ncbi.nlm.nih.gov/pubmed/11887213" office:target-frame-name="_blank" xlink:show="new"><text:span text:style-name="T68">PubMed</text:span></text:a>]</text:p>
          </text:section>
          <text:section text:style-name="Sect1" text:name="pone.0110455-Whiteley1">
            <text:p text:style-name="P89">33. Whiteley LO, Hudson L, Pretlow TP (1996) Aberrant crypt foci in the colonic mucosa of rats treated with a genotoxic and nongenotoxic colon carcinogen. Toxicologic pathology 24: 681–689[<text:a xlink:type="simple" xlink:href="http://www.ncbi.nlm.nih.gov/pubmed/8994294" office:target-frame-name="_blank" xlink:show="new"><text:span text:style-name="T68">PubMed</text:span></text:a>]</text:p>
          </text:section>
          <text:section text:style-name="Sect1" text:name="pone.0110455-Zaafar1">
            <text:p text:style-name="P89">34. Zaafar DK, Zaitone SA, Moustafa YM (2014) Role of Metformin in Suppressing 1, 2-Dimethylhydrazine-Induced Colon Cancer in Diabetic and Non-Diabetic Mice: Effect on Tumor Angiogenesis and Cell Proliferation. PloS one 9: e100562. [<text:a xlink:type="simple" xlink:href="http://www.ncbi.nlm.nih.gov/pmc/articles/PMC4074064/?report=reader" office:target-frame-name="_blank" xlink:show="new"><text:span text:style-name="T68">PMC free article</text:span></text:a>] [<text:a xlink:type="simple" xlink:href="http://www.ncbi.nlm.nih.gov/pubmed/24971882" office:target-frame-name="_blank" xlink:show="new"><text:span text:style-name="T68">PubMed</text:span></text:a>]</text:p>
          </text:section>
          <text:section text:style-name="Sect1" text:name="pone.0110455-Bostick1">
            <text:p text:style-name="P89">35. Bostick RM, Fosdick L, Lillemoe TJ, Overn P, Wood JR, et al. . (1997) Methodological findings and considerations in measuring colorectal epithelial cell proliferation in humans. Cancer Epidemiology Biomarkers &amp; Prevention 6: 931–942 [<text:a xlink:type="simple" xlink:href="http://www.ncbi.nlm.nih.gov/pubmed/9367067" office:target-frame-name="_blank" xlink:show="new"><text:span text:style-name="T68">PubMed</text:span></text:a>]</text:p>
          </text:section>
          <text:section text:style-name="Sect1" text:name="pone.0110455-Osawa1">
            <text:p text:style-name="P89">36. Osawa H, Sutherland C, Robey RB, Printz RL, Granner DK (1996) Analysis of the signaling pathway involved in the regulation of hexokinase II gene transcription by insulin. Journal of Biological Chemistry 271: 16690–16694 [<text:a xlink:type="simple" xlink:href="http://www.ncbi.nlm.nih.gov/pubmed/8663315" office:target-frame-name="_blank" xlink:show="new"><text:span text:style-name="T68">PubMed</text:span></text:a>]</text:p>
          </text:section>
          <text:section text:style-name="Sect1" text:name="pone.0110455-Wu1">
            <text:p text:style-name="P89"><text:soft-page-break/>37. Wu C-A, Chao Y, Shiah S-G, Lin W-W (2013) Nutrient deprivation induces the Warburg effect through ROS/AMPK-dependent activation of pyruvate dehydrogenase kinase. Biochimica et Biophysica Acta (BBA)-Molecular Cell Research 1833: 1147–1156 [<text:a xlink:type="simple" xlink:href="http://www.ncbi.nlm.nih.gov/pubmed/23376776" office:target-frame-name="_blank" xlink:show="new"><text:span text:style-name="T68">PubMed</text:span></text:a>]</text:p>
          </text:section>
          <text:section text:style-name="Sect1" text:name="pone.0110455-Kerr1">
            <text:p text:style-name="P89">38. Kerr DS (2010) Treatment of mitochondrial electron transport chain disorders: a review of clinical trials over the past decade. Molecular genetics and metabolism 99: 246–255 [<text:a xlink:type="simple" xlink:href="http://www.ncbi.nlm.nih.gov/pubmed/20060349" office:target-frame-name="_blank" xlink:show="new"><text:span text:style-name="T68">PubMed</text:span></text:a>]</text:p>
          </text:section>
          <text:section text:style-name="Sect1" text:name="pone.0110455-Lopaschuk1">
            <text:p text:style-name="P89">39. Lopaschuk GD, Wambolt R, Barr R (1993) An imbalance between glycolysis and glucose oxidation is a possible explanation for the detrimental effects of high levels of fatty acids during aerobic reperfusion of ischemic hearts. Journal of Pharmacology and Experimental Therapeutics264: 135–144 [<text:a xlink:type="simple" xlink:href="http://www.ncbi.nlm.nih.gov/pubmed/8380856" office:target-frame-name="_blank" xlink:show="new"><text:span text:style-name="T68">PubMed</text:span></text:a>]</text:p>
          </text:section>
        </text:section>
      </text:section>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chivo Narrow" svg:font-family="'Archivo Narrow', 'Arial Narrow', Calibri, 'Trebuchet MS', ArialMT, Arial, sans-serif"/>
    <style:font-face style:name="Mangal1" svg:font-family="Mangal"/>
    <style:font-face style:name="OpenSymbol" svg:font-family="OpenSymbol"/>
    <style:font-face style:name="Times New Roman1" svg:font-family="'Times New Roman', serif"/>
    <style:font-face style:name="Verdana" svg:font-family="Verdana, Arial, Helvetica, sans-serif"/>
    <style:font-face style:name="arial1" svg:font-family="arial, helvetica, clean, sans-serif"/>
    <style:font-face style:name="arial" svg:font-family="arial, helvetica,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bercafe Malang</meta:initial-creator>
    <meta:creation-date>2014-10-26T14:43:46.35</meta:creation-date>
    <meta:document-statistic meta:table-count="1" meta:image-count="213" meta:object-count="0" meta:page-count="83" meta:paragraph-count="1183" meta:word-count="40341" meta:character-count="263516"/>
    <dc:date>2014-10-26T15:26:27.12</dc:date>
    <dc:creator>Cybercafe Malang</dc:creator>
    <meta:editing-duration>PT12M3S</meta:editing-duration>
    <meta:editing-cycles>1</meta:editing-cycles>
    <meta:generator>OpenOffice.org/3.4$Win32 OpenOffice.org_project/340m1$Build-9590</meta:generator>
  </office:meta>
</office:document-meta>
</file>